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left="0cm" style:writing-mode="lr-tb"/>
    </style:style>
    <style:style style:name="T1_1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2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3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4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5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6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7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8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9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line-height="115%" fo:margin-left="0cm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15%" fo:margin-left="0cm" style:writing-mode="lr-tb"/>
    </style:style>
    <style:style style:name="T5_1" style:family="text">
      <style:text-properties style:font-name="Verdana" style:font-name-asian="Verdana" style:font-name-complex="Verdana"/>
    </style:style>
    <style:style style:name="T5_2" style:family="text">
      <style:text-properties style:font-name="Verdana" style:font-name-asian="Verdana" style:font-name-complex="Verdana"/>
    </style:style>
    <style:style style:name="T5_3" style:family="text">
      <style:text-properties style:font-name="Verdana" style:font-name-asian="Verdana" style:font-name-complex="Verdana"/>
    </style:style>
    <style:style style:name="T5_4" style:family="text">
      <style:text-properties style:font-name="Verdana" style:font-name-asian="Verdana" style:font-name-complex="Verdana"/>
    </style:style>
    <style:style style:name="T5_5" style:family="text">
      <style:text-properties style:font-name="Verdana" style:font-name-asian="Verdana" style:font-name-complex="Verdana"/>
    </style:style>
    <style:style style:name="T5_6" style:family="text">
      <style:text-properties style:font-name="Verdana" style:font-name-asian="Verdana" style:font-name-complex="Verdana"/>
    </style:style>
    <style:style style:name="T5_7" style:family="text">
      <style:text-properties style:font-name="Verdana" style:font-name-asian="Verdana" style:font-name-complex="Verdana"/>
    </style:style>
    <style:style style:name="T5_8" style:family="text">
      <style:text-properties style:font-name="Verdana" style:font-name-asian="Verdana" style:font-name-complex="Verdana"/>
    </style:style>
    <style:style style:name="T5_9" style:family="text">
      <style:text-properties style:font-name="Verdana" style:font-name-asian="Verdana" style:font-name-complex="Verdana"/>
    </style:style>
    <style:style style:name="T5_10" style:family="text">
      <style:text-properties style:font-name="Verdana" style:font-name-asian="Verdana" style:font-name-complex="Verdana"/>
    </style:style>
    <style:style style:name="T5_11" style:family="text">
      <style:text-properties style:font-name="Verdana" style:font-name-asian="Verdana" style:font-name-complex="Verdana"/>
    </style:style>
    <style:style style:name="T5_12" style:family="text">
      <style:text-properties style:font-name="Verdana" style:font-name-asian="Verdana" style:font-name-complex="Verdana"/>
    </style:style>
    <style:style style:name="T5_13" style:family="text">
      <style:text-properties style:font-name="Verdana" style:font-name-asian="Verdana" style:font-name-complex="Verdana"/>
    </style:style>
    <style:style style:name="T5_14" style:family="text">
      <style:text-properties style:font-name="Verdana" style:font-name-asian="Verdana" style:font-name-complex="Verdana"/>
    </style:style>
    <style:style style:name="T5_15" style:family="text">
      <style:text-properties style:font-name="Verdana" style:font-name-asian="Verdana" style:font-name-complex="Verdana"/>
    </style:style>
    <style:style style:name="T5_16" style:family="text">
      <style:text-properties style:font-name="Verdana" style:font-name-asian="Verdana" style:font-name-complex="Verdana"/>
    </style:style>
    <style:style style:name="T5_17" style:family="text">
      <style:text-properties style:font-name="Verdana" style:font-name-asian="Verdana" style:font-name-complex="Verdana"/>
    </style:style>
    <style:style style:name="T5_18" style:family="text">
      <style:text-properties style:font-name="Verdana" style:font-name-asian="Verdana" style:font-name-complex="Verdana"/>
    </style:style>
    <style:style style:name="T5_19" style:family="text">
      <style:text-properties style:font-name="Verdana" style:font-name-asian="Verdana" style:font-name-complex="Verdana"/>
    </style:style>
    <style:style style:name="T5_20" style:family="text">
      <style:text-properties style:font-name="Verdana" style:font-name-asian="Verdana" style:font-name-complex="Verdana"/>
    </style:style>
    <style:style style:name="T5_21" style:family="text">
      <style:text-properties style:font-name="Verdana" style:font-name-asian="Verdana" style:font-name-complex="Verdana"/>
    </style:style>
    <style:style style:name="T5_22" style:family="text">
      <style:text-properties style:font-name="Verdana" style:font-name-asian="Verdana" style:font-name-complex="Verdana"/>
    </style:style>
    <style:style style:name="T5_23" style:family="text">
      <style:text-properties style:font-name="Verdana" style:font-name-asian="Verdana" style:font-name-complex="Verdana"/>
    </style:style>
    <style:style style:name="T5_24" style:family="text">
      <style:text-properties style:font-name="Verdana" style:font-name-asian="Verdana" style:font-name-complex="Verdana"/>
    </style:style>
    <style:style style:name="T5_25" style:family="text">
      <style:text-properties style:font-name="Verdana" style:font-name-asian="Verdana" style:font-name-complex="Verdana"/>
    </style:style>
    <style:style style:name="T5_26" style:family="text">
      <style:text-properties style:font-name="Verdana" style:font-name-asian="Verdana" style:font-name-complex="Verdana"/>
    </style:style>
    <style:style style:name="T5_27" style:family="text">
      <style:text-properties style:font-name="Verdana" style:font-name-asian="Verdana" style:font-name-complex="Verdana"/>
    </style:style>
    <style:style style:name="T5_28" style:family="text">
      <style:text-properties style:font-name="Verdana" style:font-name-asian="Verdana" style:font-name-complex="Verdana"/>
    </style:style>
    <style:style style:name="T5_29" style:family="text">
      <style:text-properties style:font-name="Verdana" style:font-name-asian="Verdana" style:font-name-complex="Verdana"/>
    </style:style>
    <style:style style:name="T5_30" style:family="text">
      <style:text-properties style:font-name="Verdana" style:font-name-asian="Verdana" style:font-name-complex="Verdana"/>
    </style:style>
    <style:style style:name="T5_31" style:family="text">
      <style:text-properties style:font-name="Verdana" style:font-name-asian="Verdana" style:font-name-complex="Verdana"/>
    </style:style>
    <style:style style:name="T5_32" style:family="text">
      <style:text-properties style:font-name="Verdana" style:font-name-asian="Verdana" style:font-name-complex="Verdana"/>
    </style:style>
    <style:style style:name="T5_33" style:family="text">
      <style:text-properties style:font-name="Verdana" style:font-name-asian="Verdana" style:font-name-complex="Verdana"/>
    </style:style>
    <style:style style:name="T5_34" style:family="text">
      <style:text-properties style:font-name="Verdana" style:font-name-asian="Verdana" style:font-name-complex="Verdana"/>
    </style:style>
    <style:style style:name="T5_35" style:family="text">
      <style:text-properties style:font-name="Verdana" style:font-name-asian="Verdana" style:font-name-complex="Verdana"/>
    </style:style>
    <style:style style:name="T5_36" style:family="text">
      <style:text-properties style:font-name="Verdana" style:font-name-asian="Verdana" style:font-name-complex="Verdana"/>
    </style:style>
    <style:style style:name="T5_37" style:family="text">
      <style:text-properties style:font-name="Verdana" style:font-name-asian="Verdana" style:font-name-complex="Verdana"/>
    </style:style>
    <style:style style:name="T5_38" style:family="text">
      <style:text-properties style:font-name="Verdana" style:font-name-asian="Verdana" style:font-name-complex="Verdana"/>
    </style:style>
    <style:style style:name="T5_39" style:family="text">
      <style:text-properties style:font-name="Verdana" style:font-name-asian="Verdana" style:font-name-complex="Verdana"/>
    </style:style>
    <style:style style:name="T5_40" style:family="text">
      <style:text-properties style:font-name="Verdana" style:font-name-asian="Verdana" style:font-name-complex="Verdana"/>
    </style:style>
    <style:style style:name="T5_41" style:family="text">
      <style:text-properties style:font-name="Verdana" style:font-name-asian="Verdana" style:font-name-complex="Verdana"/>
    </style:style>
    <style:style style:name="T5_42" style:family="text">
      <style:text-properties style:font-name="Verdana" style:font-name-asian="Verdana" style:font-name-complex="Verdana"/>
    </style:style>
    <style:style style:name="T5_43" style:family="text">
      <style:text-properties style:font-name="Verdana" style:font-name-asian="Verdana" style:font-name-complex="Verdana"/>
    </style:style>
    <style:style style:name="T5_44" style:family="text">
      <style:text-properties style:font-name="Verdana" style:font-name-asian="Verdana" style:font-name-complex="Verdana"/>
    </style:style>
    <style:style style:name="T5_45" style:family="text">
      <style:text-properties style:font-name="Verdana" style:font-name-asian="Verdana" style:font-name-complex="Verdana"/>
    </style:style>
    <style:style style:name="T5_46" style:family="text">
      <style:text-properties style:font-name="Verdana" style:font-name-asian="Verdana" style:font-name-complex="Verdana"/>
    </style:style>
    <style:style style:name="T5_47" style:family="text">
      <style:text-properties style:font-name="Verdana" style:font-name-asian="Verdana" style:font-name-complex="Verdana"/>
    </style:style>
    <style:style style:name="T5_48" style:family="text">
      <style:text-properties style:font-name="Verdana" style:font-name-asian="Verdana" style:font-name-complex="Verdana"/>
    </style:style>
    <style:style style:name="T5_49" style:family="text">
      <style:text-properties style:font-name="Verdana" style:font-name-asian="Verdana" style:font-name-complex="Verdana"/>
    </style:style>
    <style:style style:name="T5_50" style:family="text">
      <style:text-properties style:font-name="Verdana" style:font-name-asian="Verdana" style:font-name-complex="Verdana"/>
    </style:style>
    <style:style style:name="T5_51" style:family="text">
      <style:text-properties style:font-name="Verdana" style:font-name-asian="Verdana" style:font-name-complex="Verdana"/>
    </style:style>
    <style:style style:name="T5_52" style:family="text">
      <style:text-properties style:font-name="Verdana" style:font-name-asian="Verdana" style:font-name-complex="Verdana"/>
    </style:style>
    <style:style style:name="T5_53" style:family="text">
      <style:text-properties style:font-name="Verdana" style:font-name-asian="Verdana" style:font-name-complex="Verdana"/>
    </style:style>
    <style:style style:name="T5_54" style:family="text">
      <style:text-properties style:font-name="Verdana" style:font-name-asian="Verdana" style:font-name-complex="Verdana"/>
    </style:style>
    <style:style style:name="T5_55" style:family="text">
      <style:text-properties style:font-name="Verdana" style:font-name-asian="Verdana" style:font-name-complex="Verdana"/>
    </style:style>
    <style:style style:name="T5_56" style:family="text">
      <style:text-properties style:font-name="Verdana" style:font-name-asian="Verdana" style:font-name-complex="Verdana"/>
    </style:style>
    <style:style style:name="T5_57" style:family="text">
      <style:text-properties style:font-name="Verdana" style:font-name-asian="Verdana" style:font-name-complex="Verdana"/>
    </style:style>
    <style:style style:name="T5_58" style:family="text">
      <style:text-properties style:font-name="Verdana" style:font-name-asian="Verdana" style:font-name-complex="Verdana"/>
    </style:style>
    <style:style style:name="T5_59" style:family="text">
      <style:text-properties style:font-name="Verdana" style:font-name-asian="Verdana" style:font-name-complex="Verdana"/>
    </style:style>
    <style:style style:name="T5_60" style:family="text">
      <style:text-properties style:font-name="Verdana" style:font-name-asian="Verdana" style:font-name-complex="Verdana"/>
    </style:style>
    <style:style style:name="T5_61" style:family="text">
      <style:text-properties style:font-name="Verdana" style:font-name-asian="Verdana" style:font-name-complex="Verdana"/>
    </style:style>
    <style:style style:name="T5_62" style:family="text">
      <style:text-properties style:font-name="Verdana" style:font-name-asian="Verdana" style:font-name-complex="Verdana"/>
    </style:style>
    <style:style style:name="T5_63" style:family="text">
      <style:text-properties style:font-name="Verdana" style:font-name-asian="Verdana" style:font-name-complex="Verdana"/>
    </style:style>
    <style:style style:name="T5_64" style:family="text">
      <style:text-properties style:font-name="Verdana" style:font-name-asian="Verdana" style:font-name-complex="Verdana"/>
    </style:style>
    <style:style style:name="T5_65" style:family="text">
      <style:text-properties style:font-name="Verdana" style:font-name-asian="Verdana" style:font-name-complex="Verdana"/>
    </style:style>
    <style:style style:name="T5_66" style:family="text">
      <style:text-properties style:font-name="Verdana" style:font-name-asian="Verdana" style:font-name-complex="Verdana"/>
    </style:style>
    <style:style style:name="T5_67" style:family="text">
      <style:text-properties style:font-name="Verdana" style:font-name-asian="Verdana" style:font-name-complex="Verdana"/>
    </style:style>
    <style:style style:name="T5_68" style:family="text">
      <style:text-properties style:font-name="Verdana" style:font-name-asian="Verdana" style:font-name-complex="Verdana"/>
    </style:style>
    <style:style style:name="T5_69" style:family="text">
      <style:text-properties style:font-name="Verdana" style:font-name-asian="Verdana" style:font-name-complex="Verdana"/>
    </style:style>
    <style:style style:name="T5_70" style:family="text">
      <style:text-properties style:font-name="Verdana" style:font-name-asian="Verdana" style:font-name-complex="Verdana"/>
    </style:style>
    <style:style style:name="T5_71" style:family="text">
      <style:text-properties style:font-name="Verdana" style:font-name-asian="Verdana" style:font-name-complex="Verdana"/>
    </style:style>
    <style:style style:name="T5_72" style:family="text">
      <style:text-properties style:font-name="Verdana" style:font-name-asian="Verdana" style:font-name-complex="Verdana"/>
    </style:style>
    <style:style style:name="T5_73" style:family="text">
      <style:text-properties style:font-name="Verdana" style:font-name-asian="Verdana" style:font-name-complex="Verdana"/>
    </style:style>
    <style:style style:name="T5_74" style:family="text">
      <style:text-properties style:font-name="Verdana" style:font-name-asian="Verdana" style:font-name-complex="Verdana"/>
    </style:style>
    <style:style style:name="T5_75" style:family="text">
      <style:text-properties style:font-name="Verdana" style:font-name-asian="Verdana" style:font-name-complex="Verdana"/>
    </style:style>
    <style:style style:name="T5_76" style:family="text">
      <style:text-properties style:font-name="Verdana" style:font-name-asian="Verdana" style:font-name-complex="Verdana"/>
    </style:style>
    <style:style style:name="T5_77" style:family="text">
      <style:text-properties style:font-name="Verdana" style:font-name-asian="Verdana" style:font-name-complex="Verdana"/>
    </style:style>
    <style:style style:name="T5_78" style:family="text">
      <style:text-properties style:font-name="Verdana" style:font-name-asian="Verdana" style:font-name-complex="Verdana"/>
    </style:style>
    <style:style style:name="T5_79" style:family="text">
      <style:text-properties style:font-name="Verdana" style:font-name-asian="Verdana" style:font-name-complex="Verdana"/>
    </style:style>
    <style:style style:name="T5_80" style:family="text">
      <style:text-properties style:font-name="Verdana" style:font-name-asian="Verdana" style:font-name-complex="Verdana"/>
    </style:style>
    <style:style style:name="T5_81" style:family="text">
      <style:text-properties style:font-name="Verdana" style:font-name-asian="Verdana" style:font-name-complex="Verdana"/>
    </style:style>
    <style:style style:name="T5_82" style:family="text">
      <style:text-properties style:font-name="Verdana" style:font-name-asian="Verdana" style:font-name-complex="Verdana"/>
    </style:style>
    <style:style style:name="T5_83" style:family="text">
      <style:text-properties style:font-name="Verdana" style:font-name-asian="Verdana" style:font-name-complex="Verdana"/>
    </style:style>
    <style:style style:name="T5_84" style:family="text">
      <style:text-properties style:font-name="Verdana" style:font-name-asian="Verdana" style:font-name-complex="Verdana"/>
    </style:style>
    <style:style style:name="T5_85" style:family="text">
      <style:text-properties style:font-name="Verdana" style:font-name-asian="Verdana" style:font-name-complex="Verdana"/>
    </style:style>
    <style:style style:name="T5_86" style:family="text">
      <style:text-properties style:font-name="Verdana" style:font-name-asian="Verdana" style:font-name-complex="Verdana"/>
    </style:style>
    <style:style style:name="T5_87" style:family="text">
      <style:text-properties style:font-name="Verdana" style:font-name-asian="Verdana" style:font-name-complex="Verdana"/>
    </style:style>
    <style:style style:name="T5_88" style:family="text">
      <style:text-properties style:font-name="Verdana" style:font-name-asian="Verdana" style:font-name-complex="Verdana"/>
    </style:style>
    <style:style style:name="T5_89" style:family="text">
      <style:text-properties style:font-name="Verdana" style:font-name-asian="Verdana" style:font-name-complex="Verdana"/>
    </style:style>
    <style:style style:name="T5_90" style:family="text">
      <style:text-properties style:font-name="Verdana" style:font-name-asian="Verdana" style:font-name-complex="Verdana"/>
    </style:style>
    <style:style style:name="T5_91" style:family="text">
      <style:text-properties style:font-name="Verdana" style:font-name-asian="Verdana" style:font-name-complex="Verdana"/>
    </style:style>
    <style:style style:name="T5_92" style:family="text">
      <style:text-properties style:font-name="Verdana" style:font-name-asian="Verdana" style:font-name-complex="Verdana"/>
    </style:style>
    <style:style style:name="T5_93" style:family="text">
      <style:text-properties style:font-name="Verdana" style:font-name-asian="Verdana" style:font-name-complex="Verdana"/>
    </style:style>
    <style:style style:name="T5_94" style:family="text">
      <style:text-properties style:font-name="Verdana" style:font-name-asian="Verdana" style:font-name-complex="Verdana"/>
    </style:style>
    <style:style style:name="T5_95" style:family="text">
      <style:text-properties style:font-name="Verdana" style:font-name-asian="Verdana" style:font-name-complex="Verdana"/>
    </style:style>
    <style:style style:name="T5_96" style:family="text">
      <style:text-properties style:font-name="Verdana" style:font-name-asian="Verdana" style:font-name-complex="Verdana"/>
    </style:style>
    <style:style style:name="T5_97" style:family="text">
      <style:text-properties style:font-name="Verdana" style:font-name-asian="Verdana" style:font-name-complex="Verdana"/>
    </style:style>
    <style:style style:name="T5_98" style:family="text">
      <style:text-properties style:font-name="Verdana" style:font-name-asian="Verdana" style:font-name-complex="Verdana"/>
    </style:style>
    <style:style style:name="T5_99" style:family="text">
      <style:text-properties style:font-name="Verdana" style:font-name-asian="Verdana" style:font-name-complex="Verdana"/>
    </style:style>
    <style:style style:name="T5_100" style:family="text">
      <style:text-properties style:font-name="Verdana" style:font-name-asian="Verdana" style:font-name-complex="Verdana"/>
    </style:style>
    <style:style style:name="T5_101" style:family="text">
      <style:text-properties style:font-name="Verdana" style:font-name-asian="Verdana" style:font-name-complex="Verdana"/>
    </style:style>
    <style:style style:name="T5_102" style:family="text">
      <style:text-properties style:font-name="Verdana" style:font-name-asian="Verdana" style:font-name-complex="Verdana"/>
    </style:style>
    <style:style style:name="T5_103" style:family="text">
      <style:text-properties style:font-name="Verdana" style:font-name-asian="Verdana" style:font-name-complex="Verdana"/>
    </style:style>
    <style:style style:name="T5_104" style:family="text">
      <style:text-properties style:font-name="Verdana" style:font-name-asian="Verdana" style:font-name-complex="Verdana"/>
    </style:style>
    <style:style style:name="T5_105" style:family="text">
      <style:text-properties style:font-name="Verdana" style:font-name-asian="Verdana" style:font-name-complex="Verdana"/>
    </style:style>
    <style:style style:name="T5_106" style:family="text">
      <style:text-properties style:font-name="Verdana" style:font-name-asian="Verdana" style:font-name-complex="Verdana"/>
    </style:style>
    <style:style style:name="T5_107" style:family="text">
      <style:text-properties style:font-name="Verdana" style:font-name-asian="Verdana" style:font-name-complex="Verdana"/>
    </style:style>
    <style:style style:name="T5_108" style:family="text">
      <style:text-properties style:font-name="Verdana" style:font-name-asian="Verdana" style:font-name-complex="Verdana"/>
    </style:style>
    <style:style style:name="T5_109" style:family="text">
      <style:text-properties style:font-name="Verdana" style:font-name-asian="Verdana" style:font-name-complex="Verdana"/>
    </style:style>
    <style:style style:name="T5_110" style:family="text">
      <style:text-properties style:font-name="Verdana" style:font-name-asian="Verdana" style:font-name-complex="Verdana"/>
    </style:style>
    <style:style style:name="T5_111" style:family="text">
      <style:text-properties style:font-name="Verdana" style:font-name-asian="Verdana" style:font-name-complex="Verdana"/>
    </style:style>
    <style:style style:name="T5_112" style:family="text">
      <style:text-properties style:font-name="Verdana" style:font-name-asian="Verdana" style:font-name-complex="Verdana"/>
    </style:style>
    <style:style style:name="T5_113" style:family="text">
      <style:text-properties style:font-name="Verdana" style:font-name-asian="Verdana" style:font-name-complex="Verdana"/>
    </style:style>
    <style:style style:name="T5_114" style:family="text">
      <style:text-properties style:font-name="Verdana" style:font-name-asian="Verdana" style:font-name-complex="Verdana"/>
    </style:style>
    <style:style style:name="T5_115" style:family="text">
      <style:text-properties style:font-name="Verdana" style:font-name-asian="Verdana" style:font-name-complex="Verdana"/>
    </style:style>
    <style:style style:name="T5_116" style:family="text">
      <style:text-properties style:font-name="Verdana" style:font-name-asian="Verdana" style:font-name-complex="Verdana"/>
    </style:style>
    <style:style style:name="T5_117" style:family="text">
      <style:text-properties style:font-name="Verdana" style:font-name-asian="Verdana" style:font-name-complex="Verdana"/>
    </style:style>
    <style:style style:name="T5_118" style:family="text">
      <style:text-properties style:font-name="Verdana" style:font-name-asian="Verdana" style:font-name-complex="Verdana"/>
    </style:style>
    <style:style style:name="T5_119" style:family="text">
      <style:text-properties style:font-name="Verdana" style:font-name-asian="Verdana" style:font-name-complex="Verdana"/>
    </style:style>
    <style:style style:name="T5_120" style:family="text">
      <style:text-properties style:font-name="Verdana" style:font-name-asian="Verdana" style:font-name-complex="Verdana"/>
    </style:style>
    <style:style style:name="T5_121" style:family="text">
      <style:text-properties style:font-name="Verdana" style:font-name-asian="Verdana" style:font-name-complex="Verdana"/>
    </style:style>
    <style:style style:name="T5_122" style:family="text">
      <style:text-properties style:font-name="Verdana" style:font-name-asian="Verdana" style:font-name-complex="Verdana"/>
    </style:style>
    <style:style style:name="T5_123" style:family="text">
      <style:text-properties style:font-name="Verdana" style:font-name-asian="Verdana" style:font-name-complex="Verdana"/>
    </style:style>
    <style:style style:name="T5_124" style:family="text">
      <style:text-properties style:font-name="Verdana" style:font-name-asian="Verdana" style:font-name-complex="Verdana"/>
    </style:style>
    <style:style style:name="T5_125" style:family="text">
      <style:text-properties style:font-name="Verdana" style:font-name-asian="Verdana" style:font-name-complex="Verdana"/>
    </style:style>
    <style:style style:name="T5_126" style:family="text">
      <style:text-properties style:font-name="Verdana" style:font-name-asian="Verdana" style:font-name-complex="Verdana"/>
    </style:style>
    <style:style style:name="T5_127" style:family="text">
      <style:text-properties style:font-name="Verdana" style:font-name-asian="Verdana" style:font-name-complex="Verdana"/>
    </style:style>
    <style:style style:name="T5_128" style:family="text">
      <style:text-properties style:font-name="Verdana" style:font-name-asian="Verdana" style:font-name-complex="Verdana"/>
    </style:style>
    <style:style style:name="T5_129" style:family="text">
      <style:text-properties style:font-name="Verdana" style:font-name-asian="Verdana" style:font-name-complex="Verdana"/>
    </style:style>
    <style:style style:name="T5_130" style:family="text">
      <style:text-properties style:font-name="Verdana" style:font-name-asian="Verdana" style:font-name-complex="Verdana"/>
    </style:style>
    <style:style style:name="T5_131" style:family="text">
      <style:text-properties style:font-name="Verdana" style:font-name-asian="Verdana" style:font-name-complex="Verdana"/>
    </style:style>
    <style:style style:name="T5_132" style:family="text">
      <style:text-properties style:font-name="Verdana" style:font-name-asian="Verdana" style:font-name-complex="Verdana"/>
    </style:style>
    <style:style style:name="T5_133" style:family="text">
      <style:text-properties style:font-name="Verdana" style:font-name-asian="Verdana" style:font-name-complex="Verdana"/>
    </style:style>
    <style:style style:name="T5_134" style:family="text">
      <style:text-properties style:font-name="Verdana" style:font-name-asian="Verdana" style:font-name-complex="Verdana"/>
    </style:style>
    <style:style style:name="T5_135" style:family="text">
      <style:text-properties style:font-name="Verdana" style:font-name-asian="Verdana" style:font-name-complex="Verdana"/>
    </style:style>
    <style:style style:name="T5_136" style:family="text">
      <style:text-properties style:font-name="Verdana" style:font-name-asian="Verdana" style:font-name-complex="Verdana"/>
    </style:style>
    <style:style style:name="P6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/>
    </style:style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7_1" style:family="text">
      <style:text-properties style:font-name="Verdana" style:font-name-asian="Verdana" style:font-name-complex="Verdana"/>
    </style:style>
    <style:style style:name="T7_2" style:family="text">
      <style:text-properties style:font-name="Verdana" style:font-name-asian="Verdana" style:font-name-complex="Verdana"/>
    </style:style>
    <style:style style:name="T7_3" style:family="text">
      <style:text-properties style:font-name="Verdana" style:font-name-asian="Verdana" style:font-name-complex="Verdana"/>
    </style:style>
    <style:style style:name="T7_4" style:family="text">
      <style:text-properties style:font-name="Verdana" style:font-name-asian="Verdana" style:font-name-complex="Verdana"/>
    </style:style>
    <style:style style:name="T7_5" style:family="text">
      <style:text-properties style:font-name="Verdana" style:font-name-asian="Verdana" style:font-name-complex="Verdana"/>
    </style:style>
    <style:style style:name="T7_6" style:family="text">
      <style:text-properties style:font-name="Verdana" style:font-name-asian="Verdana" style:font-name-complex="Verdana"/>
    </style:style>
    <style:style style:name="T7_7" style:family="text">
      <style:text-properties style:font-name="Verdana" style:font-name-asian="Verdana" style:font-name-complex="Verdana"/>
    </style:style>
    <style:style style:name="T7_8" style:family="text">
      <style:text-properties style:font-name="Verdana" style:font-name-asian="Verdana" style:font-name-complex="Verdana"/>
    </style:style>
    <style:style style:name="T7_9" style:family="text">
      <style:text-properties style:font-name="Verdana" style:font-name-asian="Verdana" style:font-name-complex="Verdana"/>
    </style:style>
    <style:style style:name="T7_10" style:family="text">
      <style:text-properties style:font-name="Verdana" style:font-name-asian="Verdana" style:font-name-complex="Verdana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8_2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8_3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8_4" style:family="text">
      <style:text-properties style:font-name="Verdana" style:font-name-asian="Verdana" style:font-name-complex="Verdana"/>
    </style:style>
    <style:style style:name="T8_5" style:family="text">
      <style:text-properties style:font-name="Verdana" style:font-name-asian="Verdana" style:font-name-complex="Verdana"/>
    </style:style>
    <style:style style:name="T8_6" style:family="text">
      <style:text-properties style:font-name="Verdana" style:font-name-asian="Verdana" style:font-name-complex="Verdana"/>
    </style:style>
    <style:style style:name="T8_7" style:family="text">
      <style:text-properties style:font-name="Verdana" style:font-name-asian="Verdana" style:font-name-complex="Verdana"/>
    </style:style>
    <style:style style:name="T8_8" style:family="text">
      <style:text-properties style:font-name="Verdana" style:font-name-asian="Verdana" style:font-name-complex="Verdana"/>
    </style:style>
    <style:style style:name="T8_9" style:family="text">
      <style:text-properties style:font-name="Verdana" style:font-name-asian="Verdana" style:font-name-complex="Verdana"/>
    </style:style>
    <style:style style:name="T8_10" style:family="text">
      <style:text-properties style:font-name="Verdana" style:font-name-asian="Verdana" style:font-name-complex="Verdana"/>
    </style:style>
    <style:style style:name="T8_11" style:family="text">
      <style:text-properties style:font-name="Verdana" style:font-name-asian="Verdana" style:font-name-complex="Verdana"/>
    </style:style>
    <style:style style:name="T8_12" style:family="text">
      <style:text-properties style:font-name="Verdana" style:font-name-asian="Verdana" style:font-name-complex="Verdana"/>
    </style:style>
    <style:style style:name="T8_13" style:family="text">
      <style:text-properties style:font-name="Verdana" style:font-name-asian="Verdana" style:font-name-complex="Verdana"/>
    </style:style>
    <style:style style:name="T8_14" style:family="text">
      <style:text-properties style:font-name="Verdana" style:font-name-asian="Verdana" style:font-name-complex="Verdana"/>
    </style:style>
    <style:style style:name="T8_15" style:family="text">
      <style:text-properties style:font-name="Verdana" style:font-name-asian="Verdana" style:font-name-complex="Verdana"/>
    </style:style>
    <style:style style:name="T8_16" style:family="text">
      <style:text-properties style:font-name="Verdana" style:font-name-asian="Verdana" style:font-name-complex="Verdana"/>
    </style:style>
    <style:style style:name="T8_17" style:family="text">
      <style:text-properties style:font-name="Verdana" style:font-name-asian="Verdana" style:font-name-complex="Verdana"/>
    </style:style>
    <style:style style:name="T8_18" style:family="text">
      <style:text-properties style:font-name="Verdana" style:font-name-asian="Verdana" style:font-name-complex="Verdana"/>
    </style:style>
    <style:style style:name="T8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0" style:family="text">
      <style:text-properties style:font-name="Verdana" style:font-name-asian="Verdana" style:font-name-complex="Verdana"/>
    </style:style>
    <style:style style:name="T8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4" style:family="text">
      <style:text-properties style:font-name="Verdana" style:font-name-asian="Verdana" style:font-name-complex="Verdana"/>
    </style:style>
    <style:style style:name="T8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30" style:family="text">
      <style:text-properties style:font-name="Verdana" style:font-name-asian="Verdana" style:font-name-complex="Verdana"/>
    </style:style>
    <style:style style:name="T8_31" style:family="text">
      <style:text-properties style:font-name="Verdana" style:font-name-asian="Verdana" style:font-name-complex="Verdana"/>
    </style:style>
    <style:style style:name="T8_32" style:family="text">
      <style:text-properties style:font-name="Verdana" style:font-name-asian="Verdana" style:font-name-complex="Verdana"/>
    </style:style>
    <style:style style:name="T8_3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_34" style:family="text">
      <style:text-properties style:font-name="Verdana" style:font-name-asian="Verdana" style:font-name-complex="Verdana"/>
    </style:style>
    <style:style style:name="T8_35" style:family="text">
      <style:text-properties style:font-name="Verdana" style:font-name-asian="Verdana" style:font-name-complex="Verdana"/>
    </style:style>
    <style:style style:name="T8_36" style:family="text">
      <style:text-properties style:font-name="Verdana" style:font-name-asian="Verdana" style:font-name-complex="Verdana"/>
    </style:style>
    <style:style style:name="T8_37" style:family="text">
      <style:text-properties style:font-name="Verdana" style:font-name-asian="Verdana" style:font-name-complex="Verdana"/>
    </style:style>
    <style:style style:name="T8_38" style:family="text">
      <style:text-properties style:font-name="Verdana" style:font-name-asian="Verdana" style:font-name-complex="Verdana"/>
    </style:style>
    <style:style style:name="T8_39" style:family="text">
      <style:text-properties style:font-name="Verdana" style:font-name-asian="Verdana" style:font-name-complex="Verdana"/>
    </style:style>
    <style:style style:name="T8_40" style:family="text">
      <style:text-properties style:font-name="Verdana" style:font-name-asian="Verdana" style:font-name-complex="Verdana"/>
    </style:style>
    <style:style style:name="T8_41" style:family="text">
      <style:text-properties style:font-name="Verdana" style:font-name-asian="Verdana" style:font-name-complex="Verdana"/>
    </style:style>
    <style:style style:name="T8_42" style:family="text">
      <style:text-properties style:font-name="Verdana" style:font-name-asian="Verdana" style:font-name-complex="Verdana"/>
    </style:style>
    <style:style style:name="T8_43" style:family="text">
      <style:text-properties style:font-name="Verdana" style:font-name-asian="Verdana" style:font-name-complex="Verdana"/>
    </style:style>
    <style:style style:name="T8_44" style:family="text">
      <style:text-properties style:font-name="Verdana" style:font-name-asian="Verdana" style:font-name-complex="Verdana"/>
    </style:style>
    <style:style style:name="T8_45" style:family="text">
      <style:text-properties style:font-name="Verdana" style:font-name-asian="Verdana" style:font-name-complex="Verdana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9_2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9_3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9_4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9_5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9_6" style:family="text">
      <style:text-properties style:font-name="Verdana" style:font-name-asian="Verdana" style:font-name-complex="Verdana"/>
    </style:style>
    <style:style style:name="T9_7" style:family="text">
      <style:text-properties style:font-name="Verdana" style:font-name-asian="Verdana" style:font-name-complex="Verdana"/>
    </style:style>
    <style:style style:name="T9_8" style:family="text">
      <style:text-properties style:font-name="Verdana" style:font-name-asian="Verdana" style:font-name-complex="Verdana"/>
    </style:style>
    <style:style style:name="T9_9" style:family="text">
      <style:text-properties style:font-name="Verdana" style:font-name-asian="Verdana" style:font-name-complex="Verdana"/>
    </style:style>
    <style:style style:name="T9_10" style:family="text">
      <style:text-properties style:font-name="Verdana" style:font-name-asian="Verdana" style:font-name-complex="Verdana"/>
    </style:style>
    <style:style style:name="T9_11" style:family="text">
      <style:text-properties style:font-name="Verdana" style:font-name-asian="Verdana" style:font-name-complex="Verdana"/>
    </style:style>
    <style:style style:name="T9_12" style:family="text">
      <style:text-properties style:font-name="Verdana" style:font-name-asian="Verdana" style:font-name-complex="Verdana"/>
    </style:style>
    <style:style style:name="T9_13" style:family="text">
      <style:text-properties style:font-name="Verdana" style:font-name-asian="Verdana" style:font-name-complex="Verdana"/>
    </style:style>
    <style:style style:name="T9_14" style:family="text">
      <style:text-properties style:font-name="Verdana" style:font-name-asian="Verdana" style:font-name-complex="Verdana"/>
    </style:style>
    <style:style style:name="T9_15" style:family="text">
      <style:text-properties style:font-name="Verdana" style:font-name-asian="Verdana" style:font-name-complex="Verdana"/>
    </style:style>
    <style:style style:name="T9_16" style:family="text">
      <style:text-properties style:font-name="Verdana" style:font-name-asian="Verdana" style:font-name-complex="Verdana"/>
    </style:style>
    <style:style style:name="T9_17" style:family="text">
      <style:text-properties style:font-name="Verdana" style:font-name-asian="Verdana" style:font-name-complex="Verdana"/>
    </style:style>
    <style:style style:name="T9_18" style:family="text">
      <style:text-properties style:font-name="Verdana" style:font-name-asian="Verdana" style:font-name-complex="Verdana"/>
    </style:style>
    <style:style style:name="T9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4" style:family="text">
      <style:text-properties style:font-name="Verdana" style:font-name-asian="Verdana" style:font-name-complex="Verdana"/>
    </style:style>
    <style:style style:name="T9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3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3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32" style:family="text">
      <style:text-properties style:font-name="Verdana" style:font-name-asian="Verdana" style:font-name-complex="Verdana"/>
    </style:style>
    <style:style style:name="T9_33" style:family="text">
      <style:text-properties style:font-name="Verdana" style:font-name-asian="Verdana" style:font-name-complex="Verdana"/>
    </style:style>
    <style:style style:name="T9_34" style:family="text">
      <style:text-properties style:font-name="Verdana" style:font-name-asian="Verdana" style:font-name-complex="Verdana"/>
    </style:style>
    <style:style style:name="T9_35" style:family="text">
      <style:text-properties style:font-name="Verdana" style:font-name-asian="Verdana" style:font-name-complex="Verdana"/>
    </style:style>
    <style:style style:name="T9_36" style:family="text">
      <style:text-properties style:font-name="Verdana" style:font-name-asian="Verdana" style:font-name-complex="Verdana"/>
    </style:style>
    <style:style style:name="T9_3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_38" style:family="text">
      <style:text-properties style:font-name="Verdana" style:font-name-asian="Verdana" style:font-name-complex="Verdana"/>
    </style:style>
    <style:style style:name="T9_39" style:family="text">
      <style:text-properties style:font-name="Verdana" style:font-name-asian="Verdana" style:font-name-complex="Verdana"/>
    </style:style>
    <style:style style:name="T9_40" style:family="text">
      <style:text-properties style:font-name="Verdana" style:font-name-asian="Verdana" style:font-name-complex="Verdana"/>
    </style:style>
    <style:style style:name="T9_41" style:family="text">
      <style:text-properties style:font-name="Verdana" style:font-name-asian="Verdana" style:font-name-complex="Verdana"/>
    </style:style>
    <style:style style:name="T9_42" style:family="text">
      <style:text-properties style:font-name="Verdana" style:font-name-asian="Verdana" style:font-name-complex="Verdana"/>
    </style:style>
    <style:style style:name="T9_43" style:family="text">
      <style:text-properties style:font-name="Verdana" style:font-name-asian="Verdana" style:font-name-complex="Verdana"/>
    </style:style>
    <style:style style:name="T9_44" style:family="text">
      <style:text-properties style:font-name="Verdana" style:font-name-asian="Verdana" style:font-name-complex="Verdana"/>
    </style:style>
    <style:style style:name="T9_45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10_2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10_3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10_4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10_5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10_6" style:family="text">
      <style:text-properties style:font-name="Verdana" style:font-name-asian="Verdana" style:font-name-complex="Verdana"/>
    </style:style>
    <style:style style:name="T10_7" style:family="text">
      <style:text-properties style:font-name="Verdana" style:font-name-asian="Verdana" style:font-name-complex="Verdana"/>
    </style:style>
    <style:style style:name="T10_8" style:family="text">
      <style:text-properties style:font-name="Verdana" style:font-name-asian="Verdana" style:font-name-complex="Verdana"/>
    </style:style>
    <style:style style:name="T10_9" style:family="text">
      <style:text-properties style:font-name="Verdana" style:font-name-asian="Verdana" style:font-name-complex="Verdana"/>
    </style:style>
    <style:style style:name="T10_10" style:family="text">
      <style:text-properties style:font-name="Verdana" style:font-name-asian="Verdana" style:font-name-complex="Verdana"/>
    </style:style>
    <style:style style:name="T10_11" style:family="text">
      <style:text-properties style:font-name="Verdana" style:font-name-asian="Verdana" style:font-name-complex="Verdana"/>
    </style:style>
    <style:style style:name="T10_12" style:family="text">
      <style:text-properties style:font-name="Verdana" style:font-name-asian="Verdana" style:font-name-complex="Verdana"/>
    </style:style>
    <style:style style:name="T10_13" style:family="text">
      <style:text-properties style:font-name="Verdana" style:font-name-asian="Verdana" style:font-name-complex="Verdana"/>
    </style:style>
    <style:style style:name="T10_14" style:family="text">
      <style:text-properties style:font-name="Verdana" style:font-name-asian="Verdana" style:font-name-complex="Verdana"/>
    </style:style>
    <style:style style:name="T10_15" style:family="text">
      <style:text-properties style:font-name="Verdana" style:font-name-asian="Verdana" style:font-name-complex="Verdana"/>
    </style:style>
    <style:style style:name="T10_16" style:family="text">
      <style:text-properties style:font-name="Verdana" style:font-name-asian="Verdana" style:font-name-complex="Verdana"/>
    </style:style>
    <style:style style:name="T10_17" style:family="text">
      <style:text-properties style:font-name="Verdana" style:font-name-asian="Verdana" style:font-name-complex="Verdana"/>
    </style:style>
    <style:style style:name="T10_18" style:family="text">
      <style:text-properties style:font-name="Verdana" style:font-name-asian="Verdana" style:font-name-complex="Verdana"/>
    </style:style>
    <style:style style:name="T10_19" style:family="text">
      <style:text-properties style:font-name="Verdana" style:font-name-asian="Verdana" style:font-name-complex="Verdana"/>
    </style:style>
    <style:style style:name="T10_20" style:family="text">
      <style:text-properties style:font-name="Verdana" style:font-name-asian="Verdana" style:font-name-complex="Verdana"/>
    </style:style>
    <style:style style:name="T10_21" style:family="text">
      <style:text-properties style:font-name="Verdana" style:font-name-asian="Verdana" style:font-name-complex="Verdana"/>
    </style:style>
    <style:style style:name="T10_22" style:family="text">
      <style:text-properties style:font-name="Verdana" style:font-name-asian="Verdana" style:font-name-complex="Verdana"/>
    </style:style>
    <style:style style:name="T10_23" style:family="text">
      <style:text-properties style:font-name="Verdana" style:font-name-asian="Verdana" style:font-name-complex="Verdana"/>
    </style:style>
    <style:style style:name="T10_24" style:family="text">
      <style:text-properties style:font-name="Verdana" style:font-name-asian="Verdana" style:font-name-complex="Verdana"/>
    </style:style>
    <style:style style:name="T10_25" style:family="text">
      <style:text-properties style:font-name="Verdana" style:font-name-asian="Verdana" style:font-name-complex="Verdana"/>
    </style:style>
    <style:style style:name="T10_26" style:family="text">
      <style:text-properties style:font-name="Verdana" style:font-name-asian="Verdana" style:font-name-complex="Verdana"/>
    </style:style>
    <style:style style:name="T10_27" style:family="text">
      <style:text-properties style:font-name="Verdana" style:font-name-asian="Verdana" style:font-name-complex="Verdana"/>
    </style:style>
    <style:style style:name="T10_28" style:family="text">
      <style:text-properties style:font-name="Verdana" style:font-name-asian="Verdana" style:font-name-complex="Verdana"/>
    </style:style>
    <style:style style:name="T10_29" style:family="text">
      <style:text-properties style:font-name="Verdana" style:font-name-asian="Verdana" style:font-name-complex="Verdana"/>
    </style:style>
    <style:style style:name="T10_30" style:family="text">
      <style:text-properties style:font-name="Verdana" style:font-name-asian="Verdana" style:font-name-complex="Verdana"/>
    </style:style>
    <style:style style:name="T10_31" style:family="text">
      <style:text-properties style:font-name="Verdana" style:font-name-asian="Verdana" style:font-name-complex="Verdana"/>
    </style:style>
    <style:style style:name="T10_32" style:family="text">
      <style:text-properties style:font-name="Verdana" style:font-name-asian="Verdana" style:font-name-complex="Verdana"/>
    </style:style>
    <style:style style:name="T10_33" style:family="text">
      <style:text-properties style:font-name="Verdana" style:font-name-asian="Verdana" style:font-name-complex="Verdana"/>
    </style:style>
    <style:style style:name="T10_34" style:family="text">
      <style:text-properties style:font-name="Verdana" style:font-name-asian="Verdana" style:font-name-complex="Verdana"/>
    </style:style>
    <style:style style:name="T10_35" style:family="text">
      <style:text-properties style:font-name="Verdana" style:font-name-asian="Verdana" style:font-name-complex="Verdana"/>
    </style:style>
    <style:style style:name="T10_36" style:family="text">
      <style:text-properties style:font-name="Verdana" style:font-name-asian="Verdana" style:font-name-complex="Verdana"/>
    </style:style>
    <style:style style:name="T10_37" style:family="text">
      <style:text-properties style:font-name="Verdana" style:font-name-asian="Verdana" style:font-name-complex="Verdana"/>
    </style:style>
    <style:style style:name="T10_38" style:family="text">
      <style:text-properties style:font-name="Verdana" style:font-name-asian="Verdana" style:font-name-complex="Verdana"/>
    </style:style>
    <style:style style:name="T10_39" style:family="text">
      <style:text-properties style:font-name="Verdana" style:font-name-asian="Verdana" style:font-name-complex="Verdana"/>
    </style:style>
    <style:style style:name="T10_40" style:family="text">
      <style:text-properties style:font-name="Verdana" style:font-name-asian="Verdana" style:font-name-complex="Verdana"/>
    </style:style>
    <style:style style:name="T10_41" style:family="text">
      <style:text-properties style:font-name="Verdana" style:font-name-asian="Verdana" style:font-name-complex="Verdana"/>
    </style:style>
    <style:style style:name="T10_42" style:family="text">
      <style:text-properties style:font-name="Verdana" style:font-name-asian="Verdana" style:font-name-complex="Verdana"/>
    </style:style>
    <style:style style:name="T10_43" style:family="text">
      <style:text-properties style:font-name="Verdana" style:font-name-asian="Verdana" style:font-name-complex="Verdana"/>
    </style:style>
    <style:style style:name="T10_44" style:family="text">
      <style:text-properties style:font-name="Verdana" style:font-name-asian="Verdana" style:font-name-complex="Verdana"/>
    </style:style>
    <style:style style:name="T10_45" style:family="text">
      <style:text-properties style:font-name="Verdana" style:font-name-asian="Verdana" style:font-name-complex="Verdana"/>
    </style:style>
    <style:style style:name="T10_46" style:family="text">
      <style:text-properties style:font-name="Verdana" style:font-name-asian="Verdana" style:font-name-complex="Verdana"/>
    </style:style>
    <style:style style:name="T10_47" style:family="text">
      <style:text-properties style:font-name="Verdana" style:font-name-asian="Verdana" style:font-name-complex="Verdana"/>
    </style:style>
    <style:style style:name="T10_48" style:family="text">
      <style:text-properties style:font-name="Verdana" style:font-name-asian="Verdana" style:font-name-complex="Verdana"/>
    </style:style>
    <style:style style:name="T10_49" style:family="text">
      <style:text-properties style:font-name="Verdana" style:font-name-asian="Verdana" style:font-name-complex="Verdana"/>
    </style:style>
    <style:style style:name="T10_50" style:family="text">
      <style:text-properties style:font-name="Verdana" style:font-name-asian="Verdana" style:font-name-complex="Verdana"/>
    </style:style>
    <style:style style:name="T10_51" style:family="text">
      <style:text-properties style:font-name="Verdana" style:font-name-asian="Verdana" style:font-name-complex="Verdana"/>
    </style:style>
    <style:style style:name="T10_52" style:family="text">
      <style:text-properties style:font-name="Verdana" style:font-name-asian="Verdana" style:font-name-complex="Verdana"/>
    </style:style>
    <style:style style:name="T10_53" style:family="text">
      <style:text-properties style:font-name="Verdana" style:font-name-asian="Verdana" style:font-name-complex="Verdana"/>
    </style:style>
    <style:style style:name="T10_54" style:family="text">
      <style:text-properties style:font-name="Verdana" style:font-name-asian="Verdana" style:font-name-complex="Verdana"/>
    </style:style>
    <style:style style:name="T10_55" style:family="text">
      <style:text-properties style:font-name="Verdana" style:font-name-asian="Verdana" style:font-name-complex="Verdana"/>
    </style:style>
    <style:style style:name="T10_56" style:family="text">
      <style:text-properties style:font-name="Verdana" style:font-name-asian="Verdana" style:font-name-complex="Verdana"/>
    </style:style>
    <style:style style:name="T10_57" style:family="text">
      <style:text-properties style:font-name="Verdana" style:font-name-asian="Verdana" style:font-name-complex="Verdana"/>
    </style:style>
    <style:style style:name="T10_58" style:family="text">
      <style:text-properties style:font-name="Verdana" style:font-name-asian="Verdana" style:font-name-complex="Verdana"/>
    </style:style>
    <style:style style:name="T10_59" style:family="text">
      <style:text-properties style:font-name="Verdana" style:font-name-asian="Verdana" style:font-name-complex="Verdana"/>
    </style:style>
    <style:style style:name="T10_60" style:family="text">
      <style:text-properties style:font-name="Verdana" style:font-name-asian="Verdana" style:font-name-complex="Verdana"/>
    </style:style>
    <style:style style:name="T10_61" style:family="text">
      <style:text-properties style:font-name="Verdana" style:font-name-asian="Verdana" style:font-name-complex="Verdana"/>
    </style:style>
    <style:style style:name="T10_62" style:family="text">
      <style:text-properties style:font-name="Verdana" style:font-name-asian="Verdana" style:font-name-complex="Verdana"/>
    </style:style>
    <style:style style:name="T10_63" style:family="text">
      <style:text-properties style:font-name="Verdana" style:font-name-asian="Verdana" style:font-name-complex="Verdana"/>
    </style:style>
    <style:style style:name="T10_64" style:family="text">
      <style:text-properties style:font-name="Verdana" style:font-name-asian="Verdana" style:font-name-complex="Verdana"/>
    </style:style>
    <style:style style:name="T10_65" style:family="text">
      <style:text-properties style:font-name="Verdana" style:font-name-asian="Verdana" style:font-name-complex="Verdana"/>
    </style:style>
    <style:style style:name="T10_66" style:family="text">
      <style:text-properties style:font-name="Verdana" style:font-name-asian="Verdana" style:font-name-complex="Verdana"/>
    </style:style>
    <style:style style:name="T10_67" style:family="text">
      <style:text-properties style:font-name="Verdana" style:font-name-asian="Verdana" style:font-name-complex="Verdana"/>
    </style:style>
    <style:style style:name="T10_68" style:family="text">
      <style:text-properties style:font-name="Verdana" style:font-name-asian="Verdana" style:font-name-complex="Verdana"/>
    </style:style>
    <style:style style:name="T10_69" style:family="text">
      <style:text-properties style:font-name="Verdana" style:font-name-asian="Verdana" style:font-name-complex="Verdana"/>
    </style:style>
    <style:style style:name="T10_70" style:family="text">
      <style:text-properties style:font-name="Verdana" style:font-name-asian="Verdana" style:font-name-complex="Verdana"/>
    </style:style>
    <style:style style:name="T10_71" style:family="text">
      <style:text-properties style:font-name="Verdana" style:font-name-asian="Verdana" style:font-name-complex="Verdana"/>
    </style:style>
    <style:style style:name="T10_72" style:family="text">
      <style:text-properties style:font-name="Verdana" style:font-name-asian="Verdana" style:font-name-complex="Verdana"/>
    </style:style>
    <style:style style:name="T10_73" style:family="text">
      <style:text-properties style:font-name="Verdana" style:font-name-asian="Verdana" style:font-name-complex="Verdana"/>
    </style:style>
    <style:style style:name="T10_74" style:family="text">
      <style:text-properties style:font-name="Verdana" style:font-name-asian="Verdana" style:font-name-complex="Verdana"/>
    </style:style>
    <style:style style:name="T10_75" style:family="text">
      <style:text-properties style:font-name="Verdana" style:font-name-asian="Verdana" style:font-name-complex="Verdana"/>
    </style:style>
    <style:style style:name="T10_76" style:family="text">
      <style:text-properties style:font-name="Verdana" style:font-name-asian="Verdana" style:font-name-complex="Verdana"/>
    </style:style>
    <style:style style:name="T10_77" style:family="text">
      <style:text-properties style:font-name="Verdana" style:font-name-asian="Verdana" style:font-name-complex="Verdana"/>
    </style:style>
    <style:style style:name="T10_78" style:family="text">
      <style:text-properties style:font-name="Verdana" style:font-name-asian="Verdana" style:font-name-complex="Verdana"/>
    </style:style>
    <style:style style:name="T10_79" style:family="text">
      <style:text-properties style:font-name="Verdana" style:font-name-asian="Verdana" style:font-name-complex="Verdana"/>
    </style:style>
    <style:style style:name="T10_80" style:family="text">
      <style:text-properties style:font-name="Verdana" style:font-name-asian="Verdana" style:font-name-complex="Verdana"/>
    </style:style>
    <style:style style:name="T10_81" style:family="text">
      <style:text-properties style:font-name="Verdana" style:font-name-asian="Verdana" style:font-name-complex="Verdana"/>
    </style:style>
    <style:style style:name="T10_82" style:family="text">
      <style:text-properties style:font-name="Verdana" style:font-name-asian="Verdana" style:font-name-complex="Verdana"/>
    </style:style>
    <style:style style:name="T10_83" style:family="text">
      <style:text-properties style:font-name="Verdana" style:font-name-asian="Verdana" style:font-name-complex="Verdana"/>
    </style:style>
    <style:style style:name="T10_84" style:family="text">
      <style:text-properties style:font-name="Verdana" style:font-name-asian="Verdana" style:font-name-complex="Verdana"/>
    </style:style>
    <style:style style:name="T10_85" style:family="text">
      <style:text-properties style:font-name="Verdana" style:font-name-asian="Verdana" style:font-name-complex="Verdana"/>
    </style:style>
    <style:style style:name="T10_86" style:family="text">
      <style:text-properties style:font-name="Verdana" style:font-name-asian="Verdana" style:font-name-complex="Verdana"/>
    </style:style>
    <style:style style:name="T10_87" style:family="text">
      <style:text-properties style:font-name="Verdana" style:font-name-asian="Verdana" style:font-name-complex="Verdana"/>
    </style:style>
    <style:style style:name="T10_88" style:family="text">
      <style:text-properties style:font-name="Verdana" style:font-name-asian="Verdana" style:font-name-complex="Verdana"/>
    </style:style>
    <style:style style:name="T10_89" style:family="text">
      <style:text-properties style:font-name="Verdana" style:font-name-asian="Verdana" style:font-name-complex="Verdana"/>
    </style:style>
    <style:style style:name="T10_90" style:family="text">
      <style:text-properties style:font-name="Verdana" style:font-name-asian="Verdana" style:font-name-complex="Verdana"/>
    </style:style>
    <style:style style:name="T10_91" style:family="text">
      <style:text-properties style:font-name="Verdana" style:font-name-asian="Verdana" style:font-name-complex="Verdana"/>
    </style:style>
    <style:style style:name="T10_92" style:family="text">
      <style:text-properties style:font-name="Verdana" style:font-name-asian="Verdana" style:font-name-complex="Verdana"/>
    </style:style>
    <style:style style:name="P1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3" style:family="text"/>
    <style:style style:name="T1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5" style:family="text"/>
    <style:style style:name="T1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7" style:family="text"/>
    <style:style style:name="T1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9" style:family="text"/>
    <style:style style:name="T1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11" style:family="text"/>
    <style:style style:name="T1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13" style:family="text"/>
    <style:style style:name="T1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15" style:family="text"/>
    <style:style style:name="T1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17" style:family="text"/>
    <style:style style:name="T1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19" style:family="text"/>
    <style:style style:name="T1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2_21" style:family="text"/>
    <style:style style:name="T1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3" style:family="text"/>
    <style:style style:name="T1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5" style:family="text"/>
    <style:style style:name="T1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7" style:family="text"/>
    <style:style style:name="T1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9" style:family="text"/>
    <style:style style:name="T1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11" style:family="text"/>
    <style:style style:name="T1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13" style:family="text"/>
    <style:style style:name="T1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15" style:family="text"/>
    <style:style style:name="T1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17" style:family="text"/>
    <style:style style:name="T1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19" style:family="text"/>
    <style:style style:name="T1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21" style:family="text"/>
    <style:style style:name="T1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23" style:family="text"/>
    <style:style style:name="T1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25" style:family="text"/>
    <style:style style:name="T1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27" style:family="text"/>
    <style:style style:name="T1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29" style:family="text"/>
    <style:style style:name="T13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31" style:family="text"/>
    <style:style style:name="T13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3_33" style:family="text"/>
    <style:style style:name="T13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Verdana" style:font-name-asian="Verdana" style:font-name-complex="Verdana"/>
    </style:style>
    <style:style style:name="T16_2" style:family="text">
      <style:text-properties style:font-name="Verdana" style:font-name-asian="Verdana" style:font-name-complex="Verdana"/>
    </style:style>
    <style:style style:name="T16_3" style:family="text">
      <style:text-properties style:font-name="Verdana" style:font-name-asian="Verdana" style:font-name-complex="Verdana"/>
    </style:style>
    <style:style style:name="T16_4" style:family="text">
      <style:text-properties style:font-name="Verdana" style:font-name-asian="Verdana" style:font-name-complex="Verdana"/>
    </style:style>
    <style:style style:name="T16_5" style:family="text">
      <style:text-properties style:font-name="Verdana" style:font-name-asian="Verdana" style:font-name-complex="Verdana"/>
    </style:style>
    <style:style style:name="T16_6" style:family="text">
      <style:text-properties style:font-name="Verdana" style:font-name-asian="Verdana" style:font-name-complex="Verdana"/>
    </style:style>
    <style:style style:name="T16_7" style:family="text">
      <style:text-properties style:font-name="Verdana" style:font-name-asian="Verdana" style:font-name-complex="Verdana"/>
    </style:style>
    <style:style style:name="T16_8" style:family="text">
      <style:text-properties style:font-name="Verdana" style:font-name-asian="Verdana" style:font-name-complex="Verdana"/>
    </style:style>
    <style:style style:name="T16_9" style:family="text">
      <style:text-properties style:font-name="Verdana" style:font-name-asian="Verdana" style:font-name-complex="Verdana"/>
    </style:style>
    <style:style style:name="T16_10" style:family="text">
      <style:text-properties style:font-name="Verdana" style:font-name-asian="Verdana" style:font-name-complex="Verdana"/>
    </style:style>
    <style:style style:name="T16_11" style:family="text">
      <style:text-properties style:font-name="Verdana" style:font-name-asian="Verdana" style:font-name-complex="Verdana"/>
    </style:style>
    <style:style style:name="T16_12" style:family="text">
      <style:text-properties style:font-name="Verdana" style:font-name-asian="Verdana" style:font-name-complex="Verdana"/>
    </style:style>
    <style:style style:name="T16_13" style:family="text">
      <style:text-properties style:font-name="Verdana" style:font-name-asian="Verdana" style:font-name-complex="Verdana"/>
    </style:style>
    <style:style style:name="T16_14" style:family="text">
      <style:text-properties style:font-name="Verdana" style:font-name-asian="Verdana" style:font-name-complex="Verdana"/>
    </style:style>
    <style:style style:name="T16_15" style:family="text">
      <style:text-properties style:font-name="Verdana" style:font-name-asian="Verdana" style:font-name-complex="Verdana"/>
    </style:style>
    <style:style style:name="T16_16" style:family="text">
      <style:text-properties style:font-name="Verdana" style:font-name-asian="Verdana" style:font-name-complex="Verdana"/>
    </style:style>
    <style:style style:name="T16_17" style:family="text">
      <style:text-properties style:font-name="Verdana" style:font-name-asian="Verdana" style:font-name-complex="Verdana"/>
    </style:style>
    <style:style style:name="T16_18" style:family="text">
      <style:text-properties style:font-name="Verdana" style:font-name-asian="Verdana" style:font-name-complex="Verdana"/>
    </style:style>
    <style:style style:name="T16_19" style:family="text">
      <style:text-properties style:font-name="Verdana" style:font-name-asian="Verdana" style:font-name-complex="Verdana"/>
    </style:style>
    <style:style style:name="T16_20" style:family="text">
      <style:text-properties style:font-name="Verdana" style:font-name-asian="Verdana" style:font-name-complex="Verdana"/>
    </style:style>
    <style:style style:name="T16_21" style:family="text">
      <style:text-properties style:font-name="Verdana" style:font-name-asian="Verdana" style:font-name-complex="Verdana"/>
    </style:style>
    <style:style style:name="T16_22" style:family="text">
      <style:text-properties style:font-name="Verdana" style:font-name-asian="Verdana" style:font-name-complex="Verdana"/>
    </style:style>
    <style:style style:name="T16_23" style:family="text">
      <style:text-properties style:font-name="Verdana" style:font-name-asian="Verdana" style:font-name-complex="Verdana"/>
    </style:style>
    <style:style style:name="T16_24" style:family="text">
      <style:text-properties style:font-name="Verdana" style:font-name-asian="Verdana" style:font-name-complex="Verdana"/>
    </style:style>
    <style:style style:name="T16_25" style:family="text">
      <style:text-properties style:font-name="Verdana" style:font-name-asian="Verdana" style:font-name-complex="Verdana"/>
    </style:style>
    <style:style style:name="T16_26" style:family="text">
      <style:text-properties style:font-name="Verdana" style:font-name-asian="Verdana" style:font-name-complex="Verdana"/>
    </style:style>
    <style:style style:name="T16_27" style:family="text">
      <style:text-properties style:font-name="Verdana" style:font-name-asian="Verdana" style:font-name-complex="Verdana"/>
    </style:style>
    <style:style style:name="T16_28" style:family="text">
      <style:text-properties style:font-name="Verdana" style:font-name-asian="Verdana" style:font-name-complex="Verdana"/>
    </style:style>
    <style:style style:name="T16_29" style:family="text">
      <style:text-properties style:font-name="Verdana" style:font-name-asian="Verdana" style:font-name-complex="Verdana"/>
    </style:style>
    <style:style style:name="T16_30" style:family="text">
      <style:text-properties style:font-name="Verdana" style:font-name-asian="Verdana" style:font-name-complex="Verdana"/>
    </style:style>
    <style:style style:name="T16_31" style:family="text">
      <style:text-properties style:font-name="Verdana" style:font-name-asian="Verdana" style:font-name-complex="Verdana"/>
    </style:style>
    <style:style style:name="T16_32" style:family="text">
      <style:text-properties style:font-name="Verdana" style:font-name-asian="Verdana" style:font-name-complex="Verdana"/>
    </style:style>
    <style:style style:name="T16_33" style:family="text">
      <style:text-properties style:font-name="Verdana" style:font-name-asian="Verdana" style:font-name-complex="Verdana"/>
    </style:style>
    <style:style style:name="T16_34" style:family="text">
      <style:text-properties style:font-name="Verdana" style:font-name-asian="Verdana" style:font-name-complex="Verdana"/>
    </style:style>
    <style:style style:name="T16_35" style:family="text">
      <style:text-properties style:font-name="Verdana" style:font-name-asian="Verdana" style:font-name-complex="Verdana"/>
    </style:style>
    <style:style style:name="T16_36" style:family="text">
      <style:text-properties style:font-name="Verdana" style:font-name-asian="Verdana" style:font-name-complex="Verdana"/>
    </style:style>
    <style:style style:name="T16_37" style:family="text">
      <style:text-properties style:font-name="Verdana" style:font-name-asian="Verdana" style:font-name-complex="Verdana"/>
    </style:style>
    <style:style style:name="T16_38" style:family="text">
      <style:text-properties style:font-name="Verdana" style:font-name-asian="Verdana" style:font-name-complex="Verdana"/>
    </style:style>
    <style:style style:name="T16_39" style:family="text">
      <style:text-properties style:font-name="Verdana" style:font-name-asian="Verdana" style:font-name-complex="Verdana"/>
    </style:style>
    <style:style style:name="T16_40" style:family="text">
      <style:text-properties style:font-name="Verdana" style:font-name-asian="Verdana" style:font-name-complex="Verdana"/>
    </style:style>
    <style:style style:name="T16_41" style:family="text">
      <style:text-properties style:font-name="Verdana" style:font-name-asian="Verdana" style:font-name-complex="Verdana"/>
    </style:style>
    <style:style style:name="T16_42" style:family="text">
      <style:text-properties style:font-name="Verdana" style:font-name-asian="Verdana" style:font-name-complex="Verdana"/>
    </style:style>
    <style:style style:name="T16_43" style:family="text">
      <style:text-properties style:font-name="Verdana" style:font-name-asian="Verdana" style:font-name-complex="Verdana"/>
    </style:style>
    <style:style style:name="T16_44" style:family="text">
      <style:text-properties style:font-name="Verdana" style:font-name-asian="Verdana" style:font-name-complex="Verdana"/>
    </style:style>
    <style:style style:name="T16_45" style:family="text">
      <style:text-properties style:font-name="Verdana" style:font-name-asian="Verdana" style:font-name-complex="Verdana"/>
    </style:style>
    <style:style style:name="T16_46" style:family="text">
      <style:text-properties style:font-name="Verdana" style:font-name-asian="Verdana" style:font-name-complex="Verdana"/>
    </style:style>
    <style:style style:name="T16_47" style:family="text">
      <style:text-properties style:font-name="Verdana" style:font-name-asian="Verdana" style:font-name-complex="Verdana"/>
    </style:style>
    <style:style style:name="T16_48" style:family="text">
      <style:text-properties style:font-name="Verdana" style:font-name-asian="Verdana" style:font-name-complex="Verdana"/>
    </style:style>
    <style:style style:name="T16_49" style:family="text">
      <style:text-properties style:font-name="Verdana" style:font-name-asian="Verdana" style:font-name-complex="Verdana"/>
    </style:style>
    <style:style style:name="T16_50" style:family="text">
      <style:text-properties style:font-name="Verdana" style:font-name-asian="Verdana" style:font-name-complex="Verdana"/>
    </style:style>
    <style:style style:name="T16_51" style:family="text">
      <style:text-properties style:font-name="Verdana" style:font-name-asian="Verdana" style:font-name-complex="Verdana"/>
    </style:style>
    <style:style style:name="T16_52" style:family="text">
      <style:text-properties style:font-name="Verdana" style:font-name-asian="Verdana" style:font-name-complex="Verdana"/>
    </style:style>
    <style:style style:name="T16_53" style:family="text">
      <style:text-properties style:font-name="Verdana" style:font-name-asian="Verdana" style:font-name-complex="Verdana"/>
    </style:style>
    <style:style style:name="T16_54" style:family="text">
      <style:text-properties style:font-name="Verdana" style:font-name-asian="Verdana" style:font-name-complex="Verdana"/>
    </style:style>
    <style:style style:name="T16_55" style:family="text">
      <style:text-properties style:font-name="Verdana" style:font-name-asian="Verdana" style:font-name-complex="Verdana"/>
    </style:style>
    <style:style style:name="T16_56" style:family="text">
      <style:text-properties style:font-name="Verdana" style:font-name-asian="Verdana" style:font-name-complex="Verdana"/>
    </style:style>
    <style:style style:name="T16_57" style:family="text">
      <style:text-properties style:font-name="Verdana" style:font-name-asian="Verdana" style:font-name-complex="Verdana"/>
    </style:style>
    <style:style style:name="T16_58" style:family="text">
      <style:text-properties style:font-name="Verdana" style:font-name-asian="Verdana" style:font-name-complex="Verdana"/>
    </style:style>
    <style:style style:name="T16_59" style:family="text">
      <style:text-properties style:font-name="Verdana" style:font-name-asian="Verdana" style:font-name-complex="Verdana"/>
    </style:style>
    <style:style style:name="T16_60" style:family="text">
      <style:text-properties style:font-name="Verdana" style:font-name-asian="Verdana" style:font-name-complex="Verdana"/>
    </style:style>
    <style:style style:name="T16_61" style:family="text">
      <style:text-properties style:font-name="Verdana" style:font-name-asian="Verdana" style:font-name-complex="Verdana"/>
    </style:style>
    <style:style style:name="T16_62" style:family="text">
      <style:text-properties style:font-name="Verdana" style:font-name-asian="Verdana" style:font-name-complex="Verdana"/>
    </style:style>
    <style:style style:name="T16_63" style:family="text">
      <style:text-properties style:font-name="Verdana" style:font-name-asian="Verdana" style:font-name-complex="Verdana"/>
    </style:style>
    <style:style style:name="T16_64" style:family="text">
      <style:text-properties style:font-name="Verdana" style:font-name-asian="Verdana" style:font-name-complex="Verdana"/>
    </style:style>
    <style:style style:name="T16_65" style:family="text">
      <style:text-properties style:font-name="Verdana" style:font-name-asian="Verdana" style:font-name-complex="Verdana"/>
    </style:style>
    <style:style style:name="T16_66" style:family="text">
      <style:text-properties style:font-name="Verdana" style:font-name-asian="Verdana" style:font-name-complex="Verdana"/>
    </style:style>
    <style:style style:name="T16_67" style:family="text">
      <style:text-properties style:font-name="Verdana" style:font-name-asian="Verdana" style:font-name-complex="Verdana"/>
    </style:style>
    <style:style style:name="T16_68" style:family="text">
      <style:text-properties style:font-name="Verdana" style:font-name-asian="Verdana" style:font-name-complex="Verdana"/>
    </style:style>
    <style:style style:name="T16_69" style:family="text">
      <style:text-properties style:font-name="Verdana" style:font-name-asian="Verdana" style:font-name-complex="Verdana"/>
    </style:style>
    <style:style style:name="T16_70" style:family="text">
      <style:text-properties style:font-name="Verdana" style:font-name-asian="Verdana" style:font-name-complex="Verdana"/>
    </style:style>
    <style:style style:name="T16_71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Verdana" style:font-name-asian="Verdana" style:font-name-complex="Verdana"/>
    </style:style>
    <style:style style:name="T18_2" style:family="text">
      <style:text-properties style:font-name="Verdana" style:font-name-asian="Verdana" style:font-name-complex="Verdana"/>
    </style:style>
    <style:style style:name="T18_3" style:family="text">
      <style:text-properties style:font-name="Verdana" style:font-name-asian="Verdana" style:font-name-complex="Verdana"/>
    </style:style>
    <style:style style:name="T18_4" style:family="text">
      <style:text-properties style:font-name="Verdana" style:font-name-asian="Verdana" style:font-name-complex="Verdana"/>
    </style:style>
    <style:style style:name="T18_5" style:family="text">
      <style:text-properties style:font-name="Verdana" style:font-name-asian="Verdana" style:font-name-complex="Verdana"/>
    </style:style>
    <style:style style:name="T18_6" style:family="text">
      <style:text-properties style:font-name="Verdana" style:font-name-asian="Verdana" style:font-name-complex="Verdana"/>
    </style:style>
    <style:style style:name="T18_7" style:family="text">
      <style:text-properties style:font-name="Verdana" style:font-name-asian="Verdana" style:font-name-complex="Verdana"/>
    </style:style>
    <style:style style:name="T18_8" style:family="text">
      <style:text-properties style:font-name="Verdana" style:font-name-asian="Verdana" style:font-name-complex="Verdana"/>
    </style:style>
    <style:style style:name="T18_9" style:family="text">
      <style:text-properties style:font-name="Verdana" style:font-name-asian="Verdana" style:font-name-complex="Verdana"/>
    </style:style>
    <style:style style:name="T18_10" style:family="text">
      <style:text-properties style:font-name="Verdana" style:font-name-asian="Verdana" style:font-name-complex="Verdana"/>
    </style:style>
    <style:style style:name="T18_11" style:family="text">
      <style:text-properties style:font-name="Verdana" style:font-name-asian="Verdana" style:font-name-complex="Verdana"/>
    </style:style>
    <style:style style:name="T18_12" style:family="text">
      <style:text-properties style:font-name="Verdana" style:font-name-asian="Verdana" style:font-name-complex="Verdana"/>
    </style:style>
    <style:style style:name="T18_13" style:family="text">
      <style:text-properties style:font-name="Verdana" style:font-name-asian="Verdana" style:font-name-complex="Verdana"/>
    </style:style>
    <style:style style:name="T18_14" style:family="text">
      <style:text-properties style:font-name="Verdana" style:font-name-asian="Verdana" style:font-name-complex="Verdana"/>
    </style:style>
    <style:style style:name="T18_15" style:family="text">
      <style:text-properties style:font-name="Verdana" style:font-name-asian="Verdana" style:font-name-complex="Verdana"/>
    </style:style>
    <style:style style:name="T18_16" style:family="text">
      <style:text-properties style:font-name="Verdana" style:font-name-asian="Verdana" style:font-name-complex="Verdana"/>
    </style:style>
    <style:style style:name="T18_17" style:family="text">
      <style:text-properties style:font-name="Verdana" style:font-name-asian="Verdana" style:font-name-complex="Verdana"/>
    </style:style>
    <style:style style:name="T18_18" style:family="text">
      <style:text-properties style:font-name="Verdana" style:font-name-asian="Verdana" style:font-name-complex="Verdana"/>
    </style:style>
    <style:style style:name="T18_19" style:family="text">
      <style:text-properties style:font-name="Verdana" style:font-name-asian="Verdana" style:font-name-complex="Verdana"/>
    </style:style>
    <style:style style:name="T18_20" style:family="text">
      <style:text-properties style:font-name="Verdana" style:font-name-asian="Verdana" style:font-name-complex="Verdana"/>
    </style:style>
    <style:style style:name="T18_21" style:family="text">
      <style:text-properties style:font-name="Verdana" style:font-name-asian="Verdana" style:font-name-complex="Verdana"/>
    </style:style>
    <style:style style:name="T18_22" style:family="text">
      <style:text-properties style:font-name="Verdana" style:font-name-asian="Verdana" style:font-name-complex="Verdana"/>
    </style:style>
    <style:style style:name="T18_23" style:family="text">
      <style:text-properties style:font-name="Verdana" style:font-name-asian="Verdana" style:font-name-complex="Verdana"/>
    </style:style>
    <style:style style:name="T18_24" style:family="text">
      <style:text-properties style:font-name="Verdana" style:font-name-asian="Verdana" style:font-name-complex="Verdana"/>
    </style:style>
    <style:style style:name="T18_25" style:family="text">
      <style:text-properties style:font-name="Verdana" style:font-name-asian="Verdana" style:font-name-complex="Verdana"/>
    </style:style>
    <style:style style:name="T18_26" style:family="text">
      <style:text-properties style:font-name="Verdana" style:font-name-asian="Verdana" style:font-name-complex="Verdana"/>
    </style:style>
    <style:style style:name="T18_27" style:family="text">
      <style:text-properties style:font-name="Verdana" style:font-name-asian="Verdana" style:font-name-complex="Verdana"/>
    </style:style>
    <style:style style:name="T18_28" style:family="text">
      <style:text-properties style:font-name="Verdana" style:font-name-asian="Verdana" style:font-name-complex="Verdana"/>
    </style:style>
    <style:style style:name="T18_29" style:family="text">
      <style:text-properties style:font-name="Verdana" style:font-name-asian="Verdana" style:font-name-complex="Verdana"/>
    </style:style>
    <style:style style:name="T18_30" style:family="text">
      <style:text-properties style:font-name="Verdana" style:font-name-asian="Verdana" style:font-name-complex="Verdana"/>
    </style:style>
    <style:style style:name="T18_31" style:family="text">
      <style:text-properties style:font-name="Verdana" style:font-name-asian="Verdana" style:font-name-complex="Verdana"/>
    </style:style>
    <style:style style:name="T18_32" style:family="text">
      <style:text-properties style:font-name="Verdana" style:font-name-asian="Verdana" style:font-name-complex="Verdana"/>
    </style:style>
    <style:style style:name="T18_33" style:family="text">
      <style:text-properties style:font-name="Verdana" style:font-name-asian="Verdana" style:font-name-complex="Verdana"/>
    </style:style>
    <style:style style:name="T18_34" style:family="text">
      <style:text-properties style:font-name="Verdana" style:font-name-asian="Verdana" style:font-name-complex="Verdana"/>
    </style:style>
    <style:style style:name="T18_35" style:family="text">
      <style:text-properties style:font-name="Verdana" style:font-name-asian="Verdana" style:font-name-complex="Verdana"/>
    </style:style>
    <style:style style:name="T18_36" style:family="text">
      <style:text-properties style:font-name="Verdana" style:font-name-asian="Verdana" style:font-name-complex="Verdana"/>
    </style:style>
    <style:style style:name="T18_37" style:family="text">
      <style:text-properties style:font-name="Verdana" style:font-name-asian="Verdana" style:font-name-complex="Verdana"/>
    </style:style>
    <style:style style:name="T18_38" style:family="text">
      <style:text-properties style:font-name="Verdana" style:font-name-asian="Verdana" style:font-name-complex="Verdana"/>
    </style:style>
    <style:style style:name="T18_39" style:family="text">
      <style:text-properties style:font-name="Verdana" style:font-name-asian="Verdana" style:font-name-complex="Verdana"/>
    </style:style>
    <style:style style:name="T18_40" style:family="text">
      <style:text-properties style:font-name="Verdana" style:font-name-asian="Verdana" style:font-name-complex="Verdana"/>
    </style:style>
    <style:style style:name="T18_41" style:family="text">
      <style:text-properties style:font-name="Verdana" style:font-name-asian="Verdana" style:font-name-complex="Verdana"/>
    </style:style>
    <style:style style:name="T18_42" style:family="text">
      <style:text-properties style:font-name="Verdana" style:font-name-asian="Verdana" style:font-name-complex="Verdana"/>
    </style:style>
    <style:style style:name="T18_43" style:family="text">
      <style:text-properties style:font-name="Verdana" style:font-name-asian="Verdana" style:font-name-complex="Verdana"/>
    </style:style>
    <style:style style:name="T18_44" style:family="text">
      <style:text-properties style:font-name="Verdana" style:font-name-asian="Verdana" style:font-name-complex="Verdana"/>
    </style:style>
    <style:style style:name="T18_45" style:family="text">
      <style:text-properties style:font-name="Verdana" style:font-name-asian="Verdana" style:font-name-complex="Verdana"/>
    </style:style>
    <style:style style:name="T18_46" style:family="text">
      <style:text-properties style:font-name="Verdana" style:font-name-asian="Verdana" style:font-name-complex="Verdana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3" style:family="text"/>
    <style:style style:name="T19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5" style:family="text"/>
    <style:style style:name="T19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7" style:family="text"/>
    <style:style style:name="T19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9" style:family="text"/>
    <style:style style:name="T19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11" style:family="text"/>
    <style:style style:name="T19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13" style:family="text"/>
    <style:style style:name="T19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15" style:family="text"/>
    <style:style style:name="T19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17" style:family="text"/>
    <style:style style:name="T19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19" style:family="text"/>
    <style:style style:name="T19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_21" style:family="text"/>
    <style:style style:name="T19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/>
    <style:style style:name="T2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Verdana" style:font-name-asian="Verdana" style:font-name-complex="Verdana"/>
    </style:style>
    <style:style style:name="T22_2" style:family="text">
      <style:text-properties style:font-name="Verdana" style:font-name-asian="Verdana" style:font-name-complex="Verdana"/>
    </style:style>
    <style:style style:name="T22_3" style:family="text">
      <style:text-properties style:font-name="Verdana" style:font-name-asian="Verdana" style:font-name-complex="Verdana"/>
    </style:style>
    <style:style style:name="T22_4" style:family="text">
      <style:text-properties style:font-name="Verdana" style:font-name-asian="Verdana" style:font-name-complex="Verdana"/>
    </style:style>
    <style:style style:name="T22_5" style:family="text">
      <style:text-properties style:font-name="Verdana" style:font-name-asian="Verdana" style:font-name-complex="Verdana"/>
    </style:style>
    <style:style style:name="T22_6" style:family="text">
      <style:text-properties style:font-name="Verdana" style:font-name-asian="Verdana" style:font-name-complex="Verdana"/>
    </style:style>
    <style:style style:name="T22_7" style:family="text">
      <style:text-properties style:font-name="Verdana" style:font-name-asian="Verdana" style:font-name-complex="Verdana"/>
    </style:style>
    <style:style style:name="T22_8" style:family="text">
      <style:text-properties style:font-name="Verdana" style:font-name-asian="Verdana" style:font-name-complex="Verdana"/>
    </style:style>
    <style:style style:name="T22_9" style:family="text">
      <style:text-properties style:font-name="Verdana" style:font-name-asian="Verdana" style:font-name-complex="Verdana"/>
    </style:style>
    <style:style style:name="T22_10" style:family="text">
      <style:text-properties style:font-name="Verdana" style:font-name-asian="Verdana" style:font-name-complex="Verdana"/>
    </style:style>
    <style:style style:name="T22_11" style:family="text">
      <style:text-properties style:font-name="Verdana" style:font-name-asian="Verdana" style:font-name-complex="Verdana"/>
    </style:style>
    <style:style style:name="T22_12" style:family="text">
      <style:text-properties style:font-name="Verdana" style:font-name-asian="Verdana" style:font-name-complex="Verdana"/>
    </style:style>
    <style:style style:name="T22_13" style:family="text">
      <style:text-properties style:font-name="Verdana" style:font-name-asian="Verdana" style:font-name-complex="Verdana"/>
    </style:style>
    <style:style style:name="T22_14" style:family="text">
      <style:text-properties style:font-name="Verdana" style:font-name-asian="Verdana" style:font-name-complex="Verdana"/>
    </style:style>
    <style:style style:name="T22_15" style:family="text">
      <style:text-properties style:font-name="Verdana" style:font-name-asian="Verdana" style:font-name-complex="Verdana"/>
    </style:style>
    <style:style style:name="T22_16" style:family="text">
      <style:text-properties style:font-name="Verdana" style:font-name-asian="Verdana" style:font-name-complex="Verdana"/>
    </style:style>
    <style:style style:name="T22_17" style:family="text">
      <style:text-properties style:font-name="Verdana" style:font-name-asian="Verdana" style:font-name-complex="Verdana"/>
    </style:style>
    <style:style style:name="T22_18" style:family="text">
      <style:text-properties style:font-name="Verdana" style:font-name-asian="Verdana" style:font-name-complex="Verdana"/>
    </style:style>
    <style:style style:name="T22_19" style:family="text">
      <style:text-properties style:font-name="Verdana" style:font-name-asian="Verdana" style:font-name-complex="Verdana"/>
    </style:style>
    <style:style style:name="T22_20" style:family="text">
      <style:text-properties style:font-name="Verdana" style:font-name-asian="Verdana" style:font-name-complex="Verdana"/>
    </style:style>
    <style:style style:name="T22_21" style:family="text">
      <style:text-properties style:font-name="Verdana" style:font-name-asian="Verdana" style:font-name-complex="Verdana"/>
    </style:style>
    <style:style style:name="T22_22" style:family="text">
      <style:text-properties style:font-name="Verdana" style:font-name-asian="Verdana" style:font-name-complex="Verdana"/>
    </style:style>
    <style:style style:name="T22_23" style:family="text">
      <style:text-properties style:font-name="Verdana" style:font-name-asian="Verdana" style:font-name-complex="Verdana"/>
    </style:style>
    <style:style style:name="T22_24" style:family="text">
      <style:text-properties style:font-name="Verdana" style:font-name-asian="Verdana" style:font-name-complex="Verdana"/>
    </style:style>
    <style:style style:name="T22_25" style:family="text">
      <style:text-properties style:font-name="Verdana" style:font-name-asian="Verdana" style:font-name-complex="Verdana"/>
    </style:style>
    <style:style style:name="T22_26" style:family="text">
      <style:text-properties style:font-name="Verdana" style:font-name-asian="Verdana" style:font-name-complex="Verdana"/>
    </style:style>
    <style:style style:name="T22_27" style:family="text">
      <style:text-properties style:font-name="Verdana" style:font-name-asian="Verdana" style:font-name-complex="Verdana"/>
    </style:style>
    <style:style style:name="T22_28" style:family="text">
      <style:text-properties style:font-name="Verdana" style:font-name-asian="Verdana" style:font-name-complex="Verdana"/>
    </style:style>
    <style:style style:name="T22_29" style:family="text">
      <style:text-properties style:font-name="Verdana" style:font-name-asian="Verdana" style:font-name-complex="Verdana"/>
    </style:style>
    <style:style style:name="T22_30" style:family="text">
      <style:text-properties style:font-name="Verdana" style:font-name-asian="Verdana" style:font-name-complex="Verdana"/>
    </style:style>
    <style:style style:name="T22_31" style:family="text">
      <style:text-properties style:font-name="Verdana" style:font-name-asian="Verdana" style:font-name-complex="Verdana"/>
    </style:style>
    <style:style style:name="T22_32" style:family="text">
      <style:text-properties style:font-name="Verdana" style:font-name-asian="Verdana" style:font-name-complex="Verdana"/>
    </style:style>
    <style:style style:name="T22_33" style:family="text">
      <style:text-properties style:font-name="Verdana" style:font-name-asian="Verdana" style:font-name-complex="Verdana"/>
    </style:style>
    <style:style style:name="T22_34" style:family="text">
      <style:text-properties style:font-name="Verdana" style:font-name-asian="Verdana" style:font-name-complex="Verdana"/>
    </style:style>
    <style:style style:name="T22_35" style:family="text">
      <style:text-properties style:font-name="Verdana" style:font-name-asian="Verdana" style:font-name-complex="Verdana"/>
    </style:style>
    <style:style style:name="T22_36" style:family="text">
      <style:text-properties style:font-name="Verdana" style:font-name-asian="Verdana" style:font-name-complex="Verdana"/>
    </style:style>
    <style:style style:name="T22_37" style:family="text">
      <style:text-properties style:font-name="Verdana" style:font-name-asian="Verdana" style:font-name-complex="Verdana"/>
    </style:style>
    <style:style style:name="T22_38" style:family="text">
      <style:text-properties style:font-name="Verdana" style:font-name-asian="Verdana" style:font-name-complex="Verdana"/>
    </style:style>
    <style:style style:name="T22_39" style:family="text">
      <style:text-properties style:font-name="Verdana" style:font-name-asian="Verdana" style:font-name-complex="Verdana"/>
    </style:style>
    <style:style style:name="T22_40" style:family="text">
      <style:text-properties style:font-name="Verdana" style:font-name-asian="Verdana" style:font-name-complex="Verdana"/>
    </style:style>
    <style:style style:name="T22_41" style:family="text">
      <style:text-properties style:font-name="Verdana" style:font-name-asian="Verdana" style:font-name-complex="Verdana"/>
    </style:style>
    <style:style style:name="T22_42" style:family="text">
      <style:text-properties style:font-name="Verdana" style:font-name-asian="Verdana" style:font-name-complex="Verdana"/>
    </style:style>
    <style:style style:name="T22_43" style:family="text">
      <style:text-properties style:font-name="Verdana" style:font-name-asian="Verdana" style:font-name-complex="Verdana"/>
    </style:style>
    <style:style style:name="T22_44" style:family="text">
      <style:text-properties style:font-name="Verdana" style:font-name-asian="Verdana" style:font-name-complex="Verdana"/>
    </style:style>
    <style:style style:name="T22_45" style:family="text"/>
    <style:style style:name="T22_46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47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48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4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0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4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5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6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7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8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5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0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4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5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6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7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8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6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0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4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5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6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7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8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7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0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4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5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6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7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8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8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0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4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5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6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7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8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9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0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4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5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6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7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8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0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10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1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1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2_113" style:family="text">
      <style:text-properties style:font-name="Verdana" style:font-name-asian="Verdana" style:font-name-complex="Verdana"/>
    </style:style>
    <style:style style:name="T22_114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>
      <style:text-properties style:font-name="Verdana" style:font-name-asian="Verdana" style:font-name-complex="Verdana"/>
    </style:style>
    <style:style style:name="T24_2" style:family="text">
      <style:text-properties style:font-name="Verdana" style:font-name-asian="Verdana" style:font-name-complex="Verdana"/>
    </style:style>
    <style:style style:name="T24_3" style:family="text">
      <style:text-properties style:font-name="Verdana" style:font-name-asian="Verdana" style:font-name-complex="Verdana"/>
    </style:style>
    <style:style style:name="T24_4" style:family="text">
      <style:text-properties style:font-name="Verdana" style:font-name-asian="Verdana" style:font-name-complex="Verdana"/>
    </style:style>
    <style:style style:name="T24_5" style:family="text">
      <style:text-properties style:font-name="Verdana" style:font-name-asian="Verdana" style:font-name-complex="Verdana"/>
    </style:style>
    <style:style style:name="T24_6" style:family="text">
      <style:text-properties style:font-name="Verdana" style:font-name-asian="Verdana" style:font-name-complex="Verdana"/>
    </style:style>
    <style:style style:name="T24_7" style:family="text">
      <style:text-properties style:font-name="Verdana" style:font-name-asian="Verdana" style:font-name-complex="Verdana"/>
    </style:style>
    <style:style style:name="T24_8" style:family="text">
      <style:text-properties style:font-name="Verdana" style:font-name-asian="Verdana" style:font-name-complex="Verdana"/>
    </style:style>
    <style:style style:name="T24_9" style:family="text">
      <style:text-properties style:font-name="Verdana" style:font-name-asian="Verdana" style:font-name-complex="Verdana"/>
    </style:style>
    <style:style style:name="T24_10" style:family="text">
      <style:text-properties style:font-name="Verdana" style:font-name-asian="Verdana" style:font-name-complex="Verdana"/>
    </style:style>
    <style:style style:name="T24_11" style:family="text">
      <style:text-properties style:font-name="Verdana" style:font-name-asian="Verdana" style:font-name-complex="Verdana"/>
    </style:style>
    <style:style style:name="T24_12" style:family="text">
      <style:text-properties style:font-name="Verdana" style:font-name-asian="Verdana" style:font-name-complex="Verdana"/>
    </style:style>
    <style:style style:name="T24_13" style:family="text">
      <style:text-properties style:font-name="Verdana" style:font-name-asian="Verdana" style:font-name-complex="Verdana"/>
    </style:style>
    <style:style style:name="T24_14" style:family="text">
      <style:text-properties style:font-name="Verdana" style:font-name-asian="Verdana" style:font-name-complex="Verdana"/>
    </style:style>
    <style:style style:name="T24_15" style:family="text">
      <style:text-properties style:font-name="Verdana" style:font-name-asian="Verdana" style:font-name-complex="Verdana"/>
    </style:style>
    <style:style style:name="T24_16" style:family="text">
      <style:text-properties style:font-name="Verdana" style:font-name-asian="Verdana" style:font-name-complex="Verdana"/>
    </style:style>
    <style:style style:name="T24_17" style:family="text">
      <style:text-properties style:font-name="Verdana" style:font-name-asian="Verdana" style:font-name-complex="Verdana"/>
    </style:style>
    <style:style style:name="T24_18" style:family="text">
      <style:text-properties style:font-name="Verdana" style:font-name-asian="Verdana" style:font-name-complex="Verdana"/>
    </style:style>
    <style:style style:name="T24_19" style:family="text">
      <style:text-properties style:font-name="Verdana" style:font-name-asian="Verdana" style:font-name-complex="Verdana"/>
    </style:style>
    <style:style style:name="T24_20" style:family="text">
      <style:text-properties style:font-name="Verdana" style:font-name-asian="Verdana" style:font-name-complex="Verdana"/>
    </style:style>
    <style:style style:name="T24_21" style:family="text">
      <style:text-properties style:font-name="Verdana" style:font-name-asian="Verdana" style:font-name-complex="Verdana"/>
    </style:style>
    <style:style style:name="T24_22" style:family="text">
      <style:text-properties style:font-name="Verdana" style:font-name-asian="Verdana" style:font-name-complex="Verdana"/>
    </style:style>
    <style:style style:name="T24_23" style:family="text">
      <style:text-properties style:font-name="Verdana" style:font-name-asian="Verdana" style:font-name-complex="Verdana"/>
    </style:style>
    <style:style style:name="T24_24" style:family="text">
      <style:text-properties style:font-name="Verdana" style:font-name-asian="Verdana" style:font-name-complex="Verdana"/>
    </style:style>
    <style:style style:name="T24_25" style:family="text">
      <style:text-properties style:font-name="Verdana" style:font-name-asian="Verdana" style:font-name-complex="Verdana"/>
    </style:style>
    <style:style style:name="T24_26" style:family="text">
      <style:text-properties style:font-name="Verdana" style:font-name-asian="Verdana" style:font-name-complex="Verdana"/>
    </style:style>
    <style:style style:name="T24_27" style:family="text">
      <style:text-properties style:font-name="Verdana" style:font-name-asian="Verdana" style:font-name-complex="Verdana"/>
    </style:style>
    <style:style style:name="T24_28" style:family="text">
      <style:text-properties style:font-name="Verdana" style:font-name-asian="Verdana" style:font-name-complex="Verdana"/>
    </style:style>
    <style:style style:name="T24_29" style:family="text">
      <style:text-properties style:font-name="Verdana" style:font-name-asian="Verdana" style:font-name-complex="Verdana"/>
    </style:style>
    <style:style style:name="T24_30" style:family="text">
      <style:text-properties style:font-name="Verdana" style:font-name-asian="Verdana" style:font-name-complex="Verdana"/>
    </style:style>
    <style:style style:name="T24_31" style:family="text">
      <style:text-properties style:font-name="Verdana" style:font-name-asian="Verdana" style:font-name-complex="Verdana"/>
    </style:style>
    <style:style style:name="T24_32" style:family="text">
      <style:text-properties style:font-name="Verdana" style:font-name-asian="Verdana" style:font-name-complex="Verdana"/>
    </style:style>
    <style:style style:name="T24_33" style:family="text">
      <style:text-properties style:font-name="Verdana" style:font-name-asian="Verdana" style:font-name-complex="Verdana"/>
    </style:style>
    <style:style style:name="T24_34" style:family="text">
      <style:text-properties style:font-name="Verdana" style:font-name-asian="Verdana" style:font-name-complex="Verdana"/>
    </style:style>
    <style:style style:name="T24_35" style:family="text">
      <style:text-properties style:font-name="Verdana" style:font-name-asian="Verdana" style:font-name-complex="Verdana"/>
    </style:style>
    <style:style style:name="T24_36" style:family="text">
      <style:text-properties style:font-name="Verdana" style:font-name-asian="Verdana" style:font-name-complex="Verdana"/>
    </style:style>
    <style:style style:name="T24_37" style:family="text">
      <style:text-properties style:font-name="Verdana" style:font-name-asian="Verdana" style:font-name-complex="Verdana"/>
    </style:style>
    <style:style style:name="T24_38" style:family="text">
      <style:text-properties style:font-name="Verdana" style:font-name-asian="Verdana" style:font-name-complex="Verdana"/>
    </style:style>
    <style:style style:name="T24_39" style:family="text">
      <style:text-properties style:font-name="Verdana" style:font-name-asian="Verdana" style:font-name-complex="Verdana"/>
    </style:style>
    <style:style style:name="T24_40" style:family="text">
      <style:text-properties style:font-name="Verdana" style:font-name-asian="Verdana" style:font-name-complex="Verdana"/>
    </style:style>
    <style:style style:name="T24_41" style:family="text">
      <style:text-properties style:font-name="Verdana" style:font-name-asian="Verdana" style:font-name-complex="Verdana"/>
    </style:style>
    <style:style style:name="T24_42" style:family="text">
      <style:text-properties style:font-name="Verdana" style:font-name-asian="Verdana" style:font-name-complex="Verdana"/>
    </style:style>
    <style:style style:name="T24_43" style:family="text">
      <style:text-properties style:font-name="Verdana" style:font-name-asian="Verdana" style:font-name-complex="Verdana"/>
    </style:style>
    <style:style style:name="T24_44" style:family="text">
      <style:text-properties style:font-name="Verdana" style:font-name-asian="Verdana" style:font-name-complex="Verdana"/>
    </style:style>
    <style:style style:name="T24_45" style:family="text">
      <style:text-properties style:font-name="Verdana" style:font-name-asian="Verdana" style:font-name-complex="Verdana"/>
    </style:style>
    <style:style style:name="T24_46" style:family="text">
      <style:text-properties style:font-name="Verdana" style:font-name-asian="Verdana" style:font-name-complex="Verdana"/>
    </style:style>
    <style:style style:name="T24_47" style:family="text">
      <style:text-properties style:font-name="Verdana" style:font-name-asian="Verdana" style:font-name-complex="Verdana"/>
    </style:style>
    <style:style style:name="T24_48" style:family="text">
      <style:text-properties style:font-name="Verdana" style:font-name-asian="Verdana" style:font-name-complex="Verdana"/>
    </style:style>
    <style:style style:name="T24_49" style:family="text">
      <style:text-properties style:font-name="Verdana" style:font-name-asian="Verdana" style:font-name-complex="Verdana"/>
    </style:style>
    <style:style style:name="T24_50" style:family="text">
      <style:text-properties style:font-name="Verdana" style:font-name-asian="Verdana" style:font-name-complex="Verdana"/>
    </style:style>
    <style:style style:name="T24_51" style:family="text">
      <style:text-properties style:font-name="Verdana" style:font-name-asian="Verdana" style:font-name-complex="Verdana"/>
    </style:style>
    <style:style style:name="T24_52" style:family="text">
      <style:text-properties style:font-name="Verdana" style:font-name-asian="Verdana" style:font-name-complex="Verdana"/>
    </style:style>
    <style:style style:name="T24_53" style:family="text">
      <style:text-properties style:font-name="Verdana" style:font-name-asian="Verdana" style:font-name-complex="Verdana"/>
    </style:style>
    <style:style style:name="T24_54" style:family="text">
      <style:text-properties style:font-name="Verdana" style:font-name-asian="Verdana" style:font-name-complex="Verdana"/>
    </style:style>
    <style:style style:name="T24_55" style:family="text">
      <style:text-properties style:font-name="Verdana" style:font-name-asian="Verdana" style:font-name-complex="Verdana"/>
    </style:style>
    <style:style style:name="T24_56" style:family="text">
      <style:text-properties style:font-name="Verdana" style:font-name-asian="Verdana" style:font-name-complex="Verdana"/>
    </style:style>
    <style:style style:name="T24_57" style:family="text">
      <style:text-properties style:font-name="Verdana" style:font-name-asian="Verdana" style:font-name-complex="Verdana"/>
    </style:style>
    <style:style style:name="T24_58" style:family="text">
      <style:text-properties style:font-name="Verdana" style:font-name-asian="Verdana" style:font-name-complex="Verdana"/>
    </style:style>
    <style:style style:name="T24_59" style:family="text">
      <style:text-properties style:font-name="Verdana" style:font-name-asian="Verdana" style:font-name-complex="Verdana"/>
    </style:style>
    <style:style style:name="T24_60" style:family="text">
      <style:text-properties style:font-name="Verdana" style:font-name-asian="Verdana" style:font-name-complex="Verdana"/>
    </style:style>
    <style:style style:name="T24_61" style:family="text">
      <style:text-properties style:font-name="Verdana" style:font-name-asian="Verdana" style:font-name-complex="Verdana"/>
    </style:style>
    <style:style style:name="T24_62" style:family="text">
      <style:text-properties style:font-name="Verdana" style:font-name-asian="Verdana" style:font-name-complex="Verdana"/>
    </style:style>
    <style:style style:name="T24_63" style:family="text">
      <style:text-properties style:font-name="Verdana" style:font-name-asian="Verdana" style:font-name-complex="Verdana"/>
    </style:style>
    <style:style style:name="T24_64" style:family="text">
      <style:text-properties style:font-name="Verdana" style:font-name-asian="Verdana" style:font-name-complex="Verdana"/>
    </style:style>
    <style:style style:name="T24_65" style:family="text">
      <style:text-properties style:font-name="Verdana" style:font-name-asian="Verdana" style:font-name-complex="Verdana"/>
    </style:style>
    <style:style style:name="T24_66" style:family="text">
      <style:text-properties style:font-name="Verdana" style:font-name-asian="Verdana" style:font-name-complex="Verdana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>
      <style:text-properties style:font-name="Verdana" style:font-name-asian="Verdana" style:font-name-complex="Verdana"/>
    </style:style>
    <style:style style:name="T25_2" style:family="text">
      <style:text-properties style:font-name="Verdana" style:font-name-asian="Verdana" style:font-name-complex="Verdana"/>
    </style:style>
    <style:style style:name="T25_3" style:family="text">
      <style:text-properties style:font-name="Verdana" style:font-name-asian="Verdana" style:font-name-complex="Verdana"/>
    </style:style>
    <style:style style:name="T25_4" style:family="text">
      <style:text-properties style:font-name="Verdana" style:font-name-asian="Verdana" style:font-name-complex="Verdana"/>
    </style:style>
    <style:style style:name="T25_5" style:family="text">
      <style:text-properties style:font-name="Verdana" style:font-name-asian="Verdana" style:font-name-complex="Verdana"/>
    </style:style>
    <style:style style:name="T25_6" style:family="text">
      <style:text-properties style:font-name="Verdana" style:font-name-asian="Verdana" style:font-name-complex="Verdana"/>
    </style:style>
    <style:style style:name="T25_7" style:family="text">
      <style:text-properties style:font-name="Verdana" style:font-name-asian="Verdana" style:font-name-complex="Verdana"/>
    </style:style>
    <style:style style:name="T25_8" style:family="text">
      <style:text-properties style:font-name="Verdana" style:font-name-asian="Verdana" style:font-name-complex="Verdana"/>
    </style:style>
    <style:style style:name="T25_9" style:family="text">
      <style:text-properties style:font-name="Verdana" style:font-name-asian="Verdana" style:font-name-complex="Verdana"/>
    </style:style>
    <style:style style:name="T25_10" style:family="text">
      <style:text-properties style:font-name="Verdana" style:font-name-asian="Verdana" style:font-name-complex="Verdana"/>
    </style:style>
    <style:style style:name="T25_11" style:family="text">
      <style:text-properties style:font-name="Verdana" style:font-name-asian="Verdana" style:font-name-complex="Verdana"/>
    </style:style>
    <style:style style:name="T25_12" style:family="text">
      <style:text-properties style:font-name="Verdana" style:font-name-asian="Verdana" style:font-name-complex="Verdana"/>
    </style:style>
    <style:style style:name="T25_13" style:family="text">
      <style:text-properties style:font-name="Verdana" style:font-name-asian="Verdana" style:font-name-complex="Verdana"/>
    </style:style>
    <style:style style:name="T25_14" style:family="text">
      <style:text-properties style:font-name="Verdana" style:font-name-asian="Verdana" style:font-name-complex="Verdana"/>
    </style:style>
    <style:style style:name="T25_15" style:family="text">
      <style:text-properties style:font-name="Verdana" style:font-name-asian="Verdana" style:font-name-complex="Verdana"/>
    </style:style>
    <style:style style:name="T25_16" style:family="text">
      <style:text-properties style:font-name="Verdana" style:font-name-asian="Verdana" style:font-name-complex="Verdana"/>
    </style:style>
    <style:style style:name="T25_17" style:family="text">
      <style:text-properties style:font-name="Verdana" style:font-name-asian="Verdana" style:font-name-complex="Verdana"/>
    </style:style>
    <style:style style:name="T25_18" style:family="text">
      <style:text-properties style:font-name="Verdana" style:font-name-asian="Verdana" style:font-name-complex="Verdana"/>
    </style:style>
    <style:style style:name="T25_19" style:family="text">
      <style:text-properties style:font-name="Verdana" style:font-name-asian="Verdana" style:font-name-complex="Verdana"/>
    </style:style>
    <style:style style:name="T25_20" style:family="text">
      <style:text-properties style:font-name="Verdana" style:font-name-asian="Verdana" style:font-name-complex="Verdana"/>
    </style:style>
    <style:style style:name="T25_21" style:family="text">
      <style:text-properties style:font-name="Verdana" style:font-name-asian="Verdana" style:font-name-complex="Verdana"/>
    </style:style>
    <style:style style:name="T25_22" style:family="text">
      <style:text-properties style:font-name="Verdana" style:font-name-asian="Verdana" style:font-name-complex="Verdana"/>
    </style:style>
    <style:style style:name="T25_23" style:family="text">
      <style:text-properties style:font-name="Verdana" style:font-name-asian="Verdana" style:font-name-complex="Verdana"/>
    </style:style>
    <style:style style:name="T25_24" style:family="text">
      <style:text-properties style:font-name="Verdana" style:font-name-asian="Verdana" style:font-name-complex="Verdana"/>
    </style:style>
    <style:style style:name="T25_25" style:family="text">
      <style:text-properties style:font-name="Verdana" style:font-name-asian="Verdana" style:font-name-complex="Verdana"/>
    </style:style>
    <style:style style:name="T25_26" style:family="text">
      <style:text-properties style:font-name="Verdana" style:font-name-asian="Verdana" style:font-name-complex="Verdana"/>
    </style:style>
    <style:style style:name="T25_27" style:family="text">
      <style:text-properties style:font-name="Verdana" style:font-name-asian="Verdana" style:font-name-complex="Verdana"/>
    </style:style>
    <style:style style:name="T25_28" style:family="text">
      <style:text-properties style:font-name="Verdana" style:font-name-asian="Verdana" style:font-name-complex="Verdana"/>
    </style:style>
    <style:style style:name="T25_29" style:family="text">
      <style:text-properties style:font-name="Verdana" style:font-name-asian="Verdana" style:font-name-complex="Verdana"/>
    </style:style>
    <style:style style:name="T25_30" style:family="text">
      <style:text-properties style:font-name="Verdana" style:font-name-asian="Verdana" style:font-name-complex="Verdana"/>
    </style:style>
    <style:style style:name="T25_31" style:family="text">
      <style:text-properties style:font-name="Verdana" style:font-name-asian="Verdana" style:font-name-complex="Verdana"/>
    </style:style>
    <style:style style:name="T25_32" style:family="text">
      <style:text-properties style:font-name="Verdana" style:font-name-asian="Verdana" style:font-name-complex="Verdana"/>
    </style:style>
    <style:style style:name="T25_33" style:family="text">
      <style:text-properties style:font-name="Verdana" style:font-name-asian="Verdana" style:font-name-complex="Verdana"/>
    </style:style>
    <style:style style:name="T25_34" style:family="text">
      <style:text-properties style:font-name="Verdana" style:font-name-asian="Verdana" style:font-name-complex="Verdana"/>
    </style:style>
    <style:style style:name="T25_35" style:family="text">
      <style:text-properties style:font-name="Verdana" style:font-name-asian="Verdana" style:font-name-complex="Verdana"/>
    </style:style>
    <style:style style:name="T25_36" style:family="text">
      <style:text-properties style:font-name="Verdana" style:font-name-asian="Verdana" style:font-name-complex="Verdana"/>
    </style:style>
    <style:style style:name="T25_37" style:family="text">
      <style:text-properties style:font-name="Verdana" style:font-name-asian="Verdana" style:font-name-complex="Verdana"/>
    </style:style>
    <style:style style:name="T25_38" style:family="text">
      <style:text-properties style:font-name="Verdana" style:font-name-asian="Verdana" style:font-name-complex="Verdana"/>
    </style:style>
    <style:style style:name="T25_39" style:family="text">
      <style:text-properties style:font-name="Verdana" style:font-name-asian="Verdana" style:font-name-complex="Verdana"/>
    </style:style>
    <style:style style:name="T25_40" style:family="text">
      <style:text-properties style:font-name="Verdana" style:font-name-asian="Verdana" style:font-name-complex="Verdana"/>
    </style:style>
    <style:style style:name="T25_41" style:family="text">
      <style:text-properties style:font-name="Verdana" style:font-name-asian="Verdana" style:font-name-complex="Verdana"/>
    </style:style>
    <style:style style:name="T25_42" style:family="text">
      <style:text-properties style:font-name="Verdana" style:font-name-asian="Verdana" style:font-name-complex="Verdana"/>
    </style:style>
    <style:style style:name="T25_43" style:family="text">
      <style:text-properties style:font-name="Verdana" style:font-name-asian="Verdana" style:font-name-complex="Verdana"/>
    </style:style>
    <style:style style:name="T25_44" style:family="text">
      <style:text-properties style:font-name="Verdana" style:font-name-asian="Verdana" style:font-name-complex="Verdana"/>
    </style:style>
    <style:style style:name="P26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T27_1" style:family="text">
      <style:text-properties style:font-name="Verdana" style:font-name-asian="Verdana" style:font-name-complex="Verdana"/>
    </style:style>
    <style:style style:name="T27_2" style:family="text">
      <style:text-properties style:font-name="Verdana" style:font-name-asian="Verdana" style:font-name-complex="Verdana"/>
    </style:style>
    <style:style style:name="T27_3" style:family="text">
      <style:text-properties style:font-name="Verdana" style:font-name-asian="Verdana" style:font-name-complex="Verdana"/>
    </style:style>
    <style:style style:name="T27_4" style:family="text">
      <style:text-properties style:font-name="Verdana" style:font-name-asian="Verdana" style:font-name-complex="Verdana"/>
    </style:style>
    <style:style style:name="T27_5" style:family="text">
      <style:text-properties style:font-name="Verdana" style:font-name-asian="Verdana" style:font-name-complex="Verdana"/>
    </style:style>
    <style:style style:name="T27_6" style:family="text">
      <style:text-properties style:font-name="Verdana" style:font-name-asian="Verdana" style:font-name-complex="Verdana"/>
    </style:style>
    <style:style style:name="T27_7" style:family="text">
      <style:text-properties style:font-name="Verdana" style:font-name-asian="Verdana" style:font-name-complex="Verdana"/>
    </style:style>
    <style:style style:name="T27_8" style:family="text">
      <style:text-properties style:font-name="Verdana" style:font-name-asian="Verdana" style:font-name-complex="Verdana"/>
    </style:style>
    <style:style style:name="T27_9" style:family="text">
      <style:text-properties style:font-name="Verdana" style:font-name-asian="Verdana" style:font-name-complex="Verdana"/>
    </style:style>
    <style:style style:name="T27_10" style:family="text">
      <style:text-properties style:font-name="Verdana" style:font-name-asian="Verdana" style:font-name-complex="Verdana"/>
    </style:style>
    <style:style style:name="T27_11" style:family="text">
      <style:text-properties style:font-name="Verdana" style:font-name-asian="Verdana" style:font-name-complex="Verdana"/>
    </style:style>
    <style:style style:name="T27_12" style:family="text">
      <style:text-properties style:font-name="Verdana" style:font-name-asian="Verdana" style:font-name-complex="Verdana"/>
    </style:style>
    <style:style style:name="T27_13" style:family="text">
      <style:text-properties style:font-name="Verdana" style:font-name-asian="Verdana" style:font-name-complex="Verdana"/>
    </style:style>
    <style:style style:name="T27_14" style:family="text">
      <style:text-properties style:font-name="Verdana" style:font-name-asian="Verdana" style:font-name-complex="Verdana"/>
    </style:style>
    <style:style style:name="T27_15" style:family="text">
      <style:text-properties style:font-name="Verdana" style:font-name-asian="Verdana" style:font-name-complex="Verdana"/>
    </style:style>
    <style:style style:name="T27_16" style:family="text">
      <style:text-properties style:font-name="Verdana" style:font-name-asian="Verdana" style:font-name-complex="Verdana"/>
    </style:style>
    <style:style style:name="T27_17" style:family="text">
      <style:text-properties style:font-name="Verdana" style:font-name-asian="Verdana" style:font-name-complex="Verdana"/>
    </style:style>
    <style:style style:name="T27_18" style:family="text">
      <style:text-properties style:font-name="Verdana" style:font-name-asian="Verdana" style:font-name-complex="Verdana"/>
    </style:style>
    <style:style style:name="T27_19" style:family="text">
      <style:text-properties style:font-name="Verdana" style:font-name-asian="Verdana" style:font-name-complex="Verdana"/>
    </style:style>
    <style:style style:name="T27_20" style:family="text">
      <style:text-properties style:font-name="Verdana" style:font-name-asian="Verdana" style:font-name-complex="Verdana"/>
    </style:style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>
      <style:text-properties style:font-name="Verdana" style:font-name-asian="Verdana" style:font-name-complex="Verdana"/>
    </style:style>
    <style:style style:name="T28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_5" style:family="text">
      <style:text-properties style:font-name="Verdana" style:font-name-asian="Verdana" style:font-name-complex="Verdana"/>
    </style:style>
    <style:style style:name="T28_6" style:family="text">
      <style:text-properties style:font-name="Verdana" style:font-name-asian="Verdana" style:font-name-complex="Verdana"/>
    </style:style>
    <style:style style:name="T28_7" style:family="text">
      <style:text-properties style:font-name="Verdana" style:font-name-asian="Verdana" style:font-name-complex="Verdana"/>
    </style:style>
    <style:style style:name="T28_8" style:family="text">
      <style:text-properties style:font-name="Verdana" style:font-name-asian="Verdana" style:font-name-complex="Verdana"/>
    </style:style>
    <style:style style:name="T28_9" style:family="text">
      <style:text-properties style:font-name="Verdana" style:font-name-asian="Verdana" style:font-name-complex="Verdana"/>
    </style:style>
    <style:style style:name="T28_10" style:family="text">
      <style:text-properties style:font-name="Verdana" style:font-name-asian="Verdana" style:font-name-complex="Verdana"/>
    </style:style>
    <style:style style:name="T28_11" style:family="text">
      <style:text-properties style:font-name="Verdana" style:font-name-asian="Verdana" style:font-name-complex="Verdana"/>
    </style:style>
    <style:style style:name="T28_12" style:family="text">
      <style:text-properties style:font-name="Verdana" style:font-name-asian="Verdana" style:font-name-complex="Verdana"/>
    </style:style>
    <style:style style:name="T28_13" style:family="text">
      <style:text-properties style:font-name="Verdana" style:font-name-asian="Verdana" style:font-name-complex="Verdana"/>
    </style:style>
    <style:style style:name="T28_14" style:family="text">
      <style:text-properties style:font-name="Verdana" style:font-name-asian="Verdana" style:font-name-complex="Verdana"/>
    </style:style>
    <style:style style:name="T28_15" style:family="text">
      <style:text-properties style:font-name="Verdana" style:font-name-asian="Verdana" style:font-name-complex="Verdana"/>
    </style:style>
    <style:style style:name="T28_16" style:family="text">
      <style:text-properties style:font-name="Verdana" style:font-name-asian="Verdana" style:font-name-complex="Verdana"/>
    </style:style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T29_1" style:family="text">
      <style:text-properties style:font-name="Verdana" style:font-name-asian="Verdana" style:font-name-complex="Verdana"/>
    </style:style>
    <style:style style:name="T2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_5" style:family="text">
      <style:text-properties style:font-name="Verdana" style:font-name-asian="Verdana" style:font-name-complex="Verdana"/>
    </style:style>
    <style:style style:name="T29_6" style:family="text">
      <style:text-properties style:font-name="Verdana" style:font-name-asian="Verdana" style:font-name-complex="Verdana"/>
    </style:style>
    <style:style style:name="T29_7" style:family="text">
      <style:text-properties style:font-name="Verdana" style:font-name-asian="Verdana" style:font-name-complex="Verdana"/>
    </style:style>
    <style:style style:name="T29_8" style:family="text">
      <style:text-properties style:font-name="Verdana" style:font-name-asian="Verdana" style:font-name-complex="Verdana"/>
    </style:style>
    <style:style style:name="T29_9" style:family="text">
      <style:text-properties style:font-name="Verdana" style:font-name-asian="Verdana" style:font-name-complex="Verdana"/>
    </style:style>
    <style:style style:name="T29_10" style:family="text">
      <style:text-properties style:font-name="Verdana" style:font-name-asian="Verdana" style:font-name-complex="Verdana"/>
    </style:style>
    <style:style style:name="T29_11" style:family="text">
      <style:text-properties style:font-name="Verdana" style:font-name-asian="Verdana" style:font-name-complex="Verdana"/>
    </style:style>
    <style:style style:name="T29_12" style:family="text">
      <style:text-properties style:font-name="Verdana" style:font-name-asian="Verdana" style:font-name-complex="Verdana"/>
    </style:style>
    <style:style style:name="T29_13" style:family="text">
      <style:text-properties style:font-name="Verdana" style:font-name-asian="Verdana" style:font-name-complex="Verdana"/>
    </style:style>
    <style:style style:name="T29_14" style:family="text">
      <style:text-properties style:font-name="Verdana" style:font-name-asian="Verdana" style:font-name-complex="Verdana"/>
    </style:style>
    <style:style style:name="T29_15" style:family="text">
      <style:text-properties style:font-name="Verdana" style:font-name-asian="Verdana" style:font-name-complex="Verdana"/>
    </style:style>
    <style:style style:name="T29_16" style:family="text">
      <style:text-properties style:font-name="Verdana" style:font-name-asian="Verdana" style:font-name-complex="Verdana"/>
    </style:style>
    <style:style style:name="T29_17" style:family="text">
      <style:text-properties style:font-name="Verdana" style:font-name-asian="Verdana" style:font-name-complex="Verdana"/>
    </style:style>
    <style:style style:name="T29_18" style:family="text">
      <style:text-properties style:font-name="Verdana" style:font-name-asian="Verdana" style:font-name-complex="Verdana"/>
    </style:style>
    <style:style style:name="T29_19" style:family="text">
      <style:text-properties style:font-name="Verdana" style:font-name-asian="Verdana" style:font-name-complex="Verdana"/>
    </style:style>
    <style:style style:name="T29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_21" style:family="text">
      <style:text-properties style:font-name="Verdana" style:font-name-asian="Verdana" style:font-name-complex="Verdana"/>
    </style:style>
    <style:style style:name="T29_22" style:family="text">
      <style:text-properties style:font-name="Verdana" style:font-name-asian="Verdana" style:font-name-complex="Verdana"/>
    </style:style>
    <style:style style:name="T29_23" style:family="text">
      <style:text-properties style:font-name="Verdana" style:font-name-asian="Verdana" style:font-name-complex="Verdana"/>
    </style:style>
    <style:style style:name="T29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_25" style:family="text">
      <style:text-properties style:font-name="Verdana" style:font-name-asian="Verdana" style:font-name-complex="Verdana"/>
    </style:style>
    <style:style style:name="T29_26" style:family="text">
      <style:text-properties style:font-name="Verdana" style:font-name-asian="Verdana" style:font-name-complex="Verdana"/>
    </style:style>
    <style:style style:name="T29_27" style:family="text">
      <style:text-properties style:font-name="Verdana" style:font-name-asian="Verdana" style:font-name-complex="Verdana"/>
    </style:style>
    <style:style style:name="T29_28" style:family="text">
      <style:text-properties style:font-name="Verdana" style:font-name-asian="Verdana" style:font-name-complex="Verdana"/>
    </style:style>
    <style:style style:name="T29_29" style:family="text">
      <style:text-properties style:font-name="Verdana" style:font-name-asian="Verdana" style:font-name-complex="Verdana"/>
    </style:style>
    <style:style style:name="T29_30" style:family="text">
      <style:text-properties style:font-name="Verdana" style:font-name-asian="Verdana" style:font-name-complex="Verdana"/>
    </style:style>
    <style:style style:name="T29_31" style:family="text">
      <style:text-properties style:font-name="Verdana" style:font-name-asian="Verdana" style:font-name-complex="Verdana"/>
    </style:style>
    <style:style style:name="T29_32" style:family="text">
      <style:text-properties style:font-name="Verdana" style:font-name-asian="Verdana" style:font-name-complex="Verdana"/>
    </style:style>
    <style:style style:name="T29_33" style:family="text">
      <style:text-properties style:font-name="Verdana" style:font-name-asian="Verdana" style:font-name-complex="Verdana"/>
    </style:style>
    <style:style style:name="T29_34" style:family="text">
      <style:text-properties style:font-name="Verdana" style:font-name-asian="Verdana" style:font-name-complex="Verdana"/>
    </style:style>
    <style:style style:name="T29_35" style:family="text">
      <style:text-properties style:font-name="Verdana" style:font-name-asian="Verdana" style:font-name-complex="Verdana"/>
    </style:style>
    <style:style style:name="T29_36" style:family="text">
      <style:text-properties style:font-name="Verdana" style:font-name-asian="Verdana" style:font-name-complex="Verdana"/>
    </style:style>
    <style:style style:name="T29_37" style:family="text">
      <style:text-properties style:font-name="Verdana" style:font-name-asian="Verdana" style:font-name-complex="Verdana"/>
    </style:style>
    <style:style style:name="T29_3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_39" style:family="text">
      <style:text-properties style:font-name="Verdana" style:font-name-asian="Verdana" style:font-name-complex="Verdana"/>
    </style:style>
    <style:style style:name="T29_40" style:family="text">
      <style:text-properties style:font-name="Verdana" style:font-name-asian="Verdana" style:font-name-complex="Verdana"/>
    </style:style>
    <style:style style:name="T29_41" style:family="text">
      <style:text-properties style:font-name="Verdana" style:font-name-asian="Verdana" style:font-name-complex="Verdana"/>
    </style:style>
    <style:style style:name="T29_42" style:family="text">
      <style:text-properties style:font-name="Verdana" style:font-name-asian="Verdana" style:font-name-complex="Verdana"/>
    </style:style>
    <style:style style:name="T29_43" style:family="text">
      <style:text-properties style:font-name="Verdana" style:font-name-asian="Verdana" style:font-name-complex="Verdana"/>
    </style:style>
    <style:style style:name="T29_44" style:family="text">
      <style:text-properties style:font-name="Verdana" style:font-name-asian="Verdana" style:font-name-complex="Verdana"/>
    </style:style>
    <style:style style:name="T29_45" style:family="text">
      <style:text-properties style:font-name="Verdana" style:font-name-asian="Verdana" style:font-name-complex="Verdana"/>
    </style:style>
    <style:style style:name="P30" style:family="paragraph" style:parent-style-name="Standard">
      <style:paragraph-properties fo:break-before="auto" fo:text-indent="0cm" fo:line-height="115%" fo:margin-left="0cm" style:writing-mode="lr-tb"/>
    </style:style>
    <style:style style:name="T30_1" style:family="text">
      <style:text-properties style:font-name="Verdana" style:font-name-asian="Verdana" style:font-name-complex="Verdana"/>
    </style:style>
    <style:style style:name="T3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5" style:family="text">
      <style:text-properties style:font-name="Verdana" style:font-name-asian="Verdana" style:font-name-complex="Verdana"/>
    </style:style>
    <style:style style:name="T30_6" style:family="text">
      <style:text-properties style:font-name="Verdana" style:font-name-asian="Verdana" style:font-name-complex="Verdana"/>
    </style:style>
    <style:style style:name="T30_7" style:family="text">
      <style:text-properties style:font-name="Verdana" style:font-name-asian="Verdana" style:font-name-complex="Verdana"/>
    </style:style>
    <style:style style:name="T30_8" style:family="text">
      <style:text-properties style:font-name="Verdana" style:font-name-asian="Verdana" style:font-name-complex="Verdana"/>
    </style:style>
    <style:style style:name="T30_9" style:family="text">
      <style:text-properties style:font-name="Verdana" style:font-name-asian="Verdana" style:font-name-complex="Verdana"/>
    </style:style>
    <style:style style:name="T30_10" style:family="text">
      <style:text-properties style:font-name="Verdana" style:font-name-asian="Verdana" style:font-name-complex="Verdana"/>
    </style:style>
    <style:style style:name="T30_11" style:family="text">
      <style:text-properties style:font-name="Verdana" style:font-name-asian="Verdana" style:font-name-complex="Verdana"/>
    </style:style>
    <style:style style:name="T30_12" style:family="text">
      <style:text-properties style:font-name="Verdana" style:font-name-asian="Verdana" style:font-name-complex="Verdana"/>
    </style:style>
    <style:style style:name="T30_13" style:family="text">
      <style:text-properties style:font-name="Verdana" style:font-name-asian="Verdana" style:font-name-complex="Verdana"/>
    </style:style>
    <style:style style:name="T30_14" style:family="text">
      <style:text-properties style:font-name="Verdana" style:font-name-asian="Verdana" style:font-name-complex="Verdana"/>
    </style:style>
    <style:style style:name="T30_15" style:family="text">
      <style:text-properties style:font-name="Verdana" style:font-name-asian="Verdana" style:font-name-complex="Verdana"/>
    </style:style>
    <style:style style:name="T30_16" style:family="text">
      <style:text-properties style:font-name="Verdana" style:font-name-asian="Verdana" style:font-name-complex="Verdana"/>
    </style:style>
    <style:style style:name="T30_17" style:family="text">
      <style:text-properties style:font-name="Verdana" style:font-name-asian="Verdana" style:font-name-complex="Verdana"/>
    </style:style>
    <style:style style:name="T30_18" style:family="text">
      <style:text-properties style:font-name="Verdana" style:font-name-asian="Verdana" style:font-name-complex="Verdana"/>
    </style:style>
    <style:style style:name="T30_19" style:family="text">
      <style:text-properties style:font-name="Verdana" style:font-name-asian="Verdana" style:font-name-complex="Verdana"/>
    </style:style>
    <style:style style:name="T30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21" style:family="text">
      <style:text-properties style:font-name="Verdana" style:font-name-asian="Verdana" style:font-name-complex="Verdana"/>
    </style:style>
    <style:style style:name="T30_22" style:family="text">
      <style:text-properties style:font-name="Verdana" style:font-name-asian="Verdana" style:font-name-complex="Verdana"/>
    </style:style>
    <style:style style:name="T30_23" style:family="text">
      <style:text-properties style:font-name="Verdana" style:font-name-asian="Verdana" style:font-name-complex="Verdana"/>
    </style:style>
    <style:style style:name="T30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25" style:family="text">
      <style:text-properties style:font-name="Verdana" style:font-name-asian="Verdana" style:font-name-complex="Verdana"/>
    </style:style>
    <style:style style:name="T30_26" style:family="text">
      <style:text-properties style:font-name="Verdana" style:font-name-asian="Verdana" style:font-name-complex="Verdana"/>
    </style:style>
    <style:style style:name="T30_27" style:family="text">
      <style:text-properties style:font-name="Verdana" style:font-name-asian="Verdana" style:font-name-complex="Verdana"/>
    </style:style>
    <style:style style:name="T30_28" style:family="text">
      <style:text-properties style:font-name="Verdana" style:font-name-asian="Verdana" style:font-name-complex="Verdana"/>
    </style:style>
    <style:style style:name="T30_29" style:family="text">
      <style:text-properties style:font-name="Verdana" style:font-name-asian="Verdana" style:font-name-complex="Verdana"/>
    </style:style>
    <style:style style:name="T30_30" style:family="text">
      <style:text-properties style:font-name="Verdana" style:font-name-asian="Verdana" style:font-name-complex="Verdana"/>
    </style:style>
    <style:style style:name="T30_31" style:family="text">
      <style:text-properties style:font-name="Verdana" style:font-name-asian="Verdana" style:font-name-complex="Verdana"/>
    </style:style>
    <style:style style:name="T30_32" style:family="text">
      <style:text-properties style:font-name="Verdana" style:font-name-asian="Verdana" style:font-name-complex="Verdana"/>
    </style:style>
    <style:style style:name="T30_33" style:family="text">
      <style:text-properties style:font-name="Verdana" style:font-name-asian="Verdana" style:font-name-complex="Verdana"/>
    </style:style>
    <style:style style:name="T30_34" style:family="text">
      <style:text-properties style:font-name="Verdana" style:font-name-asian="Verdana" style:font-name-complex="Verdana"/>
    </style:style>
    <style:style style:name="T30_35" style:family="text">
      <style:text-properties style:font-name="Verdana" style:font-name-asian="Verdana" style:font-name-complex="Verdana"/>
    </style:style>
    <style:style style:name="T30_36" style:family="text">
      <style:text-properties style:font-name="Verdana" style:font-name-asian="Verdana" style:font-name-complex="Verdana"/>
    </style:style>
    <style:style style:name="T30_37" style:family="text">
      <style:text-properties style:font-name="Verdana" style:font-name-asian="Verdana" style:font-name-complex="Verdana"/>
    </style:style>
    <style:style style:name="T30_3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39" style:family="text">
      <style:text-properties style:font-name="Verdana" style:font-name-asian="Verdana" style:font-name-complex="Verdana"/>
    </style:style>
    <style:style style:name="T30_40" style:family="text">
      <style:text-properties style:font-name="Verdana" style:font-name-asian="Verdana" style:font-name-complex="Verdana"/>
    </style:style>
    <style:style style:name="T30_41" style:family="text">
      <style:text-properties style:font-name="Verdana" style:font-name-asian="Verdana" style:font-name-complex="Verdana"/>
    </style:style>
    <style:style style:name="T30_42" style:family="text">
      <style:text-properties style:font-name="Verdana" style:font-name-asian="Verdana" style:font-name-complex="Verdana"/>
    </style:style>
    <style:style style:name="T30_43" style:family="text">
      <style:text-properties style:font-name="Verdana" style:font-name-asian="Verdana" style:font-name-complex="Verdana"/>
    </style:style>
    <style:style style:name="T30_44" style:family="text">
      <style:text-properties style:font-name="Verdana" style:font-name-asian="Verdana" style:font-name-complex="Verdana"/>
    </style:style>
    <style:style style:name="T30_45" style:family="text">
      <style:text-properties style:font-name="Verdana" style:font-name-asian="Verdana" style:font-name-complex="Verdana"/>
    </style:style>
    <style:style style:name="T30_46" style:family="text">
      <style:text-properties style:font-name="Verdana" style:font-name-asian="Verdana" style:font-name-complex="Verdana"/>
    </style:style>
    <style:style style:name="T30_47" style:family="text">
      <style:text-properties style:font-name="Verdana" style:font-name-asian="Verdana" style:font-name-complex="Verdana"/>
    </style:style>
    <style:style style:name="T30_48" style:family="text">
      <style:text-properties style:font-name="Verdana" style:font-name-asian="Verdana" style:font-name-complex="Verdana"/>
    </style:style>
    <style:style style:name="T30_49" style:family="text">
      <style:text-properties style:font-name="Verdana" style:font-name-asian="Verdana" style:font-name-complex="Verdana"/>
    </style:style>
    <style:style style:name="T30_50" style:family="text">
      <style:text-properties style:font-name="Verdana" style:font-name-asian="Verdana" style:font-name-complex="Verdana"/>
    </style:style>
    <style:style style:name="T30_51" style:family="text">
      <style:text-properties style:font-name="Verdana" style:font-name-asian="Verdana" style:font-name-complex="Verdana"/>
    </style:style>
    <style:style style:name="T30_52" style:family="text">
      <style:text-properties style:font-name="Verdana" style:font-name-asian="Verdana" style:font-name-complex="Verdana"/>
    </style:style>
    <style:style style:name="T30_53" style:family="text">
      <style:text-properties style:font-name="Verdana" style:font-name-asian="Verdana" style:font-name-complex="Verdana"/>
    </style:style>
    <style:style style:name="T30_54" style:family="text">
      <style:text-properties style:font-name="Verdana" style:font-name-asian="Verdana" style:font-name-complex="Verdana"/>
    </style:style>
    <style:style style:name="T30_55" style:family="text">
      <style:text-properties style:font-name="Verdana" style:font-name-asian="Verdana" style:font-name-complex="Verdana"/>
    </style:style>
    <style:style style:name="T30_56" style:family="text">
      <style:text-properties style:font-name="Verdana" style:font-name-asian="Verdana" style:font-name-complex="Verdana"/>
    </style:style>
    <style:style style:name="T30_57" style:family="text">
      <style:text-properties style:font-name="Verdana" style:font-name-asian="Verdana" style:font-name-complex="Verdana"/>
    </style:style>
    <style:style style:name="T30_58" style:family="text">
      <style:text-properties style:font-name="Verdana" style:font-name-asian="Verdana" style:font-name-complex="Verdana"/>
    </style:style>
    <style:style style:name="T30_59" style:family="text">
      <style:text-properties style:font-name="Verdana" style:font-name-asian="Verdana" style:font-name-complex="Verdana"/>
    </style:style>
    <style:style style:name="T30_60" style:family="text">
      <style:text-properties style:font-name="Verdana" style:font-name-asian="Verdana" style:font-name-complex="Verdana"/>
    </style:style>
    <style:style style:name="T30_61" style:family="text">
      <style:text-properties style:font-name="Verdana" style:font-name-asian="Verdana" style:font-name-complex="Verdana"/>
    </style:style>
    <style:style style:name="T30_62" style:family="text">
      <style:text-properties style:font-name="Verdana" style:font-name-asian="Verdana" style:font-name-complex="Verdana"/>
    </style:style>
    <style:style style:name="T30_63" style:family="text">
      <style:text-properties style:font-name="Verdana" style:font-name-asian="Verdana" style:font-name-complex="Verdana"/>
    </style:style>
    <style:style style:name="T30_64" style:family="text">
      <style:text-properties style:font-name="Verdana" style:font-name-asian="Verdana" style:font-name-complex="Verdana"/>
    </style:style>
    <style:style style:name="T30_65" style:family="text">
      <style:text-properties style:font-name="Verdana" style:font-name-asian="Verdana" style:font-name-complex="Verdana"/>
    </style:style>
    <style:style style:name="T30_66" style:family="text">
      <style:text-properties style:font-name="Verdana" style:font-name-asian="Verdana" style:font-name-complex="Verdana"/>
    </style:style>
    <style:style style:name="T30_67" style:family="text">
      <style:text-properties style:font-name="Verdana" style:font-name-asian="Verdana" style:font-name-complex="Verdana"/>
    </style:style>
    <style:style style:name="T30_6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6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7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7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7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7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74" style:family="text">
      <style:text-properties style:font-name="Verdana" style:font-name-asian="Verdana" style:font-name-complex="Verdana"/>
    </style:style>
    <style:style style:name="T30_7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7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_77" style:family="text">
      <style:text-properties style:font-name="Verdana" style:font-name-asian="Verdana" style:font-name-complex="Verdana"/>
    </style:style>
    <style:style style:name="T30_78" style:family="text">
      <style:text-properties style:font-name="Verdana" style:font-name-asian="Verdana" style:font-name-complex="Verdana"/>
    </style:style>
    <style:style style:name="T30_79" style:family="text">
      <style:text-properties style:font-name="Verdana" style:font-name-asian="Verdana" style:font-name-complex="Verdana"/>
    </style:style>
    <style:style style:name="T30_80" style:family="text">
      <style:text-properties style:font-name="Verdana" style:font-name-asian="Verdana" style:font-name-complex="Verdana"/>
    </style:style>
    <style:style style:name="T30_81" style:family="text">
      <style:text-properties style:font-name="Verdana" style:font-name-asian="Verdana" style:font-name-complex="Verdana"/>
    </style:style>
    <style:style style:name="P31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/>
    </style:style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T32_1" style:family="text"/>
    <style:style style:name="T3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3" style:family="text"/>
    <style:style style:name="T3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5" style:family="text"/>
    <style:style style:name="T3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7" style:family="text"/>
    <style:style style:name="T3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9" style:family="text"/>
    <style:style style:name="T3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11" style:family="text"/>
    <style:style style:name="T3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13" style:family="text"/>
    <style:style style:name="T3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15" style:family="text"/>
    <style:style style:name="T3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17" style:family="text"/>
    <style:style style:name="T3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19" style:family="text"/>
    <style:style style:name="T3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21" style:family="text"/>
    <style:style style:name="T3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23" style:family="text"/>
    <style:style style:name="T3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25" style:family="text"/>
    <style:style style:name="T32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27" style:family="text"/>
    <style:style style:name="T32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2_29" style:family="text"/>
    <style:style style:name="T32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0cm" style:writing-mode="lr-tb"/>
    </style:style>
    <style:style style:name="T33_1" style:family="text"/>
    <style:style style:name="T3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3" style:family="text"/>
    <style:style style:name="T3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5" style:family="text"/>
    <style:style style:name="T3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7" style:family="text"/>
    <style:style style:name="T3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9" style:family="text"/>
    <style:style style:name="T3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15" style:family="text"/>
    <style:style style:name="T3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17" style:family="text"/>
    <style:style style:name="T3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19" style:family="text"/>
    <style:style style:name="T3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21" style:family="text"/>
    <style:style style:name="T3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23" style:family="text"/>
    <style:style style:name="T3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25" style:family="text"/>
    <style:style style:name="T3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27" style:family="text"/>
    <style:style style:name="T3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29" style:family="text"/>
    <style:style style:name="T33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31" style:family="text"/>
    <style:style style:name="T33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33" style:family="text"/>
    <style:style style:name="T33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35" style:family="text"/>
    <style:style style:name="T33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37" style:family="text"/>
    <style:style style:name="T33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39" style:family="text"/>
    <style:style style:name="T33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41" style:family="text"/>
    <style:style style:name="T33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43" style:family="text"/>
    <style:style style:name="T33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_45" style:family="text"/>
    <style:style style:name="T33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/>
    <style:style style:name="T3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Verdana" style:font-name-asian="Verdana" style:font-name-complex="Verdana"/>
    </style:style>
    <style:style style:name="T36_2" style:family="text">
      <style:text-properties style:font-name="Verdana" style:font-name-asian="Verdana" style:font-name-complex="Verdana"/>
    </style:style>
    <style:style style:name="T36_3" style:family="text">
      <style:text-properties style:font-name="Verdana" style:font-name-asian="Verdana" style:font-name-complex="Verdana"/>
    </style:style>
    <style:style style:name="T36_4" style:family="text">
      <style:text-properties style:font-name="Verdana" style:font-name-asian="Verdana" style:font-name-complex="Verdana"/>
    </style:style>
    <style:style style:name="T36_5" style:family="text">
      <style:text-properties style:font-name="Verdana" style:font-name-asian="Verdana" style:font-name-complex="Verdana"/>
    </style:style>
    <style:style style:name="T36_6" style:family="text">
      <style:text-properties style:font-name="Verdana" style:font-name-asian="Verdana" style:font-name-complex="Verdana"/>
    </style:style>
    <style:style style:name="T36_7" style:family="text">
      <style:text-properties style:font-name="Verdana" style:font-name-asian="Verdana" style:font-name-complex="Verdana"/>
    </style:style>
    <style:style style:name="T36_8" style:family="text">
      <style:text-properties style:font-name="Verdana" style:font-name-asian="Verdana" style:font-name-complex="Verdana"/>
    </style:style>
    <style:style style:name="T36_9" style:family="text">
      <style:text-properties style:font-name="Verdana" style:font-name-asian="Verdana" style:font-name-complex="Verdana"/>
    </style:style>
    <style:style style:name="T36_10" style:family="text">
      <style:text-properties style:font-name="Verdana" style:font-name-asian="Verdana" style:font-name-complex="Verdana"/>
    </style:style>
    <style:style style:name="T36_11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12" style:family="text">
      <style:text-properties style:font-name="Verdana" style:font-name-asian="Verdana" style:font-name-complex="Verdana"/>
    </style:style>
    <style:style style:name="T36_13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14" style:family="text">
      <style:text-properties style:font-name="Verdana" style:font-name-asian="Verdana" style:font-name-complex="Verdana"/>
    </style:style>
    <style:style style:name="T36_15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16" style:family="text">
      <style:text-properties style:font-name="Verdana" style:font-name-asian="Verdana" style:font-name-complex="Verdana"/>
    </style:style>
    <style:style style:name="T36_17" style:family="text">
      <style:text-properties style:font-name="Verdana" style:font-name-asian="Verdana" style:font-name-complex="Verdana"/>
    </style:style>
    <style:style style:name="T36_18" style:family="text">
      <style:text-properties style:font-name="Verdana" style:font-name-asian="Verdana" style:font-name-complex="Verdana"/>
    </style:style>
    <style:style style:name="T36_19" style:family="text">
      <style:text-properties style:font-name="Verdana" style:font-name-asian="Verdana" style:font-name-complex="Verdana"/>
    </style:style>
    <style:style style:name="T36_20" style:family="text">
      <style:text-properties style:font-name="Verdana" style:font-name-asian="Verdana" style:font-name-complex="Verdana"/>
    </style:style>
    <style:style style:name="T36_21" style:family="text">
      <style:text-properties style:font-name="Verdana" style:font-name-asian="Verdana" style:font-name-complex="Verdana"/>
    </style:style>
    <style:style style:name="T36_22" style:family="text">
      <style:text-properties style:font-name="Verdana" style:font-name-asian="Verdana" style:font-name-complex="Verdana"/>
    </style:style>
    <style:style style:name="T36_23" style:family="text">
      <style:text-properties style:font-name="Verdana" style:font-name-asian="Verdana" style:font-name-complex="Verdana"/>
    </style:style>
    <style:style style:name="T36_24" style:family="text">
      <style:text-properties style:font-name="Verdana" style:font-name-asian="Verdana" style:font-name-complex="Verdana"/>
    </style:style>
    <style:style style:name="T36_25" style:family="text">
      <style:text-properties style:font-name="Verdana" style:font-name-asian="Verdana" style:font-name-complex="Verdana"/>
    </style:style>
    <style:style style:name="T36_26" style:family="text">
      <style:text-properties style:font-name="Verdana" style:font-name-asian="Verdana" style:font-name-complex="Verdana"/>
    </style:style>
    <style:style style:name="T36_27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28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29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30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31" style:family="text">
      <style:text-properties style:font-name="Verdana" style:font-name-asian="Verdana" style:font-name-complex="Verdana"/>
    </style:style>
    <style:style style:name="T36_32" style:family="text">
      <style:text-properties fo:color="#0000ff" style:font-name="Verdana" style:font-name-asian="Verdana" style:font-name-complex="Verdana" fo:font-weight="bold" style:font-weight-asian="bold" style:font-weight-complex="bold"/>
    </style:style>
    <style:style style:name="T36_33" style:family="text">
      <style:text-properties style:font-name="Verdana" style:font-name-asian="Verdana" style:font-name-complex="Verdana"/>
    </style:style>
    <style:style style:name="T36_3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Verdana" style:font-name-asian="Verdana" style:font-name-complex="Verdana"/>
    </style:style>
    <style:style style:name="T37_2" style:family="text">
      <style:text-properties style:font-name="Verdana" style:font-name-asian="Verdana" style:font-name-complex="Verdana"/>
    </style:style>
    <style:style style:name="T37_3" style:family="text">
      <style:text-properties style:font-name="Verdana" style:font-name-asian="Verdana" style:font-name-complex="Verdana"/>
    </style:style>
    <style:style style:name="T37_4" style:family="text">
      <style:text-properties style:font-name="Verdana" style:font-name-asian="Verdana" style:font-name-complex="Verdana"/>
    </style:style>
    <style:style style:name="T37_5" style:family="text">
      <style:text-properties style:font-name="Verdana" style:font-name-asian="Verdana" style:font-name-complex="Verdana"/>
    </style:style>
    <style:style style:name="T37_6" style:family="text">
      <style:text-properties style:font-name="Verdana" style:font-name-asian="Verdana" style:font-name-complex="Verdana"/>
    </style:style>
    <style:style style:name="T37_7" style:family="text">
      <style:text-properties style:font-name="Verdana" style:font-name-asian="Verdana" style:font-name-complex="Verdana"/>
    </style:style>
    <style:style style:name="T37_8" style:family="text">
      <style:text-properties style:font-name="Verdana" style:font-name-asian="Verdana" style:font-name-complex="Verdana"/>
    </style:style>
    <style:style style:name="T37_9" style:family="text">
      <style:text-properties style:font-name="Verdana" style:font-name-asian="Verdana" style:font-name-complex="Verdana"/>
    </style:style>
    <style:style style:name="T37_10" style:family="text">
      <style:text-properties style:font-name="Verdana" style:font-name-asian="Verdana" style:font-name-complex="Verdana"/>
    </style:style>
    <style:style style:name="T37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7_12" style:family="text">
      <style:text-properties style:font-name="Verdana" style:font-name-asian="Verdana" style:font-name-complex="Verdana"/>
    </style:style>
    <style:style style:name="T37_13" style:family="text">
      <style:text-properties style:font-name="Verdana" style:font-name-asian="Verdana" style:font-name-complex="Verdana"/>
    </style:style>
    <style:style style:name="T37_14" style:family="text">
      <style:text-properties style:font-name="Verdana" style:font-name-asian="Verdana" style:font-name-complex="Verdana"/>
    </style:style>
    <style:style style:name="T37_15" style:family="text">
      <style:text-properties style:font-name="Verdana" style:font-name-asian="Verdana" style:font-name-complex="Verdana"/>
    </style:style>
    <style:style style:name="T37_16" style:family="text">
      <style:text-properties style:font-name="Verdana" style:font-name-asian="Verdana" style:font-name-complex="Verdana"/>
    </style:style>
    <style:style style:name="T37_17" style:family="text">
      <style:text-properties style:font-name="Verdana" style:font-name-asian="Verdana" style:font-name-complex="Verdana"/>
    </style:style>
    <style:style style:name="T37_18" style:family="text">
      <style:text-properties style:font-name="Verdana" style:font-name-asian="Verdana" style:font-name-complex="Verdana"/>
    </style:style>
    <style:style style:name="T37_19" style:family="text">
      <style:text-properties style:font-name="Verdana" style:font-name-asian="Verdana" style:font-name-complex="Verdana"/>
    </style:style>
    <style:style style:name="T37_20" style:family="text">
      <style:text-properties style:font-name="Verdana" style:font-name-asian="Verdana" style:font-name-complex="Verdana"/>
    </style:style>
    <style:style style:name="T37_21" style:family="text">
      <style:text-properties style:font-name="Verdana" style:font-name-asian="Verdana" style:font-name-complex="Verdana"/>
    </style:style>
    <style:style style:name="T37_22" style:family="text">
      <style:text-properties style:font-name="Verdana" style:font-name-asian="Verdana" style:font-name-complex="Verdana"/>
    </style:style>
    <style:style style:name="T37_23" style:family="text">
      <style:text-properties style:font-name="Verdana" style:font-name-asian="Verdana" style:font-name-complex="Verdana"/>
    </style:style>
    <style:style style:name="T37_24" style:family="text">
      <style:text-properties style:font-name="Verdana" style:font-name-asian="Verdana" style:font-name-complex="Verdana"/>
    </style:style>
    <style:style style:name="T37_25" style:family="text">
      <style:text-properties style:font-name="Verdana" style:font-name-asian="Verdana" style:font-name-complex="Verdana"/>
    </style:style>
    <style:style style:name="T37_26" style:family="text">
      <style:text-properties style:font-name="Verdana" style:font-name-asian="Verdana" style:font-name-complex="Verdana"/>
    </style:style>
    <style:style style:name="T37_27" style:family="text">
      <style:text-properties style:font-name="Verdana" style:font-name-asian="Verdana" style:font-name-complex="Verdana"/>
    </style:style>
    <style:style style:name="T37_28" style:family="text">
      <style:text-properties style:font-name="Verdana" style:font-name-asian="Verdana" style:font-name-complex="Verdana"/>
    </style:style>
    <style:style style:name="T37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7_30" style:family="text">
      <style:text-properties style:font-name="Verdana" style:font-name-asian="Verdana" style:font-name-complex="Verdana"/>
    </style:style>
    <style:style style:name="T37_31" style:family="text">
      <style:text-properties style:font-name="Verdana" style:font-name-asian="Verdana" style:font-name-complex="Verdana"/>
    </style:style>
    <style:style style:name="T37_32" style:family="text">
      <style:text-properties style:font-name="Verdana" style:font-name-asian="Verdana" style:font-name-complex="Verdana"/>
    </style:style>
    <style:style style:name="T37_33" style:family="text">
      <style:text-properties style:font-name="Verdana" style:font-name-asian="Verdana" style:font-name-complex="Verdana"/>
    </style:style>
    <style:style style:name="T37_34" style:family="text">
      <style:text-properties style:font-name="Verdana" style:font-name-asian="Verdana" style:font-name-complex="Verdana"/>
    </style:style>
    <style:style style:name="T37_35" style:family="text">
      <style:text-properties style:font-name="Verdana" style:font-name-asian="Verdana" style:font-name-complex="Verdana"/>
    </style:style>
    <style:style style:name="T37_36" style:family="text">
      <style:text-properties style:font-name="Verdana" style:font-name-asian="Verdana" style:font-name-complex="Verdana"/>
    </style:style>
    <style:style style:name="T37_37" style:family="text">
      <style:text-properties style:font-name="Verdana" style:font-name-asian="Verdana" style:font-name-complex="Verdana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Verdana" style:font-name-asian="Verdana" style:font-name-complex="Verdana"/>
    </style:style>
    <style:style style:name="T38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8_3" style:family="text">
      <style:text-properties style:font-name="Verdana" style:font-name-asian="Verdana" style:font-name-complex="Verdana"/>
    </style:style>
    <style:style style:name="T38_4" style:family="text">
      <style:text-properties style:font-name="Verdana" style:font-name-asian="Verdana" style:font-name-complex="Verdana"/>
    </style:style>
    <style:style style:name="T38_5" style:family="text">
      <style:text-properties style:font-name="Verdana" style:font-name-asian="Verdana" style:font-name-complex="Verdana"/>
    </style:style>
    <style:style style:name="T38_6" style:family="text">
      <style:text-properties style:font-name="Verdana" style:font-name-asian="Verdana" style:font-name-complex="Verdana"/>
    </style:style>
    <style:style style:name="T38_7" style:family="text">
      <style:text-properties style:font-name="Verdana" style:font-name-asian="Verdana" style:font-name-complex="Verdana"/>
    </style:style>
    <style:style style:name="T38_8" style:family="text">
      <style:text-properties style:font-name="Verdana" style:font-name-asian="Verdana" style:font-name-complex="Verdana"/>
    </style:style>
    <style:style style:name="T38_9" style:family="text">
      <style:text-properties style:font-name="Verdana" style:font-name-asian="Verdana" style:font-name-complex="Verdana"/>
    </style:style>
    <style:style style:name="T38_10" style:family="text">
      <style:text-properties style:font-name="Verdana" style:font-name-asian="Verdana" style:font-name-complex="Verdana"/>
    </style:style>
    <style:style style:name="T38_11" style:family="text">
      <style:text-properties style:font-name="Verdana" style:font-name-asian="Verdana" style:font-name-complex="Verdana"/>
    </style:style>
    <style:style style:name="T38_12" style:family="text">
      <style:text-properties style:font-name="Verdana" style:font-name-asian="Verdana" style:font-name-complex="Verdana"/>
    </style:style>
    <style:style style:name="T38_13" style:family="text">
      <style:text-properties style:font-name="Verdana" style:font-name-asian="Verdana" style:font-name-complex="Verdana"/>
    </style:style>
    <style:style style:name="T38_14" style:family="text">
      <style:text-properties style:font-name="Verdana" style:font-name-asian="Verdana" style:font-name-complex="Verdana"/>
    </style:style>
    <style:style style:name="T38_15" style:family="text">
      <style:text-properties style:font-name="Verdana" style:font-name-asian="Verdana" style:font-name-complex="Verdana"/>
    </style:style>
    <style:style style:name="T38_16" style:family="text">
      <style:text-properties style:font-name="Verdana" style:font-name-asian="Verdana" style:font-name-complex="Verdana"/>
    </style:style>
    <style:style style:name="T38_17" style:family="text">
      <style:text-properties style:font-name="Verdana" style:font-name-asian="Verdana" style:font-name-complex="Verdana"/>
    </style:style>
    <style:style style:name="T38_18" style:family="text">
      <style:text-properties style:font-name="Verdana" style:font-name-asian="Verdana" style:font-name-complex="Verdana"/>
    </style:style>
    <style:style style:name="T38_19" style:family="text">
      <style:text-properties style:font-name="Verdana" style:font-name-asian="Verdana" style:font-name-complex="Verdana"/>
    </style:style>
    <style:style style:name="T38_20" style:family="text">
      <style:text-properties style:font-name="Verdana" style:font-name-asian="Verdana" style:font-name-complex="Verdana"/>
    </style:style>
    <style:style style:name="T38_21" style:family="text">
      <style:text-properties style:font-name="Verdana" style:font-name-asian="Verdana" style:font-name-complex="Verdana"/>
    </style:style>
    <style:style style:name="T38_22" style:family="text">
      <style:text-properties style:font-name="Verdana" style:font-name-asian="Verdana" style:font-name-complex="Verdana"/>
    </style:style>
    <style:style style:name="T38_23" style:family="text">
      <style:text-properties style:font-name="Verdana" style:font-name-asian="Verdana" style:font-name-complex="Verdana"/>
    </style:style>
    <style:style style:name="T38_24" style:family="text">
      <style:text-properties style:font-name="Verdana" style:font-name-asian="Verdana" style:font-name-complex="Verdana"/>
    </style:style>
    <style:style style:name="T38_25" style:family="text">
      <style:text-properties style:font-name="Verdana" style:font-name-asian="Verdana" style:font-name-complex="Verdana"/>
    </style:style>
    <style:style style:name="P3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3" style:family="text"/>
    <style:style style:name="T40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5" style:family="text"/>
    <style:style style:name="T40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7" style:family="text"/>
    <style:style style:name="T40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9" style:family="text"/>
    <style:style style:name="T40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19" style:family="text"/>
    <style:style style:name="T40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21" style:family="text"/>
    <style:style style:name="T40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23" style:family="text"/>
    <style:style style:name="T40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25" style:family="text"/>
    <style:style style:name="T40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27" style:family="text"/>
    <style:style style:name="T40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29" style:family="text"/>
    <style:style style:name="T40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31" style:family="text"/>
    <style:style style:name="T40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33" style:family="text"/>
    <style:style style:name="T40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35" style:family="text"/>
    <style:style style:name="T40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37" style:family="text"/>
    <style:style style:name="T40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39" style:family="text"/>
    <style:style style:name="T40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41" style:family="text"/>
    <style:style style:name="T40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43" style:family="text"/>
    <style:style style:name="T40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45" style:family="text"/>
    <style:style style:name="T40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47" style:family="text"/>
    <style:style style:name="T40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0_49" style:family="text"/>
    <style:style style:name="T40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weight="bold" style:font-weight-asian="bold" style:font-weight-complex="bold" style:text-underline-style="solid" style:text-underline-color="font-color"/>
    </style:style>
    <style:style style:name="T42_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nsolas" style:font-name-asian="Consolas" style:font-name-complex="Consolas"/>
    </style:style>
    <style:style style:name="T43_2" style:family="text">
      <style:text-properties style:font-name="Consolas" style:font-name-asian="Consolas" style:font-name-complex="Consolas"/>
    </style:style>
    <style:style style:name="T43_3" style:family="text">
      <style:text-properties style:font-name="Consolas" style:font-name-asian="Consolas" style:font-name-complex="Consolas"/>
    </style:style>
    <style:style style:name="T43_4" style:family="text">
      <style:text-properties style:font-name="Consolas" style:font-name-asian="Consolas" style:font-name-complex="Consolas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nsolas" style:font-name-asian="Consolas" style:font-name-complex="Consolas"/>
    </style:style>
    <style:style style:name="T44_2" style:family="text">
      <style:text-properties style:font-name="Consolas" style:font-name-asian="Consolas" style:font-name-complex="Consolas"/>
    </style:style>
    <style:style style:name="T44_3" style:family="text">
      <style:text-properties style:font-name="Consolas" style:font-name-asian="Consolas" style:font-name-complex="Consolas"/>
    </style:style>
    <style:style style:name="T44_4" style:family="text">
      <style:text-properties style:font-name="Consolas" style:font-name-asian="Consolas" style:font-name-complex="Consolas"/>
    </style:style>
    <style:style style:name="T44_5" style:family="text">
      <style:text-properties style:font-name="Consolas" style:font-name-asian="Consolas" style:font-name-complex="Consolas"/>
    </style:style>
    <style:style style:name="T44_6" style:family="text">
      <style:text-properties style:font-name="Consolas" style:font-name-asian="Consolas" style:font-name-complex="Consolas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Consolas" style:font-name-asian="Consolas" style:font-name-complex="Consolas"/>
    </style:style>
    <style:style style:name="T45_2" style:family="text">
      <style:text-properties style:font-name="Consolas" style:font-name-asian="Consolas" style:font-name-complex="Consolas"/>
    </style:style>
    <style:style style:name="T45_3" style:family="text">
      <style:text-properties style:font-name="Consolas" style:font-name-asian="Consolas" style:font-name-complex="Consolas"/>
    </style:style>
    <style:style style:name="T45_4" style:family="text">
      <style:text-properties style:font-name="Consolas" style:font-name-asian="Consolas" style:font-name-complex="Consolas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nsolas" style:font-name-asian="Consolas" style:font-name-complex="Consolas"/>
    </style:style>
    <style:style style:name="T46_2" style:family="text">
      <style:text-properties style:font-name="Consolas" style:font-name-asian="Consolas" style:font-name-complex="Consolas"/>
    </style:style>
    <style:style style:name="T46_3" style:family="text">
      <style:text-properties style:font-name="Consolas" style:font-name-asian="Consolas" style:font-name-complex="Consolas"/>
    </style:style>
    <style:style style:name="T46_4" style:family="text">
      <style:text-properties style:font-name="Consolas" style:font-name-asian="Consolas" style:font-name-complex="Consolas"/>
    </style:style>
    <style:style style:name="T46_5" style:family="text">
      <style:text-properties style:font-name="Consolas" style:font-name-asian="Consolas" style:font-name-complex="Consolas"/>
    </style:style>
    <style:style style:name="T46_6" style:family="text">
      <style:text-properties style:font-name="Consolas" style:font-name-asian="Consolas" style:font-name-complex="Consolas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Consolas" style:font-name-asian="Consolas" style:font-name-complex="Consolas"/>
    </style:style>
    <style:style style:name="T47_2" style:family="text">
      <style:text-properties style:font-name="Consolas" style:font-name-asian="Consolas" style:font-name-complex="Consolas"/>
    </style:style>
    <style:style style:name="T47_3" style:family="text">
      <style:text-properties style:font-name="Consolas" style:font-name-asian="Consolas" style:font-name-complex="Consolas"/>
    </style:style>
    <style:style style:name="T47_4" style:family="text">
      <style:text-properties style:font-name="Consolas" style:font-name-asian="Consolas" style:font-name-complex="Consolas"/>
    </style:style>
    <style:style style:name="T47_5" style:family="text">
      <style:text-properties style:font-name="Consolas" style:font-name-asian="Consolas" style:font-name-complex="Consolas"/>
    </style:style>
    <style:style style:name="T47_6" style:family="text">
      <style:text-properties style:font-name="Consolas" style:font-name-asian="Consolas" style:font-name-complex="Consolas"/>
    </style:style>
    <style:style style:name="T47_7" style:family="text">
      <style:text-properties style:font-name="Consolas" style:font-name-asian="Consolas" style:font-name-complex="Consolas"/>
    </style:style>
    <style:style style:name="T47_8" style:family="text">
      <style:text-properties style:font-name="Consolas" style:font-name-asian="Consolas" style:font-name-complex="Consolas"/>
    </style:style>
    <style:style style:name="T47_9" style:family="text">
      <style:text-properties style:font-name="Consolas" style:font-name-asian="Consolas" style:font-name-complex="Consolas"/>
    </style:style>
    <style:style style:name="T47_10" style:family="text">
      <style:text-properties style:font-name="Consolas" style:font-name-asian="Consolas" style:font-name-complex="Consolas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nsolas" style:font-name-asian="Consolas" style:font-name-complex="Consolas"/>
    </style:style>
    <style:style style:name="T48_2" style:family="text">
      <style:text-properties style:font-name="Consolas" style:font-name-asian="Consolas" style:font-name-complex="Consolas"/>
    </style:style>
    <style:style style:name="T48_3" style:family="text">
      <style:text-properties style:font-name="Consolas" style:font-name-asian="Consolas" style:font-name-complex="Consolas"/>
    </style:style>
    <style:style style:name="T48_4" style:family="text">
      <style:text-properties style:font-name="Consolas" style:font-name-asian="Consolas" style:font-name-complex="Consolas"/>
    </style:style>
    <style:style style:name="T48_5" style:family="text">
      <style:text-properties style:font-name="Consolas" style:font-name-asian="Consolas" style:font-name-complex="Consolas"/>
    </style:style>
    <style:style style:name="T48_6" style:family="text">
      <style:text-properties style:font-name="Consolas" style:font-name-asian="Consolas" style:font-name-complex="Consolas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nsolas" style:font-name-asian="Consolas" style:font-name-complex="Consolas"/>
    </style:style>
    <style:style style:name="T49_2" style:family="text">
      <style:text-properties style:font-name="Consolas" style:font-name-asian="Consolas" style:font-name-complex="Consolas"/>
    </style:style>
    <style:style style:name="T49_3" style:family="text">
      <style:text-properties style:font-name="Consolas" style:font-name-asian="Consolas" style:font-name-complex="Consolas"/>
    </style:style>
    <style:style style:name="T49_4" style:family="text">
      <style:text-properties style:font-name="Consolas" style:font-name-asian="Consolas" style:font-name-complex="Consolas"/>
    </style:style>
    <style:style style:name="T49_5" style:family="text">
      <style:text-properties style:font-name="Consolas" style:font-name-asian="Consolas" style:font-name-complex="Consolas"/>
    </style:style>
    <style:style style:name="T49_6" style:family="text">
      <style:text-properties style:font-name="Consolas" style:font-name-asian="Consolas" style:font-name-complex="Consolas"/>
    </style:style>
    <style:style style:name="T49_7" style:family="text">
      <style:text-properties style:font-name="Consolas" style:font-name-asian="Consolas" style:font-name-complex="Consolas"/>
    </style:style>
    <style:style style:name="T49_8" style:family="text">
      <style:text-properties style:font-name="Consolas" style:font-name-asian="Consolas" style:font-name-complex="Consolas"/>
    </style:style>
    <style:style style:name="T49_9" style:family="text">
      <style:text-properties style:font-name="Consolas" style:font-name-asian="Consolas" style:font-name-complex="Consolas"/>
    </style:style>
    <style:style style:name="T49_10" style:family="text">
      <style:text-properties style:font-name="Consolas" style:font-name-asian="Consolas" style:font-name-complex="Consolas"/>
    </style:style>
    <style:style style:name="T49_11" style:family="text">
      <style:text-properties style:font-name="Consolas" style:font-name-asian="Consolas" style:font-name-complex="Consolas"/>
    </style:style>
    <style:style style:name="T49_12" style:family="text">
      <style:text-properties style:font-name="Consolas" style:font-name-asian="Consolas" style:font-name-complex="Consolas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nsolas" style:font-name-asian="Consolas" style:font-name-complex="Consolas"/>
    </style:style>
    <style:style style:name="T50_2" style:family="text">
      <style:text-properties style:font-name="Consolas" style:font-name-asian="Consolas" style:font-name-complex="Consolas"/>
    </style:style>
    <style:style style:name="T50_3" style:family="text">
      <style:text-properties style:font-name="Consolas" style:font-name-asian="Consolas" style:font-name-complex="Consolas"/>
    </style:style>
    <style:style style:name="T50_4" style:family="text">
      <style:text-properties style:font-name="Consolas" style:font-name-asian="Consolas" style:font-name-complex="Consolas"/>
    </style:style>
    <style:style style:name="T50_5" style:family="text">
      <style:text-properties style:font-name="Consolas" style:font-name-asian="Consolas" style:font-name-complex="Consolas"/>
    </style:style>
    <style:style style:name="T50_6" style:family="text">
      <style:text-properties style:font-name="Consolas" style:font-name-asian="Consolas" style:font-name-complex="Consolas"/>
    </style:style>
    <style:style style:name="T50_7" style:family="text">
      <style:text-properties style:font-name="Consolas" style:font-name-asian="Consolas" style:font-name-complex="Consolas"/>
    </style:style>
    <style:style style:name="T50_8" style:family="text">
      <style:text-properties style:font-name="Consolas" style:font-name-asian="Consolas" style:font-name-complex="Consolas"/>
    </style:style>
    <style:style style:name="T50_9" style:family="text">
      <style:text-properties style:font-name="Consolas" style:font-name-asian="Consolas" style:font-name-complex="Consolas"/>
    </style:style>
    <style:style style:name="T50_10" style:family="text">
      <style:text-properties style:font-name="Consolas" style:font-name-asian="Consolas" style:font-name-complex="Consolas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nsolas" style:font-name-asian="Consolas" style:font-name-complex="Consolas"/>
    </style:style>
    <style:style style:name="T51_2" style:family="text">
      <style:text-properties style:font-name="Consolas" style:font-name-asian="Consolas" style:font-name-complex="Consolas"/>
    </style:style>
    <style:style style:name="T51_3" style:family="text">
      <style:text-properties style:font-name="Consolas" style:font-name-asian="Consolas" style:font-name-complex="Consolas"/>
    </style:style>
    <style:style style:name="T51_4" style:family="text">
      <style:text-properties style:font-name="Consolas" style:font-name-asian="Consolas" style:font-name-complex="Consolas"/>
    </style:style>
    <style:style style:name="T51_5" style:family="text">
      <style:text-properties style:font-name="Consolas" style:font-name-asian="Consolas" style:font-name-complex="Consolas"/>
    </style:style>
    <style:style style:name="T51_6" style:family="text">
      <style:text-properties style:font-name="Consolas" style:font-name-asian="Consolas" style:font-name-complex="Consolas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nsolas" style:font-name-asian="Consolas" style:font-name-complex="Consolas"/>
    </style:style>
    <style:style style:name="T52_2" style:family="text">
      <style:text-properties style:font-name="Consolas" style:font-name-asian="Consolas" style:font-name-complex="Consolas"/>
    </style:style>
    <style:style style:name="T52_3" style:family="text">
      <style:text-properties style:font-name="Consolas" style:font-name-asian="Consolas" style:font-name-complex="Consolas"/>
    </style:style>
    <style:style style:name="T52_4" style:family="text">
      <style:text-properties style:font-name="Consolas" style:font-name-asian="Consolas" style:font-name-complex="Consolas"/>
    </style:style>
    <style:style style:name="T52_5" style:family="text">
      <style:text-properties style:font-name="Consolas" style:font-name-asian="Consolas" style:font-name-complex="Consolas"/>
    </style:style>
    <style:style style:name="T52_6" style:family="text">
      <style:text-properties style:font-name="Consolas" style:font-name-asian="Consolas" style:font-name-complex="Consolas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00ff00" style:font-name="Verdana" style:font-name-asian="Verdana" style:font-name-complex="Verdana" fo:font-weight="bold" style:font-weight-asian="bold" style:font-weight-complex="bold"/>
    </style:style>
    <style:style style:name="T54_2" style:family="text">
      <style:text-properties fo:color="#00ff00" style:font-name="Verdana" style:font-name-asian="Verdana" style:font-name-complex="Verdana" fo:font-weight="bold" style:font-weight-asian="bold" style:font-weight-complex="bold"/>
    </style:style>
    <style:style style:name="T54_3" style:family="text">
      <style:text-properties style:font-name="Verdana" style:font-name-asian="Verdana" style:font-name-complex="Verdana"/>
    </style:style>
    <style:style style:name="T54_4" style:family="text">
      <style:text-properties fo:background-color="#ffffff" style:font-name="Verdana" style:font-name-asian="Verdana" style:font-name-complex="Verdana"/>
    </style:style>
    <style:style style:name="T54_5" style:family="text">
      <style:text-properties fo:background-color="#ffffff" style:font-name="Verdana" style:font-name-asian="Verdana" style:font-name-complex="Verdana"/>
    </style:style>
    <style:style style:name="T54_6" style:family="text">
      <style:text-properties fo:background-color="#ffffff" style:font-name="Verdana" style:font-name-asian="Verdana" style:font-name-complex="Verdana"/>
    </style:style>
    <style:style style:name="T54_7" style:family="text">
      <style:text-properties fo:background-color="#ffffff" style:font-name="Verdana" style:font-name-asian="Verdana" style:font-name-complex="Verdana"/>
    </style:style>
    <style:style style:name="T54_8" style:family="text">
      <style:text-properties fo:background-color="#ffffff" style:font-name="Verdana" style:font-name-asian="Verdana" style:font-name-complex="Verdana"/>
    </style:style>
    <style:style style:name="T54_9" style:family="text">
      <style:text-properties fo:background-color="#ffffff" style:font-name="Verdana" style:font-name-asian="Verdana" style:font-name-complex="Verdana"/>
    </style:style>
    <style:style style:name="T54_10" style:family="text">
      <style:text-properties fo:background-color="#ffffff" style:font-name="Verdana" style:font-name-asian="Verdana" style:font-name-complex="Verdana"/>
    </style:style>
    <style:style style:name="T54_11" style:family="text">
      <style:text-properties fo:background-color="#ffffff" style:font-name="Verdana" style:font-name-asian="Verdana" style:font-name-complex="Verdana"/>
    </style:style>
    <style:style style:name="T54_12" style:family="text">
      <style:text-properties fo:background-color="#ffffff" style:font-name="Verdana" style:font-name-asian="Verdana" style:font-name-complex="Verdana"/>
    </style:style>
    <style:style style:name="T54_13" style:family="text">
      <style:text-properties fo:background-color="#ffffff" style:font-name="Verdana" style:font-name-asian="Verdana" style:font-name-complex="Verdana"/>
    </style:style>
    <style:style style:name="T54_14" style:family="text">
      <style:text-properties fo:background-color="#ffffff" style:font-name="Verdana" style:font-name-asian="Verdana" style:font-name-complex="Verdana"/>
    </style:style>
    <style:style style:name="T54_15" style:family="text">
      <style:text-properties fo:background-color="#ffffff" style:font-name="Verdana" style:font-name-asian="Verdana" style:font-name-complex="Verdana"/>
    </style:style>
    <style:style style:name="T54_16" style:family="text">
      <style:text-properties fo:background-color="#ffffff" style:font-name="Verdana" style:font-name-asian="Verdana" style:font-name-complex="Verdana"/>
    </style:style>
    <style:style style:name="T54_17" style:family="text">
      <style:text-properties fo:background-color="#ffffff" style:font-name="Verdana" style:font-name-asian="Verdana" style:font-name-complex="Verdana"/>
    </style:style>
    <style:style style:name="T54_18" style:family="text">
      <style:text-properties fo:background-color="#ffffff" style:font-name="Verdana" style:font-name-asian="Verdana" style:font-name-complex="Verdana"/>
    </style:style>
    <style:style style:name="T54_19" style:family="text">
      <style:text-properties fo:background-color="#ffffff" style:font-name="Verdana" style:font-name-asian="Verdana" style:font-name-complex="Verdana"/>
    </style:style>
    <style:style style:name="T54_20" style:family="text">
      <style:text-properties fo:background-color="#ffffff" style:font-name="Verdana" style:font-name-asian="Verdana" style:font-name-complex="Verdana"/>
    </style:style>
    <style:style style:name="T54_21" style:family="text">
      <style:text-properties fo:background-color="#ffffff" style:font-name="Verdana" style:font-name-asian="Verdana" style:font-name-complex="Verdana"/>
    </style:style>
    <style:style style:name="T54_22" style:family="text">
      <style:text-properties fo:background-color="#ffffff" style:font-name="Verdana" style:font-name-asian="Verdana" style:font-name-complex="Verdana"/>
    </style:style>
    <style:style style:name="T54_23" style:family="text">
      <style:text-properties fo:background-color="#ffffff" style:font-name="Verdana" style:font-name-asian="Verdana" style:font-name-complex="Verdana"/>
    </style:style>
    <style:style style:name="T54_24" style:family="text">
      <style:text-properties fo:background-color="#ffffff" style:font-name="Verdana" style:font-name-asian="Verdana" style:font-name-complex="Verdana"/>
    </style:style>
    <style:style style:name="T54_25" style:family="text">
      <style:text-properties fo:background-color="#ffffff" style:font-name="Verdana" style:font-name-asian="Verdana" style:font-name-complex="Verdana"/>
    </style:style>
    <style:style style:name="T54_26" style:family="text">
      <style:text-properties fo:background-color="#ffffff" style:font-name="Verdana" style:font-name-asian="Verdana" style:font-name-complex="Verdana"/>
    </style:style>
    <style:style style:name="T54_27" style:family="text">
      <style:text-properties fo:background-color="#ffffff" style:font-name="Verdana" style:font-name-asian="Verdana" style:font-name-complex="Verdana"/>
    </style:style>
    <style:style style:name="T54_28" style:family="text">
      <style:text-properties fo:background-color="#ffffff" style:font-name="Verdana" style:font-name-asian="Verdana" style:font-name-complex="Verdana"/>
    </style:style>
    <style:style style:name="T54_29" style:family="text">
      <style:text-properties fo:background-color="#ffffff" style:font-name="Verdana" style:font-name-asian="Verdana" style:font-name-complex="Verdana"/>
    </style:style>
    <style:style style:name="T54_30" style:family="text">
      <style:text-properties fo:background-color="#ffffff" style:font-name="Verdana" style:font-name-asian="Verdana" style:font-name-complex="Verdana"/>
    </style:style>
    <style:style style:name="T54_31" style:family="text">
      <style:text-properties fo:background-color="#ffffff" style:font-name="Verdana" style:font-name-asian="Verdana" style:font-name-complex="Verdana"/>
    </style:style>
    <style:style style:name="T54_32" style:family="text">
      <style:text-properties fo:background-color="#ffffff" style:font-name="Verdana" style:font-name-asian="Verdana" style:font-name-complex="Verdana"/>
    </style:style>
    <style:style style:name="T54_33" style:family="text">
      <style:text-properties fo:background-color="#ffffff" style:font-name="Verdana" style:font-name-asian="Verdana" style:font-name-complex="Verdana"/>
    </style:style>
    <style:style style:name="T54_34" style:family="text">
      <style:text-properties fo:background-color="#ffffff" style:font-name="Verdana" style:font-name-asian="Verdana" style:font-name-complex="Verdana"/>
    </style:style>
    <style:style style:name="T54_35" style:family="text">
      <style:text-properties fo:background-color="#ffffff" style:font-name="Verdana" style:font-name-asian="Verdana" style:font-name-complex="Verdana"/>
    </style:style>
    <style:style style:name="T54_36" style:family="text">
      <style:text-properties fo:background-color="#ffffff" style:font-name="Verdana" style:font-name-asian="Verdana" style:font-name-complex="Verdana"/>
    </style:style>
    <style:style style:name="T54_37" style:family="text">
      <style:text-properties fo:background-color="#ffffff" style:font-name="Verdana" style:font-name-asian="Verdana" style:font-name-complex="Verdana"/>
    </style:style>
    <style:style style:name="T54_38" style:family="text">
      <style:text-properties fo:background-color="#ffffff" style:font-name="Verdana" style:font-name-asian="Verdana" style:font-name-complex="Verdana"/>
    </style:style>
    <style:style style:name="T54_39" style:family="text">
      <style:text-properties fo:background-color="#ffffff" style:font-name="Verdana" style:font-name-asian="Verdana" style:font-name-complex="Verdana"/>
    </style:style>
    <style:style style:name="T54_40" style:family="text">
      <style:text-properties fo:background-color="#ffffff" style:font-name="Verdana" style:font-name-asian="Verdana" style:font-name-complex="Verdana"/>
    </style:style>
    <style:style style:name="T54_41" style:family="text">
      <style:text-properties fo:background-color="#ffffff" style:font-name="Verdana" style:font-name-asian="Verdana" style:font-name-complex="Verdana"/>
    </style:style>
    <style:style style:name="T54_42" style:family="text">
      <style:text-properties fo:background-color="#ffffff" style:font-name="Verdana" style:font-name-asian="Verdana" style:font-name-complex="Verdana"/>
    </style:style>
    <style:style style:name="T54_43" style:family="text">
      <style:text-properties fo:background-color="#ffffff" style:font-name="Verdana" style:font-name-asian="Verdana" style:font-name-complex="Verdana"/>
    </style:style>
    <style:style style:name="T54_44" style:family="text">
      <style:text-properties fo:background-color="#ffffff" style:font-name="Verdana" style:font-name-asian="Verdana" style:font-name-complex="Verdana"/>
    </style:style>
    <style:style style:name="T54_45" style:family="text">
      <style:text-properties fo:background-color="#ffffff" style:font-name="Verdana" style:font-name-asian="Verdana" style:font-name-complex="Verdana"/>
    </style:style>
    <style:style style:name="T54_46" style:family="text">
      <style:text-properties fo:background-color="#ffffff" style:font-name="Verdana" style:font-name-asian="Verdana" style:font-name-complex="Verdana"/>
    </style:style>
    <style:style style:name="T54_47" style:family="text">
      <style:text-properties fo:background-color="#ffffff" style:font-name="Verdana" style:font-name-asian="Verdana" style:font-name-complex="Verdana"/>
    </style:style>
    <style:style style:name="T54_48" style:family="text">
      <style:text-properties fo:background-color="#ffffff" style:font-name="Verdana" style:font-name-asian="Verdana" style:font-name-complex="Verdana"/>
    </style:style>
    <style:style style:name="T54_49" style:family="text">
      <style:text-properties fo:background-color="#ffffff" style:font-name="Verdana" style:font-name-asian="Verdana" style:font-name-complex="Verdana"/>
    </style:style>
    <style:style style:name="T54_50" style:family="text">
      <style:text-properties fo:background-color="#ffffff" style:font-name="Verdana" style:font-name-asian="Verdana" style:font-name-complex="Verdana"/>
    </style:style>
    <style:style style:name="T54_51" style:family="text">
      <style:text-properties fo:background-color="#ffffff" style:font-name="Verdana" style:font-name-asian="Verdana" style:font-name-complex="Verdana"/>
    </style:style>
    <style:style style:name="T54_52" style:family="text">
      <style:text-properties fo:background-color="#ffffff" style:font-name="Verdana" style:font-name-asian="Verdana" style:font-name-complex="Verdana"/>
    </style:style>
    <style:style style:name="T54_53" style:family="text">
      <style:text-properties fo:background-color="#ffffff" style:font-name="Verdana" style:font-name-asian="Verdana" style:font-name-complex="Verdana"/>
    </style:style>
    <style:style style:name="P55" style:family="paragraph" style:parent-style-name="Standard">
      <style:paragraph-properties fo:break-before="auto" fo:line-height="115%" style:writing-mode="lr-tb"/>
      <style:text-properties fo:background-color="#ffffff" style:font-name="Verdana" style:font-name-asian="Verdana" style:font-name-complex="Verdana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/>
    <style:style style:name="T5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56_23" style:family="text">
      <style:text-properties style:font-name="Verdana" style:font-name-asian="Verdana" style:font-name-complex="Verdana"/>
    </style:style>
    <style:style style:name="T56_24" style:family="text">
      <style:text-properties style:font-name="Verdana" style:font-name-asian="Verdana" style:font-name-complex="Verdana"/>
    </style:style>
    <style:style style:name="T56_25" style:family="text">
      <style:text-properties style:font-name="Verdana" style:font-name-asian="Verdana" style:font-name-complex="Verdana"/>
    </style:style>
    <style:style style:name="T56_26" style:family="text">
      <style:text-properties style:font-name="Verdana" style:font-name-asian="Verdana" style:font-name-complex="Verdana"/>
    </style:style>
    <style:style style:name="T56_27" style:family="text">
      <style:text-properties style:font-name="Verdana" style:font-name-asian="Verdana" style:font-name-complex="Verdana"/>
    </style:style>
    <style:style style:name="T56_28" style:family="text">
      <style:text-properties style:font-name="Verdana" style:font-name-asian="Verdana" style:font-name-complex="Verdana"/>
    </style:style>
    <style:style style:name="T56_29" style:family="text">
      <style:text-properties style:font-name="Verdana" style:font-name-asian="Verdana" style:font-name-complex="Verdana"/>
    </style:style>
    <style:style style:name="T56_30" style:family="text">
      <style:text-properties style:font-name="Verdana" style:font-name-asian="Verdana" style:font-name-complex="Verdana"/>
    </style:style>
    <style:style style:name="T56_31" style:family="text">
      <style:text-properties style:font-name="Verdana" style:font-name-asian="Verdana" style:font-name-complex="Verdana"/>
    </style:style>
    <style:style style:name="T56_32" style:family="text">
      <style:text-properties style:font-name="Verdana" style:font-name-asian="Verdana" style:font-name-complex="Verdana"/>
    </style:style>
    <style:style style:name="T56_33" style:family="text">
      <style:text-properties style:font-name="Verdana" style:font-name-asian="Verdana" style:font-name-complex="Verdana"/>
    </style:style>
    <style:style style:name="T56_34" style:family="text">
      <style:text-properties style:font-name="Verdana" style:font-name-asian="Verdana" style:font-name-complex="Verdana"/>
    </style:style>
    <style:style style:name="T56_35" style:family="text">
      <style:text-properties style:font-name="Verdana" style:font-name-asian="Verdana" style:font-name-complex="Verdana"/>
    </style:style>
    <style:style style:name="T56_36" style:family="text">
      <style:text-properties style:font-name="Verdana" style:font-name-asian="Verdana" style:font-name-complex="Verdana"/>
    </style:style>
    <style:style style:name="T56_37" style:family="text">
      <style:text-properties style:font-name="Verdana" style:font-name-asian="Verdana" style:font-name-complex="Verdana"/>
    </style:style>
    <style:style style:name="T56_38" style:family="text">
      <style:text-properties style:font-name="Verdana" style:font-name-asian="Verdana" style:font-name-complex="Verdana"/>
    </style:style>
    <style:style style:name="T56_39" style:family="text">
      <style:text-properties style:font-name="Verdana" style:font-name-asian="Verdana" style:font-name-complex="Verdana"/>
    </style:style>
    <style:style style:name="T56_40" style:family="text">
      <style:text-properties style:font-name="Verdana" style:font-name-asian="Verdana" style:font-name-complex="Verdana"/>
    </style:style>
    <style:style style:name="T56_41" style:family="text">
      <style:text-properties style:font-name="Verdana" style:font-name-asian="Verdana" style:font-name-complex="Verdana"/>
    </style:style>
    <style:style style:name="T56_42" style:family="text">
      <style:text-properties style:font-name="Verdana" style:font-name-asian="Verdana" style:font-name-complex="Verdana"/>
    </style:style>
    <style:style style:name="T56_43" style:family="text">
      <style:text-properties style:font-name="Verdana" style:font-name-asian="Verdana" style:font-name-complex="Verdana"/>
    </style:style>
    <style:style style:name="T56_44" style:family="text">
      <style:text-properties style:font-name="Verdana" style:font-name-asian="Verdana" style:font-name-complex="Verdana"/>
    </style:style>
    <style:style style:name="T56_45" style:family="text">
      <style:text-properties style:font-name="Verdana" style:font-name-asian="Verdana" style:font-name-complex="Verdana"/>
    </style:style>
    <style:style style:name="T56_46" style:family="text">
      <style:text-properties style:font-name="Verdana" style:font-name-asian="Verdana" style:font-name-complex="Verdana"/>
    </style:style>
    <style:style style:name="T56_47" style:family="text">
      <style:text-properties style:font-name="Verdana" style:font-name-asian="Verdana" style:font-name-complex="Verdana"/>
    </style:style>
    <style:style style:name="T56_48" style:family="text">
      <style:text-properties style:font-name="Verdana" style:font-name-asian="Verdana" style:font-name-complex="Verdana"/>
    </style:style>
    <style:style style:name="T56_49" style:family="text">
      <style:text-properties style:font-name="Verdana" style:font-name-asian="Verdana" style:font-name-complex="Verdana"/>
    </style:style>
    <style:style style:name="T56_50" style:family="text">
      <style:text-properties style:font-name="Verdana" style:font-name-asian="Verdana" style:font-name-complex="Verdana"/>
    </style:style>
    <style:style style:name="T56_51" style:family="text">
      <style:text-properties style:font-name="Verdana" style:font-name-asian="Verdana" style:font-name-complex="Verdana"/>
    </style:style>
    <style:style style:name="T56_52" style:family="text">
      <style:text-properties style:font-name="Verdana" style:font-name-asian="Verdana" style:font-name-complex="Verdana"/>
    </style:style>
    <style:style style:name="T56_53" style:family="text">
      <style:text-properties style:font-name="Verdana" style:font-name-asian="Verdana" style:font-name-complex="Verdana"/>
    </style:style>
    <style:style style:name="T56_54" style:family="text">
      <style:text-properties style:font-name="Verdana" style:font-name-asian="Verdana" style:font-name-complex="Verdana"/>
    </style:style>
    <style:style style:name="T56_55" style:family="text">
      <style:text-properties style:font-name="Verdana" style:font-name-asian="Verdana" style:font-name-complex="Verdana"/>
    </style:style>
    <style:style style:name="T56_56" style:family="text">
      <style:text-properties style:font-name="Verdana" style:font-name-asian="Verdana" style:font-name-complex="Verdana"/>
    </style:style>
    <style:style style:name="T56_57" style:family="text">
      <style:text-properties style:font-name="Verdana" style:font-name-asian="Verdana" style:font-name-complex="Verdana"/>
    </style:style>
    <style:style style:name="T56_58" style:family="text">
      <style:text-properties style:font-name="Verdana" style:font-name-asian="Verdana" style:font-name-complex="Verdana"/>
    </style:style>
    <style:style style:name="T56_59" style:family="text">
      <style:text-properties style:font-name="Verdana" style:font-name-asian="Verdana" style:font-name-complex="Verdana"/>
    </style:style>
    <style:style style:name="T56_60" style:family="text">
      <style:text-properties style:font-name="Verdana" style:font-name-asian="Verdana" style:font-name-complex="Verdana"/>
    </style:style>
    <style:style style:name="T56_61" style:family="text">
      <style:text-properties style:font-name="Verdana" style:font-name-asian="Verdana" style:font-name-complex="Verdana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Verdana" style:font-name-asian="Verdana" style:font-name-complex="Verdana"/>
    </style:style>
    <style:style style:name="T57_2" style:family="text">
      <style:text-properties style:font-name="Verdana" style:font-name-asian="Verdana" style:font-name-complex="Verdana"/>
    </style:style>
    <style:style style:name="T57_3" style:family="text">
      <style:text-properties style:font-name="Verdana" style:font-name-asian="Verdana" style:font-name-complex="Verdana"/>
    </style:style>
    <style:style style:name="T57_4" style:family="text">
      <style:text-properties style:font-name="Verdana" style:font-name-asian="Verdana" style:font-name-complex="Verdana"/>
    </style:style>
    <style:style style:name="T57_5" style:family="text">
      <style:text-properties style:font-name="Verdana" style:font-name-asian="Verdana" style:font-name-complex="Verdana"/>
    </style:style>
    <style:style style:name="T57_6" style:family="text">
      <style:text-properties style:font-name="Verdana" style:font-name-asian="Verdana" style:font-name-complex="Verdana"/>
    </style:style>
    <style:style style:name="T57_7" style:family="text">
      <style:text-properties style:font-name="Verdana" style:font-name-asian="Verdana" style:font-name-complex="Verdana"/>
    </style:style>
    <style:style style:name="T57_8" style:family="text">
      <style:text-properties style:font-name="Verdana" style:font-name-asian="Verdana" style:font-name-complex="Verdana"/>
    </style:style>
    <style:style style:name="T57_9" style:family="text">
      <style:text-properties style:font-name="Verdana" style:font-name-asian="Verdana" style:font-name-complex="Verdana"/>
    </style:style>
    <style:style style:name="T57_10" style:family="text">
      <style:text-properties style:font-name="Verdana" style:font-name-asian="Verdana" style:font-name-complex="Verdana"/>
    </style:style>
    <style:style style:name="P5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3" style:family="text"/>
    <style:style style:name="T59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5" style:family="text"/>
    <style:style style:name="T59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7" style:family="text"/>
    <style:style style:name="T59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9" style:family="text"/>
    <style:style style:name="T59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11" style:family="text"/>
    <style:style style:name="T59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13" style:family="text"/>
    <style:style style:name="T59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15" style:family="text"/>
    <style:style style:name="T59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17" style:family="text"/>
    <style:style style:name="T59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19" style:family="text"/>
    <style:style style:name="T59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21" style:family="text"/>
    <style:style style:name="T59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23" style:family="text"/>
    <style:style style:name="T59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25" style:family="text"/>
    <style:style style:name="T59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27" style:family="text"/>
    <style:style style:name="T59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29" style:family="text"/>
    <style:style style:name="T59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31" style:family="text"/>
    <style:style style:name="T59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33" style:family="text"/>
    <style:style style:name="T59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35" style:family="text"/>
    <style:style style:name="T59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37" style:family="text"/>
    <style:style style:name="T59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39" style:family="text"/>
    <style:style style:name="T59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41" style:family="text"/>
    <style:style style:name="T59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43" style:family="text"/>
    <style:style style:name="T59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45" style:family="text"/>
    <style:style style:name="T59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47" style:family="text"/>
    <style:style style:name="T59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_49" style:family="text"/>
    <style:style style:name="T59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3" style:family="text"/>
    <style:style style:name="T60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5" style:family="text"/>
    <style:style style:name="T60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7" style:family="text"/>
    <style:style style:name="T60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9" style:family="text"/>
    <style:style style:name="T60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11" style:family="text"/>
    <style:style style:name="T60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13" style:family="text"/>
    <style:style style:name="T60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15" style:family="text"/>
    <style:style style:name="T6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17" style:family="text"/>
    <style:style style:name="T6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19" style:family="text"/>
    <style:style style:name="T60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21" style:family="text"/>
    <style:style style:name="T60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23" style:family="text"/>
    <style:style style:name="T60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25" style:family="text"/>
    <style:style style:name="T60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27" style:family="text"/>
    <style:style style:name="T60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29" style:family="text"/>
    <style:style style:name="T60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31" style:family="text"/>
    <style:style style:name="T60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33" style:family="text"/>
    <style:style style:name="T60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35" style:family="text"/>
    <style:style style:name="T60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37" style:family="text"/>
    <style:style style:name="T60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39" style:family="text"/>
    <style:style style:name="T60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41" style:family="text"/>
    <style:style style:name="T60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43" style:family="text"/>
    <style:style style:name="T60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45" style:family="text"/>
    <style:style style:name="T60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47" style:family="text"/>
    <style:style style:name="T60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_49" style:family="text"/>
    <style:style style:name="T60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62_2" style:family="text">
      <style:text-properties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nsolas" style:font-name-asian="Consolas" style:font-name-complex="Consolas"/>
    </style:style>
    <style:style style:name="T63_2" style:family="text">
      <style:text-properties style:font-name="Consolas" style:font-name-asian="Consolas" style:font-name-complex="Consolas"/>
    </style:style>
    <style:style style:name="T63_3" style:family="text">
      <style:text-properties style:font-name="Consolas" style:font-name-asian="Consolas" style:font-name-complex="Consolas"/>
    </style:style>
    <style:style style:name="T63_4" style:family="text">
      <style:text-properties style:font-name="Consolas" style:font-name-asian="Consolas" style:font-name-complex="Consolas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nsolas" style:font-name-asian="Consolas" style:font-name-complex="Consolas"/>
    </style:style>
    <style:style style:name="T64_2" style:family="text">
      <style:text-properties style:font-name="Consolas" style:font-name-asian="Consolas" style:font-name-complex="Consolas"/>
    </style:style>
    <style:style style:name="T64_3" style:family="text">
      <style:text-properties style:font-name="Consolas" style:font-name-asian="Consolas" style:font-name-complex="Consolas"/>
    </style:style>
    <style:style style:name="T64_4" style:family="text">
      <style:text-properties style:font-name="Consolas" style:font-name-asian="Consolas" style:font-name-complex="Consolas"/>
    </style:style>
    <style:style style:name="T64_5" style:family="text">
      <style:text-properties style:font-name="Consolas" style:font-name-asian="Consolas" style:font-name-complex="Consolas"/>
    </style:style>
    <style:style style:name="T64_6" style:family="text">
      <style:text-properties style:font-name="Consolas" style:font-name-asian="Consolas" style:font-name-complex="Consolas"/>
    </style:style>
    <style:style style:name="T64_7" style:family="text">
      <style:text-properties style:font-name="Consolas" style:font-name-asian="Consolas" style:font-name-complex="Consolas"/>
    </style:style>
    <style:style style:name="T64_8" style:family="text">
      <style:text-properties style:font-name="Consolas" style:font-name-asian="Consolas" style:font-name-complex="Consolas"/>
    </style:style>
    <style:style style:name="T64_9" style:family="text">
      <style:text-properties style:font-name="Consolas" style:font-name-asian="Consolas" style:font-name-complex="Consolas"/>
    </style:style>
    <style:style style:name="T64_10" style:family="text">
      <style:text-properties style:font-name="Consolas" style:font-name-asian="Consolas" style:font-name-complex="Consolas"/>
    </style:style>
    <style:style style:name="T64_11" style:family="text">
      <style:text-properties style:font-name="Consolas" style:font-name-asian="Consolas" style:font-name-complex="Consolas"/>
    </style:style>
    <style:style style:name="T64_12" style:family="text">
      <style:text-properties style:font-name="Consolas" style:font-name-asian="Consolas" style:font-name-complex="Consolas"/>
    </style:style>
    <style:style style:name="T64_13" style:family="text">
      <style:text-properties style:font-name="Consolas" style:font-name-asian="Consolas" style:font-name-complex="Consolas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nsolas" style:font-name-asian="Consolas" style:font-name-complex="Consolas"/>
    </style:style>
    <style:style style:name="T65_2" style:family="text">
      <style:text-properties style:font-name="Consolas" style:font-name-asian="Consolas" style:font-name-complex="Consolas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nsolas" style:font-name-asian="Consolas" style:font-name-complex="Consolas"/>
    </style:style>
    <style:style style:name="T66_2" style:family="text">
      <style:text-properties style:font-name="Consolas" style:font-name-asian="Consolas" style:font-name-complex="Consolas"/>
    </style:style>
    <style:style style:name="P6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Verdana" style:font-name-asian="Verdana" style:font-name-complex="Verdana"/>
    </style:style>
    <style:style style:name="T68_2" style:family="text">
      <style:text-properties style:font-name="Verdana" style:font-name-asian="Verdana" style:font-name-complex="Verdana"/>
    </style:style>
    <style:style style:name="T68_3" style:family="text">
      <style:text-properties style:font-name="Verdana" style:font-name-asian="Verdana" style:font-name-complex="Verdana"/>
    </style:style>
    <style:style style:name="T68_4" style:family="text">
      <style:text-properties style:font-name="Verdana" style:font-name-asian="Verdana" style:font-name-complex="Verdana"/>
    </style:style>
    <style:style style:name="T68_5" style:family="text">
      <style:text-properties style:font-name="Verdana" style:font-name-asian="Verdana" style:font-name-complex="Verdana"/>
    </style:style>
    <style:style style:name="T68_6" style:family="text">
      <style:text-properties style:font-name="Verdana" style:font-name-asian="Verdana" style:font-name-complex="Verdana"/>
    </style:style>
    <style:style style:name="T68_7" style:family="text">
      <style:text-properties style:font-name="Verdana" style:font-name-asian="Verdana" style:font-name-complex="Verdana"/>
    </style:style>
    <style:style style:name="T68_8" style:family="text">
      <style:text-properties style:font-name="Verdana" style:font-name-asian="Verdana" style:font-name-complex="Verdana"/>
    </style:style>
    <style:style style:name="T68_9" style:family="text">
      <style:text-properties style:font-name="Verdana" style:font-name-asian="Verdana" style:font-name-complex="Verdana"/>
    </style:style>
    <style:style style:name="T68_10" style:family="text">
      <style:text-properties style:font-name="Verdana" style:font-name-asian="Verdana" style:font-name-complex="Verdana"/>
    </style:style>
    <style:style style:name="T68_11" style:family="text">
      <style:text-properties style:font-name="Verdana" style:font-name-asian="Verdana" style:font-name-complex="Verdana"/>
    </style:style>
    <style:style style:name="T68_12" style:family="text">
      <style:text-properties style:font-name="Verdana" style:font-name-asian="Verdana" style:font-name-complex="Verdana"/>
    </style:style>
    <style:style style:name="T68_13" style:family="text">
      <style:text-properties style:font-name="Verdana" style:font-name-asian="Verdana" style:font-name-complex="Verdana"/>
    </style:style>
    <style:style style:name="T68_14" style:family="text">
      <style:text-properties style:font-name="Verdana" style:font-name-asian="Verdana" style:font-name-complex="Verdana"/>
    </style:style>
    <style:style style:name="T68_15" style:family="text">
      <style:text-properties style:font-name="Verdana" style:font-name-asian="Verdana" style:font-name-complex="Verdana"/>
    </style:style>
    <style:style style:name="T68_16" style:family="text">
      <style:text-properties style:font-name="Verdana" style:font-name-asian="Verdana" style:font-name-complex="Verdana"/>
    </style:style>
    <style:style style:name="T68_17" style:family="text">
      <style:text-properties style:font-name="Verdana" style:font-name-asian="Verdana" style:font-name-complex="Verdana"/>
    </style:style>
    <style:style style:name="T68_18" style:family="text">
      <style:text-properties style:font-name="Verdana" style:font-name-asian="Verdana" style:font-name-complex="Verdana"/>
    </style:style>
    <style:style style:name="T68_19" style:family="text">
      <style:text-properties style:font-name="Verdana" style:font-name-asian="Verdana" style:font-name-complex="Verdana"/>
    </style:style>
    <style:style style:name="T68_20" style:family="text">
      <style:text-properties style:font-name="Verdana" style:font-name-asian="Verdana" style:font-name-complex="Verdana"/>
    </style:style>
    <style:style style:name="T68_21" style:family="text">
      <style:text-properties style:font-name="Verdana" style:font-name-asian="Verdana" style:font-name-complex="Verdana"/>
    </style:style>
    <style:style style:name="T68_22" style:family="text">
      <style:text-properties style:font-name="Verdana" style:font-name-asian="Verdana" style:font-name-complex="Verdana"/>
    </style:style>
    <style:style style:name="T68_23" style:family="text">
      <style:text-properties style:font-name="Verdana" style:font-name-asian="Verdana" style:font-name-complex="Verdana"/>
    </style:style>
    <style:style style:name="T68_24" style:family="text">
      <style:text-properties style:font-name="Verdana" style:font-name-asian="Verdana" style:font-name-complex="Verdana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nsolas" style:font-name-asian="Consolas" style:font-name-complex="Consolas"/>
    </style:style>
    <style:style style:name="T69_2" style:family="text">
      <style:text-properties style:font-name="Consolas" style:font-name-asian="Consolas" style:font-name-complex="Consolas"/>
    </style:style>
    <style:style style:name="T69_3" style:family="text">
      <style:text-properties style:font-name="Consolas" style:font-name-asian="Consolas" style:font-name-complex="Consolas"/>
    </style:style>
    <style:style style:name="T69_4" style:family="text">
      <style:text-properties style:font-name="Consolas" style:font-name-asian="Consolas" style:font-name-complex="Consolas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/>
    <style:style style:name="T7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1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Verdana" style:font-name-asian="Verdana" style:font-name-complex="Verdana"/>
    </style:style>
    <style:style style:name="T72_2" style:family="text">
      <style:text-properties style:font-name="Verdana" style:font-name-asian="Verdana" style:font-name-complex="Verdana"/>
    </style:style>
    <style:style style:name="T72_3" style:family="text">
      <style:text-properties style:font-name="Verdana" style:font-name-asian="Verdana" style:font-name-complex="Verdana"/>
    </style:style>
    <style:style style:name="T72_4" style:family="text">
      <style:text-properties style:font-name="Verdana" style:font-name-asian="Verdana" style:font-name-complex="Verdana"/>
    </style:style>
    <style:style style:name="T72_5" style:family="text">
      <style:text-properties style:font-name="Verdana" style:font-name-asian="Verdana" style:font-name-complex="Verdana"/>
    </style:style>
    <style:style style:name="T72_6" style:family="text">
      <style:text-properties style:font-name="Verdana" style:font-name-asian="Verdana" style:font-name-complex="Verdana"/>
    </style:style>
    <style:style style:name="T72_7" style:family="text">
      <style:text-properties style:font-name="Verdana" style:font-name-asian="Verdana" style:font-name-complex="Verdana"/>
    </style:style>
    <style:style style:name="T72_8" style:family="text">
      <style:text-properties style:font-name="Verdana" style:font-name-asian="Verdana" style:font-name-complex="Verdana"/>
    </style:style>
    <style:style style:name="T72_9" style:family="text">
      <style:text-properties style:font-name="Verdana" style:font-name-asian="Verdana" style:font-name-complex="Verdana"/>
    </style:style>
    <style:style style:name="T72_10" style:family="text">
      <style:text-properties style:font-name="Verdana" style:font-name-asian="Verdana" style:font-name-complex="Verdana"/>
    </style:style>
    <style:style style:name="T72_11" style:family="text">
      <style:text-properties style:font-name="Verdana" style:font-name-asian="Verdana" style:font-name-complex="Verdana"/>
    </style:style>
    <style:style style:name="T72_12" style:family="text">
      <style:text-properties style:font-name="Verdana" style:font-name-asian="Verdana" style:font-name-complex="Verdana"/>
    </style:style>
    <style:style style:name="T72_13" style:family="text">
      <style:text-properties style:font-name="Verdana" style:font-name-asian="Verdana" style:font-name-complex="Verdana"/>
    </style:style>
    <style:style style:name="T72_14" style:family="text">
      <style:text-properties style:font-name="Verdana" style:font-name-asian="Verdana" style:font-name-complex="Verdana"/>
    </style:style>
    <style:style style:name="T72_15" style:family="text">
      <style:text-properties style:font-name="Verdana" style:font-name-asian="Verdana" style:font-name-complex="Verdana"/>
    </style:style>
    <style:style style:name="T72_16" style:family="text">
      <style:text-properties style:font-name="Verdana" style:font-name-asian="Verdana" style:font-name-complex="Verdana"/>
    </style:style>
    <style:style style:name="T72_17" style:family="text">
      <style:text-properties style:font-name="Verdana" style:font-name-asian="Verdana" style:font-name-complex="Verdana"/>
    </style:style>
    <style:style style:name="T72_18" style:family="text">
      <style:text-properties style:font-name="Verdana" style:font-name-asian="Verdana" style:font-name-complex="Verdana"/>
    </style:style>
    <style:style style:name="T72_19" style:family="text">
      <style:text-properties style:font-name="Verdana" style:font-name-asian="Verdana" style:font-name-complex="Verdana"/>
    </style:style>
    <style:style style:name="T72_20" style:family="text">
      <style:text-properties style:font-name="Verdana" style:font-name-asian="Verdana" style:font-name-complex="Verdana"/>
    </style:style>
    <style:style style:name="T72_21" style:family="text">
      <style:text-properties style:font-name="Verdana" style:font-name-asian="Verdana" style:font-name-complex="Verdana"/>
    </style:style>
    <style:style style:name="T72_22" style:family="text">
      <style:text-properties style:font-name="Verdana" style:font-name-asian="Verdana" style:font-name-complex="Verdana"/>
    </style:style>
    <style:style style:name="T72_23" style:family="text">
      <style:text-properties style:font-name="Verdana" style:font-name-asian="Verdana" style:font-name-complex="Verdana"/>
    </style:style>
    <style:style style:name="T72_24" style:family="text">
      <style:text-properties style:font-name="Verdana" style:font-name-asian="Verdana" style:font-name-complex="Verdana"/>
    </style:style>
    <style:style style:name="T72_25" style:family="text">
      <style:text-properties style:font-name="Verdana" style:font-name-asian="Verdana" style:font-name-complex="Verdana"/>
    </style:style>
    <style:style style:name="T72_26" style:family="text">
      <style:text-properties style:font-name="Verdana" style:font-name-asian="Verdana" style:font-name-complex="Verdana"/>
    </style:style>
    <style:style style:name="T72_27" style:family="text">
      <style:text-properties style:font-name="Verdana" style:font-name-asian="Verdana" style:font-name-complex="Verdana"/>
    </style:style>
    <style:style style:name="T72_28" style:family="text">
      <style:text-properties style:font-name="Verdana" style:font-name-asian="Verdana" style:font-name-complex="Verdana"/>
    </style:style>
    <style:style style:name="T72_29" style:family="text">
      <style:text-properties style:font-name="Verdana" style:font-name-asian="Verdana" style:font-name-complex="Verdana"/>
    </style:style>
    <style:style style:name="T72_30" style:family="text">
      <style:text-properties style:font-name="Verdana" style:font-name-asian="Verdana" style:font-name-complex="Verdana"/>
    </style:style>
    <style:style style:name="T72_31" style:family="text">
      <style:text-properties style:font-name="Verdana" style:font-name-asian="Verdana" style:font-name-complex="Verdana"/>
    </style:style>
    <style:style style:name="T72_32" style:family="text">
      <style:text-properties style:font-name="Verdana" style:font-name-asian="Verdana" style:font-name-complex="Verdana"/>
    </style:style>
    <style:style style:name="T72_33" style:family="text">
      <style:text-properties style:font-name="Verdana" style:font-name-asian="Verdana" style:font-name-complex="Verdana"/>
    </style:style>
    <style:style style:name="T72_34" style:family="text">
      <style:text-properties style:font-name="Verdana" style:font-name-asian="Verdana" style:font-name-complex="Verdana"/>
    </style:style>
    <style:style style:name="T72_35" style:family="text">
      <style:text-properties style:font-name="Verdana" style:font-name-asian="Verdana" style:font-name-complex="Verdana"/>
    </style:style>
    <style:style style:name="T72_36" style:family="text">
      <style:text-properties style:font-name="Verdana" style:font-name-asian="Verdana" style:font-name-complex="Verdana"/>
    </style:style>
    <style:style style:name="T72_37" style:family="text">
      <style:text-properties style:font-name="Verdana" style:font-name-asian="Verdana" style:font-name-complex="Verdana"/>
    </style:style>
    <style:style style:name="T72_38" style:family="text">
      <style:text-properties style:font-name="Verdana" style:font-name-asian="Verdana" style:font-name-complex="Verdana"/>
    </style:style>
    <style:style style:name="T72_39" style:family="text">
      <style:text-properties style:font-name="Verdana" style:font-name-asian="Verdana" style:font-name-complex="Verdana"/>
    </style:style>
    <style:style style:name="T72_40" style:family="text">
      <style:text-properties style:font-name="Verdana" style:font-name-asian="Verdana" style:font-name-complex="Verdana"/>
    </style:style>
    <style:style style:name="T72_41" style:family="text">
      <style:text-properties style:font-name="Verdana" style:font-name-asian="Verdana" style:font-name-complex="Verdana"/>
    </style:style>
    <style:style style:name="T72_42" style:family="text">
      <style:text-properties style:font-name="Verdana" style:font-name-asian="Verdana" style:font-name-complex="Verdana"/>
    </style:style>
    <style:style style:name="T72_43" style:family="text">
      <style:text-properties style:font-name="Verdana" style:font-name-asian="Verdana" style:font-name-complex="Verdana"/>
    </style:style>
    <style:style style:name="T72_44" style:family="text">
      <style:text-properties style:font-name="Verdana" style:font-name-asian="Verdana" style:font-name-complex="Verdana"/>
    </style:style>
    <style:style style:name="T72_45" style:family="text">
      <style:text-properties style:font-name="Verdana" style:font-name-asian="Verdana" style:font-name-complex="Verdana"/>
    </style:style>
    <style:style style:name="T72_46" style:family="text">
      <style:text-properties style:font-name="Verdana" style:font-name-asian="Verdana" style:font-name-complex="Verdana"/>
    </style:style>
    <style:style style:name="T72_47" style:family="text">
      <style:text-properties style:font-name="Verdana" style:font-name-asian="Verdana" style:font-name-complex="Verdana"/>
    </style:style>
    <style:style style:name="T72_48" style:family="text">
      <style:text-properties style:font-name="Verdana" style:font-name-asian="Verdana" style:font-name-complex="Verdana"/>
    </style:style>
    <style:style style:name="T72_49" style:family="text">
      <style:text-properties style:font-name="Verdana" style:font-name-asian="Verdana" style:font-name-complex="Verdana"/>
    </style:style>
    <style:style style:name="T72_50" style:family="text">
      <style:text-properties style:font-name="Verdana" style:font-name-asian="Verdana" style:font-name-complex="Verdana"/>
    </style:style>
    <style:style style:name="P7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3" style:family="text"/>
    <style:style style:name="T74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5" style:family="text"/>
    <style:style style:name="T74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7" style:family="text"/>
    <style:style style:name="T74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9" style:family="text"/>
    <style:style style:name="T74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11" style:family="text"/>
    <style:style style:name="T74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13" style:family="text"/>
    <style:style style:name="T74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15" style:family="text"/>
    <style:style style:name="T74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17" style:family="text"/>
    <style:style style:name="T74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19" style:family="text"/>
    <style:style style:name="T74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21" style:family="text"/>
    <style:style style:name="T74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23" style:family="text"/>
    <style:style style:name="T74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25" style:family="text"/>
    <style:style style:name="T74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27" style:family="text"/>
    <style:style style:name="T74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29" style:family="text"/>
    <style:style style:name="T74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31" style:family="text"/>
    <style:style style:name="T74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33" style:family="text"/>
    <style:style style:name="T74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35" style:family="text"/>
    <style:style style:name="T74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37" style:family="text"/>
    <style:style style:name="T74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39" style:family="text"/>
    <style:style style:name="T74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41" style:family="text"/>
    <style:style style:name="T74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43" style:family="text"/>
    <style:style style:name="T74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45" style:family="text"/>
    <style:style style:name="T74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47" style:family="text"/>
    <style:style style:name="T74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4_49" style:family="text"/>
    <style:style style:name="T74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76_2" style:family="text">
      <style:text-properties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Consolas" style:font-name-asian="Consolas" style:font-name-complex="Consolas"/>
    </style:style>
    <style:style style:name="T77_2" style:family="text">
      <style:text-properties style:font-name="Consolas" style:font-name-asian="Consolas" style:font-name-complex="Consolas"/>
    </style:style>
    <style:style style:name="T77_3" style:family="text">
      <style:text-properties style:font-name="Consolas" style:font-name-asian="Consolas" style:font-name-complex="Consolas"/>
    </style:style>
    <style:style style:name="T77_4" style:family="text">
      <style:text-properties style:font-name="Consolas" style:font-name-asian="Consolas" style:font-name-complex="Consolas"/>
    </style:style>
    <style:style style:name="T77_5" style:family="text">
      <style:text-properties style:font-name="Consolas" style:font-name-asian="Consolas" style:font-name-complex="Consolas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nsolas" style:font-name-asian="Consolas" style:font-name-complex="Consolas"/>
    </style:style>
    <style:style style:name="T78_2" style:family="text">
      <style:text-properties style:font-name="Consolas" style:font-name-asian="Consolas" style:font-name-complex="Consolas"/>
    </style:style>
    <style:style style:name="T78_3" style:family="text">
      <style:text-properties style:font-name="Consolas" style:font-name-asian="Consolas" style:font-name-complex="Consolas"/>
    </style:style>
    <style:style style:name="T78_4" style:family="text">
      <style:text-properties style:font-name="Consolas" style:font-name-asian="Consolas" style:font-name-complex="Consolas"/>
    </style:style>
    <style:style style:name="T78_5" style:family="text">
      <style:text-properties style:font-name="Consolas" style:font-name-asian="Consolas" style:font-name-complex="Consolas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nsolas" style:font-name-asian="Consolas" style:font-name-complex="Consolas"/>
    </style:style>
    <style:style style:name="T79_2" style:family="text">
      <style:text-properties style:font-name="Consolas" style:font-name-asian="Consolas" style:font-name-complex="Consolas"/>
    </style:style>
    <style:style style:name="T79_3" style:family="text">
      <style:text-properties style:font-name="Consolas" style:font-name-asian="Consolas" style:font-name-complex="Consolas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/>
    <style:style style:name="T8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Verdana" style:font-name-asian="Verdana" style:font-name-complex="Verdana"/>
    </style:style>
    <style:style style:name="T82_2" style:family="text">
      <style:text-properties style:font-name="Verdana" style:font-name-asian="Verdana" style:font-name-complex="Verdana"/>
    </style:style>
    <style:style style:name="T82_3" style:family="text">
      <style:text-properties style:font-name="Verdana" style:font-name-asian="Verdana" style:font-name-complex="Verdana"/>
    </style:style>
    <style:style style:name="T82_4" style:family="text">
      <style:text-properties style:font-name="Verdana" style:font-name-asian="Verdana" style:font-name-complex="Verdana"/>
    </style:style>
    <style:style style:name="T82_5" style:family="text">
      <style:text-properties style:font-name="Verdana" style:font-name-asian="Verdana" style:font-name-complex="Verdana"/>
    </style:style>
    <style:style style:name="T82_6" style:family="text">
      <style:text-properties style:font-name="Verdana" style:font-name-asian="Verdana" style:font-name-complex="Verdana"/>
    </style:style>
    <style:style style:name="T82_7" style:family="text">
      <style:text-properties style:font-name="Verdana" style:font-name-asian="Verdana" style:font-name-complex="Verdana"/>
    </style:style>
    <style:style style:name="T82_8" style:family="text">
      <style:text-properties style:font-name="Verdana" style:font-name-asian="Verdana" style:font-name-complex="Verdana"/>
    </style:style>
    <style:style style:name="T82_9" style:family="text">
      <style:text-properties style:font-name="Verdana" style:font-name-asian="Verdana" style:font-name-complex="Verdana"/>
    </style:style>
    <style:style style:name="T82_10" style:family="text">
      <style:text-properties style:font-name="Verdana" style:font-name-asian="Verdana" style:font-name-complex="Verdana"/>
    </style:style>
    <style:style style:name="T82_11" style:family="text">
      <style:text-properties style:font-name="Verdana" style:font-name-asian="Verdana" style:font-name-complex="Verdana"/>
    </style:style>
    <style:style style:name="T82_12" style:family="text">
      <style:text-properties style:font-name="Verdana" style:font-name-asian="Verdana" style:font-name-complex="Verdana"/>
    </style:style>
    <style:style style:name="T82_13" style:family="text">
      <style:text-properties style:font-name="Verdana" style:font-name-asian="Verdana" style:font-name-complex="Verdana"/>
    </style:style>
    <style:style style:name="T82_14" style:family="text">
      <style:text-properties style:font-name="Verdana" style:font-name-asian="Verdana" style:font-name-complex="Verdana"/>
    </style:style>
    <style:style style:name="T82_15" style:family="text">
      <style:text-properties style:font-name="Verdana" style:font-name-asian="Verdana" style:font-name-complex="Verdana"/>
    </style:style>
    <style:style style:name="T82_16" style:family="text">
      <style:text-properties style:font-name="Verdana" style:font-name-asian="Verdana" style:font-name-complex="Verdana"/>
    </style:style>
    <style:style style:name="T82_17" style:family="text">
      <style:text-properties style:font-name="Verdana" style:font-name-asian="Verdana" style:font-name-complex="Verdana"/>
    </style:style>
    <style:style style:name="T82_18" style:family="text">
      <style:text-properties style:font-name="Verdana" style:font-name-asian="Verdana" style:font-name-complex="Verdana"/>
    </style:style>
    <style:style style:name="T82_19" style:family="text">
      <style:text-properties style:font-name="Verdana" style:font-name-asian="Verdana" style:font-name-complex="Verdana"/>
    </style:style>
    <style:style style:name="T82_20" style:family="text">
      <style:text-properties style:font-name="Verdana" style:font-name-asian="Verdana" style:font-name-complex="Verdana"/>
    </style:style>
    <style:style style:name="T82_21" style:family="text">
      <style:text-properties style:font-name="Verdana" style:font-name-asian="Verdana" style:font-name-complex="Verdana"/>
    </style:style>
    <style:style style:name="T82_22" style:family="text">
      <style:text-properties style:font-name="Verdana" style:font-name-asian="Verdana" style:font-name-complex="Verdana"/>
    </style:style>
    <style:style style:name="T82_23" style:family="text">
      <style:text-properties style:font-name="Verdana" style:font-name-asian="Verdana" style:font-name-complex="Verdana"/>
    </style:style>
    <style:style style:name="T82_24" style:family="text">
      <style:text-properties style:font-name="Verdana" style:font-name-asian="Verdana" style:font-name-complex="Verdana"/>
    </style:style>
    <style:style style:name="T82_25" style:family="text">
      <style:text-properties style:font-name="Verdana" style:font-name-asian="Verdana" style:font-name-complex="Verdana"/>
    </style:style>
    <style:style style:name="T82_26" style:family="text">
      <style:text-properties style:font-name="Verdana" style:font-name-asian="Verdana" style:font-name-complex="Verdana"/>
    </style:style>
    <style:style style:name="T82_27" style:family="text">
      <style:text-properties style:font-name="Verdana" style:font-name-asian="Verdana" style:font-name-complex="Verdana"/>
    </style:style>
    <style:style style:name="T82_28" style:family="text">
      <style:text-properties style:font-name="Verdana" style:font-name-asian="Verdana" style:font-name-complex="Verdana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Verdana" style:font-name-asian="Verdana" style:font-name-complex="Verdana"/>
    </style:style>
    <style:style style:name="T83_2" style:family="text">
      <style:text-properties style:font-name="Verdana" style:font-name-asian="Verdana" style:font-name-complex="Verdana"/>
    </style:style>
    <style:style style:name="T83_3" style:family="text">
      <style:text-properties style:font-name="Verdana" style:font-name-asian="Verdana" style:font-name-complex="Verdana"/>
    </style:style>
    <style:style style:name="T83_4" style:family="text">
      <style:text-properties style:font-name="Verdana" style:font-name-asian="Verdana" style:font-name-complex="Verdana"/>
    </style:style>
    <style:style style:name="T83_5" style:family="text">
      <style:text-properties style:font-name="Verdana" style:font-name-asian="Verdana" style:font-name-complex="Verdana"/>
    </style:style>
    <style:style style:name="T83_6" style:family="text">
      <style:text-properties style:font-name="Verdana" style:font-name-asian="Verdana" style:font-name-complex="Verdana"/>
    </style:style>
    <style:style style:name="T83_7" style:family="text">
      <style:text-properties style:font-name="Verdana" style:font-name-asian="Verdana" style:font-name-complex="Verdana"/>
    </style:style>
    <style:style style:name="T83_8" style:family="text">
      <style:text-properties style:font-name="Verdana" style:font-name-asian="Verdana" style:font-name-complex="Verdana"/>
    </style:style>
    <style:style style:name="T83_9" style:family="text">
      <style:text-properties style:font-name="Verdana" style:font-name-asian="Verdana" style:font-name-complex="Verdana"/>
    </style:style>
    <style:style style:name="T83_10" style:family="text">
      <style:text-properties style:font-name="Verdana" style:font-name-asian="Verdana" style:font-name-complex="Verdana"/>
    </style:style>
    <style:style style:name="T83_1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83_1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83_1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83_14" style:family="text">
      <style:text-properties style:font-name="Verdana" style:font-name-asian="Verdana" style:font-name-complex="Verdana"/>
    </style:style>
    <style:style style:name="T83_15" style:family="text">
      <style:text-properties style:font-name="Verdana" style:font-name-asian="Verdana" style:font-name-complex="Verdana"/>
    </style:style>
    <style:style style:name="T83_16" style:family="text">
      <style:text-properties style:font-name="Verdana" style:font-name-asian="Verdana" style:font-name-complex="Verdana"/>
    </style:style>
    <style:style style:name="T83_17" style:family="text">
      <style:text-properties style:font-name="Verdana" style:font-name-asian="Verdana" style:font-name-complex="Verdana"/>
    </style:style>
    <style:style style:name="T83_18" style:family="text">
      <style:text-properties style:font-name="Verdana" style:font-name-asian="Verdana" style:font-name-complex="Verdana"/>
    </style:style>
    <style:style style:name="T83_19" style:family="text">
      <style:text-properties style:font-name="Verdana" style:font-name-asian="Verdana" style:font-name-complex="Verdana"/>
    </style:style>
    <style:style style:name="T83_20" style:family="text">
      <style:text-properties style:font-name="Verdana" style:font-name-asian="Verdana" style:font-name-complex="Verdana"/>
    </style:style>
    <style:style style:name="T83_21" style:family="text">
      <style:text-properties style:font-name="Verdana" style:font-name-asian="Verdana" style:font-name-complex="Verdana"/>
    </style:style>
    <style:style style:name="T83_22" style:family="text">
      <style:text-properties style:font-name="Verdana" style:font-name-asian="Verdana" style:font-name-complex="Verdana"/>
    </style:style>
    <style:style style:name="T83_23" style:family="text">
      <style:text-properties style:font-name="Verdana" style:font-name-asian="Verdana" style:font-name-complex="Verdana"/>
    </style:style>
    <style:style style:name="T83_24" style:family="text">
      <style:text-properties style:font-name="Verdana" style:font-name-asian="Verdana" style:font-name-complex="Verdana"/>
    </style:style>
    <style:style style:name="T83_25" style:family="text">
      <style:text-properties style:font-name="Verdana" style:font-name-asian="Verdana" style:font-name-complex="Verdana"/>
    </style:style>
    <style:style style:name="T83_26" style:family="text">
      <style:text-properties style:font-name="Verdana" style:font-name-asian="Verdana" style:font-name-complex="Verdana"/>
    </style:style>
    <style:style style:name="T83_27" style:family="text">
      <style:text-properties style:font-name="Verdana" style:font-name-asian="Verdana" style:font-name-complex="Verdana"/>
    </style:style>
    <style:style style:name="T83_28" style:family="text">
      <style:text-properties style:font-name="Verdana" style:font-name-asian="Verdana" style:font-name-complex="Verdana"/>
    </style:style>
    <style:style style:name="T83_29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83_30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83_3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83_32" style:family="text">
      <style:text-properties style:font-name="Verdana" style:font-name-asian="Verdana" style:font-name-complex="Verdana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nsolas" style:font-name-asian="Consolas" style:font-name-complex="Consolas"/>
    </style:style>
    <style:style style:name="T85_2" style:family="text">
      <style:text-properties style:font-name="Consolas" style:font-name-asian="Consolas" style:font-name-complex="Consolas"/>
    </style:style>
    <style:style style:name="T85_3" style:family="text">
      <style:text-properties style:font-name="Consolas" style:font-name-asian="Consolas" style:font-name-complex="Consolas"/>
    </style:style>
    <style:style style:name="T85_4" style:family="text">
      <style:text-properties style:font-name="Consolas" style:font-name-asian="Consolas" style:font-name-complex="Consolas"/>
    </style:style>
    <style:style style:name="T85_5" style:family="text">
      <style:text-properties style:font-name="Consolas" style:font-name-asian="Consolas" style:font-name-complex="Consolas"/>
    </style:style>
    <style:style style:name="T85_6" style:family="text">
      <style:text-properties style:font-name="Consolas" style:font-name-asian="Consolas" style:font-name-complex="Consolas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/>
    <style:style style:name="T8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7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Verdana" style:font-name-asian="Verdana" style:font-name-complex="Verdana"/>
    </style:style>
    <style:style style:name="T88_2" style:family="text">
      <style:text-properties style:font-name="Verdana" style:font-name-asian="Verdana" style:font-name-complex="Verdana"/>
    </style:style>
    <style:style style:name="T88_3" style:family="text">
      <style:text-properties style:font-name="Verdana" style:font-name-asian="Verdana" style:font-name-complex="Verdana"/>
    </style:style>
    <style:style style:name="T88_4" style:family="text">
      <style:text-properties style:font-name="Verdana" style:font-name-asian="Verdana" style:font-name-complex="Verdana"/>
    </style:style>
    <style:style style:name="T88_5" style:family="text">
      <style:text-properties style:font-name="Verdana" style:font-name-asian="Verdana" style:font-name-complex="Verdana"/>
    </style:style>
    <style:style style:name="T88_6" style:family="text">
      <style:text-properties style:font-name="Verdana" style:font-name-asian="Verdana" style:font-name-complex="Verdana"/>
    </style:style>
    <style:style style:name="T88_7" style:family="text">
      <style:text-properties style:font-name="Verdana" style:font-name-asian="Verdana" style:font-name-complex="Verdana"/>
    </style:style>
    <style:style style:name="T88_8" style:family="text">
      <style:text-properties style:font-name="Verdana" style:font-name-asian="Verdana" style:font-name-complex="Verdana"/>
    </style:style>
    <style:style style:name="T88_9" style:family="text">
      <style:text-properties style:font-name="Verdana" style:font-name-asian="Verdana" style:font-name-complex="Verdana"/>
    </style:style>
    <style:style style:name="T88_10" style:family="text">
      <style:text-properties style:font-name="Verdana" style:font-name-asian="Verdana" style:font-name-complex="Verdana"/>
    </style:style>
    <style:style style:name="T88_11" style:family="text">
      <style:text-properties style:font-name="Verdana" style:font-name-asian="Verdana" style:font-name-complex="Verdana"/>
    </style:style>
    <style:style style:name="T88_12" style:family="text">
      <style:text-properties style:font-name="Verdana" style:font-name-asian="Verdana" style:font-name-complex="Verdana"/>
    </style:style>
    <style:style style:name="T88_13" style:family="text">
      <style:text-properties style:font-name="Verdana" style:font-name-asian="Verdana" style:font-name-complex="Verdana"/>
    </style:style>
    <style:style style:name="T88_14" style:family="text">
      <style:text-properties style:font-name="Verdana" style:font-name-asian="Verdana" style:font-name-complex="Verdana"/>
    </style:style>
    <style:style style:name="T88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16" style:family="text">
      <style:text-properties style:font-name="Verdana" style:font-name-asian="Verdana" style:font-name-complex="Verdana"/>
    </style:style>
    <style:style style:name="T88_17" style:family="text">
      <style:text-properties style:font-name="Verdana" style:font-name-asian="Verdana" style:font-name-complex="Verdana"/>
    </style:style>
    <style:style style:name="T88_18" style:family="text">
      <style:text-properties style:font-name="Verdana" style:font-name-asian="Verdana" style:font-name-complex="Verdana"/>
    </style:style>
    <style:style style:name="T88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20" style:family="text">
      <style:text-properties style:font-name="Verdana" style:font-name-asian="Verdana" style:font-name-complex="Verdana"/>
    </style:style>
    <style:style style:name="T88_21" style:family="text">
      <style:text-properties style:font-name="Verdana" style:font-name-asian="Verdana" style:font-name-complex="Verdana"/>
    </style:style>
    <style:style style:name="T88_22" style:family="text">
      <style:text-properties style:font-name="Verdana" style:font-name-asian="Verdana" style:font-name-complex="Verdana"/>
    </style:style>
    <style:style style:name="T88_23" style:family="text">
      <style:text-properties style:font-name="Verdana" style:font-name-asian="Verdana" style:font-name-complex="Verdana"/>
    </style:style>
    <style:style style:name="T88_24" style:family="text">
      <style:text-properties style:font-name="Verdana" style:font-name-asian="Verdana" style:font-name-complex="Verdana"/>
    </style:style>
    <style:style style:name="T88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26" style:family="text">
      <style:text-properties style:font-name="Verdana" style:font-name-asian="Verdana" style:font-name-complex="Verdana"/>
    </style:style>
    <style:style style:name="T88_27" style:family="text">
      <style:text-properties style:font-name="Verdana" style:font-name-asian="Verdana" style:font-name-complex="Verdana"/>
    </style:style>
    <style:style style:name="T88_28" style:family="text">
      <style:text-properties style:font-name="Verdana" style:font-name-asian="Verdana" style:font-name-complex="Verdana"/>
    </style:style>
    <style:style style:name="T88_29" style:family="text">
      <style:text-properties style:font-name="Verdana" style:font-name-asian="Verdana" style:font-name-complex="Verdana"/>
    </style:style>
    <style:style style:name="T88_30" style:family="text">
      <style:text-properties style:font-name="Verdana" style:font-name-asian="Verdana" style:font-name-complex="Verdana"/>
    </style:style>
    <style:style style:name="T88_31" style:family="text">
      <style:text-properties style:font-name="Verdana" style:font-name-asian="Verdana" style:font-name-complex="Verdana"/>
    </style:style>
    <style:style style:name="T88_32" style:family="text">
      <style:text-properties style:font-name="Verdana" style:font-name-asian="Verdana" style:font-name-complex="Verdana"/>
    </style:style>
    <style:style style:name="T88_33" style:family="text">
      <style:text-properties style:font-name="Verdana" style:font-name-asian="Verdana" style:font-name-complex="Verdana"/>
    </style:style>
    <style:style style:name="T88_34" style:family="text">
      <style:text-properties style:font-name="Verdana" style:font-name-asian="Verdana" style:font-name-complex="Verdana"/>
    </style:style>
    <style:style style:name="T88_35" style:family="text">
      <style:text-properties style:font-name="Verdana" style:font-name-asian="Verdana" style:font-name-complex="Verdana"/>
    </style:style>
    <style:style style:name="T88_36" style:family="text">
      <style:text-properties style:font-name="Verdana" style:font-name-asian="Verdana" style:font-name-complex="Verdana"/>
    </style:style>
    <style:style style:name="T88_37" style:family="text">
      <style:text-properties style:font-name="Verdana" style:font-name-asian="Verdana" style:font-name-complex="Verdana"/>
    </style:style>
    <style:style style:name="T88_38" style:family="text">
      <style:text-properties style:font-name="Verdana" style:font-name-asian="Verdana" style:font-name-complex="Verdana"/>
    </style:style>
    <style:style style:name="T88_39" style:family="text">
      <style:text-properties style:font-name="Verdana" style:font-name-asian="Verdana" style:font-name-complex="Verdana"/>
    </style:style>
    <style:style style:name="T88_40" style:family="text">
      <style:text-properties style:font-name="Verdana" style:font-name-asian="Verdana" style:font-name-complex="Verdana"/>
    </style:style>
    <style:style style:name="T88_41" style:family="text">
      <style:text-properties style:font-name="Verdana" style:font-name-asian="Verdana" style:font-name-complex="Verdana"/>
    </style:style>
    <style:style style:name="T88_42" style:family="text">
      <style:text-properties style:font-name="Verdana" style:font-name-asian="Verdana" style:font-name-complex="Verdana"/>
    </style:style>
    <style:style style:name="T88_43" style:family="text">
      <style:text-properties style:font-name="Verdana" style:font-name-asian="Verdana" style:font-name-complex="Verdana"/>
    </style:style>
    <style:style style:name="T88_44" style:family="text">
      <style:text-properties style:font-name="Verdana" style:font-name-asian="Verdana" style:font-name-complex="Verdana"/>
    </style:style>
    <style:style style:name="T88_45" style:family="text">
      <style:text-properties style:font-name="Verdana" style:font-name-asian="Verdana" style:font-name-complex="Verdana"/>
    </style:style>
    <style:style style:name="T88_46" style:family="text">
      <style:text-properties style:font-name="Verdana" style:font-name-asian="Verdana" style:font-name-complex="Verdana"/>
    </style:style>
    <style:style style:name="T88_47" style:family="text">
      <style:text-properties style:font-name="Verdana" style:font-name-asian="Verdana" style:font-name-complex="Verdana"/>
    </style:style>
    <style:style style:name="T88_48" style:family="text">
      <style:text-properties style:font-name="Verdana" style:font-name-asian="Verdana" style:font-name-complex="Verdana"/>
    </style:style>
    <style:style style:name="T88_49" style:family="text">
      <style:text-properties style:font-name="Verdana" style:font-name-asian="Verdana" style:font-name-complex="Verdana"/>
    </style:style>
    <style:style style:name="T88_50" style:family="text">
      <style:text-properties style:font-name="Verdana" style:font-name-asian="Verdana" style:font-name-complex="Verdana"/>
    </style:style>
    <style:style style:name="T88_51" style:family="text">
      <style:text-properties style:font-name="Verdana" style:font-name-asian="Verdana" style:font-name-complex="Verdana"/>
    </style:style>
    <style:style style:name="T88_52" style:family="text">
      <style:text-properties style:font-name="Verdana" style:font-name-asian="Verdana" style:font-name-complex="Verdana"/>
    </style:style>
    <style:style style:name="T88_53" style:family="text">
      <style:text-properties style:font-name="Verdana" style:font-name-asian="Verdana" style:font-name-complex="Verdana"/>
    </style:style>
    <style:style style:name="T88_54" style:family="text">
      <style:text-properties style:font-name="Verdana" style:font-name-asian="Verdana" style:font-name-complex="Verdana"/>
    </style:style>
    <style:style style:name="T88_55" style:family="text">
      <style:text-properties style:font-name="Verdana" style:font-name-asian="Verdana" style:font-name-complex="Verdana"/>
    </style:style>
    <style:style style:name="T88_56" style:family="text">
      <style:text-properties style:font-name="Verdana" style:font-name-asian="Verdana" style:font-name-complex="Verdana"/>
    </style:style>
    <style:style style:name="T88_57" style:family="text">
      <style:text-properties style:font-name="Verdana" style:font-name-asian="Verdana" style:font-name-complex="Verdana"/>
    </style:style>
    <style:style style:name="T88_58" style:family="text">
      <style:text-properties style:font-name="Verdana" style:font-name-asian="Verdana" style:font-name-complex="Verdana"/>
    </style:style>
    <style:style style:name="T88_59" style:family="text">
      <style:text-properties style:font-name="Verdana" style:font-name-asian="Verdana" style:font-name-complex="Verdana"/>
    </style:style>
    <style:style style:name="T88_60" style:family="text">
      <style:text-properties style:font-name="Verdana" style:font-name-asian="Verdana" style:font-name-complex="Verdana"/>
    </style:style>
    <style:style style:name="T88_61" style:family="text">
      <style:text-properties style:font-name="Verdana" style:font-name-asian="Verdana" style:font-name-complex="Verdana"/>
    </style:style>
    <style:style style:name="T88_62" style:family="text">
      <style:text-properties style:font-name="Verdana" style:font-name-asian="Verdana" style:font-name-complex="Verdana"/>
    </style:style>
    <style:style style:name="T88_63" style:family="text">
      <style:text-properties style:font-name="Verdana" style:font-name-asian="Verdana" style:font-name-complex="Verdana"/>
    </style:style>
    <style:style style:name="T88_64" style:family="text">
      <style:text-properties style:font-name="Verdana" style:font-name-asian="Verdana" style:font-name-complex="Verdana"/>
    </style:style>
    <style:style style:name="T88_6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6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6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6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6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7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7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8_72" style:family="text">
      <style:text-properties style:font-name="Verdana" style:font-name-asian="Verdana" style:font-name-complex="Verdana"/>
    </style:style>
    <style:style style:name="T88_73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Verdana" style:font-name-asian="Verdana" style:font-name-complex="Verdana"/>
    </style:style>
    <style:style style:name="T90_2" style:family="text">
      <style:text-properties style:font-name="Verdana" style:font-name-asian="Verdana" style:font-name-complex="Verdana"/>
    </style:style>
    <style:style style:name="T90_3" style:family="text">
      <style:text-properties style:font-name="Verdana" style:font-name-asian="Verdana" style:font-name-complex="Verdana"/>
    </style:style>
    <style:style style:name="T90_4" style:family="text">
      <style:text-properties style:font-name="Verdana" style:font-name-asian="Verdana" style:font-name-complex="Verdana"/>
    </style:style>
    <style:style style:name="T90_5" style:family="text">
      <style:text-properties style:font-name="Verdana" style:font-name-asian="Verdana" style:font-name-complex="Verdana"/>
    </style:style>
    <style:style style:name="T90_6" style:family="text">
      <style:text-properties style:font-name="Verdana" style:font-name-asian="Verdana" style:font-name-complex="Verdana"/>
    </style:style>
    <style:style style:name="T90_7" style:family="text">
      <style:text-properties style:font-name="Verdana" style:font-name-asian="Verdana" style:font-name-complex="Verdana"/>
    </style:style>
    <style:style style:name="T90_8" style:family="text">
      <style:text-properties style:font-name="Verdana" style:font-name-asian="Verdana" style:font-name-complex="Verdana"/>
    </style:style>
    <style:style style:name="T90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0" style:family="text">
      <style:text-properties style:font-name="Verdana" style:font-name-asian="Verdana" style:font-name-complex="Verdana"/>
    </style:style>
    <style:style style:name="T90_11" style:family="text">
      <style:text-properties style:font-name="Verdana" style:font-name-asian="Verdana" style:font-name-complex="Verdana"/>
    </style:style>
    <style:style style:name="T90_12" style:family="text">
      <style:text-properties style:font-name="Verdana" style:font-name-asian="Verdana" style:font-name-complex="Verdana"/>
    </style:style>
    <style:style style:name="T90_13" style:family="text">
      <style:text-properties style:font-name="Verdana" style:font-name-asian="Verdana" style:font-name-complex="Verdana"/>
    </style:style>
    <style:style style:name="T90_14" style:family="text">
      <style:text-properties style:font-name="Verdana" style:font-name-asian="Verdana" style:font-name-complex="Verdana"/>
    </style:style>
    <style:style style:name="T90_15" style:family="text">
      <style:text-properties style:font-name="Verdana" style:font-name-asian="Verdana" style:font-name-complex="Verdana"/>
    </style:style>
    <style:style style:name="T90_16" style:family="text">
      <style:text-properties style:font-name="Verdana" style:font-name-asian="Verdana" style:font-name-complex="Verdana"/>
    </style:style>
    <style:style style:name="T90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8" style:family="text">
      <style:text-properties style:font-name="Verdana" style:font-name-asian="Verdana" style:font-name-complex="Verdana"/>
    </style:style>
    <style:style style:name="T90_19" style:family="text">
      <style:text-properties style:font-name="Verdana" style:font-name-asian="Verdana" style:font-name-complex="Verdana"/>
    </style:style>
    <style:style style:name="T90_20" style:family="text">
      <style:text-properties style:font-name="Verdana" style:font-name-asian="Verdana" style:font-name-complex="Verdana"/>
    </style:style>
    <style:style style:name="T90_21" style:family="text">
      <style:text-properties style:font-name="Verdana" style:font-name-asian="Verdana" style:font-name-complex="Verdana"/>
    </style:style>
    <style:style style:name="T90_22" style:family="text">
      <style:text-properties style:font-name="Verdana" style:font-name-asian="Verdana" style:font-name-complex="Verdana"/>
    </style:style>
    <style:style style:name="T90_23" style:family="text">
      <style:text-properties style:font-name="Verdana" style:font-name-asian="Verdana" style:font-name-complex="Verdana"/>
    </style:style>
    <style:style style:name="T90_24" style:family="text">
      <style:text-properties style:font-name="Verdana" style:font-name-asian="Verdana" style:font-name-complex="Verdana"/>
    </style:style>
    <style:style style:name="T90_25" style:family="text">
      <style:text-properties style:font-name="Verdana" style:font-name-asian="Verdana" style:font-name-complex="Verdana"/>
    </style:style>
    <style:style style:name="T90_26" style:family="text">
      <style:text-properties style:font-name="Verdana" style:font-name-asian="Verdana" style:font-name-complex="Verdana"/>
    </style:style>
    <style:style style:name="T90_27" style:family="text">
      <style:text-properties style:font-name="Verdana" style:font-name-asian="Verdana" style:font-name-complex="Verdana"/>
    </style:style>
    <style:style style:name="T90_28" style:family="text">
      <style:text-properties style:font-name="Verdana" style:font-name-asian="Verdana" style:font-name-complex="Verdana"/>
    </style:style>
    <style:style style:name="T90_29" style:family="text">
      <style:text-properties style:font-name="Verdana" style:font-name-asian="Verdana" style:font-name-complex="Verdana"/>
    </style:style>
    <style:style style:name="T90_30" style:family="text">
      <style:text-properties style:font-name="Verdana" style:font-name-asian="Verdana" style:font-name-complex="Verdana"/>
    </style:style>
    <style:style style:name="T90_31" style:family="text">
      <style:text-properties style:font-name="Verdana" style:font-name-asian="Verdana" style:font-name-complex="Verdana"/>
    </style:style>
    <style:style style:name="T90_32" style:family="text">
      <style:text-properties style:font-name="Verdana" style:font-name-asian="Verdana" style:font-name-complex="Verdana"/>
    </style:style>
    <style:style style:name="T90_33" style:family="text">
      <style:text-properties style:font-name="Verdana" style:font-name-asian="Verdana" style:font-name-complex="Verdana"/>
    </style:style>
    <style:style style:name="T90_34" style:family="text">
      <style:text-properties style:font-name="Verdana" style:font-name-asian="Verdana" style:font-name-complex="Verdana"/>
    </style:style>
    <style:style style:name="T90_3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36" style:family="text">
      <style:text-properties style:font-name="Verdana" style:font-name-asian="Verdana" style:font-name-complex="Verdana"/>
    </style:style>
    <style:style style:name="T90_37" style:family="text">
      <style:text-properties style:font-name="Verdana" style:font-name-asian="Verdana" style:font-name-complex="Verdana"/>
    </style:style>
    <style:style style:name="T90_38" style:family="text">
      <style:text-properties style:font-name="Verdana" style:font-name-asian="Verdana" style:font-name-complex="Verdana"/>
    </style:style>
    <style:style style:name="T90_39" style:family="text">
      <style:text-properties style:font-name="Verdana" style:font-name-asian="Verdana" style:font-name-complex="Verdana"/>
    </style:style>
    <style:style style:name="T90_40" style:family="text">
      <style:text-properties style:font-name="Verdana" style:font-name-asian="Verdana" style:font-name-complex="Verdana"/>
    </style:style>
    <style:style style:name="T90_41" style:family="text">
      <style:text-properties style:font-name="Verdana" style:font-name-asian="Verdana" style:font-name-complex="Verdana"/>
    </style:style>
    <style:style style:name="T90_42" style:family="text">
      <style:text-properties style:font-name="Verdana" style:font-name-asian="Verdana" style:font-name-complex="Verdana"/>
    </style:style>
    <style:style style:name="T90_4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44" style:family="text">
      <style:text-properties style:font-name="Verdana" style:font-name-asian="Verdana" style:font-name-complex="Verdana"/>
    </style:style>
    <style:style style:name="T90_45" style:family="text">
      <style:text-properties style:font-name="Verdana" style:font-name-asian="Verdana" style:font-name-complex="Verdana"/>
    </style:style>
    <style:style style:name="T90_46" style:family="text">
      <style:text-properties style:font-name="Verdana" style:font-name-asian="Verdana" style:font-name-complex="Verdana"/>
    </style:style>
    <style:style style:name="T90_47" style:family="text">
      <style:text-properties style:font-name="Verdana" style:font-name-asian="Verdana" style:font-name-complex="Verdana"/>
    </style:style>
    <style:style style:name="T90_48" style:family="text">
      <style:text-properties style:font-name="Verdana" style:font-name-asian="Verdana" style:font-name-complex="Verdana"/>
    </style:style>
    <style:style style:name="T90_49" style:family="text">
      <style:text-properties style:font-name="Verdana" style:font-name-asian="Verdana" style:font-name-complex="Verdana"/>
    </style:style>
    <style:style style:name="T90_50" style:family="text">
      <style:text-properties style:font-name="Verdana" style:font-name-asian="Verdana" style:font-name-complex="Verdana"/>
    </style:style>
    <style:style style:name="T90_51" style:family="text">
      <style:text-properties style:font-name="Verdana" style:font-name-asian="Verdana" style:font-name-complex="Verdana"/>
    </style:style>
    <style:style style:name="T90_52" style:family="text">
      <style:text-properties style:font-name="Verdana" style:font-name-asian="Verdana" style:font-name-complex="Verdana"/>
    </style:style>
    <style:style style:name="T90_53" style:family="text">
      <style:text-properties style:font-name="Verdana" style:font-name-asian="Verdana" style:font-name-complex="Verdana"/>
    </style:style>
    <style:style style:name="T90_54" style:family="text">
      <style:text-properties style:font-name="Verdana" style:font-name-asian="Verdana" style:font-name-complex="Verdana"/>
    </style:style>
    <style:style style:name="T90_55" style:family="text">
      <style:text-properties style:font-name="Verdana" style:font-name-asian="Verdana" style:font-name-complex="Verdana"/>
    </style:style>
    <style:style style:name="T90_56" style:family="text">
      <style:text-properties style:font-name="Verdana" style:font-name-asian="Verdana" style:font-name-complex="Verdana"/>
    </style:style>
    <style:style style:name="T90_57" style:family="text">
      <style:text-properties style:font-name="Verdana" style:font-name-asian="Verdana" style:font-name-complex="Verdana"/>
    </style:style>
    <style:style style:name="T90_58" style:family="text">
      <style:text-properties style:font-name="Verdana" style:font-name-asian="Verdana" style:font-name-complex="Verdana"/>
    </style:style>
    <style:style style:name="T90_59" style:family="text">
      <style:text-properties style:font-name="Verdana" style:font-name-asian="Verdana" style:font-name-complex="Verdana"/>
    </style:style>
    <style:style style:name="T90_60" style:family="text">
      <style:text-properties style:font-name="Verdana" style:font-name-asian="Verdana" style:font-name-complex="Verdana"/>
    </style:style>
    <style:style style:name="T90_6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62" style:family="text">
      <style:text-properties style:font-name="Verdana" style:font-name-asian="Verdana" style:font-name-complex="Verdana"/>
    </style:style>
    <style:style style:name="T90_63" style:family="text">
      <style:text-properties style:font-name="Verdana" style:font-name-asian="Verdana" style:font-name-complex="Verdana"/>
    </style:style>
    <style:style style:name="T90_64" style:family="text">
      <style:text-properties style:font-name="Verdana" style:font-name-asian="Verdana" style:font-name-complex="Verdana"/>
    </style:style>
    <style:style style:name="T90_65" style:family="text">
      <style:text-properties style:font-name="Verdana" style:font-name-asian="Verdana" style:font-name-complex="Verdana"/>
    </style:style>
    <style:style style:name="T90_66" style:family="text">
      <style:text-properties style:font-name="Verdana" style:font-name-asian="Verdana" style:font-name-complex="Verdana"/>
    </style:style>
    <style:style style:name="T90_67" style:family="text">
      <style:text-properties style:font-name="Verdana" style:font-name-asian="Verdana" style:font-name-complex="Verdana"/>
    </style:style>
    <style:style style:name="T90_68" style:family="text">
      <style:text-properties style:font-name="Verdana" style:font-name-asian="Verdana" style:font-name-complex="Verdana"/>
    </style:style>
    <style:style style:name="T90_6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70" style:family="text">
      <style:text-properties style:font-name="Verdana" style:font-name-asian="Verdana" style:font-name-complex="Verdana"/>
    </style:style>
    <style:style style:name="T90_71" style:family="text">
      <style:text-properties style:font-name="Verdana" style:font-name-asian="Verdana" style:font-name-complex="Verdana"/>
    </style:style>
    <style:style style:name="T90_72" style:family="text">
      <style:text-properties style:font-name="Verdana" style:font-name-asian="Verdana" style:font-name-complex="Verdana"/>
    </style:style>
    <style:style style:name="T90_73" style:family="text">
      <style:text-properties style:font-name="Verdana" style:font-name-asian="Verdana" style:font-name-complex="Verdana"/>
    </style:style>
    <style:style style:name="T90_74" style:family="text">
      <style:text-properties style:font-name="Verdana" style:font-name-asian="Verdana" style:font-name-complex="Verdana"/>
    </style:style>
    <style:style style:name="T90_75" style:family="text">
      <style:text-properties style:font-name="Verdana" style:font-name-asian="Verdana" style:font-name-complex="Verdana"/>
    </style:style>
    <style:style style:name="T90_76" style:family="text">
      <style:text-properties style:font-name="Verdana" style:font-name-asian="Verdana" style:font-name-complex="Verdana"/>
    </style:style>
    <style:style style:name="T90_7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78" style:family="text">
      <style:text-properties style:font-name="Verdana" style:font-name-asian="Verdana" style:font-name-complex="Verdana"/>
    </style:style>
    <style:style style:name="T90_79" style:family="text">
      <style:text-properties style:font-name="Verdana" style:font-name-asian="Verdana" style:font-name-complex="Verdana"/>
    </style:style>
    <style:style style:name="T90_80" style:family="text">
      <style:text-properties style:font-name="Verdana" style:font-name-asian="Verdana" style:font-name-complex="Verdana"/>
    </style:style>
    <style:style style:name="T90_81" style:family="text">
      <style:text-properties style:font-name="Verdana" style:font-name-asian="Verdana" style:font-name-complex="Verdana"/>
    </style:style>
    <style:style style:name="T90_82" style:family="text">
      <style:text-properties style:font-name="Verdana" style:font-name-asian="Verdana" style:font-name-complex="Verdana"/>
    </style:style>
    <style:style style:name="T90_83" style:family="text">
      <style:text-properties style:font-name="Verdana" style:font-name-asian="Verdana" style:font-name-complex="Verdana"/>
    </style:style>
    <style:style style:name="T90_84" style:family="text">
      <style:text-properties style:font-name="Verdana" style:font-name-asian="Verdana" style:font-name-complex="Verdana"/>
    </style:style>
    <style:style style:name="T90_85" style:family="text">
      <style:text-properties style:font-name="Verdana" style:font-name-asian="Verdana" style:font-name-complex="Verdana"/>
    </style:style>
    <style:style style:name="T90_86" style:family="text">
      <style:text-properties style:font-name="Verdana" style:font-name-asian="Verdana" style:font-name-complex="Verdana"/>
    </style:style>
    <style:style style:name="T90_87" style:family="text">
      <style:text-properties style:font-name="Verdana" style:font-name-asian="Verdana" style:font-name-complex="Verdana"/>
    </style:style>
    <style:style style:name="T90_88" style:family="text">
      <style:text-properties style:font-name="Verdana" style:font-name-asian="Verdana" style:font-name-complex="Verdana"/>
    </style:style>
    <style:style style:name="T90_89" style:family="text">
      <style:text-properties style:font-name="Verdana" style:font-name-asian="Verdana" style:font-name-complex="Verdana"/>
    </style:style>
    <style:style style:name="T90_90" style:family="text">
      <style:text-properties style:font-name="Verdana" style:font-name-asian="Verdana" style:font-name-complex="Verdana"/>
    </style:style>
    <style:style style:name="T90_9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92" style:family="text">
      <style:text-properties style:font-name="Verdana" style:font-name-asian="Verdana" style:font-name-complex="Verdana"/>
    </style:style>
    <style:style style:name="T90_93" style:family="text">
      <style:text-properties style:font-name="Verdana" style:font-name-asian="Verdana" style:font-name-complex="Verdana"/>
    </style:style>
    <style:style style:name="T90_94" style:family="text">
      <style:text-properties style:font-name="Verdana" style:font-name-asian="Verdana" style:font-name-complex="Verdana"/>
    </style:style>
    <style:style style:name="T90_95" style:family="text">
      <style:text-properties style:font-name="Verdana" style:font-name-asian="Verdana" style:font-name-complex="Verdana"/>
    </style:style>
    <style:style style:name="T90_96" style:family="text">
      <style:text-properties style:font-name="Verdana" style:font-name-asian="Verdana" style:font-name-complex="Verdana"/>
    </style:style>
    <style:style style:name="T90_97" style:family="text">
      <style:text-properties style:font-name="Verdana" style:font-name-asian="Verdana" style:font-name-complex="Verdana"/>
    </style:style>
    <style:style style:name="T90_98" style:family="text">
      <style:text-properties style:font-name="Verdana" style:font-name-asian="Verdana" style:font-name-complex="Verdana"/>
    </style:style>
    <style:style style:name="T90_99" style:family="text">
      <style:text-properties style:font-name="Verdana" style:font-name-asian="Verdana" style:font-name-complex="Verdana"/>
    </style:style>
    <style:style style:name="T90_100" style:family="text">
      <style:text-properties style:font-name="Verdana" style:font-name-asian="Verdana" style:font-name-complex="Verdana"/>
    </style:style>
    <style:style style:name="T90_101" style:family="text">
      <style:text-properties style:font-name="Verdana" style:font-name-asian="Verdana" style:font-name-complex="Verdana"/>
    </style:style>
    <style:style style:name="T90_102" style:family="text">
      <style:text-properties style:font-name="Verdana" style:font-name-asian="Verdana" style:font-name-complex="Verdana"/>
    </style:style>
    <style:style style:name="T90_103" style:family="text">
      <style:text-properties style:font-name="Verdana" style:font-name-asian="Verdana" style:font-name-complex="Verdana"/>
    </style:style>
    <style:style style:name="T90_104" style:family="text">
      <style:text-properties style:font-name="Verdana" style:font-name-asian="Verdana" style:font-name-complex="Verdana"/>
    </style:style>
    <style:style style:name="T90_105" style:family="text">
      <style:text-properties style:font-name="Verdana" style:font-name-asian="Verdana" style:font-name-complex="Verdana"/>
    </style:style>
    <style:style style:name="T90_106" style:family="text">
      <style:text-properties style:font-name="Verdana" style:font-name-asian="Verdana" style:font-name-complex="Verdana"/>
    </style:style>
    <style:style style:name="T90_107" style:family="text">
      <style:text-properties style:font-name="Verdana" style:font-name-asian="Verdana" style:font-name-complex="Verdana"/>
    </style:style>
    <style:style style:name="T90_108" style:family="text">
      <style:text-properties style:font-name="Verdana" style:font-name-asian="Verdana" style:font-name-complex="Verdana"/>
    </style:style>
    <style:style style:name="T90_109" style:family="text">
      <style:text-properties style:font-name="Verdana" style:font-name-asian="Verdana" style:font-name-complex="Verdana"/>
    </style:style>
    <style:style style:name="T90_110" style:family="text">
      <style:text-properties style:font-name="Verdana" style:font-name-asian="Verdana" style:font-name-complex="Verdana"/>
    </style:style>
    <style:style style:name="T90_111" style:family="text">
      <style:text-properties style:font-name="Verdana" style:font-name-asian="Verdana" style:font-name-complex="Verdana"/>
    </style:style>
    <style:style style:name="T90_112" style:family="text">
      <style:text-properties style:font-name="Verdana" style:font-name-asian="Verdana" style:font-name-complex="Verdana"/>
    </style:style>
    <style:style style:name="T90_113" style:family="text">
      <style:text-properties style:font-name="Verdana" style:font-name-asian="Verdana" style:font-name-complex="Verdana"/>
    </style:style>
    <style:style style:name="T90_114" style:family="text">
      <style:text-properties style:font-name="Verdana" style:font-name-asian="Verdana" style:font-name-complex="Verdana"/>
    </style:style>
    <style:style style:name="T90_115" style:family="text">
      <style:text-properties style:font-name="Verdana" style:font-name-asian="Verdana" style:font-name-complex="Verdana"/>
    </style:style>
    <style:style style:name="T90_116" style:family="text">
      <style:text-properties style:font-name="Verdana" style:font-name-asian="Verdana" style:font-name-complex="Verdana"/>
    </style:style>
    <style:style style:name="T90_117" style:family="text">
      <style:text-properties style:font-name="Verdana" style:font-name-asian="Verdana" style:font-name-complex="Verdana"/>
    </style:style>
    <style:style style:name="T90_118" style:family="text">
      <style:text-properties style:font-name="Verdana" style:font-name-asian="Verdana" style:font-name-complex="Verdana"/>
    </style:style>
    <style:style style:name="T90_119" style:family="text">
      <style:text-properties style:font-name="Verdana" style:font-name-asian="Verdana" style:font-name-complex="Verdana"/>
    </style:style>
    <style:style style:name="T90_120" style:family="text">
      <style:text-properties style:font-name="Verdana" style:font-name-asian="Verdana" style:font-name-complex="Verdana"/>
    </style:style>
    <style:style style:name="T90_121" style:family="text">
      <style:text-properties style:font-name="Verdana" style:font-name-asian="Verdana" style:font-name-complex="Verdana"/>
    </style:style>
    <style:style style:name="T90_122" style:family="text">
      <style:text-properties style:font-name="Verdana" style:font-name-asian="Verdana" style:font-name-complex="Verdana"/>
    </style:style>
    <style:style style:name="T90_123" style:family="text">
      <style:text-properties style:font-name="Verdana" style:font-name-asian="Verdana" style:font-name-complex="Verdana"/>
    </style:style>
    <style:style style:name="T90_124" style:family="text">
      <style:text-properties style:font-name="Verdana" style:font-name-asian="Verdana" style:font-name-complex="Verdana"/>
    </style:style>
    <style:style style:name="T90_125" style:family="text">
      <style:text-properties style:font-name="Verdana" style:font-name-asian="Verdana" style:font-name-complex="Verdana"/>
    </style:style>
    <style:style style:name="T90_126" style:family="text">
      <style:text-properties style:font-name="Verdana" style:font-name-asian="Verdana" style:font-name-complex="Verdana"/>
    </style:style>
    <style:style style:name="T90_127" style:family="text">
      <style:text-properties style:font-name="Verdana" style:font-name-asian="Verdana" style:font-name-complex="Verdana"/>
    </style:style>
    <style:style style:name="T90_128" style:family="text">
      <style:text-properties style:font-name="Verdana" style:font-name-asian="Verdana" style:font-name-complex="Verdana"/>
    </style:style>
    <style:style style:name="T90_129" style:family="text">
      <style:text-properties style:font-name="Verdana" style:font-name-asian="Verdana" style:font-name-complex="Verdana"/>
    </style:style>
    <style:style style:name="T90_130" style:family="text">
      <style:text-properties style:font-name="Verdana" style:font-name-asian="Verdana" style:font-name-complex="Verdana"/>
    </style:style>
    <style:style style:name="T90_131" style:family="text">
      <style:text-properties style:font-name="Verdana" style:font-name-asian="Verdana" style:font-name-complex="Verdana"/>
    </style:style>
    <style:style style:name="T90_132" style:family="text">
      <style:text-properties style:font-name="Verdana" style:font-name-asian="Verdana" style:font-name-complex="Verdana"/>
    </style:style>
    <style:style style:name="T90_133" style:family="text">
      <style:text-properties style:font-name="Verdana" style:font-name-asian="Verdana" style:font-name-complex="Verdana"/>
    </style:style>
    <style:style style:name="T90_134" style:family="text">
      <style:text-properties style:font-name="Verdana" style:font-name-asian="Verdana" style:font-name-complex="Verdana"/>
    </style:style>
    <style:style style:name="T90_135" style:family="text">
      <style:text-properties style:font-name="Verdana" style:font-name-asian="Verdana" style:font-name-complex="Verdana"/>
    </style:style>
    <style:style style:name="T90_136" style:family="text">
      <style:text-properties style:font-name="Verdana" style:font-name-asian="Verdana" style:font-name-complex="Verdana"/>
    </style:style>
    <style:style style:name="T90_13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3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3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0_148" style:family="text">
      <style:text-properties style:font-name="Verdana" style:font-name-asian="Verdana" style:font-name-complex="Verdana"/>
    </style:style>
    <style:style style:name="T90_149" style:family="text">
      <style:text-properties style:font-name="Verdana" style:font-name-asian="Verdana" style:font-name-complex="Verdana"/>
    </style:style>
    <style:style style:name="T90_150" style:family="text">
      <style:text-properties style:font-name="Verdana" style:font-name-asian="Verdana" style:font-name-complex="Verdana"/>
    </style:style>
    <style:style style:name="T90_151" style:family="text">
      <style:text-properties style:font-name="Verdana" style:font-name-asian="Verdana" style:font-name-complex="Verdana"/>
    </style:style>
    <style:style style:name="T90_152" style:family="text">
      <style:text-properties style:font-name="Verdana" style:font-name-asian="Verdana" style:font-name-complex="Verdana"/>
    </style:style>
    <style:style style:name="T90_153" style:family="text">
      <style:text-properties style:font-name="Verdana" style:font-name-asian="Verdana" style:font-name-complex="Verdana"/>
    </style:style>
    <style:style style:name="T90_154" style:family="text">
      <style:text-properties style:font-name="Verdana" style:font-name-asian="Verdana" style:font-name-complex="Verdana"/>
    </style:style>
    <style:style style:name="T90_155" style:family="text">
      <style:text-properties style:font-name="Verdana" style:font-name-asian="Verdana" style:font-name-complex="Verdana"/>
    </style:style>
    <style:style style:name="T90_156" style:family="text">
      <style:text-properties style:font-name="Verdana" style:font-name-asian="Verdana" style:font-name-complex="Verdana"/>
    </style:style>
    <style:style style:name="T90_157" style:family="text">
      <style:text-properties style:font-name="Verdana" style:font-name-asian="Verdana" style:font-name-complex="Verdana"/>
    </style:style>
    <style:style style:name="T90_158" style:family="text">
      <style:text-properties style:font-name="Verdana" style:font-name-asian="Verdana" style:font-name-complex="Verdana"/>
    </style:style>
    <style:style style:name="T90_159" style:family="text">
      <style:text-properties style:font-name="Verdana" style:font-name-asian="Verdana" style:font-name-complex="Verdana"/>
    </style:style>
    <style:style style:name="T90_160" style:family="text">
      <style:text-properties style:font-name="Verdana" style:font-name-asian="Verdana" style:font-name-complex="Verdana"/>
    </style:style>
    <style:style style:name="T90_161" style:family="text"/>
    <style:style style:name="T90_162" style:family="text">
      <style:text-properties style:font-name="Verdana" style:font-name-asian="Verdana" style:font-name-complex="Verdana"/>
    </style:style>
    <style:style style:name="T90_163" style:family="text">
      <style:text-properties style:font-name="Verdana" style:font-name-asian="Verdana" style:font-name-complex="Verdana"/>
    </style:style>
    <style:style style:name="T90_164" style:family="text">
      <style:text-properties style:font-name="Verdana" style:font-name-asian="Verdana" style:font-name-complex="Verdana"/>
    </style:style>
    <style:style style:name="T90_165" style:family="text">
      <style:text-properties style:font-name="Verdana" style:font-name-asian="Verdana" style:font-name-complex="Verdana"/>
    </style:style>
    <style:style style:name="T90_166" style:family="text">
      <style:text-properties style:font-name="Verdana" style:font-name-asian="Verdana" style:font-name-complex="Verdana"/>
    </style:style>
    <style:style style:name="T90_167" style:family="text">
      <style:text-properties style:font-name="Verdana" style:font-name-asian="Verdana" style:font-name-complex="Verdana"/>
    </style:style>
    <style:style style:name="T90_168" style:family="text">
      <style:text-properties style:font-name="Verdana" style:font-name-asian="Verdana" style:font-name-complex="Verdana"/>
    </style:style>
    <style:style style:name="T90_169" style:family="text">
      <style:text-properties style:font-name="Verdana" style:font-name-asian="Verdana" style:font-name-complex="Verdana"/>
    </style:style>
    <style:style style:name="T90_170" style:family="text">
      <style:text-properties style:font-name="Verdana" style:font-name-asian="Verdana" style:font-name-complex="Verdana"/>
    </style:style>
    <style:style style:name="T90_171" style:family="text">
      <style:text-properties style:font-name="Verdana" style:font-name-asian="Verdana" style:font-name-complex="Verdana"/>
    </style:style>
    <style:style style:name="T90_172" style:family="text">
      <style:text-properties style:font-name="Verdana" style:font-name-asian="Verdana" style:font-name-complex="Verdana"/>
    </style:style>
    <style:style style:name="T90_173" style:family="text">
      <style:text-properties style:font-name="Verdana" style:font-name-asian="Verdana" style:font-name-complex="Verdana"/>
    </style:style>
    <style:style style:name="T90_174" style:family="text">
      <style:text-properties style:font-name="Verdana" style:font-name-asian="Verdana" style:font-name-complex="Verdana"/>
    </style:style>
    <style:style style:name="T90_175" style:family="text">
      <style:text-properties style:font-name="Verdana" style:font-name-asian="Verdana" style:font-name-complex="Verdana"/>
    </style:style>
    <style:style style:name="T90_176" style:family="text">
      <style:text-properties style:font-name="Verdana" style:font-name-asian="Verdana" style:font-name-complex="Verdana"/>
    </style:style>
    <style:style style:name="T90_177" style:family="text">
      <style:text-properties style:font-name="Verdana" style:font-name-asian="Verdana" style:font-name-complex="Verdana"/>
    </style:style>
    <style:style style:name="T90_178" style:family="text">
      <style:text-properties style:font-name="Verdana" style:font-name-asian="Verdana" style:font-name-complex="Verdana"/>
    </style:style>
    <style:style style:name="T90_179" style:family="text">
      <style:text-properties style:font-name="Verdana" style:font-name-asian="Verdana" style:font-name-complex="Verdana"/>
    </style:style>
    <style:style style:name="T90_180" style:family="text">
      <style:text-properties style:font-name="Verdana" style:font-name-asian="Verdana" style:font-name-complex="Verdana"/>
    </style:style>
    <style:style style:name="T90_181" style:family="text">
      <style:text-properties style:font-name="Verdana" style:font-name-asian="Verdana" style:font-name-complex="Verdana"/>
    </style:style>
    <style:style style:name="T90_182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>
      <style:text-properties fo:color="#1155cc" style:text-underline-style="solid" style:text-underline-color="font-color"/>
    </style:style>
    <style:style style:name="T92_21" style:family="text"/>
    <style:style style:name="T92_22" style:family="text">
      <style:text-properties fo:color="#1155cc" style:text-underline-style="solid" style:text-underline-color="font-color"/>
    </style:style>
    <style:style style:name="T92_23" style:family="text"/>
    <style:style style:name="T92_24" style:family="text">
      <style:text-properties fo:color="#1155cc" style:text-underline-style="solid" style:text-underline-color="font-color"/>
    </style:style>
    <style:style style:name="T92_25" style:family="text"/>
    <style:style style:name="T92_26" style:family="text">
      <style:text-properties fo:color="#1155cc" style:text-underline-style="solid" style:text-underline-color="font-color"/>
    </style:style>
    <style:style style:name="T92_27" style:family="text"/>
    <style:style style:name="T92_28" style:family="text">
      <style:text-properties fo:color="#1155cc" style:text-underline-style="solid" style:text-underline-color="font-color"/>
    </style:style>
    <style:style style:name="T92_29" style:family="text"/>
    <style:style style:name="T92_30" style:family="text">
      <style:text-properties fo:color="#1155cc" style:text-underline-style="solid" style:text-underline-color="font-color"/>
    </style:style>
    <style:style style:name="T92_31" style:family="text"/>
    <style:style style:name="T92_32" style:family="text">
      <style:text-properties fo:color="#1155cc" style:text-underline-style="solid" style:text-underline-color="font-color"/>
    </style:style>
    <style:style style:name="T92_33" style:family="text"/>
    <style:style style:name="T92_34" style:family="text">
      <style:text-properties fo:color="#1155cc" style:text-underline-style="solid" style:text-underline-color="font-color"/>
    </style:style>
    <style:style style:name="T92_35" style:family="text"/>
    <style:style style:name="T92_36" style:family="text">
      <style:text-properties fo:color="#1155cc" style:text-underline-style="solid" style:text-underline-color="font-color"/>
    </style:style>
    <style:style style:name="T92_37" style:family="text"/>
    <style:style style:name="T92_38" style:family="text">
      <style:text-properties fo:color="#1155cc" style:text-underline-style="solid" style:text-underline-color="font-color"/>
    </style:style>
    <style:style style:name="T92_39" style:family="text"/>
    <style:style style:name="T92_40" style:family="text">
      <style:text-properties fo:color="#1155cc" style:text-underline-style="solid" style:text-underline-color="font-color"/>
    </style:style>
    <style:style style:name="T92_41" style:family="text"/>
    <style:style style:name="T92_42" style:family="text">
      <style:text-properties fo:color="#1155cc" style:text-underline-style="solid" style:text-underline-color="font-color"/>
    </style:style>
    <style:style style:name="T92_43" style:family="text"/>
    <style:style style:name="T92_44" style:family="text">
      <style:text-properties fo:color="#1155cc" style:text-underline-style="solid" style:text-underline-color="font-color"/>
    </style:style>
    <style:style style:name="T92_45" style:family="text"/>
    <style:style style:name="T92_46" style:family="text">
      <style:text-properties fo:color="#1155cc" style:text-underline-style="solid" style:text-underline-color="font-color"/>
    </style:style>
    <style:style style:name="T92_47" style:family="text"/>
    <style:style style:name="T92_48" style:family="text">
      <style:text-properties fo:color="#1155cc" style:text-underline-style="solid" style:text-underline-color="font-color"/>
    </style:style>
    <style:style style:name="T92_49" style:family="text"/>
    <style:style style:name="T92_50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T93_17" style:family="text"/>
    <style:style style:name="T93_18" style:family="text">
      <style:text-properties fo:color="#1155cc" style:text-underline-style="solid" style:text-underline-color="font-color"/>
    </style:style>
    <style:style style:name="T93_19" style:family="text"/>
    <style:style style:name="T93_20" style:family="text">
      <style:text-properties fo:color="#1155cc" style:text-underline-style="solid" style:text-underline-color="font-color"/>
    </style:style>
    <style:style style:name="T93_21" style:family="text"/>
    <style:style style:name="T93_22" style:family="text">
      <style:text-properties fo:color="#1155cc" style:text-underline-style="solid" style:text-underline-color="font-color"/>
    </style:style>
    <style:style style:name="T93_23" style:family="text"/>
    <style:style style:name="T93_24" style:family="text">
      <style:text-properties fo:color="#1155cc" style:text-underline-style="solid" style:text-underline-color="font-color"/>
    </style:style>
    <style:style style:name="T93_25" style:family="text"/>
    <style:style style:name="T93_26" style:family="text">
      <style:text-properties fo:color="#1155cc" style:text-underline-style="solid" style:text-underline-color="font-color"/>
    </style:style>
    <style:style style:name="T93_27" style:family="text"/>
    <style:style style:name="T93_28" style:family="text">
      <style:text-properties fo:color="#1155cc" style:text-underline-style="solid" style:text-underline-color="font-color"/>
    </style:style>
    <style:style style:name="T93_29" style:family="text"/>
    <style:style style:name="T93_30" style:family="text">
      <style:text-properties fo:color="#1155cc" style:text-underline-style="solid" style:text-underline-color="font-color"/>
    </style:style>
    <style:style style:name="T93_31" style:family="text"/>
    <style:style style:name="T93_32" style:family="text">
      <style:text-properties fo:color="#1155cc" style:text-underline-style="solid" style:text-underline-color="font-color"/>
    </style:style>
    <style:style style:name="T93_33" style:family="text"/>
    <style:style style:name="T93_34" style:family="text">
      <style:text-properties fo:color="#1155cc" style:text-underline-style="solid" style:text-underline-color="font-color"/>
    </style:style>
    <style:style style:name="T93_35" style:family="text"/>
    <style:style style:name="T93_36" style:family="text">
      <style:text-properties fo:color="#1155cc" style:text-underline-style="solid" style:text-underline-color="font-color"/>
    </style:style>
    <style:style style:name="T93_37" style:family="text"/>
    <style:style style:name="T93_38" style:family="text">
      <style:text-properties fo:color="#1155cc" style:text-underline-style="solid" style:text-underline-color="font-color"/>
    </style:style>
    <style:style style:name="T93_39" style:family="text"/>
    <style:style style:name="T93_40" style:family="text">
      <style:text-properties fo:color="#1155cc" style:text-underline-style="solid" style:text-underline-color="font-color"/>
    </style:style>
    <style:style style:name="T93_41" style:family="text"/>
    <style:style style:name="T93_42" style:family="text">
      <style:text-properties fo:color="#1155cc" style:text-underline-style="solid" style:text-underline-color="font-color"/>
    </style:style>
    <style:style style:name="T93_43" style:family="text"/>
    <style:style style:name="T93_44" style:family="text">
      <style:text-properties fo:color="#1155cc" style:text-underline-style="solid" style:text-underline-color="font-color"/>
    </style:style>
    <style:style style:name="T93_45" style:family="text"/>
    <style:style style:name="T93_46" style:family="text">
      <style:text-properties fo:color="#1155cc" style:text-underline-style="solid" style:text-underline-color="font-color"/>
    </style:style>
    <style:style style:name="T93_47" style:family="text"/>
    <style:style style:name="T93_48" style:family="text">
      <style:text-properties fo:color="#1155cc" style:text-underline-style="solid" style:text-underline-color="font-color"/>
    </style:style>
    <style:style style:name="T93_49" style:family="text"/>
    <style:style style:name="T93_50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Verdana" style:font-name-asian="Verdana" style:font-name-complex="Verdana"/>
    </style:style>
    <style:style style:name="T96_2" style:family="text">
      <style:text-properties style:font-name="Verdana" style:font-name-asian="Verdana" style:font-name-complex="Verdana"/>
    </style:style>
    <style:style style:name="T96_3" style:family="text">
      <style:text-properties style:font-name="Verdana" style:font-name-asian="Verdana" style:font-name-complex="Verdana"/>
    </style:style>
    <style:style style:name="T96_4" style:family="text">
      <style:text-properties style:font-name="Verdana" style:font-name-asian="Verdana" style:font-name-complex="Verdana"/>
    </style:style>
    <style:style style:name="T96_5" style:family="text">
      <style:text-properties style:font-name="Verdana" style:font-name-asian="Verdana" style:font-name-complex="Verdana"/>
    </style:style>
    <style:style style:name="T96_6" style:family="text">
      <style:text-properties style:font-name="Verdana" style:font-name-asian="Verdana" style:font-name-complex="Verdana"/>
    </style:style>
    <style:style style:name="T96_7" style:family="text">
      <style:text-properties style:font-name="Verdana" style:font-name-asian="Verdana" style:font-name-complex="Verdana"/>
    </style:style>
    <style:style style:name="T96_8" style:family="text">
      <style:text-properties style:font-name="Verdana" style:font-name-asian="Verdana" style:font-name-complex="Verdana"/>
    </style:style>
    <style:style style:name="T96_9" style:family="text">
      <style:text-properties style:font-name="Verdana" style:font-name-asian="Verdana" style:font-name-complex="Verdana"/>
    </style:style>
    <style:style style:name="T96_10" style:family="text">
      <style:text-properties style:font-name="Verdana" style:font-name-asian="Verdana" style:font-name-complex="Verdana"/>
    </style:style>
    <style:style style:name="T96_11" style:family="text">
      <style:text-properties style:font-name="Verdana" style:font-name-asian="Verdana" style:font-name-complex="Verdana"/>
    </style:style>
    <style:style style:name="T96_12" style:family="text">
      <style:text-properties style:font-name="Verdana" style:font-name-asian="Verdana" style:font-name-complex="Verdana"/>
    </style:style>
    <style:style style:name="T96_13" style:family="text">
      <style:text-properties style:font-name="Verdana" style:font-name-asian="Verdana" style:font-name-complex="Verdana"/>
    </style:style>
    <style:style style:name="T96_14" style:family="text">
      <style:text-properties style:font-name="Verdana" style:font-name-asian="Verdana" style:font-name-complex="Verdana"/>
    </style:style>
    <style:style style:name="T96_15" style:family="text">
      <style:text-properties style:font-name="Verdana" style:font-name-asian="Verdana" style:font-name-complex="Verdana"/>
    </style:style>
    <style:style style:name="T96_16" style:family="text">
      <style:text-properties style:font-name="Verdana" style:font-name-asian="Verdana" style:font-name-complex="Verdana"/>
    </style:style>
    <style:style style:name="T96_17" style:family="text">
      <style:text-properties style:font-name="Verdana" style:font-name-asian="Verdana" style:font-name-complex="Verdana"/>
    </style:style>
    <style:style style:name="T96_18" style:family="text">
      <style:text-properties style:font-name="Verdana" style:font-name-asian="Verdana" style:font-name-complex="Verdana"/>
    </style:style>
    <style:style style:name="T96_19" style:family="text">
      <style:text-properties style:font-name="Verdana" style:font-name-asian="Verdana" style:font-name-complex="Verdana"/>
    </style:style>
    <style:style style:name="T96_20" style:family="text">
      <style:text-properties style:font-name="Verdana" style:font-name-asian="Verdana" style:font-name-complex="Verdana"/>
    </style:style>
    <style:style style:name="T96_21" style:family="text">
      <style:text-properties style:font-name="Verdana" style:font-name-asian="Verdana" style:font-name-complex="Verdana"/>
    </style:style>
    <style:style style:name="T96_22" style:family="text">
      <style:text-properties style:font-name="Verdana" style:font-name-asian="Verdana" style:font-name-complex="Verdana"/>
    </style:style>
    <style:style style:name="T96_23" style:family="text">
      <style:text-properties style:font-name="Verdana" style:font-name-asian="Verdana" style:font-name-complex="Verdana"/>
    </style:style>
    <style:style style:name="T96_24" style:family="text">
      <style:text-properties style:font-name="Verdana" style:font-name-asian="Verdana" style:font-name-complex="Verdana"/>
    </style:style>
    <style:style style:name="T96_25" style:family="text">
      <style:text-properties style:font-name="Verdana" style:font-name-asian="Verdana" style:font-name-complex="Verdana"/>
    </style:style>
    <style:style style:name="T96_26" style:family="text">
      <style:text-properties style:font-name="Verdana" style:font-name-asian="Verdana" style:font-name-complex="Verdana"/>
    </style:style>
    <style:style style:name="T96_27" style:family="text">
      <style:text-properties style:font-name="Verdana" style:font-name-asian="Verdana" style:font-name-complex="Verdana"/>
    </style:style>
    <style:style style:name="T96_28" style:family="text">
      <style:text-properties style:font-name="Verdana" style:font-name-asian="Verdana" style:font-name-complex="Verdana"/>
    </style:style>
    <style:style style:name="T96_29" style:family="text">
      <style:text-properties style:font-name="Verdana" style:font-name-asian="Verdana" style:font-name-complex="Verdana"/>
    </style:style>
    <style:style style:name="T96_30" style:family="text">
      <style:text-properties style:font-name="Verdana" style:font-name-asian="Verdana" style:font-name-complex="Verdana"/>
    </style:style>
    <style:style style:name="T96_31" style:family="text">
      <style:text-properties style:font-name="Verdana" style:font-name-asian="Verdana" style:font-name-complex="Verdana"/>
    </style:style>
    <style:style style:name="T96_32" style:family="text">
      <style:text-properties style:font-name="Verdana" style:font-name-asian="Verdana" style:font-name-complex="Verdana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8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8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8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Verdana" style:font-name-asian="Verdana" style:font-name-complex="Verdana"/>
    </style:style>
    <style:style style:name="T99_2" style:family="text">
      <style:text-properties style:font-name="Verdana" style:font-name-asian="Verdana" style:font-name-complex="Verdana"/>
    </style:style>
    <style:style style:name="T99_3" style:family="text">
      <style:text-properties style:font-name="Verdana" style:font-name-asian="Verdana" style:font-name-complex="Verdana"/>
    </style:style>
    <style:style style:name="T99_4" style:family="text">
      <style:text-properties style:font-name="Verdana" style:font-name-asian="Verdana" style:font-name-complex="Verdana"/>
    </style:style>
    <style:style style:name="T99_5" style:family="text">
      <style:text-properties style:font-name="Verdana" style:font-name-asian="Verdana" style:font-name-complex="Verdana"/>
    </style:style>
    <style:style style:name="T99_6" style:family="text">
      <style:text-properties style:font-name="Verdana" style:font-name-asian="Verdana" style:font-name-complex="Verdana"/>
    </style:style>
    <style:style style:name="T99_7" style:family="text">
      <style:text-properties style:font-name="Verdana" style:font-name-asian="Verdana" style:font-name-complex="Verdana"/>
    </style:style>
    <style:style style:name="T99_8" style:family="text">
      <style:text-properties style:font-name="Verdana" style:font-name-asian="Verdana" style:font-name-complex="Verdana"/>
    </style:style>
    <style:style style:name="T99_9" style:family="text">
      <style:text-properties style:font-name="Verdana" style:font-name-asian="Verdana" style:font-name-complex="Verdana"/>
    </style:style>
    <style:style style:name="T99_10" style:family="text">
      <style:text-properties style:font-name="Verdana" style:font-name-asian="Verdana" style:font-name-complex="Verdana"/>
    </style:style>
    <style:style style:name="T99_11" style:family="text">
      <style:text-properties style:font-name="Verdana" style:font-name-asian="Verdana" style:font-name-complex="Verdana"/>
    </style:style>
    <style:style style:name="T99_12" style:family="text">
      <style:text-properties style:font-name="Verdana" style:font-name-asian="Verdana" style:font-name-complex="Verdana"/>
    </style:style>
    <style:style style:name="T99_13" style:family="text">
      <style:text-properties style:font-name="Verdana" style:font-name-asian="Verdana" style:font-name-complex="Verdana"/>
    </style:style>
    <style:style style:name="T99_14" style:family="text">
      <style:text-properties style:font-name="Verdana" style:font-name-asian="Verdana" style:font-name-complex="Verdana"/>
    </style:style>
    <style:style style:name="T99_15" style:family="text">
      <style:text-properties style:font-name="Verdana" style:font-name-asian="Verdana" style:font-name-complex="Verdana"/>
    </style:style>
    <style:style style:name="T99_16" style:family="text">
      <style:text-properties style:font-name="Verdana" style:font-name-asian="Verdana" style:font-name-complex="Verdana"/>
    </style:style>
    <style:style style:name="T99_17" style:family="text">
      <style:text-properties style:font-name="Verdana" style:font-name-asian="Verdana" style:font-name-complex="Verdana"/>
    </style:style>
    <style:style style:name="T99_18" style:family="text">
      <style:text-properties style:font-name="Verdana" style:font-name-asian="Verdana" style:font-name-complex="Verdana"/>
    </style:style>
    <style:style style:name="T99_19" style:family="text">
      <style:text-properties style:font-name="Verdana" style:font-name-asian="Verdana" style:font-name-complex="Verdana"/>
    </style:style>
    <style:style style:name="T99_20" style:family="text">
      <style:text-properties style:font-name="Verdana" style:font-name-asian="Verdana" style:font-name-complex="Verdana"/>
    </style:style>
    <style:style style:name="T99_21" style:family="text">
      <style:text-properties style:font-name="Verdana" style:font-name-asian="Verdana" style:font-name-complex="Verdana"/>
    </style:style>
    <style:style style:name="T99_22" style:family="text">
      <style:text-properties style:font-name="Verdana" style:font-name-asian="Verdana" style:font-name-complex="Verdana"/>
    </style:style>
    <style:style style:name="T99_23" style:family="text">
      <style:text-properties style:font-name="Verdana" style:font-name-asian="Verdana" style:font-name-complex="Verdana"/>
    </style:style>
    <style:style style:name="T99_24" style:family="text">
      <style:text-properties style:font-name="Verdana" style:font-name-asian="Verdana" style:font-name-complex="Verdana"/>
    </style:style>
    <style:style style:name="T99_25" style:family="text">
      <style:text-properties style:font-name="Verdana" style:font-name-asian="Verdana" style:font-name-complex="Verdana"/>
    </style:style>
    <style:style style:name="T99_26" style:family="text">
      <style:text-properties style:font-name="Verdana" style:font-name-asian="Verdana" style:font-name-complex="Verdana"/>
    </style:style>
    <style:style style:name="T99_27" style:family="text">
      <style:text-properties style:font-name="Verdana" style:font-name-asian="Verdana" style:font-name-complex="Verdana"/>
    </style:style>
    <style:style style:name="T99_28" style:family="text">
      <style:text-properties style:font-name="Verdana" style:font-name-asian="Verdana" style:font-name-complex="Verdana"/>
    </style:style>
    <style:style style:name="T99_29" style:family="text">
      <style:text-properties style:font-name="Verdana" style:font-name-asian="Verdana" style:font-name-complex="Verdana"/>
    </style:style>
    <style:style style:name="T99_30" style:family="text">
      <style:text-properties style:font-name="Verdana" style:font-name-asian="Verdana" style:font-name-complex="Verdana"/>
    </style:style>
    <style:style style:name="T99_31" style:family="text">
      <style:text-properties style:font-name="Verdana" style:font-name-asian="Verdana" style:font-name-complex="Verdana"/>
    </style:style>
    <style:style style:name="T99_32" style:family="text">
      <style:text-properties style:font-name="Verdana" style:font-name-asian="Verdana" style:font-name-complex="Verdana"/>
    </style:style>
    <style:style style:name="T99_33" style:family="text">
      <style:text-properties style:font-name="Verdana" style:font-name-asian="Verdana" style:font-name-complex="Verdana"/>
    </style:style>
    <style:style style:name="T99_34" style:family="text">
      <style:text-properties style:font-name="Verdana" style:font-name-asian="Verdana" style:font-name-complex="Verdana"/>
    </style:style>
    <style:style style:name="T99_35" style:family="text">
      <style:text-properties style:font-name="Verdana" style:font-name-asian="Verdana" style:font-name-complex="Verdana"/>
    </style:style>
    <style:style style:name="T99_36" style:family="text">
      <style:text-properties style:font-name="Verdana" style:font-name-asian="Verdana" style:font-name-complex="Verdana"/>
    </style:style>
    <style:style style:name="T99_37" style:family="text">
      <style:text-properties style:font-name="Verdana" style:font-name-asian="Verdana" style:font-name-complex="Verdana"/>
    </style:style>
    <style:style style:name="T99_38" style:family="text">
      <style:text-properties style:font-name="Verdana" style:font-name-asian="Verdana" style:font-name-complex="Verdana"/>
    </style:style>
    <style:style style:name="T99_39" style:family="text">
      <style:text-properties style:font-name="Verdana" style:font-name-asian="Verdana" style:font-name-complex="Verdana"/>
    </style:style>
    <style:style style:name="T99_40" style:family="text">
      <style:text-properties style:font-name="Verdana" style:font-name-asian="Verdana" style:font-name-complex="Verdana"/>
    </style:style>
    <style:style style:name="T99_41" style:family="text">
      <style:text-properties style:font-name="Verdana" style:font-name-asian="Verdana" style:font-name-complex="Verdana"/>
    </style:style>
    <style:style style:name="T99_42" style:family="text">
      <style:text-properties style:font-name="Verdana" style:font-name-asian="Verdana" style:font-name-complex="Verdana"/>
    </style:style>
    <style:style style:name="T99_43" style:family="text">
      <style:text-properties style:font-name="Verdana" style:font-name-asian="Verdana" style:font-name-complex="Verdana"/>
    </style:style>
    <style:style style:name="T99_44" style:family="text">
      <style:text-properties style:font-name="Verdana" style:font-name-asian="Verdana" style:font-name-complex="Verdana"/>
    </style:style>
    <style:style style:name="T99_45" style:family="text">
      <style:text-properties style:font-name="Verdana" style:font-name-asian="Verdana" style:font-name-complex="Verdana"/>
    </style:style>
    <style:style style:name="T99_46" style:family="text">
      <style:text-properties style:font-name="Verdana" style:font-name-asian="Verdana" style:font-name-complex="Verdana"/>
    </style:style>
    <style:style style:name="T99_47" style:family="text">
      <style:text-properties style:font-name="Verdana" style:font-name-asian="Verdana" style:font-name-complex="Verdana"/>
    </style:style>
    <style:style style:name="T99_48" style:family="text">
      <style:text-properties style:font-name="Verdana" style:font-name-asian="Verdana" style:font-name-complex="Verdana"/>
    </style:style>
    <style:style style:name="T99_49" style:family="text">
      <style:text-properties style:font-name="Verdana" style:font-name-asian="Verdana" style:font-name-complex="Verdana"/>
    </style:style>
    <style:style style:name="T99_50" style:family="text">
      <style:text-properties style:font-name="Verdana" style:font-name-asian="Verdana" style:font-name-complex="Verdana"/>
    </style:style>
    <style:style style:name="T99_51" style:family="text">
      <style:text-properties style:font-name="Verdana" style:font-name-asian="Verdana" style:font-name-complex="Verdana"/>
    </style:style>
    <style:style style:name="T99_52" style:family="text">
      <style:text-properties style:font-name="Verdana" style:font-name-asian="Verdana" style:font-name-complex="Verdana"/>
    </style:style>
    <style:style style:name="T99_53" style:family="text">
      <style:text-properties style:font-name="Verdana" style:font-name-asian="Verdana" style:font-name-complex="Verdana"/>
    </style:style>
    <style:style style:name="T99_54" style:family="text">
      <style:text-properties style:font-name="Verdana" style:font-name-asian="Verdana" style:font-name-complex="Verdana"/>
    </style:style>
    <style:style style:name="T99_55" style:family="text">
      <style:text-properties style:font-name="Verdana" style:font-name-asian="Verdana" style:font-name-complex="Verdana"/>
    </style:style>
    <style:style style:name="T99_56" style:family="text">
      <style:text-properties style:font-name="Verdana" style:font-name-asian="Verdana" style:font-name-complex="Verdana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2" style:family="text"/>
    <style:style style:name="T10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1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2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2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2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nsolas" style:font-name-asian="Consolas" style:font-name-complex="Consolas"/>
    </style:style>
    <style:style style:name="T103_2" style:family="text">
      <style:text-properties style:font-name="Consolas" style:font-name-asian="Consolas" style:font-name-complex="Consolas"/>
    </style:style>
    <style:style style:name="T103_3" style:family="text">
      <style:text-properties style:font-name="Consolas" style:font-name-asian="Consolas" style:font-name-complex="Consolas"/>
    </style:style>
    <style:style style:name="T103_4" style:family="text">
      <style:text-properties style:font-name="Consolas" style:font-name-asian="Consolas" style:font-name-complex="Consolas"/>
    </style:style>
    <style:style style:name="T103_5" style:family="text">
      <style:text-properties style:font-name="Consolas" style:font-name-asian="Consolas" style:font-name-complex="Consolas"/>
    </style:style>
    <style:style style:name="T103_6" style:family="text">
      <style:text-properties style:font-name="Consolas" style:font-name-asian="Consolas" style:font-name-complex="Consolas"/>
    </style:style>
    <style:style style:name="T103_7" style:family="text">
      <style:text-properties style:font-name="Consolas" style:font-name-asian="Consolas" style:font-name-complex="Consolas"/>
    </style:style>
    <style:style style:name="T103_8" style:family="text">
      <style:text-properties style:font-name="Consolas" style:font-name-asian="Consolas" style:font-name-complex="Consolas"/>
    </style:style>
    <style:style style:name="T103_9" style:family="text">
      <style:text-properties style:font-name="Consolas" style:font-name-asian="Consolas" style:font-name-complex="Consolas"/>
    </style:style>
    <style:style style:name="T103_10" style:family="text">
      <style:text-properties style:font-name="Consolas" style:font-name-asian="Consolas" style:font-name-complex="Consolas"/>
    </style:style>
    <style:style style:name="T103_11" style:family="text">
      <style:text-properties style:font-name="Consolas" style:font-name-asian="Consolas" style:font-name-complex="Consolas"/>
    </style:style>
    <style:style style:name="T103_12" style:family="text">
      <style:text-properties style:font-name="Consolas" style:font-name-asian="Consolas" style:font-name-complex="Consolas"/>
    </style:style>
    <style:style style:name="T103_13" style:family="text">
      <style:text-properties style:font-name="Consolas" style:font-name-asian="Consolas" style:font-name-complex="Consolas"/>
    </style:style>
    <style:style style:name="T103_14" style:family="text">
      <style:text-properties style:font-name="Consolas" style:font-name-asian="Consolas" style:font-name-complex="Consolas"/>
    </style:style>
    <style:style style:name="T103_15" style:family="text">
      <style:text-properties style:font-name="Consolas" style:font-name-asian="Consolas" style:font-name-complex="Consolas"/>
    </style:style>
    <style:style style:name="T103_16" style:family="text">
      <style:text-properties style:font-name="Consolas" style:font-name-asian="Consolas" style:font-name-complex="Consolas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nsolas" style:font-name-asian="Consolas" style:font-name-complex="Consolas"/>
    </style:style>
    <style:style style:name="T104_2" style:family="text">
      <style:text-properties style:font-name="Consolas" style:font-name-asian="Consolas" style:font-name-complex="Consolas"/>
    </style:style>
    <style:style style:name="T104_3" style:family="text">
      <style:text-properties style:font-name="Consolas" style:font-name-asian="Consolas" style:font-name-complex="Consolas"/>
    </style:style>
    <style:style style:name="T104_4" style:family="text">
      <style:text-properties style:font-name="Consolas" style:font-name-asian="Consolas" style:font-name-complex="Consolas"/>
    </style:style>
    <style:style style:name="T104_5" style:family="text">
      <style:text-properties style:font-name="Consolas" style:font-name-asian="Consolas" style:font-name-complex="Consolas"/>
    </style:style>
    <style:style style:name="T104_6" style:family="text">
      <style:text-properties style:font-name="Consolas" style:font-name-asian="Consolas" style:font-name-complex="Consolas"/>
    </style:style>
    <style:style style:name="T104_7" style:family="text">
      <style:text-properties style:font-name="Consolas" style:font-name-asian="Consolas" style:font-name-complex="Consolas"/>
    </style:style>
    <style:style style:name="T104_8" style:family="text">
      <style:text-properties style:font-name="Consolas" style:font-name-asian="Consolas" style:font-name-complex="Consolas"/>
    </style:style>
    <style:style style:name="T104_9" style:family="text">
      <style:text-properties style:font-name="Consolas" style:font-name-asian="Consolas" style:font-name-complex="Consolas"/>
    </style:style>
    <style:style style:name="T104_10" style:family="text">
      <style:text-properties style:font-name="Consolas" style:font-name-asian="Consolas" style:font-name-complex="Consolas"/>
    </style:style>
    <style:style style:name="T104_11" style:family="text">
      <style:text-properties style:font-name="Consolas" style:font-name-asian="Consolas" style:font-name-complex="Consolas"/>
    </style:style>
    <style:style style:name="T104_12" style:family="text">
      <style:text-properties style:font-name="Consolas" style:font-name-asian="Consolas" style:font-name-complex="Consolas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nsolas" style:font-name-asian="Consolas" style:font-name-complex="Consolas"/>
    </style:style>
    <style:style style:name="T10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font-name="Consolas" style:font-name-asian="Consolas" style:font-name-complex="Consolas"/>
    </style:style>
    <style:style style:name="T106_2" style:family="text">
      <style:text-properties style:font-name="Consolas" style:font-name-asian="Consolas" style:font-name-complex="Consolas"/>
    </style:style>
    <style:style style:name="T106_3" style:family="text">
      <style:text-properties style:font-name="Consolas" style:font-name-asian="Consolas" style:font-name-complex="Consolas"/>
    </style:style>
    <style:style style:name="T106_4" style:family="text">
      <style:text-properties style:font-name="Consolas" style:font-name-asian="Consolas" style:font-name-complex="Consolas"/>
    </style:style>
    <style:style style:name="T106_5" style:family="text">
      <style:text-properties style:font-name="Consolas" style:font-name-asian="Consolas" style:font-name-complex="Consolas"/>
    </style:style>
    <style:style style:name="T106_6" style:family="text">
      <style:text-properties style:font-name="Consolas" style:font-name-asian="Consolas" style:font-name-complex="Consolas"/>
    </style:style>
    <style:style style:name="T106_7" style:family="text">
      <style:text-properties style:font-name="Consolas" style:font-name-asian="Consolas" style:font-name-complex="Consolas"/>
    </style:style>
    <style:style style:name="T106_8" style:family="text">
      <style:text-properties style:font-name="Consolas" style:font-name-asian="Consolas" style:font-name-complex="Consolas"/>
    </style:style>
    <style:style style:name="T106_9" style:family="text">
      <style:text-properties style:font-name="Consolas" style:font-name-asian="Consolas" style:font-name-complex="Consolas"/>
    </style:style>
    <style:style style:name="T106_10" style:family="text">
      <style:text-properties style:font-name="Consolas" style:font-name-asian="Consolas" style:font-name-complex="Consolas"/>
    </style:style>
    <style:style style:name="P107" style:family="paragraph" style:parent-style-name="Standard">
      <style:paragraph-properties fo:break-before="auto" fo:text-indent="0cm" fo:line-height="115%" fo:margin-left="0cm" style:writing-mode="lr-tb"/>
    </style:style>
    <style:style style:name="T10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7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7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08" style:family="paragraph" style:parent-style-name="Standard">
      <style:paragraph-properties fo:break-before="auto" fo:text-indent="0cm" fo:line-height="115%" fo:margin-left="0cm" style:writing-mode="lr-tb"/>
    </style:style>
    <style:style style:name="T108_1" style:family="text">
      <style:text-properties style:font-name="Consolas" style:font-name-asian="Consolas" style:font-name-complex="Consolas"/>
    </style:style>
    <style:style style:name="T108_2" style:family="text">
      <style:text-properties style:font-name="Consolas" style:font-name-asian="Consolas" style:font-name-complex="Consolas"/>
    </style:style>
    <style:style style:name="T108_3" style:family="text">
      <style:text-properties style:font-name="Consolas" style:font-name-asian="Consolas" style:font-name-complex="Consolas"/>
    </style:style>
    <style:style style:name="T108_4" style:family="text">
      <style:text-properties style:font-name="Consolas" style:font-name-asian="Consolas" style:font-name-complex="Consolas"/>
    </style:style>
    <style:style style:name="T108_5" style:family="text">
      <style:text-properties style:font-name="Consolas" style:font-name-asian="Consolas" style:font-name-complex="Consolas"/>
    </style:style>
    <style:style style:name="T108_6" style:family="text">
      <style:text-properties style:font-name="Consolas" style:font-name-asian="Consolas" style:font-name-complex="Consolas"/>
    </style:style>
    <style:style style:name="T108_7" style:family="text">
      <style:text-properties style:font-name="Consolas" style:font-name-asian="Consolas" style:font-name-complex="Consolas"/>
    </style:style>
    <style:style style:name="T108_8" style:family="text">
      <style:text-properties style:font-name="Consolas" style:font-name-asian="Consolas" style:font-name-complex="Consolas"/>
    </style:style>
    <style:style style:name="P109" style:family="paragraph" style:parent-style-name="Standard">
      <style:paragraph-properties fo:break-before="auto" fo:text-indent="0cm" fo:line-height="115%" fo:margin-left="0cm" style:writing-mode="lr-tb"/>
    </style:style>
    <style:style style:name="T10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0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Consolas" style:font-name-asian="Consolas" style:font-name-complex="Consolas"/>
    </style:style>
    <style:style style:name="T110_2" style:family="text">
      <style:text-properties style:font-name="Consolas" style:font-name-asian="Consolas" style:font-name-complex="Consolas"/>
    </style:style>
    <style:style style:name="T110_3" style:family="text">
      <style:text-properties style:font-name="Consolas" style:font-name-asian="Consolas" style:font-name-complex="Consolas"/>
    </style:style>
    <style:style style:name="T110_4" style:family="text">
      <style:text-properties style:font-name="Consolas" style:font-name-asian="Consolas" style:font-name-complex="Consolas"/>
    </style:style>
    <style:style style:name="T110_5" style:family="text">
      <style:text-properties style:font-name="Consolas" style:font-name-asian="Consolas" style:font-name-complex="Consolas"/>
    </style:style>
    <style:style style:name="T110_6" style:family="text">
      <style:text-properties style:font-name="Consolas" style:font-name-asian="Consolas" style:font-name-complex="Consolas"/>
    </style:style>
    <style:style style:name="T110_7" style:family="text">
      <style:text-properties style:font-name="Consolas" style:font-name-asian="Consolas" style:font-name-complex="Consolas"/>
    </style:style>
    <style:style style:name="T110_8" style:family="text">
      <style:text-properties style:font-name="Consolas" style:font-name-asian="Consolas" style:font-name-complex="Consolas"/>
    </style:style>
    <style:style style:name="T110_9" style:family="text">
      <style:text-properties style:font-name="Consolas" style:font-name-asian="Consolas" style:font-name-complex="Consolas"/>
    </style:style>
    <style:style style:name="T110_10" style:family="text">
      <style:text-properties style:font-name="Consolas" style:font-name-asian="Consolas" style:font-name-complex="Consolas"/>
    </style:style>
    <style:style style:name="T110_11" style:family="text">
      <style:text-properties style:font-name="Consolas" style:font-name-asian="Consolas" style:font-name-complex="Consolas"/>
    </style:style>
    <style:style style:name="T110_12" style:family="text">
      <style:text-properties style:font-name="Consolas" style:font-name-asian="Consolas" style:font-name-complex="Consolas"/>
    </style:style>
    <style:style style:name="P111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3" style:family="text"/>
    <style:style style:name="T112_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5" style:family="text"/>
    <style:style style:name="T112_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7" style:family="text"/>
    <style:style style:name="T112_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9" style:family="text"/>
    <style:style style:name="T112_1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11" style:family="text"/>
    <style:style style:name="T112_1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13" style:family="text"/>
    <style:style style:name="T112_1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15" style:family="text"/>
    <style:style style:name="T112_1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17" style:family="text"/>
    <style:style style:name="T112_1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19" style:family="text"/>
    <style:style style:name="T112_2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21" style:family="text"/>
    <style:style style:name="T112_2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23" style:family="text"/>
    <style:style style:name="T112_2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2_25" style:family="text"/>
    <style:style style:name="T112_2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3" style:family="text"/>
    <style:style style:name="T113_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5" style:family="text"/>
    <style:style style:name="T113_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7" style:family="text"/>
    <style:style style:name="T113_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9" style:family="text"/>
    <style:style style:name="T113_1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1" style:family="text"/>
    <style:style style:name="T113_1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3" style:family="text"/>
    <style:style style:name="T113_1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5" style:family="text"/>
    <style:style style:name="T113_1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7" style:family="text"/>
    <style:style style:name="T113_1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9" style:family="text"/>
    <style:style style:name="T113_2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1" style:family="text"/>
    <style:style style:name="T113_2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3" style:family="text"/>
    <style:style style:name="T113_2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5" style:family="text"/>
    <style:style style:name="T113_2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7" style:family="text"/>
    <style:style style:name="T113_2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9" style:family="text"/>
    <style:style style:name="T113_3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31" style:family="text"/>
    <style:style style:name="T113_3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33" style:family="text"/>
    <style:style style:name="T113_3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35" style:family="text"/>
    <style:style style:name="T113_3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37" style:family="text"/>
    <style:style style:name="T113_3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39" style:family="text"/>
    <style:style style:name="T113_4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41" style:family="text"/>
    <style:style style:name="T113_4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43" style:family="text"/>
    <style:style style:name="T113_4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45" style:family="text"/>
    <style:style style:name="T113_4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47" style:family="text"/>
    <style:style style:name="T113_4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49" style:family="text"/>
    <style:style style:name="T113_5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51" style:family="text"/>
    <style:style style:name="T113_5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53" style:family="text"/>
    <style:style style:name="T113_5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5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Verdana" style:font-name-asian="Verdana" style:font-name-complex="Verdana"/>
    </style:style>
    <style:style style:name="T116_2" style:family="text">
      <style:text-properties style:font-name="Verdana" style:font-name-asian="Verdana" style:font-name-complex="Verdana"/>
    </style:style>
    <style:style style:name="T116_3" style:family="text">
      <style:text-properties style:font-name="Verdana" style:font-name-asian="Verdana" style:font-name-complex="Verdana"/>
    </style:style>
    <style:style style:name="T116_4" style:family="text">
      <style:text-properties style:font-name="Verdana" style:font-name-asian="Verdana" style:font-name-complex="Verdana"/>
    </style:style>
    <style:style style:name="T116_5" style:family="text">
      <style:text-properties style:font-name="Verdana" style:font-name-asian="Verdana" style:font-name-complex="Verdana"/>
    </style:style>
    <style:style style:name="T116_6" style:family="text">
      <style:text-properties style:font-name="Verdana" style:font-name-asian="Verdana" style:font-name-complex="Verdana"/>
    </style:style>
    <style:style style:name="T116_7" style:family="text">
      <style:text-properties style:font-name="Verdana" style:font-name-asian="Verdana" style:font-name-complex="Verdana"/>
    </style:style>
    <style:style style:name="T116_8" style:family="text">
      <style:text-properties style:font-name="Verdana" style:font-name-asian="Verdana" style:font-name-complex="Verdana"/>
    </style:style>
    <style:style style:name="T116_9" style:family="text">
      <style:text-properties style:font-name="Verdana" style:font-name-asian="Verdana" style:font-name-complex="Verdana"/>
    </style:style>
    <style:style style:name="T116_10" style:family="text">
      <style:text-properties style:font-name="Verdana" style:font-name-asian="Verdana" style:font-name-complex="Verdana"/>
    </style:style>
    <style:style style:name="T116_11" style:family="text">
      <style:text-properties style:font-name="Verdana" style:font-name-asian="Verdana" style:font-name-complex="Verdana"/>
    </style:style>
    <style:style style:name="T116_12" style:family="text">
      <style:text-properties style:font-name="Verdana" style:font-name-asian="Verdana" style:font-name-complex="Verdana"/>
    </style:style>
    <style:style style:name="T116_13" style:family="text">
      <style:text-properties style:font-name="Verdana" style:font-name-asian="Verdana" style:font-name-complex="Verdana"/>
    </style:style>
    <style:style style:name="T116_14" style:family="text">
      <style:text-properties style:font-name="Verdana" style:font-name-asian="Verdana" style:font-name-complex="Verdana"/>
    </style:style>
    <style:style style:name="T116_15" style:family="text">
      <style:text-properties style:font-name="Verdana" style:font-name-asian="Verdana" style:font-name-complex="Verdana"/>
    </style:style>
    <style:style style:name="T116_16" style:family="text">
      <style:text-properties style:font-name="Verdana" style:font-name-asian="Verdana" style:font-name-complex="Verdana"/>
    </style:style>
    <style:style style:name="T116_17" style:family="text">
      <style:text-properties style:font-name="Verdana" style:font-name-asian="Verdana" style:font-name-complex="Verdana"/>
    </style:style>
    <style:style style:name="T116_18" style:family="text">
      <style:text-properties style:font-name="Verdana" style:font-name-asian="Verdana" style:font-name-complex="Verdana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style:font-name="Consolas" style:font-name-asian="Consolas" style:font-name-complex="Consolas"/>
    </style:style>
    <style:style style:name="T118_2" style:family="text">
      <style:text-properties style:font-name="Consolas" style:font-name-asian="Consolas" style:font-name-complex="Consolas"/>
    </style:style>
    <style:style style:name="T118_3" style:family="text">
      <style:text-properties style:font-name="Consolas" style:font-name-asian="Consolas" style:font-name-complex="Consolas"/>
    </style:style>
    <style:style style:name="T118_4" style:family="text">
      <style:text-properties style:font-name="Consolas" style:font-name-asian="Consolas" style:font-name-complex="Consolas"/>
    </style:style>
    <style:style style:name="T118_5" style:family="text">
      <style:text-properties style:font-name="Consolas" style:font-name-asian="Consolas" style:font-name-complex="Consolas"/>
    </style:style>
    <style:style style:name="T118_6" style:family="text">
      <style:text-properties style:font-name="Consolas" style:font-name-asian="Consolas" style:font-name-complex="Consolas"/>
    </style:style>
    <style:style style:name="T118_7" style:family="text">
      <style:text-properties style:font-name="Consolas" style:font-name-asian="Consolas" style:font-name-complex="Consolas"/>
    </style:style>
    <style:style style:name="T118_8" style:family="text">
      <style:text-properties style:font-name="Consolas" style:font-name-asian="Consolas" style:font-name-complex="Consolas"/>
    </style:style>
    <style:style style:name="T118_9" style:family="text">
      <style:text-properties style:font-name="Consolas" style:font-name-asian="Consolas" style:font-name-complex="Consolas"/>
    </style:style>
    <style:style style:name="T118_10" style:family="text">
      <style:text-properties style:font-name="Consolas" style:font-name-asian="Consolas" style:font-name-complex="Consolas"/>
    </style:style>
    <style:style style:name="T118_11" style:family="text">
      <style:text-properties style:font-name="Consolas" style:font-name-asian="Consolas" style:font-name-complex="Consolas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style:font-name="Consolas" style:font-name-asian="Consolas" style:font-name-complex="Consolas"/>
    </style:style>
    <style:style style:name="T119_2" style:family="text">
      <style:text-properties style:font-name="Consolas" style:font-name-asian="Consolas" style:font-name-complex="Consolas"/>
    </style:style>
    <style:style style:name="T119_3" style:family="text">
      <style:text-properties style:font-name="Consolas" style:font-name-asian="Consolas" style:font-name-complex="Consolas"/>
    </style:style>
    <style:style style:name="T119_4" style:family="text">
      <style:text-properties style:font-name="Consolas" style:font-name-asian="Consolas" style:font-name-complex="Consolas"/>
    </style:style>
    <style:style style:name="T119_5" style:family="text">
      <style:text-properties style:font-name="Consolas" style:font-name-asian="Consolas" style:font-name-complex="Consolas"/>
    </style:style>
    <style:style style:name="T119_6" style:family="text">
      <style:text-properties style:font-name="Consolas" style:font-name-asian="Consolas" style:font-name-complex="Consolas"/>
    </style:style>
    <style:style style:name="T119_7" style:family="text">
      <style:text-properties style:font-name="Consolas" style:font-name-asian="Consolas" style:font-name-complex="Consolas"/>
    </style:style>
    <style:style style:name="T119_8" style:family="text">
      <style:text-properties style:font-name="Consolas" style:font-name-asian="Consolas" style:font-name-complex="Consolas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>
      <style:text-properties fo:color="#1155cc" style:text-underline-style="solid" style:text-underline-color="font-color"/>
    </style:style>
    <style:style style:name="T121_3" style:family="text"/>
    <style:style style:name="T121_4" style:family="text">
      <style:text-properties fo:color="#1155cc" style:text-underline-style="solid" style:text-underline-color="font-color"/>
    </style:style>
    <style:style style:name="T121_5" style:family="text"/>
    <style:style style:name="T121_6" style:family="text">
      <style:text-properties fo:color="#1155cc" style:text-underline-style="solid" style:text-underline-color="font-color"/>
    </style:style>
    <style:style style:name="T121_7" style:family="text"/>
    <style:style style:name="T121_8" style:family="text">
      <style:text-properties fo:color="#1155cc" style:text-underline-style="solid" style:text-underline-color="font-color"/>
    </style:style>
    <style:style style:name="T121_9" style:family="text"/>
    <style:style style:name="T121_10" style:family="text">
      <style:text-properties fo:color="#1155cc" style:text-underline-style="solid" style:text-underline-color="font-color"/>
    </style:style>
    <style:style style:name="T121_11" style:family="text"/>
    <style:style style:name="T121_12" style:family="text">
      <style:text-properties fo:color="#1155cc" style:text-underline-style="solid" style:text-underline-color="font-color"/>
    </style:style>
    <style:style style:name="T121_13" style:family="text"/>
    <style:style style:name="T121_14" style:family="text">
      <style:text-properties fo:color="#1155cc" style:text-underline-style="solid" style:text-underline-color="font-color"/>
    </style:style>
    <style:style style:name="T121_15" style:family="text"/>
    <style:style style:name="T121_16" style:family="text">
      <style:text-properties fo:color="#1155cc" style:text-underline-style="solid" style:text-underline-color="font-color"/>
    </style:style>
    <style:style style:name="T121_17" style:family="text"/>
    <style:style style:name="T121_18" style:family="text">
      <style:text-properties fo:color="#1155cc" style:text-underline-style="solid" style:text-underline-color="font-color"/>
    </style:style>
    <style:style style:name="T121_19" style:family="text"/>
    <style:style style:name="T121_20" style:family="text">
      <style:text-properties fo:color="#1155cc" style:text-underline-style="solid" style:text-underline-color="font-color"/>
    </style:style>
    <style:style style:name="T121_21" style:family="text"/>
    <style:style style:name="T121_22" style:family="text">
      <style:text-properties fo:color="#1155cc" style:text-underline-style="solid" style:text-underline-color="font-color"/>
    </style:style>
    <style:style style:name="T121_23" style:family="text"/>
    <style:style style:name="T121_24" style:family="text">
      <style:text-properties fo:color="#1155cc" style:text-underline-style="solid" style:text-underline-color="font-color"/>
    </style:style>
    <style:style style:name="T121_25" style:family="text"/>
    <style:style style:name="T121_26" style:family="text">
      <style:text-properties fo:color="#1155cc" style:text-underline-style="solid" style:text-underline-color="font-color"/>
    </style:style>
    <style:style style:name="T121_27" style:family="text"/>
    <style:style style:name="T121_28" style:family="text">
      <style:text-properties fo:color="#1155cc" style:text-underline-style="solid" style:text-underline-color="font-color"/>
    </style:style>
    <style:style style:name="T121_29" style:family="text"/>
    <style:style style:name="T121_30" style:family="text">
      <style:text-properties fo:color="#1155cc" style:text-underline-style="solid" style:text-underline-color="font-color"/>
    </style:style>
    <style:style style:name="T121_31" style:family="text"/>
    <style:style style:name="T121_32" style:family="text">
      <style:text-properties fo:color="#1155cc" style:text-underline-style="solid" style:text-underline-color="font-color"/>
    </style:style>
    <style:style style:name="T121_33" style:family="text"/>
    <style:style style:name="T121_34" style:family="text">
      <style:text-properties fo:color="#1155cc" style:text-underline-style="solid" style:text-underline-color="font-color"/>
    </style:style>
    <style:style style:name="T121_35" style:family="text"/>
    <style:style style:name="T121_36" style:family="text">
      <style:text-properties fo:color="#1155cc" style:text-underline-style="solid" style:text-underline-color="font-color"/>
    </style:style>
    <style:style style:name="T121_37" style:family="text"/>
    <style:style style:name="T121_38" style:family="text">
      <style:text-properties fo:color="#1155cc" style:text-underline-style="solid" style:text-underline-color="font-color"/>
    </style:style>
    <style:style style:name="T121_39" style:family="text"/>
    <style:style style:name="T121_40" style:family="text">
      <style:text-properties fo:color="#1155cc" style:text-underline-style="solid" style:text-underline-color="font-color"/>
    </style:style>
    <style:style style:name="T121_41" style:family="text"/>
    <style:style style:name="T121_42" style:family="text">
      <style:text-properties fo:color="#1155cc" style:text-underline-style="solid" style:text-underline-color="font-color"/>
    </style:style>
    <style:style style:name="T121_43" style:family="text"/>
    <style:style style:name="T121_44" style:family="text">
      <style:text-properties fo:color="#1155cc" style:text-underline-style="solid" style:text-underline-color="font-color"/>
    </style:style>
    <style:style style:name="T121_45" style:family="text"/>
    <style:style style:name="T121_46" style:family="text">
      <style:text-properties fo:color="#1155cc" style:text-underline-style="solid" style:text-underline-color="font-color"/>
    </style:style>
    <style:style style:name="T121_47" style:family="text"/>
    <style:style style:name="T121_48" style:family="text">
      <style:text-properties fo:color="#1155cc" style:text-underline-style="solid" style:text-underline-color="font-color"/>
    </style:style>
    <style:style style:name="T121_49" style:family="text"/>
    <style:style style:name="T121_50" style:family="text">
      <style:text-properties fo:color="#1155cc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2" style:family="text">
      <style:text-properties style:font-name="Verdana" style:font-name-asian="Verdana" style:font-name-complex="Verdana"/>
    </style:style>
    <style:style style:name="T124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4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style:font-name="Verdana" style:font-name-asian="Verdana" style:font-name-complex="Verdana"/>
    </style:style>
    <style:style style:name="T125_2" style:family="text">
      <style:text-properties style:font-name="Verdana" style:font-name-asian="Verdana" style:font-name-complex="Verdana"/>
    </style:style>
    <style:style style:name="T125_3" style:family="text">
      <style:text-properties style:font-name="Verdana" style:font-name-asian="Verdana" style:font-name-complex="Verdana"/>
    </style:style>
    <style:style style:name="T125_4" style:family="text">
      <style:text-properties style:font-name="Verdana" style:font-name-asian="Verdana" style:font-name-complex="Verdana"/>
    </style:style>
    <style:style style:name="T125_5" style:family="text">
      <style:text-properties style:font-name="Verdana" style:font-name-asian="Verdana" style:font-name-complex="Verdana"/>
    </style:style>
    <style:style style:name="T125_6" style:family="text">
      <style:text-properties style:font-name="Verdana" style:font-name-asian="Verdana" style:font-name-complex="Verdana"/>
    </style:style>
    <style:style style:name="T125_7" style:family="text">
      <style:text-properties style:font-name="Verdana" style:font-name-asian="Verdana" style:font-name-complex="Verdana"/>
    </style:style>
    <style:style style:name="T125_8" style:family="text">
      <style:text-properties style:font-name="Verdana" style:font-name-asian="Verdana" style:font-name-complex="Verdana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style:font-name="Consolas" style:font-name-asian="Consolas" style:font-name-complex="Consolas"/>
    </style:style>
    <style:style style:name="T126_2" style:family="text">
      <style:text-properties style:font-name="Consolas" style:font-name-asian="Consolas" style:font-name-complex="Consolas"/>
    </style:style>
    <style:style style:name="T126_3" style:family="text">
      <style:text-properties style:font-name="Consolas" style:font-name-asian="Consolas" style:font-name-complex="Consolas"/>
    </style:style>
    <style:style style:name="T126_4" style:family="text">
      <style:text-properties style:font-name="Consolas" style:font-name-asian="Consolas" style:font-name-complex="Consolas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style:font-name="Consolas" style:font-name-asian="Consolas" style:font-name-complex="Consolas"/>
    </style:style>
    <style:style style:name="T127_2" style:family="text">
      <style:text-properties style:font-name="Consolas" style:font-name-asian="Consolas" style:font-name-complex="Consolas"/>
    </style:style>
    <style:style style:name="T127_3" style:family="text">
      <style:text-properties style:font-name="Consolas" style:font-name-asian="Consolas" style:font-name-complex="Consolas"/>
    </style:style>
    <style:style style:name="T127_4" style:family="text">
      <style:text-properties style:font-name="Consolas" style:font-name-asian="Consolas" style:font-name-complex="Consolas"/>
    </style:style>
    <style:style style:name="T127_5" style:family="text">
      <style:text-properties style:font-name="Consolas" style:font-name-asian="Consolas" style:font-name-complex="Consolas"/>
    </style:style>
    <style:style style:name="T127_6" style:family="text">
      <style:text-properties style:font-name="Consolas" style:font-name-asian="Consolas" style:font-name-complex="Consolas"/>
    </style:style>
    <style:style style:name="T127_7" style:family="text">
      <style:text-properties style:font-name="Consolas" style:font-name-asian="Consolas" style:font-name-complex="Consolas"/>
    </style:style>
    <style:style style:name="T127_8" style:family="text">
      <style:text-properties style:font-name="Consolas" style:font-name-asian="Consolas" style:font-name-complex="Consolas"/>
    </style:style>
    <style:style style:name="T127_9" style:family="text">
      <style:text-properties style:font-name="Consolas" style:font-name-asian="Consolas" style:font-name-complex="Consolas"/>
    </style:style>
    <style:style style:name="T127_10" style:family="text">
      <style:text-properties style:font-name="Consolas" style:font-name-asian="Consolas" style:font-name-complex="Consolas"/>
    </style:style>
    <style:style style:name="T127_11" style:family="text">
      <style:text-properties style:font-name="Consolas" style:font-name-asian="Consolas" style:font-name-complex="Consolas"/>
    </style:style>
    <style:style style:name="T127_12" style:family="text">
      <style:text-properties style:font-name="Consolas" style:font-name-asian="Consolas" style:font-name-complex="Consolas"/>
    </style:style>
    <style:style style:name="T127_13" style:family="text">
      <style:text-properties style:font-name="Consolas" style:font-name-asian="Consolas" style:font-name-complex="Consolas"/>
    </style:style>
    <style:style style:name="T127_14" style:family="text">
      <style:text-properties style:font-name="Consolas" style:font-name-asian="Consolas" style:font-name-complex="Consolas"/>
    </style:style>
    <style:style style:name="T127_15" style:family="text">
      <style:text-properties style:font-name="Consolas" style:font-name-asian="Consolas" style:font-name-complex="Consolas"/>
    </style:style>
    <style:style style:name="T127_16" style:family="text">
      <style:text-properties style:font-name="Consolas" style:font-name-asian="Consolas" style:font-name-complex="Consolas"/>
    </style:style>
    <style:style style:name="T127_17" style:family="text">
      <style:text-properties style:font-name="Consolas" style:font-name-asian="Consolas" style:font-name-complex="Consolas"/>
    </style:style>
    <style:style style:name="T127_18" style:family="text">
      <style:text-properties style:font-name="Consolas" style:font-name-asian="Consolas" style:font-name-complex="Consolas"/>
    </style:style>
    <style:style style:name="T127_19" style:family="text">
      <style:text-properties style:font-name="Consolas" style:font-name-asian="Consolas" style:font-name-complex="Consolas"/>
    </style:style>
    <style:style style:name="P128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style:font-name="Verdana" style:font-name-asian="Verdana" style:font-name-complex="Verdana"/>
    </style:style>
    <style:style style:name="T12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29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background-color="#ffffff" fo:color="#333333" style:font-name="Verdana" style:font-name-asian="Verdana" style:font-name-complex="Verdana"/>
    </style:style>
    <style:style style:name="T130_2" style:family="text">
      <style:text-properties fo:background-color="#ffffff" fo:color="#333333" style:font-name="Verdana" style:font-name-asian="Verdana" style:font-name-complex="Verdana"/>
    </style:style>
    <style:style style:name="T130_3" style:family="text">
      <style:text-properties fo:background-color="#ffffff" fo:color="#333333" style:font-name="Verdana" style:font-name-asian="Verdana" style:font-name-complex="Verdana"/>
    </style:style>
    <style:style style:name="T130_4" style:family="text">
      <style:text-properties fo:background-color="#ffffff" fo:color="#333333" style:font-name="Verdana" style:font-name-asian="Verdana" style:font-name-complex="Verdana"/>
    </style:style>
    <style:style style:name="T130_5" style:family="text">
      <style:text-properties fo:background-color="#ffffff" fo:color="#333333" style:font-name="Verdana" style:font-name-asian="Verdana" style:font-name-complex="Verdana"/>
    </style:style>
    <style:style style:name="T130_6" style:family="text">
      <style:text-properties fo:background-color="#ffffff" fo:color="#333333" style:font-name="Verdana" style:font-name-asian="Verdana" style:font-name-complex="Verdana"/>
    </style:style>
    <style:style style:name="T130_7" style:family="text">
      <style:text-properties fo:background-color="#ffffff" fo:color="#333333" style:font-name="Verdana" style:font-name-asian="Verdana" style:font-name-complex="Verdana"/>
    </style:style>
    <style:style style:name="T130_8" style:family="text">
      <style:text-properties fo:background-color="#ffffff" fo:color="#333333" style:font-name="Verdana" style:font-name-asian="Verdana" style:font-name-complex="Verdana"/>
    </style:style>
    <style:style style:name="T130_9" style:family="text">
      <style:text-properties fo:background-color="#ffffff" fo:color="#333333" style:font-name="Verdana" style:font-name-asian="Verdana" style:font-name-complex="Verdana"/>
    </style:style>
    <style:style style:name="T130_10" style:family="text">
      <style:text-properties fo:background-color="#ffffff" fo:color="#333333" style:font-name="Verdana" style:font-name-asian="Verdana" style:font-name-complex="Verdana"/>
    </style:style>
    <style:style style:name="T130_11" style:family="text">
      <style:text-properties fo:background-color="#ffffff" fo:color="#333333" style:font-name="Verdana" style:font-name-asian="Verdana" style:font-name-complex="Verdana"/>
    </style:style>
    <style:style style:name="T130_12" style:family="text">
      <style:text-properties fo:background-color="#ffffff" fo:color="#333333" style:font-name="Verdana" style:font-name-asian="Verdana" style:font-name-complex="Verdana"/>
    </style:style>
    <style:style style:name="T130_13" style:family="text">
      <style:text-properties fo:background-color="#ffffff" fo:color="#333333" style:font-name="Verdana" style:font-name-asian="Verdana" style:font-name-complex="Verdana"/>
    </style:style>
    <style:style style:name="T130_14" style:family="text">
      <style:text-properties fo:background-color="#ffffff" fo:color="#333333" style:font-name="Verdana" style:font-name-asian="Verdana" style:font-name-complex="Verdana"/>
    </style:style>
    <style:style style:name="T130_15" style:family="text">
      <style:text-properties fo:background-color="#ffffff" fo:color="#333333" style:font-name="Verdana" style:font-name-asian="Verdana" style:font-name-complex="Verdana"/>
    </style:style>
    <style:style style:name="T130_16" style:family="text">
      <style:text-properties fo:background-color="#ffffff" fo:color="#333333" style:font-name="Verdana" style:font-name-asian="Verdana" style:font-name-complex="Verdana"/>
    </style:style>
    <style:style style:name="T130_17" style:family="text">
      <style:text-properties fo:background-color="#ffffff" fo:color="#333333" style:font-name="Verdana" style:font-name-asian="Verdana" style:font-name-complex="Verdana"/>
    </style:style>
    <style:style style:name="T130_18" style:family="text">
      <style:text-properties fo:background-color="#ffffff" fo:color="#333333" style:font-name="Verdana" style:font-name-asian="Verdana" style:font-name-complex="Verdana"/>
    </style:style>
    <style:style style:name="T130_19" style:family="text">
      <style:text-properties fo:background-color="#ffffff" fo:color="#333333" style:font-name="Verdana" style:font-name-asian="Verdana" style:font-name-complex="Verdana"/>
    </style:style>
    <style:style style:name="T130_20" style:family="text">
      <style:text-properties fo:background-color="#ffffff" fo:color="#333333" style:font-name="Verdana" style:font-name-asian="Verdana" style:font-name-complex="Verdana"/>
    </style:style>
    <style:style style:name="T130_21" style:family="text">
      <style:text-properties fo:background-color="#ffffff" fo:color="#333333" style:font-name="Verdana" style:font-name-asian="Verdana" style:font-name-complex="Verdana"/>
    </style:style>
    <style:style style:name="T130_22" style:family="text">
      <style:text-properties fo:background-color="#ffffff" fo:color="#333333" style:font-name="Verdana" style:font-name-asian="Verdana" style:font-name-complex="Verdana"/>
    </style:style>
    <style:style style:name="T130_23" style:family="text">
      <style:text-properties fo:background-color="#ffffff" fo:color="#333333" style:font-name="Verdana" style:font-name-asian="Verdana" style:font-name-complex="Verdana"/>
    </style:style>
    <style:style style:name="T130_24" style:family="text">
      <style:text-properties fo:background-color="#ffffff" fo:color="#333333" style:font-name="Verdana" style:font-name-asian="Verdana" style:font-name-complex="Verdana"/>
    </style:style>
    <style:style style:name="T130_25" style:family="text">
      <style:text-properties fo:background-color="#ffffff" fo:color="#333333" style:font-name="Verdana" style:font-name-asian="Verdana" style:font-name-complex="Verdana"/>
    </style:style>
    <style:style style:name="T130_26" style:family="text">
      <style:text-properties fo:background-color="#ffffff" fo:color="#333333" style:font-name="Verdana" style:font-name-asian="Verdana" style:font-name-complex="Verdana"/>
    </style:style>
    <style:style style:name="T130_27" style:family="text">
      <style:text-properties fo:background-color="#ffffff" fo:color="#333333" style:font-name="Verdana" style:font-name-asian="Verdana" style:font-name-complex="Verdana"/>
    </style:style>
    <style:style style:name="T130_28" style:family="text">
      <style:text-properties fo:background-color="#ffffff" fo:color="#333333" style:font-name="Verdana" style:font-name-asian="Verdana" style:font-name-complex="Verdana"/>
    </style:style>
    <style:style style:name="T130_29" style:family="text">
      <style:text-properties fo:background-color="#ffffff" fo:color="#333333" style:font-name="Verdana" style:font-name-asian="Verdana" style:font-name-complex="Verdana"/>
    </style:style>
    <style:style style:name="T130_30" style:family="text">
      <style:text-properties fo:background-color="#ffffff" fo:color="#333333" style:font-name="Verdana" style:font-name-asian="Verdana" style:font-name-complex="Verdana"/>
    </style:style>
    <style:style style:name="T130_31" style:family="text">
      <style:text-properties fo:background-color="#ffffff" fo:color="#333333" style:font-name="Verdana" style:font-name-asian="Verdana" style:font-name-complex="Verdana"/>
    </style:style>
    <style:style style:name="T130_32" style:family="text">
      <style:text-properties fo:background-color="#ffffff" fo:color="#333333" style:font-name="Verdana" style:font-name-asian="Verdana" style:font-name-complex="Verdana"/>
    </style:style>
    <style:style style:name="T130_33" style:family="text">
      <style:text-properties fo:background-color="#ffffff" fo:color="#333333" style:font-name="Verdana" style:font-name-asian="Verdana" style:font-name-complex="Verdana"/>
    </style:style>
    <style:style style:name="T130_34" style:family="text">
      <style:text-properties fo:background-color="#ffffff" fo:color="#333333" style:font-name="Verdana" style:font-name-asian="Verdana" style:font-name-complex="Verdana"/>
    </style:style>
    <style:style style:name="T130_35" style:family="text">
      <style:text-properties fo:background-color="#ffffff" fo:color="#333333" style:font-name="Verdana" style:font-name-asian="Verdana" style:font-name-complex="Verdana"/>
    </style:style>
    <style:style style:name="T130_36" style:family="text">
      <style:text-properties fo:background-color="#ffffff" fo:color="#333333" style:font-name="Verdana" style:font-name-asian="Verdana" style:font-name-complex="Verdana"/>
    </style:style>
    <style:style style:name="T130_37" style:family="text">
      <style:text-properties fo:background-color="#ffffff" fo:color="#333333" style:font-name="Verdana" style:font-name-asian="Verdana" style:font-name-complex="Verdana"/>
    </style:style>
    <style:style style:name="T130_38" style:family="text">
      <style:text-properties fo:background-color="#ffffff" fo:color="#333333" style:font-name="Verdana" style:font-name-asian="Verdana" style:font-name-complex="Verdana"/>
    </style:style>
    <style:style style:name="T130_39" style:family="text">
      <style:text-properties fo:background-color="#ffffff" fo:color="#333333" style:font-name="Verdana" style:font-name-asian="Verdana" style:font-name-complex="Verdana"/>
    </style:style>
    <style:style style:name="T130_40" style:family="text">
      <style:text-properties fo:background-color="#ffffff" fo:color="#333333" style:font-name="Verdana" style:font-name-asian="Verdana" style:font-name-complex="Verdana"/>
    </style:style>
    <style:style style:name="T130_41" style:family="text">
      <style:text-properties fo:background-color="#ffffff" fo:color="#333333" style:font-name="Verdana" style:font-name-asian="Verdana" style:font-name-complex="Verdana"/>
    </style:style>
    <style:style style:name="T130_42" style:family="text">
      <style:text-properties fo:background-color="#ffffff" fo:color="#333333" style:font-name="Verdana" style:font-name-asian="Verdana" style:font-name-complex="Verdana"/>
    </style:style>
    <style:style style:name="T130_43" style:family="text">
      <style:text-properties fo:background-color="#ffffff" fo:color="#333333" style:font-name="Verdana" style:font-name-asian="Verdana" style:font-name-complex="Verdana"/>
    </style:style>
    <style:style style:name="T130_44" style:family="text">
      <style:text-properties fo:background-color="#ffffff" fo:color="#333333" style:font-name="Verdana" style:font-name-asian="Verdana" style:font-name-complex="Verdana"/>
    </style:style>
    <style:style style:name="T130_45" style:family="text">
      <style:text-properties fo:background-color="#ffffff" fo:color="#333333" style:font-name="Verdana" style:font-name-asian="Verdana" style:font-name-complex="Verdana"/>
    </style:style>
    <style:style style:name="T130_46" style:family="text">
      <style:text-properties fo:background-color="#ffffff" fo:color="#333333" style:font-name="Verdana" style:font-name-asian="Verdana" style:font-name-complex="Verdana"/>
    </style:style>
    <style:style style:name="T130_47" style:family="text">
      <style:text-properties fo:background-color="#ffffff" fo:color="#333333" style:font-name="Verdana" style:font-name-asian="Verdana" style:font-name-complex="Verdana"/>
    </style:style>
    <style:style style:name="T130_48" style:family="text">
      <style:text-properties fo:background-color="#ffffff" fo:color="#333333" style:font-name="Verdana" style:font-name-asian="Verdana" style:font-name-complex="Verdana"/>
    </style:style>
    <style:style style:name="T130_49" style:family="text">
      <style:text-properties fo:background-color="#ffffff" fo:color="#333333" style:font-name="Verdana" style:font-name-asian="Verdana" style:font-name-complex="Verdana"/>
    </style:style>
    <style:style style:name="T130_50" style:family="text">
      <style:text-properties fo:background-color="#ffffff" fo:color="#333333" style:font-name="Verdana" style:font-name-asian="Verdana" style:font-name-complex="Verdana"/>
    </style:style>
    <style:style style:name="T130_51" style:family="text">
      <style:text-properties fo:background-color="#ffffff" fo:color="#333333" style:font-name="Verdana" style:font-name-asian="Verdana" style:font-name-complex="Verdana"/>
    </style:style>
    <style:style style:name="T130_52" style:family="text">
      <style:text-properties fo:background-color="#ffffff" fo:color="#333333" style:font-name="Verdana" style:font-name-asian="Verdana" style:font-name-complex="Verdana"/>
    </style:style>
    <style:style style:name="T130_53" style:family="text">
      <style:text-properties fo:background-color="#ffffff" fo:color="#333333" style:font-name="Verdana" style:font-name-asian="Verdana" style:font-name-complex="Verdana"/>
    </style:style>
    <style:style style:name="T130_54" style:family="text">
      <style:text-properties fo:background-color="#ffffff" fo:color="#333333" style:font-name="Verdana" style:font-name-asian="Verdana" style:font-name-complex="Verdana"/>
    </style:style>
    <style:style style:name="T130_55" style:family="text">
      <style:text-properties fo:background-color="#ffffff" fo:color="#333333" style:font-name="Verdana" style:font-name-asian="Verdana" style:font-name-complex="Verdana"/>
    </style:style>
    <style:style style:name="T130_56" style:family="text">
      <style:text-properties fo:background-color="#ffffff" fo:color="#333333" style:font-name="Verdana" style:font-name-asian="Verdana" style:font-name-complex="Verdana"/>
    </style:style>
    <style:style style:name="T130_57" style:family="text">
      <style:text-properties fo:background-color="#ffffff" fo:color="#333333" style:font-name="Verdana" style:font-name-asian="Verdana" style:font-name-complex="Verdana"/>
    </style:style>
    <style:style style:name="T130_58" style:family="text">
      <style:text-properties fo:background-color="#ffffff" fo:color="#333333" style:font-name="Verdana" style:font-name-asian="Verdana" style:font-name-complex="Verdana"/>
    </style:style>
    <style:style style:name="T130_59" style:family="text">
      <style:text-properties fo:background-color="#ffffff" fo:color="#333333" style:font-name="Verdana" style:font-name-asian="Verdana" style:font-name-complex="Verdana"/>
    </style:style>
    <style:style style:name="T130_60" style:family="text">
      <style:text-properties fo:background-color="#ffffff" fo:color="#333333" style:font-name="Verdana" style:font-name-asian="Verdana" style:font-name-complex="Verdana"/>
    </style:style>
    <style:style style:name="T130_61" style:family="text">
      <style:text-properties fo:background-color="#ffffff" fo:color="#333333" style:font-name="Verdana" style:font-name-asian="Verdana" style:font-name-complex="Verdana"/>
    </style:style>
    <style:style style:name="T130_62" style:family="text">
      <style:text-properties fo:background-color="#ffffff" fo:color="#333333" style:font-name="Verdana" style:font-name-asian="Verdana" style:font-name-complex="Verdana"/>
    </style:style>
    <style:style style:name="T130_63" style:family="text">
      <style:text-properties fo:background-color="#ffffff" fo:color="#333333" style:font-name="Verdana" style:font-name-asian="Verdana" style:font-name-complex="Verdana"/>
    </style:style>
    <style:style style:name="T130_64" style:family="text">
      <style:text-properties fo:background-color="#ffffff" fo:color="#333333" style:font-name="Verdana" style:font-name-asian="Verdana" style:font-name-complex="Verdana"/>
    </style:style>
    <style:style style:name="T130_65" style:family="text">
      <style:text-properties fo:background-color="#ffffff" fo:color="#333333" style:font-name="Verdana" style:font-name-asian="Verdana" style:font-name-complex="Verdana"/>
    </style:style>
    <style:style style:name="T130_66" style:family="text">
      <style:text-properties fo:background-color="#ffffff" fo:color="#333333" style:font-name="Verdana" style:font-name-asian="Verdana" style:font-name-complex="Verdana"/>
    </style:style>
    <style:style style:name="T130_67" style:family="text">
      <style:text-properties fo:background-color="#ffffff" fo:color="#333333" style:font-name="Verdana" style:font-name-asian="Verdana" style:font-name-complex="Verdana"/>
    </style:style>
    <style:style style:name="T130_68" style:family="text">
      <style:text-properties fo:background-color="#ffffff" fo:color="#333333" style:font-name="Verdana" style:font-name-asian="Verdana" style:font-name-complex="Verdana"/>
    </style:style>
    <style:style style:name="T130_69" style:family="text">
      <style:text-properties fo:background-color="#ffffff" fo:color="#333333" style:font-name="Verdana" style:font-name-asian="Verdana" style:font-name-complex="Verdana"/>
    </style:style>
    <style:style style:name="T130_70" style:family="text">
      <style:text-properties fo:background-color="#ffffff" fo:color="#333333" style:font-name="Verdana" style:font-name-asian="Verdana" style:font-name-complex="Verdana"/>
    </style:style>
    <style:style style:name="T130_71" style:family="text">
      <style:text-properties fo:background-color="#ffffff" fo:color="#333333" style:font-name="Verdana" style:font-name-asian="Verdana" style:font-name-complex="Verdana"/>
    </style:style>
    <style:style style:name="T130_72" style:family="text">
      <style:text-properties fo:background-color="#ffffff" fo:color="#333333" style:font-name="Verdana" style:font-name-asian="Verdana" style:font-name-complex="Verdana"/>
    </style:style>
    <style:style style:name="T130_73" style:family="text">
      <style:text-properties fo:background-color="#ffffff" fo:color="#333333" style:font-name="Verdana" style:font-name-asian="Verdana" style:font-name-complex="Verdana"/>
    </style:style>
    <style:style style:name="T130_74" style:family="text">
      <style:text-properties fo:background-color="#ffffff" fo:color="#333333" style:font-name="Verdana" style:font-name-asian="Verdana" style:font-name-complex="Verdana"/>
    </style:style>
    <style:style style:name="T130_75" style:family="text">
      <style:text-properties fo:background-color="#ffffff" fo:color="#333333" style:font-name="Verdana" style:font-name-asian="Verdana" style:font-name-complex="Verdana"/>
    </style:style>
    <style:style style:name="T130_76" style:family="text">
      <style:text-properties fo:background-color="#ffffff" fo:color="#333333" style:font-name="Verdana" style:font-name-asian="Verdana" style:font-name-complex="Verdana"/>
    </style:style>
    <style:style style:name="T130_77" style:family="text">
      <style:text-properties fo:background-color="#ffffff" fo:color="#333333" style:font-name="Verdana" style:font-name-asian="Verdana" style:font-name-complex="Verdana"/>
    </style:style>
    <style:style style:name="T130_78" style:family="text">
      <style:text-properties fo:background-color="#ffffff" fo:color="#333333" style:font-name="Verdana" style:font-name-asian="Verdana" style:font-name-complex="Verdana"/>
    </style:style>
    <style:style style:name="T130_79" style:family="text">
      <style:text-properties fo:background-color="#ffffff" fo:color="#333333" style:font-name="Verdana" style:font-name-asian="Verdana" style:font-name-complex="Verdana"/>
    </style:style>
    <style:style style:name="T130_80" style:family="text">
      <style:text-properties fo:background-color="#ffffff" fo:color="#333333" style:font-name="Verdana" style:font-name-asian="Verdana" style:font-name-complex="Verdana"/>
    </style:style>
    <style:style style:name="T130_81" style:family="text">
      <style:text-properties fo:background-color="#ffffff" fo:color="#333333" style:font-name="Verdana" style:font-name-asian="Verdana" style:font-name-complex="Verdana"/>
    </style:style>
    <style:style style:name="T130_82" style:family="text">
      <style:text-properties fo:background-color="#ffffff" fo:color="#333333" style:font-name="Verdana" style:font-name-asian="Verdana" style:font-name-complex="Verdana"/>
    </style:style>
    <style:style style:name="T130_83" style:family="text">
      <style:text-properties fo:background-color="#ffffff" fo:color="#333333" style:font-name="Verdana" style:font-name-asian="Verdana" style:font-name-complex="Verdana"/>
    </style:style>
    <style:style style:name="T130_84" style:family="text">
      <style:text-properties fo:background-color="#ffffff" fo:color="#333333" style:font-name="Verdana" style:font-name-asian="Verdana" style:font-name-complex="Verdana"/>
    </style:style>
    <style:style style:name="T130_85" style:family="text">
      <style:text-properties fo:background-color="#ffffff" fo:color="#333333" style:font-name="Verdana" style:font-name-asian="Verdana" style:font-name-complex="Verdana"/>
    </style:style>
    <style:style style:name="T130_86" style:family="text">
      <style:text-properties fo:background-color="#ffffff" fo:color="#333333" style:font-name="Verdana" style:font-name-asian="Verdana" style:font-name-complex="Verdana"/>
    </style:style>
    <style:style style:name="T130_87" style:family="text">
      <style:text-properties fo:background-color="#ffffff" fo:color="#333333" style:font-name="Verdana" style:font-name-asian="Verdana" style:font-name-complex="Verdana"/>
    </style:style>
    <style:style style:name="T130_88" style:family="text">
      <style:text-properties fo:background-color="#ffffff" fo:color="#333333" style:font-name="Verdana" style:font-name-asian="Verdana" style:font-name-complex="Verdana"/>
    </style:style>
    <style:style style:name="T130_89" style:family="text">
      <style:text-properties fo:background-color="#ffffff" fo:color="#333333" style:font-name="Verdana" style:font-name-asian="Verdana" style:font-name-complex="Verdana"/>
    </style:style>
    <style:style style:name="T130_90" style:family="text">
      <style:text-properties fo:background-color="#ffffff" fo:color="#333333" style:font-name="Verdana" style:font-name-asian="Verdana" style:font-name-complex="Verdana"/>
    </style:style>
    <style:style style:name="T130_91" style:family="text">
      <style:text-properties fo:background-color="#ffffff" fo:color="#333333" style:font-name="Verdana" style:font-name-asian="Verdana" style:font-name-complex="Verdana"/>
    </style:style>
    <style:style style:name="T130_92" style:family="text">
      <style:text-properties fo:background-color="#ffffff" fo:color="#333333" style:font-name="Verdana" style:font-name-asian="Verdana" style:font-name-complex="Verdana"/>
    </style:style>
    <style:style style:name="T130_93" style:family="text">
      <style:text-properties fo:background-color="#ffffff" fo:color="#333333" style:font-name="Verdana" style:font-name-asian="Verdana" style:font-name-complex="Verdana"/>
    </style:style>
    <style:style style:name="T130_94" style:family="text">
      <style:text-properties fo:background-color="#ffffff" fo:color="#333333" style:font-name="Verdana" style:font-name-asian="Verdana" style:font-name-complex="Verdana"/>
    </style:style>
    <style:style style:name="T130_95" style:family="text">
      <style:text-properties fo:background-color="#ffffff" fo:color="#333333" style:font-name="Verdana" style:font-name-asian="Verdana" style:font-name-complex="Verdana"/>
    </style:style>
    <style:style style:name="T130_96" style:family="text">
      <style:text-properties fo:background-color="#ffffff" fo:color="#333333" style:font-name="Verdana" style:font-name-asian="Verdana" style:font-name-complex="Verdana"/>
    </style:style>
    <style:style style:name="T130_97" style:family="text">
      <style:text-properties fo:background-color="#ffffff" fo:color="#333333" style:font-name="Verdana" style:font-name-asian="Verdana" style:font-name-complex="Verdana"/>
    </style:style>
    <style:style style:name="T130_98" style:family="text">
      <style:text-properties fo:background-color="#ffffff" fo:color="#333333" style:font-name="Verdana" style:font-name-asian="Verdana" style:font-name-complex="Verdana"/>
    </style:style>
    <style:style style:name="T130_99" style:family="text">
      <style:text-properties fo:background-color="#ffffff" fo:color="#333333" style:font-name="Verdana" style:font-name-asian="Verdana" style:font-name-complex="Verdana"/>
    </style:style>
    <style:style style:name="T130_100" style:family="text">
      <style:text-properties fo:background-color="#ffffff" fo:color="#333333" style:font-name="Verdana" style:font-name-asian="Verdana" style:font-name-complex="Verdana"/>
    </style:style>
    <style:style style:name="T130_101" style:family="text">
      <style:text-properties fo:background-color="#ffffff" fo:color="#333333" style:font-name="Verdana" style:font-name-asian="Verdana" style:font-name-complex="Verdana"/>
    </style:style>
    <style:style style:name="T130_102" style:family="text">
      <style:text-properties fo:background-color="#ffffff" fo:color="#333333" style:font-name="Verdana" style:font-name-asian="Verdana" style:font-name-complex="Verdana"/>
    </style:style>
    <style:style style:name="T130_103" style:family="text">
      <style:text-properties fo:background-color="#ffffff" fo:color="#333333" style:font-name="Verdana" style:font-name-asian="Verdana" style:font-name-complex="Verdana"/>
    </style:style>
    <style:style style:name="T130_104" style:family="text">
      <style:text-properties fo:background-color="#ffffff" fo:color="#333333" style:font-name="Verdana" style:font-name-asian="Verdana" style:font-name-complex="Verdana"/>
    </style:style>
    <style:style style:name="T130_105" style:family="text">
      <style:text-properties fo:background-color="#ffffff" fo:color="#333333" style:font-name="Verdana" style:font-name-asian="Verdana" style:font-name-complex="Verdana"/>
    </style:style>
    <style:style style:name="T130_106" style:family="text">
      <style:text-properties fo:background-color="#ffffff" fo:color="#333333" style:font-name="Verdana" style:font-name-asian="Verdana" style:font-name-complex="Verdana"/>
    </style:style>
    <style:style style:name="T130_107" style:family="text">
      <style:text-properties fo:background-color="#ffffff" fo:color="#333333" style:font-name="Verdana" style:font-name-asian="Verdana" style:font-name-complex="Verdana"/>
    </style:style>
    <style:style style:name="T130_108" style:family="text">
      <style:text-properties fo:background-color="#ffffff" fo:color="#333333" style:font-name="Verdana" style:font-name-asian="Verdana" style:font-name-complex="Verdana"/>
    </style:style>
    <style:style style:name="T130_109" style:family="text">
      <style:text-properties fo:background-color="#ffffff" fo:color="#333333" style:font-name="Verdana" style:font-name-asian="Verdana" style:font-name-complex="Verdana"/>
    </style:style>
    <style:style style:name="T130_110" style:family="text">
      <style:text-properties fo:background-color="#ffffff" fo:color="#333333" style:font-name="Verdana" style:font-name-asian="Verdana" style:font-name-complex="Verdana"/>
    </style:style>
    <style:style style:name="T130_111" style:family="text">
      <style:text-properties fo:background-color="#ffffff" fo:color="#333333" style:font-name="Verdana" style:font-name-asian="Verdana" style:font-name-complex="Verdana"/>
    </style:style>
    <style:style style:name="T130_112" style:family="text">
      <style:text-properties fo:background-color="#ffffff" fo:color="#333333" style:font-name="Verdana" style:font-name-asian="Verdana" style:font-name-complex="Verdana"/>
    </style:style>
    <style:style style:name="T130_113" style:family="text">
      <style:text-properties fo:background-color="#ffffff" fo:color="#333333" style:font-name="Verdana" style:font-name-asian="Verdana" style:font-name-complex="Verdana"/>
    </style:style>
    <style:style style:name="T130_114" style:family="text">
      <style:text-properties fo:background-color="#ffffff" fo:color="#333333" style:font-name="Verdana" style:font-name-asian="Verdana" style:font-name-complex="Verdana"/>
    </style:style>
    <style:style style:name="T130_115" style:family="text">
      <style:text-properties fo:background-color="#ffffff" fo:color="#333333" style:font-name="Verdana" style:font-name-asian="Verdana" style:font-name-complex="Verdana"/>
    </style:style>
    <style:style style:name="T130_116" style:family="text">
      <style:text-properties fo:background-color="#ffffff" fo:color="#333333" style:font-name="Verdana" style:font-name-asian="Verdana" style:font-name-complex="Verdana"/>
    </style:style>
    <style:style style:name="T130_117" style:family="text">
      <style:text-properties fo:background-color="#ffffff" fo:color="#333333" style:font-name="Verdana" style:font-name-asian="Verdana" style:font-name-complex="Verdana"/>
    </style:style>
    <style:style style:name="T130_118" style:family="text">
      <style:text-properties fo:background-color="#ffffff" fo:color="#333333" style:font-name="Verdana" style:font-name-asian="Verdana" style:font-name-complex="Verdana"/>
    </style:style>
    <style:style style:name="T130_119" style:family="text">
      <style:text-properties fo:background-color="#ffffff" fo:color="#333333" style:font-name="Verdana" style:font-name-asian="Verdana" style:font-name-complex="Verdana"/>
    </style:style>
    <style:style style:name="T130_120" style:family="text">
      <style:text-properties fo:background-color="#ffffff" fo:color="#333333" style:font-name="Verdana" style:font-name-asian="Verdana" style:font-name-complex="Verdana"/>
    </style:style>
    <style:style style:name="T130_121" style:family="text">
      <style:text-properties fo:background-color="#ffffff" fo:color="#333333" style:font-name="Verdana" style:font-name-asian="Verdana" style:font-name-complex="Verdana"/>
    </style:style>
    <style:style style:name="T130_122" style:family="text">
      <style:text-properties fo:background-color="#ffffff" fo:color="#333333" style:font-name="Verdana" style:font-name-asian="Verdana" style:font-name-complex="Verdana"/>
    </style:style>
    <style:style style:name="T130_123" style:family="text">
      <style:text-properties fo:background-color="#ffffff" fo:color="#333333" style:font-name="Verdana" style:font-name-asian="Verdana" style:font-name-complex="Verdana"/>
    </style:style>
    <style:style style:name="T130_124" style:family="text">
      <style:text-properties fo:background-color="#ffffff" fo:color="#333333" style:font-name="Verdana" style:font-name-asian="Verdana" style:font-name-complex="Verdana"/>
    </style:style>
    <style:style style:name="T130_125" style:family="text">
      <style:text-properties fo:background-color="#ffffff" fo:color="#333333" style:font-name="Verdana" style:font-name-asian="Verdana" style:font-name-complex="Verdana"/>
    </style:style>
    <style:style style:name="T130_126" style:family="text">
      <style:text-properties fo:background-color="#ffffff" fo:color="#333333" style:font-name="Verdana" style:font-name-asian="Verdana" style:font-name-complex="Verdana"/>
    </style:style>
    <style:style style:name="T130_127" style:family="text">
      <style:text-properties fo:background-color="#ffffff" fo:color="#333333" style:font-name="Verdana" style:font-name-asian="Verdana" style:font-name-complex="Verdana"/>
    </style:style>
    <style:style style:name="T130_128" style:family="text">
      <style:text-properties fo:background-color="#ffffff" fo:color="#333333" style:font-name="Verdana" style:font-name-asian="Verdana" style:font-name-complex="Verdana"/>
    </style:style>
    <style:style style:name="T130_129" style:family="text">
      <style:text-properties fo:background-color="#ffffff" fo:color="#333333" style:font-name="Verdana" style:font-name-asian="Verdana" style:font-name-complex="Verdana"/>
    </style:style>
    <style:style style:name="T130_130" style:family="text">
      <style:text-properties fo:background-color="#ffffff" fo:color="#333333" style:font-name="Verdana" style:font-name-asian="Verdana" style:font-name-complex="Verdana"/>
    </style:style>
    <style:style style:name="T130_131" style:family="text">
      <style:text-properties fo:background-color="#ffffff" fo:color="#333333" style:font-name="Verdana" style:font-name-asian="Verdana" style:font-name-complex="Verdana"/>
    </style:style>
    <style:style style:name="T130_132" style:family="text">
      <style:text-properties fo:background-color="#ffffff" fo:color="#333333" style:font-name="Verdana" style:font-name-asian="Verdana" style:font-name-complex="Verdana"/>
    </style:style>
    <style:style style:name="T130_133" style:family="text">
      <style:text-properties fo:background-color="#ffffff" fo:color="#333333" style:font-name="Verdana" style:font-name-asian="Verdana" style:font-name-complex="Verdana"/>
    </style:style>
    <style:style style:name="T130_134" style:family="text">
      <style:text-properties fo:background-color="#ffffff" fo:color="#333333" style:font-name="Verdana" style:font-name-asian="Verdana" style:font-name-complex="Verdana"/>
    </style:style>
    <style:style style:name="T130_135" style:family="text">
      <style:text-properties fo:background-color="#ffffff" fo:color="#333333" style:font-name="Verdana" style:font-name-asian="Verdana" style:font-name-complex="Verdana"/>
    </style:style>
    <style:style style:name="T130_136" style:family="text">
      <style:text-properties fo:background-color="#ffffff" fo:color="#333333" style:font-name="Verdana" style:font-name-asian="Verdana" style:font-name-complex="Verdana"/>
    </style:style>
    <style:style style:name="T130_137" style:family="text">
      <style:text-properties fo:background-color="#ffffff" fo:color="#333333" style:font-name="Verdana" style:font-name-asian="Verdana" style:font-name-complex="Verdana"/>
    </style:style>
    <style:style style:name="T130_138" style:family="text">
      <style:text-properties fo:background-color="#ffffff" fo:color="#333333" style:font-name="Verdana" style:font-name-asian="Verdana" style:font-name-complex="Verdana"/>
    </style:style>
    <style:style style:name="T130_139" style:family="text">
      <style:text-properties fo:background-color="#ffffff" fo:color="#333333" fo:font-size="10pt" style:font-size-asian="10pt" style:font-size-complex="10pt"/>
    </style:style>
    <style:style style:name="P131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>
      <style:text-properties fo:color="#1155cc" style:text-underline-style="solid" style:text-underline-color="font-color"/>
    </style:style>
    <style:style style:name="T132_3" style:family="text"/>
    <style:style style:name="T132_4" style:family="text">
      <style:text-properties fo:color="#1155cc" style:text-underline-style="solid" style:text-underline-color="font-color"/>
    </style:style>
    <style:style style:name="T132_5" style:family="text"/>
    <style:style style:name="T132_6" style:family="text">
      <style:text-properties fo:color="#1155cc" style:text-underline-style="solid" style:text-underline-color="font-color"/>
    </style:style>
    <style:style style:name="T132_7" style:family="text"/>
    <style:style style:name="T132_8" style:family="text">
      <style:text-properties fo:color="#1155cc" style:text-underline-style="solid" style:text-underline-color="font-color"/>
    </style:style>
    <style:style style:name="T132_9" style:family="text"/>
    <style:style style:name="T132_10" style:family="text">
      <style:text-properties fo:color="#1155cc" style:text-underline-style="solid" style:text-underline-color="font-color"/>
    </style:style>
    <style:style style:name="T132_11" style:family="text"/>
    <style:style style:name="T132_12" style:family="text">
      <style:text-properties fo:color="#1155cc" style:text-underline-style="solid" style:text-underline-color="font-color"/>
    </style:style>
    <style:style style:name="T132_13" style:family="text"/>
    <style:style style:name="T132_14" style:family="text">
      <style:text-properties fo:color="#1155cc" style:text-underline-style="solid" style:text-underline-color="font-color"/>
    </style:style>
    <style:style style:name="T132_15" style:family="text"/>
    <style:style style:name="T132_16" style:family="text">
      <style:text-properties fo:color="#1155cc" style:text-underline-style="solid" style:text-underline-color="font-color"/>
    </style:style>
    <style:style style:name="T132_17" style:family="text"/>
    <style:style style:name="T132_18" style:family="text">
      <style:text-properties fo:color="#1155cc" style:text-underline-style="solid" style:text-underline-color="font-color"/>
    </style:style>
    <style:style style:name="T132_19" style:family="text"/>
    <style:style style:name="T132_20" style:family="text">
      <style:text-properties fo:color="#1155cc" style:text-underline-style="solid" style:text-underline-color="font-color"/>
    </style:style>
    <style:style style:name="T132_21" style:family="text"/>
    <style:style style:name="T132_22" style:family="text">
      <style:text-properties fo:color="#1155cc" style:text-underline-style="solid" style:text-underline-color="font-color"/>
    </style:style>
    <style:style style:name="T132_23" style:family="text"/>
    <style:style style:name="T132_24" style:family="text">
      <style:text-properties fo:color="#1155cc" style:text-underline-style="solid" style:text-underline-color="font-color"/>
    </style:style>
    <style:style style:name="T132_25" style:family="text"/>
    <style:style style:name="T132_26" style:family="text">
      <style:text-properties fo:color="#1155cc" style:text-underline-style="solid" style:text-underline-color="font-color"/>
    </style:style>
    <style:style style:name="T132_27" style:family="text"/>
    <style:style style:name="T132_28" style:family="text">
      <style:text-properties fo:color="#1155cc" style:text-underline-style="solid" style:text-underline-color="font-color"/>
    </style:style>
    <style:style style:name="T132_29" style:family="text"/>
    <style:style style:name="T132_30" style:family="text">
      <style:text-properties fo:color="#1155cc" style:text-underline-style="solid" style:text-underline-color="font-color"/>
    </style:style>
    <style:style style:name="T132_31" style:family="text"/>
    <style:style style:name="T132_32" style:family="text">
      <style:text-properties fo:color="#1155cc" style:text-underline-style="solid" style:text-underline-color="font-color"/>
    </style:style>
    <style:style style:name="T132_33" style:family="text"/>
    <style:style style:name="T132_34" style:family="text">
      <style:text-properties fo:color="#1155cc" style:text-underline-style="solid" style:text-underline-color="font-color"/>
    </style:style>
    <style:style style:name="T132_35" style:family="text"/>
    <style:style style:name="T132_36" style:family="text">
      <style:text-properties fo:color="#1155cc" style:text-underline-style="solid" style:text-underline-color="font-color"/>
    </style:style>
    <style:style style:name="T132_37" style:family="text"/>
    <style:style style:name="T132_38" style:family="text">
      <style:text-properties fo:color="#1155cc" style:text-underline-style="solid" style:text-underline-color="font-color"/>
    </style:style>
    <style:style style:name="T132_39" style:family="text"/>
    <style:style style:name="T132_40" style:family="text">
      <style:text-properties fo:color="#1155cc" style:text-underline-style="solid" style:text-underline-color="font-color"/>
    </style:style>
    <style:style style:name="T132_41" style:family="text"/>
    <style:style style:name="T132_42" style:family="text">
      <style:text-properties fo:color="#1155cc" style:text-underline-style="solid" style:text-underline-color="font-color"/>
    </style:style>
    <style:style style:name="T132_43" style:family="text"/>
    <style:style style:name="T132_44" style:family="text">
      <style:text-properties fo:color="#1155cc" style:text-underline-style="solid" style:text-underline-color="font-color"/>
    </style:style>
    <style:style style:name="T132_45" style:family="text"/>
    <style:style style:name="T132_46" style:family="text">
      <style:text-properties fo:color="#1155cc" style:text-underline-style="solid" style:text-underline-color="font-color"/>
    </style:style>
    <style:style style:name="T132_47" style:family="text"/>
    <style:style style:name="T132_48" style:family="text">
      <style:text-properties fo:color="#1155cc" style:text-underline-style="solid" style:text-underline-color="font-color"/>
    </style:style>
    <style:style style:name="T132_49" style:family="text"/>
    <style:style style:name="T132_50" style:family="text">
      <style:text-properties fo:color="#1155cc" style:text-underline-style="solid" style:text-underline-color="font-color"/>
    </style:style>
    <style:style style:name="P133" style:family="paragraph" style:parent-style-name="Standard">
      <style:paragraph-properties fo:break-before="auto" fo:line-height="115%" style:writing-mode="lr-tb"/>
      <style:text-properties fo:background-color="#ffffff" fo:color="#333333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background-color="#ffffff" fo:color="#333333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134_2" style:family="text">
      <style:text-properties fo:background-color="#ffffff" fo:color="#333333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background-color="#ffffff" fo:color="#333333" style:font-name="Consolas" style:font-name-asian="Consolas" style:font-name-complex="Consolas"/>
    </style:style>
    <style:style style:name="T135_2" style:family="text">
      <style:text-properties fo:background-color="#ffffff" fo:color="#333333" style:font-name="Consolas" style:font-name-asian="Consolas" style:font-name-complex="Consolas"/>
    </style:style>
    <style:style style:name="T135_3" style:family="text">
      <style:text-properties fo:background-color="#ffffff" fo:color="#333333" style:font-name="Consolas" style:font-name-asian="Consolas" style:font-name-complex="Consolas"/>
    </style:style>
    <style:style style:name="T135_4" style:family="text">
      <style:text-properties fo:background-color="#ffffff" fo:color="#333333" style:font-name="Consolas" style:font-name-asian="Consolas" style:font-name-complex="Consolas"/>
    </style:style>
    <style:style style:name="T135_5" style:family="text">
      <style:text-properties fo:background-color="#ffffff" fo:color="#333333" style:font-name="Consolas" style:font-name-asian="Consolas" style:font-name-complex="Consolas"/>
    </style:style>
    <style:style style:name="T135_6" style:family="text">
      <style:text-properties fo:background-color="#ffffff" fo:color="#333333" style:font-name="Consolas" style:font-name-asian="Consolas" style:font-name-complex="Consolas"/>
    </style:style>
    <style:style style:name="T135_7" style:family="text">
      <style:text-properties fo:background-color="#ffffff" fo:color="#333333" style:font-name="Consolas" style:font-name-asian="Consolas" style:font-name-complex="Consolas"/>
    </style:style>
    <style:style style:name="T135_8" style:family="text">
      <style:text-properties fo:background-color="#ffffff" fo:color="#333333" style:font-name="Consolas" style:font-name-asian="Consolas" style:font-name-complex="Consolas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background-color="#ffffff" fo:color="#333333" style:font-name="Consolas" style:font-name-asian="Consolas" style:font-name-complex="Consolas"/>
    </style:style>
    <style:style style:name="T136_2" style:family="text">
      <style:text-properties fo:background-color="#ffffff" fo:color="#333333" style:font-name="Consolas" style:font-name-asian="Consolas" style:font-name-complex="Consolas"/>
    </style:style>
    <style:style style:name="T136_3" style:family="text">
      <style:text-properties fo:background-color="#ffffff" fo:color="#333333" style:font-name="Consolas" style:font-name-asian="Consolas" style:font-name-complex="Consolas"/>
    </style:style>
    <style:style style:name="T136_4" style:family="text">
      <style:text-properties fo:background-color="#ffffff" fo:color="#333333" style:font-name="Consolas" style:font-name-asian="Consolas" style:font-name-complex="Consolas"/>
    </style:style>
    <style:style style:name="T136_5" style:family="text">
      <style:text-properties fo:background-color="#ffffff" fo:color="#333333" style:font-name="Consolas" style:font-name-asian="Consolas" style:font-name-complex="Consolas"/>
    </style:style>
    <style:style style:name="T136_6" style:family="text">
      <style:text-properties fo:background-color="#ffffff" fo:color="#333333" style:font-name="Consolas" style:font-name-asian="Consolas" style:font-name-complex="Consolas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background-color="#ffffff" fo:color="#333333" style:font-name="Consolas" style:font-name-asian="Consolas" style:font-name-complex="Consolas"/>
    </style:style>
    <style:style style:name="T137_2" style:family="text">
      <style:text-properties fo:background-color="#ffffff" fo:color="#333333" style:font-name="Consolas" style:font-name-asian="Consolas" style:font-name-complex="Consolas"/>
    </style:style>
    <style:style style:name="T137_3" style:family="text">
      <style:text-properties fo:background-color="#ffffff" fo:color="#333333" style:font-name="Consolas" style:font-name-asian="Consolas" style:font-name-complex="Consolas"/>
    </style:style>
    <style:style style:name="T137_4" style:family="text">
      <style:text-properties fo:background-color="#ffffff" fo:color="#333333" style:font-name="Consolas" style:font-name-asian="Consolas" style:font-name-complex="Consolas"/>
    </style:style>
    <style:style style:name="T137_5" style:family="text">
      <style:text-properties fo:background-color="#ffffff" fo:color="#333333" style:font-name="Consolas" style:font-name-asian="Consolas" style:font-name-complex="Consolas"/>
    </style:style>
    <style:style style:name="T137_6" style:family="text">
      <style:text-properties fo:background-color="#ffffff" fo:color="#333333" style:font-name="Consolas" style:font-name-asian="Consolas" style:font-name-complex="Consolas"/>
    </style:style>
    <style:style style:name="P13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2" style:family="text">
      <style:text-properties style:font-name="Verdana" style:font-name-asian="Verdana" style:font-name-complex="Verdana"/>
    </style:style>
    <style:style style:name="T13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9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font-name="Consolas" style:font-name-asian="Consolas" style:font-name-complex="Consolas"/>
    </style:style>
    <style:style style:name="T140_2" style:family="text">
      <style:text-properties style:font-name="Consolas" style:font-name-asian="Consolas" style:font-name-complex="Consolas"/>
    </style:style>
    <style:style style:name="T140_3" style:family="text">
      <style:text-properties style:font-name="Consolas" style:font-name-asian="Consolas" style:font-name-complex="Consolas"/>
    </style:style>
    <style:style style:name="T140_4" style:family="text">
      <style:text-properties style:font-name="Consolas" style:font-name-asian="Consolas" style:font-name-complex="Consolas"/>
    </style:style>
    <style:style style:name="T140_5" style:family="text">
      <style:text-properties style:font-name="Consolas" style:font-name-asian="Consolas" style:font-name-complex="Consolas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font-name="Consolas" style:font-name-asian="Consolas" style:font-name-complex="Consolas"/>
    </style:style>
    <style:style style:name="T141_2" style:family="text">
      <style:text-properties style:font-name="Consolas" style:font-name-asian="Consolas" style:font-name-complex="Consolas"/>
    </style:style>
    <style:style style:name="T141_3" style:family="text">
      <style:text-properties style:font-name="Consolas" style:font-name-asian="Consolas" style:font-name-complex="Consolas"/>
    </style:style>
    <style:style style:name="T141_4" style:family="text">
      <style:text-properties style:font-name="Consolas" style:font-name-asian="Consolas" style:font-name-complex="Consolas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Consolas" style:font-name-asian="Consolas" style:font-name-complex="Consolas"/>
    </style:style>
    <style:style style:name="T142_2" style:family="text">
      <style:text-properties style:font-name="Consolas" style:font-name-asian="Consolas" style:font-name-complex="Consolas"/>
    </style:style>
    <style:style style:name="T142_3" style:family="text">
      <style:text-properties style:font-name="Consolas" style:font-name-asian="Consolas" style:font-name-complex="Consolas"/>
    </style:style>
    <style:style style:name="T142_4" style:family="text">
      <style:text-properties style:font-name="Consolas" style:font-name-asian="Consolas" style:font-name-complex="Consolas"/>
    </style:style>
    <style:style style:name="T142_5" style:family="text">
      <style:text-properties style:font-name="Consolas" style:font-name-asian="Consolas" style:font-name-complex="Consolas"/>
    </style:style>
    <style:style style:name="T142_6" style:family="text">
      <style:text-properties style:font-name="Consolas" style:font-name-asian="Consolas" style:font-name-complex="Consolas"/>
    </style:style>
    <style:style style:name="T142_7" style:family="text">
      <style:text-properties style:font-name="Consolas" style:font-name-asian="Consolas" style:font-name-complex="Consolas"/>
    </style:style>
    <style:style style:name="T142_8" style:family="text">
      <style:text-properties style:font-name="Consolas" style:font-name-asian="Consolas" style:font-name-complex="Consolas"/>
    </style:style>
    <style:style style:name="T142_9" style:family="text">
      <style:text-properties style:font-name="Consolas" style:font-name-asian="Consolas" style:font-name-complex="Consolas"/>
    </style:style>
    <style:style style:name="T142_10" style:family="text">
      <style:text-properties style:font-name="Consolas" style:font-name-asian="Consolas" style:font-name-complex="Consolas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Consolas" style:font-name-asian="Consolas" style:font-name-complex="Consolas"/>
    </style:style>
    <style:style style:name="T143_2" style:family="text">
      <style:text-properties style:font-name="Consolas" style:font-name-asian="Consolas" style:font-name-complex="Consolas"/>
    </style:style>
    <style:style style:name="T143_3" style:family="text">
      <style:text-properties style:font-name="Consolas" style:font-name-asian="Consolas" style:font-name-complex="Consolas"/>
    </style:style>
    <style:style style:name="T143_4" style:family="text">
      <style:text-properties style:font-name="Consolas" style:font-name-asian="Consolas" style:font-name-complex="Consolas"/>
    </style:style>
    <style:style style:name="T143_5" style:family="text">
      <style:text-properties style:font-name="Consolas" style:font-name-asian="Consolas" style:font-name-complex="Consolas"/>
    </style:style>
    <style:style style:name="T143_6" style:family="text">
      <style:text-properties style:font-name="Consolas" style:font-name-asian="Consolas" style:font-name-complex="Consolas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2" style:family="text">
      <style:text-properties style:font-name="Verdana" style:font-name-asian="Verdana" style:font-name-complex="Verdana"/>
    </style:style>
    <style:style style:name="T14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5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Verdana" style:font-name-asian="Verdana" style:font-name-complex="Verdana"/>
    </style:style>
    <style:style style:name="T146_2" style:family="text">
      <style:text-properties style:font-name="Verdana" style:font-name-asian="Verdana" style:font-name-complex="Verdana"/>
    </style:style>
    <style:style style:name="T146_3" style:family="text">
      <style:text-properties style:font-name="Verdana" style:font-name-asian="Verdana" style:font-name-complex="Verdana"/>
    </style:style>
    <style:style style:name="T146_4" style:family="text">
      <style:text-properties style:font-name="Verdana" style:font-name-asian="Verdana" style:font-name-complex="Verdana"/>
    </style:style>
    <style:style style:name="T146_5" style:family="text">
      <style:text-properties style:font-name="Verdana" style:font-name-asian="Verdana" style:font-name-complex="Verdana"/>
    </style:style>
    <style:style style:name="T146_6" style:family="text">
      <style:text-properties style:font-name="Verdana" style:font-name-asian="Verdana" style:font-name-complex="Verdana"/>
    </style:style>
    <style:style style:name="T146_7" style:family="text">
      <style:text-properties style:font-name="Verdana" style:font-name-asian="Verdana" style:font-name-complex="Verdana"/>
    </style:style>
    <style:style style:name="T146_8" style:family="text">
      <style:text-properties style:font-name="Verdana" style:font-name-asian="Verdana" style:font-name-complex="Verdana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3" style:family="text"/>
    <style:style style:name="T147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5" style:family="text"/>
    <style:style style:name="T147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7" style:family="text"/>
    <style:style style:name="T147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9" style:family="text"/>
    <style:style style:name="T147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11" style:family="text"/>
    <style:style style:name="T147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13" style:family="text"/>
    <style:style style:name="T147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15" style:family="text"/>
    <style:style style:name="T147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17" style:family="text"/>
    <style:style style:name="T147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19" style:family="text"/>
    <style:style style:name="T147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21" style:family="text"/>
    <style:style style:name="T147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23" style:family="text"/>
    <style:style style:name="T147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25" style:family="text"/>
    <style:style style:name="T147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27" style:family="text"/>
    <style:style style:name="T147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29" style:family="text"/>
    <style:style style:name="T147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31" style:family="text"/>
    <style:style style:name="T147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33" style:family="text"/>
    <style:style style:name="T147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35" style:family="text"/>
    <style:style style:name="T147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37" style:family="text"/>
    <style:style style:name="T147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39" style:family="text"/>
    <style:style style:name="T147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41" style:family="text"/>
    <style:style style:name="T147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47_43" style:family="text">
      <style:text-properties fo:color="#0000ff" style:font-name="Verdana" style:font-name-asian="Verdana" style:font-name-complex="Verdana"/>
    </style:style>
    <style:style style:name="P14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2" style:family="text">
      <style:text-properties style:font-name="Verdana" style:font-name-asian="Verdana" style:font-name-complex="Verdana"/>
    </style:style>
    <style:style style:name="T14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9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style:font-name="Verdana" style:font-name-asian="Verdana" style:font-name-complex="Verdana"/>
    </style:style>
    <style:style style:name="T150_2" style:family="text">
      <style:text-properties style:font-name="Verdana" style:font-name-asian="Verdana" style:font-name-complex="Verdana"/>
    </style:style>
    <style:style style:name="T150_3" style:family="text">
      <style:text-properties style:font-name="Verdana" style:font-name-asian="Verdana" style:font-name-complex="Verdana"/>
    </style:style>
    <style:style style:name="T150_4" style:family="text">
      <style:text-properties style:font-name="Verdana" style:font-name-asian="Verdana" style:font-name-complex="Verdana"/>
    </style:style>
    <style:style style:name="T150_5" style:family="text">
      <style:text-properties style:font-name="Verdana" style:font-name-asian="Verdana" style:font-name-complex="Verdana"/>
    </style:style>
    <style:style style:name="T150_6" style:family="text">
      <style:text-properties style:font-name="Verdana" style:font-name-asian="Verdana" style:font-name-complex="Verdana"/>
    </style:style>
    <style:style style:name="T150_7" style:family="text">
      <style:text-properties style:font-name="Verdana" style:font-name-asian="Verdana" style:font-name-complex="Verdana"/>
    </style:style>
    <style:style style:name="T150_8" style:family="text">
      <style:text-properties style:font-name="Verdana" style:font-name-asian="Verdana" style:font-name-complex="Verdana"/>
    </style:style>
    <style:style style:name="T150_9" style:family="text">
      <style:text-properties style:font-name="Verdana" style:font-name-asian="Verdana" style:font-name-complex="Verdana"/>
    </style:style>
    <style:style style:name="T150_10" style:family="text">
      <style:text-properties style:font-name="Verdana" style:font-name-asian="Verdana" style:font-name-complex="Verdana"/>
    </style:style>
    <style:style style:name="T150_11" style:family="text">
      <style:text-properties style:font-name="Verdana" style:font-name-asian="Verdana" style:font-name-complex="Verdana"/>
    </style:style>
    <style:style style:name="T150_12" style:family="text">
      <style:text-properties style:font-name="Verdana" style:font-name-asian="Verdana" style:font-name-complex="Verdana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Verdana" style:font-name-asian="Verdana" style:font-name-complex="Verdana"/>
    </style:style>
    <style:style style:name="T151_2" style:family="text">
      <style:text-properties style:font-name="Verdana" style:font-name-asian="Verdana" style:font-name-complex="Verdana"/>
    </style:style>
    <style:style style:name="T151_3" style:family="text">
      <style:text-properties style:font-name="Verdana" style:font-name-asian="Verdana" style:font-name-complex="Verdana"/>
    </style:style>
    <style:style style:name="T151_4" style:family="text">
      <style:text-properties style:font-name="Verdana" style:font-name-asian="Verdana" style:font-name-complex="Verdana"/>
    </style:style>
    <style:style style:name="T151_5" style:family="text">
      <style:text-properties style:font-name="Verdana" style:font-name-asian="Verdana" style:font-name-complex="Verdana"/>
    </style:style>
    <style:style style:name="T151_6" style:family="text">
      <style:text-properties style:font-name="Verdana" style:font-name-asian="Verdana" style:font-name-complex="Verdana"/>
    </style:style>
    <style:style style:name="T151_7" style:family="text">
      <style:text-properties style:font-name="Verdana" style:font-name-asian="Verdana" style:font-name-complex="Verdana"/>
    </style:style>
    <style:style style:name="T151_8" style:family="text">
      <style:text-properties style:font-name="Verdana" style:font-name-asian="Verdana" style:font-name-complex="Verdana"/>
    </style:style>
    <style:style style:name="T151_9" style:family="text">
      <style:text-properties style:font-name="Verdana" style:font-name-asian="Verdana" style:font-name-complex="Verdana"/>
    </style:style>
    <style:style style:name="T151_10" style:family="text">
      <style:text-properties style:font-name="Verdana" style:font-name-asian="Verdana" style:font-name-complex="Verdana"/>
    </style:style>
    <style:style style:name="T151_11" style:family="text">
      <style:text-properties style:font-name="Verdana" style:font-name-asian="Verdana" style:font-name-complex="Verdana"/>
    </style:style>
    <style:style style:name="T151_12" style:family="text">
      <style:text-properties style:font-name="Verdana" style:font-name-asian="Verdana" style:font-name-complex="Verdana"/>
    </style:style>
    <style:style style:name="T151_13" style:family="text">
      <style:text-properties style:font-name="Verdana" style:font-name-asian="Verdana" style:font-name-complex="Verdana"/>
    </style:style>
    <style:style style:name="T151_14" style:family="text">
      <style:text-properties style:font-name="Verdana" style:font-name-asian="Verdana" style:font-name-complex="Verdana"/>
    </style:style>
    <style:style style:name="T151_15" style:family="text">
      <style:text-properties style:font-name="Verdana" style:font-name-asian="Verdana" style:font-name-complex="Verdana"/>
    </style:style>
    <style:style style:name="T151_16" style:family="text">
      <style:text-properties style:font-name="Verdana" style:font-name-asian="Verdana" style:font-name-complex="Verdana"/>
    </style:style>
    <style:style style:name="T151_17" style:family="text">
      <style:text-properties style:font-name="Verdana" style:font-name-asian="Verdana" style:font-name-complex="Verdana"/>
    </style:style>
    <style:style style:name="T151_18" style:family="text">
      <style:text-properties style:font-name="Verdana" style:font-name-asian="Verdana" style:font-name-complex="Verdana"/>
    </style:style>
    <style:style style:name="T151_19" style:family="text">
      <style:text-properties style:font-name="Verdana" style:font-name-asian="Verdana" style:font-name-complex="Verdana"/>
    </style:style>
    <style:style style:name="T151_20" style:family="text">
      <style:text-properties style:font-name="Verdana" style:font-name-asian="Verdana" style:font-name-complex="Verdana"/>
    </style:style>
    <style:style style:name="T151_21" style:family="text">
      <style:text-properties style:font-name="Verdana" style:font-name-asian="Verdana" style:font-name-complex="Verdana"/>
    </style:style>
    <style:style style:name="T151_22" style:family="text">
      <style:text-properties style:font-name="Verdana" style:font-name-asian="Verdana" style:font-name-complex="Verdana"/>
    </style:style>
    <style:style style:name="T151_23" style:family="text">
      <style:text-properties style:font-name="Verdana" style:font-name-asian="Verdana" style:font-name-complex="Verdana"/>
    </style:style>
    <style:style style:name="T151_24" style:family="text">
      <style:text-properties style:font-name="Verdana" style:font-name-asian="Verdana" style:font-name-complex="Verdana"/>
    </style:style>
    <style:style style:name="T151_25" style:family="text">
      <style:text-properties style:font-name="Verdana" style:font-name-asian="Verdana" style:font-name-complex="Verdana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style:font-name="Consolas" style:font-name-asian="Consolas" style:font-name-complex="Consolas"/>
    </style:style>
    <style:style style:name="T152_2" style:family="text">
      <style:text-properties style:font-name="Consolas" style:font-name-asian="Consolas" style:font-name-complex="Consolas"/>
    </style:style>
    <style:style style:name="T152_3" style:family="text">
      <style:text-properties style:font-name="Consolas" style:font-name-asian="Consolas" style:font-name-complex="Consolas"/>
    </style:style>
    <style:style style:name="T152_4" style:family="text">
      <style:text-properties style:font-name="Consolas" style:font-name-asian="Consolas" style:font-name-complex="Consolas"/>
    </style:style>
    <style:style style:name="T152_5" style:family="text">
      <style:text-properties style:font-name="Consolas" style:font-name-asian="Consolas" style:font-name-complex="Consolas"/>
    </style:style>
    <style:style style:name="T152_6" style:family="text">
      <style:text-properties style:font-name="Consolas" style:font-name-asian="Consolas" style:font-name-complex="Consolas"/>
    </style:style>
    <style:style style:name="P15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style:font-name="Verdana" style:font-name-asian="Verdana" style:font-name-complex="Verdana"/>
    </style:style>
    <style:style style:name="T154_2" style:family="text">
      <style:text-properties style:font-name="Verdana" style:font-name-asian="Verdana" style:font-name-complex="Verdana"/>
    </style:style>
    <style:style style:name="T154_3" style:family="text">
      <style:text-properties style:font-name="Verdana" style:font-name-asian="Verdana" style:font-name-complex="Verdana"/>
    </style:style>
    <style:style style:name="T154_4" style:family="text">
      <style:text-properties style:font-name="Verdana" style:font-name-asian="Verdana" style:font-name-complex="Verdana"/>
    </style:style>
    <style:style style:name="T154_5" style:family="text">
      <style:text-properties style:font-name="Verdana" style:font-name-asian="Verdana" style:font-name-complex="Verdana"/>
    </style:style>
    <style:style style:name="T154_6" style:family="text">
      <style:text-properties style:font-name="Verdana" style:font-name-asian="Verdana" style:font-name-complex="Verdana"/>
    </style:style>
    <style:style style:name="T154_7" style:family="text">
      <style:text-properties style:font-name="Verdana" style:font-name-asian="Verdana" style:font-name-complex="Verdana"/>
    </style:style>
    <style:style style:name="T154_8" style:family="text">
      <style:text-properties style:font-name="Verdana" style:font-name-asian="Verdana" style:font-name-complex="Verdana"/>
    </style:style>
    <style:style style:name="T154_9" style:family="text">
      <style:text-properties style:font-name="Verdana" style:font-name-asian="Verdana" style:font-name-complex="Verdana"/>
    </style:style>
    <style:style style:name="T154_10" style:family="text">
      <style:text-properties style:font-name="Verdana" style:font-name-asian="Verdana" style:font-name-complex="Verdana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style:font-name="Consolas" style:font-name-asian="Consolas" style:font-name-complex="Consolas"/>
    </style:style>
    <style:style style:name="T155_2" style:family="text">
      <style:text-properties style:font-name="Consolas" style:font-name-asian="Consolas" style:font-name-complex="Consolas"/>
    </style:style>
    <style:style style:name="T155_3" style:family="text">
      <style:text-properties style:font-name="Consolas" style:font-name-asian="Consolas" style:font-name-complex="Consolas"/>
    </style:style>
    <style:style style:name="T155_4" style:family="text">
      <style:text-properties style:font-name="Consolas" style:font-name-asian="Consolas" style:font-name-complex="Consolas"/>
    </style:style>
    <style:style style:name="T155_5" style:family="text">
      <style:text-properties style:font-name="Consolas" style:font-name-asian="Consolas" style:font-name-complex="Consolas"/>
    </style:style>
    <style:style style:name="T155_6" style:family="text">
      <style:text-properties style:font-name="Consolas" style:font-name-asian="Consolas" style:font-name-complex="Consolas"/>
    </style:style>
    <style:style style:name="T155_7" style:family="text">
      <style:text-properties style:font-name="Consolas" style:font-name-asian="Consolas" style:font-name-complex="Consolas"/>
    </style:style>
    <style:style style:name="T155_8" style:family="text">
      <style:text-properties style:font-name="Consolas" style:font-name-asian="Consolas" style:font-name-complex="Consolas"/>
    </style:style>
    <style:style style:name="P156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style:font-name="Verdana" style:font-name-asian="Verdana" style:font-name-complex="Verdana"/>
    </style:style>
    <style:style style:name="T157_2" style:family="text">
      <style:text-properties style:font-name="Verdana" style:font-name-asian="Verdana" style:font-name-complex="Verdana"/>
    </style:style>
    <style:style style:name="T157_3" style:family="text">
      <style:text-properties style:font-name="Verdana" style:font-name-asian="Verdana" style:font-name-complex="Verdana"/>
    </style:style>
    <style:style style:name="T157_4" style:family="text">
      <style:text-properties style:font-name="Verdana" style:font-name-asian="Verdana" style:font-name-complex="Verdana"/>
    </style:style>
    <style:style style:name="T157_5" style:family="text">
      <style:text-properties style:font-name="Verdana" style:font-name-asian="Verdana" style:font-name-complex="Verdana"/>
    </style:style>
    <style:style style:name="T157_6" style:family="text">
      <style:text-properties style:font-name="Verdana" style:font-name-asian="Verdana" style:font-name-complex="Verdana"/>
    </style:style>
    <style:style style:name="T157_7" style:family="text">
      <style:text-properties style:font-name="Verdana" style:font-name-asian="Verdana" style:font-name-complex="Verdana"/>
    </style:style>
    <style:style style:name="T157_8" style:family="text">
      <style:text-properties style:font-name="Verdana" style:font-name-asian="Verdana" style:font-name-complex="Verdana"/>
    </style:style>
    <style:style style:name="T157_9" style:family="text">
      <style:text-properties style:font-name="Verdana" style:font-name-asian="Verdana" style:font-name-complex="Verdana"/>
    </style:style>
    <style:style style:name="T157_10" style:family="text">
      <style:text-properties style:font-name="Verdana" style:font-name-asian="Verdana" style:font-name-complex="Verdana"/>
    </style:style>
    <style:style style:name="T157_11" style:family="text">
      <style:text-properties style:font-name="Verdana" style:font-name-asian="Verdana" style:font-name-complex="Verdana"/>
    </style:style>
    <style:style style:name="T157_12" style:family="text">
      <style:text-properties style:font-name="Verdana" style:font-name-asian="Verdana" style:font-name-complex="Verdana"/>
    </style:style>
    <style:style style:name="T157_13" style:family="text">
      <style:text-properties style:font-name="Verdana" style:font-name-asian="Verdana" style:font-name-complex="Verdana"/>
    </style:style>
    <style:style style:name="T157_14" style:family="text">
      <style:text-properties style:font-name="Verdana" style:font-name-asian="Verdana" style:font-name-complex="Verdana"/>
    </style:style>
    <style:style style:name="T157_15" style:family="text">
      <style:text-properties style:font-name="Verdana" style:font-name-asian="Verdana" style:font-name-complex="Verdana"/>
    </style:style>
    <style:style style:name="T157_16" style:family="text">
      <style:text-properties style:font-name="Verdana" style:font-name-asian="Verdana" style:font-name-complex="Verdana"/>
    </style:style>
    <style:style style:name="T157_17" style:family="text">
      <style:text-properties style:font-name="Verdana" style:font-name-asian="Verdana" style:font-name-complex="Verdana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Verdana" style:font-name-asian="Verdana" style:font-name-complex="Verdana"/>
    </style:style>
    <style:style style:name="T158_2" style:family="text">
      <style:text-properties style:font-name="Verdana" style:font-name-asian="Verdana" style:font-name-complex="Verdana"/>
    </style:style>
    <style:style style:name="T158_3" style:family="text">
      <style:text-properties style:font-name="Verdana" style:font-name-asian="Verdana" style:font-name-complex="Verdana"/>
    </style:style>
    <style:style style:name="T158_4" style:family="text">
      <style:text-properties style:font-name="Verdana" style:font-name-asian="Verdana" style:font-name-complex="Verdana"/>
    </style:style>
    <style:style style:name="T158_5" style:family="text">
      <style:text-properties style:font-name="Verdana" style:font-name-asian="Verdana" style:font-name-complex="Verdana"/>
    </style:style>
    <style:style style:name="T158_6" style:family="text">
      <style:text-properties style:font-name="Verdana" style:font-name-asian="Verdana" style:font-name-complex="Verdana"/>
    </style:style>
    <style:style style:name="T158_7" style:family="text">
      <style:text-properties style:font-name="Verdana" style:font-name-asian="Verdana" style:font-name-complex="Verdana"/>
    </style:style>
    <style:style style:name="T158_8" style:family="text">
      <style:text-properties style:font-name="Verdana" style:font-name-asian="Verdana" style:font-name-complex="Verdana"/>
    </style:style>
    <style:style style:name="T158_9" style:family="text">
      <style:text-properties style:font-name="Verdana" style:font-name-asian="Verdana" style:font-name-complex="Verdana"/>
    </style:style>
    <style:style style:name="T158_10" style:family="text">
      <style:text-properties style:font-name="Verdana" style:font-name-asian="Verdana" style:font-name-complex="Verdana"/>
    </style:style>
    <style:style style:name="T158_11" style:family="text">
      <style:text-properties style:font-name="Verdana" style:font-name-asian="Verdana" style:font-name-complex="Verdana"/>
    </style:style>
    <style:style style:name="T158_12" style:family="text">
      <style:text-properties style:font-name="Verdana" style:font-name-asian="Verdana" style:font-name-complex="Verdana"/>
    </style:style>
    <style:style style:name="T158_13" style:family="text">
      <style:text-properties style:font-name="Verdana" style:font-name-asian="Verdana" style:font-name-complex="Verdana"/>
    </style:style>
    <style:style style:name="T158_14" style:family="text">
      <style:text-properties style:font-name="Verdana" style:font-name-asian="Verdana" style:font-name-complex="Verdana"/>
    </style:style>
    <style:style style:name="T158_15" style:family="text">
      <style:text-properties style:font-name="Verdana" style:font-name-asian="Verdana" style:font-name-complex="Verdana"/>
    </style:style>
    <style:style style:name="T158_16" style:family="text">
      <style:text-properties style:font-name="Verdana" style:font-name-asian="Verdana" style:font-name-complex="Verdana"/>
    </style:style>
    <style:style style:name="T158_17" style:family="text">
      <style:text-properties style:font-name="Verdana" style:font-name-asian="Verdana" style:font-name-complex="Verdana"/>
    </style:style>
    <style:style style:name="T158_18" style:family="text">
      <style:text-properties style:font-name="Verdana" style:font-name-asian="Verdana" style:font-name-complex="Verdana"/>
    </style:style>
    <style:style style:name="T158_19" style:family="text">
      <style:text-properties style:font-name="Verdana" style:font-name-asian="Verdana" style:font-name-complex="Verdana"/>
    </style:style>
    <style:style style:name="T158_20" style:family="text">
      <style:text-properties style:font-name="Verdana" style:font-name-asian="Verdana" style:font-name-complex="Verdana"/>
    </style:style>
    <style:style style:name="T158_21" style:family="text">
      <style:text-properties style:font-name="Verdana" style:font-name-asian="Verdana" style:font-name-complex="Verdana"/>
    </style:style>
    <style:style style:name="T158_22" style:family="text">
      <style:text-properties style:font-name="Verdana" style:font-name-asian="Verdana" style:font-name-complex="Verdana"/>
    </style:style>
    <style:style style:name="T158_23" style:family="text">
      <style:text-properties style:font-name="Verdana" style:font-name-asian="Verdana" style:font-name-complex="Verdana"/>
    </style:style>
    <style:style style:name="T158_24" style:family="text">
      <style:text-properties style:font-name="Verdana" style:font-name-asian="Verdana" style:font-name-complex="Verdana"/>
    </style:style>
    <style:style style:name="T158_25" style:family="text">
      <style:text-properties style:font-name="Verdana" style:font-name-asian="Verdana" style:font-name-complex="Verdana"/>
    </style:style>
    <style:style style:name="T158_26" style:family="text">
      <style:text-properties style:font-name="Verdana" style:font-name-asian="Verdana" style:font-name-complex="Verdana"/>
    </style:style>
    <style:style style:name="T158_27" style:family="text">
      <style:text-properties style:font-name="Verdana" style:font-name-asian="Verdana" style:font-name-complex="Verdana"/>
    </style:style>
    <style:style style:name="T158_28" style:family="text">
      <style:text-properties style:font-name="Verdana" style:font-name-asian="Verdana" style:font-name-complex="Verdana"/>
    </style:style>
    <style:style style:name="T158_29" style:family="text">
      <style:text-properties style:font-name="Verdana" style:font-name-asian="Verdana" style:font-name-complex="Verdana"/>
    </style:style>
    <style:style style:name="T158_30" style:family="text">
      <style:text-properties style:font-name="Verdana" style:font-name-asian="Verdana" style:font-name-complex="Verdana"/>
    </style:style>
    <style:style style:name="T158_31" style:family="text">
      <style:text-properties style:font-name="Verdana" style:font-name-asian="Verdana" style:font-name-complex="Verdana"/>
    </style:style>
    <style:style style:name="T158_32" style:family="text">
      <style:text-properties style:font-name="Verdana" style:font-name-asian="Verdana" style:font-name-complex="Verdana"/>
    </style:style>
    <style:style style:name="T158_33" style:family="text">
      <style:text-properties style:font-name="Verdana" style:font-name-asian="Verdana" style:font-name-complex="Verdana"/>
    </style:style>
    <style:style style:name="T158_34" style:family="text">
      <style:text-properties style:font-name="Verdana" style:font-name-asian="Verdana" style:font-name-complex="Verdana"/>
    </style:style>
    <style:style style:name="T158_35" style:family="text">
      <style:text-properties style:font-name="Verdana" style:font-name-asian="Verdana" style:font-name-complex="Verdana"/>
    </style:style>
    <style:style style:name="T158_36" style:family="text">
      <style:text-properties style:font-name="Verdana" style:font-name-asian="Verdana" style:font-name-complex="Verdana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>
      <style:text-properties style:font-name="Verdana" style:font-name-asian="Verdana" style:font-name-complex="Verdana"/>
    </style:style>
    <style:style style:name="T159_3" style:family="text">
      <style:text-properties style:font-name="Verdana" style:font-name-asian="Verdana" style:font-name-complex="Verdana"/>
    </style:style>
    <style:style style:name="T159_4" style:family="text">
      <style:text-properties style:font-name="Verdana" style:font-name-asian="Verdana" style:font-name-complex="Verdana"/>
    </style:style>
    <style:style style:name="T159_5" style:family="text">
      <style:text-properties style:font-name="Verdana" style:font-name-asian="Verdana" style:font-name-complex="Verdana"/>
    </style:style>
    <style:style style:name="T159_6" style:family="text">
      <style:text-properties style:font-name="Verdana" style:font-name-asian="Verdana" style:font-name-complex="Verdana"/>
    </style:style>
    <style:style style:name="T159_7" style:family="text">
      <style:text-properties style:font-name="Verdana" style:font-name-asian="Verdana" style:font-name-complex="Verdana"/>
    </style:style>
    <style:style style:name="T159_8" style:family="text">
      <style:text-properties style:font-name="Verdana" style:font-name-asian="Verdana" style:font-name-complex="Verdana"/>
    </style:style>
    <style:style style:name="T159_9" style:family="text">
      <style:text-properties style:font-name="Verdana" style:font-name-asian="Verdana" style:font-name-complex="Verdana"/>
    </style:style>
    <style:style style:name="T159_10" style:family="text">
      <style:text-properties style:font-name="Verdana" style:font-name-asian="Verdana" style:font-name-complex="Verdana"/>
    </style:style>
    <style:style style:name="T159_11" style:family="text">
      <style:text-properties style:font-name="Verdana" style:font-name-asian="Verdana" style:font-name-complex="Verdana"/>
    </style:style>
    <style:style style:name="T159_12" style:family="text">
      <style:text-properties style:font-name="Verdana" style:font-name-asian="Verdana" style:font-name-complex="Verdana"/>
    </style:style>
    <style:style style:name="T159_13" style:family="text">
      <style:text-properties style:font-name="Verdana" style:font-name-asian="Verdana" style:font-name-complex="Verdana"/>
    </style:style>
    <style:style style:name="T159_14" style:family="text">
      <style:text-properties style:font-name="Verdana" style:font-name-asian="Verdana" style:font-name-complex="Verdana"/>
    </style:style>
    <style:style style:name="T159_15" style:family="text">
      <style:text-properties style:font-name="Verdana" style:font-name-asian="Verdana" style:font-name-complex="Verdana"/>
    </style:style>
    <style:style style:name="T159_16" style:family="text">
      <style:text-properties style:font-name="Verdana" style:font-name-asian="Verdana" style:font-name-complex="Verdana"/>
    </style:style>
    <style:style style:name="T159_17" style:family="text">
      <style:text-properties style:font-name="Verdana" style:font-name-asian="Verdana" style:font-name-complex="Verdana"/>
    </style:style>
    <style:style style:name="T159_18" style:family="text">
      <style:text-properties style:font-name="Verdana" style:font-name-asian="Verdana" style:font-name-complex="Verdana"/>
    </style:style>
    <style:style style:name="T159_19" style:family="text">
      <style:text-properties style:font-name="Verdana" style:font-name-asian="Verdana" style:font-name-complex="Verdana"/>
    </style:style>
    <style:style style:name="T159_20" style:family="text">
      <style:text-properties style:font-name="Verdana" style:font-name-asian="Verdana" style:font-name-complex="Verdana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style:font-name="Consolas" style:font-name-asian="Consolas" style:font-name-complex="Consolas"/>
    </style:style>
    <style:style style:name="T160_2" style:family="text">
      <style:text-properties style:font-name="Consolas" style:font-name-asian="Consolas" style:font-name-complex="Consolas"/>
    </style:style>
    <style:style style:name="T160_3" style:family="text">
      <style:text-properties style:font-name="Consolas" style:font-name-asian="Consolas" style:font-name-complex="Consolas"/>
    </style:style>
    <style:style style:name="T160_4" style:family="text">
      <style:text-properties style:font-name="Consolas" style:font-name-asian="Consolas" style:font-name-complex="Consolas"/>
    </style:style>
    <style:style style:name="T160_5" style:family="text">
      <style:text-properties style:font-name="Consolas" style:font-name-asian="Consolas" style:font-name-complex="Consolas"/>
    </style:style>
    <style:style style:name="T160_6" style:family="text">
      <style:text-properties style:font-name="Consolas" style:font-name-asian="Consolas" style:font-name-complex="Consolas"/>
    </style:style>
    <style:style style:name="T160_7" style:family="text">
      <style:text-properties style:font-name="Consolas" style:font-name-asian="Consolas" style:font-name-complex="Consolas"/>
    </style:style>
    <style:style style:name="T160_8" style:family="text">
      <style:text-properties style:font-name="Consolas" style:font-name-asian="Consolas" style:font-name-complex="Consolas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>
      <style:text-properties fo:color="#1155cc" style:text-underline-style="solid" style:text-underline-color="font-color"/>
    </style:style>
    <style:style style:name="T162_3" style:family="text"/>
    <style:style style:name="T162_4" style:family="text">
      <style:text-properties fo:color="#1155cc" style:text-underline-style="solid" style:text-underline-color="font-color"/>
    </style:style>
    <style:style style:name="T162_5" style:family="text"/>
    <style:style style:name="T162_6" style:family="text">
      <style:text-properties fo:color="#1155cc" style:text-underline-style="solid" style:text-underline-color="font-color"/>
    </style:style>
    <style:style style:name="T162_7" style:family="text"/>
    <style:style style:name="T162_8" style:family="text">
      <style:text-properties fo:color="#1155cc" style:text-underline-style="solid" style:text-underline-color="font-color"/>
    </style:style>
    <style:style style:name="T162_9" style:family="text"/>
    <style:style style:name="T162_10" style:family="text">
      <style:text-properties fo:color="#1155cc" style:text-underline-style="solid" style:text-underline-color="font-color"/>
    </style:style>
    <style:style style:name="T162_11" style:family="text"/>
    <style:style style:name="T162_12" style:family="text">
      <style:text-properties fo:color="#1155cc" style:text-underline-style="solid" style:text-underline-color="font-color"/>
    </style:style>
    <style:style style:name="T162_13" style:family="text"/>
    <style:style style:name="T162_14" style:family="text">
      <style:text-properties fo:color="#1155cc" style:text-underline-style="solid" style:text-underline-color="font-color"/>
    </style:style>
    <style:style style:name="T162_15" style:family="text"/>
    <style:style style:name="T162_16" style:family="text">
      <style:text-properties fo:color="#1155cc" style:text-underline-style="solid" style:text-underline-color="font-color"/>
    </style:style>
    <style:style style:name="T162_17" style:family="text"/>
    <style:style style:name="T162_18" style:family="text">
      <style:text-properties fo:color="#1155cc" style:text-underline-style="solid" style:text-underline-color="font-color"/>
    </style:style>
    <style:style style:name="T162_19" style:family="text"/>
    <style:style style:name="T162_20" style:family="text">
      <style:text-properties fo:color="#1155cc" style:text-underline-style="solid" style:text-underline-color="font-color"/>
    </style:style>
    <style:style style:name="T162_21" style:family="text"/>
    <style:style style:name="T162_22" style:family="text">
      <style:text-properties fo:color="#1155cc" style:text-underline-style="solid" style:text-underline-color="font-color"/>
    </style:style>
    <style:style style:name="T162_23" style:family="text"/>
    <style:style style:name="T162_24" style:family="text">
      <style:text-properties fo:color="#1155cc" style:text-underline-style="solid" style:text-underline-color="font-color"/>
    </style:style>
    <style:style style:name="T162_25" style:family="text"/>
    <style:style style:name="T162_26" style:family="text">
      <style:text-properties fo:color="#1155cc" style:text-underline-style="solid" style:text-underline-color="font-color"/>
    </style:style>
    <style:style style:name="T162_27" style:family="text"/>
    <style:style style:name="T162_28" style:family="text">
      <style:text-properties fo:color="#1155cc" style:text-underline-style="solid" style:text-underline-color="font-color"/>
    </style:style>
    <style:style style:name="T162_29" style:family="text"/>
    <style:style style:name="T162_30" style:family="text">
      <style:text-properties fo:color="#1155cc" style:text-underline-style="solid" style:text-underline-color="font-color"/>
    </style:style>
    <style:style style:name="T162_31" style:family="text"/>
    <style:style style:name="T162_32" style:family="text">
      <style:text-properties fo:color="#1155cc" style:text-underline-style="solid" style:text-underline-color="font-color"/>
    </style:style>
    <style:style style:name="T162_33" style:family="text"/>
    <style:style style:name="T162_34" style:family="text">
      <style:text-properties fo:color="#1155cc" style:text-underline-style="solid" style:text-underline-color="font-color"/>
    </style:style>
    <style:style style:name="T162_35" style:family="text"/>
    <style:style style:name="T162_36" style:family="text">
      <style:text-properties fo:color="#1155cc" style:text-underline-style="solid" style:text-underline-color="font-color"/>
    </style:style>
    <style:style style:name="T162_37" style:family="text"/>
    <style:style style:name="T162_38" style:family="text">
      <style:text-properties fo:color="#1155cc" style:text-underline-style="solid" style:text-underline-color="font-color"/>
    </style:style>
    <style:style style:name="T162_39" style:family="text"/>
    <style:style style:name="T162_40" style:family="text">
      <style:text-properties fo:color="#1155cc" style:text-underline-style="solid" style:text-underline-color="font-color"/>
    </style:style>
    <style:style style:name="T162_41" style:family="text"/>
    <style:style style:name="T162_42" style:family="text">
      <style:text-properties fo:color="#1155cc" style:text-underline-style="solid" style:text-underline-color="font-color"/>
    </style:style>
    <style:style style:name="T162_43" style:family="text"/>
    <style:style style:name="T162_44" style:family="text">
      <style:text-properties fo:color="#1155cc" style:text-underline-style="solid" style:text-underline-color="font-color"/>
    </style:style>
    <style:style style:name="T162_45" style:family="text"/>
    <style:style style:name="T162_46" style:family="text">
      <style:text-properties fo:color="#1155cc" style:text-underline-style="solid" style:text-underline-color="font-color"/>
    </style:style>
    <style:style style:name="T162_47" style:family="text"/>
    <style:style style:name="T162_48" style:family="text">
      <style:text-properties fo:color="#1155cc" style:text-underline-style="solid" style:text-underline-color="font-color"/>
    </style:style>
    <style:style style:name="T162_49" style:family="text"/>
    <style:style style:name="T162_50" style:family="text">
      <style:text-properties fo:color="#1155cc"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style:font-name="Verdana" style:font-name-asian="Verdana" style:font-name-complex="Verdana"/>
    </style:style>
    <style:style style:name="T164_2" style:family="text">
      <style:text-properties style:font-name="Verdana" style:font-name-asian="Verdana" style:font-name-complex="Verdana"/>
    </style:style>
    <style:style style:name="T164_3" style:family="text">
      <style:text-properties style:font-name="Verdana" style:font-name-asian="Verdana" style:font-name-complex="Verdana"/>
    </style:style>
    <style:style style:name="T164_4" style:family="text">
      <style:text-properties style:font-name="Verdana" style:font-name-asian="Verdana" style:font-name-complex="Verdana"/>
    </style:style>
    <style:style style:name="T164_5" style:family="text">
      <style:text-properties style:font-name="Verdana" style:font-name-asian="Verdana" style:font-name-complex="Verdana"/>
    </style:style>
    <style:style style:name="T164_6" style:family="text">
      <style:text-properties style:font-name="Verdana" style:font-name-asian="Verdana" style:font-name-complex="Verdana"/>
    </style:style>
    <style:style style:name="T164_7" style:family="text">
      <style:text-properties style:font-name="Verdana" style:font-name-asian="Verdana" style:font-name-complex="Verdana"/>
    </style:style>
    <style:style style:name="T164_8" style:family="text">
      <style:text-properties style:font-name="Verdana" style:font-name-asian="Verdana" style:font-name-complex="Verdana"/>
    </style:style>
    <style:style style:name="T164_9" style:family="text">
      <style:text-properties style:font-name="Verdana" style:font-name-asian="Verdana" style:font-name-complex="Verdana"/>
    </style:style>
    <style:style style:name="T164_10" style:family="text">
      <style:text-properties style:font-name="Verdana" style:font-name-asian="Verdana" style:font-name-complex="Verdana"/>
    </style:style>
    <style:style style:name="T164_11" style:family="text">
      <style:text-properties style:font-name="Verdana" style:font-name-asian="Verdana" style:font-name-complex="Verdana"/>
    </style:style>
    <style:style style:name="T164_12" style:family="text">
      <style:text-properties style:font-name="Verdana" style:font-name-asian="Verdana" style:font-name-complex="Verdana"/>
    </style:style>
    <style:style style:name="T164_13" style:family="text">
      <style:text-properties style:font-name="Verdana" style:font-name-asian="Verdana" style:font-name-complex="Verdana"/>
    </style:style>
    <style:style style:name="T164_14" style:family="text">
      <style:text-properties style:font-name="Verdana" style:font-name-asian="Verdana" style:font-name-complex="Verdana"/>
    </style:style>
    <style:style style:name="T164_15" style:family="text">
      <style:text-properties style:font-name="Verdana" style:font-name-asian="Verdana" style:font-name-complex="Verdana"/>
    </style:style>
    <style:style style:name="T164_16" style:family="text">
      <style:text-properties style:font-name="Verdana" style:font-name-asian="Verdana" style:font-name-complex="Verdana"/>
    </style:style>
    <style:style style:name="T164_17" style:family="text">
      <style:text-properties style:font-name="Verdana" style:font-name-asian="Verdana" style:font-name-complex="Verdana"/>
    </style:style>
    <style:style style:name="T164_18" style:family="text">
      <style:text-properties style:font-name="Verdana" style:font-name-asian="Verdana" style:font-name-complex="Verdana"/>
    </style:style>
    <style:style style:name="T164_19" style:family="text">
      <style:text-properties style:font-name="Verdana" style:font-name-asian="Verdana" style:font-name-complex="Verdana"/>
    </style:style>
    <style:style style:name="T164_20" style:family="text">
      <style:text-properties style:font-name="Verdana" style:font-name-asian="Verdana" style:font-name-complex="Verdana"/>
    </style:style>
    <style:style style:name="T164_21" style:family="text">
      <style:text-properties style:font-name="Verdana" style:font-name-asian="Verdana" style:font-name-complex="Verdana"/>
    </style:style>
    <style:style style:name="T164_22" style:family="text">
      <style:text-properties style:font-name="Verdana" style:font-name-asian="Verdana" style:font-name-complex="Verdana"/>
    </style:style>
    <style:style style:name="T164_23" style:family="text">
      <style:text-properties style:font-name="Verdana" style:font-name-asian="Verdana" style:font-name-complex="Verdana"/>
    </style:style>
    <style:style style:name="T164_24" style:family="text">
      <style:text-properties style:font-name="Verdana" style:font-name-asian="Verdana" style:font-name-complex="Verdana"/>
    </style:style>
    <style:style style:name="T164_25" style:family="text">
      <style:text-properties style:font-name="Verdana" style:font-name-asian="Verdana" style:font-name-complex="Verdana"/>
    </style:style>
    <style:style style:name="T164_26" style:family="text">
      <style:text-properties style:font-name="Verdana" style:font-name-asian="Verdana" style:font-name-complex="Verdana"/>
    </style:style>
    <style:style style:name="T164_27" style:family="text">
      <style:text-properties style:font-name="Verdana" style:font-name-asian="Verdana" style:font-name-complex="Verdana"/>
    </style:style>
    <style:style style:name="T164_28" style:family="text">
      <style:text-properties style:font-name="Verdana" style:font-name-asian="Verdana" style:font-name-complex="Verdana"/>
    </style:style>
    <style:style style:name="T164_29" style:family="text">
      <style:text-properties style:font-name="Verdana" style:font-name-asian="Verdana" style:font-name-complex="Verdana"/>
    </style:style>
    <style:style style:name="T164_30" style:family="text">
      <style:text-properties style:font-name="Verdana" style:font-name-asian="Verdana" style:font-name-complex="Verdana"/>
    </style:style>
    <style:style style:name="T164_31" style:family="text">
      <style:text-properties style:font-name="Verdana" style:font-name-asian="Verdana" style:font-name-complex="Verdana"/>
    </style:style>
    <style:style style:name="T164_32" style:family="text">
      <style:text-properties style:font-name="Verdana" style:font-name-asian="Verdana" style:font-name-complex="Verdana"/>
    </style:style>
    <style:style style:name="T164_33" style:family="text">
      <style:text-properties style:font-name="Verdana" style:font-name-asian="Verdana" style:font-name-complex="Verdana"/>
    </style:style>
    <style:style style:name="T164_34" style:family="text">
      <style:text-properties style:font-name="Verdana" style:font-name-asian="Verdana" style:font-name-complex="Verdana"/>
    </style:style>
    <style:style style:name="T164_35" style:family="text">
      <style:text-properties style:font-name="Verdana" style:font-name-asian="Verdana" style:font-name-complex="Verdana"/>
    </style:style>
    <style:style style:name="T164_36" style:family="text">
      <style:text-properties style:font-name="Verdana" style:font-name-asian="Verdana" style:font-name-complex="Verdana"/>
    </style:style>
    <style:style style:name="T164_37" style:family="text">
      <style:text-properties style:font-name="Verdana" style:font-name-asian="Verdana" style:font-name-complex="Verdana"/>
    </style:style>
    <style:style style:name="T164_38" style:family="text">
      <style:text-properties style:font-name="Verdana" style:font-name-asian="Verdana" style:font-name-complex="Verdana"/>
    </style:style>
    <style:style style:name="T164_39" style:family="text">
      <style:text-properties style:font-name="Verdana" style:font-name-asian="Verdana" style:font-name-complex="Verdana"/>
    </style:style>
    <style:style style:name="T164_40" style:family="text">
      <style:text-properties style:font-name="Verdana" style:font-name-asian="Verdana" style:font-name-complex="Verdana"/>
    </style:style>
    <style:style style:name="T164_41" style:family="text">
      <style:text-properties style:font-name="Verdana" style:font-name-asian="Verdana" style:font-name-complex="Verdana"/>
    </style:style>
    <style:style style:name="T164_42" style:family="text">
      <style:text-properties style:font-name="Verdana" style:font-name-asian="Verdana" style:font-name-complex="Verdana"/>
    </style:style>
    <style:style style:name="T164_43" style:family="text">
      <style:text-properties style:font-name="Verdana" style:font-name-asian="Verdana" style:font-name-complex="Verdana"/>
    </style:style>
    <style:style style:name="T164_44" style:family="text">
      <style:text-properties style:font-name="Verdana" style:font-name-asian="Verdana" style:font-name-complex="Verdana"/>
    </style:style>
    <style:style style:name="T164_45" style:family="text">
      <style:text-properties style:font-name="Verdana" style:font-name-asian="Verdana" style:font-name-complex="Verdana"/>
    </style:style>
    <style:style style:name="T164_46" style:family="text">
      <style:text-properties style:font-name="Verdana" style:font-name-asian="Verdana" style:font-name-complex="Verdana"/>
    </style:style>
    <style:style style:name="T164_47" style:family="text">
      <style:text-properties style:font-name="Verdana" style:font-name-asian="Verdana" style:font-name-complex="Verdana"/>
    </style:style>
    <style:style style:name="T164_48" style:family="text">
      <style:text-properties style:font-name="Verdana" style:font-name-asian="Verdana" style:font-name-complex="Verdana"/>
    </style:style>
    <style:style style:name="T164_49" style:family="text">
      <style:text-properties style:font-name="Verdana" style:font-name-asian="Verdana" style:font-name-complex="Verdana"/>
    </style:style>
    <style:style style:name="T164_50" style:family="text">
      <style:text-properties style:font-name="Verdana" style:font-name-asian="Verdana" style:font-name-complex="Verdana"/>
    </style:style>
    <style:style style:name="T164_51" style:family="text">
      <style:text-properties style:font-name="Verdana" style:font-name-asian="Verdana" style:font-name-complex="Verdana"/>
    </style:style>
    <style:style style:name="T164_52" style:family="text">
      <style:text-properties style:font-name="Verdana" style:font-name-asian="Verdana" style:font-name-complex="Verdana"/>
    </style:style>
    <style:style style:name="T164_53" style:family="text">
      <style:text-properties style:font-name="Verdana" style:font-name-asian="Verdana" style:font-name-complex="Verdana"/>
    </style:style>
    <style:style style:name="T164_54" style:family="text">
      <style:text-properties style:font-name="Verdana" style:font-name-asian="Verdana" style:font-name-complex="Verdana"/>
    </style:style>
    <style:style style:name="T164_55" style:family="text">
      <style:text-properties style:font-name="Verdana" style:font-name-asian="Verdana" style:font-name-complex="Verdana"/>
    </style:style>
    <style:style style:name="T164_56" style:family="text">
      <style:text-properties style:font-name="Verdana" style:font-name-asian="Verdana" style:font-name-complex="Verdana"/>
    </style:style>
    <style:style style:name="T164_57" style:family="text">
      <style:text-properties style:font-name="Verdana" style:font-name-asian="Verdana" style:font-name-complex="Verdana"/>
    </style:style>
    <style:style style:name="T164_58" style:family="text">
      <style:text-properties style:font-name="Verdana" style:font-name-asian="Verdana" style:font-name-complex="Verdana"/>
    </style:style>
    <style:style style:name="T164_59" style:family="text">
      <style:text-properties style:font-name="Verdana" style:font-name-asian="Verdana" style:font-name-complex="Verdana"/>
    </style:style>
    <style:style style:name="T164_60" style:family="text">
      <style:text-properties style:font-name="Verdana" style:font-name-asian="Verdana" style:font-name-complex="Verdana"/>
    </style:style>
    <style:style style:name="T164_61" style:family="text">
      <style:text-properties style:font-name="Verdana" style:font-name-asian="Verdana" style:font-name-complex="Verdana"/>
    </style:style>
    <style:style style:name="T164_62" style:family="text">
      <style:text-properties style:font-name="Verdana" style:font-name-asian="Verdana" style:font-name-complex="Verdana"/>
    </style:style>
    <style:style style:name="T164_63" style:family="text">
      <style:text-properties style:font-name="Verdana" style:font-name-asian="Verdana" style:font-name-complex="Verdana"/>
    </style:style>
    <style:style style:name="T164_64" style:family="text">
      <style:text-properties style:font-name="Verdana" style:font-name-asian="Verdana" style:font-name-complex="Verdana"/>
    </style:style>
    <style:style style:name="T164_65" style:family="text">
      <style:text-properties style:font-name="Verdana" style:font-name-asian="Verdana" style:font-name-complex="Verdana"/>
    </style:style>
    <style:style style:name="T164_66" style:family="text">
      <style:text-properties style:font-name="Verdana" style:font-name-asian="Verdana" style:font-name-complex="Verdana"/>
    </style:style>
    <style:style style:name="T164_67" style:family="text">
      <style:text-properties style:font-name="Verdana" style:font-name-asian="Verdana" style:font-name-complex="Verdana"/>
    </style:style>
    <style:style style:name="T164_68" style:family="text">
      <style:text-properties style:font-name="Verdana" style:font-name-asian="Verdana" style:font-name-complex="Verdana"/>
    </style:style>
    <style:style style:name="T164_69" style:family="text">
      <style:text-properties style:font-name="Verdana" style:font-name-asian="Verdana" style:font-name-complex="Verdana"/>
    </style:style>
    <style:style style:name="T164_70" style:family="text">
      <style:text-properties style:font-name="Verdana" style:font-name-asian="Verdana" style:font-name-complex="Verdana"/>
    </style:style>
    <style:style style:name="T164_71" style:family="text">
      <style:text-properties style:font-name="Verdana" style:font-name-asian="Verdana" style:font-name-complex="Verdana"/>
    </style:style>
    <style:style style:name="T164_72" style:family="text">
      <style:text-properties style:font-name="Verdana" style:font-name-asian="Verdana" style:font-name-complex="Verdana"/>
    </style:style>
    <style:style style:name="T164_73" style:family="text">
      <style:text-properties style:font-name="Verdana" style:font-name-asian="Verdana" style:font-name-complex="Verdana"/>
    </style:style>
    <style:style style:name="T164_74" style:family="text">
      <style:text-properties style:font-name="Verdana" style:font-name-asian="Verdana" style:font-name-complex="Verdana"/>
    </style:style>
    <style:style style:name="T164_75" style:family="text">
      <style:text-properties style:font-name="Verdana" style:font-name-asian="Verdana" style:font-name-complex="Verdana"/>
    </style:style>
    <style:style style:name="T164_76" style:family="text">
      <style:text-properties style:font-name="Verdana" style:font-name-asian="Verdana" style:font-name-complex="Verdana"/>
    </style:style>
    <style:style style:name="T164_77" style:family="text">
      <style:text-properties style:font-name="Verdana" style:font-name-asian="Verdana" style:font-name-complex="Verdana"/>
    </style:style>
    <style:style style:name="T164_78" style:family="text">
      <style:text-properties style:font-name="Verdana" style:font-name-asian="Verdana" style:font-name-complex="Verdana"/>
    </style:style>
    <style:style style:name="T164_79" style:family="text">
      <style:text-properties style:font-name="Verdana" style:font-name-asian="Verdana" style:font-name-complex="Verdana"/>
    </style:style>
    <style:style style:name="T164_80" style:family="text">
      <style:text-properties style:font-name="Verdana" style:font-name-asian="Verdana" style:font-name-complex="Verdana"/>
    </style:style>
    <style:style style:name="T164_81" style:family="text">
      <style:text-properties style:font-name="Verdana" style:font-name-asian="Verdana" style:font-name-complex="Verdana"/>
    </style:style>
    <style:style style:name="T164_82" style:family="text">
      <style:text-properties style:font-name="Verdana" style:font-name-asian="Verdana" style:font-name-complex="Verdana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6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style:font-name="Verdana" style:font-name-asian="Verdana" style:font-name-complex="Verdana"/>
    </style:style>
    <style:style style:name="T167_2" style:family="text">
      <style:text-properties style:font-name="Verdana" style:font-name-asian="Verdana" style:font-name-complex="Verdana"/>
    </style:style>
    <style:style style:name="T167_3" style:family="text">
      <style:text-properties style:font-name="Verdana" style:font-name-asian="Verdana" style:font-name-complex="Verdana"/>
    </style:style>
    <style:style style:name="T167_4" style:family="text">
      <style:text-properties style:font-name="Verdana" style:font-name-asian="Verdana" style:font-name-complex="Verdana"/>
    </style:style>
    <style:style style:name="T167_5" style:family="text">
      <style:text-properties style:font-name="Verdana" style:font-name-asian="Verdana" style:font-name-complex="Verdana"/>
    </style:style>
    <style:style style:name="T167_6" style:family="text">
      <style:text-properties style:font-name="Verdana" style:font-name-asian="Verdana" style:font-name-complex="Verdana"/>
    </style:style>
    <style:style style:name="T167_7" style:family="text">
      <style:text-properties style:font-name="Verdana" style:font-name-asian="Verdana" style:font-name-complex="Verdana"/>
    </style:style>
    <style:style style:name="T167_8" style:family="text">
      <style:text-properties style:font-name="Verdana" style:font-name-asian="Verdana" style:font-name-complex="Verdana"/>
    </style:style>
    <style:style style:name="T167_9" style:family="text">
      <style:text-properties style:font-name="Verdana" style:font-name-asian="Verdana" style:font-name-complex="Verdana"/>
    </style:style>
    <style:style style:name="T167_10" style:family="text">
      <style:text-properties style:font-name="Verdana" style:font-name-asian="Verdana" style:font-name-complex="Verdana"/>
    </style:style>
    <style:style style:name="T167_11" style:family="text">
      <style:text-properties style:font-name="Verdana" style:font-name-asian="Verdana" style:font-name-complex="Verdana"/>
    </style:style>
    <style:style style:name="T167_12" style:family="text">
      <style:text-properties style:font-name="Verdana" style:font-name-asian="Verdana" style:font-name-complex="Verdana"/>
    </style:style>
    <style:style style:name="T167_13" style:family="text">
      <style:text-properties style:font-name="Verdana" style:font-name-asian="Verdana" style:font-name-complex="Verdana"/>
    </style:style>
    <style:style style:name="T167_14" style:family="text">
      <style:text-properties style:font-name="Verdana" style:font-name-asian="Verdana" style:font-name-complex="Verdana"/>
    </style:style>
    <style:style style:name="T167_15" style:family="text">
      <style:text-properties style:font-name="Verdana" style:font-name-asian="Verdana" style:font-name-complex="Verdana"/>
    </style:style>
    <style:style style:name="T167_16" style:family="text">
      <style:text-properties style:font-name="Verdana" style:font-name-asian="Verdana" style:font-name-complex="Verdana"/>
    </style:style>
    <style:style style:name="T167_17" style:family="text">
      <style:text-properties style:font-name="Verdana" style:font-name-asian="Verdana" style:font-name-complex="Verdana"/>
    </style:style>
    <style:style style:name="T167_18" style:family="text">
      <style:text-properties style:font-name="Verdana" style:font-name-asian="Verdana" style:font-name-complex="Verdana"/>
    </style:style>
    <style:style style:name="T167_19" style:family="text">
      <style:text-properties style:font-name="Verdana" style:font-name-asian="Verdana" style:font-name-complex="Verdana"/>
    </style:style>
    <style:style style:name="T167_20" style:family="text">
      <style:text-properties style:font-name="Verdana" style:font-name-asian="Verdana" style:font-name-complex="Verdana"/>
    </style:style>
    <style:style style:name="T167_21" style:family="text">
      <style:text-properties style:font-name="Verdana" style:font-name-asian="Verdana" style:font-name-complex="Verdana"/>
    </style:style>
    <style:style style:name="T167_22" style:family="text">
      <style:text-properties style:font-name="Verdana" style:font-name-asian="Verdana" style:font-name-complex="Verdana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style:font-name="Verdana" style:font-name-asian="Verdana" style:font-name-complex="Verdana"/>
    </style:style>
    <style:style style:name="T168_2" style:family="text">
      <style:text-properties style:font-name="Verdana" style:font-name-asian="Verdana" style:font-name-complex="Verdana"/>
    </style:style>
    <style:style style:name="T168_3" style:family="text">
      <style:text-properties style:font-name="Verdana" style:font-name-asian="Verdana" style:font-name-complex="Verdana"/>
    </style:style>
    <style:style style:name="T168_4" style:family="text">
      <style:text-properties style:font-name="Verdana" style:font-name-asian="Verdana" style:font-name-complex="Verdana"/>
    </style:style>
    <style:style style:name="T168_5" style:family="text">
      <style:text-properties style:font-name="Verdana" style:font-name-asian="Verdana" style:font-name-complex="Verdana"/>
    </style:style>
    <style:style style:name="T168_6" style:family="text"/>
    <style:style style:name="T168_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8" style:family="text"/>
    <style:style style:name="T168_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10" style:family="text"/>
    <style:style style:name="T168_1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12" style:family="text"/>
    <style:style style:name="T168_1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14" style:family="text"/>
    <style:style style:name="T168_1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16" style:family="text"/>
    <style:style style:name="T168_1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18" style:family="text"/>
    <style:style style:name="T168_1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20" style:family="text"/>
    <style:style style:name="T168_2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22" style:family="text"/>
    <style:style style:name="T168_2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24" style:family="text"/>
    <style:style style:name="T168_2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8_26" style:family="text"/>
    <style:style style:name="T168_2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Verdana" style:font-name-asian="Verdana" style:font-name-complex="Verdana"/>
    </style:style>
    <style:style style:name="T169_2" style:family="text">
      <style:text-properties style:font-name="Verdana" style:font-name-asian="Verdana" style:font-name-complex="Verdana"/>
    </style:style>
    <style:style style:name="T169_3" style:family="text">
      <style:text-properties style:font-name="Verdana" style:font-name-asian="Verdana" style:font-name-complex="Verdana"/>
    </style:style>
    <style:style style:name="T169_4" style:family="text">
      <style:text-properties style:font-name="Verdana" style:font-name-asian="Verdana" style:font-name-complex="Verdana"/>
    </style:style>
    <style:style style:name="T169_5" style:family="text">
      <style:text-properties style:font-name="Verdana" style:font-name-asian="Verdana" style:font-name-complex="Verdana"/>
    </style:style>
    <style:style style:name="T169_6" style:family="text">
      <style:text-properties style:font-name="Verdana" style:font-name-asian="Verdana" style:font-name-complex="Verdana"/>
    </style:style>
    <style:style style:name="T169_7" style:family="text">
      <style:text-properties style:font-name="Verdana" style:font-name-asian="Verdana" style:font-name-complex="Verdana"/>
    </style:style>
    <style:style style:name="T169_8" style:family="text">
      <style:text-properties style:font-name="Verdana" style:font-name-asian="Verdana" style:font-name-complex="Verdana"/>
    </style:style>
    <style:style style:name="T169_9" style:family="text">
      <style:text-properties style:font-name="Verdana" style:font-name-asian="Verdana" style:font-name-complex="Verdana"/>
    </style:style>
    <style:style style:name="T169_10" style:family="text"/>
    <style:style style:name="T169_1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12" style:family="text"/>
    <style:style style:name="T169_1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14" style:family="text"/>
    <style:style style:name="T169_1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16" style:family="text"/>
    <style:style style:name="T169_1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18" style:family="text"/>
    <style:style style:name="T169_1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20" style:family="text"/>
    <style:style style:name="T169_2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22" style:family="text"/>
    <style:style style:name="T169_2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24" style:family="text"/>
    <style:style style:name="T169_2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26" style:family="text"/>
    <style:style style:name="T169_2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28" style:family="text"/>
    <style:style style:name="T169_2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30" style:family="text"/>
    <style:style style:name="T169_3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32" style:family="text"/>
    <style:style style:name="T169_3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34" style:family="text"/>
    <style:style style:name="T169_3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36" style:family="text"/>
    <style:style style:name="T169_3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38" style:family="text"/>
    <style:style style:name="T169_3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40" style:family="text"/>
    <style:style style:name="T169_4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42" style:family="text"/>
    <style:style style:name="T169_4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69_44" style:family="text"/>
    <style:style style:name="T169_4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2" style:family="text">
      <style:text-properties style:font-name="Verdana" style:font-name-asian="Verdana" style:font-name-complex="Verdana"/>
    </style:style>
    <style:style style:name="T171_3" style:family="text"/>
    <style:style style:name="T17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1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72" style:family="paragraph" style:parent-style-name="Standard">
      <style:paragraph-properties fo:break-before="auto" fo:text-indent="0cm" fo:line-height="115%" fo:margin-left="0cm" style:writing-mode="lr-tb"/>
    </style:style>
    <style:style style:name="T172_1" style:family="text">
      <style:text-properties style:font-name="Verdana" style:font-name-asian="Verdana" style:font-name-complex="Verdana"/>
    </style:style>
    <style:style style:name="T172_2" style:family="text">
      <style:text-properties style:font-name="Verdana" style:font-name-asian="Verdana" style:font-name-complex="Verdana"/>
    </style:style>
    <style:style style:name="T172_3" style:family="text">
      <style:text-properties style:font-name="Verdana" style:font-name-asian="Verdana" style:font-name-complex="Verdana"/>
    </style:style>
    <style:style style:name="T172_4" style:family="text">
      <style:text-properties style:font-name="Verdana" style:font-name-asian="Verdana" style:font-name-complex="Verdana"/>
    </style:style>
    <style:style style:name="T172_5" style:family="text">
      <style:text-properties style:font-name="Verdana" style:font-name-asian="Verdana" style:font-name-complex="Verdana"/>
    </style:style>
    <style:style style:name="T172_6" style:family="text">
      <style:text-properties style:font-name="Verdana" style:font-name-asian="Verdana" style:font-name-complex="Verdana"/>
    </style:style>
    <style:style style:name="T172_7" style:family="text">
      <style:text-properties style:font-name="Verdana" style:font-name-asian="Verdana" style:font-name-complex="Verdana"/>
    </style:style>
    <style:style style:name="T172_8" style:family="text">
      <style:text-properties style:font-name="Verdana" style:font-name-asian="Verdana" style:font-name-complex="Verdana"/>
    </style:style>
    <style:style style:name="T172_9" style:family="text">
      <style:text-properties style:font-name="Verdana" style:font-name-asian="Verdana" style:font-name-complex="Verdana"/>
    </style:style>
    <style:style style:name="T172_10" style:family="text">
      <style:text-properties style:font-name="Verdana" style:font-name-asian="Verdana" style:font-name-complex="Verdana"/>
    </style:style>
    <style:style style:name="T172_11" style:family="text">
      <style:text-properties style:font-name="Verdana" style:font-name-asian="Verdana" style:font-name-complex="Verdana"/>
    </style:style>
    <style:style style:name="T172_12" style:family="text">
      <style:text-properties style:font-name="Verdana" style:font-name-asian="Verdana" style:font-name-complex="Verdana"/>
    </style:style>
    <style:style style:name="T172_13" style:family="text">
      <style:text-properties style:font-name="Verdana" style:font-name-asian="Verdana" style:font-name-complex="Verdana"/>
    </style:style>
    <style:style style:name="T172_14" style:family="text">
      <style:text-properties style:font-name="Verdana" style:font-name-asian="Verdana" style:font-name-complex="Verdana"/>
    </style:style>
    <style:style style:name="T172_15" style:family="text">
      <style:text-properties style:font-name="Verdana" style:font-name-asian="Verdana" style:font-name-complex="Verdana"/>
    </style:style>
    <style:style style:name="T172_16" style:family="text">
      <style:text-properties style:font-name="Verdana" style:font-name-asian="Verdana" style:font-name-complex="Verdana"/>
    </style:style>
    <style:style style:name="T172_17" style:family="text">
      <style:text-properties style:font-name="Verdana" style:font-name-asian="Verdana" style:font-name-complex="Verdana"/>
    </style:style>
    <style:style style:name="T172_18" style:family="text">
      <style:text-properties style:font-name="Verdana" style:font-name-asian="Verdana" style:font-name-complex="Verdana"/>
    </style:style>
    <style:style style:name="T172_19" style:family="text">
      <style:text-properties style:font-name="Verdana" style:font-name-asian="Verdana" style:font-name-complex="Verdana"/>
    </style:style>
    <style:style style:name="T172_20" style:family="text">
      <style:text-properties style:font-name="Verdana" style:font-name-asian="Verdana" style:font-name-complex="Verdana"/>
    </style:style>
    <style:style style:name="T172_21" style:family="text">
      <style:text-properties style:font-name="Verdana" style:font-name-asian="Verdana" style:font-name-complex="Verdana"/>
    </style:style>
    <style:style style:name="T172_22" style:family="text">
      <style:text-properties style:font-name="Verdana" style:font-name-asian="Verdana" style:font-name-complex="Verdana"/>
    </style:style>
    <style:style style:name="T172_23" style:family="text">
      <style:text-properties style:font-name="Verdana" style:font-name-asian="Verdana" style:font-name-complex="Verdana"/>
    </style:style>
    <style:style style:name="T172_24" style:family="text">
      <style:text-properties style:font-name="Verdana" style:font-name-asian="Verdana" style:font-name-complex="Verdana"/>
    </style:style>
    <style:style style:name="T172_25" style:family="text">
      <style:text-properties style:font-name="Verdana" style:font-name-asian="Verdana" style:font-name-complex="Verdana"/>
    </style:style>
    <style:style style:name="T172_26" style:family="text">
      <style:text-properties style:font-name="Verdana" style:font-name-asian="Verdana" style:font-name-complex="Verdana"/>
    </style:style>
    <style:style style:name="T172_27" style:family="text">
      <style:text-properties style:font-name="Verdana" style:font-name-asian="Verdana" style:font-name-complex="Verdana"/>
    </style:style>
    <style:style style:name="T172_28" style:family="text">
      <style:text-properties style:font-name="Verdana" style:font-name-asian="Verdana" style:font-name-complex="Verdana"/>
    </style:style>
    <style:style style:name="T172_29" style:family="text">
      <style:text-properties style:font-name="Verdana" style:font-name-asian="Verdana" style:font-name-complex="Verdana"/>
    </style:style>
    <style:style style:name="T172_30" style:family="text">
      <style:text-properties style:font-name="Verdana" style:font-name-asian="Verdana" style:font-name-complex="Verdana"/>
    </style:style>
    <style:style style:name="T172_31" style:family="text">
      <style:text-properties style:font-name="Verdana" style:font-name-asian="Verdana" style:font-name-complex="Verdana"/>
    </style:style>
    <style:style style:name="T172_32" style:family="text">
      <style:text-properties style:font-name="Verdana" style:font-name-asian="Verdana" style:font-name-complex="Verdana"/>
    </style:style>
    <style:style style:name="T172_33" style:family="text">
      <style:text-properties style:font-name="Verdana" style:font-name-asian="Verdana" style:font-name-complex="Verdana"/>
    </style:style>
    <style:style style:name="T172_34" style:family="text">
      <style:text-properties style:font-name="Verdana" style:font-name-asian="Verdana" style:font-name-complex="Verdana"/>
    </style:style>
    <style:style style:name="T172_35" style:family="text">
      <style:text-properties style:font-name="Verdana" style:font-name-asian="Verdana" style:font-name-complex="Verdana"/>
    </style:style>
    <style:style style:name="T172_36" style:family="text">
      <style:text-properties style:font-name="Verdana" style:font-name-asian="Verdana" style:font-name-complex="Verdana"/>
    </style:style>
    <style:style style:name="T172_37" style:family="text">
      <style:text-properties style:font-name="Verdana" style:font-name-asian="Verdana" style:font-name-complex="Verdana"/>
    </style:style>
    <style:style style:name="T172_38" style:family="text">
      <style:text-properties style:font-name="Verdana" style:font-name-asian="Verdana" style:font-name-complex="Verdana"/>
    </style:style>
    <style:style style:name="T172_39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72_40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72_4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73" style:family="paragraph" style:parent-style-name="Standard">
      <style:paragraph-properties fo:break-before="auto" fo:text-indent="0cm" fo:line-height="115%" fo:margin-left="0cm" style:writing-mode="lr-tb"/>
    </style:style>
    <style:style style:name="T173_1" style:family="text"/>
    <style:style style:name="T17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3" style:family="text"/>
    <style:style style:name="T17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5" style:family="text"/>
    <style:style style:name="T17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7" style:family="text"/>
    <style:style style:name="T17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9" style:family="text"/>
    <style:style style:name="T17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11" style:family="text"/>
    <style:style style:name="T17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13" style:family="text"/>
    <style:style style:name="T17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15" style:family="text"/>
    <style:style style:name="T17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17" style:family="text"/>
    <style:style style:name="T17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19" style:family="text"/>
    <style:style style:name="T17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21" style:family="text"/>
    <style:style style:name="T17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23" style:family="text"/>
    <style:style style:name="T17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25" style:family="text"/>
    <style:style style:name="T17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27" style:family="text"/>
    <style:style style:name="T17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29" style:family="text"/>
    <style:style style:name="T173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31" style:family="text"/>
    <style:style style:name="T173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33" style:family="text"/>
    <style:style style:name="T173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35" style:family="text"/>
    <style:style style:name="T173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37" style:family="text"/>
    <style:style style:name="T173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39" style:family="text"/>
    <style:style style:name="T173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3_41" style:family="text"/>
    <style:style style:name="T173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74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5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3" style:family="text"/>
    <style:style style:name="T17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5" style:family="text"/>
    <style:style style:name="T17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7" style:family="text"/>
    <style:style style:name="T17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9" style:family="text"/>
    <style:style style:name="T17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11" style:family="text"/>
    <style:style style:name="T176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13" style:family="text"/>
    <style:style style:name="T176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15" style:family="text"/>
    <style:style style:name="T176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17" style:family="text"/>
    <style:style style:name="T176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19" style:family="text"/>
    <style:style style:name="T176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21" style:family="text"/>
    <style:style style:name="T176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23" style:family="text"/>
    <style:style style:name="T176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76_25" style:family="text"/>
    <style:style style:name="T176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7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78_2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Verdana" style:font-name-asian="Verdana" style:font-name-complex="Verdana"/>
    </style:style>
    <style:style style:name="T179_2" style:family="text">
      <style:text-properties style:font-name="Verdana" style:font-name-asian="Verdana" style:font-name-complex="Verdana"/>
    </style:style>
    <style:style style:name="T179_3" style:family="text">
      <style:text-properties style:font-name="Verdana" style:font-name-asian="Verdana" style:font-name-complex="Verdana"/>
    </style:style>
    <style:style style:name="T179_4" style:family="text">
      <style:text-properties style:font-name="Verdana" style:font-name-asian="Verdana" style:font-name-complex="Verdana"/>
    </style:style>
    <style:style style:name="T179_5" style:family="text">
      <style:text-properties style:font-name="Verdana" style:font-name-asian="Verdana" style:font-name-complex="Verdana"/>
    </style:style>
    <style:style style:name="T179_6" style:family="text">
      <style:text-properties style:font-name="Verdana" style:font-name-asian="Verdana" style:font-name-complex="Verdana"/>
    </style:style>
    <style:style style:name="T179_7" style:family="text">
      <style:text-properties style:font-name="Verdana" style:font-name-asian="Verdana" style:font-name-complex="Verdana"/>
    </style:style>
    <style:style style:name="T179_8" style:family="text">
      <style:text-properties style:font-name="Verdana" style:font-name-asian="Verdana" style:font-name-complex="Verdana"/>
    </style:style>
    <style:style style:name="T179_9" style:family="text">
      <style:text-properties style:font-name="Verdana" style:font-name-asian="Verdana" style:font-name-complex="Verdana"/>
    </style:style>
    <style:style style:name="T179_10" style:family="text">
      <style:text-properties style:font-name="Verdana" style:font-name-asian="Verdana" style:font-name-complex="Verdana"/>
    </style:style>
    <style:style style:name="T179_11" style:family="text">
      <style:text-properties style:font-name="Verdana" style:font-name-asian="Verdana" style:font-name-complex="Verdana"/>
    </style:style>
    <style:style style:name="T179_12" style:family="text">
      <style:text-properties style:font-name="Verdana" style:font-name-asian="Verdana" style:font-name-complex="Verdana"/>
    </style:style>
    <style:style style:name="T179_13" style:family="text">
      <style:text-properties style:font-name="Verdana" style:font-name-asian="Verdana" style:font-name-complex="Verdana"/>
    </style:style>
    <style:style style:name="T179_14" style:family="text">
      <style:text-properties style:font-name="Verdana" style:font-name-asian="Verdana" style:font-name-complex="Verdana"/>
    </style:style>
    <style:style style:name="T179_15" style:family="text">
      <style:text-properties style:font-name="Verdana" style:font-name-asian="Verdana" style:font-name-complex="Verdana"/>
    </style:style>
    <style:style style:name="T179_16" style:family="text">
      <style:text-properties style:font-name="Verdana" style:font-name-asian="Verdana" style:font-name-complex="Verdana"/>
    </style:style>
    <style:style style:name="T179_17" style:family="text">
      <style:text-properties style:font-name="Verdana" style:font-name-asian="Verdana" style:font-name-complex="Verdana"/>
    </style:style>
    <style:style style:name="T179_18" style:family="text">
      <style:text-properties style:font-name="Verdana" style:font-name-asian="Verdana" style:font-name-complex="Verdana"/>
    </style:style>
    <style:style style:name="T179_19" style:family="text">
      <style:text-properties style:font-name="Verdana" style:font-name-asian="Verdana" style:font-name-complex="Verdana"/>
    </style:style>
    <style:style style:name="T179_20" style:family="text">
      <style:text-properties style:font-name="Verdana" style:font-name-asian="Verdana" style:font-name-complex="Verdana"/>
    </style:style>
    <style:style style:name="T179_21" style:family="text">
      <style:text-properties style:font-name="Verdana" style:font-name-asian="Verdana" style:font-name-complex="Verdana"/>
    </style:style>
    <style:style style:name="T179_22" style:family="text">
      <style:text-properties style:font-name="Verdana" style:font-name-asian="Verdana" style:font-name-complex="Verdana"/>
    </style:style>
    <style:style style:name="T179_23" style:family="text">
      <style:text-properties style:font-name="Verdana" style:font-name-asian="Verdana" style:font-name-complex="Verdana"/>
    </style:style>
    <style:style style:name="T179_24" style:family="text">
      <style:text-properties style:font-name="Verdana" style:font-name-asian="Verdana" style:font-name-complex="Verdana"/>
    </style:style>
    <style:style style:name="T179_25" style:family="text">
      <style:text-properties style:font-name="Verdana" style:font-name-asian="Verdana" style:font-name-complex="Verdana"/>
    </style:style>
    <style:style style:name="T179_26" style:family="text">
      <style:text-properties style:font-name="Verdana" style:font-name-asian="Verdana" style:font-name-complex="Verdana"/>
    </style:style>
    <style:style style:name="T179_27" style:family="text">
      <style:text-properties style:font-name="Verdana" style:font-name-asian="Verdana" style:font-name-complex="Verdana"/>
    </style:style>
    <style:style style:name="T179_28" style:family="text">
      <style:text-properties style:font-name="Verdana" style:font-name-asian="Verdana" style:font-name-complex="Verdana"/>
    </style:style>
    <style:style style:name="T179_29" style:family="text">
      <style:text-properties style:font-name="Verdana" style:font-name-asian="Verdana" style:font-name-complex="Verdana"/>
    </style:style>
    <style:style style:name="T179_30" style:family="text">
      <style:text-properties style:font-name="Verdana" style:font-name-asian="Verdana" style:font-name-complex="Verdana"/>
    </style:style>
    <style:style style:name="T179_31" style:family="text">
      <style:text-properties style:font-name="Verdana" style:font-name-asian="Verdana" style:font-name-complex="Verdana"/>
    </style:style>
    <style:style style:name="T179_32" style:family="text">
      <style:text-properties style:font-name="Verdana" style:font-name-asian="Verdana" style:font-name-complex="Verdana"/>
    </style:style>
    <style:style style:name="T179_33" style:family="text">
      <style:text-properties style:font-name="Verdana" style:font-name-asian="Verdana" style:font-name-complex="Verdana"/>
    </style:style>
    <style:style style:name="T179_34" style:family="text">
      <style:text-properties style:font-name="Verdana" style:font-name-asian="Verdana" style:font-name-complex="Verdana"/>
    </style:style>
    <style:style style:name="T179_35" style:family="text">
      <style:text-properties style:font-name="Verdana" style:font-name-asian="Verdana" style:font-name-complex="Verdana"/>
    </style:style>
    <style:style style:name="T179_36" style:family="text">
      <style:text-properties style:font-name="Verdana" style:font-name-asian="Verdana" style:font-name-complex="Verdana"/>
    </style:style>
    <style:style style:name="T179_37" style:family="text">
      <style:text-properties style:font-name="Verdana" style:font-name-asian="Verdana" style:font-name-complex="Verdana"/>
    </style:style>
    <style:style style:name="T179_38" style:family="text">
      <style:text-properties style:font-name="Verdana" style:font-name-asian="Verdana" style:font-name-complex="Verdana"/>
    </style:style>
    <style:style style:name="T179_39" style:family="text">
      <style:text-properties style:font-name="Verdana" style:font-name-asian="Verdana" style:font-name-complex="Verdana"/>
    </style:style>
    <style:style style:name="T179_40" style:family="text">
      <style:text-properties style:font-name="Verdana" style:font-name-asian="Verdana" style:font-name-complex="Verdana"/>
    </style:style>
    <style:style style:name="T179_41" style:family="text">
      <style:text-properties style:font-name="Verdana" style:font-name-asian="Verdana" style:font-name-complex="Verdana"/>
    </style:style>
    <style:style style:name="T179_42" style:family="text">
      <style:text-properties style:font-name="Verdana" style:font-name-asian="Verdana" style:font-name-complex="Verdana"/>
    </style:style>
    <style:style style:name="T179_43" style:family="text">
      <style:text-properties style:font-name="Verdana" style:font-name-asian="Verdana" style:font-name-complex="Verdana"/>
    </style:style>
    <style:style style:name="T179_44" style:family="text">
      <style:text-properties style:font-name="Verdana" style:font-name-asian="Verdana" style:font-name-complex="Verdana"/>
    </style:style>
    <style:style style:name="T179_45" style:family="text">
      <style:text-properties style:font-name="Verdana" style:font-name-asian="Verdana" style:font-name-complex="Verdana"/>
    </style:style>
    <style:style style:name="T179_46" style:family="text">
      <style:text-properties style:font-name="Verdana" style:font-name-asian="Verdana" style:font-name-complex="Verdana"/>
    </style:style>
    <style:style style:name="T179_47" style:family="text">
      <style:text-properties style:font-name="Verdana" style:font-name-asian="Verdana" style:font-name-complex="Verdana"/>
    </style:style>
    <style:style style:name="T179_48" style:family="text">
      <style:text-properties style:font-name="Verdana" style:font-name-asian="Verdana" style:font-name-complex="Verdana"/>
    </style:style>
    <style:style style:name="T179_49" style:family="text">
      <style:text-properties style:font-name="Verdana" style:font-name-asian="Verdana" style:font-name-complex="Verdana"/>
    </style:style>
    <style:style style:name="T179_50" style:family="text">
      <style:text-properties style:font-name="Verdana" style:font-name-asian="Verdana" style:font-name-complex="Verdana"/>
    </style:style>
    <style:style style:name="T179_51" style:family="text">
      <style:text-properties style:font-name="Verdana" style:font-name-asian="Verdana" style:font-name-complex="Verdana"/>
    </style:style>
    <style:style style:name="T179_52" style:family="text">
      <style:text-properties style:font-name="Verdana" style:font-name-asian="Verdana" style:font-name-complex="Verdana"/>
    </style:style>
    <style:style style:name="T179_53" style:family="text">
      <style:text-properties style:font-name="Verdana" style:font-name-asian="Verdana" style:font-name-complex="Verdana"/>
    </style:style>
    <style:style style:name="T179_54" style:family="text">
      <style:text-properties style:font-name="Verdana" style:font-name-asian="Verdana" style:font-name-complex="Verdana"/>
    </style:style>
    <style:style style:name="T179_55" style:family="text">
      <style:text-properties style:font-name="Verdana" style:font-name-asian="Verdana" style:font-name-complex="Verdana"/>
    </style:style>
    <style:style style:name="T179_56" style:family="text">
      <style:text-properties style:font-name="Verdana" style:font-name-asian="Verdana" style:font-name-complex="Verdana"/>
    </style:style>
    <style:style style:name="T179_57" style:family="text">
      <style:text-properties style:font-name="Verdana" style:font-name-asian="Verdana" style:font-name-complex="Verdana"/>
    </style:style>
    <style:style style:name="T179_58" style:family="text">
      <style:text-properties style:font-name="Verdana" style:font-name-asian="Verdana" style:font-name-complex="Verdana"/>
    </style:style>
    <style:style style:name="T179_59" style:family="text">
      <style:text-properties style:font-name="Verdana" style:font-name-asian="Verdana" style:font-name-complex="Verdana"/>
    </style:style>
    <style:style style:name="T179_60" style:family="text">
      <style:text-properties style:font-name="Verdana" style:font-name-asian="Verdana" style:font-name-complex="Verdana"/>
    </style:style>
    <style:style style:name="T179_61" style:family="text">
      <style:text-properties style:font-name="Verdana" style:font-name-asian="Verdana" style:font-name-complex="Verdana"/>
    </style:style>
    <style:style style:name="T179_62" style:family="text">
      <style:text-properties style:font-name="Verdana" style:font-name-asian="Verdana" style:font-name-complex="Verdana"/>
    </style:style>
    <style:style style:name="T179_63" style:family="text">
      <style:text-properties style:font-name="Verdana" style:font-name-asian="Verdana" style:font-name-complex="Verdana"/>
    </style:style>
    <style:style style:name="T179_64" style:family="text">
      <style:text-properties style:font-name="Verdana" style:font-name-asian="Verdana" style:font-name-complex="Verdana"/>
    </style:style>
    <style:style style:name="T179_65" style:family="text">
      <style:text-properties style:font-name="Verdana" style:font-name-asian="Verdana" style:font-name-complex="Verdana"/>
    </style:style>
    <style:style style:name="T179_66" style:family="text">
      <style:text-properties style:font-name="Verdana" style:font-name-asian="Verdana" style:font-name-complex="Verdana"/>
    </style:style>
    <style:style style:name="T179_67" style:family="text">
      <style:text-properties style:font-name="Verdana" style:font-name-asian="Verdana" style:font-name-complex="Verdana"/>
    </style:style>
    <style:style style:name="T179_68" style:family="text">
      <style:text-properties style:font-name="Verdana" style:font-name-asian="Verdana" style:font-name-complex="Verdana"/>
    </style:style>
    <style:style style:name="T179_69" style:family="text">
      <style:text-properties style:font-name="Verdana" style:font-name-asian="Verdana" style:font-name-complex="Verdana"/>
    </style:style>
    <style:style style:name="T179_70" style:family="text">
      <style:text-properties style:font-name="Verdana" style:font-name-asian="Verdana" style:font-name-complex="Verdana"/>
    </style:style>
    <style:style style:name="T179_71" style:family="text">
      <style:text-properties style:font-name="Verdana" style:font-name-asian="Verdana" style:font-name-complex="Verdana"/>
    </style:style>
    <style:style style:name="T179_72" style:family="text">
      <style:text-properties style:font-name="Verdana" style:font-name-asian="Verdana" style:font-name-complex="Verdana"/>
    </style:style>
    <style:style style:name="T179_73" style:family="text">
      <style:text-properties style:font-name="Verdana" style:font-name-asian="Verdana" style:font-name-complex="Verdana"/>
    </style:style>
    <style:style style:name="T179_74" style:family="text">
      <style:text-properties style:font-name="Verdana" style:font-name-asian="Verdana" style:font-name-complex="Verdana"/>
    </style:style>
    <style:style style:name="T179_75" style:family="text">
      <style:text-properties style:font-name="Verdana" style:font-name-asian="Verdana" style:font-name-complex="Verdana"/>
    </style:style>
    <style:style style:name="T179_76" style:family="text">
      <style:text-properties style:font-name="Verdana" style:font-name-asian="Verdana" style:font-name-complex="Verdana"/>
    </style:style>
    <style:style style:name="T179_77" style:family="text">
      <style:text-properties style:font-name="Verdana" style:font-name-asian="Verdana" style:font-name-complex="Verdana"/>
    </style:style>
    <style:style style:name="T179_78" style:family="text">
      <style:text-properties style:font-name="Verdana" style:font-name-asian="Verdana" style:font-name-complex="Verdana"/>
    </style:style>
    <style:style style:name="T179_79" style:family="text">
      <style:text-properties style:font-name="Verdana" style:font-name-asian="Verdana" style:font-name-complex="Verdana"/>
    </style:style>
    <style:style style:name="T179_80" style:family="text">
      <style:text-properties style:font-name="Verdana" style:font-name-asian="Verdana" style:font-name-complex="Verdana"/>
    </style:style>
    <style:style style:name="T179_81" style:family="text">
      <style:text-properties style:font-name="Verdana" style:font-name-asian="Verdana" style:font-name-complex="Verdana"/>
    </style:style>
    <style:style style:name="T179_82" style:family="text">
      <style:text-properties style:font-name="Verdana" style:font-name-asian="Verdana" style:font-name-complex="Verdana"/>
    </style:style>
    <style:style style:name="T179_83" style:family="text">
      <style:text-properties style:font-name="Verdana" style:font-name-asian="Verdana" style:font-name-complex="Verdana"/>
    </style:style>
    <style:style style:name="T179_84" style:family="text">
      <style:text-properties style:font-name="Verdana" style:font-name-asian="Verdana" style:font-name-complex="Verdana"/>
    </style:style>
    <style:style style:name="T179_85" style:family="text">
      <style:text-properties style:font-name="Verdana" style:font-name-asian="Verdana" style:font-name-complex="Verdana"/>
    </style:style>
    <style:style style:name="T179_86" style:family="text">
      <style:text-properties style:font-name="Verdana" style:font-name-asian="Verdana" style:font-name-complex="Verdana"/>
    </style:style>
    <style:style style:name="T179_87" style:family="text">
      <style:text-properties style:font-name="Verdana" style:font-name-asian="Verdana" style:font-name-complex="Verdana"/>
    </style:style>
    <style:style style:name="T179_88" style:family="text">
      <style:text-properties style:font-name="Verdana" style:font-name-asian="Verdana" style:font-name-complex="Verdana"/>
    </style:style>
    <style:style style:name="T179_89" style:family="text">
      <style:text-properties style:font-name="Verdana" style:font-name-asian="Verdana" style:font-name-complex="Verdana"/>
    </style:style>
    <style:style style:name="T179_90" style:family="text">
      <style:text-properties style:font-name="Verdana" style:font-name-asian="Verdana" style:font-name-complex="Verdana"/>
    </style:style>
    <style:style style:name="T179_91" style:family="text">
      <style:text-properties style:font-name="Verdana" style:font-name-asian="Verdana" style:font-name-complex="Verdana"/>
    </style:style>
    <style:style style:name="T179_92" style:family="text">
      <style:text-properties style:font-name="Verdana" style:font-name-asian="Verdana" style:font-name-complex="Verdana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font-name="Verdana" style:font-name-asian="Verdana" style:font-name-complex="Verdana"/>
    </style:style>
    <style:style style:name="T180_2" style:family="text">
      <style:text-properties style:font-name="Verdana" style:font-name-asian="Verdana" style:font-name-complex="Verdana"/>
    </style:style>
    <style:style style:name="T180_3" style:family="text">
      <style:text-properties style:font-name="Verdana" style:font-name-asian="Verdana" style:font-name-complex="Verdana"/>
    </style:style>
    <style:style style:name="T180_4" style:family="text">
      <style:text-properties style:font-name="Verdana" style:font-name-asian="Verdana" style:font-name-complex="Verdana"/>
    </style:style>
    <style:style style:name="T180_5" style:family="text">
      <style:text-properties style:font-name="Verdana" style:font-name-asian="Verdana" style:font-name-complex="Verdana"/>
    </style:style>
    <style:style style:name="T180_6" style:family="text">
      <style:text-properties style:font-name="Verdana" style:font-name-asian="Verdana" style:font-name-complex="Verdana"/>
    </style:style>
    <style:style style:name="T180_7" style:family="text">
      <style:text-properties style:font-name="Verdana" style:font-name-asian="Verdana" style:font-name-complex="Verdana"/>
    </style:style>
    <style:style style:name="T180_8" style:family="text">
      <style:text-properties style:font-name="Verdana" style:font-name-asian="Verdana" style:font-name-complex="Verdana"/>
    </style:style>
    <style:style style:name="T180_9" style:family="text">
      <style:text-properties style:font-name="Verdana" style:font-name-asian="Verdana" style:font-name-complex="Verdana"/>
    </style:style>
    <style:style style:name="T180_10" style:family="text">
      <style:text-properties style:font-name="Verdana" style:font-name-asian="Verdana" style:font-name-complex="Verdana"/>
    </style:style>
    <style:style style:name="T180_11" style:family="text">
      <style:text-properties style:font-name="Verdana" style:font-name-asian="Verdana" style:font-name-complex="Verdana"/>
    </style:style>
    <style:style style:name="T180_12" style:family="text">
      <style:text-properties style:font-name="Verdana" style:font-name-asian="Verdana" style:font-name-complex="Verdana"/>
    </style:style>
    <style:style style:name="T180_13" style:family="text">
      <style:text-properties style:font-name="Verdana" style:font-name-asian="Verdana" style:font-name-complex="Verdana"/>
    </style:style>
    <style:style style:name="T180_14" style:family="text">
      <style:text-properties style:font-name="Verdana" style:font-name-asian="Verdana" style:font-name-complex="Verdana"/>
    </style:style>
    <style:style style:name="T180_15" style:family="text">
      <style:text-properties style:font-name="Verdana" style:font-name-asian="Verdana" style:font-name-complex="Verdana"/>
    </style:style>
    <style:style style:name="T180_16" style:family="text">
      <style:text-properties style:font-name="Verdana" style:font-name-asian="Verdana" style:font-name-complex="Verdana"/>
    </style:style>
    <style:style style:name="T180_17" style:family="text">
      <style:text-properties style:font-name="Verdana" style:font-name-asian="Verdana" style:font-name-complex="Verdana"/>
    </style:style>
    <style:style style:name="T180_18" style:family="text">
      <style:text-properties style:font-name="Verdana" style:font-name-asian="Verdana" style:font-name-complex="Verdana"/>
    </style:style>
    <style:style style:name="T180_19" style:family="text">
      <style:text-properties style:font-name="Verdana" style:font-name-asian="Verdana" style:font-name-complex="Verdana"/>
    </style:style>
    <style:style style:name="T180_20" style:family="text">
      <style:text-properties style:font-name="Verdana" style:font-name-asian="Verdana" style:font-name-complex="Verdana"/>
    </style:style>
    <style:style style:name="T180_21" style:family="text">
      <style:text-properties style:font-name="Verdana" style:font-name-asian="Verdana" style:font-name-complex="Verdana"/>
    </style:style>
    <style:style style:name="T180_22" style:family="text">
      <style:text-properties style:font-name="Verdana" style:font-name-asian="Verdana" style:font-name-complex="Verdana"/>
    </style:style>
    <style:style style:name="T180_23" style:family="text">
      <style:text-properties style:font-name="Verdana" style:font-name-asian="Verdana" style:font-name-complex="Verdana"/>
    </style:style>
    <style:style style:name="T180_24" style:family="text">
      <style:text-properties style:font-name="Verdana" style:font-name-asian="Verdana" style:font-name-complex="Verdana"/>
    </style:style>
    <style:style style:name="T180_25" style:family="text">
      <style:text-properties style:font-name="Verdana" style:font-name-asian="Verdana" style:font-name-complex="Verdana"/>
    </style:style>
    <style:style style:name="T180_26" style:family="text">
      <style:text-properties style:font-name="Verdana" style:font-name-asian="Verdana" style:font-name-complex="Verdana"/>
    </style:style>
    <style:style style:name="T180_27" style:family="text">
      <style:text-properties style:font-name="Verdana" style:font-name-asian="Verdana" style:font-name-complex="Verdana"/>
    </style:style>
    <style:style style:name="T180_28" style:family="text">
      <style:text-properties style:font-name="Verdana" style:font-name-asian="Verdana" style:font-name-complex="Verdana"/>
    </style:style>
    <style:style style:name="T180_29" style:family="text">
      <style:text-properties style:font-name="Verdana" style:font-name-asian="Verdana" style:font-name-complex="Verdana"/>
    </style:style>
    <style:style style:name="T180_30" style:family="text">
      <style:text-properties style:font-name="Verdana" style:font-name-asian="Verdana" style:font-name-complex="Verdana"/>
    </style:style>
    <style:style style:name="T180_31" style:family="text">
      <style:text-properties style:font-name="Verdana" style:font-name-asian="Verdana" style:font-name-complex="Verdana"/>
    </style:style>
    <style:style style:name="T180_32" style:family="text">
      <style:text-properties style:font-name="Verdana" style:font-name-asian="Verdana" style:font-name-complex="Verdana"/>
    </style:style>
    <style:style style:name="T180_33" style:family="text">
      <style:text-properties style:font-name="Verdana" style:font-name-asian="Verdana" style:font-name-complex="Verdana"/>
    </style:style>
    <style:style style:name="T180_34" style:family="text">
      <style:text-properties style:font-name="Verdana" style:font-name-asian="Verdana" style:font-name-complex="Verdana"/>
    </style:style>
    <style:style style:name="T180_35" style:family="text">
      <style:text-properties style:font-name="Verdana" style:font-name-asian="Verdana" style:font-name-complex="Verdana"/>
    </style:style>
    <style:style style:name="T180_36" style:family="text">
      <style:text-properties style:font-name="Verdana" style:font-name-asian="Verdana" style:font-name-complex="Verdana"/>
    </style:style>
    <style:style style:name="T180_37" style:family="text">
      <style:text-properties style:font-name="Verdana" style:font-name-asian="Verdana" style:font-name-complex="Verdana"/>
    </style:style>
    <style:style style:name="T180_38" style:family="text">
      <style:text-properties style:font-name="Verdana" style:font-name-asian="Verdana" style:font-name-complex="Verdana"/>
    </style:style>
    <style:style style:name="T180_39" style:family="text">
      <style:text-properties style:font-name="Verdana" style:font-name-asian="Verdana" style:font-name-complex="Verdana"/>
    </style:style>
    <style:style style:name="T180_40" style:family="text">
      <style:text-properties style:font-name="Verdana" style:font-name-asian="Verdana" style:font-name-complex="Verdana"/>
    </style:style>
    <style:style style:name="T180_41" style:family="text">
      <style:text-properties style:font-name="Verdana" style:font-name-asian="Verdana" style:font-name-complex="Verdana"/>
    </style:style>
    <style:style style:name="T180_42" style:family="text">
      <style:text-properties style:font-name="Verdana" style:font-name-asian="Verdana" style:font-name-complex="Verdana"/>
    </style:style>
    <style:style style:name="T180_43" style:family="text">
      <style:text-properties style:font-name="Verdana" style:font-name-asian="Verdana" style:font-name-complex="Verdana"/>
    </style:style>
    <style:style style:name="T180_44" style:family="text">
      <style:text-properties style:font-name="Verdana" style:font-name-asian="Verdana" style:font-name-complex="Verdana"/>
    </style:style>
    <style:style style:name="T180_45" style:family="text">
      <style:text-properties style:font-name="Verdana" style:font-name-asian="Verdana" style:font-name-complex="Verdana"/>
    </style:style>
    <style:style style:name="T180_46" style:family="text">
      <style:text-properties style:font-name="Verdana" style:font-name-asian="Verdana" style:font-name-complex="Verdana"/>
    </style:style>
    <style:style style:name="T180_47" style:family="text">
      <style:text-properties style:font-name="Verdana" style:font-name-asian="Verdana" style:font-name-complex="Verdana"/>
    </style:style>
    <style:style style:name="T180_48" style:family="text">
      <style:text-properties style:font-name="Verdana" style:font-name-asian="Verdana" style:font-name-complex="Verdana"/>
    </style:style>
    <style:style style:name="T180_49" style:family="text">
      <style:text-properties style:font-name="Verdana" style:font-name-asian="Verdana" style:font-name-complex="Verdana"/>
    </style:style>
    <style:style style:name="T180_50" style:family="text">
      <style:text-properties style:font-name="Verdana" style:font-name-asian="Verdana" style:font-name-complex="Verdana"/>
    </style:style>
    <style:style style:name="T180_51" style:family="text">
      <style:text-properties style:font-name="Verdana" style:font-name-asian="Verdana" style:font-name-complex="Verdana"/>
    </style:style>
    <style:style style:name="T180_52" style:family="text">
      <style:text-properties style:font-name="Verdana" style:font-name-asian="Verdana" style:font-name-complex="Verdana"/>
    </style:style>
    <style:style style:name="T180_53" style:family="text">
      <style:text-properties style:font-name="Verdana" style:font-name-asian="Verdana" style:font-name-complex="Verdana"/>
    </style:style>
    <style:style style:name="T180_54" style:family="text">
      <style:text-properties style:font-name="Verdana" style:font-name-asian="Verdana" style:font-name-complex="Verdana"/>
    </style:style>
    <style:style style:name="T180_55" style:family="text">
      <style:text-properties style:font-name="Verdana" style:font-name-asian="Verdana" style:font-name-complex="Verdana"/>
    </style:style>
    <style:style style:name="T180_56" style:family="text">
      <style:text-properties style:font-name="Verdana" style:font-name-asian="Verdana" style:font-name-complex="Verdana"/>
    </style:style>
    <style:style style:name="T180_57" style:family="text">
      <style:text-properties style:font-name="Verdana" style:font-name-asian="Verdana" style:font-name-complex="Verdana"/>
    </style:style>
    <style:style style:name="T180_58" style:family="text">
      <style:text-properties style:font-name="Verdana" style:font-name-asian="Verdana" style:font-name-complex="Verdana"/>
    </style:style>
    <style:style style:name="T180_59" style:family="text">
      <style:text-properties style:font-name="Verdana" style:font-name-asian="Verdana" style:font-name-complex="Verdana"/>
    </style:style>
    <style:style style:name="T180_60" style:family="text">
      <style:text-properties style:font-name="Verdana" style:font-name-asian="Verdana" style:font-name-complex="Verdana"/>
    </style:style>
    <style:style style:name="T180_61" style:family="text">
      <style:text-properties style:font-name="Verdana" style:font-name-asian="Verdana" style:font-name-complex="Verdana"/>
    </style:style>
    <style:style style:name="T180_62" style:family="text">
      <style:text-properties style:font-name="Verdana" style:font-name-asian="Verdana" style:font-name-complex="Verdana"/>
    </style:style>
    <style:style style:name="T180_63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2" style:family="text"/>
    <style:style style:name="T182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2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Verdana" style:font-name-asian="Verdana" style:font-name-complex="Verdana"/>
    </style:style>
    <style:style style:name="T183_2" style:family="text">
      <style:text-properties style:font-name="Verdana" style:font-name-asian="Verdana" style:font-name-complex="Verdana"/>
    </style:style>
    <style:style style:name="T183_3" style:family="text">
      <style:text-properties style:font-name="Verdana" style:font-name-asian="Verdana" style:font-name-complex="Verdana"/>
    </style:style>
    <style:style style:name="T183_4" style:family="text">
      <style:text-properties style:font-name="Verdana" style:font-name-asian="Verdana" style:font-name-complex="Verdana"/>
    </style:style>
    <style:style style:name="T183_5" style:family="text">
      <style:text-properties style:font-name="Verdana" style:font-name-asian="Verdana" style:font-name-complex="Verdana"/>
    </style:style>
    <style:style style:name="T183_6" style:family="text">
      <style:text-properties style:font-name="Verdana" style:font-name-asian="Verdana" style:font-name-complex="Verdana"/>
    </style:style>
    <style:style style:name="T183_7" style:family="text">
      <style:text-properties style:font-name="Verdana" style:font-name-asian="Verdana" style:font-name-complex="Verdana"/>
    </style:style>
    <style:style style:name="T183_8" style:family="text">
      <style:text-properties style:font-name="Verdana" style:font-name-asian="Verdana" style:font-name-complex="Verdana"/>
    </style:style>
    <style:style style:name="T183_9" style:family="text">
      <style:text-properties style:font-name="Verdana" style:font-name-asian="Verdana" style:font-name-complex="Verdana"/>
    </style:style>
    <style:style style:name="T183_10" style:family="text">
      <style:text-properties style:font-name="Verdana" style:font-name-asian="Verdana" style:font-name-complex="Verdana"/>
    </style:style>
    <style:style style:name="T183_11" style:family="text">
      <style:text-properties style:font-name="Verdana" style:font-name-asian="Verdana" style:font-name-complex="Verdana"/>
    </style:style>
    <style:style style:name="T183_12" style:family="text">
      <style:text-properties style:font-name="Verdana" style:font-name-asian="Verdana" style:font-name-complex="Verdana"/>
    </style:style>
    <style:style style:name="T183_13" style:family="text">
      <style:text-properties style:font-name="Verdana" style:font-name-asian="Verdana" style:font-name-complex="Verdana"/>
    </style:style>
    <style:style style:name="T183_14" style:family="text">
      <style:text-properties style:font-name="Verdana" style:font-name-asian="Verdana" style:font-name-complex="Verdana"/>
    </style:style>
    <style:style style:name="T183_15" style:family="text">
      <style:text-properties style:font-name="Verdana" style:font-name-asian="Verdana" style:font-name-complex="Verdana"/>
    </style:style>
    <style:style style:name="T183_16" style:family="text">
      <style:text-properties style:font-name="Verdana" style:font-name-asian="Verdana" style:font-name-complex="Verdana"/>
    </style:style>
    <style:style style:name="T183_17" style:family="text">
      <style:text-properties style:font-name="Verdana" style:font-name-asian="Verdana" style:font-name-complex="Verdana"/>
    </style:style>
    <style:style style:name="T183_18" style:family="text">
      <style:text-properties style:font-name="Verdana" style:font-name-asian="Verdana" style:font-name-complex="Verdana"/>
    </style:style>
    <style:style style:name="T183_19" style:family="text">
      <style:text-properties style:font-name="Verdana" style:font-name-asian="Verdana" style:font-name-complex="Verdana"/>
    </style:style>
    <style:style style:name="T183_20" style:family="text">
      <style:text-properties style:font-name="Verdana" style:font-name-asian="Verdana" style:font-name-complex="Verdana"/>
    </style:style>
    <style:style style:name="T183_21" style:family="text">
      <style:text-properties style:font-name="Verdana" style:font-name-asian="Verdana" style:font-name-complex="Verdana"/>
    </style:style>
    <style:style style:name="T183_22" style:family="text">
      <style:text-properties style:font-name="Verdana" style:font-name-asian="Verdana" style:font-name-complex="Verdana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style:font-name="Verdana" style:font-name-asian="Verdana" style:font-name-complex="Verdana"/>
    </style:style>
    <style:style style:name="T184_2" style:family="text">
      <style:text-properties style:font-name="Verdana" style:font-name-asian="Verdana" style:font-name-complex="Verdana"/>
    </style:style>
    <style:style style:name="T184_3" style:family="text">
      <style:text-properties style:font-name="Verdana" style:font-name-asian="Verdana" style:font-name-complex="Verdana"/>
    </style:style>
    <style:style style:name="T184_4" style:family="text">
      <style:text-properties style:font-name="Verdana" style:font-name-asian="Verdana" style:font-name-complex="Verdana"/>
    </style:style>
    <style:style style:name="T184_5" style:family="text">
      <style:text-properties style:font-name="Verdana" style:font-name-asian="Verdana" style:font-name-complex="Verdana"/>
    </style:style>
    <style:style style:name="T184_6" style:family="text">
      <style:text-properties style:font-name="Verdana" style:font-name-asian="Verdana" style:font-name-complex="Verdana"/>
    </style:style>
    <style:style style:name="T184_7" style:family="text">
      <style:text-properties style:font-name="Verdana" style:font-name-asian="Verdana" style:font-name-complex="Verdana"/>
    </style:style>
    <style:style style:name="T184_8" style:family="text">
      <style:text-properties style:font-name="Verdana" style:font-name-asian="Verdana" style:font-name-complex="Verdana"/>
    </style:style>
    <style:style style:name="T184_9" style:family="text">
      <style:text-properties style:font-name="Verdana" style:font-name-asian="Verdana" style:font-name-complex="Verdana"/>
    </style:style>
    <style:style style:name="T184_10" style:family="text">
      <style:text-properties style:font-name="Verdana" style:font-name-asian="Verdana" style:font-name-complex="Verdana"/>
    </style:style>
    <style:style style:name="T184_11" style:family="text">
      <style:text-properties style:font-name="Verdana" style:font-name-asian="Verdana" style:font-name-complex="Verdana"/>
    </style:style>
    <style:style style:name="T184_12" style:family="text">
      <style:text-properties style:font-name="Verdana" style:font-name-asian="Verdana" style:font-name-complex="Verdana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font-name="Verdana" style:font-name-asian="Verdana" style:font-name-complex="Verdana"/>
    </style:style>
    <style:style style:name="T185_2" style:family="text">
      <style:text-properties style:font-name="Verdana" style:font-name-asian="Verdana" style:font-name-complex="Verdana"/>
    </style:style>
    <style:style style:name="T185_3" style:family="text">
      <style:text-properties style:font-name="Verdana" style:font-name-asian="Verdana" style:font-name-complex="Verdana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7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style:font-name="Verdana" style:font-name-asian="Verdana" style:font-name-complex="Verdana"/>
    </style:style>
    <style:style style:name="T188_2" style:family="text">
      <style:text-properties style:font-name="Verdana" style:font-name-asian="Verdana" style:font-name-complex="Verdana"/>
    </style:style>
    <style:style style:name="T188_3" style:family="text">
      <style:text-properties style:font-name="Verdana" style:font-name-asian="Verdana" style:font-name-complex="Verdana"/>
    </style:style>
    <style:style style:name="T188_4" style:family="text">
      <style:text-properties style:font-name="Verdana" style:font-name-asian="Verdana" style:font-name-complex="Verdana"/>
    </style:style>
    <style:style style:name="T188_5" style:family="text">
      <style:text-properties style:font-name="Verdana" style:font-name-asian="Verdana" style:font-name-complex="Verdana"/>
    </style:style>
    <style:style style:name="T188_6" style:family="text">
      <style:text-properties style:font-name="Verdana" style:font-name-asian="Verdana" style:font-name-complex="Verdana"/>
    </style:style>
    <style:style style:name="T188_7" style:family="text">
      <style:text-properties style:font-name="Verdana" style:font-name-asian="Verdana" style:font-name-complex="Verdana"/>
    </style:style>
    <style:style style:name="T188_8" style:family="text">
      <style:text-properties style:font-name="Verdana" style:font-name-asian="Verdana" style:font-name-complex="Verdana"/>
    </style:style>
    <style:style style:name="T188_9" style:family="text">
      <style:text-properties style:font-name="Verdana" style:font-name-asian="Verdana" style:font-name-complex="Verdana"/>
    </style:style>
    <style:style style:name="T188_10" style:family="text">
      <style:text-properties style:font-name="Verdana" style:font-name-asian="Verdana" style:font-name-complex="Verdana"/>
    </style:style>
    <style:style style:name="T188_11" style:family="text">
      <style:text-properties style:font-name="Verdana" style:font-name-asian="Verdana" style:font-name-complex="Verdana"/>
    </style:style>
    <style:style style:name="T188_12" style:family="text">
      <style:text-properties style:font-name="Verdana" style:font-name-asian="Verdana" style:font-name-complex="Verdana"/>
    </style:style>
    <style:style style:name="T188_13" style:family="text">
      <style:text-properties style:font-name="Verdana" style:font-name-asian="Verdana" style:font-name-complex="Verdana"/>
    </style:style>
    <style:style style:name="T188_14" style:family="text">
      <style:text-properties style:font-name="Verdana" style:font-name-asian="Verdana" style:font-name-complex="Verdana"/>
    </style:style>
    <style:style style:name="T188_15" style:family="text">
      <style:text-properties style:font-name="Verdana" style:font-name-asian="Verdana" style:font-name-complex="Verdana"/>
    </style:style>
    <style:style style:name="T188_16" style:family="text">
      <style:text-properties style:font-name="Verdana" style:font-name-asian="Verdana" style:font-name-complex="Verdana"/>
    </style:style>
    <style:style style:name="T188_17" style:family="text">
      <style:text-properties style:font-name="Verdana" style:font-name-asian="Verdana" style:font-name-complex="Verdana"/>
    </style:style>
    <style:style style:name="T188_18" style:family="text">
      <style:text-properties style:font-name="Verdana" style:font-name-asian="Verdana" style:font-name-complex="Verdana"/>
    </style:style>
    <style:style style:name="T188_19" style:family="text">
      <style:text-properties style:font-name="Verdana" style:font-name-asian="Verdana" style:font-name-complex="Verdana"/>
    </style:style>
    <style:style style:name="T188_20" style:family="text">
      <style:text-properties style:font-name="Verdana" style:font-name-asian="Verdana" style:font-name-complex="Verdana"/>
    </style:style>
    <style:style style:name="T188_21" style:family="text">
      <style:text-properties style:font-name="Verdana" style:font-name-asian="Verdana" style:font-name-complex="Verdana"/>
    </style:style>
    <style:style style:name="T188_22" style:family="text">
      <style:text-properties style:font-name="Verdana" style:font-name-asian="Verdana" style:font-name-complex="Verdana"/>
    </style:style>
    <style:style style:name="T188_23" style:family="text">
      <style:text-properties style:font-name="Verdana" style:font-name-asian="Verdana" style:font-name-complex="Verdana"/>
    </style:style>
    <style:style style:name="T188_24" style:family="text">
      <style:text-properties style:font-name="Verdana" style:font-name-asian="Verdana" style:font-name-complex="Verdana"/>
    </style:style>
    <style:style style:name="T188_25" style:family="text">
      <style:text-properties style:font-name="Verdana" style:font-name-asian="Verdana" style:font-name-complex="Verdana"/>
    </style:style>
    <style:style style:name="T188_26" style:family="text">
      <style:text-properties style:font-name="Verdana" style:font-name-asian="Verdana" style:font-name-complex="Verdana"/>
    </style:style>
    <style:style style:name="T188_27" style:family="text">
      <style:text-properties style:font-name="Verdana" style:font-name-asian="Verdana" style:font-name-complex="Verdana"/>
    </style:style>
    <style:style style:name="T188_28" style:family="text">
      <style:text-properties style:font-name="Verdana" style:font-name-asian="Verdana" style:font-name-complex="Verdana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style:font-name="Verdana" style:font-name-asian="Verdana" style:font-name-complex="Verdana"/>
    </style:style>
    <style:style style:name="T189_2" style:family="text">
      <style:text-properties style:font-name="Verdana" style:font-name-asian="Verdana" style:font-name-complex="Verdana"/>
    </style:style>
    <style:style style:name="T189_3" style:family="text">
      <style:text-properties style:font-name="Verdana" style:font-name-asian="Verdana" style:font-name-complex="Verdana"/>
    </style:style>
    <style:style style:name="T189_4" style:family="text">
      <style:text-properties style:font-name="Verdana" style:font-name-asian="Verdana" style:font-name-complex="Verdana"/>
    </style:style>
    <style:style style:name="T189_5" style:family="text">
      <style:text-properties style:font-name="Verdana" style:font-name-asian="Verdana" style:font-name-complex="Verdana"/>
    </style:style>
    <style:style style:name="T189_6" style:family="text">
      <style:text-properties style:font-name="Verdana" style:font-name-asian="Verdana" style:font-name-complex="Verdana"/>
    </style:style>
    <style:style style:name="T189_7" style:family="text">
      <style:text-properties style:font-name="Verdana" style:font-name-asian="Verdana" style:font-name-complex="Verdana"/>
    </style:style>
    <style:style style:name="T189_8" style:family="text">
      <style:text-properties style:font-name="Verdana" style:font-name-asian="Verdana" style:font-name-complex="Verdana"/>
    </style:style>
    <style:style style:name="T189_9" style:family="text">
      <style:text-properties style:font-name="Verdana" style:font-name-asian="Verdana" style:font-name-complex="Verdana"/>
    </style:style>
    <style:style style:name="T189_10" style:family="text">
      <style:text-properties style:font-name="Verdana" style:font-name-asian="Verdana" style:font-name-complex="Verdana"/>
    </style:style>
    <style:style style:name="T189_11" style:family="text">
      <style:text-properties style:font-name="Verdana" style:font-name-asian="Verdana" style:font-name-complex="Verdana"/>
    </style:style>
    <style:style style:name="T189_12" style:family="text">
      <style:text-properties style:font-name="Verdana" style:font-name-asian="Verdana" style:font-name-complex="Verdana"/>
    </style:style>
    <style:style style:name="T189_13" style:family="text">
      <style:text-properties style:font-name="Verdana" style:font-name-asian="Verdana" style:font-name-complex="Verdana"/>
    </style:style>
    <style:style style:name="T189_14" style:family="text">
      <style:text-properties style:font-name="Verdana" style:font-name-asian="Verdana" style:font-name-complex="Verdana"/>
    </style:style>
    <style:style style:name="T189_15" style:family="text">
      <style:text-properties style:font-name="Verdana" style:font-name-asian="Verdana" style:font-name-complex="Verdana"/>
    </style:style>
    <style:style style:name="T189_16" style:family="text">
      <style:text-properties style:font-name="Verdana" style:font-name-asian="Verdana" style:font-name-complex="Verdana"/>
    </style:style>
    <style:style style:name="T189_17" style:family="text">
      <style:text-properties style:font-name="Verdana" style:font-name-asian="Verdana" style:font-name-complex="Verdana"/>
    </style:style>
    <style:style style:name="T189_18" style:family="text">
      <style:text-properties style:font-name="Verdana" style:font-name-asian="Verdana" style:font-name-complex="Verdana"/>
    </style:style>
    <style:style style:name="T189_19" style:family="text">
      <style:text-properties style:font-name="Verdana" style:font-name-asian="Verdana" style:font-name-complex="Verdana"/>
    </style:style>
    <style:style style:name="T189_20" style:family="text">
      <style:text-properties style:font-name="Verdana" style:font-name-asian="Verdana" style:font-name-complex="Verdana"/>
    </style:style>
    <style:style style:name="T189_21" style:family="text">
      <style:text-properties style:font-name="Verdana" style:font-name-asian="Verdana" style:font-name-complex="Verdana"/>
    </style:style>
    <style:style style:name="T189_22" style:family="text">
      <style:text-properties style:font-name="Verdana" style:font-name-asian="Verdana" style:font-name-complex="Verdana"/>
    </style:style>
    <style:style style:name="T189_23" style:family="text">
      <style:text-properties style:font-name="Verdana" style:font-name-asian="Verdana" style:font-name-complex="Verdana"/>
    </style:style>
    <style:style style:name="T189_24" style:family="text">
      <style:text-properties style:font-name="Verdana" style:font-name-asian="Verdana" style:font-name-complex="Verdana"/>
    </style:style>
    <style:style style:name="T189_25" style:family="text">
      <style:text-properties style:font-name="Verdana" style:font-name-asian="Verdana" style:font-name-complex="Verdana"/>
    </style:style>
    <style:style style:name="T189_26" style:family="text">
      <style:text-properties style:font-name="Verdana" style:font-name-asian="Verdana" style:font-name-complex="Verdana"/>
    </style:style>
    <style:style style:name="T189_27" style:family="text">
      <style:text-properties style:font-name="Verdana" style:font-name-asian="Verdana" style:font-name-complex="Verdana"/>
    </style:style>
    <style:style style:name="T189_28" style:family="text">
      <style:text-properties style:font-name="Verdana" style:font-name-asian="Verdana" style:font-name-complex="Verdana"/>
    </style:style>
    <style:style style:name="T189_29" style:family="text">
      <style:text-properties style:font-name="Verdana" style:font-name-asian="Verdana" style:font-name-complex="Verdana"/>
    </style:style>
    <style:style style:name="T189_30" style:family="text">
      <style:text-properties style:font-name="Verdana" style:font-name-asian="Verdana" style:font-name-complex="Verdana"/>
    </style:style>
    <style:style style:name="T189_31" style:family="text">
      <style:text-properties style:font-name="Verdana" style:font-name-asian="Verdana" style:font-name-complex="Verdana"/>
    </style:style>
    <style:style style:name="T189_32" style:family="text">
      <style:text-properties style:font-name="Verdana" style:font-name-asian="Verdana" style:font-name-complex="Verdana"/>
    </style:style>
    <style:style style:name="T189_33" style:family="text">
      <style:text-properties style:font-name="Verdana" style:font-name-asian="Verdana" style:font-name-complex="Verdana"/>
    </style:style>
    <style:style style:name="T189_34" style:family="text">
      <style:text-properties style:font-name="Verdana" style:font-name-asian="Verdana" style:font-name-complex="Verdana"/>
    </style:style>
    <style:style style:name="T189_35" style:family="text">
      <style:text-properties style:font-name="Verdana" style:font-name-asian="Verdana" style:font-name-complex="Verdana"/>
    </style:style>
    <style:style style:name="T189_36" style:family="text">
      <style:text-properties style:font-name="Verdana" style:font-name-asian="Verdana" style:font-name-complex="Verdana"/>
    </style:style>
    <style:style style:name="P190" style:family="paragraph" style:parent-style-name="Standard">
      <style:paragraph-properties fo:break-before="auto" fo:line-height="115%" fo:margin-top="0cm" fo:margin-bottom="0cm" style:writing-mode="lr-tb"/>
    </style:style>
    <style:style style:name="T190_1" style:family="text">
      <style:text-properties style:font-name="Verdana" style:font-name-asian="Verdana" style:font-name-complex="Verdana"/>
    </style:style>
    <style:style style:name="T190_2" style:family="text">
      <style:text-properties style:font-name="Verdana" style:font-name-asian="Verdana" style:font-name-complex="Verdana"/>
    </style:style>
    <style:style style:name="T190_3" style:family="text">
      <style:text-properties style:font-name="Verdana" style:font-name-asian="Verdana" style:font-name-complex="Verdana"/>
    </style:style>
    <style:style style:name="T190_4" style:family="text">
      <style:text-properties style:font-name="Verdana" style:font-name-asian="Verdana" style:font-name-complex="Verdana"/>
    </style:style>
    <style:style style:name="T190_5" style:family="text">
      <style:text-properties style:font-name="Verdana" style:font-name-asian="Verdana" style:font-name-complex="Verdana"/>
    </style:style>
    <style:style style:name="T190_6" style:family="text">
      <style:text-properties style:font-name="Verdana" style:font-name-asian="Verdana" style:font-name-complex="Verdana"/>
    </style:style>
    <style:style style:name="T190_7" style:family="text">
      <style:text-properties style:font-name="Verdana" style:font-name-asian="Verdana" style:font-name-complex="Verdana"/>
    </style:style>
    <style:style style:name="T190_8" style:family="text">
      <style:text-properties style:font-name="Verdana" style:font-name-asian="Verdana" style:font-name-complex="Verdana"/>
    </style:style>
    <style:style style:name="T190_9" style:family="text">
      <style:text-properties style:font-name="Verdana" style:font-name-asian="Verdana" style:font-name-complex="Verdana"/>
    </style:style>
    <style:style style:name="T190_10" style:family="text">
      <style:text-properties style:font-name="Verdana" style:font-name-asian="Verdana" style:font-name-complex="Verdana"/>
    </style:style>
    <style:style style:name="T190_11" style:family="text">
      <style:text-properties style:font-name="Verdana" style:font-name-asian="Verdana" style:font-name-complex="Verdana"/>
    </style:style>
    <style:style style:name="T190_12" style:family="text">
      <style:text-properties style:font-name="Verdana" style:font-name-asian="Verdana" style:font-name-complex="Verdana"/>
    </style:style>
    <style:style style:name="T190_13" style:family="text">
      <style:text-properties style:font-name="Verdana" style:font-name-asian="Verdana" style:font-name-complex="Verdana"/>
    </style:style>
    <style:style style:name="T190_14" style:family="text">
      <style:text-properties style:font-name="Verdana" style:font-name-asian="Verdana" style:font-name-complex="Verdana"/>
    </style:style>
    <style:style style:name="T190_15" style:family="text">
      <style:text-properties style:font-name="Verdana" style:font-name-asian="Verdana" style:font-name-complex="Verdana"/>
    </style:style>
    <style:style style:name="T190_16" style:family="text">
      <style:text-properties style:font-name="Verdana" style:font-name-asian="Verdana" style:font-name-complex="Verdana"/>
    </style:style>
    <style:style style:name="T190_17" style:family="text">
      <style:text-properties style:font-name="Verdana" style:font-name-asian="Verdana" style:font-name-complex="Verdana"/>
    </style:style>
    <style:style style:name="T190_18" style:family="text">
      <style:text-properties style:font-name="Verdana" style:font-name-asian="Verdana" style:font-name-complex="Verdana"/>
    </style:style>
    <style:style style:name="T190_19" style:family="text">
      <style:text-properties style:font-name="Verdana" style:font-name-asian="Verdana" style:font-name-complex="Verdana"/>
    </style:style>
    <style:style style:name="T190_20" style:family="text">
      <style:text-properties style:font-name="Verdana" style:font-name-asian="Verdana" style:font-name-complex="Verdana"/>
    </style:style>
    <style:style style:name="T190_21" style:family="text">
      <style:text-properties style:font-name="Verdana" style:font-name-asian="Verdana" style:font-name-complex="Verdana"/>
    </style:style>
    <style:style style:name="T190_22" style:family="text">
      <style:text-properties style:font-name="Verdana" style:font-name-asian="Verdana" style:font-name-complex="Verdana"/>
    </style:style>
    <style:style style:name="T190_23" style:family="text">
      <style:text-properties style:font-name="Verdana" style:font-name-asian="Verdana" style:font-name-complex="Verdana"/>
    </style:style>
    <style:style style:name="T190_24" style:family="text">
      <style:text-properties style:font-name="Verdana" style:font-name-asian="Verdana" style:font-name-complex="Verdana"/>
    </style:style>
    <style:style style:name="T190_25" style:family="text">
      <style:text-properties style:font-name="Verdana" style:font-name-asian="Verdana" style:font-name-complex="Verdana"/>
    </style:style>
    <style:style style:name="T190_26" style:family="text">
      <style:text-properties style:font-name="Verdana" style:font-name-asian="Verdana" style:font-name-complex="Verdana"/>
    </style:style>
    <style:style style:name="T190_27" style:family="text">
      <style:text-properties style:font-name="Verdana" style:font-name-asian="Verdana" style:font-name-complex="Verdana"/>
    </style:style>
    <style:style style:name="T190_28" style:family="text">
      <style:text-properties style:font-name="Verdana" style:font-name-asian="Verdana" style:font-name-complex="Verdana"/>
    </style:style>
    <style:style style:name="T190_29" style:family="text">
      <style:text-properties style:font-name="Verdana" style:font-name-asian="Verdana" style:font-name-complex="Verdana"/>
    </style:style>
    <style:style style:name="T190_30" style:family="text">
      <style:text-properties style:font-name="Verdana" style:font-name-asian="Verdana" style:font-name-complex="Verdana"/>
    </style:style>
    <style:style style:name="T190_31" style:family="text">
      <style:text-properties style:font-name="Verdana" style:font-name-asian="Verdana" style:font-name-complex="Verdana"/>
    </style:style>
    <style:style style:name="T190_32" style:family="text">
      <style:text-properties style:font-name="Verdana" style:font-name-asian="Verdana" style:font-name-complex="Verdana"/>
    </style:style>
    <style:style style:name="T190_33" style:family="text">
      <style:text-properties style:font-name="Verdana" style:font-name-asian="Verdana" style:font-name-complex="Verdana"/>
    </style:style>
    <style:style style:name="T190_34" style:family="text">
      <style:text-properties style:font-name="Verdana" style:font-name-asian="Verdana" style:font-name-complex="Verdana"/>
    </style:style>
    <style:style style:name="T190_35" style:family="text">
      <style:text-properties style:font-name="Verdana" style:font-name-asian="Verdana" style:font-name-complex="Verdana"/>
    </style:style>
    <style:style style:name="T190_36" style:family="text">
      <style:text-properties style:font-name="Verdana" style:font-name-asian="Verdana" style:font-name-complex="Verdana"/>
    </style:style>
    <style:style style:name="T190_37" style:family="text">
      <style:text-properties style:font-name="Verdana" style:font-name-asian="Verdana" style:font-name-complex="Verdana"/>
    </style:style>
    <style:style style:name="T190_38" style:family="text">
      <style:text-properties style:font-name="Verdana" style:font-name-asian="Verdana" style:font-name-complex="Verdana"/>
    </style:style>
    <style:style style:name="T190_39" style:family="text">
      <style:text-properties style:font-name="Verdana" style:font-name-asian="Verdana" style:font-name-complex="Verdana"/>
    </style:style>
    <style:style style:name="T190_40" style:family="text">
      <style:text-properties style:font-name="Verdana" style:font-name-asian="Verdana" style:font-name-complex="Verdana"/>
    </style:style>
    <style:style style:name="T190_41" style:family="text">
      <style:text-properties style:font-name="Verdana" style:font-name-asian="Verdana" style:font-name-complex="Verdana"/>
    </style:style>
    <style:style style:name="T190_42" style:family="text">
      <style:text-properties style:font-name="Verdana" style:font-name-asian="Verdana" style:font-name-complex="Verdana"/>
    </style:style>
    <style:style style:name="T190_43" style:family="text">
      <style:text-properties style:font-name="Verdana" style:font-name-asian="Verdana" style:font-name-complex="Verdana"/>
    </style:style>
    <style:style style:name="T190_44" style:family="text">
      <style:text-properties style:font-name="Verdana" style:font-name-asian="Verdana" style:font-name-complex="Verdana"/>
    </style:style>
    <style:style style:name="T190_45" style:family="text">
      <style:text-properties style:font-name="Verdana" style:font-name-asian="Verdana" style:font-name-complex="Verdana"/>
    </style:style>
    <style:style style:name="T190_46" style:family="text">
      <style:text-properties style:font-name="Verdana" style:font-name-asian="Verdana" style:font-name-complex="Verdana"/>
    </style:style>
    <style:style style:name="T190_47" style:family="text">
      <style:text-properties style:font-name="Verdana" style:font-name-asian="Verdana" style:font-name-complex="Verdana"/>
    </style:style>
    <style:style style:name="T190_48" style:family="text">
      <style:text-properties style:font-name="Verdana" style:font-name-asian="Verdana" style:font-name-complex="Verdana"/>
    </style:style>
    <style:style style:name="T190_49" style:family="text">
      <style:text-properties style:font-name="Verdana" style:font-name-asian="Verdana" style:font-name-complex="Verdana"/>
    </style:style>
    <style:style style:name="T190_50" style:family="text">
      <style:text-properties style:font-name="Verdana" style:font-name-asian="Verdana" style:font-name-complex="Verdana"/>
    </style:style>
    <style:style style:name="T190_51" style:family="text">
      <style:text-properties style:font-name="Verdana" style:font-name-asian="Verdana" style:font-name-complex="Verdana"/>
    </style:style>
    <style:style style:name="T190_52" style:family="text">
      <style:text-properties style:font-name="Verdana" style:font-name-asian="Verdana" style:font-name-complex="Verdana"/>
    </style:style>
    <style:style style:name="T190_53" style:family="text">
      <style:text-properties style:font-name="Verdana" style:font-name-asian="Verdana" style:font-name-complex="Verdana"/>
    </style:style>
    <style:style style:name="T190_54" style:family="text">
      <style:text-properties style:font-name="Verdana" style:font-name-asian="Verdana" style:font-name-complex="Verdana"/>
    </style:style>
    <style:style style:name="P19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3" style:family="text"/>
    <style:style style:name="T19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5" style:family="text"/>
    <style:style style:name="T19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7" style:family="text"/>
    <style:style style:name="T19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9" style:family="text"/>
    <style:style style:name="T19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11" style:family="text"/>
    <style:style style:name="T19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13" style:family="text"/>
    <style:style style:name="T19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15" style:family="text"/>
    <style:style style:name="T19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17" style:family="text"/>
    <style:style style:name="T19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19" style:family="text"/>
    <style:style style:name="T19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21" style:family="text"/>
    <style:style style:name="T19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23" style:family="text"/>
    <style:style style:name="T19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25" style:family="text"/>
    <style:style style:name="T192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27" style:family="text"/>
    <style:style style:name="T192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29" style:family="text"/>
    <style:style style:name="T192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31" style:family="text"/>
    <style:style style:name="T192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92_33" style:family="text"/>
    <style:style style:name="T192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4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style:font-name="Verdana" style:font-name-asian="Verdana" style:font-name-complex="Verdana"/>
    </style:style>
    <style:style style:name="T195_2" style:family="text">
      <style:text-properties style:font-name="Verdana" style:font-name-asian="Verdana" style:font-name-complex="Verdana"/>
    </style:style>
    <style:style style:name="T195_3" style:family="text">
      <style:text-properties style:font-name="Verdana" style:font-name-asian="Verdana" style:font-name-complex="Verdana"/>
    </style:style>
    <style:style style:name="T195_4" style:family="text">
      <style:text-properties style:font-name="Verdana" style:font-name-asian="Verdana" style:font-name-complex="Verdana"/>
    </style:style>
    <style:style style:name="T195_5" style:family="text">
      <style:text-properties style:font-name="Verdana" style:font-name-asian="Verdana" style:font-name-complex="Verdana"/>
    </style:style>
    <style:style style:name="T195_6" style:family="text">
      <style:text-properties style:font-name="Verdana" style:font-name-asian="Verdana" style:font-name-complex="Verdana"/>
    </style:style>
    <style:style style:name="T195_7" style:family="text">
      <style:text-properties style:font-name="Verdana" style:font-name-asian="Verdana" style:font-name-complex="Verdana"/>
    </style:style>
    <style:style style:name="T195_8" style:family="text">
      <style:text-properties style:font-name="Verdana" style:font-name-asian="Verdana" style:font-name-complex="Verdana"/>
    </style:style>
    <style:style style:name="T195_9" style:family="text">
      <style:text-properties style:font-name="Verdana" style:font-name-asian="Verdana" style:font-name-complex="Verdana"/>
    </style:style>
    <style:style style:name="T195_10" style:family="text">
      <style:text-properties style:font-name="Verdana" style:font-name-asian="Verdana" style:font-name-complex="Verdana"/>
    </style:style>
    <style:style style:name="T195_11" style:family="text">
      <style:text-properties style:font-name="Verdana" style:font-name-asian="Verdana" style:font-name-complex="Verdana"/>
    </style:style>
    <style:style style:name="T195_12" style:family="text">
      <style:text-properties style:font-name="Verdana" style:font-name-asian="Verdana" style:font-name-complex="Verdana"/>
    </style:style>
    <style:style style:name="T195_13" style:family="text">
      <style:text-properties style:font-name="Verdana" style:font-name-asian="Verdana" style:font-name-complex="Verdana"/>
    </style:style>
    <style:style style:name="T195_14" style:family="text">
      <style:text-properties style:font-name="Verdana" style:font-name-asian="Verdana" style:font-name-complex="Verdana"/>
    </style:style>
    <style:style style:name="T195_15" style:family="text">
      <style:text-properties style:font-name="Verdana" style:font-name-asian="Verdana" style:font-name-complex="Verdana"/>
    </style:style>
    <style:style style:name="T195_16" style:family="text">
      <style:text-properties style:font-name="Verdana" style:font-name-asian="Verdana" style:font-name-complex="Verdana"/>
    </style:style>
    <style:style style:name="T195_17" style:family="text">
      <style:text-properties style:font-name="Verdana" style:font-name-asian="Verdana" style:font-name-complex="Verdana"/>
    </style:style>
    <style:style style:name="T195_18" style:family="text">
      <style:text-properties style:font-name="Verdana" style:font-name-asian="Verdana" style:font-name-complex="Verdana"/>
    </style:style>
    <style:style style:name="T195_19" style:family="text">
      <style:text-properties style:font-name="Verdana" style:font-name-asian="Verdana" style:font-name-complex="Verdana"/>
    </style:style>
    <style:style style:name="T195_20" style:family="text">
      <style:text-properties style:font-name="Verdana" style:font-name-asian="Verdana" style:font-name-complex="Verdana"/>
    </style:style>
    <style:style style:name="T195_21" style:family="text">
      <style:text-properties style:font-name="Verdana" style:font-name-asian="Verdana" style:font-name-complex="Verdana"/>
    </style:style>
    <style:style style:name="T195_22" style:family="text">
      <style:text-properties style:font-name="Verdana" style:font-name-asian="Verdana" style:font-name-complex="Verdana"/>
    </style:style>
    <style:style style:name="T195_23" style:family="text">
      <style:text-properties style:font-name="Verdana" style:font-name-asian="Verdana" style:font-name-complex="Verdana"/>
    </style:style>
    <style:style style:name="T195_24" style:family="text">
      <style:text-properties style:font-name="Verdana" style:font-name-asian="Verdana" style:font-name-complex="Verdana"/>
    </style:style>
    <style:style style:name="T195_25" style:family="text">
      <style:text-properties style:font-name="Verdana" style:font-name-asian="Verdana" style:font-name-complex="Verdana"/>
    </style:style>
    <style:style style:name="T195_26" style:family="text">
      <style:text-properties style:font-name="Verdana" style:font-name-asian="Verdana" style:font-name-complex="Verdana"/>
    </style:style>
    <style:style style:name="T195_27" style:family="text">
      <style:text-properties style:font-name="Verdana" style:font-name-asian="Verdana" style:font-name-complex="Verdana"/>
    </style:style>
    <style:style style:name="T195_28" style:family="text">
      <style:text-properties style:font-name="Verdana" style:font-name-asian="Verdana" style:font-name-complex="Verdana"/>
    </style:style>
    <style:style style:name="T195_29" style:family="text">
      <style:text-properties style:font-name="Verdana" style:font-name-asian="Verdana" style:font-name-complex="Verdana"/>
    </style:style>
    <style:style style:name="T195_30" style:family="text">
      <style:text-properties style:font-name="Verdana" style:font-name-asian="Verdana" style:font-name-complex="Verdana"/>
    </style:style>
    <style:style style:name="T195_31" style:family="text">
      <style:text-properties style:font-name="Verdana" style:font-name-asian="Verdana" style:font-name-complex="Verdana"/>
    </style:style>
    <style:style style:name="T195_32" style:family="text">
      <style:text-properties style:font-name="Verdana" style:font-name-asian="Verdana" style:font-name-complex="Verdana"/>
    </style:style>
    <style:style style:name="T195_33" style:family="text">
      <style:text-properties style:font-name="Verdana" style:font-name-asian="Verdana" style:font-name-complex="Verdana"/>
    </style:style>
    <style:style style:name="T195_34" style:family="text">
      <style:text-properties style:font-name="Verdana" style:font-name-asian="Verdana" style:font-name-complex="Verdana"/>
    </style:style>
    <style:style style:name="T195_35" style:family="text">
      <style:text-properties style:font-name="Verdana" style:font-name-asian="Verdana" style:font-name-complex="Verdana"/>
    </style:style>
    <style:style style:name="T195_36" style:family="text">
      <style:text-properties style:font-name="Verdana" style:font-name-asian="Verdana" style:font-name-complex="Verdana"/>
    </style:style>
    <style:style style:name="T195_37" style:family="text">
      <style:text-properties style:font-name="Verdana" style:font-name-asian="Verdana" style:font-name-complex="Verdana"/>
    </style:style>
    <style:style style:name="T195_38" style:family="text">
      <style:text-properties style:font-name="Verdana" style:font-name-asian="Verdana" style:font-name-complex="Verdana"/>
    </style:style>
    <style:style style:name="T195_39" style:family="text">
      <style:text-properties style:font-name="Verdana" style:font-name-asian="Verdana" style:font-name-complex="Verdana"/>
    </style:style>
    <style:style style:name="T195_40" style:family="text">
      <style:text-properties style:font-name="Verdana" style:font-name-asian="Verdana" style:font-name-complex="Verdana"/>
    </style:style>
    <style:style style:name="T195_41" style:family="text">
      <style:text-properties style:font-name="Verdana" style:font-name-asian="Verdana" style:font-name-complex="Verdana"/>
    </style:style>
    <style:style style:name="T195_42" style:family="text">
      <style:text-properties style:font-name="Verdana" style:font-name-asian="Verdana" style:font-name-complex="Verdana"/>
    </style:style>
    <style:style style:name="T195_43" style:family="text">
      <style:text-properties style:font-name="Verdana" style:font-name-asian="Verdana" style:font-name-complex="Verdana"/>
    </style:style>
    <style:style style:name="T195_44" style:family="text">
      <style:text-properties style:font-name="Verdana" style:font-name-asian="Verdana" style:font-name-complex="Verdana"/>
    </style:style>
    <style:style style:name="T195_45" style:family="text">
      <style:text-properties style:font-name="Verdana" style:font-name-asian="Verdana" style:font-name-complex="Verdana"/>
    </style:style>
    <style:style style:name="T195_46" style:family="text">
      <style:text-properties style:font-name="Verdana" style:font-name-asian="Verdana" style:font-name-complex="Verdana"/>
    </style:style>
    <style:style style:name="T195_47" style:family="text">
      <style:text-properties style:font-name="Verdana" style:font-name-asian="Verdana" style:font-name-complex="Verdana"/>
    </style:style>
    <style:style style:name="T195_48" style:family="text">
      <style:text-properties style:font-name="Verdana" style:font-name-asian="Verdana" style:font-name-complex="Verdana"/>
    </style:style>
    <style:style style:name="T195_49" style:family="text">
      <style:text-properties style:font-name="Verdana" style:font-name-asian="Verdana" style:font-name-complex="Verdana"/>
    </style:style>
    <style:style style:name="T195_50" style:family="text">
      <style:text-properties style:font-name="Verdana" style:font-name-asian="Verdana" style:font-name-complex="Verdana"/>
    </style:style>
    <style:style style:name="T195_51" style:family="text">
      <style:text-properties style:font-name="Verdana" style:font-name-asian="Verdana" style:font-name-complex="Verdana"/>
    </style:style>
    <style:style style:name="T195_52" style:family="text">
      <style:text-properties style:font-name="Verdana" style:font-name-asian="Verdana" style:font-name-complex="Verdana"/>
    </style:style>
    <style:style style:name="T195_53" style:family="text">
      <style:text-properties style:font-name="Verdana" style:font-name-asian="Verdana" style:font-name-complex="Verdana"/>
    </style:style>
    <style:style style:name="T195_54" style:family="text">
      <style:text-properties style:font-name="Verdana" style:font-name-asian="Verdana" style:font-name-complex="Verdana"/>
    </style:style>
    <style:style style:name="T195_55" style:family="text">
      <style:text-properties style:font-name="Verdana" style:font-name-asian="Verdana" style:font-name-complex="Verdana"/>
    </style:style>
    <style:style style:name="T195_56" style:family="text">
      <style:text-properties style:font-name="Verdana" style:font-name-asian="Verdana" style:font-name-complex="Verdana"/>
    </style:style>
    <style:style style:name="T195_57" style:family="text">
      <style:text-properties style:font-name="Verdana" style:font-name-asian="Verdana" style:font-name-complex="Verdana"/>
    </style:style>
    <style:style style:name="T195_58" style:family="text">
      <style:text-properties style:font-name="Verdana" style:font-name-asian="Verdana" style:font-name-complex="Verdana"/>
    </style:style>
    <style:style style:name="T195_59" style:family="text">
      <style:text-properties style:font-name="Verdana" style:font-name-asian="Verdana" style:font-name-complex="Verdana"/>
    </style:style>
    <style:style style:name="T195_60" style:family="text">
      <style:text-properties style:font-name="Verdana" style:font-name-asian="Verdana" style:font-name-complex="Verdana"/>
    </style:style>
    <style:style style:name="T195_61" style:family="text">
      <style:text-properties style:font-name="Verdana" style:font-name-asian="Verdana" style:font-name-complex="Verdana"/>
    </style:style>
    <style:style style:name="T195_62" style:family="text">
      <style:text-properties style:font-name="Verdana" style:font-name-asian="Verdana" style:font-name-complex="Verdana"/>
    </style:style>
    <style:style style:name="T195_63" style:family="text">
      <style:text-properties style:font-name="Verdana" style:font-name-asian="Verdana" style:font-name-complex="Verdana"/>
    </style:style>
    <style:style style:name="T195_64" style:family="text">
      <style:text-properties style:font-name="Verdana" style:font-name-asian="Verdana" style:font-name-complex="Verdana"/>
    </style:style>
    <style:style style:name="T195_65" style:family="text">
      <style:text-properties style:font-name="Verdana" style:font-name-asian="Verdana" style:font-name-complex="Verdana"/>
    </style:style>
    <style:style style:name="T195_66" style:family="text">
      <style:text-properties style:font-name="Verdana" style:font-name-asian="Verdana" style:font-name-complex="Verdana"/>
    </style:style>
    <style:style style:name="T195_67" style:family="text">
      <style:text-properties style:font-name="Verdana" style:font-name-asian="Verdana" style:font-name-complex="Verdana"/>
    </style:style>
    <style:style style:name="T195_68" style:family="text">
      <style:text-properties style:font-name="Verdana" style:font-name-asian="Verdana" style:font-name-complex="Verdana"/>
    </style:style>
    <style:style style:name="T195_69" style:family="text">
      <style:text-properties style:font-name="Verdana" style:font-name-asian="Verdana" style:font-name-complex="Verdana"/>
    </style:style>
    <style:style style:name="T195_70" style:family="text">
      <style:text-properties style:font-name="Verdana" style:font-name-asian="Verdana" style:font-name-complex="Verdana"/>
    </style:style>
    <style:style style:name="T195_71" style:family="text">
      <style:text-properties style:font-name="Verdana" style:font-name-asian="Verdana" style:font-name-complex="Verdana"/>
    </style:style>
    <style:style style:name="T195_72" style:family="text">
      <style:text-properties style:font-name="Verdana" style:font-name-asian="Verdana" style:font-name-complex="Verdana"/>
    </style:style>
    <style:style style:name="T195_73" style:family="text">
      <style:text-properties style:font-name="Verdana" style:font-name-asian="Verdana" style:font-name-complex="Verdana"/>
    </style:style>
    <style:style style:name="T195_74" style:family="text">
      <style:text-properties style:font-name="Verdana" style:font-name-asian="Verdana" style:font-name-complex="Verdana"/>
    </style:style>
    <style:style style:name="T195_75" style:family="text">
      <style:text-properties style:font-name="Verdana" style:font-name-asian="Verdana" style:font-name-complex="Verdana"/>
    </style:style>
    <style:style style:name="T195_76" style:family="text">
      <style:text-properties style:font-name="Verdana" style:font-name-asian="Verdana" style:font-name-complex="Verdana"/>
    </style:style>
    <style:style style:name="T195_77" style:family="text">
      <style:text-properties style:font-name="Verdana" style:font-name-asian="Verdana" style:font-name-complex="Verdana"/>
    </style:style>
    <style:style style:name="T195_78" style:family="text">
      <style:text-properties style:font-name="Verdana" style:font-name-asian="Verdana" style:font-name-complex="Verdana"/>
    </style:style>
    <style:style style:name="T195_79" style:family="text">
      <style:text-properties style:font-name="Verdana" style:font-name-asian="Verdana" style:font-name-complex="Verdana"/>
    </style:style>
    <style:style style:name="T195_80" style:family="text">
      <style:text-properties style:font-name="Verdana" style:font-name-asian="Verdana" style:font-name-complex="Verdana"/>
    </style:style>
    <style:style style:name="T195_81" style:family="text">
      <style:text-properties style:font-name="Verdana" style:font-name-asian="Verdana" style:font-name-complex="Verdana"/>
    </style:style>
    <style:style style:name="T195_82" style:family="text">
      <style:text-properties style:font-name="Verdana" style:font-name-asian="Verdana" style:font-name-complex="Verdana"/>
    </style:style>
    <style:style style:name="T195_83" style:family="text">
      <style:text-properties style:font-name="Verdana" style:font-name-asian="Verdana" style:font-name-complex="Verdana"/>
    </style:style>
    <style:style style:name="T195_84" style:family="text">
      <style:text-properties style:font-name="Verdana" style:font-name-asian="Verdana" style:font-name-complex="Verdana"/>
    </style:style>
    <style:style style:name="T195_85" style:family="text">
      <style:text-properties style:font-name="Verdana" style:font-name-asian="Verdana" style:font-name-complex="Verdana"/>
    </style:style>
    <style:style style:name="T195_86" style:family="text">
      <style:text-properties style:font-name="Verdana" style:font-name-asian="Verdana" style:font-name-complex="Verdana"/>
    </style:style>
    <style:style style:name="T195_87" style:family="text">
      <style:text-properties style:font-name="Verdana" style:font-name-asian="Verdana" style:font-name-complex="Verdana"/>
    </style:style>
    <style:style style:name="T195_88" style:family="text">
      <style:text-properties style:font-name="Verdana" style:font-name-asian="Verdana" style:font-name-complex="Verdana"/>
    </style:style>
    <style:style style:name="T195_89" style:family="text">
      <style:text-properties style:font-name="Verdana" style:font-name-asian="Verdana" style:font-name-complex="Verdana"/>
    </style:style>
    <style:style style:name="T195_90" style:family="text">
      <style:text-properties style:font-name="Verdana" style:font-name-asian="Verdana" style:font-name-complex="Verdana"/>
    </style:style>
    <style:style style:name="T195_91" style:family="text">
      <style:text-properties style:font-name="Verdana" style:font-name-asian="Verdana" style:font-name-complex="Verdana"/>
    </style:style>
    <style:style style:name="T195_92" style:family="text">
      <style:text-properties style:font-name="Verdana" style:font-name-asian="Verdana" style:font-name-complex="Verdana"/>
    </style:style>
    <style:style style:name="T195_93" style:family="text">
      <style:text-properties style:font-name="Verdana" style:font-name-asian="Verdana" style:font-name-complex="Verdana"/>
    </style:style>
    <style:style style:name="T195_94" style:family="text">
      <style:text-properties style:font-name="Verdana" style:font-name-asian="Verdana" style:font-name-complex="Verdana"/>
    </style:style>
    <style:style style:name="T195_95" style:family="text">
      <style:text-properties style:font-name="Verdana" style:font-name-asian="Verdana" style:font-name-complex="Verdana"/>
    </style:style>
    <style:style style:name="T195_96" style:family="text">
      <style:text-properties style:font-name="Verdana" style:font-name-asian="Verdana" style:font-name-complex="Verdana"/>
    </style:style>
    <style:style style:name="T195_97" style:family="text">
      <style:text-properties style:font-name="Verdana" style:font-name-asian="Verdana" style:font-name-complex="Verdana"/>
    </style:style>
    <style:style style:name="T195_98" style:family="text">
      <style:text-properties style:font-name="Verdana" style:font-name-asian="Verdana" style:font-name-complex="Verdana"/>
    </style:style>
    <style:style style:name="T195_99" style:family="text">
      <style:text-properties style:font-name="Verdana" style:font-name-asian="Verdana" style:font-name-complex="Verdana"/>
    </style:style>
    <style:style style:name="T195_100" style:family="text">
      <style:text-properties style:font-name="Verdana" style:font-name-asian="Verdana" style:font-name-complex="Verdana"/>
    </style:style>
    <style:style style:name="T195_101" style:family="text">
      <style:text-properties style:font-name="Verdana" style:font-name-asian="Verdana" style:font-name-complex="Verdana"/>
    </style:style>
    <style:style style:name="T195_102" style:family="text">
      <style:text-properties style:font-name="Verdana" style:font-name-asian="Verdana" style:font-name-complex="Verdana"/>
    </style:style>
    <style:style style:name="T195_103" style:family="text">
      <style:text-properties style:font-name="Verdana" style:font-name-asian="Verdana" style:font-name-complex="Verdana"/>
    </style:style>
    <style:style style:name="T195_104" style:family="text">
      <style:text-properties style:font-name="Verdana" style:font-name-asian="Verdana" style:font-name-complex="Verdana"/>
    </style:style>
    <style:style style:name="T195_105" style:family="text">
      <style:text-properties style:font-name="Verdana" style:font-name-asian="Verdana" style:font-name-complex="Verdana"/>
    </style:style>
    <style:style style:name="T195_106" style:family="text">
      <style:text-properties style:font-name="Verdana" style:font-name-asian="Verdana" style:font-name-complex="Verdana"/>
    </style:style>
    <style:style style:name="T195_107" style:family="text">
      <style:text-properties style:font-name="Verdana" style:font-name-asian="Verdana" style:font-name-complex="Verdana"/>
    </style:style>
    <style:style style:name="T195_108" style:family="text">
      <style:text-properties style:font-name="Verdana" style:font-name-asian="Verdana" style:font-name-complex="Verdana"/>
    </style:style>
    <style:style style:name="T195_109" style:family="text">
      <style:text-properties style:font-name="Verdana" style:font-name-asian="Verdana" style:font-name-complex="Verdana"/>
    </style:style>
    <style:style style:name="T195_110" style:family="text">
      <style:text-properties style:font-name="Verdana" style:font-name-asian="Verdana" style:font-name-complex="Verdana"/>
    </style:style>
    <style:style style:name="T195_111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2" style:family="text"/>
    <style:style style:name="T19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7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98" style:family="paragraph" style:parent-style-name="Standard">
      <style:paragraph-properties fo:break-before="auto" fo:text-indent="0cm" fo:line-height="115%" fo:margin-left="0cm" style:writing-mode="lr-tb"/>
    </style:style>
    <style:style style:name="T198_1" style:family="text">
      <style:text-properties style:font-name="Verdana" style:font-name-asian="Verdana" style:font-name-complex="Verdana"/>
    </style:style>
    <style:style style:name="T198_2" style:family="text">
      <style:text-properties style:font-name="Verdana" style:font-name-asian="Verdana" style:font-name-complex="Verdana"/>
    </style:style>
    <style:style style:name="T198_3" style:family="text">
      <style:text-properties style:font-name="Verdana" style:font-name-asian="Verdana" style:font-name-complex="Verdana"/>
    </style:style>
    <style:style style:name="T198_4" style:family="text">
      <style:text-properties style:font-name="Verdana" style:font-name-asian="Verdana" style:font-name-complex="Verdana"/>
    </style:style>
    <style:style style:name="T198_5" style:family="text">
      <style:text-properties style:font-name="Verdana" style:font-name-asian="Verdana" style:font-name-complex="Verdana"/>
    </style:style>
    <style:style style:name="T198_6" style:family="text">
      <style:text-properties style:font-name="Verdana" style:font-name-asian="Verdana" style:font-name-complex="Verdana"/>
    </style:style>
    <style:style style:name="T198_7" style:family="text">
      <style:text-properties style:font-name="Verdana" style:font-name-asian="Verdana" style:font-name-complex="Verdana"/>
    </style:style>
    <style:style style:name="T198_8" style:family="text">
      <style:text-properties style:font-name="Verdana" style:font-name-asian="Verdana" style:font-name-complex="Verdana"/>
    </style:style>
    <style:style style:name="T198_9" style:family="text">
      <style:text-properties style:font-name="Verdana" style:font-name-asian="Verdana" style:font-name-complex="Verdana"/>
    </style:style>
    <style:style style:name="T198_10" style:family="text">
      <style:text-properties style:font-name="Verdana" style:font-name-asian="Verdana" style:font-name-complex="Verdana"/>
    </style:style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0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Verdana" style:font-name-asian="Verdana" style:font-name-complex="Verdana"/>
    </style:style>
    <style:style style:name="T201_2" style:family="text">
      <style:text-properties style:font-name="Verdana" style:font-name-asian="Verdana" style:font-name-complex="Verdana"/>
    </style:style>
    <style:style style:name="T201_3" style:family="text">
      <style:text-properties style:font-name="Verdana" style:font-name-asian="Verdana" style:font-name-complex="Verdana"/>
    </style:style>
    <style:style style:name="T201_4" style:family="text">
      <style:text-properties style:font-name="Verdana" style:font-name-asian="Verdana" style:font-name-complex="Verdana"/>
    </style:style>
    <style:style style:name="T201_5" style:family="text">
      <style:text-properties style:font-name="Verdana" style:font-name-asian="Verdana" style:font-name-complex="Verdana"/>
    </style:style>
    <style:style style:name="T201_6" style:family="text">
      <style:text-properties style:font-name="Verdana" style:font-name-asian="Verdana" style:font-name-complex="Verdana"/>
    </style:style>
    <style:style style:name="T201_7" style:family="text">
      <style:text-properties style:font-name="Verdana" style:font-name-asian="Verdana" style:font-name-complex="Verdana"/>
    </style:style>
    <style:style style:name="T201_8" style:family="text">
      <style:text-properties style:font-name="Verdana" style:font-name-asian="Verdana" style:font-name-complex="Verdana"/>
    </style:style>
    <style:style style:name="T201_9" style:family="text">
      <style:text-properties style:font-name="Verdana" style:font-name-asian="Verdana" style:font-name-complex="Verdana"/>
    </style:style>
    <style:style style:name="T201_10" style:family="text">
      <style:text-properties style:font-name="Verdana" style:font-name-asian="Verdana" style:font-name-complex="Verdana"/>
    </style:style>
    <style:style style:name="T201_11" style:family="text">
      <style:text-properties style:font-name="Verdana" style:font-name-asian="Verdana" style:font-name-complex="Verdana"/>
    </style:style>
    <style:style style:name="T201_12" style:family="text">
      <style:text-properties style:font-name="Verdana" style:font-name-asian="Verdana" style:font-name-complex="Verdana"/>
    </style:style>
    <style:style style:name="T201_13" style:family="text">
      <style:text-properties style:font-name="Verdana" style:font-name-asian="Verdana" style:font-name-complex="Verdana"/>
    </style:style>
    <style:style style:name="T201_14" style:family="text">
      <style:text-properties style:font-name="Verdana" style:font-name-asian="Verdana" style:font-name-complex="Verdana"/>
    </style:style>
    <style:style style:name="T201_15" style:family="text">
      <style:text-properties style:font-name="Verdana" style:font-name-asian="Verdana" style:font-name-complex="Verdana"/>
    </style:style>
    <style:style style:name="T201_16" style:family="text">
      <style:text-properties style:font-name="Verdana" style:font-name-asian="Verdana" style:font-name-complex="Verdana"/>
    </style:style>
    <style:style style:name="T201_17" style:family="text">
      <style:text-properties style:font-name="Verdana" style:font-name-asian="Verdana" style:font-name-complex="Verdana"/>
    </style:style>
    <style:style style:name="T201_18" style:family="text">
      <style:text-properties style:font-name="Verdana" style:font-name-asian="Verdana" style:font-name-complex="Verdana"/>
    </style:style>
    <style:style style:name="T201_19" style:family="text">
      <style:text-properties style:font-name="Verdana" style:font-name-asian="Verdana" style:font-name-complex="Verdana"/>
    </style:style>
    <style:style style:name="T201_20" style:family="text">
      <style:text-properties style:font-name="Verdana" style:font-name-asian="Verdana" style:font-name-complex="Verdana"/>
    </style:style>
    <style:style style:name="T201_21" style:family="text">
      <style:text-properties style:font-name="Verdana" style:font-name-asian="Verdana" style:font-name-complex="Verdana"/>
    </style:style>
    <style:style style:name="T201_22" style:family="text">
      <style:text-properties style:font-name="Verdana" style:font-name-asian="Verdana" style:font-name-complex="Verdana"/>
    </style:style>
    <style:style style:name="T201_23" style:family="text">
      <style:text-properties style:font-name="Verdana" style:font-name-asian="Verdana" style:font-name-complex="Verdana"/>
    </style:style>
    <style:style style:name="T201_24" style:family="text">
      <style:text-properties style:font-name="Verdana" style:font-name-asian="Verdana" style:font-name-complex="Verdana"/>
    </style:style>
    <style:style style:name="T201_25" style:family="text">
      <style:text-properties style:font-name="Verdana" style:font-name-asian="Verdana" style:font-name-complex="Verdana"/>
    </style:style>
    <style:style style:name="T201_26" style:family="text">
      <style:text-properties style:font-name="Verdana" style:font-name-asian="Verdana" style:font-name-complex="Verdana"/>
    </style:style>
    <style:style style:name="T201_27" style:family="text">
      <style:text-properties style:font-name="Verdana" style:font-name-asian="Verdana" style:font-name-complex="Verdana"/>
    </style:style>
    <style:style style:name="T201_28" style:family="text">
      <style:text-properties style:font-name="Verdana" style:font-name-asian="Verdana" style:font-name-complex="Verdana"/>
    </style:style>
    <style:style style:name="T201_29" style:family="text">
      <style:text-properties style:font-name="Verdana" style:font-name-asian="Verdana" style:font-name-complex="Verdana"/>
    </style:style>
    <style:style style:name="T201_30" style:family="text">
      <style:text-properties style:font-name="Verdana" style:font-name-asian="Verdana" style:font-name-complex="Verdana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style:font-name="Verdana" style:font-name-asian="Verdana" style:font-name-complex="Verdana"/>
    </style:style>
    <style:style style:name="T202_2" style:family="text">
      <style:text-properties style:font-name="Verdana" style:font-name-asian="Verdana" style:font-name-complex="Verdana"/>
    </style:style>
    <style:style style:name="T202_3" style:family="text">
      <style:text-properties style:font-name="Verdana" style:font-name-asian="Verdana" style:font-name-complex="Verdana"/>
    </style:style>
    <style:style style:name="T202_4" style:family="text">
      <style:text-properties style:font-name="Verdana" style:font-name-asian="Verdana" style:font-name-complex="Verdana"/>
    </style:style>
    <style:style style:name="T202_5" style:family="text">
      <style:text-properties style:font-name="Verdana" style:font-name-asian="Verdana" style:font-name-complex="Verdana"/>
    </style:style>
    <style:style style:name="T202_6" style:family="text">
      <style:text-properties style:font-name="Verdana" style:font-name-asian="Verdana" style:font-name-complex="Verdana"/>
    </style:style>
    <style:style style:name="T202_7" style:family="text">
      <style:text-properties style:font-name="Verdana" style:font-name-asian="Verdana" style:font-name-complex="Verdana"/>
    </style:style>
    <style:style style:name="T202_8" style:family="text">
      <style:text-properties style:font-name="Verdana" style:font-name-asian="Verdana" style:font-name-complex="Verdana"/>
    </style:style>
    <style:style style:name="T202_9" style:family="text">
      <style:text-properties style:font-name="Verdana" style:font-name-asian="Verdana" style:font-name-complex="Verdana"/>
    </style:style>
    <style:style style:name="T202_10" style:family="text">
      <style:text-properties style:font-name="Verdana" style:font-name-asian="Verdana" style:font-name-complex="Verdana"/>
    </style:style>
    <style:style style:name="T202_11" style:family="text">
      <style:text-properties style:font-name="Verdana" style:font-name-asian="Verdana" style:font-name-complex="Verdana"/>
    </style:style>
    <style:style style:name="T202_12" style:family="text">
      <style:text-properties style:font-name="Verdana" style:font-name-asian="Verdana" style:font-name-complex="Verdana"/>
    </style:style>
    <style:style style:name="T202_13" style:family="text">
      <style:text-properties style:font-name="Verdana" style:font-name-asian="Verdana" style:font-name-complex="Verdana"/>
    </style:style>
    <style:style style:name="T202_14" style:family="text">
      <style:text-properties style:font-name="Verdana" style:font-name-asian="Verdana" style:font-name-complex="Verdana"/>
    </style:style>
    <style:style style:name="T202_15" style:family="text">
      <style:text-properties style:font-name="Verdana" style:font-name-asian="Verdana" style:font-name-complex="Verdana"/>
    </style:style>
    <style:style style:name="T202_16" style:family="text">
      <style:text-properties style:font-name="Verdana" style:font-name-asian="Verdana" style:font-name-complex="Verdana"/>
    </style:style>
    <style:style style:name="T202_17" style:family="text">
      <style:text-properties style:font-name="Verdana" style:font-name-asian="Verdana" style:font-name-complex="Verdana"/>
    </style:style>
    <style:style style:name="T202_18" style:family="text">
      <style:text-properties style:font-name="Verdana" style:font-name-asian="Verdana" style:font-name-complex="Verdana"/>
    </style:style>
    <style:style style:name="T202_19" style:family="text">
      <style:text-properties style:font-name="Verdana" style:font-name-asian="Verdana" style:font-name-complex="Verdana"/>
    </style:style>
    <style:style style:name="T202_20" style:family="text">
      <style:text-properties style:font-name="Verdana" style:font-name-asian="Verdana" style:font-name-complex="Verdana"/>
    </style:style>
    <style:style style:name="T202_21" style:family="text">
      <style:text-properties style:font-name="Verdana" style:font-name-asian="Verdana" style:font-name-complex="Verdana"/>
    </style:style>
    <style:style style:name="T202_22" style:family="text">
      <style:text-properties style:font-name="Verdana" style:font-name-asian="Verdana" style:font-name-complex="Verdana"/>
    </style:style>
    <style:style style:name="T202_23" style:family="text">
      <style:text-properties style:font-name="Verdana" style:font-name-asian="Verdana" style:font-name-complex="Verdana"/>
    </style:style>
    <style:style style:name="T202_24" style:family="text">
      <style:text-properties style:font-name="Verdana" style:font-name-asian="Verdana" style:font-name-complex="Verdana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style:font-name="Verdana" style:font-name-asian="Verdana" style:font-name-complex="Verdana"/>
    </style:style>
    <style:style style:name="T203_2" style:family="text">
      <style:text-properties style:font-name="Verdana" style:font-name-asian="Verdana" style:font-name-complex="Verdana"/>
    </style:style>
    <style:style style:name="T203_3" style:family="text">
      <style:text-properties style:font-name="Verdana" style:font-name-asian="Verdana" style:font-name-complex="Verdana"/>
    </style:style>
    <style:style style:name="T203_4" style:family="text">
      <style:text-properties style:font-name="Verdana" style:font-name-asian="Verdana" style:font-name-complex="Verdana"/>
    </style:style>
    <style:style style:name="T203_5" style:family="text">
      <style:text-properties style:font-name="Verdana" style:font-name-asian="Verdana" style:font-name-complex="Verdana"/>
    </style:style>
    <style:style style:name="T203_6" style:family="text">
      <style:text-properties style:font-name="Verdana" style:font-name-asian="Verdana" style:font-name-complex="Verdana"/>
    </style:style>
    <style:style style:name="T203_7" style:family="text">
      <style:text-properties style:font-name="Verdana" style:font-name-asian="Verdana" style:font-name-complex="Verdana"/>
    </style:style>
    <style:style style:name="T203_8" style:family="text">
      <style:text-properties style:font-name="Verdana" style:font-name-asian="Verdana" style:font-name-complex="Verdana"/>
    </style:style>
    <style:style style:name="T203_9" style:family="text">
      <style:text-properties style:font-name="Verdana" style:font-name-asian="Verdana" style:font-name-complex="Verdana"/>
    </style:style>
    <style:style style:name="T203_10" style:family="text">
      <style:text-properties style:font-name="Verdana" style:font-name-asian="Verdana" style:font-name-complex="Verdana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font-name="Verdana" style:font-name-asian="Verdana" style:font-name-complex="Verdana"/>
    </style:style>
    <style:style style:name="T204_2" style:family="text">
      <style:text-properties style:font-name="Verdana" style:font-name-asian="Verdana" style:font-name-complex="Verdana"/>
    </style:style>
    <style:style style:name="T204_3" style:family="text">
      <style:text-properties style:font-name="Verdana" style:font-name-asian="Verdana" style:font-name-complex="Verdana"/>
    </style:style>
    <style:style style:name="T204_4" style:family="text">
      <style:text-properties style:font-name="Verdana" style:font-name-asian="Verdana" style:font-name-complex="Verdana"/>
    </style:style>
    <style:style style:name="T204_5" style:family="text">
      <style:text-properties style:font-name="Verdana" style:font-name-asian="Verdana" style:font-name-complex="Verdana"/>
    </style:style>
    <style:style style:name="T204_6" style:family="text">
      <style:text-properties style:font-name="Verdana" style:font-name-asian="Verdana" style:font-name-complex="Verdana"/>
    </style:style>
    <style:style style:name="T204_7" style:family="text">
      <style:text-properties style:font-name="Verdana" style:font-name-asian="Verdana" style:font-name-complex="Verdana"/>
    </style:style>
    <style:style style:name="T204_8" style:family="text">
      <style:text-properties style:font-name="Verdana" style:font-name-asian="Verdana" style:font-name-complex="Verdana"/>
    </style:style>
    <style:style style:name="T204_9" style:family="text">
      <style:text-properties style:font-name="Verdana" style:font-name-asian="Verdana" style:font-name-complex="Verdana"/>
    </style:style>
    <style:style style:name="T204_10" style:family="text">
      <style:text-properties style:font-name="Verdana" style:font-name-asian="Verdana" style:font-name-complex="Verdana"/>
    </style:style>
    <style:style style:name="T204_11" style:family="text">
      <style:text-properties style:font-name="Verdana" style:font-name-asian="Verdana" style:font-name-complex="Verdana"/>
    </style:style>
    <style:style style:name="T204_12" style:family="text">
      <style:text-properties style:font-name="Verdana" style:font-name-asian="Verdana" style:font-name-complex="Verdana"/>
    </style:style>
    <style:style style:name="T204_13" style:family="text">
      <style:text-properties style:font-name="Verdana" style:font-name-asian="Verdana" style:font-name-complex="Verdana"/>
    </style:style>
    <style:style style:name="T204_14" style:family="text">
      <style:text-properties style:font-name="Verdana" style:font-name-asian="Verdana" style:font-name-complex="Verdana"/>
    </style:style>
    <style:style style:name="T204_15" style:family="text">
      <style:text-properties style:font-name="Verdana" style:font-name-asian="Verdana" style:font-name-complex="Verdana"/>
    </style:style>
    <style:style style:name="T204_16" style:family="text">
      <style:text-properties style:font-name="Verdana" style:font-name-asian="Verdana" style:font-name-complex="Verdana"/>
    </style:style>
    <style:style style:name="T204_17" style:family="text">
      <style:text-properties style:font-name="Verdana" style:font-name-asian="Verdana" style:font-name-complex="Verdana"/>
    </style:style>
    <style:style style:name="T204_18" style:family="text">
      <style:text-properties style:font-name="Verdana" style:font-name-asian="Verdana" style:font-name-complex="Verdana"/>
    </style:style>
    <style:style style:name="T204_19" style:family="text">
      <style:text-properties style:font-name="Verdana" style:font-name-asian="Verdana" style:font-name-complex="Verdana"/>
    </style:style>
    <style:style style:name="T204_20" style:family="text">
      <style:text-properties fo:background-color="#ffffff" fo:color="#333333" style:font-name="Verdana" style:font-name-asian="Verdana" style:font-name-complex="Verdana"/>
    </style:style>
    <style:style style:name="T204_21" style:family="text">
      <style:text-properties fo:background-color="#ffffff" fo:color="#333333" style:font-name="Verdana" style:font-name-asian="Verdana" style:font-name-complex="Verdana"/>
    </style:style>
    <style:style style:name="T204_22" style:family="text">
      <style:text-properties fo:background-color="#ffffff" fo:color="#333333" style:font-name="Verdana" style:font-name-asian="Verdana" style:font-name-complex="Verdana"/>
    </style:style>
    <style:style style:name="T204_23" style:family="text">
      <style:text-properties fo:background-color="#ffffff" fo:color="#333333" style:font-name="Verdana" style:font-name-asian="Verdana" style:font-name-complex="Verdana"/>
    </style:style>
    <style:style style:name="T204_24" style:family="text">
      <style:text-properties fo:background-color="#ffffff" fo:color="#333333" style:font-name="Verdana" style:font-name-asian="Verdana" style:font-name-complex="Verdana"/>
    </style:style>
    <style:style style:name="T204_25" style:family="text">
      <style:text-properties fo:background-color="#ffffff" fo:color="#333333" style:font-name="Verdana" style:font-name-asian="Verdana" style:font-name-complex="Verdana"/>
    </style:style>
    <style:style style:name="T204_26" style:family="text">
      <style:text-properties fo:background-color="#ffffff" fo:color="#333333" style:font-name="Verdana" style:font-name-asian="Verdana" style:font-name-complex="Verdana"/>
    </style:style>
    <style:style style:name="T204_27" style:family="text">
      <style:text-properties fo:background-color="#ffffff" fo:color="#333333" style:font-name="Verdana" style:font-name-asian="Verdana" style:font-name-complex="Verdana"/>
    </style:style>
    <style:style style:name="T204_28" style:family="text">
      <style:text-properties fo:background-color="#ffffff" fo:color="#333333" style:font-name="Verdana" style:font-name-asian="Verdana" style:font-name-complex="Verdana"/>
    </style:style>
    <style:style style:name="T204_29" style:family="text">
      <style:text-properties fo:background-color="#ffffff" fo:color="#333333" style:font-name="Verdana" style:font-name-asian="Verdana" style:font-name-complex="Verdana"/>
    </style:style>
    <style:style style:name="T204_30" style:family="text">
      <style:text-properties fo:background-color="#ffffff" fo:color="#333333" style:font-name="Verdana" style:font-name-asian="Verdana" style:font-name-complex="Verdana"/>
    </style:style>
    <style:style style:name="T204_31" style:family="text">
      <style:text-properties fo:background-color="#ffffff" fo:color="#333333" style:font-name="Verdana" style:font-name-asian="Verdana" style:font-name-complex="Verdana"/>
    </style:style>
    <style:style style:name="T204_32" style:family="text">
      <style:text-properties fo:background-color="#ffffff" fo:color="#333333" style:font-name="Verdana" style:font-name-asian="Verdana" style:font-name-complex="Verdana"/>
    </style:style>
    <style:style style:name="T204_33" style:family="text">
      <style:text-properties fo:background-color="#ffffff" fo:color="#333333" style:font-name="Verdana" style:font-name-asian="Verdana" style:font-name-complex="Verdana"/>
    </style:style>
    <style:style style:name="T204_34" style:family="text">
      <style:text-properties fo:background-color="#ffffff" fo:color="#333333" style:font-name="Verdana" style:font-name-asian="Verdana" style:font-name-complex="Verdana"/>
    </style:style>
    <style:style style:name="T204_35" style:family="text">
      <style:text-properties fo:background-color="#ffffff" fo:color="#333333" style:font-name="Verdana" style:font-name-asian="Verdana" style:font-name-complex="Verdana"/>
    </style:style>
    <style:style style:name="T204_36" style:family="text">
      <style:text-properties fo:background-color="#ffffff" fo:color="#333333" style:font-name="Verdana" style:font-name-asian="Verdana" style:font-name-complex="Verdana"/>
    </style:style>
    <style:style style:name="T204_37" style:family="text">
      <style:text-properties fo:background-color="#ffffff" fo:color="#333333" style:font-name="Verdana" style:font-name-asian="Verdana" style:font-name-complex="Verdana"/>
    </style:style>
    <style:style style:name="T204_38" style:family="text">
      <style:text-properties fo:background-color="#ffffff" fo:color="#333333" style:font-name="Verdana" style:font-name-asian="Verdana" style:font-name-complex="Verdana"/>
    </style:style>
    <style:style style:name="T204_39" style:family="text">
      <style:text-properties fo:background-color="#ffffff" fo:color="#333333" style:font-name="Verdana" style:font-name-asian="Verdana" style:font-name-complex="Verdana"/>
    </style:style>
    <style:style style:name="T204_40" style:family="text">
      <style:text-properties fo:background-color="#ffffff" fo:color="#333333" style:font-name="Verdana" style:font-name-asian="Verdana" style:font-name-complex="Verdana"/>
    </style:style>
    <style:style style:name="T204_41" style:family="text">
      <style:text-properties fo:background-color="#ffffff" fo:color="#333333" style:font-name="Verdana" style:font-name-asian="Verdana" style:font-name-complex="Verdana"/>
    </style:style>
    <style:style style:name="T204_42" style:family="text">
      <style:text-properties fo:background-color="#ffffff" fo:color="#333333" style:font-name="Verdana" style:font-name-asian="Verdana" style:font-name-complex="Verdana"/>
    </style:style>
    <style:style style:name="T204_43" style:family="text">
      <style:text-properties fo:background-color="#ffffff" fo:color="#333333" style:font-name="Verdana" style:font-name-asian="Verdana" style:font-name-complex="Verdana"/>
    </style:style>
    <style:style style:name="T204_44" style:family="text">
      <style:text-properties fo:background-color="#ffffff" fo:color="#333333" style:font-name="Verdana" style:font-name-asian="Verdana" style:font-name-complex="Verdana"/>
    </style:style>
    <style:style style:name="T204_45" style:family="text">
      <style:text-properties fo:background-color="#ffffff" fo:color="#333333" style:font-name="Verdana" style:font-name-asian="Verdana" style:font-name-complex="Verdana"/>
    </style:style>
    <style:style style:name="T204_46" style:family="text">
      <style:text-properties fo:background-color="#ffffff" fo:color="#333333" style:font-name="Verdana" style:font-name-asian="Verdana" style:font-name-complex="Verdana"/>
    </style:style>
    <style:style style:name="T204_47" style:family="text">
      <style:text-properties fo:background-color="#ffffff" fo:color="#333333" style:font-name="Verdana" style:font-name-asian="Verdana" style:font-name-complex="Verdana"/>
    </style:style>
    <style:style style:name="T204_48" style:family="text">
      <style:text-properties fo:background-color="#ffffff" fo:color="#333333" style:font-name="Verdana" style:font-name-asian="Verdana" style:font-name-complex="Verdana"/>
    </style:style>
    <style:style style:name="T204_49" style:family="text">
      <style:text-properties fo:background-color="#ffffff" fo:color="#333333" style:font-name="Verdana" style:font-name-asian="Verdana" style:font-name-complex="Verdana"/>
    </style:style>
    <style:style style:name="T204_50" style:family="text">
      <style:text-properties fo:background-color="#ffffff" fo:color="#333333" style:font-name="Verdana" style:font-name-asian="Verdana" style:font-name-complex="Verdana"/>
    </style:style>
    <style:style style:name="T204_51" style:family="text">
      <style:text-properties fo:background-color="#ffffff" fo:color="#333333" style:font-name="Verdana" style:font-name-asian="Verdana" style:font-name-complex="Verdana"/>
    </style:style>
    <style:style style:name="T204_52" style:family="text">
      <style:text-properties fo:background-color="#ffffff" fo:color="#333333" style:font-name="Verdana" style:font-name-asian="Verdana" style:font-name-complex="Verdana"/>
    </style:style>
    <style:style style:name="T204_53" style:family="text">
      <style:text-properties fo:background-color="#ffffff" fo:color="#333333" style:font-name="Verdana" style:font-name-asian="Verdana" style:font-name-complex="Verdana"/>
    </style:style>
    <style:style style:name="T204_54" style:family="text">
      <style:text-properties fo:background-color="#ffffff" fo:color="#333333" style:font-name="Verdana" style:font-name-asian="Verdana" style:font-name-complex="Verdana"/>
    </style:style>
    <style:style style:name="T204_55" style:family="text">
      <style:text-properties fo:background-color="#ffffff" fo:color="#333333" style:font-name="Verdana" style:font-name-asian="Verdana" style:font-name-complex="Verdana"/>
    </style:style>
    <style:style style:name="T204_56" style:family="text">
      <style:text-properties fo:background-color="#ffffff" fo:color="#333333" style:font-name="Verdana" style:font-name-asian="Verdana" style:font-name-complex="Verdana"/>
    </style:style>
    <style:style style:name="T204_57" style:family="text">
      <style:text-properties fo:background-color="#ffffff" fo:color="#333333" style:font-name="Verdana" style:font-name-asian="Verdana" style:font-name-complex="Verdana"/>
    </style:style>
    <style:style style:name="T204_58" style:family="text">
      <style:text-properties fo:background-color="#ffffff" fo:color="#333333" style:font-name="Verdana" style:font-name-asian="Verdana" style:font-name-complex="Verdana"/>
    </style:style>
    <style:style style:name="T204_59" style:family="text">
      <style:text-properties fo:background-color="#ffffff" fo:color="#333333" style:font-name="Verdana" style:font-name-asian="Verdana" style:font-name-complex="Verdana"/>
    </style:style>
    <style:style style:name="T204_60" style:family="text">
      <style:text-properties fo:background-color="#ffffff" fo:color="#333333" style:font-name="Verdana" style:font-name-asian="Verdana" style:font-name-complex="Verdana"/>
    </style:style>
    <style:style style:name="T204_61" style:family="text">
      <style:text-properties fo:background-color="#ffffff" fo:color="#333333" style:font-name="Verdana" style:font-name-asian="Verdana" style:font-name-complex="Verdana"/>
    </style:style>
    <style:style style:name="T204_62" style:family="text">
      <style:text-properties fo:background-color="#ffffff" fo:color="#333333" style:font-name="Verdana" style:font-name-asian="Verdana" style:font-name-complex="Verdana"/>
    </style:style>
    <style:style style:name="T204_63" style:family="text">
      <style:text-properties fo:background-color="#ffffff" fo:color="#333333" style:font-name="Verdana" style:font-name-asian="Verdana" style:font-name-complex="Verdana"/>
    </style:style>
    <style:style style:name="T204_64" style:family="text">
      <style:text-properties fo:background-color="#ffffff" fo:color="#333333" style:font-name="Verdana" style:font-name-asian="Verdana" style:font-name-complex="Verdana"/>
    </style:style>
    <style:style style:name="T204_65" style:family="text">
      <style:text-properties fo:background-color="#ffffff" fo:color="#333333" style:font-name="Verdana" style:font-name-asian="Verdana" style:font-name-complex="Verdana"/>
    </style:style>
    <style:style style:name="T204_66" style:family="text">
      <style:text-properties fo:background-color="#ffffff" fo:color="#333333" style:font-name="Verdana" style:font-name-asian="Verdana" style:font-name-complex="Verdana"/>
    </style:style>
    <style:style style:name="T204_67" style:family="text">
      <style:text-properties fo:background-color="#ffffff" fo:color="#333333" style:font-name="Verdana" style:font-name-asian="Verdana" style:font-name-complex="Verdana"/>
    </style:style>
    <style:style style:name="T204_68" style:family="text">
      <style:text-properties fo:background-color="#ffffff" fo:color="#333333" style:font-name="Verdana" style:font-name-asian="Verdana" style:font-name-complex="Verdana"/>
    </style:style>
    <style:style style:name="T204_69" style:family="text">
      <style:text-properties fo:background-color="#ffffff" fo:color="#333333" style:font-name="Verdana" style:font-name-asian="Verdana" style:font-name-complex="Verdana"/>
    </style:style>
    <style:style style:name="T204_70" style:family="text">
      <style:text-properties fo:background-color="#ffffff" fo:color="#333333" style:font-name="Verdana" style:font-name-asian="Verdana" style:font-name-complex="Verdana"/>
    </style:style>
    <style:style style:name="T204_71" style:family="text">
      <style:text-properties fo:background-color="#ffffff" fo:color="#333333" style:font-name="Verdana" style:font-name-asian="Verdana" style:font-name-complex="Verdana"/>
    </style:style>
    <style:style style:name="T204_72" style:family="text">
      <style:text-properties fo:background-color="#ffffff" fo:color="#333333" style:font-name="Verdana" style:font-name-asian="Verdana" style:font-name-complex="Verdana"/>
    </style:style>
    <style:style style:name="T204_73" style:family="text">
      <style:text-properties fo:background-color="#ffffff" fo:color="#333333" style:font-name="Verdana" style:font-name-asian="Verdana" style:font-name-complex="Verdana"/>
    </style:style>
    <style:style style:name="T204_74" style:family="text">
      <style:text-properties fo:background-color="#ffffff" fo:color="#333333" style:font-name="Verdana" style:font-name-asian="Verdana" style:font-name-complex="Verdana"/>
    </style:style>
    <style:style style:name="T204_75" style:family="text">
      <style:text-properties fo:background-color="#ffffff" fo:color="#333333" style:font-name="Verdana" style:font-name-asian="Verdana" style:font-name-complex="Verdana"/>
    </style:style>
    <style:style style:name="T204_76" style:family="text">
      <style:text-properties fo:background-color="#ffffff" fo:color="#333333" style:font-name="Verdana" style:font-name-asian="Verdana" style:font-name-complex="Verdana"/>
    </style:style>
    <style:style style:name="T204_77" style:family="text">
      <style:text-properties fo:background-color="#ffffff" fo:color="#333333" style:font-name="Verdana" style:font-name-asian="Verdana" style:font-name-complex="Verdana"/>
    </style:style>
    <style:style style:name="T204_78" style:family="text">
      <style:text-properties fo:background-color="#ffffff" fo:color="#333333" style:font-name="Verdana" style:font-name-asian="Verdana" style:font-name-complex="Verdana"/>
    </style:style>
    <style:style style:name="T204_79" style:family="text">
      <style:text-properties fo:background-color="#ffffff" fo:color="#333333" style:font-name="Verdana" style:font-name-asian="Verdana" style:font-name-complex="Verdana"/>
    </style:style>
    <style:style style:name="T204_80" style:family="text">
      <style:text-properties fo:background-color="#ffffff" fo:color="#333333" style:font-name="Verdana" style:font-name-asian="Verdana" style:font-name-complex="Verdana"/>
    </style:style>
    <style:style style:name="T204_81" style:family="text">
      <style:text-properties fo:background-color="#ffffff" fo:color="#333333" style:font-name="Verdana" style:font-name-asian="Verdana" style:font-name-complex="Verdana"/>
    </style:style>
    <style:style style:name="T204_82" style:family="text">
      <style:text-properties fo:background-color="#ffffff" fo:color="#333333" style:font-name="Verdana" style:font-name-asian="Verdana" style:font-name-complex="Verdana"/>
    </style:style>
    <style:style style:name="T204_83" style:family="text">
      <style:text-properties fo:background-color="#ffffff" fo:color="#333333" style:font-name="Verdana" style:font-name-asian="Verdana" style:font-name-complex="Verdana"/>
    </style:style>
    <style:style style:name="T204_84" style:family="text">
      <style:text-properties fo:background-color="#ffffff" fo:color="#333333" style:font-name="Verdana" style:font-name-asian="Verdana" style:font-name-complex="Verdana"/>
    </style:style>
    <style:style style:name="T204_85" style:family="text">
      <style:text-properties fo:background-color="#ffffff" fo:color="#333333" style:font-name="Verdana" style:font-name-asian="Verdana" style:font-name-complex="Verdana"/>
    </style:style>
    <style:style style:name="T204_86" style:family="text">
      <style:text-properties fo:background-color="#ffffff" fo:color="#333333" style:font-name="Verdana" style:font-name-asian="Verdana" style:font-name-complex="Verdana"/>
    </style:style>
    <style:style style:name="T204_87" style:family="text">
      <style:text-properties fo:background-color="#ffffff" fo:color="#333333" style:font-name="Verdana" style:font-name-asian="Verdana" style:font-name-complex="Verdana"/>
    </style:style>
    <style:style style:name="T204_88" style:family="text">
      <style:text-properties fo:background-color="#ffffff" fo:color="#333333" style:font-name="Verdana" style:font-name-asian="Verdana" style:font-name-complex="Verdana"/>
    </style:style>
    <style:style style:name="T204_89" style:family="text">
      <style:text-properties fo:background-color="#ffffff" fo:color="#333333" style:font-name="Verdana" style:font-name-asian="Verdana" style:font-name-complex="Verdana"/>
    </style:style>
    <style:style style:name="T204_90" style:family="text">
      <style:text-properties fo:background-color="#ffffff" fo:color="#333333" style:font-name="Verdana" style:font-name-asian="Verdana" style:font-name-complex="Verdana"/>
    </style:style>
    <style:style style:name="T204_91" style:family="text">
      <style:text-properties fo:background-color="#ffffff" fo:color="#333333" style:font-name="Verdana" style:font-name-asian="Verdana" style:font-name-complex="Verdana"/>
    </style:style>
    <style:style style:name="T204_92" style:family="text">
      <style:text-properties fo:background-color="#ffffff" fo:color="#333333" style:font-name="Verdana" style:font-name-asian="Verdana" style:font-name-complex="Verdana"/>
    </style:style>
    <style:style style:name="T204_93" style:family="text">
      <style:text-properties fo:background-color="#ffffff" fo:color="#333333" style:font-name="Verdana" style:font-name-asian="Verdana" style:font-name-complex="Verdana"/>
    </style:style>
    <style:style style:name="T204_94" style:family="text">
      <style:text-properties fo:background-color="#ffffff" fo:color="#333333" style:font-name="Verdana" style:font-name-asian="Verdana" style:font-name-complex="Verdana"/>
    </style:style>
    <style:style style:name="T204_95" style:family="text">
      <style:text-properties fo:background-color="#ffffff" fo:color="#333333" style:font-name="Verdana" style:font-name-asian="Verdana" style:font-name-complex="Verdana"/>
    </style:style>
    <style:style style:name="T204_96" style:family="text">
      <style:text-properties fo:background-color="#ffffff" fo:color="#333333" style:font-name="Verdana" style:font-name-asian="Verdana" style:font-name-complex="Verdana"/>
    </style:style>
    <style:style style:name="T204_97" style:family="text">
      <style:text-properties fo:background-color="#ffffff" fo:color="#333333" style:font-name="Verdana" style:font-name-asian="Verdana" style:font-name-complex="Verdana"/>
    </style:style>
    <style:style style:name="T204_98" style:family="text">
      <style:text-properties fo:background-color="#ffffff" fo:color="#333333" style:font-name="Verdana" style:font-name-asian="Verdana" style:font-name-complex="Verdana"/>
    </style:style>
    <style:style style:name="T204_99" style:family="text">
      <style:text-properties fo:background-color="#ffffff" fo:color="#333333" style:font-name="Verdana" style:font-name-asian="Verdana" style:font-name-complex="Verdana"/>
    </style:style>
    <style:style style:name="T204_100" style:family="text">
      <style:text-properties fo:background-color="#ffffff" fo:color="#333333" style:font-name="Verdana" style:font-name-asian="Verdana" style:font-name-complex="Verdana"/>
    </style:style>
    <style:style style:name="T204_101" style:family="text">
      <style:text-properties fo:background-color="#ffffff" fo:color="#333333" style:font-name="Verdana" style:font-name-asian="Verdana" style:font-name-complex="Verdana"/>
    </style:style>
    <style:style style:name="T204_102" style:family="text">
      <style:text-properties fo:background-color="#ffffff" fo:color="#333333" style:font-name="Verdana" style:font-name-asian="Verdana" style:font-name-complex="Verdana"/>
    </style:style>
    <style:style style:name="T204_103" style:family="text">
      <style:text-properties fo:background-color="#ffffff" fo:color="#333333" style:font-name="Verdana" style:font-name-asian="Verdana" style:font-name-complex="Verdana"/>
    </style:style>
    <style:style style:name="T204_104" style:family="text">
      <style:text-properties fo:background-color="#ffffff" fo:color="#333333" style:font-name="Verdana" style:font-name-asian="Verdana" style:font-name-complex="Verdana"/>
    </style:style>
    <style:style style:name="T204_105" style:family="text">
      <style:text-properties fo:background-color="#ffffff" fo:color="#333333" style:font-name="Verdana" style:font-name-asian="Verdana" style:font-name-complex="Verdana"/>
    </style:style>
    <style:style style:name="T204_106" style:family="text">
      <style:text-properties fo:background-color="#ffffff" fo:color="#333333" style:font-name="Verdana" style:font-name-asian="Verdana" style:font-name-complex="Verdana"/>
    </style:style>
    <style:style style:name="T204_107" style:family="text">
      <style:text-properties fo:background-color="#ffffff" fo:color="#333333" style:font-name="Verdana" style:font-name-asian="Verdana" style:font-name-complex="Verdana"/>
    </style:style>
    <style:style style:name="T204_108" style:family="text">
      <style:text-properties fo:background-color="#ffffff" fo:color="#333333" style:font-name="Verdana" style:font-name-asian="Verdana" style:font-name-complex="Verdana"/>
    </style:style>
    <style:style style:name="T204_109" style:family="text">
      <style:text-properties fo:background-color="#ffffff" fo:color="#333333" style:font-name="Verdana" style:font-name-asian="Verdana" style:font-name-complex="Verdana"/>
    </style:style>
    <style:style style:name="T204_110" style:family="text">
      <style:text-properties fo:background-color="#ffffff" fo:color="#333333" style:font-name="Verdana" style:font-name-asian="Verdana" style:font-name-complex="Verdana"/>
    </style:style>
    <style:style style:name="T204_111" style:family="text">
      <style:text-properties fo:background-color="#ffffff" fo:color="#333333" style:font-name="Verdana" style:font-name-asian="Verdana" style:font-name-complex="Verdana"/>
    </style:style>
    <style:style style:name="T204_112" style:family="text">
      <style:text-properties fo:background-color="#ffffff" fo:color="#333333" style:font-name="Verdana" style:font-name-asian="Verdana" style:font-name-complex="Verdana"/>
    </style:style>
    <style:style style:name="T204_113" style:family="text">
      <style:text-properties fo:background-color="#ffffff" fo:color="#333333" style:font-name="Verdana" style:font-name-asian="Verdana" style:font-name-complex="Verdana"/>
    </style:style>
    <style:style style:name="T204_114" style:family="text">
      <style:text-properties fo:background-color="#ffffff" fo:color="#333333" style:font-name="Verdana" style:font-name-asian="Verdana" style:font-name-complex="Verdana"/>
    </style:style>
    <style:style style:name="T204_115" style:family="text">
      <style:text-properties fo:background-color="#ffffff" fo:color="#333333" style:font-name="Verdana" style:font-name-asian="Verdana" style:font-name-complex="Verdana"/>
    </style:style>
    <style:style style:name="T204_116" style:family="text">
      <style:text-properties fo:background-color="#ffffff" fo:color="#333333" style:font-name="Verdana" style:font-name-asian="Verdana" style:font-name-complex="Verdana"/>
    </style:style>
    <style:style style:name="T204_117" style:family="text">
      <style:text-properties fo:background-color="#ffffff" fo:color="#333333" style:font-name="Verdana" style:font-name-asian="Verdana" style:font-name-complex="Verdana"/>
    </style:style>
    <style:style style:name="T204_118" style:family="text">
      <style:text-properties fo:background-color="#ffffff" fo:color="#333333" style:font-name="Verdana" style:font-name-asian="Verdana" style:font-name-complex="Verdana"/>
    </style:style>
    <style:style style:name="T204_119" style:family="text">
      <style:text-properties fo:background-color="#ffffff" fo:color="#333333" style:font-name="Verdana" style:font-name-asian="Verdana" style:font-name-complex="Verdana"/>
    </style:style>
    <style:style style:name="T204_120" style:family="text">
      <style:text-properties fo:background-color="#ffffff" fo:color="#333333" style:font-name="Verdana" style:font-name-asian="Verdana" style:font-name-complex="Verdana"/>
    </style:style>
    <style:style style:name="T204_121" style:family="text">
      <style:text-properties fo:background-color="#ffffff" fo:color="#333333" style:font-name="Verdana" style:font-name-asian="Verdana" style:font-name-complex="Verdana"/>
    </style:style>
    <style:style style:name="T204_122" style:family="text">
      <style:text-properties fo:background-color="#ffffff" fo:color="#333333" style:font-name="Verdana" style:font-name-asian="Verdana" style:font-name-complex="Verdana"/>
    </style:style>
    <style:style style:name="T204_123" style:family="text">
      <style:text-properties fo:background-color="#ffffff" fo:color="#333333" style:font-name="Verdana" style:font-name-asian="Verdana" style:font-name-complex="Verdana"/>
    </style:style>
    <style:style style:name="T204_124" style:family="text">
      <style:text-properties fo:background-color="#ffffff" fo:color="#333333" style:font-name="Verdana" style:font-name-asian="Verdana" style:font-name-complex="Verdana"/>
    </style:style>
    <style:style style:name="T204_125" style:family="text">
      <style:text-properties fo:background-color="#ffffff" fo:color="#333333" style:font-name="Verdana" style:font-name-asian="Verdana" style:font-name-complex="Verdana"/>
    </style:style>
    <style:style style:name="T204_126" style:family="text">
      <style:text-properties fo:background-color="#ffffff" fo:color="#333333" style:font-name="Verdana" style:font-name-asian="Verdana" style:font-name-complex="Verdana" fo:font-weight="bold" style:font-weight-asian="bold" style:font-weight-complex="bold"/>
    </style:style>
    <style:style style:name="T204_127" style:family="text">
      <style:text-properties fo:background-color="#ffffff" fo:color="#333333" style:font-name="Verdana" style:font-name-asian="Verdana" style:font-name-complex="Verdana"/>
    </style:style>
    <style:style style:name="T204_128" style:family="text">
      <style:text-properties fo:background-color="#ffffff" fo:color="#333333" style:font-name="Verdana" style:font-name-asian="Verdana" style:font-name-complex="Verdana"/>
    </style:style>
    <style:style style:name="T204_129" style:family="text">
      <style:text-properties fo:background-color="#ffffff" fo:color="#333333" style:font-name="Verdana" style:font-name-asian="Verdana" style:font-name-complex="Verdana"/>
    </style:style>
    <style:style style:name="T204_130" style:family="text">
      <style:text-properties fo:background-color="#ffffff" fo:color="#333333" style:font-name="Verdana" style:font-name-asian="Verdana" style:font-name-complex="Verdana"/>
    </style:style>
    <style:style style:name="T204_131" style:family="text">
      <style:text-properties fo:background-color="#ffffff" fo:color="#333333" style:font-name="Verdana" style:font-name-asian="Verdana" style:font-name-complex="Verdana"/>
    </style:style>
    <style:style style:name="T204_132" style:family="text">
      <style:text-properties fo:background-color="#ffffff" fo:color="#333333" style:font-name="Verdana" style:font-name-asian="Verdana" style:font-name-complex="Verdana"/>
    </style:style>
    <style:style style:name="T204_133" style:family="text">
      <style:text-properties fo:background-color="#ffffff" fo:color="#333333" style:font-name="Verdana" style:font-name-asian="Verdana" style:font-name-complex="Verdana"/>
    </style:style>
    <style:style style:name="T204_134" style:family="text">
      <style:text-properties fo:background-color="#ffffff" fo:color="#333333" style:font-name="Verdana" style:font-name-asian="Verdana" style:font-name-complex="Verdana"/>
    </style:style>
    <style:style style:name="T204_135" style:family="text">
      <style:text-properties fo:background-color="#ffffff" fo:color="#333333" style:font-name="Verdana" style:font-name-asian="Verdana" style:font-name-complex="Verdana"/>
    </style:style>
    <style:style style:name="T204_136" style:family="text">
      <style:text-properties fo:background-color="#ffffff" fo:color="#333333" style:font-name="Verdana" style:font-name-asian="Verdana" style:font-name-complex="Verdana"/>
    </style:style>
    <style:style style:name="T204_137" style:family="text">
      <style:text-properties fo:background-color="#ffffff" fo:color="#333333" style:font-name="Verdana" style:font-name-asian="Verdana" style:font-name-complex="Verdana"/>
    </style:style>
    <style:style style:name="T204_138" style:family="text">
      <style:text-properties fo:background-color="#ffffff" fo:color="#333333" style:font-name="Verdana" style:font-name-asian="Verdana" style:font-name-complex="Verdana"/>
    </style:style>
    <style:style style:name="T204_139" style:family="text">
      <style:text-properties fo:background-color="#ffffff" fo:color="#333333" style:font-name="Verdana" style:font-name-asian="Verdana" style:font-name-complex="Verdana"/>
    </style:style>
    <style:style style:name="T204_140" style:family="text">
      <style:text-properties fo:background-color="#ffffff" fo:color="#333333" style:font-name="Verdana" style:font-name-asian="Verdana" style:font-name-complex="Verdana"/>
    </style:style>
    <style:style style:name="T204_141" style:family="text">
      <style:text-properties fo:background-color="#ffffff" fo:color="#333333" style:font-name="Verdana" style:font-name-asian="Verdana" style:font-name-complex="Verdana"/>
    </style:style>
    <style:style style:name="T204_142" style:family="text">
      <style:text-properties fo:background-color="#ffffff" fo:color="#333333" style:font-name="Verdana" style:font-name-asian="Verdana" style:font-name-complex="Verdana"/>
    </style:style>
    <style:style style:name="T204_143" style:family="text">
      <style:text-properties fo:background-color="#ffffff" fo:color="#333333" style:font-name="Verdana" style:font-name-asian="Verdana" style:font-name-complex="Verdana"/>
    </style:style>
    <style:style style:name="T204_144" style:family="text">
      <style:text-properties fo:background-color="#ffffff" fo:color="#333333" style:font-name="Verdana" style:font-name-asian="Verdana" style:font-name-complex="Verdana"/>
    </style:style>
    <style:style style:name="T204_145" style:family="text">
      <style:text-properties fo:background-color="#ffffff" fo:color="#333333" style:font-name="Verdana" style:font-name-asian="Verdana" style:font-name-complex="Verdana"/>
    </style:style>
    <style:style style:name="T204_146" style:family="text">
      <style:text-properties fo:background-color="#ffffff" fo:color="#333333" style:font-name="Verdana" style:font-name-asian="Verdana" style:font-name-complex="Verdana"/>
    </style:style>
    <style:style style:name="T204_147" style:family="text">
      <style:text-properties fo:background-color="#ffffff" fo:color="#333333" style:font-name="Verdana" style:font-name-asian="Verdana" style:font-name-complex="Verdana"/>
    </style:style>
    <style:style style:name="T204_148" style:family="text">
      <style:text-properties fo:background-color="#ffffff" fo:color="#333333" style:font-name="Verdana" style:font-name-asian="Verdana" style:font-name-complex="Verdana"/>
    </style:style>
    <style:style style:name="T204_149" style:family="text">
      <style:text-properties fo:background-color="#ffffff" fo:color="#333333" style:font-name="Verdana" style:font-name-asian="Verdana" style:font-name-complex="Verdana"/>
    </style:style>
    <style:style style:name="T204_150" style:family="text">
      <style:text-properties fo:background-color="#ffffff" fo:color="#333333" style:font-name="Verdana" style:font-name-asian="Verdana" style:font-name-complex="Verdana"/>
    </style:style>
    <style:style style:name="T204_151" style:family="text">
      <style:text-properties fo:background-color="#ffffff" fo:color="#333333" style:font-name="Verdana" style:font-name-asian="Verdana" style:font-name-complex="Verdana"/>
    </style:style>
    <style:style style:name="T204_152" style:family="text">
      <style:text-properties fo:background-color="#ffffff" fo:color="#333333" style:font-name="Verdana" style:font-name-asian="Verdana" style:font-name-complex="Verdana"/>
    </style:style>
    <style:style style:name="T204_153" style:family="text">
      <style:text-properties fo:background-color="#ffffff" fo:color="#333333" style:font-name="Verdana" style:font-name-asian="Verdana" style:font-name-complex="Verdana"/>
    </style:style>
    <style:style style:name="T204_154" style:family="text">
      <style:text-properties fo:background-color="#ffffff" fo:color="#333333" style:font-name="Verdana" style:font-name-asian="Verdana" style:font-name-complex="Verdana"/>
    </style:style>
    <style:style style:name="T204_155" style:family="text">
      <style:text-properties fo:background-color="#ffffff" fo:color="#333333" style:font-name="Verdana" style:font-name-asian="Verdana" style:font-name-complex="Verdana"/>
    </style:style>
    <style:style style:name="T204_156" style:family="text">
      <style:text-properties fo:background-color="#ffffff" fo:color="#333333" style:font-name="Verdana" style:font-name-asian="Verdana" style:font-name-complex="Verdana"/>
    </style:style>
    <style:style style:name="T204_157" style:family="text">
      <style:text-properties fo:background-color="#ffffff" fo:color="#333333" style:font-name="Verdana" style:font-name-asian="Verdana" style:font-name-complex="Verdana"/>
    </style:style>
    <style:style style:name="T204_158" style:family="text">
      <style:text-properties fo:background-color="#ffffff" fo:color="#333333" style:font-name="Verdana" style:font-name-asian="Verdana" style:font-name-complex="Verdana"/>
    </style:style>
    <style:style style:name="T204_159" style:family="text">
      <style:text-properties fo:background-color="#ffffff" fo:color="#333333" style:font-name="Verdana" style:font-name-asian="Verdana" style:font-name-complex="Verdana"/>
    </style:style>
    <style:style style:name="T204_160" style:family="text">
      <style:text-properties fo:background-color="#ffffff" fo:color="#333333" style:font-name="Verdana" style:font-name-asian="Verdana" style:font-name-complex="Verdana"/>
    </style:style>
    <style:style style:name="T204_161" style:family="text">
      <style:text-properties fo:background-color="#ffffff" fo:color="#333333" style:font-name="Verdana" style:font-name-asian="Verdana" style:font-name-complex="Verdana"/>
    </style:style>
    <style:style style:name="T204_162" style:family="text">
      <style:text-properties fo:background-color="#ffffff" fo:color="#333333" style:font-name="Verdana" style:font-name-asian="Verdana" style:font-name-complex="Verdana"/>
    </style:style>
    <style:style style:name="T204_163" style:family="text">
      <style:text-properties fo:background-color="#ffffff" fo:color="#333333" style:font-name="Verdana" style:font-name-asian="Verdana" style:font-name-complex="Verdana"/>
    </style:style>
    <style:style style:name="T204_164" style:family="text">
      <style:text-properties fo:background-color="#ffffff" fo:color="#333333" style:font-name="Verdana" style:font-name-asian="Verdana" style:font-name-complex="Verdana"/>
    </style:style>
    <style:style style:name="T204_165" style:family="text">
      <style:text-properties fo:background-color="#ffffff" fo:color="#333333" style:font-name="Verdana" style:font-name-asian="Verdana" style:font-name-complex="Verdana"/>
    </style:style>
    <style:style style:name="T204_166" style:family="text">
      <style:text-properties fo:background-color="#ffffff" fo:color="#333333" style:font-name="Verdana" style:font-name-asian="Verdana" style:font-name-complex="Verdana"/>
    </style:style>
    <style:style style:name="T204_167" style:family="text">
      <style:text-properties fo:background-color="#ffffff" fo:color="#333333" style:font-name="Verdana" style:font-name-asian="Verdana" style:font-name-complex="Verdana"/>
    </style:style>
    <style:style style:name="T204_168" style:family="text">
      <style:text-properties fo:background-color="#ffffff" fo:color="#333333" style:font-name="Verdana" style:font-name-asian="Verdana" style:font-name-complex="Verdana"/>
    </style:style>
    <style:style style:name="T204_169" style:family="text">
      <style:text-properties fo:background-color="#ffffff" fo:color="#333333" style:font-name="Verdana" style:font-name-asian="Verdana" style:font-name-complex="Verdana"/>
    </style:style>
    <style:style style:name="T204_170" style:family="text">
      <style:text-properties fo:background-color="#ffffff" fo:color="#333333" style:font-name="Verdana" style:font-name-asian="Verdana" style:font-name-complex="Verdana"/>
    </style:style>
    <style:style style:name="T204_171" style:family="text">
      <style:text-properties fo:background-color="#ffffff" fo:color="#333333" style:font-name="Verdana" style:font-name-asian="Verdana" style:font-name-complex="Verdana"/>
    </style:style>
    <style:style style:name="T204_172" style:family="text">
      <style:text-properties fo:background-color="#ffffff" fo:color="#333333" style:font-name="Verdana" style:font-name-asian="Verdana" style:font-name-complex="Verdana"/>
    </style:style>
    <style:style style:name="T204_173" style:family="text">
      <style:text-properties fo:background-color="#ffffff" fo:color="#333333" style:font-name="Verdana" style:font-name-asian="Verdana" style:font-name-complex="Verdana"/>
    </style:style>
    <style:style style:name="T204_174" style:family="text">
      <style:text-properties fo:background-color="#ffffff" fo:color="#333333" style:font-name="Verdana" style:font-name-asian="Verdana" style:font-name-complex="Verdana"/>
    </style:style>
    <style:style style:name="T204_175" style:family="text">
      <style:text-properties fo:background-color="#ffffff" fo:color="#333333" style:font-name="Verdana" style:font-name-asian="Verdana" style:font-name-complex="Verdana"/>
    </style:style>
    <style:style style:name="T204_176" style:family="text">
      <style:text-properties fo:background-color="#ffffff" fo:color="#333333" style:font-name="Verdana" style:font-name-asian="Verdana" style:font-name-complex="Verdana"/>
    </style:style>
    <style:style style:name="T204_177" style:family="text">
      <style:text-properties fo:background-color="#ffffff" fo:color="#333333" style:font-name="Verdana" style:font-name-asian="Verdana" style:font-name-complex="Verdana"/>
    </style:style>
    <style:style style:name="T204_178" style:family="text">
      <style:text-properties fo:background-color="#ffffff" fo:color="#333333" style:font-name="Verdana" style:font-name-asian="Verdana" style:font-name-complex="Verdana"/>
    </style:style>
    <style:style style:name="T204_179" style:family="text">
      <style:text-properties fo:background-color="#ffffff" fo:color="#333333" style:font-name="Verdana" style:font-name-asian="Verdana" style:font-name-complex="Verdana"/>
    </style:style>
    <style:style style:name="T204_180" style:family="text">
      <style:text-properties fo:background-color="#ffffff" fo:color="#333333" style:font-name="Verdana" style:font-name-asian="Verdana" style:font-name-complex="Verdana"/>
    </style:style>
    <style:style style:name="T204_181" style:family="text">
      <style:text-properties fo:background-color="#ffffff" fo:color="#333333" style:font-name="Verdana" style:font-name-asian="Verdana" style:font-name-complex="Verdana"/>
    </style:style>
    <style:style style:name="T204_182" style:family="text">
      <style:text-properties fo:background-color="#ffffff" fo:color="#333333" style:font-name="Verdana" style:font-name-asian="Verdana" style:font-name-complex="Verdana"/>
    </style:style>
    <style:style style:name="T204_183" style:family="text">
      <style:text-properties fo:background-color="#ffffff" fo:color="#333333" style:font-name="Verdana" style:font-name-asian="Verdana" style:font-name-complex="Verdana"/>
    </style:style>
    <style:style style:name="T204_184" style:family="text">
      <style:text-properties fo:background-color="#ffffff" fo:color="#333333" style:font-name="Verdana" style:font-name-asian="Verdana" style:font-name-complex="Verdana"/>
    </style:style>
    <style:style style:name="T204_185" style:family="text">
      <style:text-properties fo:background-color="#ffffff" fo:color="#333333" style:font-name="Verdana" style:font-name-asian="Verdana" style:font-name-complex="Verdana"/>
    </style:style>
    <style:style style:name="T204_186" style:family="text">
      <style:text-properties fo:background-color="#ffffff" fo:color="#333333" style:font-name="Verdana" style:font-name-asian="Verdana" style:font-name-complex="Verdana"/>
    </style:style>
    <style:style style:name="T204_187" style:family="text">
      <style:text-properties fo:background-color="#ffffff" fo:color="#333333" style:font-name="Verdana" style:font-name-asian="Verdana" style:font-name-complex="Verdana"/>
    </style:style>
    <style:style style:name="T204_188" style:family="text">
      <style:text-properties fo:background-color="#ffffff" fo:color="#333333" style:font-name="Verdana" style:font-name-asian="Verdana" style:font-name-complex="Verdana"/>
    </style:style>
    <style:style style:name="T204_189" style:family="text">
      <style:text-properties fo:background-color="#ffffff" fo:color="#333333" style:font-name="Verdana" style:font-name-asian="Verdana" style:font-name-complex="Verdana"/>
    </style:style>
    <style:style style:name="T204_190" style:family="text">
      <style:text-properties fo:background-color="#ffffff" fo:color="#333333" style:font-name="Verdana" style:font-name-asian="Verdana" style:font-name-complex="Verdana"/>
    </style:style>
    <style:style style:name="T204_191" style:family="text">
      <style:text-properties fo:background-color="#ffffff" fo:color="#333333" style:font-name="Verdana" style:font-name-asian="Verdana" style:font-name-complex="Verdana"/>
    </style:style>
    <style:style style:name="T204_192" style:family="text">
      <style:text-properties fo:background-color="#ffffff" fo:color="#333333" style:font-name="Verdana" style:font-name-asian="Verdana" style:font-name-complex="Verdana"/>
    </style:style>
    <style:style style:name="T204_193" style:family="text">
      <style:text-properties fo:background-color="#ffffff" fo:color="#333333" style:font-name="Verdana" style:font-name-asian="Verdana" style:font-name-complex="Verdana"/>
    </style:style>
    <style:style style:name="T204_194" style:family="text">
      <style:text-properties fo:background-color="#ffffff" fo:color="#333333" style:font-name="Verdana" style:font-name-asian="Verdana" style:font-name-complex="Verdana"/>
    </style:style>
    <style:style style:name="T204_195" style:family="text">
      <style:text-properties fo:background-color="#ffffff" fo:color="#333333" style:font-name="Verdana" style:font-name-asian="Verdana" style:font-name-complex="Verdana"/>
    </style:style>
    <style:style style:name="T204_196" style:family="text">
      <style:text-properties style:font-name="Verdana" style:font-name-asian="Verdana" style:font-name-complex="Verdana"/>
    </style:style>
    <style:style style:name="T204_197" style:family="text">
      <style:text-properties style:font-name="Verdana" style:font-name-asian="Verdana" style:font-name-complex="Verdana"/>
    </style:style>
    <style:style style:name="T204_198" style:family="text">
      <style:text-properties style:font-name="Verdana" style:font-name-asian="Verdana" style:font-name-complex="Verdana"/>
    </style:style>
    <style:style style:name="T204_199" style:family="text">
      <style:text-properties style:font-name="Verdana" style:font-name-asian="Verdana" style:font-name-complex="Verdana"/>
    </style:style>
    <style:style style:name="T204_200" style:family="text">
      <style:text-properties style:font-name="Verdana" style:font-name-asian="Verdana" style:font-name-complex="Verdana"/>
    </style:style>
    <style:style style:name="T204_201" style:family="text">
      <style:text-properties style:font-name="Verdana" style:font-name-asian="Verdana" style:font-name-complex="Verdana"/>
    </style:style>
    <style:style style:name="T204_202" style:family="text">
      <style:text-properties style:font-name="Verdana" style:font-name-asian="Verdana" style:font-name-complex="Verdana"/>
    </style:style>
    <style:style style:name="T204_203" style:family="text">
      <style:text-properties style:font-name="Verdana" style:font-name-asian="Verdana" style:font-name-complex="Verdana"/>
    </style:style>
    <style:style style:name="T204_204" style:family="text">
      <style:text-properties style:font-name="Verdana" style:font-name-asian="Verdana" style:font-name-complex="Verdana"/>
    </style:style>
    <style:style style:name="T204_205" style:family="text">
      <style:text-properties style:font-name="Verdana" style:font-name-asian="Verdana" style:font-name-complex="Verdana"/>
    </style:style>
    <style:style style:name="T204_206" style:family="text">
      <style:text-properties style:font-name="Verdana" style:font-name-asian="Verdana" style:font-name-complex="Verdana"/>
    </style:style>
    <style:style style:name="T204_207" style:family="text">
      <style:text-properties style:font-name="Verdana" style:font-name-asian="Verdana" style:font-name-complex="Verdana"/>
    </style:style>
    <style:style style:name="T204_208" style:family="text">
      <style:text-properties style:font-name="Verdana" style:font-name-asian="Verdana" style:font-name-complex="Verdana"/>
    </style:style>
    <style:style style:name="T204_209" style:family="text">
      <style:text-properties style:font-name="Verdana" style:font-name-asian="Verdana" style:font-name-complex="Verdana"/>
    </style:style>
    <style:style style:name="T204_210" style:family="text">
      <style:text-properties style:font-name="Verdana" style:font-name-asian="Verdana" style:font-name-complex="Verdana"/>
    </style:style>
    <style:style style:name="T204_211" style:family="text">
      <style:text-properties style:font-name="Verdana" style:font-name-asian="Verdana" style:font-name-complex="Verdana"/>
    </style:style>
    <style:style style:name="T204_212" style:family="text">
      <style:text-properties style:font-name="Verdana" style:font-name-asian="Verdana" style:font-name-complex="Verdana"/>
    </style:style>
    <style:style style:name="T204_213" style:family="text">
      <style:text-properties style:font-name="Verdana" style:font-name-asian="Verdana" style:font-name-complex="Verdana"/>
    </style:style>
    <style:style style:name="T204_214" style:family="text">
      <style:text-properties style:font-name="Verdana" style:font-name-asian="Verdana" style:font-name-complex="Verdana"/>
    </style:style>
    <style:style style:name="T204_215" style:family="text">
      <style:text-properties style:font-name="Verdana" style:font-name-asian="Verdana" style:font-name-complex="Verdana"/>
    </style:style>
    <style:style style:name="T204_216" style:family="text">
      <style:text-properties style:font-name="Verdana" style:font-name-asian="Verdana" style:font-name-complex="Verdana"/>
    </style:style>
    <style:style style:name="T204_217" style:family="text">
      <style:text-properties style:font-name="Verdana" style:font-name-asian="Verdana" style:font-name-complex="Verdana"/>
    </style:style>
    <style:style style:name="T204_218" style:family="text">
      <style:text-properties style:font-name="Verdana" style:font-name-asian="Verdana" style:font-name-complex="Verdana"/>
    </style:style>
    <style:style style:name="T204_219" style:family="text">
      <style:text-properties style:font-name="Verdana" style:font-name-asian="Verdana" style:font-name-complex="Verdana"/>
    </style:style>
    <style:style style:name="T204_220" style:family="text">
      <style:text-properties style:font-name="Verdana" style:font-name-asian="Verdana" style:font-name-complex="Verdana"/>
    </style:style>
    <style:style style:name="T204_221" style:family="text">
      <style:text-properties style:font-name="Verdana" style:font-name-asian="Verdana" style:font-name-complex="Verdana"/>
    </style:style>
    <style:style style:name="T204_222" style:family="text">
      <style:text-properties style:font-name="Verdana" style:font-name-asian="Verdana" style:font-name-complex="Verdana"/>
    </style:style>
    <style:style style:name="T204_223" style:family="text">
      <style:text-properties style:font-name="Verdana" style:font-name-asian="Verdana" style:font-name-complex="Verdana"/>
    </style:style>
    <style:style style:name="T204_224" style:family="text">
      <style:text-properties style:font-name="Verdana" style:font-name-asian="Verdana" style:font-name-complex="Verdana"/>
    </style:style>
    <style:style style:name="T204_225" style:family="text">
      <style:text-properties style:font-name="Verdana" style:font-name-asian="Verdana" style:font-name-complex="Verdana"/>
    </style:style>
    <style:style style:name="T204_226" style:family="text">
      <style:text-properties style:font-name="Verdana" style:font-name-asian="Verdana" style:font-name-complex="Verdana"/>
    </style:style>
    <style:style style:name="T204_227" style:family="text">
      <style:text-properties style:font-name="Verdana" style:font-name-asian="Verdana" style:font-name-complex="Verdana"/>
    </style:style>
    <style:style style:name="T204_228" style:family="text">
      <style:text-properties style:font-name="Verdana" style:font-name-asian="Verdana" style:font-name-complex="Verdana"/>
    </style:style>
    <style:style style:name="T204_229" style:family="text">
      <style:text-properties style:font-name="Verdana" style:font-name-asian="Verdana" style:font-name-complex="Verdana"/>
    </style:style>
    <style:style style:name="T204_230" style:family="text">
      <style:text-properties style:font-name="Verdana" style:font-name-asian="Verdana" style:font-name-complex="Verdana"/>
    </style:style>
    <style:style style:name="T204_231" style:family="text">
      <style:text-properties style:font-name="Verdana" style:font-name-asian="Verdana" style:font-name-complex="Verdana"/>
    </style:style>
    <style:style style:name="T204_232" style:family="text">
      <style:text-properties style:font-name="Verdana" style:font-name-asian="Verdana" style:font-name-complex="Verdana"/>
    </style:style>
    <style:style style:name="T204_233" style:family="text">
      <style:text-properties style:font-name="Verdana" style:font-name-asian="Verdana" style:font-name-complex="Verdana"/>
    </style:style>
    <style:style style:name="T204_234" style:family="text">
      <style:text-properties style:font-name="Verdana" style:font-name-asian="Verdana" style:font-name-complex="Verdana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Verdana" style:font-name-asian="Verdana" style:font-name-complex="Verdana"/>
    </style:style>
    <style:style style:name="T205_2" style:family="text">
      <style:text-properties style:font-name="Verdana" style:font-name-asian="Verdana" style:font-name-complex="Verdana"/>
    </style:style>
    <style:style style:name="T205_3" style:family="text">
      <style:text-properties style:font-name="Verdana" style:font-name-asian="Verdana" style:font-name-complex="Verdana"/>
    </style:style>
    <style:style style:name="T205_4" style:family="text">
      <style:text-properties style:font-name="Verdana" style:font-name-asian="Verdana" style:font-name-complex="Verdana"/>
    </style:style>
    <style:style style:name="T205_5" style:family="text">
      <style:text-properties style:font-name="Verdana" style:font-name-asian="Verdana" style:font-name-complex="Verdana"/>
    </style:style>
    <style:style style:name="T205_6" style:family="text">
      <style:text-properties style:font-name="Verdana" style:font-name-asian="Verdana" style:font-name-complex="Verdana"/>
    </style:style>
    <style:style style:name="T205_7" style:family="text">
      <style:text-properties style:font-name="Verdana" style:font-name-asian="Verdana" style:font-name-complex="Verdana"/>
    </style:style>
    <style:style style:name="T205_8" style:family="text">
      <style:text-properties style:font-name="Verdana" style:font-name-asian="Verdana" style:font-name-complex="Verdana"/>
    </style:style>
    <style:style style:name="T205_9" style:family="text">
      <style:text-properties style:font-name="Verdana" style:font-name-asian="Verdana" style:font-name-complex="Verdana"/>
    </style:style>
    <style:style style:name="T205_10" style:family="text">
      <style:text-properties style:font-name="Verdana" style:font-name-asian="Verdana" style:font-name-complex="Verdana"/>
    </style:style>
    <style:style style:name="T205_11" style:family="text">
      <style:text-properties style:font-name="Verdana" style:font-name-asian="Verdana" style:font-name-complex="Verdana"/>
    </style:style>
    <style:style style:name="T205_12" style:family="text">
      <style:text-properties style:font-name="Verdana" style:font-name-asian="Verdana" style:font-name-complex="Verdana"/>
    </style:style>
    <style:style style:name="T205_13" style:family="text">
      <style:text-properties style:font-name="Verdana" style:font-name-asian="Verdana" style:font-name-complex="Verdana"/>
    </style:style>
    <style:style style:name="T205_14" style:family="text">
      <style:text-properties style:font-name="Verdana" style:font-name-asian="Verdana" style:font-name-complex="Verdana"/>
    </style:style>
    <style:style style:name="T205_15" style:family="text">
      <style:text-properties style:font-name="Verdana" style:font-name-asian="Verdana" style:font-name-complex="Verdana"/>
    </style:style>
    <style:style style:name="T205_16" style:family="text">
      <style:text-properties style:font-name="Verdana" style:font-name-asian="Verdana" style:font-name-complex="Verdana"/>
    </style:style>
    <style:style style:name="T205_17" style:family="text">
      <style:text-properties style:font-name="Verdana" style:font-name-asian="Verdana" style:font-name-complex="Verdana"/>
    </style:style>
    <style:style style:name="T205_18" style:family="text">
      <style:text-properties style:font-name="Verdana" style:font-name-asian="Verdana" style:font-name-complex="Verdana"/>
    </style:style>
    <style:style style:name="T205_19" style:family="text">
      <style:text-properties style:font-name="Verdana" style:font-name-asian="Verdana" style:font-name-complex="Verdana"/>
    </style:style>
    <style:style style:name="T205_20" style:family="text">
      <style:text-properties style:font-name="Verdana" style:font-name-asian="Verdana" style:font-name-complex="Verdana"/>
    </style:style>
    <style:style style:name="T205_21" style:family="text">
      <style:text-properties style:font-name="Verdana" style:font-name-asian="Verdana" style:font-name-complex="Verdana"/>
    </style:style>
    <style:style style:name="T205_22" style:family="text">
      <style:text-properties style:font-name="Verdana" style:font-name-asian="Verdana" style:font-name-complex="Verdana"/>
    </style:style>
    <style:style style:name="T205_23" style:family="text">
      <style:text-properties style:font-name="Verdana" style:font-name-asian="Verdana" style:font-name-complex="Verdana"/>
    </style:style>
    <style:style style:name="T205_24" style:family="text">
      <style:text-properties style:font-name="Verdana" style:font-name-asian="Verdana" style:font-name-complex="Verdana"/>
    </style:style>
    <style:style style:name="T205_25" style:family="text">
      <style:text-properties style:font-name="Verdana" style:font-name-asian="Verdana" style:font-name-complex="Verdana"/>
    </style:style>
    <style:style style:name="T205_26" style:family="text">
      <style:text-properties style:font-name="Verdana" style:font-name-asian="Verdana" style:font-name-complex="Verdana"/>
    </style:style>
    <style:style style:name="T205_27" style:family="text">
      <style:text-properties style:font-name="Verdana" style:font-name-asian="Verdana" style:font-name-complex="Verdana"/>
    </style:style>
    <style:style style:name="T205_28" style:family="text">
      <style:text-properties style:font-name="Verdana" style:font-name-asian="Verdana" style:font-name-complex="Verdana"/>
    </style:style>
    <style:style style:name="T205_29" style:family="text">
      <style:text-properties style:font-name="Verdana" style:font-name-asian="Verdana" style:font-name-complex="Verdana"/>
    </style:style>
    <style:style style:name="T205_30" style:family="text">
      <style:text-properties style:font-name="Verdana" style:font-name-asian="Verdana" style:font-name-complex="Verdana"/>
    </style:style>
    <style:style style:name="T205_31" style:family="text">
      <style:text-properties style:font-name="Verdana" style:font-name-asian="Verdana" style:font-name-complex="Verdana"/>
    </style:style>
    <style:style style:name="T205_32" style:family="text">
      <style:text-properties style:font-name="Verdana" style:font-name-asian="Verdana" style:font-name-complex="Verdana"/>
    </style:style>
    <style:style style:name="T205_33" style:family="text">
      <style:text-properties style:font-name="Verdana" style:font-name-asian="Verdana" style:font-name-complex="Verdana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Verdana" style:font-name-asian="Verdana" style:font-name-complex="Verdana"/>
    </style:style>
    <style:style style:name="T206_2" style:family="text">
      <style:text-properties style:font-name="Verdana" style:font-name-asian="Verdana" style:font-name-complex="Verdana"/>
    </style:style>
    <style:style style:name="T206_3" style:family="text">
      <style:text-properties style:font-name="Verdana" style:font-name-asian="Verdana" style:font-name-complex="Verdana"/>
    </style:style>
    <style:style style:name="T206_4" style:family="text">
      <style:text-properties style:font-name="Verdana" style:font-name-asian="Verdana" style:font-name-complex="Verdana"/>
    </style:style>
    <style:style style:name="T206_5" style:family="text">
      <style:text-properties style:font-name="Verdana" style:font-name-asian="Verdana" style:font-name-complex="Verdana"/>
    </style:style>
    <style:style style:name="T206_6" style:family="text">
      <style:text-properties style:font-name="Verdana" style:font-name-asian="Verdana" style:font-name-complex="Verdana"/>
    </style:style>
    <style:style style:name="T206_7" style:family="text">
      <style:text-properties style:font-name="Verdana" style:font-name-asian="Verdana" style:font-name-complex="Verdana"/>
    </style:style>
    <style:style style:name="T206_8" style:family="text">
      <style:text-properties style:font-name="Verdana" style:font-name-asian="Verdana" style:font-name-complex="Verdana"/>
    </style:style>
    <style:style style:name="T206_9" style:family="text">
      <style:text-properties style:font-name="Verdana" style:font-name-asian="Verdana" style:font-name-complex="Verdana"/>
    </style:style>
    <style:style style:name="T206_10" style:family="text">
      <style:text-properties style:font-name="Verdana" style:font-name-asian="Verdana" style:font-name-complex="Verdana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Verdana" style:font-name-asian="Verdana" style:font-name-complex="Verdana"/>
    </style:style>
    <style:style style:name="T207_2" style:family="text">
      <style:text-properties style:font-name="Verdana" style:font-name-asian="Verdana" style:font-name-complex="Verdana"/>
    </style:style>
    <style:style style:name="T207_3" style:family="text">
      <style:text-properties style:font-name="Verdana" style:font-name-asian="Verdana" style:font-name-complex="Verdana"/>
    </style:style>
    <style:style style:name="T207_4" style:family="text">
      <style:text-properties style:font-name="Verdana" style:font-name-asian="Verdana" style:font-name-complex="Verdana"/>
    </style:style>
    <style:style style:name="T207_5" style:family="text">
      <style:text-properties style:font-name="Verdana" style:font-name-asian="Verdana" style:font-name-complex="Verdana"/>
    </style:style>
    <style:style style:name="T207_6" style:family="text">
      <style:text-properties style:font-name="Verdana" style:font-name-asian="Verdana" style:font-name-complex="Verdana"/>
    </style:style>
    <style:style style:name="T207_7" style:family="text">
      <style:text-properties style:font-name="Verdana" style:font-name-asian="Verdana" style:font-name-complex="Verdana"/>
    </style:style>
    <style:style style:name="T207_8" style:family="text">
      <style:text-properties style:font-name="Verdana" style:font-name-asian="Verdana" style:font-name-complex="Verdana"/>
    </style:style>
    <style:style style:name="T207_9" style:family="text">
      <style:text-properties style:font-name="Verdana" style:font-name-asian="Verdana" style:font-name-complex="Verdana"/>
    </style:style>
    <style:style style:name="T207_10" style:family="text">
      <style:text-properties style:font-name="Verdana" style:font-name-asian="Verdana" style:font-name-complex="Verdana"/>
    </style:style>
    <style:style style:name="T207_11" style:family="text">
      <style:text-properties style:font-name="Verdana" style:font-name-asian="Verdana" style:font-name-complex="Verdana"/>
    </style:style>
    <style:style style:name="T207_12" style:family="text">
      <style:text-properties style:font-name="Verdana" style:font-name-asian="Verdana" style:font-name-complex="Verdana"/>
    </style:style>
    <style:style style:name="T207_13" style:family="text">
      <style:text-properties style:font-name="Verdana" style:font-name-asian="Verdana" style:font-name-complex="Verdana"/>
    </style:style>
    <style:style style:name="T207_14" style:family="text">
      <style:text-properties style:font-name="Verdana" style:font-name-asian="Verdana" style:font-name-complex="Verdana"/>
    </style:style>
    <style:style style:name="T207_15" style:family="text">
      <style:text-properties style:font-name="Verdana" style:font-name-asian="Verdana" style:font-name-complex="Verdana"/>
    </style:style>
    <style:style style:name="T207_16" style:family="text">
      <style:text-properties style:font-name="Verdana" style:font-name-asian="Verdana" style:font-name-complex="Verdana"/>
    </style:style>
    <style:style style:name="T207_17" style:family="text">
      <style:text-properties style:font-name="Verdana" style:font-name-asian="Verdana" style:font-name-complex="Verdana"/>
    </style:style>
    <style:style style:name="T207_18" style:family="text">
      <style:text-properties style:font-name="Verdana" style:font-name-asian="Verdana" style:font-name-complex="Verdana"/>
    </style:style>
    <style:style style:name="T207_19" style:family="text">
      <style:text-properties style:font-name="Verdana" style:font-name-asian="Verdana" style:font-name-complex="Verdana"/>
    </style:style>
    <style:style style:name="T207_20" style:family="text">
      <style:text-properties style:font-name="Verdana" style:font-name-asian="Verdana" style:font-name-complex="Verdana"/>
    </style:style>
    <style:style style:name="T207_21" style:family="text">
      <style:text-properties style:font-name="Verdana" style:font-name-asian="Verdana" style:font-name-complex="Verdana"/>
    </style:style>
    <style:style style:name="T207_22" style:family="text">
      <style:text-properties style:font-name="Verdana" style:font-name-asian="Verdana" style:font-name-complex="Verdana"/>
    </style:style>
    <style:style style:name="T207_23" style:family="text">
      <style:text-properties style:font-name="Verdana" style:font-name-asian="Verdana" style:font-name-complex="Verdana"/>
    </style:style>
    <style:style style:name="T207_24" style:family="text">
      <style:text-properties style:font-name="Verdana" style:font-name-asian="Verdana" style:font-name-complex="Verdana"/>
    </style:style>
    <style:style style:name="T207_25" style:family="text">
      <style:text-properties style:font-name="Verdana" style:font-name-asian="Verdana" style:font-name-complex="Verdana"/>
    </style:style>
    <style:style style:name="T207_26" style:family="text">
      <style:text-properties style:font-name="Verdana" style:font-name-asian="Verdana" style:font-name-complex="Verdana"/>
    </style:style>
    <style:style style:name="T207_27" style:family="text">
      <style:text-properties style:font-name="Verdana" style:font-name-asian="Verdana" style:font-name-complex="Verdana"/>
    </style:style>
    <style:style style:name="T207_28" style:family="text">
      <style:text-properties style:font-name="Verdana" style:font-name-asian="Verdana" style:font-name-complex="Verdana"/>
    </style:style>
    <style:style style:name="P208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background-color="#ffffff" fo:color="#333333" style:font-name="Verdana" style:font-name-asian="Verdana" style:font-name-complex="Verdana"/>
    </style:style>
    <style:style style:name="T209_2" style:family="text">
      <style:text-properties fo:background-color="#ffffff" fo:color="#333333" style:font-name="Verdana" style:font-name-asian="Verdana" style:font-name-complex="Verdana"/>
    </style:style>
    <style:style style:name="T209_3" style:family="text">
      <style:text-properties fo:background-color="#ffffff" fo:color="#333333" style:font-name="Verdana" style:font-name-asian="Verdana" style:font-name-complex="Verdana"/>
    </style:style>
    <style:style style:name="T209_4" style:family="text">
      <style:text-properties fo:background-color="#ffffff" fo:color="#333333" style:font-name="Verdana" style:font-name-asian="Verdana" style:font-name-complex="Verdana"/>
    </style:style>
    <style:style style:name="T209_5" style:family="text">
      <style:text-properties fo:background-color="#ffffff" fo:color="#333333" style:font-name="Verdana" style:font-name-asian="Verdana" style:font-name-complex="Verdana"/>
    </style:style>
    <style:style style:name="T209_6" style:family="text">
      <style:text-properties fo:background-color="#ffffff" fo:color="#333333" style:font-name="Verdana" style:font-name-asian="Verdana" style:font-name-complex="Verdana"/>
    </style:style>
    <style:style style:name="T209_7" style:family="text">
      <style:text-properties fo:background-color="#ffffff" fo:color="#333333" style:font-name="Verdana" style:font-name-asian="Verdana" style:font-name-complex="Verdana"/>
    </style:style>
    <style:style style:name="T209_8" style:family="text">
      <style:text-properties fo:background-color="#ffffff" fo:color="#333333" style:font-name="Verdana" style:font-name-asian="Verdana" style:font-name-complex="Verdana"/>
    </style:style>
    <style:style style:name="T209_9" style:family="text">
      <style:text-properties fo:background-color="#ffffff" fo:color="#333333" style:font-name="Verdana" style:font-name-asian="Verdana" style:font-name-complex="Verdana"/>
    </style:style>
    <style:style style:name="T209_10" style:family="text">
      <style:text-properties fo:background-color="#ffffff" fo:color="#333333" style:font-name="Verdana" style:font-name-asian="Verdana" style:font-name-complex="Verdana"/>
    </style:style>
    <style:style style:name="T209_11" style:family="text">
      <style:text-properties fo:background-color="#ffffff" fo:color="#333333" style:font-name="Verdana" style:font-name-asian="Verdana" style:font-name-complex="Verdana"/>
    </style:style>
    <style:style style:name="T209_12" style:family="text">
      <style:text-properties fo:background-color="#ffffff" fo:color="#333333" style:font-name="Verdana" style:font-name-asian="Verdana" style:font-name-complex="Verdana"/>
    </style:style>
    <style:style style:name="T209_13" style:family="text">
      <style:text-properties fo:background-color="#ffffff" fo:color="#333333" style:font-name="Verdana" style:font-name-asian="Verdana" style:font-name-complex="Verdana"/>
    </style:style>
    <style:style style:name="T209_14" style:family="text">
      <style:text-properties fo:background-color="#ffffff" fo:color="#333333" style:font-name="Verdana" style:font-name-asian="Verdana" style:font-name-complex="Verdana"/>
    </style:style>
    <style:style style:name="T209_15" style:family="text">
      <style:text-properties fo:background-color="#ffffff" fo:color="#333333" style:font-name="Verdana" style:font-name-asian="Verdana" style:font-name-complex="Verdana"/>
    </style:style>
    <style:style style:name="T209_16" style:family="text">
      <style:text-properties fo:background-color="#ffffff" fo:color="#333333" style:font-name="Verdana" style:font-name-asian="Verdana" style:font-name-complex="Verdana"/>
    </style:style>
    <style:style style:name="T209_17" style:family="text">
      <style:text-properties fo:background-color="#ffffff" fo:color="#333333" style:font-name="Verdana" style:font-name-asian="Verdana" style:font-name-complex="Verdana"/>
    </style:style>
    <style:style style:name="T209_18" style:family="text">
      <style:text-properties fo:background-color="#ffffff" fo:color="#333333" style:font-name="Verdana" style:font-name-asian="Verdana" style:font-name-complex="Verdana"/>
    </style:style>
    <style:style style:name="T209_19" style:family="text">
      <style:text-properties fo:background-color="#ffffff" fo:color="#333333" style:font-name="Verdana" style:font-name-asian="Verdana" style:font-name-complex="Verdana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background-color="#ffffff" fo:color="#333333" style:font-name="Verdana" style:font-name-asian="Verdana" style:font-name-complex="Verdana"/>
    </style:style>
    <style:style style:name="T210_2" style:family="text">
      <style:text-properties fo:background-color="#ffffff" fo:color="#333333" style:font-name="Verdana" style:font-name-asian="Verdana" style:font-name-complex="Verdana"/>
    </style:style>
    <style:style style:name="T210_3" style:family="text">
      <style:text-properties fo:background-color="#ffffff" fo:color="#333333" style:font-name="Verdana" style:font-name-asian="Verdana" style:font-name-complex="Verdana"/>
    </style:style>
    <style:style style:name="T210_4" style:family="text">
      <style:text-properties fo:background-color="#ffffff" fo:color="#333333" style:font-name="Verdana" style:font-name-asian="Verdana" style:font-name-complex="Verdana"/>
    </style:style>
    <style:style style:name="T210_5" style:family="text">
      <style:text-properties fo:background-color="#ffffff" fo:color="#333333" style:font-name="Verdana" style:font-name-asian="Verdana" style:font-name-complex="Verdana"/>
    </style:style>
    <style:style style:name="T210_6" style:family="text">
      <style:text-properties fo:background-color="#ffffff" fo:color="#333333" style:font-name="Verdana" style:font-name-asian="Verdana" style:font-name-complex="Verdana"/>
    </style:style>
    <style:style style:name="T210_7" style:family="text">
      <style:text-properties fo:background-color="#ffffff" fo:color="#333333" style:font-name="Verdana" style:font-name-asian="Verdana" style:font-name-complex="Verdana"/>
    </style:style>
    <style:style style:name="T210_8" style:family="text">
      <style:text-properties fo:background-color="#ffffff" fo:color="#333333" style:font-name="Verdana" style:font-name-asian="Verdana" style:font-name-complex="Verdana"/>
    </style:style>
    <style:style style:name="T210_9" style:family="text">
      <style:text-properties fo:background-color="#ffffff" fo:color="#333333" style:font-name="Verdana" style:font-name-asian="Verdana" style:font-name-complex="Verdana"/>
    </style:style>
    <style:style style:name="T210_10" style:family="text">
      <style:text-properties fo:background-color="#ffffff" fo:color="#333333" style:font-name="Verdana" style:font-name-asian="Verdana" style:font-name-complex="Verdana"/>
    </style:style>
    <style:style style:name="T210_11" style:family="text">
      <style:text-properties fo:background-color="#ffffff" fo:color="#333333" style:font-name="Verdana" style:font-name-asian="Verdana" style:font-name-complex="Verdana"/>
    </style:style>
    <style:style style:name="T210_12" style:family="text">
      <style:text-properties fo:background-color="#ffffff" fo:color="#333333" style:font-name="Verdana" style:font-name-asian="Verdana" style:font-name-complex="Verdana"/>
    </style:style>
    <style:style style:name="T210_13" style:family="text">
      <style:text-properties fo:background-color="#ffffff" fo:color="#333333" style:font-name="Verdana" style:font-name-asian="Verdana" style:font-name-complex="Verdana"/>
    </style:style>
    <style:style style:name="T210_14" style:family="text">
      <style:text-properties fo:background-color="#ffffff" fo:color="#333333" style:font-name="Verdana" style:font-name-asian="Verdana" style:font-name-complex="Verdana"/>
    </style:style>
    <style:style style:name="T210_15" style:family="text">
      <style:text-properties fo:background-color="#ffffff" fo:color="#333333" style:font-name="Verdana" style:font-name-asian="Verdana" style:font-name-complex="Verdana"/>
    </style:style>
    <style:style style:name="T210_16" style:family="text">
      <style:text-properties fo:background-color="#ffffff" fo:color="#333333" style:font-name="Verdana" style:font-name-asian="Verdana" style:font-name-complex="Verdana"/>
    </style:style>
    <style:style style:name="T210_17" style:family="text">
      <style:text-properties fo:background-color="#ffffff" fo:color="#333333" style:font-name="Verdana" style:font-name-asian="Verdana" style:font-name-complex="Verdana"/>
    </style:style>
    <style:style style:name="T210_18" style:family="text">
      <style:text-properties fo:background-color="#ffffff" fo:color="#333333" style:font-name="Verdana" style:font-name-asian="Verdana" style:font-name-complex="Verdana"/>
    </style:style>
    <style:style style:name="T210_19" style:family="text">
      <style:text-properties fo:background-color="#ffffff" fo:color="#333333" style:font-name="Verdana" style:font-name-asian="Verdana" style:font-name-complex="Verdana"/>
    </style:style>
    <style:style style:name="T210_20" style:family="text">
      <style:text-properties fo:background-color="#ffffff" fo:color="#333333" style:font-name="Verdana" style:font-name-asian="Verdana" style:font-name-complex="Verdana"/>
    </style:style>
    <style:style style:name="T210_21" style:family="text">
      <style:text-properties fo:background-color="#ffffff" fo:color="#333333" style:font-name="Verdana" style:font-name-asian="Verdana" style:font-name-complex="Verdana"/>
    </style:style>
    <style:style style:name="T210_22" style:family="text">
      <style:text-properties fo:background-color="#ffffff" fo:color="#333333" style:font-name="Verdana" style:font-name-asian="Verdana" style:font-name-complex="Verdana"/>
    </style:style>
    <style:style style:name="T210_23" style:family="text">
      <style:text-properties fo:background-color="#ffffff" fo:color="#333333" style:font-name="Verdana" style:font-name-asian="Verdana" style:font-name-complex="Verdana"/>
    </style:style>
    <style:style style:name="T210_24" style:family="text">
      <style:text-properties fo:background-color="#ffffff" fo:color="#333333" style:font-name="Verdana" style:font-name-asian="Verdana" style:font-name-complex="Verdana"/>
    </style:style>
    <style:style style:name="T210_25" style:family="text">
      <style:text-properties fo:background-color="#ffffff" fo:color="#333333" style:font-name="Verdana" style:font-name-asian="Verdana" style:font-name-complex="Verdana"/>
    </style:style>
    <style:style style:name="T210_26" style:family="text">
      <style:text-properties fo:background-color="#ffffff" fo:color="#333333" style:font-name="Verdana" style:font-name-asian="Verdana" style:font-name-complex="Verdana"/>
    </style:style>
    <style:style style:name="T210_27" style:family="text">
      <style:text-properties fo:background-color="#ffffff" fo:color="#333333" style:font-name="Verdana" style:font-name-asian="Verdana" style:font-name-complex="Verdana"/>
    </style:style>
    <style:style style:name="T210_28" style:family="text">
      <style:text-properties fo:background-color="#ffffff" fo:color="#333333" style:font-name="Verdana" style:font-name-asian="Verdana" style:font-name-complex="Verdana"/>
    </style:style>
    <style:style style:name="T210_29" style:family="text">
      <style:text-properties fo:background-color="#ffffff" fo:color="#333333" style:font-name="Verdana" style:font-name-asian="Verdana" style:font-name-complex="Verdana"/>
    </style:style>
    <style:style style:name="T210_30" style:family="text">
      <style:text-properties fo:background-color="#ffffff" fo:color="#333333" style:font-name="Verdana" style:font-name-asian="Verdana" style:font-name-complex="Verdana"/>
    </style:style>
    <style:style style:name="T210_31" style:family="text">
      <style:text-properties fo:background-color="#ffffff" fo:color="#333333" style:font-name="Verdana" style:font-name-asian="Verdana" style:font-name-complex="Verdana"/>
    </style:style>
    <style:style style:name="T210_32" style:family="text">
      <style:text-properties fo:background-color="#ffffff" fo:color="#333333" style:font-name="Verdana" style:font-name-asian="Verdana" style:font-name-complex="Verdana"/>
    </style:style>
    <style:style style:name="T210_33" style:family="text">
      <style:text-properties fo:background-color="#ffffff" fo:color="#333333" style:font-name="Verdana" style:font-name-asian="Verdana" style:font-name-complex="Verdana"/>
    </style:style>
    <style:style style:name="T210_34" style:family="text">
      <style:text-properties fo:background-color="#ffffff" fo:color="#333333" style:font-name="Verdana" style:font-name-asian="Verdana" style:font-name-complex="Verdana"/>
    </style:style>
    <style:style style:name="T210_35" style:family="text">
      <style:text-properties fo:background-color="#ffffff" fo:color="#333333" style:font-name="Verdana" style:font-name-asian="Verdana" style:font-name-complex="Verdana"/>
    </style:style>
    <style:style style:name="T210_36" style:family="text">
      <style:text-properties fo:background-color="#ffffff" fo:color="#333333" style:font-name="Verdana" style:font-name-asian="Verdana" style:font-name-complex="Verdana"/>
    </style:style>
    <style:style style:name="T210_37" style:family="text">
      <style:text-properties fo:background-color="#ffffff" fo:color="#333333" style:font-name="Verdana" style:font-name-asian="Verdana" style:font-name-complex="Verdana"/>
    </style:style>
    <style:style style:name="T210_38" style:family="text">
      <style:text-properties fo:background-color="#ffffff" fo:color="#333333" style:font-name="Verdana" style:font-name-asian="Verdana" style:font-name-complex="Verdana"/>
    </style:style>
    <style:style style:name="T210_39" style:family="text">
      <style:text-properties fo:background-color="#ffffff" fo:color="#333333" style:font-name="Verdana" style:font-name-asian="Verdana" style:font-name-complex="Verdana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background-color="#ffffff" fo:color="#333333" style:font-name="Verdana" style:font-name-asian="Verdana" style:font-name-complex="Verdana"/>
    </style:style>
    <style:style style:name="T211_2" style:family="text">
      <style:text-properties fo:background-color="#ffffff" fo:color="#333333" style:font-name="Verdana" style:font-name-asian="Verdana" style:font-name-complex="Verdana"/>
    </style:style>
    <style:style style:name="T211_3" style:family="text">
      <style:text-properties fo:background-color="#ffffff" fo:color="#333333" style:font-name="Verdana" style:font-name-asian="Verdana" style:font-name-complex="Verdana"/>
    </style:style>
    <style:style style:name="T211_4" style:family="text">
      <style:text-properties fo:background-color="#ffffff" fo:color="#333333" style:font-name="Verdana" style:font-name-asian="Verdana" style:font-name-complex="Verdana"/>
    </style:style>
    <style:style style:name="T211_5" style:family="text">
      <style:text-properties fo:background-color="#ffffff" fo:color="#333333" style:font-name="Verdana" style:font-name-asian="Verdana" style:font-name-complex="Verdana"/>
    </style:style>
    <style:style style:name="T211_6" style:family="text">
      <style:text-properties fo:background-color="#ffffff" fo:color="#333333" style:font-name="Verdana" style:font-name-asian="Verdana" style:font-name-complex="Verdana"/>
    </style:style>
    <style:style style:name="T211_7" style:family="text">
      <style:text-properties fo:background-color="#ffffff" fo:color="#333333" style:font-name="Verdana" style:font-name-asian="Verdana" style:font-name-complex="Verdana"/>
    </style:style>
    <style:style style:name="T211_8" style:family="text">
      <style:text-properties fo:background-color="#ffffff" fo:color="#333333" style:font-name="Verdana" style:font-name-asian="Verdana" style:font-name-complex="Verdana"/>
    </style:style>
    <style:style style:name="T211_9" style:family="text">
      <style:text-properties fo:background-color="#ffffff" fo:color="#333333" style:font-name="Verdana" style:font-name-asian="Verdana" style:font-name-complex="Verdana"/>
    </style:style>
    <style:style style:name="T211_10" style:family="text">
      <style:text-properties fo:background-color="#ffffff" fo:color="#333333" style:font-name="Verdana" style:font-name-asian="Verdana" style:font-name-complex="Verdana"/>
    </style:style>
    <style:style style:name="T211_11" style:family="text">
      <style:text-properties fo:background-color="#ffffff" fo:color="#333333" style:font-name="Verdana" style:font-name-asian="Verdana" style:font-name-complex="Verdana"/>
    </style:style>
    <style:style style:name="T211_12" style:family="text">
      <style:text-properties fo:background-color="#ffffff" fo:color="#333333" style:font-name="Verdana" style:font-name-asian="Verdana" style:font-name-complex="Verdana"/>
    </style:style>
    <style:style style:name="T211_13" style:family="text">
      <style:text-properties fo:background-color="#ffffff" fo:color="#333333" style:font-name="Verdana" style:font-name-asian="Verdana" style:font-name-complex="Verdana"/>
    </style:style>
    <style:style style:name="T211_14" style:family="text">
      <style:text-properties fo:background-color="#ffffff" fo:color="#333333" style:font-name="Verdana" style:font-name-asian="Verdana" style:font-name-complex="Verdana"/>
    </style:style>
    <style:style style:name="T211_15" style:family="text">
      <style:text-properties fo:background-color="#ffffff" fo:color="#333333" style:font-name="Verdana" style:font-name-asian="Verdana" style:font-name-complex="Verdana"/>
    </style:style>
    <style:style style:name="T211_16" style:family="text">
      <style:text-properties fo:background-color="#ffffff" fo:color="#333333" style:font-name="Verdana" style:font-name-asian="Verdana" style:font-name-complex="Verdana"/>
    </style:style>
    <style:style style:name="T211_17" style:family="text">
      <style:text-properties fo:background-color="#ffffff" fo:color="#333333" style:font-name="Verdana" style:font-name-asian="Verdana" style:font-name-complex="Verdana"/>
    </style:style>
    <style:style style:name="T211_18" style:family="text">
      <style:text-properties fo:background-color="#ffffff" fo:color="#333333" style:font-name="Verdana" style:font-name-asian="Verdana" style:font-name-complex="Verdana"/>
    </style:style>
    <style:style style:name="T211_19" style:family="text">
      <style:text-properties fo:background-color="#ffffff" fo:color="#333333" style:font-name="Verdana" style:font-name-asian="Verdana" style:font-name-complex="Verdana"/>
    </style:style>
    <style:style style:name="T211_20" style:family="text">
      <style:text-properties fo:background-color="#ffffff" fo:color="#333333" style:font-name="Verdana" style:font-name-asian="Verdana" style:font-name-complex="Verdana"/>
    </style:style>
    <style:style style:name="T211_21" style:family="text">
      <style:text-properties fo:background-color="#ffffff" fo:color="#333333" style:font-name="Verdana" style:font-name-asian="Verdana" style:font-name-complex="Verdana"/>
    </style:style>
    <style:style style:name="T211_22" style:family="text">
      <style:text-properties fo:background-color="#ffffff" fo:color="#333333" style:font-name="Verdana" style:font-name-asian="Verdana" style:font-name-complex="Verdana"/>
    </style:style>
    <style:style style:name="T211_23" style:family="text">
      <style:text-properties fo:background-color="#ffffff" fo:color="#333333" style:font-name="Verdana" style:font-name-asian="Verdana" style:font-name-complex="Verdana"/>
    </style:style>
    <style:style style:name="T211_24" style:family="text">
      <style:text-properties fo:background-color="#ffffff" fo:color="#333333" style:font-name="Verdana" style:font-name-asian="Verdana" style:font-name-complex="Verdana"/>
    </style:style>
    <style:style style:name="T211_25" style:family="text">
      <style:text-properties fo:background-color="#ffffff" fo:color="#333333" style:font-name="Verdana" style:font-name-asian="Verdana" style:font-name-complex="Verdana"/>
    </style:style>
    <style:style style:name="T211_26" style:family="text">
      <style:text-properties fo:background-color="#ffffff" fo:color="#333333" style:font-name="Verdana" style:font-name-asian="Verdana" style:font-name-complex="Verdana"/>
    </style:style>
    <style:style style:name="T211_27" style:family="text">
      <style:text-properties fo:background-color="#ffffff" fo:color="#333333" style:font-name="Verdana" style:font-name-asian="Verdana" style:font-name-complex="Verdana"/>
    </style:style>
    <style:style style:name="T211_28" style:family="text">
      <style:text-properties fo:background-color="#ffffff" fo:color="#333333" style:font-name="Verdana" style:font-name-asian="Verdana" style:font-name-complex="Verdana"/>
    </style:style>
    <style:style style:name="T211_29" style:family="text">
      <style:text-properties fo:background-color="#ffffff" fo:color="#333333" style:font-name="Verdana" style:font-name-asian="Verdana" style:font-name-complex="Verdana"/>
    </style:style>
    <style:style style:name="T211_30" style:family="text">
      <style:text-properties fo:background-color="#ffffff" fo:color="#333333" style:font-name="Verdana" style:font-name-asian="Verdana" style:font-name-complex="Verdana"/>
    </style:style>
    <style:style style:name="T211_31" style:family="text">
      <style:text-properties fo:background-color="#ffffff" fo:color="#333333" style:font-name="Verdana" style:font-name-asian="Verdana" style:font-name-complex="Verdana"/>
    </style:style>
    <style:style style:name="T211_32" style:family="text">
      <style:text-properties fo:background-color="#ffffff" fo:color="#333333" style:font-name="Verdana" style:font-name-asian="Verdana" style:font-name-complex="Verdana"/>
    </style:style>
    <style:style style:name="T211_33" style:family="text">
      <style:text-properties fo:background-color="#ffffff" fo:color="#333333" style:font-name="Verdana" style:font-name-asian="Verdana" style:font-name-complex="Verdana"/>
    </style:style>
    <style:style style:name="T211_34" style:family="text">
      <style:text-properties fo:background-color="#ffffff" fo:color="#333333" style:font-name="Verdana" style:font-name-asian="Verdana" style:font-name-complex="Verdana"/>
    </style:style>
    <style:style style:name="T211_35" style:family="text">
      <style:text-properties fo:background-color="#ffffff" fo:color="#333333" style:font-name="Verdana" style:font-name-asian="Verdana" style:font-name-complex="Verdana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background-color="#ffffff" fo:color="#333333" style:font-name="Verdana" style:font-name-asian="Verdana" style:font-name-complex="Verdana"/>
    </style:style>
    <style:style style:name="T212_2" style:family="text">
      <style:text-properties fo:background-color="#ffffff" fo:color="#333333" style:font-name="Verdana" style:font-name-asian="Verdana" style:font-name-complex="Verdana"/>
    </style:style>
    <style:style style:name="T212_3" style:family="text">
      <style:text-properties fo:background-color="#ffffff" fo:color="#333333" style:font-name="Verdana" style:font-name-asian="Verdana" style:font-name-complex="Verdana"/>
    </style:style>
    <style:style style:name="T212_4" style:family="text">
      <style:text-properties fo:background-color="#ffffff" fo:color="#333333" style:font-name="Verdana" style:font-name-asian="Verdana" style:font-name-complex="Verdana"/>
    </style:style>
    <style:style style:name="T212_5" style:family="text">
      <style:text-properties fo:background-color="#ffffff" fo:color="#333333" style:font-name="Verdana" style:font-name-asian="Verdana" style:font-name-complex="Verdana"/>
    </style:style>
    <style:style style:name="T212_6" style:family="text">
      <style:text-properties fo:background-color="#ffffff" fo:color="#333333" style:font-name="Verdana" style:font-name-asian="Verdana" style:font-name-complex="Verdana"/>
    </style:style>
    <style:style style:name="T212_7" style:family="text">
      <style:text-properties fo:background-color="#ffffff" fo:color="#333333" style:font-name="Verdana" style:font-name-asian="Verdana" style:font-name-complex="Verdana"/>
    </style:style>
    <style:style style:name="T212_8" style:family="text">
      <style:text-properties fo:background-color="#ffffff" fo:color="#333333" style:font-name="Verdana" style:font-name-asian="Verdana" style:font-name-complex="Verdana"/>
    </style:style>
    <style:style style:name="T212_9" style:family="text">
      <style:text-properties fo:background-color="#ffffff" fo:color="#333333" style:font-name="Verdana" style:font-name-asian="Verdana" style:font-name-complex="Verdana"/>
    </style:style>
    <style:style style:name="T212_10" style:family="text">
      <style:text-properties fo:background-color="#ffffff" fo:color="#333333" style:font-name="Verdana" style:font-name-asian="Verdana" style:font-name-complex="Verdana"/>
    </style:style>
    <style:style style:name="T212_11" style:family="text">
      <style:text-properties fo:background-color="#ffffff" fo:color="#333333" style:font-name="Verdana" style:font-name-asian="Verdana" style:font-name-complex="Verdana"/>
    </style:style>
    <style:style style:name="T212_12" style:family="text">
      <style:text-properties fo:background-color="#ffffff" fo:color="#333333" style:font-name="Verdana" style:font-name-asian="Verdana" style:font-name-complex="Verdana"/>
    </style:style>
    <style:style style:name="T212_13" style:family="text">
      <style:text-properties fo:background-color="#ffffff" fo:color="#333333" style:font-name="Verdana" style:font-name-asian="Verdana" style:font-name-complex="Verdana"/>
    </style:style>
    <style:style style:name="T212_14" style:family="text">
      <style:text-properties fo:background-color="#ffffff" fo:color="#333333" style:font-name="Verdana" style:font-name-asian="Verdana" style:font-name-complex="Verdana"/>
    </style:style>
    <style:style style:name="T212_15" style:family="text">
      <style:text-properties fo:background-color="#ffffff" fo:color="#333333" style:font-name="Verdana" style:font-name-asian="Verdana" style:font-name-complex="Verdana"/>
    </style:style>
    <style:style style:name="T212_16" style:family="text">
      <style:text-properties fo:background-color="#ffffff" fo:color="#333333" style:font-name="Verdana" style:font-name-asian="Verdana" style:font-name-complex="Verdana"/>
    </style:style>
    <style:style style:name="T212_17" style:family="text">
      <style:text-properties fo:background-color="#ffffff" fo:color="#333333" style:font-name="Verdana" style:font-name-asian="Verdana" style:font-name-complex="Verdana"/>
    </style:style>
    <style:style style:name="T212_18" style:family="text">
      <style:text-properties fo:background-color="#ffffff" fo:color="#333333" style:font-name="Verdana" style:font-name-asian="Verdana" style:font-name-complex="Verdana"/>
    </style:style>
    <style:style style:name="T212_19" style:family="text">
      <style:text-properties fo:background-color="#ffffff" fo:color="#333333" style:font-name="Verdana" style:font-name-asian="Verdana" style:font-name-complex="Verdana"/>
    </style:style>
    <style:style style:name="T212_20" style:family="text">
      <style:text-properties fo:background-color="#ffffff" fo:color="#333333" style:font-name="Verdana" style:font-name-asian="Verdana" style:font-name-complex="Verdana"/>
    </style:style>
    <style:style style:name="T212_21" style:family="text">
      <style:text-properties fo:background-color="#ffffff" fo:color="#333333" style:font-name="Verdana" style:font-name-asian="Verdana" style:font-name-complex="Verdana"/>
    </style:style>
    <style:style style:name="T212_22" style:family="text">
      <style:text-properties fo:background-color="#ffffff" fo:color="#333333" style:font-name="Verdana" style:font-name-asian="Verdana" style:font-name-complex="Verdana"/>
    </style:style>
    <style:style style:name="T212_23" style:family="text">
      <style:text-properties fo:background-color="#ffffff" fo:color="#333333" style:font-name="Verdana" style:font-name-asian="Verdana" style:font-name-complex="Verdana"/>
    </style:style>
    <style:style style:name="T212_24" style:family="text">
      <style:text-properties fo:background-color="#ffffff" fo:color="#333333" style:font-name="Verdana" style:font-name-asian="Verdana" style:font-name-complex="Verdana"/>
    </style:style>
    <style:style style:name="T212_25" style:family="text">
      <style:text-properties fo:background-color="#ffffff" fo:color="#333333" style:font-name="Verdana" style:font-name-asian="Verdana" style:font-name-complex="Verdana"/>
    </style:style>
    <style:style style:name="T212_26" style:family="text">
      <style:text-properties fo:background-color="#ffffff" fo:color="#333333" style:font-name="Verdana" style:font-name-asian="Verdana" style:font-name-complex="Verdana"/>
    </style:style>
    <style:style style:name="T212_27" style:family="text">
      <style:text-properties fo:background-color="#ffffff" fo:color="#333333" style:font-name="Verdana" style:font-name-asian="Verdana" style:font-name-complex="Verdana"/>
    </style:style>
    <style:style style:name="T212_28" style:family="text">
      <style:text-properties fo:background-color="#ffffff" fo:color="#333333" style:font-name="Verdana" style:font-name-asian="Verdana" style:font-name-complex="Verdana"/>
    </style:style>
    <style:style style:name="T212_29" style:family="text">
      <style:text-properties fo:background-color="#ffffff" fo:color="#333333" style:font-name="Verdana" style:font-name-asian="Verdana" style:font-name-complex="Verdana"/>
    </style:style>
    <style:style style:name="T212_30" style:family="text">
      <style:text-properties fo:background-color="#ffffff" fo:color="#333333" style:font-name="Verdana" style:font-name-asian="Verdana" style:font-name-complex="Verdana"/>
    </style:style>
    <style:style style:name="T212_31" style:family="text">
      <style:text-properties fo:background-color="#ffffff" fo:color="#333333" style:font-name="Verdana" style:font-name-asian="Verdana" style:font-name-complex="Verdana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background-color="#ffffff" fo:color="#333333" style:font-name="Verdana" style:font-name-asian="Verdana" style:font-name-complex="Verdana"/>
    </style:style>
    <style:style style:name="T213_2" style:family="text">
      <style:text-properties fo:background-color="#ffffff" fo:color="#333333" style:font-name="Verdana" style:font-name-asian="Verdana" style:font-name-complex="Verdana"/>
    </style:style>
    <style:style style:name="T213_3" style:family="text">
      <style:text-properties fo:background-color="#ffffff" fo:color="#333333" style:font-name="Verdana" style:font-name-asian="Verdana" style:font-name-complex="Verdana"/>
    </style:style>
    <style:style style:name="T213_4" style:family="text">
      <style:text-properties fo:background-color="#ffffff" fo:color="#333333" style:font-name="Verdana" style:font-name-asian="Verdana" style:font-name-complex="Verdana"/>
    </style:style>
    <style:style style:name="T213_5" style:family="text">
      <style:text-properties fo:background-color="#ffffff" fo:color="#333333" style:font-name="Verdana" style:font-name-asian="Verdana" style:font-name-complex="Verdana"/>
    </style:style>
    <style:style style:name="T213_6" style:family="text">
      <style:text-properties fo:background-color="#ffffff" fo:color="#333333" style:font-name="Verdana" style:font-name-asian="Verdana" style:font-name-complex="Verdana"/>
    </style:style>
    <style:style style:name="T213_7" style:family="text">
      <style:text-properties fo:background-color="#ffffff" fo:color="#333333" style:font-name="Verdana" style:font-name-asian="Verdana" style:font-name-complex="Verdana"/>
    </style:style>
    <style:style style:name="T213_8" style:family="text">
      <style:text-properties fo:background-color="#ffffff" fo:color="#333333" style:font-name="Verdana" style:font-name-asian="Verdana" style:font-name-complex="Verdana"/>
    </style:style>
    <style:style style:name="T213_9" style:family="text">
      <style:text-properties fo:background-color="#ffffff" fo:color="#333333" style:font-name="Verdana" style:font-name-asian="Verdana" style:font-name-complex="Verdana"/>
    </style:style>
    <style:style style:name="T213_10" style:family="text">
      <style:text-properties fo:background-color="#ffffff" fo:color="#333333" style:font-name="Verdana" style:font-name-asian="Verdana" style:font-name-complex="Verdana"/>
    </style:style>
    <style:style style:name="T213_11" style:family="text">
      <style:text-properties fo:background-color="#ffffff" fo:color="#333333" style:font-name="Verdana" style:font-name-asian="Verdana" style:font-name-complex="Verdana"/>
    </style:style>
    <style:style style:name="T213_12" style:family="text">
      <style:text-properties fo:background-color="#ffffff" fo:color="#333333" style:font-name="Verdana" style:font-name-asian="Verdana" style:font-name-complex="Verdana"/>
    </style:style>
    <style:style style:name="T213_13" style:family="text">
      <style:text-properties fo:background-color="#ffffff" fo:color="#333333" style:font-name="Verdana" style:font-name-asian="Verdana" style:font-name-complex="Verdana"/>
    </style:style>
    <style:style style:name="T213_14" style:family="text">
      <style:text-properties fo:background-color="#ffffff" fo:color="#333333" style:font-name="Verdana" style:font-name-asian="Verdana" style:font-name-complex="Verdana"/>
    </style:style>
    <style:style style:name="T213_15" style:family="text">
      <style:text-properties fo:background-color="#ffffff" fo:color="#333333" style:font-name="Verdana" style:font-name-asian="Verdana" style:font-name-complex="Verdana"/>
    </style:style>
    <style:style style:name="T213_16" style:family="text">
      <style:text-properties fo:background-color="#ffffff" fo:color="#333333" style:font-name="Verdana" style:font-name-asian="Verdana" style:font-name-complex="Verdana"/>
    </style:style>
    <style:style style:name="T213_17" style:family="text">
      <style:text-properties fo:background-color="#ffffff" fo:color="#333333" style:font-name="Verdana" style:font-name-asian="Verdana" style:font-name-complex="Verdana"/>
    </style:style>
    <style:style style:name="T213_18" style:family="text">
      <style:text-properties fo:background-color="#ffffff" fo:color="#333333" style:font-name="Verdana" style:font-name-asian="Verdana" style:font-name-complex="Verdana"/>
    </style:style>
    <style:style style:name="T213_19" style:family="text">
      <style:text-properties fo:background-color="#ffffff" fo:color="#333333" style:font-name="Verdana" style:font-name-asian="Verdana" style:font-name-complex="Verdana"/>
    </style:style>
    <style:style style:name="T213_20" style:family="text">
      <style:text-properties fo:background-color="#ffffff" fo:color="#333333" style:font-name="Verdana" style:font-name-asian="Verdana" style:font-name-complex="Verdana"/>
    </style:style>
    <style:style style:name="T213_21" style:family="text">
      <style:text-properties fo:background-color="#ffffff" fo:color="#333333" style:font-name="Verdana" style:font-name-asian="Verdana" style:font-name-complex="Verdana"/>
    </style:style>
    <style:style style:name="T213_22" style:family="text">
      <style:text-properties fo:background-color="#ffffff" fo:color="#333333" style:font-name="Verdana" style:font-name-asian="Verdana" style:font-name-complex="Verdana"/>
    </style:style>
    <style:style style:name="T213_23" style:family="text">
      <style:text-properties fo:background-color="#ffffff" fo:color="#333333" style:font-name="Verdana" style:font-name-asian="Verdana" style:font-name-complex="Verdana"/>
    </style:style>
    <style:style style:name="P214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Verdana" style:font-name-asian="Verdana" style:font-name-complex="Verdana"/>
    </style:style>
    <style:style style:name="T215_2" style:family="text">
      <style:text-properties fo:background-color="#ffffff" fo:color="#000080" style:font-name="Verdana" style:font-name-asian="Verdana" style:font-name-complex="Verdana"/>
    </style:style>
    <style:style style:name="T215_3" style:family="text">
      <style:text-properties fo:background-color="#ffffff" fo:color="#000080" style:font-name="Verdana" style:font-name-asian="Verdana" style:font-name-complex="Verdana"/>
    </style:style>
    <style:style style:name="T215_4" style:family="text">
      <style:text-properties fo:background-color="#ffffff" fo:color="#000080" style:font-name="Verdana" style:font-name-asian="Verdana" style:font-name-complex="Verdana"/>
    </style:style>
    <style:style style:name="T215_5" style:family="text">
      <style:text-properties fo:background-color="#ffffff" fo:color="#000080" style:font-name="Verdana" style:font-name-asian="Verdana" style:font-name-complex="Verdana"/>
    </style:style>
    <style:style style:name="T215_6" style:family="text">
      <style:text-properties fo:background-color="#ffffff" fo:color="#000080" style:font-name="Verdana" style:font-name-asian="Verdana" style:font-name-complex="Verdana"/>
    </style:style>
    <style:style style:name="T215_7" style:family="text">
      <style:text-properties fo:background-color="#ffffff" fo:color="#000080" style:font-name="Verdana" style:font-name-asian="Verdana" style:font-name-complex="Verdana"/>
    </style:style>
    <style:style style:name="T215_8" style:family="text">
      <style:text-properties fo:background-color="#ffffff" fo:color="#000080" style:font-name="Verdana" style:font-name-asian="Verdana" style:font-name-complex="Verdana"/>
    </style:style>
    <style:style style:name="T215_9" style:family="text">
      <style:text-properties fo:background-color="#ffffff" fo:color="#000080" style:font-name="Verdana" style:font-name-asian="Verdana" style:font-name-complex="Verdana"/>
    </style:style>
    <style:style style:name="T215_10" style:family="text">
      <style:text-properties fo:background-color="#ffffff" fo:color="#000080" style:font-name="Verdana" style:font-name-asian="Verdana" style:font-name-complex="Verdana"/>
    </style:style>
    <style:style style:name="T215_11" style:family="text">
      <style:text-properties fo:background-color="#ffffff" fo:color="#000080" style:font-name="Verdana" style:font-name-asian="Verdana" style:font-name-complex="Verdana"/>
    </style:style>
    <style:style style:name="T215_12" style:family="text">
      <style:text-properties fo:background-color="#ffffff" fo:color="#000080" style:font-name="Verdana" style:font-name-asian="Verdana" style:font-name-complex="Verdana"/>
    </style:style>
    <style:style style:name="T215_13" style:family="text">
      <style:text-properties fo:background-color="#ffffff" fo:color="#000080" style:font-name="Verdana" style:font-name-asian="Verdana" style:font-name-complex="Verdana"/>
    </style:style>
    <style:style style:name="T215_14" style:family="text">
      <style:text-properties fo:background-color="#ffffff" fo:color="#000080" style:font-name="Verdana" style:font-name-asian="Verdana" style:font-name-complex="Verdana"/>
    </style:style>
    <style:style style:name="T215_15" style:family="text">
      <style:text-properties fo:background-color="#ffffff" fo:color="#000080" style:font-name="Verdana" style:font-name-asian="Verdana" style:font-name-complex="Verdana"/>
    </style:style>
    <style:style style:name="T215_16" style:family="text">
      <style:text-properties fo:background-color="#ffffff" fo:color="#000080" style:font-name="Verdana" style:font-name-asian="Verdana" style:font-name-complex="Verdana"/>
    </style:style>
    <style:style style:name="T215_17" style:family="text">
      <style:text-properties fo:background-color="#ffffff" fo:color="#000080" style:font-name="Verdana" style:font-name-asian="Verdana" style:font-name-complex="Verdana"/>
    </style:style>
    <style:style style:name="T215_18" style:family="text">
      <style:text-properties fo:background-color="#ffffff" fo:color="#000080" style:font-name="Verdana" style:font-name-asian="Verdana" style:font-name-complex="Verdana"/>
    </style:style>
    <style:style style:name="T215_19" style:family="text">
      <style:text-properties fo:background-color="#ffffff" fo:color="#000080" style:font-name="Verdana" style:font-name-asian="Verdana" style:font-name-complex="Verdana"/>
    </style:style>
    <style:style style:name="T215_20" style:family="text">
      <style:text-properties fo:background-color="#ffffff" fo:color="#000080" style:font-name="Verdana" style:font-name-asian="Verdana" style:font-name-complex="Verdana"/>
    </style:style>
    <style:style style:name="T215_21" style:family="text">
      <style:text-properties fo:background-color="#ffffff" fo:color="#000080" style:font-name="Verdana" style:font-name-asian="Verdana" style:font-name-complex="Verdana"/>
    </style:style>
    <style:style style:name="T215_22" style:family="text">
      <style:text-properties fo:background-color="#ffffff" fo:color="#000080" style:font-name="Verdana" style:font-name-asian="Verdana" style:font-name-complex="Verdana"/>
    </style:style>
    <style:style style:name="T215_23" style:family="text">
      <style:text-properties fo:background-color="#ffffff" fo:color="#000080" style:font-name="Verdana" style:font-name-asian="Verdana" style:font-name-complex="Verdana"/>
    </style:style>
    <style:style style:name="T215_24" style:family="text">
      <style:text-properties fo:background-color="#ffffff" fo:color="#000080" style:font-name="Verdana" style:font-name-asian="Verdana" style:font-name-complex="Verdana"/>
    </style:style>
    <style:style style:name="T215_25" style:family="text">
      <style:text-properties fo:background-color="#ffffff" fo:color="#000080" style:font-name="Verdana" style:font-name-asian="Verdana" style:font-name-complex="Verdana"/>
    </style:style>
    <style:style style:name="T215_26" style:family="text">
      <style:text-properties fo:background-color="#ffffff" fo:color="#000080" style:font-name="Verdana" style:font-name-asian="Verdana" style:font-name-complex="Verdana"/>
    </style:style>
    <style:style style:name="T215_27" style:family="text">
      <style:text-properties fo:background-color="#ffffff" fo:color="#000080" style:font-name="Verdana" style:font-name-asian="Verdana" style:font-name-complex="Verdana"/>
    </style:style>
    <style:style style:name="T215_28" style:family="text">
      <style:text-properties fo:background-color="#ffffff" fo:color="#000080" style:font-name="Verdana" style:font-name-asian="Verdana" style:font-name-complex="Verdana"/>
    </style:style>
    <style:style style:name="T215_29" style:family="text">
      <style:text-properties fo:background-color="#ffffff" fo:color="#000080" style:font-name="Verdana" style:font-name-asian="Verdana" style:font-name-complex="Verdana"/>
    </style:style>
    <style:style style:name="T215_30" style:family="text">
      <style:text-properties fo:background-color="#ffffff" fo:color="#000080" style:font-name="Verdana" style:font-name-asian="Verdana" style:font-name-complex="Verdana"/>
    </style:style>
    <style:style style:name="T215_31" style:family="text">
      <style:text-properties fo:background-color="#ffffff" fo:color="#000080" style:font-name="Verdana" style:font-name-asian="Verdana" style:font-name-complex="Verdana"/>
    </style:style>
    <style:style style:name="T215_32" style:family="text">
      <style:text-properties fo:background-color="#ffffff" fo:color="#000080" style:font-name="Verdana" style:font-name-asian="Verdana" style:font-name-complex="Verdana"/>
    </style:style>
    <style:style style:name="T215_33" style:family="text">
      <style:text-properties fo:background-color="#ffffff" fo:color="#000080" style:font-name="Verdana" style:font-name-asian="Verdana" style:font-name-complex="Verdana"/>
    </style:style>
    <style:style style:name="T215_34" style:family="text">
      <style:text-properties fo:background-color="#ffffff" fo:color="#000080" style:font-name="Verdana" style:font-name-asian="Verdana" style:font-name-complex="Verdana"/>
    </style:style>
    <style:style style:name="T215_35" style:family="text">
      <style:text-properties fo:background-color="#ffffff" fo:color="#000080" style:font-name="Verdana" style:font-name-asian="Verdana" style:font-name-complex="Verdana"/>
    </style:style>
    <style:style style:name="T215_36" style:family="text">
      <style:text-properties fo:background-color="#ffffff" fo:color="#000080" style:font-name="Verdana" style:font-name-asian="Verdana" style:font-name-complex="Verdana"/>
    </style:style>
    <style:style style:name="T215_37" style:family="text">
      <style:text-properties fo:background-color="#ffffff" fo:color="#000080" style:font-name="Verdana" style:font-name-asian="Verdana" style:font-name-complex="Verdana"/>
    </style:style>
    <style:style style:name="T215_38" style:family="text">
      <style:text-properties fo:background-color="#ffffff" fo:color="#000080" style:font-name="Verdana" style:font-name-asian="Verdana" style:font-name-complex="Verdana"/>
    </style:style>
    <style:style style:name="T215_39" style:family="text">
      <style:text-properties fo:background-color="#ffffff" fo:color="#000080" style:font-name="Verdana" style:font-name-asian="Verdana" style:font-name-complex="Verdana"/>
    </style:style>
    <style:style style:name="T215_40" style:family="text">
      <style:text-properties fo:background-color="#ffffff" fo:color="#000080" style:font-name="Verdana" style:font-name-asian="Verdana" style:font-name-complex="Verdana"/>
    </style:style>
    <style:style style:name="T215_41" style:family="text">
      <style:text-properties fo:background-color="#ffffff" fo:color="#000080" style:font-name="Verdana" style:font-name-asian="Verdana" style:font-name-complex="Verdana"/>
    </style:style>
    <style:style style:name="T215_42" style:family="text">
      <style:text-properties fo:background-color="#ffffff" fo:color="#000080" style:font-name="Verdana" style:font-name-asian="Verdana" style:font-name-complex="Verdana"/>
    </style:style>
    <style:style style:name="T215_43" style:family="text">
      <style:text-properties fo:background-color="#ffffff" fo:color="#000080" style:font-name="Verdana" style:font-name-asian="Verdana" style:font-name-complex="Verdana"/>
    </style:style>
    <style:style style:name="T215_44" style:family="text">
      <style:text-properties fo:background-color="#ffffff" fo:color="#000080" style:font-name="Verdana" style:font-name-asian="Verdana" style:font-name-complex="Verdana"/>
    </style:style>
    <style:style style:name="T215_45" style:family="text">
      <style:text-properties fo:background-color="#ffffff" fo:color="#000080" style:font-name="Verdana" style:font-name-asian="Verdana" style:font-name-complex="Verdana"/>
    </style:style>
    <style:style style:name="T215_46" style:family="text">
      <style:text-properties fo:background-color="#ffffff" fo:color="#000080" style:font-name="Verdana" style:font-name-asian="Verdana" style:font-name-complex="Verdana"/>
    </style:style>
    <style:style style:name="T215_47" style:family="text">
      <style:text-properties fo:background-color="#ffffff" fo:color="#000080" style:font-name="Verdana" style:font-name-asian="Verdana" style:font-name-complex="Verdana"/>
    </style:style>
    <style:style style:name="T215_48" style:family="text">
      <style:text-properties fo:background-color="#ffffff" fo:color="#000080" style:font-name="Verdana" style:font-name-asian="Verdana" style:font-name-complex="Verdana"/>
    </style:style>
    <style:style style:name="T215_49" style:family="text">
      <style:text-properties fo:background-color="#ffffff" fo:color="#000080" style:font-name="Verdana" style:font-name-asian="Verdana" style:font-name-complex="Verdana"/>
    </style:style>
    <style:style style:name="T215_50" style:family="text">
      <style:text-properties fo:background-color="#ffffff" fo:color="#000080" style:font-name="Verdana" style:font-name-asian="Verdana" style:font-name-complex="Verdana"/>
    </style:style>
    <style:style style:name="T215_51" style:family="text">
      <style:text-properties fo:background-color="#ffffff" fo:color="#000080" style:font-name="Verdana" style:font-name-asian="Verdana" style:font-name-complex="Verdana"/>
    </style:style>
    <style:style style:name="T215_52" style:family="text">
      <style:text-properties fo:background-color="#ffffff" fo:color="#000080" style:font-name="Verdana" style:font-name-asian="Verdana" style:font-name-complex="Verdana"/>
    </style:style>
    <style:style style:name="T215_53" style:family="text">
      <style:text-properties fo:background-color="#ffffff" fo:color="#000080" style:font-name="Verdana" style:font-name-asian="Verdana" style:font-name-complex="Verdana"/>
    </style:style>
    <style:style style:name="T215_54" style:family="text">
      <style:text-properties fo:background-color="#ffffff" fo:color="#000080" style:font-name="Verdana" style:font-name-asian="Verdana" style:font-name-complex="Verdana"/>
    </style:style>
    <style:style style:name="T215_55" style:family="text">
      <style:text-properties fo:background-color="#ffffff" fo:color="#000080" style:font-name="Verdana" style:font-name-asian="Verdana" style:font-name-complex="Verdana"/>
    </style:style>
    <style:style style:name="T215_56" style:family="text">
      <style:text-properties fo:background-color="#ffffff" fo:color="#000080" style:font-name="Verdana" style:font-name-asian="Verdana" style:font-name-complex="Verdana"/>
    </style:style>
    <style:style style:name="T215_57" style:family="text">
      <style:text-properties fo:background-color="#ffffff" fo:color="#000080" style:font-name="Verdana" style:font-name-asian="Verdana" style:font-name-complex="Verdana"/>
    </style:style>
    <style:style style:name="T215_58" style:family="text">
      <style:text-properties fo:background-color="#ffffff" fo:color="#000080" style:font-name="Verdana" style:font-name-asian="Verdana" style:font-name-complex="Verdana"/>
    </style:style>
    <style:style style:name="T215_59" style:family="text">
      <style:text-properties fo:background-color="#ffffff" fo:color="#000080" style:font-name="Verdana" style:font-name-asian="Verdana" style:font-name-complex="Verdana"/>
    </style:style>
    <style:style style:name="T215_60" style:family="text">
      <style:text-properties fo:background-color="#ffffff" fo:color="#000080" style:font-name="Verdana" style:font-name-asian="Verdana" style:font-name-complex="Verdana"/>
    </style:style>
    <style:style style:name="T215_61" style:family="text">
      <style:text-properties fo:background-color="#ffffff" fo:color="#000080" style:font-name="Verdana" style:font-name-asian="Verdana" style:font-name-complex="Verdana"/>
    </style:style>
    <style:style style:name="T215_62" style:family="text">
      <style:text-properties fo:background-color="#ffffff" fo:color="#000080" style:font-name="Verdana" style:font-name-asian="Verdana" style:font-name-complex="Verdana"/>
    </style:style>
    <style:style style:name="T215_63" style:family="text">
      <style:text-properties fo:background-color="#ffffff" fo:color="#000080" style:font-name="Verdana" style:font-name-asian="Verdana" style:font-name-complex="Verdana"/>
    </style:style>
    <style:style style:name="T215_64" style:family="text">
      <style:text-properties fo:background-color="#ffffff" fo:color="#000080" style:font-name="Verdana" style:font-name-asian="Verdana" style:font-name-complex="Verdana"/>
    </style:style>
    <style:style style:name="T215_65" style:family="text">
      <style:text-properties fo:background-color="#ffffff" fo:color="#000080" style:font-name="Verdana" style:font-name-asian="Verdana" style:font-name-complex="Verdana"/>
    </style:style>
    <style:style style:name="T215_66" style:family="text">
      <style:text-properties fo:background-color="#ffffff" fo:color="#000080" style:font-name="Verdana" style:font-name-asian="Verdana" style:font-name-complex="Verdana"/>
    </style:style>
    <style:style style:name="T215_67" style:family="text">
      <style:text-properties fo:background-color="#ffffff" fo:color="#000080" style:font-name="Verdana" style:font-name-asian="Verdana" style:font-name-complex="Verdana"/>
    </style:style>
    <style:style style:name="T215_68" style:family="text">
      <style:text-properties fo:background-color="#ffffff" fo:color="#000080" style:font-name="Verdana" style:font-name-asian="Verdana" style:font-name-complex="Verdana"/>
    </style:style>
    <style:style style:name="T215_69" style:family="text">
      <style:text-properties fo:background-color="#ffffff" fo:color="#000080" style:font-name="Verdana" style:font-name-asian="Verdana" style:font-name-complex="Verdana"/>
    </style:style>
    <style:style style:name="T215_70" style:family="text">
      <style:text-properties fo:background-color="#ffffff" fo:color="#000080" style:font-name="Verdana" style:font-name-asian="Verdana" style:font-name-complex="Verdana"/>
    </style:style>
    <style:style style:name="T215_71" style:family="text">
      <style:text-properties fo:background-color="#ffffff" fo:color="#000080" style:font-name="Verdana" style:font-name-asian="Verdana" style:font-name-complex="Verdana"/>
    </style:style>
    <style:style style:name="T215_72" style:family="text">
      <style:text-properties fo:background-color="#ffffff" fo:color="#000080" style:font-name="Verdana" style:font-name-asian="Verdana" style:font-name-complex="Verdana"/>
    </style:style>
    <style:style style:name="T215_73" style:family="text">
      <style:text-properties fo:background-color="#ffffff" fo:color="#000080" style:font-name="Verdana" style:font-name-asian="Verdana" style:font-name-complex="Verdana"/>
    </style:style>
    <style:style style:name="T215_74" style:family="text">
      <style:text-properties fo:background-color="#ffffff" fo:color="#000080" style:font-name="Verdana" style:font-name-asian="Verdana" style:font-name-complex="Verdana"/>
    </style:style>
    <style:style style:name="T215_75" style:family="text">
      <style:text-properties fo:background-color="#ffffff" fo:color="#000080" style:font-name="Verdana" style:font-name-asian="Verdana" style:font-name-complex="Verdana"/>
    </style:style>
    <style:style style:name="T215_76" style:family="text">
      <style:text-properties fo:background-color="#ffffff" fo:color="#000080" style:font-name="Verdana" style:font-name-asian="Verdana" style:font-name-complex="Verdana"/>
    </style:style>
    <style:style style:name="T215_77" style:family="text">
      <style:text-properties fo:background-color="#ffffff" fo:color="#000080" style:font-name="Verdana" style:font-name-asian="Verdana" style:font-name-complex="Verdana"/>
    </style:style>
    <style:style style:name="T215_78" style:family="text">
      <style:text-properties fo:background-color="#ffffff" fo:color="#000080" style:font-name="Verdana" style:font-name-asian="Verdana" style:font-name-complex="Verdana"/>
    </style:style>
    <style:style style:name="T215_79" style:family="text">
      <style:text-properties fo:background-color="#ffffff" fo:color="#000080" style:font-name="Verdana" style:font-name-asian="Verdana" style:font-name-complex="Verdana"/>
    </style:style>
    <style:style style:name="T215_80" style:family="text">
      <style:text-properties fo:background-color="#ffffff" fo:color="#000080" style:font-name="Verdana" style:font-name-asian="Verdana" style:font-name-complex="Verdana"/>
    </style:style>
    <style:style style:name="T215_81" style:family="text">
      <style:text-properties fo:background-color="#ffffff" fo:color="#000080" style:font-name="Verdana" style:font-name-asian="Verdana" style:font-name-complex="Verdana"/>
    </style:style>
    <style:style style:name="T215_82" style:family="text">
      <style:text-properties fo:background-color="#ffffff" fo:color="#000080" style:font-name="Verdana" style:font-name-asian="Verdana" style:font-name-complex="Verdana"/>
    </style:style>
    <style:style style:name="T215_83" style:family="text">
      <style:text-properties fo:background-color="#ffffff" fo:color="#000080" style:font-name="Verdana" style:font-name-asian="Verdana" style:font-name-complex="Verdana"/>
    </style:style>
    <style:style style:name="T215_84" style:family="text">
      <style:text-properties fo:background-color="#ffffff" fo:color="#000080" style:font-name="Verdana" style:font-name-asian="Verdana" style:font-name-complex="Verdana"/>
    </style:style>
    <style:style style:name="T215_85" style:family="text">
      <style:text-properties fo:background-color="#ffffff" fo:color="#000080" style:font-name="Verdana" style:font-name-asian="Verdana" style:font-name-complex="Verdana"/>
    </style:style>
    <style:style style:name="T215_86" style:family="text">
      <style:text-properties fo:background-color="#ffffff" fo:color="#000080" style:font-name="Verdana" style:font-name-asian="Verdana" style:font-name-complex="Verdana"/>
    </style:style>
    <style:style style:name="T215_87" style:family="text">
      <style:text-properties fo:background-color="#ffffff" fo:color="#000080" style:font-name="Verdana" style:font-name-asian="Verdana" style:font-name-complex="Verdana"/>
    </style:style>
    <style:style style:name="T215_88" style:family="text">
      <style:text-properties fo:background-color="#ffffff" fo:color="#000080" style:font-name="Verdana" style:font-name-asian="Verdana" style:font-name-complex="Verdana"/>
    </style:style>
    <style:style style:name="T215_89" style:family="text">
      <style:text-properties fo:background-color="#ffffff" fo:color="#000080" style:font-name="Verdana" style:font-name-asian="Verdana" style:font-name-complex="Verdana"/>
    </style:style>
    <style:style style:name="T215_90" style:family="text">
      <style:text-properties fo:background-color="#ffffff" fo:color="#000080" style:font-name="Verdana" style:font-name-asian="Verdana" style:font-name-complex="Verdana"/>
    </style:style>
    <style:style style:name="T215_91" style:family="text">
      <style:text-properties fo:background-color="#ffffff" fo:color="#000080" style:font-name="Verdana" style:font-name-asian="Verdana" style:font-name-complex="Verdana"/>
    </style:style>
    <style:style style:name="T215_92" style:family="text">
      <style:text-properties fo:background-color="#ffffff" fo:color="#000080" style:font-name="Verdana" style:font-name-asian="Verdana" style:font-name-complex="Verdana"/>
    </style:style>
    <style:style style:name="T215_93" style:family="text">
      <style:text-properties fo:background-color="#ffffff" fo:color="#000080" style:font-name="Verdana" style:font-name-asian="Verdana" style:font-name-complex="Verdana"/>
    </style:style>
    <style:style style:name="T215_94" style:family="text">
      <style:text-properties fo:background-color="#ffffff" fo:color="#000080" style:font-name="Verdana" style:font-name-asian="Verdana" style:font-name-complex="Verdana"/>
    </style:style>
    <style:style style:name="T215_95" style:family="text">
      <style:text-properties fo:background-color="#ffffff" fo:color="#000080" style:font-name="Verdana" style:font-name-asian="Verdana" style:font-name-complex="Verdana"/>
    </style:style>
    <style:style style:name="T215_96" style:family="text">
      <style:text-properties fo:background-color="#ffffff" fo:color="#000080" style:font-name="Verdana" style:font-name-asian="Verdana" style:font-name-complex="Verdana"/>
    </style:style>
    <style:style style:name="T215_97" style:family="text">
      <style:text-properties fo:background-color="#ffffff" fo:color="#000080" style:font-name="Verdana" style:font-name-asian="Verdana" style:font-name-complex="Verdana"/>
    </style:style>
    <style:style style:name="T215_98" style:family="text">
      <style:text-properties fo:background-color="#ffffff" fo:color="#000080" style:font-name="Verdana" style:font-name-asian="Verdana" style:font-name-complex="Verdana"/>
    </style:style>
    <style:style style:name="T215_99" style:family="text">
      <style:text-properties fo:background-color="#ffffff" fo:color="#000080" style:font-name="Verdana" style:font-name-asian="Verdana" style:font-name-complex="Verdana"/>
    </style:style>
    <style:style style:name="T215_100" style:family="text">
      <style:text-properties fo:background-color="#ffffff" fo:color="#000080" style:font-name="Verdana" style:font-name-asian="Verdana" style:font-name-complex="Verdana"/>
    </style:style>
    <style:style style:name="T215_101" style:family="text">
      <style:text-properties fo:background-color="#ffffff" fo:color="#000080" style:font-name="Verdana" style:font-name-asian="Verdana" style:font-name-complex="Verdana"/>
    </style:style>
    <style:style style:name="T215_102" style:family="text">
      <style:text-properties fo:background-color="#ffffff" fo:color="#000080" style:font-name="Verdana" style:font-name-asian="Verdana" style:font-name-complex="Verdana"/>
    </style:style>
    <style:style style:name="T215_103" style:family="text">
      <style:text-properties fo:background-color="#ffffff" fo:color="#000080" style:font-name="Verdana" style:font-name-asian="Verdana" style:font-name-complex="Verdana"/>
    </style:style>
    <style:style style:name="T215_104" style:family="text">
      <style:text-properties fo:background-color="#ffffff" fo:color="#000080" style:font-name="Verdana" style:font-name-asian="Verdana" style:font-name-complex="Verdana"/>
    </style:style>
    <style:style style:name="T215_105" style:family="text">
      <style:text-properties fo:background-color="#ffffff" fo:color="#000080" style:font-name="Verdana" style:font-name-asian="Verdana" style:font-name-complex="Verdana"/>
    </style:style>
    <style:style style:name="T215_106" style:family="text">
      <style:text-properties fo:background-color="#ffffff" fo:color="#000080" style:font-name="Verdana" style:font-name-asian="Verdana" style:font-name-complex="Verdana"/>
    </style:style>
    <style:style style:name="T215_107" style:family="text">
      <style:text-properties fo:background-color="#ffffff" fo:color="#000080" style:font-name="Verdana" style:font-name-asian="Verdana" style:font-name-complex="Verdana"/>
    </style:style>
    <style:style style:name="T215_108" style:family="text">
      <style:text-properties fo:background-color="#ffffff" fo:color="#000080" style:font-name="Verdana" style:font-name-asian="Verdana" style:font-name-complex="Verdana"/>
    </style:style>
    <style:style style:name="T215_109" style:family="text">
      <style:text-properties fo:background-color="#ffffff" fo:color="#000080" style:font-name="Verdana" style:font-name-asian="Verdana" style:font-name-complex="Verdana"/>
    </style:style>
    <style:style style:name="T215_110" style:family="text">
      <style:text-properties fo:background-color="#ffffff" fo:color="#000080" style:font-name="Verdana" style:font-name-asian="Verdana" style:font-name-complex="Verdana"/>
    </style:style>
    <style:style style:name="T215_111" style:family="text">
      <style:text-properties fo:background-color="#ffffff" fo:color="#000080" style:font-name="Verdana" style:font-name-asian="Verdana" style:font-name-complex="Verdana"/>
    </style:style>
    <style:style style:name="T215_112" style:family="text">
      <style:text-properties fo:background-color="#ffffff" fo:color="#000080" style:font-name="Verdana" style:font-name-asian="Verdana" style:font-name-complex="Verdana"/>
    </style:style>
    <style:style style:name="T215_113" style:family="text">
      <style:text-properties fo:background-color="#ffffff" fo:color="#000080" style:font-name="Verdana" style:font-name-asian="Verdana" style:font-name-complex="Verdana"/>
    </style:style>
    <style:style style:name="T215_114" style:family="text">
      <style:text-properties fo:background-color="#ffffff" fo:color="#000080" style:font-name="Verdana" style:font-name-asian="Verdana" style:font-name-complex="Verdana"/>
    </style:style>
    <style:style style:name="T215_115" style:family="text">
      <style:text-properties fo:background-color="#ffffff" fo:color="#000080" style:font-name="Verdana" style:font-name-asian="Verdana" style:font-name-complex="Verdana"/>
    </style:style>
    <style:style style:name="T215_116" style:family="text">
      <style:text-properties fo:background-color="#ffffff" fo:color="#000080" style:font-name="Verdana" style:font-name-asian="Verdana" style:font-name-complex="Verdana"/>
    </style:style>
    <style:style style:name="T215_117" style:family="text">
      <style:text-properties fo:background-color="#ffffff" fo:color="#000080" style:font-name="Verdana" style:font-name-asian="Verdana" style:font-name-complex="Verdana"/>
    </style:style>
    <style:style style:name="T215_118" style:family="text">
      <style:text-properties fo:background-color="#ffffff" fo:color="#000080" style:font-name="Verdana" style:font-name-asian="Verdana" style:font-name-complex="Verdana"/>
    </style:style>
    <style:style style:name="T215_119" style:family="text">
      <style:text-properties fo:background-color="#ffffff" fo:color="#000080" style:font-name="Verdana" style:font-name-asian="Verdana" style:font-name-complex="Verdana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3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4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5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5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5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5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5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7_5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background-color="#ffffff" fo:color="#333333" style:font-name="Verdana" style:font-name-asian="Verdana" style:font-name-complex="Verdana"/>
    </style:style>
    <style:style style:name="T218_2" style:family="text">
      <style:text-properties fo:background-color="#ffffff" fo:color="#333333" style:font-name="Verdana" style:font-name-asian="Verdana" style:font-name-complex="Verdana"/>
    </style:style>
    <style:style style:name="T218_3" style:family="text">
      <style:text-properties fo:background-color="#ffffff" fo:color="#333333" style:font-name="Verdana" style:font-name-asian="Verdana" style:font-name-complex="Verdana"/>
    </style:style>
    <style:style style:name="T218_4" style:family="text">
      <style:text-properties fo:background-color="#ffffff" fo:color="#333333" style:font-name="Verdana" style:font-name-asian="Verdana" style:font-name-complex="Verdana"/>
    </style:style>
    <style:style style:name="T218_5" style:family="text">
      <style:text-properties fo:background-color="#ffffff" fo:color="#333333" style:font-name="Verdana" style:font-name-asian="Verdana" style:font-name-complex="Verdana"/>
    </style:style>
    <style:style style:name="T218_6" style:family="text">
      <style:text-properties fo:background-color="#ffffff" fo:color="#333333" style:font-name="Verdana" style:font-name-asian="Verdana" style:font-name-complex="Verdana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background-color="#ffffff" fo:color="#333333" style:font-name="Verdana" style:font-name-asian="Verdana" style:font-name-complex="Verdana"/>
    </style:style>
    <style:style style:name="T219_2" style:family="text">
      <style:text-properties fo:background-color="#ffffff" fo:color="#333333" style:font-name="Verdana" style:font-name-asian="Verdana" style:font-name-complex="Verdana"/>
    </style:style>
    <style:style style:name="T219_3" style:family="text">
      <style:text-properties fo:background-color="#ffffff" fo:color="#333333" style:font-name="Verdana" style:font-name-asian="Verdana" style:font-name-complex="Verdana"/>
    </style:style>
    <style:style style:name="T219_4" style:family="text">
      <style:text-properties fo:background-color="#ffffff" fo:color="#333333" style:font-name="Verdana" style:font-name-asian="Verdana" style:font-name-complex="Verdana"/>
    </style:style>
    <style:style style:name="T219_5" style:family="text">
      <style:text-properties fo:background-color="#ffffff" fo:color="#333333" style:font-name="Verdana" style:font-name-asian="Verdana" style:font-name-complex="Verdana"/>
    </style:style>
    <style:style style:name="T219_6" style:family="text">
      <style:text-properties fo:background-color="#ffffff" fo:color="#333333" style:font-name="Verdana" style:font-name-asian="Verdana" style:font-name-complex="Verdana"/>
    </style:style>
    <style:style style:name="T219_7" style:family="text">
      <style:text-properties fo:background-color="#ffffff" fo:color="#333333" style:font-name="Verdana" style:font-name-asian="Verdana" style:font-name-complex="Verdana"/>
    </style:style>
    <style:style style:name="T219_8" style:family="text">
      <style:text-properties fo:background-color="#ffffff" fo:color="#333333" style:font-name="Verdana" style:font-name-asian="Verdana" style:font-name-complex="Verdana"/>
    </style:style>
    <style:style style:name="T219_9" style:family="text">
      <style:text-properties fo:background-color="#ffffff" fo:color="#333333" style:font-name="Verdana" style:font-name-asian="Verdana" style:font-name-complex="Verdana"/>
    </style:style>
    <style:style style:name="T219_10" style:family="text">
      <style:text-properties fo:background-color="#ffffff" fo:color="#333333" style:font-name="Verdana" style:font-name-asian="Verdana" style:font-name-complex="Verdana"/>
    </style:style>
    <style:style style:name="T219_11" style:family="text">
      <style:text-properties fo:background-color="#ffffff" fo:color="#333333" style:font-name="Verdana" style:font-name-asian="Verdana" style:font-name-complex="Verdana"/>
    </style:style>
    <style:style style:name="T219_12" style:family="text">
      <style:text-properties fo:background-color="#ffffff" fo:color="#333333" style:font-name="Verdana" style:font-name-asian="Verdana" style:font-name-complex="Verdana"/>
    </style:style>
    <style:style style:name="T219_13" style:family="text">
      <style:text-properties fo:background-color="#ffffff" fo:color="#333333" style:font-name="Verdana" style:font-name-asian="Verdana" style:font-name-complex="Verdana"/>
    </style:style>
    <style:style style:name="T219_14" style:family="text">
      <style:text-properties fo:background-color="#ffffff" fo:color="#333333" style:font-name="Verdana" style:font-name-asian="Verdana" style:font-name-complex="Verdana"/>
    </style:style>
    <style:style style:name="T219_15" style:family="text">
      <style:text-properties fo:background-color="#ffffff" fo:color="#333333" style:font-name="Verdana" style:font-name-asian="Verdana" style:font-name-complex="Verdana"/>
    </style:style>
    <style:style style:name="T219_16" style:family="text">
      <style:text-properties fo:background-color="#ffffff" fo:color="#333333" style:font-name="Verdana" style:font-name-asian="Verdana" style:font-name-complex="Verdana"/>
    </style:style>
    <style:style style:name="T219_17" style:family="text">
      <style:text-properties fo:background-color="#ffffff" fo:color="#333333" style:font-name="Verdana" style:font-name-asian="Verdana" style:font-name-complex="Verdana"/>
    </style:style>
    <style:style style:name="T219_18" style:family="text">
      <style:text-properties fo:background-color="#ffffff" fo:color="#333333" style:font-name="Verdana" style:font-name-asian="Verdana" style:font-name-complex="Verdana"/>
    </style:style>
    <style:style style:name="T219_19" style:family="text">
      <style:text-properties fo:background-color="#ffffff" fo:color="#333333" style:font-name="Verdana" style:font-name-asian="Verdana" style:font-name-complex="Verdana"/>
    </style:style>
    <style:style style:name="T219_20" style:family="text">
      <style:text-properties fo:background-color="#ffffff" fo:color="#333333" style:font-name="Verdana" style:font-name-asian="Verdana" style:font-name-complex="Verdana"/>
    </style:style>
    <style:style style:name="T219_21" style:family="text">
      <style:text-properties fo:background-color="#ffffff" fo:color="#333333" style:font-name="Verdana" style:font-name-asian="Verdana" style:font-name-complex="Verdana"/>
    </style:style>
    <style:style style:name="T219_22" style:family="text">
      <style:text-properties fo:background-color="#ffffff" fo:color="#333333" style:font-name="Verdana" style:font-name-asian="Verdana" style:font-name-complex="Verdana"/>
    </style:style>
    <style:style style:name="T219_23" style:family="text">
      <style:text-properties fo:background-color="#ffffff" fo:color="#333333" style:font-name="Verdana" style:font-name-asian="Verdana" style:font-name-complex="Verdana"/>
    </style:style>
    <style:style style:name="T219_24" style:family="text">
      <style:text-properties fo:background-color="#ffffff" fo:color="#333333" style:font-name="Verdana" style:font-name-asian="Verdana" style:font-name-complex="Verdana"/>
    </style:style>
    <style:style style:name="T219_25" style:family="text">
      <style:text-properties fo:background-color="#ffffff" fo:color="#333333" style:font-name="Verdana" style:font-name-asian="Verdana" style:font-name-complex="Verdana"/>
    </style:style>
    <style:style style:name="T219_26" style:family="text">
      <style:text-properties fo:background-color="#ffffff" fo:color="#333333" style:font-name="Verdana" style:font-name-asian="Verdana" style:font-name-complex="Verdana"/>
    </style:style>
    <style:style style:name="T219_27" style:family="text">
      <style:text-properties fo:background-color="#ffffff" fo:color="#333333" style:font-name="Verdana" style:font-name-asian="Verdana" style:font-name-complex="Verdana"/>
    </style:style>
    <style:style style:name="T219_28" style:family="text">
      <style:text-properties fo:background-color="#ffffff" fo:color="#333333" style:font-name="Verdana" style:font-name-asian="Verdana" style:font-name-complex="Verdana"/>
    </style:style>
    <style:style style:name="T219_29" style:family="text">
      <style:text-properties fo:background-color="#ffffff" fo:color="#333333" style:font-name="Verdana" style:font-name-asian="Verdana" style:font-name-complex="Verdana"/>
    </style:style>
    <style:style style:name="T219_30" style:family="text">
      <style:text-properties fo:background-color="#ffffff" fo:color="#333333" style:font-name="Verdana" style:font-name-asian="Verdana" style:font-name-complex="Verdana"/>
    </style:style>
    <style:style style:name="T219_31" style:family="text">
      <style:text-properties fo:background-color="#ffffff" fo:color="#333333" style:font-name="Verdana" style:font-name-asian="Verdana" style:font-name-complex="Verdana"/>
    </style:style>
    <style:style style:name="T219_32" style:family="text">
      <style:text-properties fo:background-color="#ffffff" fo:color="#333333" style:font-name="Verdana" style:font-name-asian="Verdana" style:font-name-complex="Verdana"/>
    </style:style>
    <style:style style:name="T219_33" style:family="text">
      <style:text-properties fo:background-color="#ffffff" fo:color="#333333" style:font-name="Verdana" style:font-name-asian="Verdana" style:font-name-complex="Verdana"/>
    </style:style>
    <style:style style:name="T219_34" style:family="text">
      <style:text-properties fo:background-color="#ffffff" fo:color="#333333" style:font-name="Verdana" style:font-name-asian="Verdana" style:font-name-complex="Verdana"/>
    </style:style>
    <style:style style:name="T219_35" style:family="text">
      <style:text-properties fo:background-color="#ffffff" fo:color="#333333" style:font-name="Verdana" style:font-name-asian="Verdana" style:font-name-complex="Verdana"/>
    </style:style>
    <style:style style:name="T219_36" style:family="text">
      <style:text-properties fo:background-color="#ffffff" fo:color="#333333" style:font-name="Verdana" style:font-name-asian="Verdana" style:font-name-complex="Verdana"/>
    </style:style>
    <style:style style:name="T219_37" style:family="text">
      <style:text-properties fo:background-color="#ffffff" fo:color="#333333" style:font-name="Verdana" style:font-name-asian="Verdana" style:font-name-complex="Verdana"/>
    </style:style>
    <style:style style:name="T219_38" style:family="text">
      <style:text-properties fo:background-color="#ffffff" fo:color="#333333" style:font-name="Verdana" style:font-name-asian="Verdana" style:font-name-complex="Verdana"/>
    </style:style>
    <style:style style:name="T219_39" style:family="text">
      <style:text-properties fo:background-color="#ffffff" fo:color="#333333" style:font-name="Verdana" style:font-name-asian="Verdana" style:font-name-complex="Verdana"/>
    </style:style>
    <style:style style:name="T219_40" style:family="text">
      <style:text-properties fo:background-color="#ffffff" fo:color="#333333" style:font-name="Verdana" style:font-name-asian="Verdana" style:font-name-complex="Verdana"/>
    </style:style>
    <style:style style:name="T219_41" style:family="text">
      <style:text-properties fo:background-color="#ffffff" fo:color="#333333" style:font-name="Verdana" style:font-name-asian="Verdana" style:font-name-complex="Verdana"/>
    </style:style>
    <style:style style:name="T219_42" style:family="text">
      <style:text-properties fo:background-color="#ffffff" fo:color="#333333" style:font-name="Verdana" style:font-name-asian="Verdana" style:font-name-complex="Verdana"/>
    </style:style>
    <style:style style:name="T219_43" style:family="text">
      <style:text-properties fo:background-color="#ffffff" fo:color="#333333" style:font-name="Verdana" style:font-name-asian="Verdana" style:font-name-complex="Verdana"/>
    </style:style>
    <style:style style:name="T219_44" style:family="text">
      <style:text-properties fo:background-color="#ffffff" fo:color="#333333" style:font-name="Verdana" style:font-name-asian="Verdana" style:font-name-complex="Verdana"/>
    </style:style>
    <style:style style:name="T219_45" style:family="text">
      <style:text-properties fo:background-color="#ffffff" fo:color="#333333" style:font-name="Verdana" style:font-name-asian="Verdana" style:font-name-complex="Verdana"/>
    </style:style>
    <style:style style:name="T219_46" style:family="text">
      <style:text-properties fo:background-color="#ffffff" fo:color="#333333" style:font-name="Verdana" style:font-name-asian="Verdana" style:font-name-complex="Verdana"/>
    </style:style>
    <style:style style:name="T219_47" style:family="text">
      <style:text-properties fo:background-color="#ffffff" fo:color="#333333" style:font-name="Verdana" style:font-name-asian="Verdana" style:font-name-complex="Verdana"/>
    </style:style>
    <style:style style:name="T219_48" style:family="text">
      <style:text-properties fo:background-color="#ffffff" fo:color="#333333" style:font-name="Verdana" style:font-name-asian="Verdana" style:font-name-complex="Verdana"/>
    </style:style>
    <style:style style:name="T219_49" style:family="text">
      <style:text-properties fo:background-color="#ffffff" fo:color="#333333" style:font-name="Verdana" style:font-name-asian="Verdana" style:font-name-complex="Verdana"/>
    </style:style>
    <style:style style:name="T219_50" style:family="text">
      <style:text-properties fo:background-color="#ffffff" fo:color="#333333" style:font-name="Verdana" style:font-name-asian="Verdana" style:font-name-complex="Verdana"/>
    </style:style>
    <style:style style:name="T219_51" style:family="text">
      <style:text-properties fo:background-color="#ffffff" fo:color="#333333" style:font-name="Verdana" style:font-name-asian="Verdana" style:font-name-complex="Verdana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background-color="#ffffff" fo:color="#333333" style:font-name="Verdana" style:font-name-asian="Verdana" style:font-name-complex="Verdana"/>
    </style:style>
    <style:style style:name="T220_2" style:family="text">
      <style:text-properties fo:background-color="#ffffff" fo:color="#333333" style:font-name="Verdana" style:font-name-asian="Verdana" style:font-name-complex="Verdana"/>
    </style:style>
    <style:style style:name="T220_3" style:family="text">
      <style:text-properties fo:background-color="#ffffff" fo:color="#333333" style:font-name="Verdana" style:font-name-asian="Verdana" style:font-name-complex="Verdana"/>
    </style:style>
    <style:style style:name="T220_4" style:family="text">
      <style:text-properties fo:background-color="#ffffff" fo:color="#333333" style:font-name="Verdana" style:font-name-asian="Verdana" style:font-name-complex="Verdana"/>
    </style:style>
    <style:style style:name="T220_5" style:family="text">
      <style:text-properties fo:background-color="#ffffff" fo:color="#333333" style:font-name="Verdana" style:font-name-asian="Verdana" style:font-name-complex="Verdana"/>
    </style:style>
    <style:style style:name="T220_6" style:family="text">
      <style:text-properties fo:background-color="#ffffff" fo:color="#333333" style:font-name="Verdana" style:font-name-asian="Verdana" style:font-name-complex="Verdana"/>
    </style:style>
    <style:style style:name="T220_7" style:family="text">
      <style:text-properties fo:background-color="#ffffff" fo:color="#333333" style:font-name="Verdana" style:font-name-asian="Verdana" style:font-name-complex="Verdana"/>
    </style:style>
    <style:style style:name="T220_8" style:family="text">
      <style:text-properties fo:background-color="#ffffff" fo:color="#333333" style:font-name="Verdana" style:font-name-asian="Verdana" style:font-name-complex="Verdana"/>
    </style:style>
    <style:style style:name="T220_9" style:family="text">
      <style:text-properties fo:background-color="#ffffff" fo:color="#333333" style:font-name="Verdana" style:font-name-asian="Verdana" style:font-name-complex="Verdana"/>
    </style:style>
    <style:style style:name="T220_10" style:family="text">
      <style:text-properties fo:background-color="#ffffff" fo:color="#333333" style:font-name="Verdana" style:font-name-asian="Verdana" style:font-name-complex="Verdana"/>
    </style:style>
    <style:style style:name="T220_11" style:family="text">
      <style:text-properties fo:background-color="#ffffff" fo:color="#333333" style:font-name="Verdana" style:font-name-asian="Verdana" style:font-name-complex="Verdana"/>
    </style:style>
    <style:style style:name="T220_12" style:family="text">
      <style:text-properties fo:background-color="#ffffff" fo:color="#333333" style:font-name="Verdana" style:font-name-asian="Verdana" style:font-name-complex="Verdana"/>
    </style:style>
    <style:style style:name="T220_13" style:family="text">
      <style:text-properties fo:background-color="#ffffff" fo:color="#333333" style:font-name="Verdana" style:font-name-asian="Verdana" style:font-name-complex="Verdana"/>
    </style:style>
    <style:style style:name="T220_14" style:family="text">
      <style:text-properties fo:background-color="#ffffff" fo:color="#333333" style:font-name="Verdana" style:font-name-asian="Verdana" style:font-name-complex="Verdana"/>
    </style:style>
    <style:style style:name="T220_15" style:family="text">
      <style:text-properties fo:background-color="#ffffff" fo:color="#333333" style:font-name="Verdana" style:font-name-asian="Verdana" style:font-name-complex="Verdana"/>
    </style:style>
    <style:style style:name="T220_16" style:family="text">
      <style:text-properties fo:background-color="#ffffff" fo:color="#333333" style:font-name="Verdana" style:font-name-asian="Verdana" style:font-name-complex="Verdana"/>
    </style:style>
    <style:style style:name="T220_17" style:family="text">
      <style:text-properties fo:background-color="#ffffff" fo:color="#333333" style:font-name="Verdana" style:font-name-asian="Verdana" style:font-name-complex="Verdana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background-color="#ffffff" fo:color="#333333" style:font-name="Verdana" style:font-name-asian="Verdana" style:font-name-complex="Verdana"/>
    </style:style>
    <style:style style:name="T221_2" style:family="text">
      <style:text-properties fo:background-color="#ffffff" fo:color="#333333" style:font-name="Verdana" style:font-name-asian="Verdana" style:font-name-complex="Verdana"/>
    </style:style>
    <style:style style:name="T221_3" style:family="text">
      <style:text-properties fo:background-color="#ffffff" fo:color="#333333" style:font-name="Verdana" style:font-name-asian="Verdana" style:font-name-complex="Verdana"/>
    </style:style>
    <style:style style:name="T221_4" style:family="text">
      <style:text-properties fo:background-color="#ffffff" fo:color="#333333" style:font-name="Verdana" style:font-name-asian="Verdana" style:font-name-complex="Verdana"/>
    </style:style>
    <style:style style:name="T221_5" style:family="text">
      <style:text-properties fo:background-color="#ffffff" fo:color="#333333" style:font-name="Verdana" style:font-name-asian="Verdana" style:font-name-complex="Verdana"/>
    </style:style>
    <style:style style:name="T221_6" style:family="text">
      <style:text-properties fo:background-color="#ffffff" fo:color="#333333" style:font-name="Verdana" style:font-name-asian="Verdana" style:font-name-complex="Verdana"/>
    </style:style>
    <style:style style:name="T221_7" style:family="text">
      <style:text-properties fo:background-color="#ffffff" fo:color="#333333" style:font-name="Verdana" style:font-name-asian="Verdana" style:font-name-complex="Verdana"/>
    </style:style>
    <style:style style:name="T221_8" style:family="text">
      <style:text-properties fo:background-color="#ffffff" fo:color="#333333" style:font-name="Verdana" style:font-name-asian="Verdana" style:font-name-complex="Verdana"/>
    </style:style>
    <style:style style:name="T221_9" style:family="text">
      <style:text-properties fo:background-color="#ffffff" fo:color="#333333" style:font-name="Verdana" style:font-name-asian="Verdana" style:font-name-complex="Verdana"/>
    </style:style>
    <style:style style:name="T221_10" style:family="text">
      <style:text-properties fo:background-color="#ffffff" fo:color="#333333" style:font-name="Verdana" style:font-name-asian="Verdana" style:font-name-complex="Verdana"/>
    </style:style>
    <style:style style:name="T221_11" style:family="text">
      <style:text-properties fo:background-color="#ffffff" fo:color="#333333" style:font-name="Verdana" style:font-name-asian="Verdana" style:font-name-complex="Verdana"/>
    </style:style>
    <style:style style:name="T221_12" style:family="text">
      <style:text-properties fo:background-color="#ffffff" fo:color="#333333" style:font-name="Verdana" style:font-name-asian="Verdana" style:font-name-complex="Verdana"/>
    </style:style>
    <style:style style:name="T221_13" style:family="text">
      <style:text-properties fo:background-color="#ffffff" fo:color="#333333" style:font-name="Verdana" style:font-name-asian="Verdana" style:font-name-complex="Verdana"/>
    </style:style>
    <style:style style:name="T221_14" style:family="text">
      <style:text-properties fo:background-color="#ffffff" fo:color="#333333" style:font-name="Verdana" style:font-name-asian="Verdana" style:font-name-complex="Verdana"/>
    </style:style>
    <style:style style:name="T221_15" style:family="text">
      <style:text-properties fo:background-color="#ffffff" fo:color="#333333" style:font-name="Verdana" style:font-name-asian="Verdana" style:font-name-complex="Verdana"/>
    </style:style>
    <style:style style:name="T221_16" style:family="text">
      <style:text-properties fo:background-color="#ffffff" fo:color="#333333" style:font-name="Verdana" style:font-name-asian="Verdana" style:font-name-complex="Verdana"/>
    </style:style>
    <style:style style:name="T221_17" style:family="text">
      <style:text-properties fo:background-color="#ffffff" fo:color="#333333" style:font-name="Verdana" style:font-name-asian="Verdana" style:font-name-complex="Verdana"/>
    </style:style>
    <style:style style:name="T221_18" style:family="text">
      <style:text-properties fo:background-color="#ffffff" fo:color="#333333" style:font-name="Verdana" style:font-name-asian="Verdana" style:font-name-complex="Verdana"/>
    </style:style>
    <style:style style:name="T221_19" style:family="text">
      <style:text-properties fo:background-color="#ffffff" fo:color="#333333" style:font-name="Verdana" style:font-name-asian="Verdana" style:font-name-complex="Verdana"/>
    </style:style>
    <style:style style:name="T221_20" style:family="text">
      <style:text-properties fo:background-color="#ffffff" fo:color="#333333" style:font-name="Verdana" style:font-name-asian="Verdana" style:font-name-complex="Verdana"/>
    </style:style>
    <style:style style:name="T221_21" style:family="text">
      <style:text-properties fo:background-color="#ffffff" fo:color="#333333" style:font-name="Verdana" style:font-name-asian="Verdana" style:font-name-complex="Verdana"/>
    </style:style>
    <style:style style:name="T221_22" style:family="text">
      <style:text-properties fo:background-color="#ffffff" fo:color="#333333" style:font-name="Verdana" style:font-name-asian="Verdana" style:font-name-complex="Verdana"/>
    </style:style>
    <style:style style:name="T221_23" style:family="text">
      <style:text-properties fo:background-color="#ffffff" fo:color="#333333" style:font-name="Verdana" style:font-name-asian="Verdana" style:font-name-complex="Verdana"/>
    </style:style>
    <style:style style:name="T221_24" style:family="text">
      <style:text-properties fo:background-color="#ffffff" fo:color="#333333" style:font-name="Verdana" style:font-name-asian="Verdana" style:font-name-complex="Verdana"/>
    </style:style>
    <style:style style:name="T221_25" style:family="text">
      <style:text-properties fo:background-color="#ffffff" fo:color="#333333" style:font-name="Verdana" style:font-name-asian="Verdana" style:font-name-complex="Verdana"/>
    </style:style>
    <style:style style:name="T221_26" style:family="text">
      <style:text-properties fo:background-color="#ffffff" fo:color="#333333" style:font-name="Verdana" style:font-name-asian="Verdana" style:font-name-complex="Verdana"/>
    </style:style>
    <style:style style:name="T221_27" style:family="text">
      <style:text-properties fo:background-color="#ffffff" fo:color="#333333" style:font-name="Verdana" style:font-name-asian="Verdana" style:font-name-complex="Verdana"/>
    </style:style>
    <style:style style:name="T221_28" style:family="text">
      <style:text-properties fo:background-color="#ffffff" fo:color="#333333" style:font-name="Verdana" style:font-name-asian="Verdana" style:font-name-complex="Verdana"/>
    </style:style>
    <style:style style:name="T221_29" style:family="text">
      <style:text-properties fo:background-color="#ffffff" fo:color="#333333" style:font-name="Verdana" style:font-name-asian="Verdana" style:font-name-complex="Verdana"/>
    </style:style>
    <style:style style:name="T221_30" style:family="text">
      <style:text-properties fo:background-color="#ffffff" fo:color="#333333" style:font-name="Verdana" style:font-name-asian="Verdana" style:font-name-complex="Verdana"/>
    </style:style>
    <style:style style:name="T221_31" style:family="text">
      <style:text-properties fo:background-color="#ffffff" fo:color="#333333" style:font-name="Verdana" style:font-name-asian="Verdana" style:font-name-complex="Verdana"/>
    </style:style>
    <style:style style:name="T221_32" style:family="text">
      <style:text-properties fo:background-color="#ffffff" fo:color="#333333" style:font-name="Verdana" style:font-name-asian="Verdana" style:font-name-complex="Verdana"/>
    </style:style>
    <style:style style:name="T221_33" style:family="text">
      <style:text-properties fo:background-color="#ffffff" fo:color="#333333" style:font-name="Verdana" style:font-name-asian="Verdana" style:font-name-complex="Verdana"/>
    </style:style>
    <style:style style:name="T221_34" style:family="text">
      <style:text-properties fo:background-color="#ffffff" fo:color="#333333" style:font-name="Verdana" style:font-name-asian="Verdana" style:font-name-complex="Verdana"/>
    </style:style>
    <style:style style:name="T221_35" style:family="text">
      <style:text-properties fo:background-color="#ffffff" fo:color="#333333" style:font-name="Verdana" style:font-name-asian="Verdana" style:font-name-complex="Verdana"/>
    </style:style>
    <style:style style:name="T221_36" style:family="text">
      <style:text-properties fo:background-color="#ffffff" fo:color="#333333" style:font-name="Verdana" style:font-name-asian="Verdana" style:font-name-complex="Verdana"/>
    </style:style>
    <style:style style:name="T221_37" style:family="text">
      <style:text-properties fo:background-color="#ffffff" fo:color="#333333" style:font-name="Verdana" style:font-name-asian="Verdana" style:font-name-complex="Verdana"/>
    </style:style>
    <style:style style:name="T221_38" style:family="text">
      <style:text-properties fo:background-color="#ffffff" fo:color="#333333" style:font-name="Verdana" style:font-name-asian="Verdana" style:font-name-complex="Verdana"/>
    </style:style>
    <style:style style:name="T221_39" style:family="text">
      <style:text-properties fo:background-color="#ffffff" fo:color="#333333" style:font-name="Verdana" style:font-name-asian="Verdana" style:font-name-complex="Verdana"/>
    </style:style>
    <style:style style:name="T221_40" style:family="text">
      <style:text-properties fo:background-color="#ffffff" fo:color="#333333" style:font-name="Verdana" style:font-name-asian="Verdana" style:font-name-complex="Verdana"/>
    </style:style>
    <style:style style:name="T221_41" style:family="text">
      <style:text-properties fo:background-color="#ffffff" fo:color="#333333" style:font-name="Verdana" style:font-name-asian="Verdana" style:font-name-complex="Verdana"/>
    </style:style>
    <style:style style:name="T221_42" style:family="text">
      <style:text-properties fo:background-color="#ffffff" fo:color="#333333" style:font-name="Verdana" style:font-name-asian="Verdana" style:font-name-complex="Verdana"/>
    </style:style>
    <style:style style:name="T221_43" style:family="text">
      <style:text-properties fo:background-color="#ffffff" fo:color="#333333" style:font-name="Verdana" style:font-name-asian="Verdana" style:font-name-complex="Verdana"/>
    </style:style>
    <style:style style:name="T221_44" style:family="text">
      <style:text-properties fo:background-color="#ffffff" fo:color="#333333" style:font-name="Verdana" style:font-name-asian="Verdana" style:font-name-complex="Verdana"/>
    </style:style>
    <style:style style:name="T221_45" style:family="text">
      <style:text-properties fo:background-color="#ffffff" fo:color="#333333" style:font-name="Verdana" style:font-name-asian="Verdana" style:font-name-complex="Verdana"/>
    </style:style>
    <style:style style:name="T221_46" style:family="text">
      <style:text-properties fo:background-color="#ffffff" fo:color="#333333" style:font-name="Verdana" style:font-name-asian="Verdana" style:font-name-complex="Verdana"/>
    </style:style>
    <style:style style:name="T221_47" style:family="text">
      <style:text-properties fo:background-color="#ffffff" fo:color="#333333" style:font-name="Verdana" style:font-name-asian="Verdana" style:font-name-complex="Verdana"/>
    </style:style>
    <style:style style:name="T221_48" style:family="text">
      <style:text-properties fo:background-color="#ffffff" fo:color="#333333" style:font-name="Verdana" style:font-name-asian="Verdana" style:font-name-complex="Verdana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background-color="#ffffff" fo:color="#333333" style:font-name="Verdana" style:font-name-asian="Verdana" style:font-name-complex="Verdana"/>
    </style:style>
    <style:style style:name="T222_2" style:family="text">
      <style:text-properties fo:background-color="#ffffff" fo:color="#333333" style:font-name="Verdana" style:font-name-asian="Verdana" style:font-name-complex="Verdana"/>
    </style:style>
    <style:style style:name="T222_3" style:family="text">
      <style:text-properties fo:background-color="#ffffff" fo:color="#333333" style:font-name="Verdana" style:font-name-asian="Verdana" style:font-name-complex="Verdana"/>
    </style:style>
    <style:style style:name="T222_4" style:family="text">
      <style:text-properties fo:background-color="#ffffff" fo:color="#333333" style:font-name="Verdana" style:font-name-asian="Verdana" style:font-name-complex="Verdana"/>
    </style:style>
    <style:style style:name="T222_5" style:family="text">
      <style:text-properties fo:background-color="#ffffff" fo:color="#333333" style:font-name="Verdana" style:font-name-asian="Verdana" style:font-name-complex="Verdana"/>
    </style:style>
    <style:style style:name="T222_6" style:family="text">
      <style:text-properties fo:background-color="#ffffff" fo:color="#333333" style:font-name="Verdana" style:font-name-asian="Verdana" style:font-name-complex="Verdana"/>
    </style:style>
    <style:style style:name="T222_7" style:family="text">
      <style:text-properties fo:background-color="#ffffff" fo:color="#333333" style:font-name="Verdana" style:font-name-asian="Verdana" style:font-name-complex="Verdana"/>
    </style:style>
    <style:style style:name="T222_8" style:family="text">
      <style:text-properties fo:background-color="#ffffff" fo:color="#333333" style:font-name="Verdana" style:font-name-asian="Verdana" style:font-name-complex="Verdana"/>
    </style:style>
    <style:style style:name="T222_9" style:family="text">
      <style:text-properties fo:background-color="#ffffff" fo:color="#333333" style:font-name="Verdana" style:font-name-asian="Verdana" style:font-name-complex="Verdana"/>
    </style:style>
    <style:style style:name="T222_10" style:family="text">
      <style:text-properties fo:background-color="#ffffff" fo:color="#333333" style:font-name="Verdana" style:font-name-asian="Verdana" style:font-name-complex="Verdana"/>
    </style:style>
    <style:style style:name="T222_11" style:family="text">
      <style:text-properties fo:background-color="#ffffff" fo:color="#333333" style:font-name="Verdana" style:font-name-asian="Verdana" style:font-name-complex="Verdana"/>
    </style:style>
    <style:style style:name="T222_12" style:family="text">
      <style:text-properties fo:background-color="#ffffff" fo:color="#333333" style:font-name="Verdana" style:font-name-asian="Verdana" style:font-name-complex="Verdana"/>
    </style:style>
    <style:style style:name="T222_13" style:family="text">
      <style:text-properties fo:background-color="#ffffff" fo:color="#333333" style:font-name="Verdana" style:font-name-asian="Verdana" style:font-name-complex="Verdana"/>
    </style:style>
    <style:style style:name="T222_14" style:family="text">
      <style:text-properties fo:background-color="#ffffff" fo:color="#333333" style:font-name="Verdana" style:font-name-asian="Verdana" style:font-name-complex="Verdana"/>
    </style:style>
    <style:style style:name="T222_15" style:family="text">
      <style:text-properties fo:background-color="#ffffff" fo:color="#333333" style:font-name="Verdana" style:font-name-asian="Verdana" style:font-name-complex="Verdana"/>
    </style:style>
    <style:style style:name="T222_16" style:family="text">
      <style:text-properties fo:background-color="#ffffff" fo:color="#333333" style:font-name="Verdana" style:font-name-asian="Verdana" style:font-name-complex="Verdana"/>
    </style:style>
    <style:style style:name="T222_17" style:family="text">
      <style:text-properties fo:background-color="#ffffff" fo:color="#333333" style:font-name="Verdana" style:font-name-asian="Verdana" style:font-name-complex="Verdana"/>
    </style:style>
    <style:style style:name="T222_18" style:family="text">
      <style:text-properties fo:background-color="#ffffff" fo:color="#333333" style:font-name="Verdana" style:font-name-asian="Verdana" style:font-name-complex="Verdana"/>
    </style:style>
    <style:style style:name="T222_19" style:family="text">
      <style:text-properties fo:background-color="#ffffff" fo:color="#333333" style:font-name="Verdana" style:font-name-asian="Verdana" style:font-name-complex="Verdana"/>
    </style:style>
    <style:style style:name="T222_20" style:family="text">
      <style:text-properties fo:background-color="#ffffff" fo:color="#333333" style:font-name="Verdana" style:font-name-asian="Verdana" style:font-name-complex="Verdana"/>
    </style:style>
    <style:style style:name="T222_21" style:family="text">
      <style:text-properties fo:background-color="#ffffff" fo:color="#333333" style:font-name="Verdana" style:font-name-asian="Verdana" style:font-name-complex="Verdana"/>
    </style:style>
    <style:style style:name="T222_22" style:family="text">
      <style:text-properties fo:background-color="#ffffff" fo:color="#333333" style:font-name="Verdana" style:font-name-asian="Verdana" style:font-name-complex="Verdana"/>
    </style:style>
    <style:style style:name="T222_23" style:family="text">
      <style:text-properties fo:background-color="#ffffff" fo:color="#333333" style:font-name="Verdana" style:font-name-asian="Verdana" style:font-name-complex="Verdana"/>
    </style:style>
    <style:style style:name="T222_24" style:family="text">
      <style:text-properties fo:background-color="#ffffff" fo:color="#333333" style:font-name="Verdana" style:font-name-asian="Verdana" style:font-name-complex="Verdana"/>
    </style:style>
    <style:style style:name="T222_25" style:family="text">
      <style:text-properties fo:background-color="#ffffff" fo:color="#333333" style:font-name="Verdana" style:font-name-asian="Verdana" style:font-name-complex="Verdana"/>
    </style:style>
    <style:style style:name="T222_26" style:family="text">
      <style:text-properties fo:background-color="#ffffff" fo:color="#333333" style:font-name="Verdana" style:font-name-asian="Verdana" style:font-name-complex="Verdana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background-color="#ffffff" fo:color="#333333" style:font-name="Verdana" style:font-name-asian="Verdana" style:font-name-complex="Verdana"/>
    </style:style>
    <style:style style:name="T223_2" style:family="text">
      <style:text-properties fo:background-color="#ffffff" fo:color="#333333" style:font-name="Verdana" style:font-name-asian="Verdana" style:font-name-complex="Verdana"/>
    </style:style>
    <style:style style:name="T223_3" style:family="text">
      <style:text-properties fo:background-color="#ffffff" fo:color="#333333" style:font-name="Verdana" style:font-name-asian="Verdana" style:font-name-complex="Verdana"/>
    </style:style>
    <style:style style:name="T223_4" style:family="text">
      <style:text-properties fo:background-color="#ffffff" fo:color="#333333" style:font-name="Verdana" style:font-name-asian="Verdana" style:font-name-complex="Verdana"/>
    </style:style>
    <style:style style:name="T223_5" style:family="text">
      <style:text-properties fo:background-color="#ffffff" fo:color="#333333" style:font-name="Verdana" style:font-name-asian="Verdana" style:font-name-complex="Verdana"/>
    </style:style>
    <style:style style:name="T223_6" style:family="text">
      <style:text-properties fo:background-color="#ffffff" fo:color="#333333" style:font-name="Verdana" style:font-name-asian="Verdana" style:font-name-complex="Verdana"/>
    </style:style>
    <style:style style:name="T223_7" style:family="text">
      <style:text-properties fo:background-color="#ffffff" fo:color="#333333" style:font-name="Verdana" style:font-name-asian="Verdana" style:font-name-complex="Verdana"/>
    </style:style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3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4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5_5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background-color="#ffffff" fo:color="#333333" style:font-name="Verdana" style:font-name-asian="Verdana" style:font-name-complex="Verdana"/>
    </style:style>
    <style:style style:name="T226_2" style:family="text">
      <style:text-properties fo:background-color="#ffffff" fo:color="#333333" style:font-name="Verdana" style:font-name-asian="Verdana" style:font-name-complex="Verdana"/>
    </style:style>
    <style:style style:name="T226_3" style:family="text">
      <style:text-properties fo:background-color="#ffffff" fo:color="#333333" style:font-name="Verdana" style:font-name-asian="Verdana" style:font-name-complex="Verdana"/>
    </style:style>
    <style:style style:name="T226_4" style:family="text">
      <style:text-properties fo:background-color="#ffffff" fo:color="#333333" style:font-name="Verdana" style:font-name-asian="Verdana" style:font-name-complex="Verdana"/>
    </style:style>
    <style:style style:name="T226_5" style:family="text">
      <style:text-properties fo:background-color="#ffffff" fo:color="#333333" style:font-name="Verdana" style:font-name-asian="Verdana" style:font-name-complex="Verdana"/>
    </style:style>
    <style:style style:name="T226_6" style:family="text">
      <style:text-properties fo:background-color="#ffffff" fo:color="#333333" style:font-name="Verdana" style:font-name-asian="Verdana" style:font-name-complex="Verdana"/>
    </style:style>
    <style:style style:name="T226_7" style:family="text">
      <style:text-properties fo:background-color="#ffffff" fo:color="#333333" style:font-name="Verdana" style:font-name-asian="Verdana" style:font-name-complex="Verdana"/>
    </style:style>
    <style:style style:name="T226_8" style:family="text">
      <style:text-properties fo:background-color="#ffffff" fo:color="#333333" style:font-name="Verdana" style:font-name-asian="Verdana" style:font-name-complex="Verdana"/>
    </style:style>
    <style:style style:name="T226_9" style:family="text">
      <style:text-properties fo:background-color="#ffffff" fo:color="#333333" style:font-name="Verdana" style:font-name-asian="Verdana" style:font-name-complex="Verdana"/>
    </style:style>
    <style:style style:name="T226_10" style:family="text">
      <style:text-properties fo:background-color="#ffffff" fo:color="#333333" style:font-name="Verdana" style:font-name-asian="Verdana" style:font-name-complex="Verdana"/>
    </style:style>
    <style:style style:name="T226_11" style:family="text">
      <style:text-properties fo:background-color="#ffffff" fo:color="#333333" style:font-name="Verdana" style:font-name-asian="Verdana" style:font-name-complex="Verdana"/>
    </style:style>
    <style:style style:name="T226_12" style:family="text">
      <style:text-properties fo:background-color="#ffffff" fo:color="#333333" style:font-name="Verdana" style:font-name-asian="Verdana" style:font-name-complex="Verdana"/>
    </style:style>
    <style:style style:name="T226_13" style:family="text">
      <style:text-properties fo:background-color="#ffffff" fo:color="#333333" style:font-name="Verdana" style:font-name-asian="Verdana" style:font-name-complex="Verdana"/>
    </style:style>
    <style:style style:name="T226_14" style:family="text">
      <style:text-properties fo:background-color="#ffffff" fo:color="#333333" style:font-name="Verdana" style:font-name-asian="Verdana" style:font-name-complex="Verdana"/>
    </style:style>
    <style:style style:name="T226_15" style:family="text">
      <style:text-properties fo:background-color="#ffffff" fo:color="#333333" style:font-name="Verdana" style:font-name-asian="Verdana" style:font-name-complex="Verdana"/>
    </style:style>
    <style:style style:name="T226_16" style:family="text">
      <style:text-properties fo:background-color="#ffffff" fo:color="#333333" style:font-name="Verdana" style:font-name-asian="Verdana" style:font-name-complex="Verdana"/>
    </style:style>
    <style:style style:name="T226_17" style:family="text">
      <style:text-properties fo:background-color="#ffffff" fo:color="#333333" style:font-name="Verdana" style:font-name-asian="Verdana" style:font-name-complex="Verdana"/>
    </style:style>
    <style:style style:name="T226_18" style:family="text">
      <style:text-properties fo:background-color="#ffffff" fo:color="#333333" style:font-name="Verdana" style:font-name-asian="Verdana" style:font-name-complex="Verdana"/>
    </style:style>
    <style:style style:name="T226_19" style:family="text">
      <style:text-properties fo:background-color="#ffffff" fo:color="#333333" style:font-name="Verdana" style:font-name-asian="Verdana" style:font-name-complex="Verdana"/>
    </style:style>
    <style:style style:name="T226_20" style:family="text">
      <style:text-properties fo:background-color="#ffffff" fo:color="#333333" style:font-name="Verdana" style:font-name-asian="Verdana" style:font-name-complex="Verdana"/>
    </style:style>
    <style:style style:name="T226_21" style:family="text">
      <style:text-properties fo:background-color="#ffffff" fo:color="#333333" style:font-name="Verdana" style:font-name-asian="Verdana" style:font-name-complex="Verdana"/>
    </style:style>
    <style:style style:name="T226_22" style:family="text">
      <style:text-properties fo:background-color="#ffffff" fo:color="#333333" style:font-name="Verdana" style:font-name-asian="Verdana" style:font-name-complex="Verdana"/>
    </style:style>
    <style:style style:name="T226_23" style:family="text">
      <style:text-properties fo:background-color="#ffffff" fo:color="#333333" style:font-name="Verdana" style:font-name-asian="Verdana" style:font-name-complex="Verdana"/>
    </style:style>
    <style:style style:name="T226_24" style:family="text">
      <style:text-properties fo:background-color="#ffffff" fo:color="#333333" style:font-name="Verdana" style:font-name-asian="Verdana" style:font-name-complex="Verdana"/>
    </style:style>
    <style:style style:name="T226_25" style:family="text">
      <style:text-properties fo:background-color="#ffffff" fo:color="#333333" style:font-name="Verdana" style:font-name-asian="Verdana" style:font-name-complex="Verdana"/>
    </style:style>
    <style:style style:name="T226_26" style:family="text">
      <style:text-properties fo:background-color="#ffffff" fo:color="#333333" style:font-name="Verdana" style:font-name-asian="Verdana" style:font-name-complex="Verdana"/>
    </style:style>
    <style:style style:name="T226_27" style:family="text">
      <style:text-properties fo:background-color="#ffffff" fo:color="#333333" style:font-name="Verdana" style:font-name-asian="Verdana" style:font-name-complex="Verdana"/>
    </style:style>
    <style:style style:name="T226_28" style:family="text">
      <style:text-properties fo:background-color="#ffffff" fo:color="#333333" style:font-name="Verdana" style:font-name-asian="Verdana" style:font-name-complex="Verdana"/>
    </style:style>
    <style:style style:name="T226_29" style:family="text">
      <style:text-properties fo:background-color="#ffffff" fo:color="#333333" style:font-name="Verdana" style:font-name-asian="Verdana" style:font-name-complex="Verdana"/>
    </style:style>
    <style:style style:name="T226_30" style:family="text">
      <style:text-properties fo:background-color="#ffffff" fo:color="#333333" style:font-name="Verdana" style:font-name-asian="Verdana" style:font-name-complex="Verdana"/>
    </style:style>
    <style:style style:name="T226_31" style:family="text">
      <style:text-properties fo:background-color="#ffffff" fo:color="#333333" style:font-name="Verdana" style:font-name-asian="Verdana" style:font-name-complex="Verdana"/>
    </style:style>
    <style:style style:name="T226_32" style:family="text">
      <style:text-properties fo:background-color="#ffffff" fo:color="#333333" style:font-name="Verdana" style:font-name-asian="Verdana" style:font-name-complex="Verdana"/>
    </style:style>
    <style:style style:name="T226_33" style:family="text">
      <style:text-properties fo:background-color="#ffffff" fo:color="#333333" style:font-name="Verdana" style:font-name-asian="Verdana" style:font-name-complex="Verdana"/>
    </style:style>
    <style:style style:name="T226_34" style:family="text">
      <style:text-properties fo:background-color="#ffffff" fo:color="#333333" style:font-name="Verdana" style:font-name-asian="Verdana" style:font-name-complex="Verdana"/>
    </style:style>
    <style:style style:name="T226_35" style:family="text">
      <style:text-properties fo:background-color="#ffffff" fo:color="#333333" style:font-name="Verdana" style:font-name-asian="Verdana" style:font-name-complex="Verdana"/>
    </style:style>
    <style:style style:name="T226_36" style:family="text">
      <style:text-properties fo:background-color="#ffffff" fo:color="#333333" style:font-name="Verdana" style:font-name-asian="Verdana" style:font-name-complex="Verdana"/>
    </style:style>
    <style:style style:name="T226_37" style:family="text">
      <style:text-properties fo:background-color="#ffffff" fo:color="#333333" style:font-name="Verdana" style:font-name-asian="Verdana" style:font-name-complex="Verdana"/>
    </style:style>
    <style:style style:name="T226_38" style:family="text">
      <style:text-properties fo:background-color="#ffffff" fo:color="#333333" style:font-name="Verdana" style:font-name-asian="Verdana" style:font-name-complex="Verdana"/>
    </style:style>
    <style:style style:name="T226_39" style:family="text">
      <style:text-properties fo:background-color="#ffffff" fo:color="#333333" style:font-name="Verdana" style:font-name-asian="Verdana" style:font-name-complex="Verdana"/>
    </style:style>
    <style:style style:name="T226_40" style:family="text">
      <style:text-properties fo:background-color="#ffffff" fo:color="#333333" style:font-name="Verdana" style:font-name-asian="Verdana" style:font-name-complex="Verdana"/>
    </style:style>
    <style:style style:name="T226_41" style:family="text">
      <style:text-properties fo:background-color="#ffffff" fo:color="#333333" style:font-name="Verdana" style:font-name-asian="Verdana" style:font-name-complex="Verdana"/>
    </style:style>
    <style:style style:name="T226_42" style:family="text">
      <style:text-properties fo:background-color="#ffffff" fo:color="#333333" style:font-name="Verdana" style:font-name-asian="Verdana" style:font-name-complex="Verdana"/>
    </style:style>
    <style:style style:name="T226_43" style:family="text">
      <style:text-properties fo:background-color="#ffffff" fo:color="#333333" style:font-name="Verdana" style:font-name-asian="Verdana" style:font-name-complex="Verdana"/>
    </style:style>
    <style:style style:name="T226_44" style:family="text">
      <style:text-properties fo:background-color="#ffffff" fo:color="#333333" style:font-name="Verdana" style:font-name-asian="Verdana" style:font-name-complex="Verdana"/>
    </style:style>
    <style:style style:name="T226_45" style:family="text">
      <style:text-properties fo:background-color="#ffffff" fo:color="#333333" style:font-name="Verdana" style:font-name-asian="Verdana" style:font-name-complex="Verdana"/>
    </style:style>
    <style:style style:name="T226_46" style:family="text">
      <style:text-properties fo:background-color="#ffffff" fo:color="#333333" style:font-name="Verdana" style:font-name-asian="Verdana" style:font-name-complex="Verdana"/>
    </style:style>
    <style:style style:name="T226_47" style:family="text">
      <style:text-properties fo:background-color="#ffffff" fo:color="#333333" style:font-name="Verdana" style:font-name-asian="Verdana" style:font-name-complex="Verdana"/>
    </style:style>
    <style:style style:name="T226_48" style:family="text">
      <style:text-properties fo:background-color="#ffffff" fo:color="#333333" style:font-name="Verdana" style:font-name-asian="Verdana" style:font-name-complex="Verdana"/>
    </style:style>
    <style:style style:name="T226_49" style:family="text">
      <style:text-properties fo:background-color="#ffffff" fo:color="#333333" style:font-name="Verdana" style:font-name-asian="Verdana" style:font-name-complex="Verdana"/>
    </style:style>
    <style:style style:name="T226_50" style:family="text">
      <style:text-properties fo:background-color="#ffffff" fo:color="#333333" style:font-name="Verdana" style:font-name-asian="Verdana" style:font-name-complex="Verdana"/>
    </style:style>
    <style:style style:name="T226_51" style:family="text">
      <style:text-properties fo:background-color="#ffffff" fo:color="#333333" style:font-name="Verdana" style:font-name-asian="Verdana" style:font-name-complex="Verdana"/>
    </style:style>
    <style:style style:name="T226_52" style:family="text">
      <style:text-properties fo:background-color="#ffffff" fo:color="#333333" style:font-name="Verdana" style:font-name-asian="Verdana" style:font-name-complex="Verdana"/>
    </style:style>
    <style:style style:name="T226_53" style:family="text">
      <style:text-properties fo:background-color="#ffffff" fo:color="#333333" style:font-name="Verdana" style:font-name-asian="Verdana" style:font-name-complex="Verdana"/>
    </style:style>
    <style:style style:name="T226_54" style:family="text">
      <style:text-properties fo:background-color="#ffffff" fo:color="#333333" style:font-name="Verdana" style:font-name-asian="Verdana" style:font-name-complex="Verdana"/>
    </style:style>
    <style:style style:name="T226_55" style:family="text">
      <style:text-properties fo:background-color="#ffffff" fo:color="#333333" style:font-name="Verdana" style:font-name-asian="Verdana" style:font-name-complex="Verdana"/>
    </style:style>
    <style:style style:name="T226_56" style:family="text">
      <style:text-properties fo:background-color="#ffffff" fo:color="#333333" style:font-name="Verdana" style:font-name-asian="Verdana" style:font-name-complex="Verdana"/>
    </style:style>
    <style:style style:name="T226_57" style:family="text">
      <style:text-properties fo:background-color="#ffffff" fo:color="#333333" style:font-name="Verdana" style:font-name-asian="Verdana" style:font-name-complex="Verdana"/>
    </style:style>
    <style:style style:name="T226_58" style:family="text">
      <style:text-properties fo:background-color="#ffffff" fo:color="#333333" style:font-name="Verdana" style:font-name-asian="Verdana" style:font-name-complex="Verdana"/>
    </style:style>
    <style:style style:name="T226_59" style:family="text">
      <style:text-properties fo:background-color="#ffffff" fo:color="#333333" style:font-name="Verdana" style:font-name-asian="Verdana" style:font-name-complex="Verdana"/>
    </style:style>
    <style:style style:name="T226_60" style:family="text">
      <style:text-properties fo:background-color="#ffffff" fo:color="#333333" style:font-name="Verdana" style:font-name-asian="Verdana" style:font-name-complex="Verdana"/>
    </style:style>
    <style:style style:name="T226_61" style:family="text">
      <style:text-properties fo:background-color="#ffffff" fo:color="#333333" style:font-name="Verdana" style:font-name-asian="Verdana" style:font-name-complex="Verdana"/>
    </style:style>
    <style:style style:name="T226_62" style:family="text">
      <style:text-properties fo:background-color="#ffffff" fo:color="#333333" style:font-name="Verdana" style:font-name-asian="Verdana" style:font-name-complex="Verdana"/>
    </style:style>
    <style:style style:name="T226_63" style:family="text">
      <style:text-properties fo:background-color="#ffffff" fo:color="#333333" style:font-name="Verdana" style:font-name-asian="Verdana" style:font-name-complex="Verdana"/>
    </style:style>
    <style:style style:name="T226_64" style:family="text">
      <style:text-properties fo:background-color="#ffffff" fo:color="#333333" style:font-name="Verdana" style:font-name-asian="Verdana" style:font-name-complex="Verdana"/>
    </style:style>
    <style:style style:name="T226_65" style:family="text">
      <style:text-properties fo:background-color="#ffffff" fo:color="#333333" style:font-name="Verdana" style:font-name-asian="Verdana" style:font-name-complex="Verdana"/>
    </style:style>
    <style:style style:name="T226_66" style:family="text">
      <style:text-properties fo:background-color="#ffffff" fo:color="#333333" style:font-name="Verdana" style:font-name-asian="Verdana" style:font-name-complex="Verdana"/>
    </style:style>
    <style:style style:name="T226_67" style:family="text">
      <style:text-properties fo:background-color="#ffffff" fo:color="#333333" style:font-name="Verdana" style:font-name-asian="Verdana" style:font-name-complex="Verdana"/>
    </style:style>
    <style:style style:name="T226_68" style:family="text">
      <style:text-properties fo:background-color="#ffffff" fo:color="#333333" style:font-name="Verdana" style:font-name-asian="Verdana" style:font-name-complex="Verdana"/>
    </style:style>
    <style:style style:name="T226_69" style:family="text">
      <style:text-properties fo:background-color="#ffffff" fo:color="#333333" style:font-name="Verdana" style:font-name-asian="Verdana" style:font-name-complex="Verdana"/>
    </style:style>
    <style:style style:name="T226_70" style:family="text">
      <style:text-properties fo:background-color="#ffffff" fo:color="#333333" style:font-name="Verdana" style:font-name-asian="Verdana" style:font-name-complex="Verdana"/>
    </style:style>
    <style:style style:name="T226_71" style:family="text">
      <style:text-properties fo:background-color="#ffffff" fo:color="#333333" style:font-name="Verdana" style:font-name-asian="Verdana" style:font-name-complex="Verdana"/>
    </style:style>
    <style:style style:name="T226_72" style:family="text">
      <style:text-properties fo:background-color="#ffffff" fo:color="#333333" style:font-name="Verdana" style:font-name-asian="Verdana" style:font-name-complex="Verdana"/>
    </style:style>
    <style:style style:name="T226_73" style:family="text">
      <style:text-properties fo:background-color="#ffffff" fo:color="#333333" style:font-name="Verdana" style:font-name-asian="Verdana" style:font-name-complex="Verdana"/>
    </style:style>
    <style:style style:name="T226_74" style:family="text">
      <style:text-properties fo:background-color="#ffffff" fo:color="#333333" style:font-name="Verdana" style:font-name-asian="Verdana" style:font-name-complex="Verdana"/>
    </style:style>
    <style:style style:name="T226_75" style:family="text">
      <style:text-properties fo:background-color="#ffffff" fo:color="#333333" style:font-name="Verdana" style:font-name-asian="Verdana" style:font-name-complex="Verdana"/>
    </style:style>
    <style:style style:name="T226_76" style:family="text">
      <style:text-properties fo:background-color="#ffffff" fo:color="#333333" style:font-name="Verdana" style:font-name-asian="Verdana" style:font-name-complex="Verdana"/>
    </style:style>
    <style:style style:name="T226_77" style:family="text">
      <style:text-properties fo:background-color="#ffffff" fo:color="#333333" style:font-name="Verdana" style:font-name-asian="Verdana" style:font-name-complex="Verdana"/>
    </style:style>
    <style:style style:name="T226_78" style:family="text">
      <style:text-properties fo:background-color="#ffffff" fo:color="#333333" style:font-name="Verdana" style:font-name-asian="Verdana" style:font-name-complex="Verdana"/>
    </style:style>
    <style:style style:name="T226_79" style:family="text">
      <style:text-properties fo:background-color="#ffffff" fo:color="#333333" style:font-name="Verdana" style:font-name-asian="Verdana" style:font-name-complex="Verdana"/>
    </style:style>
    <style:style style:name="T226_80" style:family="text">
      <style:text-properties fo:background-color="#ffffff" fo:color="#333333" style:font-name="Verdana" style:font-name-asian="Verdana" style:font-name-complex="Verdana"/>
    </style:style>
    <style:style style:name="T226_81" style:family="text">
      <style:text-properties fo:background-color="#ffffff" fo:color="#333333" style:font-name="Verdana" style:font-name-asian="Verdana" style:font-name-complex="Verdana"/>
    </style:style>
    <style:style style:name="T226_82" style:family="text">
      <style:text-properties fo:background-color="#ffffff" fo:color="#333333" style:font-name="Verdana" style:font-name-asian="Verdana" style:font-name-complex="Verdana"/>
    </style:style>
    <style:style style:name="T226_83" style:family="text">
      <style:text-properties fo:background-color="#ffffff" fo:color="#333333" style:font-name="Verdana" style:font-name-asian="Verdana" style:font-name-complex="Verdana"/>
    </style:style>
    <style:style style:name="T226_84" style:family="text">
      <style:text-properties fo:background-color="#ffffff" fo:color="#333333" style:font-name="Verdana" style:font-name-asian="Verdana" style:font-name-complex="Verdana"/>
    </style:style>
    <style:style style:name="T226_85" style:family="text">
      <style:text-properties fo:background-color="#ffffff" fo:color="#333333" style:font-name="Verdana" style:font-name-asian="Verdana" style:font-name-complex="Verdana"/>
    </style:style>
    <style:style style:name="T226_86" style:family="text">
      <style:text-properties fo:background-color="#ffffff" fo:color="#333333" style:font-name="Verdana" style:font-name-asian="Verdana" style:font-name-complex="Verdana"/>
    </style:style>
    <style:style style:name="T226_87" style:family="text">
      <style:text-properties fo:background-color="#ffffff" fo:color="#333333" style:font-name="Verdana" style:font-name-asian="Verdana" style:font-name-complex="Verdana"/>
    </style:style>
    <style:style style:name="T226_88" style:family="text">
      <style:text-properties fo:background-color="#ffffff" fo:color="#333333" style:font-name="Verdana" style:font-name-asian="Verdana" style:font-name-complex="Verdana"/>
    </style:style>
    <style:style style:name="T226_89" style:family="text">
      <style:text-properties fo:background-color="#ffffff" fo:color="#333333" style:font-name="Verdana" style:font-name-asian="Verdana" style:font-name-complex="Verdana"/>
    </style:style>
    <style:style style:name="T226_90" style:family="text">
      <style:text-properties fo:background-color="#ffffff" fo:color="#333333" style:font-name="Verdana" style:font-name-asian="Verdana" style:font-name-complex="Verdana"/>
    </style:style>
    <style:style style:name="T226_91" style:family="text">
      <style:text-properties fo:background-color="#ffffff" fo:color="#333333" style:font-name="Verdana" style:font-name-asian="Verdana" style:font-name-complex="Verdana"/>
    </style:style>
    <style:style style:name="T226_92" style:family="text">
      <style:text-properties fo:background-color="#ffffff" fo:color="#333333" style:font-name="Verdana" style:font-name-asian="Verdana" style:font-name-complex="Verdana"/>
    </style:style>
    <style:style style:name="T226_93" style:family="text">
      <style:text-properties fo:background-color="#ffffff" fo:color="#333333" style:font-name="Verdana" style:font-name-asian="Verdana" style:font-name-complex="Verdana"/>
    </style:style>
    <style:style style:name="T226_94" style:family="text">
      <style:text-properties fo:background-color="#ffffff" fo:color="#333333" style:font-name="Verdana" style:font-name-asian="Verdana" style:font-name-complex="Verdana"/>
    </style:style>
    <style:style style:name="T226_95" style:family="text">
      <style:text-properties fo:background-color="#ffffff" fo:color="#333333" style:font-name="Verdana" style:font-name-asian="Verdana" style:font-name-complex="Verdana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background-color="#ffffff" fo:color="#333333" style:font-name="Verdana" style:font-name-asian="Verdana" style:font-name-complex="Verdana"/>
    </style:style>
    <style:style style:name="T227_2" style:family="text">
      <style:text-properties fo:background-color="#ffffff" fo:color="#333333" style:font-name="Verdana" style:font-name-asian="Verdana" style:font-name-complex="Verdana"/>
    </style:style>
    <style:style style:name="T227_3" style:family="text">
      <style:text-properties fo:background-color="#ffffff" fo:color="#333333" style:font-name="Verdana" style:font-name-asian="Verdana" style:font-name-complex="Verdana"/>
    </style:style>
    <style:style style:name="T227_4" style:family="text">
      <style:text-properties fo:background-color="#ffffff" fo:color="#333333" style:font-name="Verdana" style:font-name-asian="Verdana" style:font-name-complex="Verdana"/>
    </style:style>
    <style:style style:name="T227_5" style:family="text">
      <style:text-properties fo:background-color="#ffffff" fo:color="#333333" style:font-name="Verdana" style:font-name-asian="Verdana" style:font-name-complex="Verdana"/>
    </style:style>
    <style:style style:name="T227_6" style:family="text">
      <style:text-properties fo:background-color="#ffffff" fo:color="#333333" style:font-name="Verdana" style:font-name-asian="Verdana" style:font-name-complex="Verdana"/>
    </style:style>
    <style:style style:name="T227_7" style:family="text">
      <style:text-properties fo:background-color="#ffffff" fo:color="#333333" style:font-name="Verdana" style:font-name-asian="Verdana" style:font-name-complex="Verdana"/>
    </style:style>
    <style:style style:name="T227_8" style:family="text">
      <style:text-properties fo:background-color="#ffffff" fo:color="#333333" style:font-name="Verdana" style:font-name-asian="Verdana" style:font-name-complex="Verdana"/>
    </style:style>
    <style:style style:name="T227_9" style:family="text">
      <style:text-properties fo:background-color="#ffffff" fo:color="#333333" style:font-name="Verdana" style:font-name-asian="Verdana" style:font-name-complex="Verdana"/>
    </style:style>
    <style:style style:name="T227_10" style:family="text">
      <style:text-properties fo:background-color="#ffffff" fo:color="#333333" style:font-name="Verdana" style:font-name-asian="Verdana" style:font-name-complex="Verdana"/>
    </style:style>
    <style:style style:name="T227_11" style:family="text">
      <style:text-properties fo:background-color="#ffffff" fo:color="#333333" style:font-name="Verdana" style:font-name-asian="Verdana" style:font-name-complex="Verdana"/>
    </style:style>
    <style:style style:name="T227_12" style:family="text">
      <style:text-properties fo:background-color="#ffffff" fo:color="#333333" style:font-name="Verdana" style:font-name-asian="Verdana" style:font-name-complex="Verdana"/>
    </style:style>
    <style:style style:name="T227_13" style:family="text">
      <style:text-properties fo:background-color="#ffffff" fo:color="#333333" style:font-name="Verdana" style:font-name-asian="Verdana" style:font-name-complex="Verdana"/>
    </style:style>
    <style:style style:name="T227_14" style:family="text">
      <style:text-properties fo:background-color="#ffffff" fo:color="#333333" style:font-name="Verdana" style:font-name-asian="Verdana" style:font-name-complex="Verdana"/>
    </style:style>
    <style:style style:name="T227_15" style:family="text">
      <style:text-properties fo:background-color="#ffffff" fo:color="#333333" style:font-name="Verdana" style:font-name-asian="Verdana" style:font-name-complex="Verdana"/>
    </style:style>
    <style:style style:name="T227_16" style:family="text">
      <style:text-properties fo:background-color="#ffffff" fo:color="#333333" style:font-name="Verdana" style:font-name-asian="Verdana" style:font-name-complex="Verdana"/>
    </style:style>
    <style:style style:name="T227_17" style:family="text">
      <style:text-properties fo:background-color="#ffffff" fo:color="#333333" style:font-name="Verdana" style:font-name-asian="Verdana" style:font-name-complex="Verdana"/>
    </style:style>
    <style:style style:name="T227_18" style:family="text">
      <style:text-properties fo:background-color="#ffffff" fo:color="#333333" style:font-name="Verdana" style:font-name-asian="Verdana" style:font-name-complex="Verdana"/>
    </style:style>
    <style:style style:name="T227_19" style:family="text">
      <style:text-properties fo:background-color="#ffffff" fo:color="#333333" style:font-name="Verdana" style:font-name-asian="Verdana" style:font-name-complex="Verdana"/>
    </style:style>
    <style:style style:name="T227_20" style:family="text">
      <style:text-properties fo:background-color="#ffffff" fo:color="#333333" style:font-name="Verdana" style:font-name-asian="Verdana" style:font-name-complex="Verdana"/>
    </style:style>
    <style:style style:name="T227_21" style:family="text">
      <style:text-properties fo:background-color="#ffffff" fo:color="#333333" style:font-name="Verdana" style:font-name-asian="Verdana" style:font-name-complex="Verdana"/>
    </style:style>
    <style:style style:name="T227_22" style:family="text">
      <style:text-properties fo:background-color="#ffffff" fo:color="#333333" style:font-name="Verdana" style:font-name-asian="Verdana" style:font-name-complex="Verdana"/>
    </style:style>
    <style:style style:name="T227_23" style:family="text">
      <style:text-properties fo:background-color="#ffffff" fo:color="#333333" style:font-name="Verdana" style:font-name-asian="Verdana" style:font-name-complex="Verdana"/>
    </style:style>
    <style:style style:name="T227_24" style:family="text">
      <style:text-properties fo:background-color="#ffffff" fo:color="#333333" style:font-name="Verdana" style:font-name-asian="Verdana" style:font-name-complex="Verdana"/>
    </style:style>
    <style:style style:name="T227_25" style:family="text">
      <style:text-properties fo:background-color="#ffffff" fo:color="#333333" style:font-name="Verdana" style:font-name-asian="Verdana" style:font-name-complex="Verdana"/>
    </style:style>
    <style:style style:name="T227_26" style:family="text">
      <style:text-properties fo:background-color="#ffffff" fo:color="#333333" style:font-name="Verdana" style:font-name-asian="Verdana" style:font-name-complex="Verdana"/>
    </style:style>
    <style:style style:name="T227_27" style:family="text">
      <style:text-properties fo:background-color="#ffffff" fo:color="#333333" style:font-name="Verdana" style:font-name-asian="Verdana" style:font-name-complex="Verdana"/>
    </style:style>
    <style:style style:name="T227_28" style:family="text">
      <style:text-properties fo:background-color="#ffffff" fo:color="#333333" style:font-name="Verdana" style:font-name-asian="Verdana" style:font-name-complex="Verdana"/>
    </style:style>
    <style:style style:name="T227_29" style:family="text">
      <style:text-properties fo:background-color="#ffffff" fo:color="#333333" style:font-name="Verdana" style:font-name-asian="Verdana" style:font-name-complex="Verdana"/>
    </style:style>
    <style:style style:name="T227_30" style:family="text">
      <style:text-properties fo:background-color="#ffffff" fo:color="#333333" style:font-name="Verdana" style:font-name-asian="Verdana" style:font-name-complex="Verdana"/>
    </style:style>
    <style:style style:name="T227_31" style:family="text">
      <style:text-properties fo:background-color="#ffffff" fo:color="#333333" style:font-name="Verdana" style:font-name-asian="Verdana" style:font-name-complex="Verdana"/>
    </style:style>
    <style:style style:name="T227_32" style:family="text">
      <style:text-properties fo:background-color="#ffffff" fo:color="#333333" style:font-name="Verdana" style:font-name-asian="Verdana" style:font-name-complex="Verdana"/>
    </style:style>
    <style:style style:name="T227_33" style:family="text">
      <style:text-properties fo:background-color="#ffffff" fo:color="#333333" style:font-name="Verdana" style:font-name-asian="Verdana" style:font-name-complex="Verdana"/>
    </style:style>
    <style:style style:name="T227_34" style:family="text">
      <style:text-properties fo:background-color="#ffffff" fo:color="#333333" style:font-name="Verdana" style:font-name-asian="Verdana" style:font-name-complex="Verdana"/>
    </style:style>
    <style:style style:name="T227_35" style:family="text">
      <style:text-properties fo:background-color="#ffffff" fo:color="#333333" style:font-name="Verdana" style:font-name-asian="Verdana" style:font-name-complex="Verdana"/>
    </style:style>
    <style:style style:name="T227_36" style:family="text">
      <style:text-properties fo:background-color="#ffffff" fo:color="#333333" style:font-name="Verdana" style:font-name-asian="Verdana" style:font-name-complex="Verdana"/>
    </style:style>
    <style:style style:name="T227_37" style:family="text">
      <style:text-properties fo:background-color="#ffffff" fo:color="#333333" style:font-name="Verdana" style:font-name-asian="Verdana" style:font-name-complex="Verdana"/>
    </style:style>
    <style:style style:name="T227_38" style:family="text">
      <style:text-properties fo:background-color="#ffffff" fo:color="#333333" style:font-name="Verdana" style:font-name-asian="Verdana" style:font-name-complex="Verdana"/>
    </style:style>
    <style:style style:name="T227_39" style:family="text">
      <style:text-properties fo:background-color="#ffffff" fo:color="#333333" style:font-name="Verdana" style:font-name-asian="Verdana" style:font-name-complex="Verdana"/>
    </style:style>
    <style:style style:name="T227_40" style:family="text">
      <style:text-properties fo:background-color="#ffffff" fo:color="#333333" style:font-name="Verdana" style:font-name-asian="Verdana" style:font-name-complex="Verdana"/>
    </style:style>
    <style:style style:name="T227_41" style:family="text">
      <style:text-properties fo:background-color="#ffffff" fo:color="#333333" style:font-name="Verdana" style:font-name-asian="Verdana" style:font-name-complex="Verdana"/>
    </style:style>
    <style:style style:name="T227_42" style:family="text">
      <style:text-properties fo:background-color="#ffffff" fo:color="#333333" style:font-name="Verdana" style:font-name-asian="Verdana" style:font-name-complex="Verdana"/>
    </style:style>
    <style:style style:name="T227_43" style:family="text">
      <style:text-properties fo:background-color="#ffffff" fo:color="#333333" style:font-name="Verdana" style:font-name-asian="Verdana" style:font-name-complex="Verdana"/>
    </style:style>
    <style:style style:name="T227_44" style:family="text">
      <style:text-properties fo:background-color="#ffffff" fo:color="#333333" style:font-name="Verdana" style:font-name-asian="Verdana" style:font-name-complex="Verdana"/>
    </style:style>
    <style:style style:name="T227_45" style:family="text">
      <style:text-properties fo:background-color="#ffffff" fo:color="#333333" style:font-name="Verdana" style:font-name-asian="Verdana" style:font-name-complex="Verdana"/>
    </style:style>
    <style:style style:name="T227_46" style:family="text">
      <style:text-properties fo:background-color="#ffffff" fo:color="#333333" style:font-name="Verdana" style:font-name-asian="Verdana" style:font-name-complex="Verdana"/>
    </style:style>
    <style:style style:name="T227_47" style:family="text">
      <style:text-properties fo:background-color="#ffffff" fo:color="#333333" style:font-name="Verdana" style:font-name-asian="Verdana" style:font-name-complex="Verdana"/>
    </style:style>
    <style:style style:name="T227_48" style:family="text">
      <style:text-properties fo:background-color="#ffffff" fo:color="#333333" style:font-name="Verdana" style:font-name-asian="Verdana" style:font-name-complex="Verdana"/>
    </style:style>
    <style:style style:name="T227_49" style:family="text">
      <style:text-properties fo:background-color="#ffffff" fo:color="#333333" style:font-name="Verdana" style:font-name-asian="Verdana" style:font-name-complex="Verdana"/>
    </style:style>
    <style:style style:name="T227_50" style:family="text">
      <style:text-properties fo:background-color="#ffffff" fo:color="#333333" style:font-name="Verdana" style:font-name-asian="Verdana" style:font-name-complex="Verdana"/>
    </style:style>
    <style:style style:name="P228" style:family="paragraph" style:parent-style-name="Standard">
      <style:paragraph-properties fo:break-before="auto" fo:line-height="115%" style:writing-mode="lr-tb"/>
      <style:text-properties fo:background-color="#ffffff" fo:color="#333333" style:font-name="Verdana" style:font-name-asian="Verdana" style:font-name-complex="Verdana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>
      <style:text-properties fo:background-color="#ffffff" fo:color="#6611cc" style:font-name="Verdana" style:font-name-asian="Verdana" style:font-name-complex="Verdana"/>
    </style:style>
    <style:style style:name="T229_3" style:family="text"/>
    <style:style style:name="T229_4" style:family="text">
      <style:text-properties fo:background-color="#ffffff" fo:color="#6611cc" style:font-name="Verdana" style:font-name-asian="Verdana" style:font-name-complex="Verdana"/>
    </style:style>
    <style:style style:name="T229_5" style:family="text"/>
    <style:style style:name="T229_6" style:family="text">
      <style:text-properties fo:background-color="#ffffff" fo:color="#6611cc" style:font-name="Verdana" style:font-name-asian="Verdana" style:font-name-complex="Verdana"/>
    </style:style>
    <style:style style:name="T229_7" style:family="text"/>
    <style:style style:name="T229_8" style:family="text">
      <style:text-properties fo:background-color="#ffffff" fo:color="#6611cc" style:font-name="Verdana" style:font-name-asian="Verdana" style:font-name-complex="Verdana"/>
    </style:style>
    <style:style style:name="T229_9" style:family="text"/>
    <style:style style:name="T229_10" style:family="text">
      <style:text-properties fo:background-color="#ffffff" fo:color="#6611cc" style:font-name="Verdana" style:font-name-asian="Verdana" style:font-name-complex="Verdana"/>
    </style:style>
    <style:style style:name="T229_11" style:family="text"/>
    <style:style style:name="T229_12" style:family="text">
      <style:text-properties fo:background-color="#ffffff" fo:color="#6611cc" style:font-name="Verdana" style:font-name-asian="Verdana" style:font-name-complex="Verdana"/>
    </style:style>
    <style:style style:name="T229_13" style:family="text"/>
    <style:style style:name="T229_14" style:family="text">
      <style:text-properties fo:background-color="#ffffff" fo:color="#6611cc" style:font-name="Verdana" style:font-name-asian="Verdana" style:font-name-complex="Verdana"/>
    </style:style>
    <style:style style:name="T229_15" style:family="text">
      <style:text-properties fo:background-color="#ffffff" fo:color="#333333" style:font-name="Verdana" style:font-name-asian="Verdana" style:font-name-complex="Verdana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background-color="#ffffff" fo:color="#333333" style:font-name="Verdana" style:font-name-asian="Verdana" style:font-name-complex="Verdana"/>
    </style:style>
    <style:style style:name="T230_2" style:family="text">
      <style:text-properties fo:background-color="#ffffff" fo:color="#333333" style:font-name="Verdana" style:font-name-asian="Verdana" style:font-name-complex="Verdana"/>
    </style:style>
    <style:style style:name="T230_3" style:family="text">
      <style:text-properties fo:background-color="#ffffff" fo:color="#333333" style:font-name="Verdana" style:font-name-asian="Verdana" style:font-name-complex="Verdana"/>
    </style:style>
    <style:style style:name="T230_4" style:family="text">
      <style:text-properties fo:background-color="#ffffff" fo:color="#333333" style:font-name="Verdana" style:font-name-asian="Verdana" style:font-name-complex="Verdana"/>
    </style:style>
    <style:style style:name="T230_5" style:family="text">
      <style:text-properties fo:background-color="#ffffff" fo:color="#333333" style:font-name="Verdana" style:font-name-asian="Verdana" style:font-name-complex="Verdana"/>
    </style:style>
    <style:style style:name="T230_6" style:family="text">
      <style:text-properties fo:background-color="#ffffff" fo:color="#333333" style:font-name="Verdana" style:font-name-asian="Verdana" style:font-name-complex="Verdana"/>
    </style:style>
    <style:style style:name="T230_7" style:family="text">
      <style:text-properties fo:background-color="#ffffff" fo:color="#333333" style:font-name="Verdana" style:font-name-asian="Verdana" style:font-name-complex="Verdana"/>
    </style:style>
    <style:style style:name="T230_8" style:family="text">
      <style:text-properties fo:background-color="#ffffff" fo:color="#333333" style:font-name="Verdana" style:font-name-asian="Verdana" style:font-name-complex="Verdana"/>
    </style:style>
    <style:style style:name="T230_9" style:family="text">
      <style:text-properties fo:background-color="#ffffff" fo:color="#333333" style:font-name="Verdana" style:font-name-asian="Verdana" style:font-name-complex="Verdana"/>
    </style:style>
    <style:style style:name="T230_10" style:family="text">
      <style:text-properties fo:background-color="#ffffff" fo:color="#333333" style:font-name="Verdana" style:font-name-asian="Verdana" style:font-name-complex="Verdana"/>
    </style:style>
    <style:style style:name="T230_11" style:family="text">
      <style:text-properties fo:background-color="#ffffff" fo:color="#333333" style:font-name="Verdana" style:font-name-asian="Verdana" style:font-name-complex="Verdana"/>
    </style:style>
    <style:style style:name="T230_12" style:family="text">
      <style:text-properties fo:background-color="#ffffff" fo:color="#333333" style:font-name="Verdana" style:font-name-asian="Verdana" style:font-name-complex="Verdana"/>
    </style:style>
    <style:style style:name="T230_13" style:family="text">
      <style:text-properties fo:background-color="#ffffff" fo:color="#333333" style:font-name="Verdana" style:font-name-asian="Verdana" style:font-name-complex="Verdana"/>
    </style:style>
    <style:style style:name="T230_14" style:family="text">
      <style:text-properties fo:background-color="#ffffff" fo:color="#333333" style:font-name="Verdana" style:font-name-asian="Verdana" style:font-name-complex="Verdana"/>
    </style:style>
    <style:style style:name="T230_15" style:family="text">
      <style:text-properties fo:background-color="#ffffff" fo:color="#333333" style:font-name="Verdana" style:font-name-asian="Verdana" style:font-name-complex="Verdana"/>
    </style:style>
    <style:style style:name="T230_16" style:family="text">
      <style:text-properties fo:background-color="#ffffff" fo:color="#333333" style:font-name="Verdana" style:font-name-asian="Verdana" style:font-name-complex="Verdana"/>
    </style:style>
    <style:style style:name="P231" style:family="paragraph" style:parent-style-name="Standard">
      <style:paragraph-properties fo:break-before="auto" fo:line-height="115%" style:writing-mode="lr-tb"/>
      <style:text-properties fo:background-color="#ffffff" fo:color="#333333" style:font-name="Verdana" style:font-name-asian="Verdana" style:font-name-complex="Verdana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2_3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background-color="#ffffff" fo:color="#333333" style:font-name="Verdana" style:font-name-asian="Verdana" style:font-name-complex="Verdana"/>
    </style:style>
    <style:style style:name="T233_2" style:family="text">
      <style:text-properties fo:background-color="#ffffff" fo:color="#333333" style:font-name="Verdana" style:font-name-asian="Verdana" style:font-name-complex="Verdana"/>
    </style:style>
    <style:style style:name="T233_3" style:family="text">
      <style:text-properties fo:background-color="#ffffff" fo:color="#333333" style:font-name="Verdana" style:font-name-asian="Verdana" style:font-name-complex="Verdana"/>
    </style:style>
    <style:style style:name="T233_4" style:family="text">
      <style:text-properties fo:background-color="#ffffff" fo:color="#333333" style:font-name="Verdana" style:font-name-asian="Verdana" style:font-name-complex="Verdana"/>
    </style:style>
    <style:style style:name="T233_5" style:family="text">
      <style:text-properties fo:background-color="#ffffff" fo:color="#333333" style:font-name="Verdana" style:font-name-asian="Verdana" style:font-name-complex="Verdana"/>
    </style:style>
    <style:style style:name="T233_6" style:family="text">
      <style:text-properties fo:background-color="#ffffff" fo:color="#333333" style:font-name="Verdana" style:font-name-asian="Verdana" style:font-name-complex="Verdana"/>
    </style:style>
    <style:style style:name="T233_7" style:family="text">
      <style:text-properties fo:background-color="#ffffff" fo:color="#333333" style:font-name="Verdana" style:font-name-asian="Verdana" style:font-name-complex="Verdana"/>
    </style:style>
    <style:style style:name="T233_8" style:family="text">
      <style:text-properties fo:background-color="#ffffff" fo:color="#333333" style:font-name="Verdana" style:font-name-asian="Verdana" style:font-name-complex="Verdana"/>
    </style:style>
    <style:style style:name="T233_9" style:family="text">
      <style:text-properties fo:background-color="#ffffff" fo:color="#333333" style:font-name="Verdana" style:font-name-asian="Verdana" style:font-name-complex="Verdana"/>
    </style:style>
    <style:style style:name="T233_10" style:family="text">
      <style:text-properties fo:background-color="#ffffff" fo:color="#333333" style:font-name="Verdana" style:font-name-asian="Verdana" style:font-name-complex="Verdana"/>
    </style:style>
    <style:style style:name="T233_11" style:family="text">
      <style:text-properties fo:background-color="#ffffff" fo:color="#333333" style:font-name="Verdana" style:font-name-asian="Verdana" style:font-name-complex="Verdana"/>
    </style:style>
    <style:style style:name="T233_12" style:family="text">
      <style:text-properties fo:background-color="#ffffff" fo:color="#333333" style:font-name="Verdana" style:font-name-asian="Verdana" style:font-name-complex="Verdana"/>
    </style:style>
    <style:style style:name="T233_13" style:family="text">
      <style:text-properties fo:background-color="#ffffff" fo:color="#333333" style:font-name="Verdana" style:font-name-asian="Verdana" style:font-name-complex="Verdana"/>
    </style:style>
    <style:style style:name="T233_14" style:family="text">
      <style:text-properties fo:background-color="#ffffff" fo:color="#333333" style:font-name="Verdana" style:font-name-asian="Verdana" style:font-name-complex="Verdana"/>
    </style:style>
    <style:style style:name="T233_15" style:family="text">
      <style:text-properties fo:background-color="#ffffff" fo:color="#333333" style:font-name="Verdana" style:font-name-asian="Verdana" style:font-name-complex="Verdana"/>
    </style:style>
    <style:style style:name="T233_16" style:family="text">
      <style:text-properties fo:background-color="#ffffff" fo:color="#333333" style:font-name="Verdana" style:font-name-asian="Verdana" style:font-name-complex="Verdana"/>
    </style:style>
    <style:style style:name="T233_17" style:family="text">
      <style:text-properties fo:background-color="#ffffff" fo:color="#333333" style:font-name="Verdana" style:font-name-asian="Verdana" style:font-name-complex="Verdana"/>
    </style:style>
    <style:style style:name="T233_18" style:family="text">
      <style:text-properties fo:background-color="#ffffff" fo:color="#333333" style:font-name="Verdana" style:font-name-asian="Verdana" style:font-name-complex="Verdana"/>
    </style:style>
    <style:style style:name="T233_19" style:family="text">
      <style:text-properties fo:background-color="#ffffff" fo:color="#333333" style:font-name="Verdana" style:font-name-asian="Verdana" style:font-name-complex="Verdana"/>
    </style:style>
    <style:style style:name="T233_20" style:family="text">
      <style:text-properties fo:background-color="#ffffff" fo:color="#333333" style:font-name="Verdana" style:font-name-asian="Verdana" style:font-name-complex="Verdana"/>
    </style:style>
    <style:style style:name="T233_21" style:family="text">
      <style:text-properties fo:background-color="#ffffff" fo:color="#333333" style:font-name="Verdana" style:font-name-asian="Verdana" style:font-name-complex="Verdana"/>
    </style:style>
    <style:style style:name="T233_22" style:family="text">
      <style:text-properties fo:background-color="#ffffff" fo:color="#333333" style:font-name="Verdana" style:font-name-asian="Verdana" style:font-name-complex="Verdana"/>
    </style:style>
    <style:style style:name="T233_23" style:family="text">
      <style:text-properties fo:background-color="#ffffff" fo:color="#333333" style:font-name="Verdana" style:font-name-asian="Verdana" style:font-name-complex="Verdana"/>
    </style:style>
    <style:style style:name="T233_24" style:family="text">
      <style:text-properties fo:background-color="#ffffff" fo:color="#333333" style:font-name="Verdana" style:font-name-asian="Verdana" style:font-name-complex="Verdana"/>
    </style:style>
    <style:style style:name="T233_25" style:family="text">
      <style:text-properties fo:background-color="#ffffff" fo:color="#333333" style:font-name="Verdana" style:font-name-asian="Verdana" style:font-name-complex="Verdana"/>
    </style:style>
    <style:style style:name="T233_26" style:family="text">
      <style:text-properties fo:background-color="#ffffff" fo:color="#333333" style:font-name="Verdana" style:font-name-asian="Verdana" style:font-name-complex="Verdana"/>
    </style:style>
    <style:style style:name="T233_27" style:family="text">
      <style:text-properties fo:background-color="#ffffff" fo:color="#333333" style:font-name="Verdana" style:font-name-asian="Verdana" style:font-name-complex="Verdana"/>
    </style:style>
    <style:style style:name="T233_28" style:family="text">
      <style:text-properties fo:background-color="#ffffff" fo:color="#333333" style:font-name="Verdana" style:font-name-asian="Verdana" style:font-name-complex="Verdana"/>
    </style:style>
    <style:style style:name="T233_29" style:family="text">
      <style:text-properties fo:background-color="#ffffff" fo:color="#333333" style:font-name="Verdana" style:font-name-asian="Verdana" style:font-name-complex="Verdana"/>
    </style:style>
    <style:style style:name="T233_30" style:family="text">
      <style:text-properties fo:background-color="#ffffff" fo:color="#333333" style:font-name="Verdana" style:font-name-asian="Verdana" style:font-name-complex="Verdana"/>
    </style:style>
    <style:style style:name="T233_31" style:family="text">
      <style:text-properties fo:background-color="#ffffff" fo:color="#333333" style:font-name="Verdana" style:font-name-asian="Verdana" style:font-name-complex="Verdana"/>
    </style:style>
    <style:style style:name="T233_32" style:family="text">
      <style:text-properties fo:background-color="#ffffff" fo:color="#333333" style:font-name="Verdana" style:font-name-asian="Verdana" style:font-name-complex="Verdana"/>
    </style:style>
    <style:style style:name="T233_33" style:family="text">
      <style:text-properties fo:background-color="#ffffff" fo:color="#333333" style:font-name="Verdana" style:font-name-asian="Verdana" style:font-name-complex="Verdana"/>
    </style:style>
    <style:style style:name="T233_34" style:family="text">
      <style:text-properties fo:background-color="#ffffff" fo:color="#333333" style:font-name="Verdana" style:font-name-asian="Verdana" style:font-name-complex="Verdana"/>
    </style:style>
    <style:style style:name="T233_35" style:family="text">
      <style:text-properties fo:background-color="#ffffff" fo:color="#333333" style:font-name="Verdana" style:font-name-asian="Verdana" style:font-name-complex="Verdana"/>
    </style:style>
    <style:style style:name="T233_36" style:family="text">
      <style:text-properties fo:background-color="#ffffff" fo:color="#333333" style:font-name="Verdana" style:font-name-asian="Verdana" style:font-name-complex="Verdana"/>
    </style:style>
    <style:style style:name="T233_37" style:family="text">
      <style:text-properties fo:background-color="#ffffff" fo:color="#333333" style:font-name="Verdana" style:font-name-asian="Verdana" style:font-name-complex="Verdana"/>
    </style:style>
    <style:style style:name="T233_38" style:family="text">
      <style:text-properties fo:background-color="#ffffff" fo:color="#333333" style:font-name="Verdana" style:font-name-asian="Verdana" style:font-name-complex="Verdana"/>
    </style:style>
    <style:style style:name="T233_39" style:family="text">
      <style:text-properties fo:background-color="#ffffff" fo:color="#333333" style:font-name="Verdana" style:font-name-asian="Verdana" style:font-name-complex="Verdana"/>
    </style:style>
    <style:style style:name="T233_40" style:family="text">
      <style:text-properties fo:background-color="#ffffff" fo:color="#333333" style:font-name="Verdana" style:font-name-asian="Verdana" style:font-name-complex="Verdana"/>
    </style:style>
    <style:style style:name="T233_41" style:family="text">
      <style:text-properties fo:background-color="#ffffff" fo:color="#333333" style:font-name="Verdana" style:font-name-asian="Verdana" style:font-name-complex="Verdana"/>
    </style:style>
    <style:style style:name="T233_42" style:family="text">
      <style:text-properties fo:background-color="#ffffff" fo:color="#333333" style:font-name="Verdana" style:font-name-asian="Verdana" style:font-name-complex="Verdana"/>
    </style:style>
    <style:style style:name="T233_43" style:family="text">
      <style:text-properties fo:background-color="#ffffff" fo:color="#333333" style:font-name="Verdana" style:font-name-asian="Verdana" style:font-name-complex="Verdana"/>
    </style:style>
    <style:style style:name="T233_44" style:family="text">
      <style:text-properties fo:background-color="#ffffff" fo:color="#333333" style:font-name="Verdana" style:font-name-asian="Verdana" style:font-name-complex="Verdana"/>
    </style:style>
    <style:style style:name="T233_45" style:family="text">
      <style:text-properties fo:background-color="#ffffff" fo:color="#333333" style:font-name="Verdana" style:font-name-asian="Verdana" style:font-name-complex="Verdana"/>
    </style:style>
    <style:style style:name="T233_46" style:family="text">
      <style:text-properties fo:background-color="#ffffff" fo:color="#333333" style:font-name="Verdana" style:font-name-asian="Verdana" style:font-name-complex="Verdana"/>
    </style:style>
    <style:style style:name="T233_47" style:family="text">
      <style:text-properties fo:background-color="#ffffff" fo:color="#333333" style:font-name="Verdana" style:font-name-asian="Verdana" style:font-name-complex="Verdana"/>
    </style:style>
    <style:style style:name="T233_48" style:family="text">
      <style:text-properties fo:background-color="#ffffff" fo:color="#333333" style:font-name="Verdana" style:font-name-asian="Verdana" style:font-name-complex="Verdana"/>
    </style:style>
    <style:style style:name="T233_49" style:family="text">
      <style:text-properties fo:background-color="#ffffff" fo:color="#333333" style:font-name="Verdana" style:font-name-asian="Verdana" style:font-name-complex="Verdana"/>
    </style:style>
    <style:style style:name="T233_50" style:family="text">
      <style:text-properties fo:background-color="#ffffff" fo:color="#333333" style:font-name="Verdana" style:font-name-asian="Verdana" style:font-name-complex="Verdana"/>
    </style:style>
    <style:style style:name="T233_51" style:family="text">
      <style:text-properties fo:background-color="#ffffff" fo:color="#333333" style:font-name="Verdana" style:font-name-asian="Verdana" style:font-name-complex="Verdana"/>
    </style:style>
    <style:style style:name="T233_52" style:family="text">
      <style:text-properties fo:background-color="#ffffff" fo:color="#333333" style:font-name="Verdana" style:font-name-asian="Verdana" style:font-name-complex="Verdana"/>
    </style:style>
    <style:style style:name="T233_53" style:family="text">
      <style:text-properties fo:background-color="#ffffff" fo:color="#333333" style:font-name="Verdana" style:font-name-asian="Verdana" style:font-name-complex="Verdana"/>
    </style:style>
    <style:style style:name="T233_54" style:family="text">
      <style:text-properties fo:background-color="#ffffff" fo:color="#333333" style:font-name="Verdana" style:font-name-asian="Verdana" style:font-name-complex="Verdana"/>
    </style:style>
    <style:style style:name="T233_55" style:family="text">
      <style:text-properties fo:background-color="#ffffff" fo:color="#333333" style:font-name="Verdana" style:font-name-asian="Verdana" style:font-name-complex="Verdana"/>
    </style:style>
    <style:style style:name="T233_56" style:family="text">
      <style:text-properties fo:background-color="#ffffff" fo:color="#333333" style:font-name="Verdana" style:font-name-asian="Verdana" style:font-name-complex="Verdana"/>
    </style:style>
    <style:style style:name="T233_57" style:family="text">
      <style:text-properties fo:background-color="#ffffff" fo:color="#333333" style:font-name="Verdana" style:font-name-asian="Verdana" style:font-name-complex="Verdana"/>
    </style:style>
    <style:style style:name="T233_58" style:family="text">
      <style:text-properties fo:background-color="#ffffff" fo:color="#333333" style:font-name="Verdana" style:font-name-asian="Verdana" style:font-name-complex="Verdana"/>
    </style:style>
    <style:style style:name="T233_59" style:family="text">
      <style:text-properties fo:background-color="#ffffff" fo:color="#333333" style:font-name="Verdana" style:font-name-asian="Verdana" style:font-name-complex="Verdana"/>
    </style:style>
    <style:style style:name="T233_60" style:family="text">
      <style:text-properties fo:background-color="#ffffff" fo:color="#333333" style:font-name="Verdana" style:font-name-asian="Verdana" style:font-name-complex="Verdana"/>
    </style:style>
    <style:style style:name="T233_61" style:family="text">
      <style:text-properties fo:background-color="#ffffff" fo:color="#333333" style:font-name="Verdana" style:font-name-asian="Verdana" style:font-name-complex="Verdana"/>
    </style:style>
    <style:style style:name="T233_62" style:family="text">
      <style:text-properties fo:background-color="#ffffff" fo:color="#333333" style:font-name="Verdana" style:font-name-asian="Verdana" style:font-name-complex="Verdana"/>
    </style:style>
    <style:style style:name="T233_63" style:family="text">
      <style:text-properties fo:background-color="#ffffff" fo:color="#333333" style:font-name="Verdana" style:font-name-asian="Verdana" style:font-name-complex="Verdana"/>
    </style:style>
    <style:style style:name="T233_64" style:family="text">
      <style:text-properties fo:background-color="#ffffff" fo:color="#333333" style:font-name="Verdana" style:font-name-asian="Verdana" style:font-name-complex="Verdana"/>
    </style:style>
    <style:style style:name="T233_65" style:family="text">
      <style:text-properties fo:background-color="#ffffff" fo:color="#333333" style:font-name="Verdana" style:font-name-asian="Verdana" style:font-name-complex="Verdana"/>
    </style:style>
    <style:style style:name="T233_66" style:family="text">
      <style:text-properties fo:background-color="#ffffff" fo:color="#333333" style:font-name="Verdana" style:font-name-asian="Verdana" style:font-name-complex="Verdana"/>
    </style:style>
    <style:style style:name="T233_67" style:family="text">
      <style:text-properties fo:background-color="#ffffff" fo:color="#333333" style:font-name="Verdana" style:font-name-asian="Verdana" style:font-name-complex="Verdana"/>
    </style:style>
    <style:style style:name="T233_68" style:family="text">
      <style:text-properties fo:background-color="#ffffff" fo:color="#333333" style:font-name="Verdana" style:font-name-asian="Verdana" style:font-name-complex="Verdana"/>
    </style:style>
    <style:style style:name="T233_69" style:family="text">
      <style:text-properties fo:background-color="#ffffff" fo:color="#333333" style:font-name="Verdana" style:font-name-asian="Verdana" style:font-name-complex="Verdana"/>
    </style:style>
    <style:style style:name="T233_70" style:family="text">
      <style:text-properties fo:background-color="#ffffff" fo:color="#333333" style:font-name="Verdana" style:font-name-asian="Verdana" style:font-name-complex="Verdana"/>
    </style:style>
    <style:style style:name="T233_71" style:family="text">
      <style:text-properties fo:background-color="#ffffff" fo:color="#333333" style:font-name="Verdana" style:font-name-asian="Verdana" style:font-name-complex="Verdana"/>
    </style:style>
    <style:style style:name="T233_72" style:family="text">
      <style:text-properties fo:background-color="#ffffff" fo:color="#333333" style:font-name="Verdana" style:font-name-asian="Verdana" style:font-name-complex="Verdana"/>
    </style:style>
    <style:style style:name="T233_73" style:family="text">
      <style:text-properties fo:background-color="#ffffff" fo:color="#333333" style:font-name="Verdana" style:font-name-asian="Verdana" style:font-name-complex="Verdana"/>
    </style:style>
    <style:style style:name="T233_74" style:family="text">
      <style:text-properties fo:background-color="#ffffff" fo:color="#333333" style:font-name="Verdana" style:font-name-asian="Verdana" style:font-name-complex="Verdana"/>
    </style:style>
    <style:style style:name="T233_75" style:family="text">
      <style:text-properties fo:background-color="#ffffff" fo:color="#333333" style:font-name="Verdana" style:font-name-asian="Verdana" style:font-name-complex="Verdana"/>
    </style:style>
    <style:style style:name="T233_76" style:family="text">
      <style:text-properties fo:background-color="#ffffff" fo:color="#333333" style:font-name="Verdana" style:font-name-asian="Verdana" style:font-name-complex="Verdana"/>
    </style:style>
    <style:style style:name="T233_77" style:family="text">
      <style:text-properties fo:background-color="#ffffff" fo:color="#333333" style:font-name="Verdana" style:font-name-asian="Verdana" style:font-name-complex="Verdana"/>
    </style:style>
    <style:style style:name="T233_78" style:family="text">
      <style:text-properties fo:background-color="#ffffff" fo:color="#333333" style:font-name="Verdana" style:font-name-asian="Verdana" style:font-name-complex="Verdana"/>
    </style:style>
    <style:style style:name="T233_79" style:family="text">
      <style:text-properties fo:background-color="#ffffff" fo:color="#333333" style:font-name="Verdana" style:font-name-asian="Verdana" style:font-name-complex="Verdana"/>
    </style:style>
    <style:style style:name="T233_80" style:family="text">
      <style:text-properties fo:background-color="#ffffff" fo:color="#333333" style:font-name="Verdana" style:font-name-asian="Verdana" style:font-name-complex="Verdana"/>
    </style:style>
    <style:style style:name="T233_81" style:family="text">
      <style:text-properties fo:background-color="#ffffff" fo:color="#333333" style:font-name="Verdana" style:font-name-asian="Verdana" style:font-name-complex="Verdana"/>
    </style:style>
    <style:style style:name="T233_82" style:family="text">
      <style:text-properties fo:background-color="#ffffff" fo:color="#333333" style:font-name="Verdana" style:font-name-asian="Verdana" style:font-name-complex="Verdana"/>
    </style:style>
    <style:style style:name="T233_83" style:family="text">
      <style:text-properties fo:background-color="#ffffff" fo:color="#333333" style:font-name="Verdana" style:font-name-asian="Verdana" style:font-name-complex="Verdana"/>
    </style:style>
    <style:style style:name="T233_84" style:family="text">
      <style:text-properties fo:background-color="#ffffff" fo:color="#333333" style:font-name="Verdana" style:font-name-asian="Verdana" style:font-name-complex="Verdana"/>
    </style:style>
    <style:style style:name="T233_85" style:family="text">
      <style:text-properties fo:background-color="#ffffff" fo:color="#333333" style:font-name="Verdana" style:font-name-asian="Verdana" style:font-name-complex="Verdana"/>
    </style:style>
    <style:style style:name="T233_86" style:family="text">
      <style:text-properties fo:background-color="#ffffff" fo:color="#333333" style:font-name="Verdana" style:font-name-asian="Verdana" style:font-name-complex="Verdana"/>
    </style:style>
    <style:style style:name="T233_87" style:family="text">
      <style:text-properties fo:background-color="#ffffff" fo:color="#333333" style:font-name="Verdana" style:font-name-asian="Verdana" style:font-name-complex="Verdana"/>
    </style:style>
    <style:style style:name="T233_88" style:family="text">
      <style:text-properties fo:background-color="#ffffff" fo:color="#333333" style:font-name="Verdana" style:font-name-asian="Verdana" style:font-name-complex="Verdana"/>
    </style:style>
    <style:style style:name="T233_89" style:family="text">
      <style:text-properties fo:background-color="#ffffff" fo:color="#333333" style:font-name="Verdana" style:font-name-asian="Verdana" style:font-name-complex="Verdana"/>
    </style:style>
    <style:style style:name="T233_90" style:family="text">
      <style:text-properties fo:background-color="#ffffff" fo:color="#333333" style:font-name="Verdana" style:font-name-asian="Verdana" style:font-name-complex="Verdana"/>
    </style:style>
    <style:style style:name="T233_91" style:family="text">
      <style:text-properties fo:background-color="#ffffff" fo:color="#333333" style:font-name="Verdana" style:font-name-asian="Verdana" style:font-name-complex="Verdana"/>
    </style:style>
    <style:style style:name="T233_92" style:family="text">
      <style:text-properties fo:background-color="#ffffff" fo:color="#333333" style:font-name="Verdana" style:font-name-asian="Verdana" style:font-name-complex="Verdana"/>
    </style:style>
    <style:style style:name="T233_93" style:family="text">
      <style:text-properties fo:background-color="#ffffff" fo:color="#333333" style:font-name="Verdana" style:font-name-asian="Verdana" style:font-name-complex="Verdana"/>
    </style:style>
    <style:style style:name="T233_94" style:family="text">
      <style:text-properties fo:background-color="#ffffff" fo:color="#333333" style:font-name="Verdana" style:font-name-asian="Verdana" style:font-name-complex="Verdana"/>
    </style:style>
    <style:style style:name="T233_95" style:family="text">
      <style:text-properties fo:background-color="#ffffff" fo:color="#333333" style:font-name="Verdana" style:font-name-asian="Verdana" style:font-name-complex="Verdana"/>
    </style:style>
    <style:style style:name="T233_96" style:family="text">
      <style:text-properties fo:background-color="#ffffff" fo:color="#333333" style:font-name="Verdana" style:font-name-asian="Verdana" style:font-name-complex="Verdana"/>
    </style:style>
    <style:style style:name="T233_97" style:family="text">
      <style:text-properties fo:background-color="#ffffff" fo:color="#333333" style:font-name="Verdana" style:font-name-asian="Verdana" style:font-name-complex="Verdana"/>
    </style:style>
    <style:style style:name="T233_98" style:family="text">
      <style:text-properties fo:background-color="#ffffff" fo:color="#333333" style:font-name="Verdana" style:font-name-asian="Verdana" style:font-name-complex="Verdana"/>
    </style:style>
    <style:style style:name="T233_99" style:family="text">
      <style:text-properties fo:background-color="#ffffff" fo:color="#333333" style:font-name="Verdana" style:font-name-asian="Verdana" style:font-name-complex="Verdana"/>
    </style:style>
    <style:style style:name="T233_100" style:family="text">
      <style:text-properties fo:background-color="#ffffff" fo:color="#333333" style:font-name="Verdana" style:font-name-asian="Verdana" style:font-name-complex="Verdana"/>
    </style:style>
    <style:style style:name="T233_101" style:family="text">
      <style:text-properties fo:background-color="#ffffff" fo:color="#333333" style:font-name="Verdana" style:font-name-asian="Verdana" style:font-name-complex="Verdana"/>
    </style:style>
    <style:style style:name="T233_102" style:family="text">
      <style:text-properties fo:background-color="#ffffff" fo:color="#333333" style:font-name="Verdana" style:font-name-asian="Verdana" style:font-name-complex="Verdana"/>
    </style:style>
    <style:style style:name="T233_103" style:family="text">
      <style:text-properties fo:background-color="#ffffff" fo:color="#333333" style:font-name="Verdana" style:font-name-asian="Verdana" style:font-name-complex="Verdana"/>
    </style:style>
    <style:style style:name="T233_104" style:family="text">
      <style:text-properties fo:background-color="#ffffff" fo:color="#333333" style:font-name="Verdana" style:font-name-asian="Verdana" style:font-name-complex="Verdana"/>
    </style:style>
    <style:style style:name="T233_105" style:family="text">
      <style:text-properties fo:background-color="#ffffff" fo:color="#333333" style:font-name="Verdana" style:font-name-asian="Verdana" style:font-name-complex="Verdana"/>
    </style:style>
    <style:style style:name="T233_106" style:family="text">
      <style:text-properties fo:background-color="#ffffff" fo:color="#333333" style:font-name="Verdana" style:font-name-asian="Verdana" style:font-name-complex="Verdana"/>
    </style:style>
    <style:style style:name="T233_107" style:family="text">
      <style:text-properties fo:background-color="#ffffff" fo:color="#333333" style:font-name="Verdana" style:font-name-asian="Verdana" style:font-name-complex="Verdana"/>
    </style:style>
    <style:style style:name="T233_108" style:family="text">
      <style:text-properties fo:background-color="#ffffff" fo:color="#333333" style:font-name="Verdana" style:font-name-asian="Verdana" style:font-name-complex="Verdana"/>
    </style:style>
    <style:style style:name="T233_109" style:family="text">
      <style:text-properties fo:background-color="#ffffff" fo:color="#333333" style:font-name="Verdana" style:font-name-asian="Verdana" style:font-name-complex="Verdana"/>
    </style:style>
    <style:style style:name="T233_110" style:family="text">
      <style:text-properties fo:background-color="#ffffff" fo:color="#333333" style:font-name="Verdana" style:font-name-asian="Verdana" style:font-name-complex="Verdana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background-color="#ffffff" fo:color="#333333" style:font-name="Verdana" style:font-name-asian="Verdana" style:font-name-complex="Verdana"/>
    </style:style>
    <style:style style:name="T234_2" style:family="text">
      <style:text-properties fo:background-color="#ffffff" fo:color="#333333" style:font-name="Verdana" style:font-name-asian="Verdana" style:font-name-complex="Verdana"/>
    </style:style>
    <style:style style:name="T234_3" style:family="text">
      <style:text-properties fo:background-color="#ffffff" fo:color="#333333" style:font-name="Verdana" style:font-name-asian="Verdana" style:font-name-complex="Verdana"/>
    </style:style>
    <style:style style:name="T234_4" style:family="text">
      <style:text-properties fo:background-color="#ffffff" fo:color="#333333" style:font-name="Verdana" style:font-name-asian="Verdana" style:font-name-complex="Verdana"/>
    </style:style>
    <style:style style:name="T234_5" style:family="text">
      <style:text-properties fo:background-color="#ffffff" fo:color="#333333" style:font-name="Verdana" style:font-name-asian="Verdana" style:font-name-complex="Verdana"/>
    </style:style>
    <style:style style:name="T234_6" style:family="text">
      <style:text-properties fo:background-color="#ffffff" fo:color="#333333" style:font-name="Verdana" style:font-name-asian="Verdana" style:font-name-complex="Verdana"/>
    </style:style>
    <style:style style:name="T234_7" style:family="text">
      <style:text-properties fo:background-color="#ffffff" fo:color="#333333" style:font-name="Verdana" style:font-name-asian="Verdana" style:font-name-complex="Verdana"/>
    </style:style>
    <style:style style:name="T234_8" style:family="text">
      <style:text-properties fo:background-color="#ffffff" fo:color="#333333" style:font-name="Verdana" style:font-name-asian="Verdana" style:font-name-complex="Verdana"/>
    </style:style>
    <style:style style:name="T234_9" style:family="text">
      <style:text-properties fo:background-color="#ffffff" fo:color="#333333" style:font-name="Verdana" style:font-name-asian="Verdana" style:font-name-complex="Verdana"/>
    </style:style>
    <style:style style:name="T234_10" style:family="text">
      <style:text-properties fo:background-color="#ffffff" fo:color="#333333" style:font-name="Verdana" style:font-name-asian="Verdana" style:font-name-complex="Verdana"/>
    </style:style>
    <style:style style:name="T234_11" style:family="text">
      <style:text-properties fo:background-color="#ffffff" fo:color="#333333" style:font-name="Verdana" style:font-name-asian="Verdana" style:font-name-complex="Verdana"/>
    </style:style>
    <style:style style:name="T234_12" style:family="text">
      <style:text-properties fo:background-color="#ffffff" fo:color="#333333" style:font-name="Verdana" style:font-name-asian="Verdana" style:font-name-complex="Verdana"/>
    </style:style>
    <style:style style:name="T234_13" style:family="text">
      <style:text-properties fo:background-color="#ffffff" fo:color="#333333" style:font-name="Verdana" style:font-name-asian="Verdana" style:font-name-complex="Verdana"/>
    </style:style>
    <style:style style:name="T234_14" style:family="text">
      <style:text-properties fo:background-color="#ffffff" fo:color="#333333" style:font-name="Verdana" style:font-name-asian="Verdana" style:font-name-complex="Verdana"/>
    </style:style>
    <style:style style:name="T234_15" style:family="text">
      <style:text-properties fo:background-color="#ffffff" fo:color="#333333" style:font-name="Verdana" style:font-name-asian="Verdana" style:font-name-complex="Verdana"/>
    </style:style>
    <style:style style:name="T234_16" style:family="text">
      <style:text-properties fo:background-color="#ffffff" fo:color="#333333" style:font-name="Verdana" style:font-name-asian="Verdana" style:font-name-complex="Verdana"/>
    </style:style>
    <style:style style:name="T234_17" style:family="text">
      <style:text-properties fo:background-color="#ffffff" fo:color="#333333" style:font-name="Verdana" style:font-name-asian="Verdana" style:font-name-complex="Verdana"/>
    </style:style>
    <style:style style:name="T234_18" style:family="text">
      <style:text-properties fo:background-color="#ffffff" fo:color="#333333" style:font-name="Verdana" style:font-name-asian="Verdana" style:font-name-complex="Verdana"/>
    </style:style>
    <style:style style:name="T234_19" style:family="text">
      <style:text-properties fo:background-color="#ffffff" fo:color="#333333" style:font-name="Verdana" style:font-name-asian="Verdana" style:font-name-complex="Verdana"/>
    </style:style>
    <style:style style:name="T234_20" style:family="text">
      <style:text-properties fo:background-color="#ffffff" fo:color="#333333" style:font-name="Verdana" style:font-name-asian="Verdana" style:font-name-complex="Verdana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background-color="#ffffff" fo:color="#333333" style:font-name="Verdana" style:font-name-asian="Verdana" style:font-name-complex="Verdana"/>
    </style:style>
    <style:style style:name="T235_2" style:family="text">
      <style:text-properties fo:background-color="#ffffff" fo:color="#333333" style:font-name="Verdana" style:font-name-asian="Verdana" style:font-name-complex="Verdana"/>
    </style:style>
    <style:style style:name="T235_3" style:family="text">
      <style:text-properties fo:background-color="#ffffff" fo:color="#333333" style:font-name="Verdana" style:font-name-asian="Verdana" style:font-name-complex="Verdana"/>
    </style:style>
    <style:style style:name="T235_4" style:family="text">
      <style:text-properties fo:background-color="#ffffff" fo:color="#333333" style:font-name="Verdana" style:font-name-asian="Verdana" style:font-name-complex="Verdana"/>
    </style:style>
    <style:style style:name="T235_5" style:family="text">
      <style:text-properties fo:background-color="#ffffff" fo:color="#333333" style:font-name="Verdana" style:font-name-asian="Verdana" style:font-name-complex="Verdana"/>
    </style:style>
    <style:style style:name="T235_6" style:family="text">
      <style:text-properties fo:background-color="#ffffff" fo:color="#333333" style:font-name="Verdana" style:font-name-asian="Verdana" style:font-name-complex="Verdana"/>
    </style:style>
    <style:style style:name="T235_7" style:family="text">
      <style:text-properties fo:background-color="#ffffff" fo:color="#333333" style:font-name="Verdana" style:font-name-asian="Verdana" style:font-name-complex="Verdana"/>
    </style:style>
    <style:style style:name="T235_8" style:family="text">
      <style:text-properties fo:background-color="#ffffff" fo:color="#333333" style:font-name="Verdana" style:font-name-asian="Verdana" style:font-name-complex="Verdana"/>
    </style:style>
    <style:style style:name="T235_9" style:family="text">
      <style:text-properties fo:background-color="#ffffff" fo:color="#333333" style:font-name="Verdana" style:font-name-asian="Verdana" style:font-name-complex="Verdana"/>
    </style:style>
    <style:style style:name="T235_10" style:family="text">
      <style:text-properties fo:background-color="#ffffff" fo:color="#333333" style:font-name="Verdana" style:font-name-asian="Verdana" style:font-name-complex="Verdana"/>
    </style:style>
    <style:style style:name="T235_11" style:family="text">
      <style:text-properties fo:background-color="#ffffff" fo:color="#333333" style:font-name="Verdana" style:font-name-asian="Verdana" style:font-name-complex="Verdana"/>
    </style:style>
    <style:style style:name="T235_12" style:family="text">
      <style:text-properties fo:background-color="#ffffff" fo:color="#333333" style:font-name="Verdana" style:font-name-asian="Verdana" style:font-name-complex="Verdana"/>
    </style:style>
    <style:style style:name="T235_13" style:family="text">
      <style:text-properties fo:background-color="#ffffff" fo:color="#333333" style:font-name="Verdana" style:font-name-asian="Verdana" style:font-name-complex="Verdana"/>
    </style:style>
    <style:style style:name="T235_14" style:family="text">
      <style:text-properties fo:background-color="#ffffff" fo:color="#333333" style:font-name="Verdana" style:font-name-asian="Verdana" style:font-name-complex="Verdana"/>
    </style:style>
    <style:style style:name="T235_15" style:family="text">
      <style:text-properties fo:background-color="#ffffff" fo:color="#333333" style:font-name="Verdana" style:font-name-asian="Verdana" style:font-name-complex="Verdana"/>
    </style:style>
    <style:style style:name="T235_16" style:family="text">
      <style:text-properties fo:background-color="#ffffff" fo:color="#333333" style:font-name="Verdana" style:font-name-asian="Verdana" style:font-name-complex="Verdana"/>
    </style:style>
    <style:style style:name="T235_17" style:family="text">
      <style:text-properties fo:background-color="#ffffff" fo:color="#333333" style:font-name="Verdana" style:font-name-asian="Verdana" style:font-name-complex="Verdana"/>
    </style:style>
    <style:style style:name="T235_18" style:family="text">
      <style:text-properties fo:background-color="#ffffff" fo:color="#333333" style:font-name="Verdana" style:font-name-asian="Verdana" style:font-name-complex="Verdana"/>
    </style:style>
    <style:style style:name="T235_19" style:family="text">
      <style:text-properties fo:background-color="#ffffff" fo:color="#333333" style:font-name="Verdana" style:font-name-asian="Verdana" style:font-name-complex="Verdana"/>
    </style:style>
    <style:style style:name="T235_20" style:family="text">
      <style:text-properties fo:background-color="#ffffff" fo:color="#333333" style:font-name="Verdana" style:font-name-asian="Verdana" style:font-name-complex="Verdana"/>
    </style:style>
    <style:style style:name="T235_21" style:family="text">
      <style:text-properties fo:background-color="#ffffff" fo:color="#333333" style:font-name="Verdana" style:font-name-asian="Verdana" style:font-name-complex="Verdana"/>
    </style:style>
    <style:style style:name="T235_22" style:family="text">
      <style:text-properties fo:background-color="#ffffff" fo:color="#333333" style:font-name="Verdana" style:font-name-asian="Verdana" style:font-name-complex="Verdana"/>
    </style:style>
    <style:style style:name="T235_23" style:family="text">
      <style:text-properties fo:background-color="#ffffff" fo:color="#333333" style:font-name="Verdana" style:font-name-asian="Verdana" style:font-name-complex="Verdana"/>
    </style:style>
    <style:style style:name="P236" style:family="paragraph" style:parent-style-name="Standard">
      <style:paragraph-properties fo:break-before="auto" fo:line-height="115%" style:writing-mode="lr-tb"/>
      <style:text-properties fo:background-color="#ffffff" fo:color="#333333" style:font-name="Verdana" style:font-name-asian="Verdana" style:font-name-complex="Verdana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>
      <style:text-properties fo:background-color="#ffffff" fo:color="#6611cc" style:font-name="Verdana" style:font-name-asian="Verdana" style:font-name-complex="Verdana"/>
    </style:style>
    <style:style style:name="T237_3" style:family="text"/>
    <style:style style:name="T237_4" style:family="text">
      <style:text-properties fo:background-color="#ffffff" fo:color="#6611cc" style:font-name="Verdana" style:font-name-asian="Verdana" style:font-name-complex="Verdana"/>
    </style:style>
    <style:style style:name="T237_5" style:family="text"/>
    <style:style style:name="T237_6" style:family="text">
      <style:text-properties fo:background-color="#ffffff" fo:color="#6611cc" style:font-name="Verdana" style:font-name-asian="Verdana" style:font-name-complex="Verdana"/>
    </style:style>
    <style:style style:name="T237_7" style:family="text"/>
    <style:style style:name="T237_8" style:family="text">
      <style:text-properties fo:background-color="#ffffff" fo:color="#6611cc" style:font-name="Verdana" style:font-name-asian="Verdana" style:font-name-complex="Verdana"/>
    </style:style>
    <style:style style:name="T237_9" style:family="text"/>
    <style:style style:name="T237_10" style:family="text">
      <style:text-properties fo:background-color="#ffffff" fo:color="#6611cc" style:font-name="Verdana" style:font-name-asian="Verdana" style:font-name-complex="Verdana"/>
    </style:style>
    <style:style style:name="T237_11" style:family="text"/>
    <style:style style:name="T237_12" style:family="text">
      <style:text-properties fo:background-color="#ffffff" fo:color="#6611cc" style:font-name="Verdana" style:font-name-asian="Verdana" style:font-name-complex="Verdana"/>
    </style:style>
    <style:style style:name="T237_13" style:family="text"/>
    <style:style style:name="T237_14" style:family="text">
      <style:text-properties fo:background-color="#ffffff" fo:color="#6611cc" style:font-name="Verdana" style:font-name-asian="Verdana" style:font-name-complex="Verdana"/>
    </style:style>
    <style:style style:name="T237_15" style:family="text"/>
    <style:style style:name="T237_16" style:family="text">
      <style:text-properties fo:background-color="#ffffff" fo:color="#6611cc" style:font-name="Verdana" style:font-name-asian="Verdana" style:font-name-complex="Verdana"/>
    </style:style>
    <style:style style:name="T237_17" style:family="text"/>
    <style:style style:name="T237_18" style:family="text">
      <style:text-properties fo:background-color="#ffffff" fo:color="#6611cc" style:font-name="Verdana" style:font-name-asian="Verdana" style:font-name-complex="Verdana"/>
    </style:style>
    <style:style style:name="T237_19" style:family="text"/>
    <style:style style:name="T237_20" style:family="text">
      <style:text-properties fo:background-color="#ffffff" fo:color="#6611cc" style:font-name="Verdana" style:font-name-asian="Verdana" style:font-name-complex="Verdana"/>
    </style:style>
    <style:style style:name="T237_21" style:family="text"/>
    <style:style style:name="T237_22" style:family="text">
      <style:text-properties fo:background-color="#ffffff" fo:color="#6611cc" style:font-name="Verdana" style:font-name-asian="Verdana" style:font-name-complex="Verdana"/>
    </style:style>
    <style:style style:name="T237_23" style:family="text"/>
    <style:style style:name="T237_24" style:family="text">
      <style:text-properties fo:background-color="#ffffff" fo:color="#6611cc" style:font-name="Verdana" style:font-name-asian="Verdana" style:font-name-complex="Verdana"/>
    </style:style>
    <style:style style:name="T237_25" style:family="text"/>
    <style:style style:name="T237_26" style:family="text">
      <style:text-properties fo:background-color="#ffffff" fo:color="#6611cc" style:font-name="Verdana" style:font-name-asian="Verdana" style:font-name-complex="Verdana"/>
    </style:style>
    <style:style style:name="T237_27" style:family="text"/>
    <style:style style:name="T237_28" style:family="text">
      <style:text-properties fo:background-color="#ffffff" fo:color="#6611cc" style:font-name="Verdana" style:font-name-asian="Verdana" style:font-name-complex="Verdana"/>
    </style:style>
    <style:style style:name="T237_29" style:family="text"/>
    <style:style style:name="T237_30" style:family="text">
      <style:text-properties fo:background-color="#ffffff" fo:color="#6611cc" style:font-name="Verdana" style:font-name-asian="Verdana" style:font-name-complex="Verdana"/>
    </style:style>
    <style:style style:name="T237_31" style:family="text"/>
    <style:style style:name="T237_32" style:family="text">
      <style:text-properties fo:background-color="#ffffff" fo:color="#6611cc" style:font-name="Verdana" style:font-name-asian="Verdana" style:font-name-complex="Verdana"/>
    </style:style>
    <style:style style:name="T237_33" style:family="text"/>
    <style:style style:name="T237_34" style:family="text">
      <style:text-properties fo:background-color="#ffffff" fo:color="#6611cc" style:font-name="Verdana" style:font-name-asian="Verdana" style:font-name-complex="Verdana"/>
    </style:style>
    <style:style style:name="T237_35" style:family="text"/>
    <style:style style:name="T237_36" style:family="text">
      <style:text-properties fo:background-color="#ffffff" fo:color="#6611cc" style:font-name="Verdana" style:font-name-asian="Verdana" style:font-name-complex="Verdana"/>
    </style:style>
    <style:style style:name="T237_37" style:family="text"/>
    <style:style style:name="T237_38" style:family="text">
      <style:text-properties fo:background-color="#ffffff" fo:color="#6611cc" style:font-name="Verdana" style:font-name-asian="Verdana" style:font-name-complex="Verdana"/>
    </style:style>
    <style:style style:name="T237_39" style:family="text"/>
    <style:style style:name="T237_40" style:family="text">
      <style:text-properties fo:background-color="#ffffff" fo:color="#6611cc" style:font-name="Verdana" style:font-name-asian="Verdana" style:font-name-complex="Verdana"/>
    </style:style>
    <style:style style:name="T237_41" style:family="text"/>
    <style:style style:name="T237_42" style:family="text">
      <style:text-properties fo:background-color="#ffffff" fo:color="#6611cc" style:font-name="Verdana" style:font-name-asian="Verdana" style:font-name-complex="Verdana"/>
    </style:style>
    <style:style style:name="T237_43" style:family="text"/>
    <style:style style:name="T237_44" style:family="text">
      <style:text-properties fo:background-color="#ffffff" fo:color="#6611cc" style:font-name="Verdana" style:font-name-asian="Verdana" style:font-name-complex="Verdana"/>
    </style:style>
    <style:style style:name="T237_45" style:family="text"/>
    <style:style style:name="T237_46" style:family="text">
      <style:text-properties fo:background-color="#ffffff" fo:color="#6611cc" style:font-name="Verdana" style:font-name-asian="Verdana" style:font-name-complex="Verdana"/>
    </style:style>
    <style:style style:name="T237_47" style:family="text"/>
    <style:style style:name="T237_48" style:family="text">
      <style:text-properties fo:background-color="#ffffff" fo:color="#6611cc" style:font-name="Verdana" style:font-name-asian="Verdana" style:font-name-complex="Verdana"/>
    </style:style>
    <style:style style:name="T237_49" style:family="text"/>
    <style:style style:name="T237_50" style:family="text">
      <style:text-properties fo:background-color="#ffffff" fo:color="#6611cc" style:font-name="Verdana" style:font-name-asian="Verdana" style:font-name-complex="Verdana"/>
    </style:style>
    <style:style style:name="T237_51" style:family="text"/>
    <style:style style:name="T237_52" style:family="text">
      <style:text-properties fo:background-color="#ffffff" fo:color="#6611cc" style:font-name="Verdana" style:font-name-asian="Verdana" style:font-name-complex="Verdana"/>
    </style:style>
    <style:style style:name="T237_53" style:family="text"/>
    <style:style style:name="T237_54" style:family="text">
      <style:text-properties fo:background-color="#ffffff" fo:color="#6611cc" style:font-name="Verdana" style:font-name-asian="Verdana" style:font-name-complex="Verdana"/>
    </style:style>
    <style:style style:name="T237_55" style:family="text"/>
    <style:style style:name="T237_56" style:family="text">
      <style:text-properties fo:background-color="#ffffff" fo:color="#6611cc" style:font-name="Verdana" style:font-name-asian="Verdana" style:font-name-complex="Verdana"/>
    </style:style>
    <style:style style:name="T237_57" style:family="text"/>
    <style:style style:name="T237_58" style:family="text">
      <style:text-properties fo:background-color="#ffffff" fo:color="#6611cc" style:font-name="Verdana" style:font-name-asian="Verdana" style:font-name-complex="Verdana"/>
    </style:style>
    <style:style style:name="T237_59" style:family="text"/>
    <style:style style:name="T237_60" style:family="text">
      <style:text-properties fo:background-color="#ffffff" fo:color="#6611cc" style:font-name="Verdana" style:font-name-asian="Verdana" style:font-name-complex="Verdana"/>
    </style:style>
    <style:style style:name="T237_61" style:family="text"/>
    <style:style style:name="T237_62" style:family="text">
      <style:text-properties fo:background-color="#ffffff" fo:color="#6611cc" style:font-name="Verdana" style:font-name-asian="Verdana" style:font-name-complex="Verdana"/>
    </style:style>
    <style:style style:name="T237_63" style:family="text"/>
    <style:style style:name="T237_64" style:family="text">
      <style:text-properties fo:background-color="#ffffff" fo:color="#6611cc" style:font-name="Verdana" style:font-name-asian="Verdana" style:font-name-complex="Verdana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" style:family="text"/>
    <style:style style:name="T23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font-name="Verdana" style:font-name-asian="Verdana" style:font-name-complex="Verdana"/>
    </style:style>
    <style:style style:name="T240_2" style:family="text">
      <style:text-properties style:font-name="Verdana" style:font-name-asian="Verdana" style:font-name-complex="Verdana"/>
    </style:style>
    <style:style style:name="T240_3" style:family="text">
      <style:text-properties style:font-name="Verdana" style:font-name-asian="Verdana" style:font-name-complex="Verdana"/>
    </style:style>
    <style:style style:name="T240_4" style:family="text">
      <style:text-properties style:font-name="Verdana" style:font-name-asian="Verdana" style:font-name-complex="Verdana"/>
    </style:style>
    <style:style style:name="T240_5" style:family="text">
      <style:text-properties style:font-name="Verdana" style:font-name-asian="Verdana" style:font-name-complex="Verdana"/>
    </style:style>
    <style:style style:name="T240_6" style:family="text">
      <style:text-properties style:font-name="Verdana" style:font-name-asian="Verdana" style:font-name-complex="Verdana"/>
    </style:style>
    <style:style style:name="T240_7" style:family="text">
      <style:text-properties style:font-name="Verdana" style:font-name-asian="Verdana" style:font-name-complex="Verdana"/>
    </style:style>
    <style:style style:name="T240_8" style:family="text">
      <style:text-properties style:font-name="Verdana" style:font-name-asian="Verdana" style:font-name-complex="Verdana"/>
    </style:style>
    <style:style style:name="T240_9" style:family="text">
      <style:text-properties style:font-name="Verdana" style:font-name-asian="Verdana" style:font-name-complex="Verdana"/>
    </style:style>
    <style:style style:name="T240_10" style:family="text">
      <style:text-properties style:font-name="Verdana" style:font-name-asian="Verdana" style:font-name-complex="Verdana"/>
    </style:style>
    <style:style style:name="T240_11" style:family="text">
      <style:text-properties style:font-name="Verdana" style:font-name-asian="Verdana" style:font-name-complex="Verdana"/>
    </style:style>
    <style:style style:name="T240_12" style:family="text">
      <style:text-properties style:font-name="Verdana" style:font-name-asian="Verdana" style:font-name-complex="Verdana"/>
    </style:style>
    <style:style style:name="T240_13" style:family="text">
      <style:text-properties style:font-name="Verdana" style:font-name-asian="Verdana" style:font-name-complex="Verdana"/>
    </style:style>
    <style:style style:name="T240_14" style:family="text">
      <style:text-properties style:font-name="Verdana" style:font-name-asian="Verdana" style:font-name-complex="Verdana"/>
    </style:style>
    <style:style style:name="T240_15" style:family="text">
      <style:text-properties style:font-name="Verdana" style:font-name-asian="Verdana" style:font-name-complex="Verdana"/>
    </style:style>
    <style:style style:name="T240_16" style:family="text">
      <style:text-properties style:font-name="Verdana" style:font-name-asian="Verdana" style:font-name-complex="Verdana"/>
    </style:style>
    <style:style style:name="T240_17" style:family="text">
      <style:text-properties style:font-name="Verdana" style:font-name-asian="Verdana" style:font-name-complex="Verdana"/>
    </style:style>
    <style:style style:name="T240_18" style:family="text">
      <style:text-properties style:font-name="Verdana" style:font-name-asian="Verdana" style:font-name-complex="Verdana"/>
    </style:style>
    <style:style style:name="T240_19" style:family="text">
      <style:text-properties style:font-name="Verdana" style:font-name-asian="Verdana" style:font-name-complex="Verdana"/>
    </style:style>
    <style:style style:name="T240_20" style:family="text">
      <style:text-properties style:font-name="Verdana" style:font-name-asian="Verdana" style:font-name-complex="Verdana"/>
    </style:style>
    <style:style style:name="T240_21" style:family="text">
      <style:text-properties style:font-name="Verdana" style:font-name-asian="Verdana" style:font-name-complex="Verdana"/>
    </style:style>
    <style:style style:name="T240_22" style:family="text">
      <style:text-properties style:font-name="Verdana" style:font-name-asian="Verdana" style:font-name-complex="Verdana"/>
    </style:style>
    <style:style style:name="T240_23" style:family="text">
      <style:text-properties style:font-name="Verdana" style:font-name-asian="Verdana" style:font-name-complex="Verdana"/>
    </style:style>
    <style:style style:name="T240_24" style:family="text">
      <style:text-properties style:font-name="Verdana" style:font-name-asian="Verdana" style:font-name-complex="Verdana"/>
    </style:style>
    <style:style style:name="T240_25" style:family="text">
      <style:text-properties style:font-name="Verdana" style:font-name-asian="Verdana" style:font-name-complex="Verdana"/>
    </style:style>
    <style:style style:name="T240_26" style:family="text">
      <style:text-properties style:font-name="Verdana" style:font-name-asian="Verdana" style:font-name-complex="Verdana"/>
    </style:style>
    <style:style style:name="T240_27" style:family="text">
      <style:text-properties style:font-name="Verdana" style:font-name-asian="Verdana" style:font-name-complex="Verdana"/>
    </style:style>
    <style:style style:name="T240_28" style:family="text">
      <style:text-properties style:font-name="Verdana" style:font-name-asian="Verdana" style:font-name-complex="Verdana"/>
    </style:style>
    <style:style style:name="T240_29" style:family="text">
      <style:text-properties style:font-name="Verdana" style:font-name-asian="Verdana" style:font-name-complex="Verdana"/>
    </style:style>
    <style:style style:name="P24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2" style:family="text"/>
    <style:style style:name="T243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3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style:font-name="Verdana" style:font-name-asian="Verdana" style:font-name-complex="Verdana"/>
    </style:style>
    <style:style style:name="T244_2" style:family="text">
      <style:text-properties style:font-name="Verdana" style:font-name-asian="Verdana" style:font-name-complex="Verdana"/>
    </style:style>
    <style:style style:name="T244_3" style:family="text">
      <style:text-properties style:font-name="Verdana" style:font-name-asian="Verdana" style:font-name-complex="Verdana"/>
    </style:style>
    <style:style style:name="T244_4" style:family="text">
      <style:text-properties style:font-name="Verdana" style:font-name-asian="Verdana" style:font-name-complex="Verdana"/>
    </style:style>
    <style:style style:name="T244_5" style:family="text">
      <style:text-properties style:font-name="Verdana" style:font-name-asian="Verdana" style:font-name-complex="Verdana"/>
    </style:style>
    <style:style style:name="T244_6" style:family="text">
      <style:text-properties style:font-name="Verdana" style:font-name-asian="Verdana" style:font-name-complex="Verdana"/>
    </style:style>
    <style:style style:name="T244_7" style:family="text">
      <style:text-properties style:font-name="Verdana" style:font-name-asian="Verdana" style:font-name-complex="Verdana"/>
    </style:style>
    <style:style style:name="T244_8" style:family="text">
      <style:text-properties style:font-name="Verdana" style:font-name-asian="Verdana" style:font-name-complex="Verdana"/>
    </style:style>
    <style:style style:name="T244_9" style:family="text">
      <style:text-properties style:font-name="Verdana" style:font-name-asian="Verdana" style:font-name-complex="Verdana"/>
    </style:style>
    <style:style style:name="T244_10" style:family="text">
      <style:text-properties style:font-name="Verdana" style:font-name-asian="Verdana" style:font-name-complex="Verdana"/>
    </style:style>
    <style:style style:name="T244_11" style:family="text">
      <style:text-properties style:font-name="Verdana" style:font-name-asian="Verdana" style:font-name-complex="Verdana"/>
    </style:style>
    <style:style style:name="T244_12" style:family="text">
      <style:text-properties style:font-name="Verdana" style:font-name-asian="Verdana" style:font-name-complex="Verdana"/>
    </style:style>
    <style:style style:name="T244_13" style:family="text">
      <style:text-properties style:font-name="Verdana" style:font-name-asian="Verdana" style:font-name-complex="Verdana"/>
    </style:style>
    <style:style style:name="T244_14" style:family="text">
      <style:text-properties style:font-name="Verdana" style:font-name-asian="Verdana" style:font-name-complex="Verdana"/>
    </style:style>
    <style:style style:name="T244_15" style:family="text">
      <style:text-properties style:font-name="Verdana" style:font-name-asian="Verdana" style:font-name-complex="Verdana"/>
    </style:style>
    <style:style style:name="T244_16" style:family="text">
      <style:text-properties style:font-name="Verdana" style:font-name-asian="Verdana" style:font-name-complex="Verdana"/>
    </style:style>
    <style:style style:name="T244_17" style:family="text">
      <style:text-properties style:font-name="Verdana" style:font-name-asian="Verdana" style:font-name-complex="Verdana"/>
    </style:style>
    <style:style style:name="T244_18" style:family="text">
      <style:text-properties style:font-name="Verdana" style:font-name-asian="Verdana" style:font-name-complex="Verdana"/>
    </style:style>
    <style:style style:name="T244_19" style:family="text">
      <style:text-properties style:font-name="Verdana" style:font-name-asian="Verdana" style:font-name-complex="Verdana"/>
    </style:style>
    <style:style style:name="T244_20" style:family="text">
      <style:text-properties style:font-name="Verdana" style:font-name-asian="Verdana" style:font-name-complex="Verdana"/>
    </style:style>
    <style:style style:name="T244_21" style:family="text">
      <style:text-properties style:font-name="Verdana" style:font-name-asian="Verdana" style:font-name-complex="Verdana"/>
    </style:style>
    <style:style style:name="T244_22" style:family="text">
      <style:text-properties style:font-name="Verdana" style:font-name-asian="Verdana" style:font-name-complex="Verdana"/>
    </style:style>
    <style:style style:name="T244_23" style:family="text">
      <style:text-properties style:font-name="Verdana" style:font-name-asian="Verdana" style:font-name-complex="Verdana"/>
    </style:style>
    <style:style style:name="T244_24" style:family="text">
      <style:text-properties style:font-name="Verdana" style:font-name-asian="Verdana" style:font-name-complex="Verdana"/>
    </style:style>
    <style:style style:name="T244_25" style:family="text">
      <style:text-properties style:font-name="Verdana" style:font-name-asian="Verdana" style:font-name-complex="Verdana"/>
    </style:style>
    <style:style style:name="T244_26" style:family="text">
      <style:text-properties style:font-name="Verdana" style:font-name-asian="Verdana" style:font-name-complex="Verdana"/>
    </style:style>
    <style:style style:name="T244_27" style:family="text">
      <style:text-properties style:font-name="Verdana" style:font-name-asian="Verdana" style:font-name-complex="Verdana"/>
    </style:style>
    <style:style style:name="T244_28" style:family="text">
      <style:text-properties style:font-name="Verdana" style:font-name-asian="Verdana" style:font-name-complex="Verdana"/>
    </style:style>
    <style:style style:name="T244_29" style:family="text">
      <style:text-properties style:font-name="Verdana" style:font-name-asian="Verdana" style:font-name-complex="Verdana"/>
    </style:style>
    <style:style style:name="T244_30" style:family="text">
      <style:text-properties style:font-name="Verdana" style:font-name-asian="Verdana" style:font-name-complex="Verdana"/>
    </style:style>
    <style:style style:name="T244_31" style:family="text">
      <style:text-properties style:font-name="Verdana" style:font-name-asian="Verdana" style:font-name-complex="Verdana"/>
    </style:style>
    <style:style style:name="T244_32" style:family="text">
      <style:text-properties style:font-name="Verdana" style:font-name-asian="Verdana" style:font-name-complex="Verdana"/>
    </style:style>
    <style:style style:name="T244_33" style:family="text">
      <style:text-properties style:font-name="Verdana" style:font-name-asian="Verdana" style:font-name-complex="Verdana"/>
    </style:style>
    <style:style style:name="T244_34" style:family="text">
      <style:text-properties style:font-name="Verdana" style:font-name-asian="Verdana" style:font-name-complex="Verdana"/>
    </style:style>
    <style:style style:name="T244_35" style:family="text">
      <style:text-properties style:font-name="Verdana" style:font-name-asian="Verdana" style:font-name-complex="Verdana"/>
    </style:style>
    <style:style style:name="T244_36" style:family="text">
      <style:text-properties style:font-name="Verdana" style:font-name-asian="Verdana" style:font-name-complex="Verdana"/>
    </style:style>
    <style:style style:name="T244_37" style:family="text">
      <style:text-properties style:font-name="Verdana" style:font-name-asian="Verdana" style:font-name-complex="Verdana"/>
    </style:style>
    <style:style style:name="T244_38" style:family="text">
      <style:text-properties style:font-name="Verdana" style:font-name-asian="Verdana" style:font-name-complex="Verdana"/>
    </style:style>
    <style:style style:name="T244_39" style:family="text">
      <style:text-properties style:font-name="Verdana" style:font-name-asian="Verdana" style:font-name-complex="Verdana"/>
    </style:style>
    <style:style style:name="T244_40" style:family="text">
      <style:text-properties style:font-name="Verdana" style:font-name-asian="Verdana" style:font-name-complex="Verdana"/>
    </style:style>
    <style:style style:name="T244_41" style:family="text">
      <style:text-properties style:font-name="Verdana" style:font-name-asian="Verdana" style:font-name-complex="Verdana"/>
    </style:style>
    <style:style style:name="T244_42" style:family="text">
      <style:text-properties style:font-name="Verdana" style:font-name-asian="Verdana" style:font-name-complex="Verdana"/>
    </style:style>
    <style:style style:name="T244_43" style:family="text">
      <style:text-properties style:font-name="Verdana" style:font-name-asian="Verdana" style:font-name-complex="Verdana"/>
    </style:style>
    <style:style style:name="T244_44" style:family="text">
      <style:text-properties style:font-name="Verdana" style:font-name-asian="Verdana" style:font-name-complex="Verdana"/>
    </style:style>
    <style:style style:name="T244_45" style:family="text">
      <style:text-properties style:font-name="Verdana" style:font-name-asian="Verdana" style:font-name-complex="Verdana"/>
    </style:style>
    <style:style style:name="T244_46" style:family="text">
      <style:text-properties style:font-name="Verdana" style:font-name-asian="Verdana" style:font-name-complex="Verdana"/>
    </style:style>
    <style:style style:name="T244_47" style:family="text">
      <style:text-properties style:font-name="Verdana" style:font-name-asian="Verdana" style:font-name-complex="Verdana"/>
    </style:style>
    <style:style style:name="T244_48" style:family="text">
      <style:text-properties style:font-name="Verdana" style:font-name-asian="Verdana" style:font-name-complex="Verdana"/>
    </style:style>
    <style:style style:name="T244_49" style:family="text">
      <style:text-properties style:font-name="Verdana" style:font-name-asian="Verdana" style:font-name-complex="Verdana"/>
    </style:style>
    <style:style style:name="T244_50" style:family="text">
      <style:text-properties style:font-name="Verdana" style:font-name-asian="Verdana" style:font-name-complex="Verdana"/>
    </style:style>
    <style:style style:name="T244_51" style:family="text">
      <style:text-properties style:font-name="Verdana" style:font-name-asian="Verdana" style:font-name-complex="Verdana"/>
    </style:style>
    <style:style style:name="T244_52" style:family="text">
      <style:text-properties style:font-name="Verdana" style:font-name-asian="Verdana" style:font-name-complex="Verdana"/>
    </style:style>
    <style:style style:name="T244_53" style:family="text">
      <style:text-properties style:font-name="Verdana" style:font-name-asian="Verdana" style:font-name-complex="Verdana"/>
    </style:style>
    <style:style style:name="T244_54" style:family="text">
      <style:text-properties style:font-name="Verdana" style:font-name-asian="Verdana" style:font-name-complex="Verdana"/>
    </style:style>
    <style:style style:name="T244_55" style:family="text">
      <style:text-properties style:font-name="Verdana" style:font-name-asian="Verdana" style:font-name-complex="Verdana"/>
    </style:style>
    <style:style style:name="T244_56" style:family="text">
      <style:text-properties style:font-name="Verdana" style:font-name-asian="Verdana" style:font-name-complex="Verdana"/>
    </style:style>
    <style:style style:name="P245" style:family="paragraph" style:parent-style-name="Standard">
      <style:paragraph-properties fo:break-before="auto" fo:text-indent="0cm" fo:line-height="115%" fo:margin-left="0cm" style:writing-mode="lr-tb"/>
    </style:style>
    <style:style style:name="T245_1" style:family="text">
      <style:text-properties style:font-name="Verdana" style:font-name-asian="Verdana" style:font-name-complex="Verdana"/>
    </style:style>
    <style:style style:name="T245_2" style:family="text">
      <style:text-properties style:font-name="Verdana" style:font-name-asian="Verdana" style:font-name-complex="Verdana"/>
    </style:style>
    <style:style style:name="T245_3" style:family="text">
      <style:text-properties style:font-name="Verdana" style:font-name-asian="Verdana" style:font-name-complex="Verdana"/>
    </style:style>
    <style:style style:name="T245_4" style:family="text">
      <style:text-properties style:font-name="Verdana" style:font-name-asian="Verdana" style:font-name-complex="Verdana"/>
    </style:style>
    <style:style style:name="T245_5" style:family="text">
      <style:text-properties style:font-name="Verdana" style:font-name-asian="Verdana" style:font-name-complex="Verdana"/>
    </style:style>
    <style:style style:name="T245_6" style:family="text">
      <style:text-properties style:font-name="Verdana" style:font-name-asian="Verdana" style:font-name-complex="Verdana"/>
    </style:style>
    <style:style style:name="T245_7" style:family="text">
      <style:text-properties style:font-name="Verdana" style:font-name-asian="Verdana" style:font-name-complex="Verdana"/>
    </style:style>
    <style:style style:name="T245_8" style:family="text">
      <style:text-properties style:font-name="Verdana" style:font-name-asian="Verdana" style:font-name-complex="Verdana"/>
    </style:style>
    <style:style style:name="T245_9" style:family="text">
      <style:text-properties style:font-name="Verdana" style:font-name-asian="Verdana" style:font-name-complex="Verdana"/>
    </style:style>
    <style:style style:name="T245_10" style:family="text">
      <style:text-properties style:font-name="Verdana" style:font-name-asian="Verdana" style:font-name-complex="Verdana"/>
    </style:style>
    <style:style style:name="T245_11" style:family="text">
      <style:text-properties style:font-name="Verdana" style:font-name-asian="Verdana" style:font-name-complex="Verdana"/>
    </style:style>
    <style:style style:name="T245_12" style:family="text">
      <style:text-properties style:font-name="Verdana" style:font-name-asian="Verdana" style:font-name-complex="Verdana"/>
    </style:style>
    <style:style style:name="T245_13" style:family="text">
      <style:text-properties style:font-name="Verdana" style:font-name-asian="Verdana" style:font-name-complex="Verdana"/>
    </style:style>
    <style:style style:name="T245_14" style:family="text">
      <style:text-properties style:font-name="Verdana" style:font-name-asian="Verdana" style:font-name-complex="Verdana"/>
    </style:style>
    <style:style style:name="T245_15" style:family="text">
      <style:text-properties style:font-name="Verdana" style:font-name-asian="Verdana" style:font-name-complex="Verdana"/>
    </style:style>
    <style:style style:name="T245_16" style:family="text">
      <style:text-properties style:font-name="Verdana" style:font-name-asian="Verdana" style:font-name-complex="Verdana"/>
    </style:style>
    <style:style style:name="T245_17" style:family="text">
      <style:text-properties style:font-name="Verdana" style:font-name-asian="Verdana" style:font-name-complex="Verdana"/>
    </style:style>
    <style:style style:name="T245_18" style:family="text">
      <style:text-properties style:font-name="Verdana" style:font-name-asian="Verdana" style:font-name-complex="Verdana"/>
    </style:style>
    <style:style style:name="T245_19" style:family="text">
      <style:text-properties style:font-name="Verdana" style:font-name-asian="Verdana" style:font-name-complex="Verdana"/>
    </style:style>
    <style:style style:name="T245_20" style:family="text">
      <style:text-properties style:font-name="Verdana" style:font-name-asian="Verdana" style:font-name-complex="Verdana"/>
    </style:style>
    <style:style style:name="T245_21" style:family="text">
      <style:text-properties style:font-name="Verdana" style:font-name-asian="Verdana" style:font-name-complex="Verdana"/>
    </style:style>
    <style:style style:name="T245_22" style:family="text">
      <style:text-properties style:font-name="Verdana" style:font-name-asian="Verdana" style:font-name-complex="Verdana"/>
    </style:style>
    <style:style style:name="T245_23" style:family="text">
      <style:text-properties style:font-name="Verdana" style:font-name-asian="Verdana" style:font-name-complex="Verdana"/>
    </style:style>
    <style:style style:name="T245_24" style:family="text">
      <style:text-properties style:font-name="Verdana" style:font-name-asian="Verdana" style:font-name-complex="Verdana"/>
    </style:style>
    <style:style style:name="T245_25" style:family="text">
      <style:text-properties style:font-name="Verdana" style:font-name-asian="Verdana" style:font-name-complex="Verdana"/>
    </style:style>
    <style:style style:name="T245_26" style:family="text">
      <style:text-properties style:font-name="Verdana" style:font-name-asian="Verdana" style:font-name-complex="Verdana"/>
    </style:style>
    <style:style style:name="T245_27" style:family="text">
      <style:text-properties style:font-name="Verdana" style:font-name-asian="Verdana" style:font-name-complex="Verdana"/>
    </style:style>
    <style:style style:name="T245_28" style:family="text">
      <style:text-properties style:font-name="Verdana" style:font-name-asian="Verdana" style:font-name-complex="Verdana"/>
    </style:style>
    <style:style style:name="T245_29" style:family="text">
      <style:text-properties style:font-name="Verdana" style:font-name-asian="Verdana" style:font-name-complex="Verdana"/>
    </style:style>
    <style:style style:name="T245_30" style:family="text">
      <style:text-properties style:font-name="Verdana" style:font-name-asian="Verdana" style:font-name-complex="Verdana"/>
    </style:style>
    <style:style style:name="T245_31" style:family="text">
      <style:text-properties style:font-name="Verdana" style:font-name-asian="Verdana" style:font-name-complex="Verdana"/>
    </style:style>
    <style:style style:name="T245_32" style:family="text">
      <style:text-properties style:font-name="Verdana" style:font-name-asian="Verdana" style:font-name-complex="Verdana"/>
    </style:style>
    <style:style style:name="T245_33" style:family="text">
      <style:text-properties style:font-name="Verdana" style:font-name-asian="Verdana" style:font-name-complex="Verdana"/>
    </style:style>
    <style:style style:name="T245_34" style:family="text">
      <style:text-properties style:font-name="Verdana" style:font-name-asian="Verdana" style:font-name-complex="Verdana"/>
    </style:style>
    <style:style style:name="T245_35" style:family="text">
      <style:text-properties style:font-name="Verdana" style:font-name-asian="Verdana" style:font-name-complex="Verdana"/>
    </style:style>
    <style:style style:name="T245_36" style:family="text">
      <style:text-properties style:font-name="Verdana" style:font-name-asian="Verdana" style:font-name-complex="Verdana"/>
    </style:style>
    <style:style style:name="T245_37" style:family="text">
      <style:text-properties style:font-name="Verdana" style:font-name-asian="Verdana" style:font-name-complex="Verdana"/>
    </style:style>
    <style:style style:name="T245_38" style:family="text">
      <style:text-properties style:font-name="Verdana" style:font-name-asian="Verdana" style:font-name-complex="Verdana"/>
    </style:style>
    <style:style style:name="T245_39" style:family="text">
      <style:text-properties style:font-name="Verdana" style:font-name-asian="Verdana" style:font-name-complex="Verdana"/>
    </style:style>
    <style:style style:name="T245_40" style:family="text">
      <style:text-properties style:font-name="Verdana" style:font-name-asian="Verdana" style:font-name-complex="Verdana"/>
    </style:style>
    <style:style style:name="T245_41" style:family="text">
      <style:text-properties style:font-name="Verdana" style:font-name-asian="Verdana" style:font-name-complex="Verdana"/>
    </style:style>
    <style:style style:name="T245_42" style:family="text">
      <style:text-properties style:font-name="Verdana" style:font-name-asian="Verdana" style:font-name-complex="Verdana"/>
    </style:style>
    <style:style style:name="T245_43" style:family="text">
      <style:text-properties style:font-name="Verdana" style:font-name-asian="Verdana" style:font-name-complex="Verdana"/>
    </style:style>
    <style:style style:name="T245_44" style:family="text">
      <style:text-properties style:font-name="Verdana" style:font-name-asian="Verdana" style:font-name-complex="Verdana"/>
    </style:style>
    <style:style style:name="T245_45" style:family="text">
      <style:text-properties style:font-name="Verdana" style:font-name-asian="Verdana" style:font-name-complex="Verdana"/>
    </style:style>
    <style:style style:name="T245_46" style:family="text">
      <style:text-properties style:font-name="Verdana" style:font-name-asian="Verdana" style:font-name-complex="Verdana"/>
    </style:style>
    <style:style style:name="T245_47" style:family="text">
      <style:text-properties style:font-name="Verdana" style:font-name-asian="Verdana" style:font-name-complex="Verdana"/>
    </style:style>
    <style:style style:name="T245_48" style:family="text">
      <style:text-properties style:font-name="Verdana" style:font-name-asian="Verdana" style:font-name-complex="Verdana"/>
    </style:style>
    <style:style style:name="T245_49" style:family="text">
      <style:text-properties style:font-name="Verdana" style:font-name-asian="Verdana" style:font-name-complex="Verdana"/>
    </style:style>
    <style:style style:name="T245_50" style:family="text">
      <style:text-properties style:font-name="Verdana" style:font-name-asian="Verdana" style:font-name-complex="Verdana"/>
    </style:style>
    <style:style style:name="T245_51" style:family="text">
      <style:text-properties style:font-name="Verdana" style:font-name-asian="Verdana" style:font-name-complex="Verdana"/>
    </style:style>
    <style:style style:name="T245_52" style:family="text">
      <style:text-properties style:font-name="Verdana" style:font-name-asian="Verdana" style:font-name-complex="Verdana"/>
    </style:style>
    <style:style style:name="T245_53" style:family="text">
      <style:text-properties style:font-name="Verdana" style:font-name-asian="Verdana" style:font-name-complex="Verdana"/>
    </style:style>
    <style:style style:name="T245_54" style:family="text">
      <style:text-properties style:font-name="Verdana" style:font-name-asian="Verdana" style:font-name-complex="Verdana"/>
    </style:style>
    <style:style style:name="T245_55" style:family="text">
      <style:text-properties style:font-name="Verdana" style:font-name-asian="Verdana" style:font-name-complex="Verdana"/>
    </style:style>
    <style:style style:name="T245_56" style:family="text">
      <style:text-properties style:font-name="Verdana" style:font-name-asian="Verdana" style:font-name-complex="Verdana"/>
    </style:style>
    <style:style style:name="T245_57" style:family="text">
      <style:text-properties style:font-name="Verdana" style:font-name-asian="Verdana" style:font-name-complex="Verdana"/>
    </style:style>
    <style:style style:name="T245_58" style:family="text">
      <style:text-properties style:font-name="Verdana" style:font-name-asian="Verdana" style:font-name-complex="Verdana"/>
    </style:style>
    <style:style style:name="T245_59" style:family="text">
      <style:text-properties style:font-name="Verdana" style:font-name-asian="Verdana" style:font-name-complex="Verdana"/>
    </style:style>
    <style:style style:name="T245_60" style:family="text">
      <style:text-properties style:font-name="Verdana" style:font-name-asian="Verdana" style:font-name-complex="Verdana"/>
    </style:style>
    <style:style style:name="T245_61" style:family="text">
      <style:text-properties style:font-name="Verdana" style:font-name-asian="Verdana" style:font-name-complex="Verdana"/>
    </style:style>
    <style:style style:name="T245_62" style:family="text">
      <style:text-properties style:font-name="Verdana" style:font-name-asian="Verdana" style:font-name-complex="Verdana"/>
    </style:style>
    <style:style style:name="T245_63" style:family="text">
      <style:text-properties style:font-name="Verdana" style:font-name-asian="Verdana" style:font-name-complex="Verdana"/>
    </style:style>
    <style:style style:name="T245_64" style:family="text">
      <style:text-properties style:font-name="Verdana" style:font-name-asian="Verdana" style:font-name-complex="Verdana"/>
    </style:style>
    <style:style style:name="T245_65" style:family="text">
      <style:text-properties style:font-name="Verdana" style:font-name-asian="Verdana" style:font-name-complex="Verdana"/>
    </style:style>
    <style:style style:name="T245_66" style:family="text">
      <style:text-properties style:font-name="Verdana" style:font-name-asian="Verdana" style:font-name-complex="Verdana"/>
    </style:style>
    <style:style style:name="P246" style:family="paragraph" style:parent-style-name="Standard">
      <style:paragraph-properties fo:break-before="auto" fo:text-indent="0cm" fo:line-height="115%" fo:margin-left="0cm" style:writing-mode="lr-tb"/>
    </style:style>
    <style:style style:name="T246_1" style:family="text">
      <style:text-properties fo:color="#800000" style:font-name="Verdana" style:font-name-asian="Verdana" style:font-name-complex="Verdana" fo:font-weight="bold" style:font-weight-asian="bold" style:font-weight-complex="bold"/>
    </style:style>
    <style:style style:name="T246_2" style:family="text">
      <style:text-properties style:font-name="Verdana" style:font-name-asian="Verdana" style:font-name-complex="Verdana"/>
    </style:style>
    <style:style style:name="P247" style:family="paragraph" style:parent-style-name="Standard">
      <style:paragraph-properties fo:break-before="auto" fo:text-indent="0cm" fo:line-height="115%" fo:margin-left="0cm" style:writing-mode="lr-tb"/>
    </style:style>
    <style:style style:name="T247_1" style:family="text">
      <style:text-properties style:font-name="Verdana" style:font-name-asian="Verdana" style:font-name-complex="Verdana"/>
    </style:style>
    <style:style style:name="T247_2" style:family="text">
      <style:text-properties style:font-name="Verdana" style:font-name-asian="Verdana" style:font-name-complex="Verdana"/>
    </style:style>
    <style:style style:name="T247_3" style:family="text">
      <style:text-properties style:font-name="Verdana" style:font-name-asian="Verdana" style:font-name-complex="Verdana"/>
    </style:style>
    <style:style style:name="T247_4" style:family="text">
      <style:text-properties style:font-name="Verdana" style:font-name-asian="Verdana" style:font-name-complex="Verdana"/>
    </style:style>
    <style:style style:name="T247_5" style:family="text">
      <style:text-properties style:font-name="Verdana" style:font-name-asian="Verdana" style:font-name-complex="Verdana"/>
    </style:style>
    <style:style style:name="T247_6" style:family="text">
      <style:text-properties style:font-name="Verdana" style:font-name-asian="Verdana" style:font-name-complex="Verdana"/>
    </style:style>
    <style:style style:name="T247_7" style:family="text">
      <style:text-properties style:font-name="Verdana" style:font-name-asian="Verdana" style:font-name-complex="Verdana"/>
    </style:style>
    <style:style style:name="T247_8" style:family="text">
      <style:text-properties style:font-name="Verdana" style:font-name-asian="Verdana" style:font-name-complex="Verdana"/>
    </style:style>
    <style:style style:name="T247_9" style:family="text">
      <style:text-properties style:font-name="Verdana" style:font-name-asian="Verdana" style:font-name-complex="Verdana"/>
    </style:style>
    <style:style style:name="T247_10" style:family="text">
      <style:text-properties style:font-name="Verdana" style:font-name-asian="Verdana" style:font-name-complex="Verdana"/>
    </style:style>
    <style:style style:name="T247_11" style:family="text">
      <style:text-properties style:font-name="Verdana" style:font-name-asian="Verdana" style:font-name-complex="Verdana"/>
    </style:style>
    <style:style style:name="T247_12" style:family="text">
      <style:text-properties style:font-name="Verdana" style:font-name-asian="Verdana" style:font-name-complex="Verdana"/>
    </style:style>
    <style:style style:name="T247_13" style:family="text">
      <style:text-properties style:font-name="Verdana" style:font-name-asian="Verdana" style:font-name-complex="Verdana"/>
    </style:style>
    <style:style style:name="T247_14" style:family="text">
      <style:text-properties style:font-name="Verdana" style:font-name-asian="Verdana" style:font-name-complex="Verdana"/>
    </style:style>
    <style:style style:name="T247_15" style:family="text">
      <style:text-properties style:font-name="Verdana" style:font-name-asian="Verdana" style:font-name-complex="Verdana"/>
    </style:style>
    <style:style style:name="T247_16" style:family="text">
      <style:text-properties style:font-name="Verdana" style:font-name-asian="Verdana" style:font-name-complex="Verdana"/>
    </style:style>
    <style:style style:name="T247_17" style:family="text">
      <style:text-properties style:font-name="Verdana" style:font-name-asian="Verdana" style:font-name-complex="Verdana"/>
    </style:style>
    <style:style style:name="T247_18" style:family="text">
      <style:text-properties style:font-name="Verdana" style:font-name-asian="Verdana" style:font-name-complex="Verdana"/>
    </style:style>
    <style:style style:name="T247_19" style:family="text">
      <style:text-properties style:font-name="Verdana" style:font-name-asian="Verdana" style:font-name-complex="Verdana"/>
    </style:style>
    <style:style style:name="T247_20" style:family="text">
      <style:text-properties style:font-name="Verdana" style:font-name-asian="Verdana" style:font-name-complex="Verdana"/>
    </style:style>
    <style:style style:name="T247_21" style:family="text">
      <style:text-properties style:font-name="Verdana" style:font-name-asian="Verdana" style:font-name-complex="Verdana"/>
    </style:style>
    <style:style style:name="T247_22" style:family="text">
      <style:text-properties style:font-name="Verdana" style:font-name-asian="Verdana" style:font-name-complex="Verdana"/>
    </style:style>
    <style:style style:name="T247_23" style:family="text">
      <style:text-properties style:font-name="Verdana" style:font-name-asian="Verdana" style:font-name-complex="Verdana"/>
    </style:style>
    <style:style style:name="T247_24" style:family="text">
      <style:text-properties style:font-name="Verdana" style:font-name-asian="Verdana" style:font-name-complex="Verdana"/>
    </style:style>
    <style:style style:name="T247_25" style:family="text">
      <style:text-properties style:font-name="Verdana" style:font-name-asian="Verdana" style:font-name-complex="Verdana"/>
    </style:style>
    <style:style style:name="T247_26" style:family="text">
      <style:text-properties style:font-name="Verdana" style:font-name-asian="Verdana" style:font-name-complex="Verdana"/>
    </style:style>
    <style:style style:name="P248" style:family="paragraph" style:parent-style-name="Standard">
      <style:paragraph-properties fo:break-before="auto" fo:text-indent="0cm" fo:line-height="115%" fo:margin-left="0cm" style:writing-mode="lr-tb"/>
    </style:style>
    <style:style style:name="T248_1" style:family="text">
      <style:text-properties style:font-name="Verdana" style:font-name-asian="Verdana" style:font-name-complex="Verdana"/>
    </style:style>
    <style:style style:name="T248_2" style:family="text">
      <style:text-properties style:font-name="Verdana" style:font-name-asian="Verdana" style:font-name-complex="Verdana"/>
    </style:style>
    <style:style style:name="T248_3" style:family="text">
      <style:text-properties style:font-name="Verdana" style:font-name-asian="Verdana" style:font-name-complex="Verdana"/>
    </style:style>
    <style:style style:name="T248_4" style:family="text">
      <style:text-properties style:font-name="Verdana" style:font-name-asian="Verdana" style:font-name-complex="Verdana"/>
    </style:style>
    <style:style style:name="T248_5" style:family="text">
      <style:text-properties style:font-name="Verdana" style:font-name-asian="Verdana" style:font-name-complex="Verdana"/>
    </style:style>
    <style:style style:name="T248_6" style:family="text">
      <style:text-properties style:font-name="Verdana" style:font-name-asian="Verdana" style:font-name-complex="Verdana"/>
    </style:style>
    <style:style style:name="P249" style:family="paragraph" style:parent-style-name="Standard">
      <style:paragraph-properties fo:break-before="auto" fo:text-indent="0cm" fo:line-height="115%" fo:margin-left="0cm" style:writing-mode="lr-tb"/>
    </style:style>
    <style:style style:name="T249_1" style:family="text">
      <style:text-properties style:font-name="Verdana" style:font-name-asian="Verdana" style:font-name-complex="Verdana"/>
    </style:style>
    <style:style style:name="T249_2" style:family="text">
      <style:text-properties style:font-name="Verdana" style:font-name-asian="Verdana" style:font-name-complex="Verdana"/>
    </style:style>
    <style:style style:name="T249_3" style:family="text">
      <style:text-properties style:font-name="Verdana" style:font-name-asian="Verdana" style:font-name-complex="Verdana"/>
    </style:style>
    <style:style style:name="T249_4" style:family="text">
      <style:text-properties style:font-name="Verdana" style:font-name-asian="Verdana" style:font-name-complex="Verdana"/>
    </style:style>
    <style:style style:name="T249_5" style:family="text">
      <style:text-properties style:font-name="Verdana" style:font-name-asian="Verdana" style:font-name-complex="Verdana"/>
    </style:style>
    <style:style style:name="T249_6" style:family="text">
      <style:text-properties style:font-name="Verdana" style:font-name-asian="Verdana" style:font-name-complex="Verdana"/>
    </style:style>
    <style:style style:name="T249_7" style:family="text">
      <style:text-properties style:font-name="Verdana" style:font-name-asian="Verdana" style:font-name-complex="Verdana"/>
    </style:style>
    <style:style style:name="T249_8" style:family="text">
      <style:text-properties style:font-name="Verdana" style:font-name-asian="Verdana" style:font-name-complex="Verdana"/>
    </style:style>
    <style:style style:name="T249_9" style:family="text">
      <style:text-properties style:font-name="Verdana" style:font-name-asian="Verdana" style:font-name-complex="Verdana"/>
    </style:style>
    <style:style style:name="T249_10" style:family="text">
      <style:text-properties style:font-name="Verdana" style:font-name-asian="Verdana" style:font-name-complex="Verdana"/>
    </style:style>
    <style:style style:name="T249_11" style:family="text">
      <style:text-properties style:font-name="Verdana" style:font-name-asian="Verdana" style:font-name-complex="Verdana"/>
    </style:style>
    <style:style style:name="T249_12" style:family="text">
      <style:text-properties style:font-name="Verdana" style:font-name-asian="Verdana" style:font-name-complex="Verdana"/>
    </style:style>
    <style:style style:name="T249_13" style:family="text">
      <style:text-properties style:font-name="Verdana" style:font-name-asian="Verdana" style:font-name-complex="Verdana"/>
    </style:style>
    <style:style style:name="T249_14" style:family="text">
      <style:text-properties style:font-name="Verdana" style:font-name-asian="Verdana" style:font-name-complex="Verdana"/>
    </style:style>
    <style:style style:name="T249_15" style:family="text">
      <style:text-properties style:font-name="Verdana" style:font-name-asian="Verdana" style:font-name-complex="Verdana"/>
    </style:style>
    <style:style style:name="T249_16" style:family="text">
      <style:text-properties style:font-name="Verdana" style:font-name-asian="Verdana" style:font-name-complex="Verdana"/>
    </style:style>
    <style:style style:name="T249_17" style:family="text">
      <style:text-properties style:font-name="Verdana" style:font-name-asian="Verdana" style:font-name-complex="Verdana"/>
    </style:style>
    <style:style style:name="T249_18" style:family="text">
      <style:text-properties style:font-name="Verdana" style:font-name-asian="Verdana" style:font-name-complex="Verdana"/>
    </style:style>
    <style:style style:name="P250" style:family="paragraph" style:parent-style-name="Standard">
      <style:paragraph-properties fo:break-before="auto" fo:text-indent="0cm" fo:line-height="115%" fo:margin-left="0cm" style:writing-mode="lr-tb"/>
    </style:style>
    <style:style style:name="T250_1" style:family="text">
      <style:text-properties style:font-name="Verdana" style:font-name-asian="Verdana" style:font-name-complex="Verdana"/>
    </style:style>
    <style:style style:name="T250_2" style:family="text">
      <style:text-properties style:font-name="Verdana" style:font-name-asian="Verdana" style:font-name-complex="Verdana"/>
    </style:style>
    <style:style style:name="T250_3" style:family="text">
      <style:text-properties style:font-name="Verdana" style:font-name-asian="Verdana" style:font-name-complex="Verdana"/>
    </style:style>
    <style:style style:name="T250_4" style:family="text">
      <style:text-properties style:font-name="Verdana" style:font-name-asian="Verdana" style:font-name-complex="Verdana"/>
    </style:style>
    <style:style style:name="T250_5" style:family="text">
      <style:text-properties style:font-name="Verdana" style:font-name-asian="Verdana" style:font-name-complex="Verdana"/>
    </style:style>
    <style:style style:name="T250_6" style:family="text">
      <style:text-properties style:font-name="Verdana" style:font-name-asian="Verdana" style:font-name-complex="Verdana"/>
    </style:style>
    <style:style style:name="T250_7" style:family="text">
      <style:text-properties style:font-name="Verdana" style:font-name-asian="Verdana" style:font-name-complex="Verdana"/>
    </style:style>
    <style:style style:name="T250_8" style:family="text">
      <style:text-properties style:font-name="Verdana" style:font-name-asian="Verdana" style:font-name-complex="Verdana"/>
    </style:style>
    <style:style style:name="T250_9" style:family="text">
      <style:text-properties style:font-name="Verdana" style:font-name-asian="Verdana" style:font-name-complex="Verdana"/>
    </style:style>
    <style:style style:name="T250_10" style:family="text">
      <style:text-properties style:font-name="Verdana" style:font-name-asian="Verdana" style:font-name-complex="Verdana"/>
    </style:style>
    <style:style style:name="T250_11" style:family="text">
      <style:text-properties style:font-name="Verdana" style:font-name-asian="Verdana" style:font-name-complex="Verdana"/>
    </style:style>
    <style:style style:name="T250_12" style:family="text">
      <style:text-properties style:font-name="Verdana" style:font-name-asian="Verdana" style:font-name-complex="Verdana"/>
    </style:style>
    <style:style style:name="T250_13" style:family="text">
      <style:text-properties style:font-name="Verdana" style:font-name-asian="Verdana" style:font-name-complex="Verdana"/>
    </style:style>
    <style:style style:name="T250_14" style:family="text">
      <style:text-properties style:font-name="Verdana" style:font-name-asian="Verdana" style:font-name-complex="Verdana"/>
    </style:style>
    <style:style style:name="T250_15" style:family="text">
      <style:text-properties style:font-name="Verdana" style:font-name-asian="Verdana" style:font-name-complex="Verdana"/>
    </style:style>
    <style:style style:name="T250_16" style:family="text">
      <style:text-properties style:font-name="Verdana" style:font-name-asian="Verdana" style:font-name-complex="Verdana"/>
    </style:style>
    <style:style style:name="T250_17" style:family="text">
      <style:text-properties style:font-name="Verdana" style:font-name-asian="Verdana" style:font-name-complex="Verdana"/>
    </style:style>
    <style:style style:name="T250_18" style:family="text">
      <style:text-properties style:font-name="Verdana" style:font-name-asian="Verdana" style:font-name-complex="Verdana"/>
    </style:style>
    <style:style style:name="T250_19" style:family="text">
      <style:text-properties style:font-name="Verdana" style:font-name-asian="Verdana" style:font-name-complex="Verdana"/>
    </style:style>
    <style:style style:name="T250_20" style:family="text">
      <style:text-properties style:font-name="Verdana" style:font-name-asian="Verdana" style:font-name-complex="Verdana"/>
    </style:style>
    <style:style style:name="T250_21" style:family="text">
      <style:text-properties style:font-name="Verdana" style:font-name-asian="Verdana" style:font-name-complex="Verdana"/>
    </style:style>
    <style:style style:name="T250_22" style:family="text">
      <style:text-properties style:font-name="Verdana" style:font-name-asian="Verdana" style:font-name-complex="Verdana"/>
    </style:style>
    <style:style style:name="T250_23" style:family="text">
      <style:text-properties style:font-name="Verdana" style:font-name-asian="Verdana" style:font-name-complex="Verdana"/>
    </style:style>
    <style:style style:name="T250_24" style:family="text">
      <style:text-properties style:font-name="Verdana" style:font-name-asian="Verdana" style:font-name-complex="Verdana"/>
    </style:style>
    <style:style style:name="T250_25" style:family="text">
      <style:text-properties style:font-name="Verdana" style:font-name-asian="Verdana" style:font-name-complex="Verdana"/>
    </style:style>
    <style:style style:name="T250_26" style:family="text">
      <style:text-properties style:font-name="Verdana" style:font-name-asian="Verdana" style:font-name-complex="Verdana"/>
    </style:style>
    <style:style style:name="T250_27" style:family="text">
      <style:text-properties style:font-name="Verdana" style:font-name-asian="Verdana" style:font-name-complex="Verdana"/>
    </style:style>
    <style:style style:name="T250_28" style:family="text">
      <style:text-properties style:font-name="Verdana" style:font-name-asian="Verdana" style:font-name-complex="Verdana"/>
    </style:style>
    <style:style style:name="T250_29" style:family="text">
      <style:text-properties style:font-name="Verdana" style:font-name-asian="Verdana" style:font-name-complex="Verdana"/>
    </style:style>
    <style:style style:name="T250_30" style:family="text">
      <style:text-properties style:font-name="Verdana" style:font-name-asian="Verdana" style:font-name-complex="Verdana"/>
    </style:style>
    <style:style style:name="T250_31" style:family="text">
      <style:text-properties style:font-name="Verdana" style:font-name-asian="Verdana" style:font-name-complex="Verdana"/>
    </style:style>
    <style:style style:name="T250_32" style:family="text">
      <style:text-properties style:font-name="Verdana" style:font-name-asian="Verdana" style:font-name-complex="Verdana"/>
    </style:style>
    <style:style style:name="T250_33" style:family="text">
      <style:text-properties style:font-name="Verdana" style:font-name-asian="Verdana" style:font-name-complex="Verdana"/>
    </style:style>
    <style:style style:name="T250_34" style:family="text">
      <style:text-properties style:font-name="Verdana" style:font-name-asian="Verdana" style:font-name-complex="Verdana"/>
    </style:style>
    <style:style style:name="T250_35" style:family="text">
      <style:text-properties style:font-name="Verdana" style:font-name-asian="Verdana" style:font-name-complex="Verdana"/>
    </style:style>
    <style:style style:name="T250_36" style:family="text">
      <style:text-properties style:font-name="Verdana" style:font-name-asian="Verdana" style:font-name-complex="Verdana"/>
    </style:style>
    <style:style style:name="P251" style:family="paragraph" style:parent-style-name="Standard">
      <style:paragraph-properties fo:break-before="auto" fo:text-indent="0cm" fo:line-height="115%" fo:margin-left="0cm" style:writing-mode="lr-tb"/>
    </style:style>
    <style:style style:name="T251_1" style:family="text">
      <style:text-properties style:font-name="Verdana" style:font-name-asian="Verdana" style:font-name-complex="Verdana"/>
    </style:style>
    <style:style style:name="T251_2" style:family="text">
      <style:text-properties style:font-name="Verdana" style:font-name-asian="Verdana" style:font-name-complex="Verdana"/>
    </style:style>
    <style:style style:name="T251_3" style:family="text">
      <style:text-properties style:font-name="Verdana" style:font-name-asian="Verdana" style:font-name-complex="Verdana"/>
    </style:style>
    <style:style style:name="T251_4" style:family="text">
      <style:text-properties style:font-name="Verdana" style:font-name-asian="Verdana" style:font-name-complex="Verdana"/>
    </style:style>
    <style:style style:name="T251_5" style:family="text">
      <style:text-properties style:font-name="Verdana" style:font-name-asian="Verdana" style:font-name-complex="Verdana"/>
    </style:style>
    <style:style style:name="T251_6" style:family="text">
      <style:text-properties style:font-name="Verdana" style:font-name-asian="Verdana" style:font-name-complex="Verdana"/>
    </style:style>
    <style:style style:name="P252" style:family="paragraph" style:parent-style-name="Standard">
      <style:paragraph-properties fo:break-before="auto" fo:text-indent="0cm" fo:line-height="115%" fo:margin-left="0cm" style:writing-mode="lr-tb"/>
    </style:style>
    <style:style style:name="T252_1" style:family="text">
      <style:text-properties style:font-name="Verdana" style:font-name-asian="Verdana" style:font-name-complex="Verdana"/>
    </style:style>
    <style:style style:name="T252_2" style:family="text">
      <style:text-properties style:font-name="Verdana" style:font-name-asian="Verdana" style:font-name-complex="Verdana"/>
    </style:style>
    <style:style style:name="T252_3" style:family="text">
      <style:text-properties style:font-name="Verdana" style:font-name-asian="Verdana" style:font-name-complex="Verdana"/>
    </style:style>
    <style:style style:name="T252_4" style:family="text">
      <style:text-properties style:font-name="Verdana" style:font-name-asian="Verdana" style:font-name-complex="Verdana"/>
    </style:style>
    <style:style style:name="T252_5" style:family="text">
      <style:text-properties style:font-name="Verdana" style:font-name-asian="Verdana" style:font-name-complex="Verdana"/>
    </style:style>
    <style:style style:name="T252_6" style:family="text">
      <style:text-properties style:font-name="Verdana" style:font-name-asian="Verdana" style:font-name-complex="Verdana"/>
    </style:style>
    <style:style style:name="T252_7" style:family="text">
      <style:text-properties style:font-name="Verdana" style:font-name-asian="Verdana" style:font-name-complex="Verdana"/>
    </style:style>
    <style:style style:name="T252_8" style:family="text">
      <style:text-properties style:font-name="Verdana" style:font-name-asian="Verdana" style:font-name-complex="Verdana"/>
    </style:style>
    <style:style style:name="T252_9" style:family="text">
      <style:text-properties style:font-name="Verdana" style:font-name-asian="Verdana" style:font-name-complex="Verdana"/>
    </style:style>
    <style:style style:name="T252_10" style:family="text">
      <style:text-properties style:font-name="Verdana" style:font-name-asian="Verdana" style:font-name-complex="Verdana"/>
    </style:style>
    <style:style style:name="T252_11" style:family="text">
      <style:text-properties style:font-name="Verdana" style:font-name-asian="Verdana" style:font-name-complex="Verdana"/>
    </style:style>
    <style:style style:name="T252_12" style:family="text">
      <style:text-properties style:font-name="Verdana" style:font-name-asian="Verdana" style:font-name-complex="Verdana"/>
    </style:style>
    <style:style style:name="T252_13" style:family="text">
      <style:text-properties style:font-name="Verdana" style:font-name-asian="Verdana" style:font-name-complex="Verdana"/>
    </style:style>
    <style:style style:name="T252_14" style:family="text">
      <style:text-properties style:font-name="Verdana" style:font-name-asian="Verdana" style:font-name-complex="Verdana"/>
    </style:style>
    <style:style style:name="T252_15" style:family="text">
      <style:text-properties style:font-name="Verdana" style:font-name-asian="Verdana" style:font-name-complex="Verdana"/>
    </style:style>
    <style:style style:name="T252_16" style:family="text">
      <style:text-properties style:font-name="Verdana" style:font-name-asian="Verdana" style:font-name-complex="Verdana"/>
    </style:style>
    <style:style style:name="T252_17" style:family="text">
      <style:text-properties style:font-name="Verdana" style:font-name-asian="Verdana" style:font-name-complex="Verdana"/>
    </style:style>
    <style:style style:name="T252_18" style:family="text">
      <style:text-properties style:font-name="Verdana" style:font-name-asian="Verdana" style:font-name-complex="Verdana"/>
    </style:style>
    <style:style style:name="T252_19" style:family="text">
      <style:text-properties style:font-name="Verdana" style:font-name-asian="Verdana" style:font-name-complex="Verdana"/>
    </style:style>
    <style:style style:name="T252_20" style:family="text">
      <style:text-properties style:font-name="Verdana" style:font-name-asian="Verdana" style:font-name-complex="Verdana"/>
    </style:style>
    <style:style style:name="T252_21" style:family="text">
      <style:text-properties style:font-name="Verdana" style:font-name-asian="Verdana" style:font-name-complex="Verdana"/>
    </style:style>
    <style:style style:name="T252_22" style:family="text">
      <style:text-properties style:font-name="Verdana" style:font-name-asian="Verdana" style:font-name-complex="Verdana"/>
    </style:style>
    <style:style style:name="T252_23" style:family="text">
      <style:text-properties style:font-name="Verdana" style:font-name-asian="Verdana" style:font-name-complex="Verdana"/>
    </style:style>
    <style:style style:name="T252_24" style:family="text">
      <style:text-properties style:font-name="Verdana" style:font-name-asian="Verdana" style:font-name-complex="Verdana"/>
    </style:style>
    <style:style style:name="T252_25" style:family="text">
      <style:text-properties style:font-name="Verdana" style:font-name-asian="Verdana" style:font-name-complex="Verdana"/>
    </style:style>
    <style:style style:name="T252_26" style:family="text">
      <style:text-properties style:font-name="Verdana" style:font-name-asian="Verdana" style:font-name-complex="Verdana"/>
    </style:style>
    <style:style style:name="T252_27" style:family="text">
      <style:text-properties style:font-name="Verdana" style:font-name-asian="Verdana" style:font-name-complex="Verdana"/>
    </style:style>
    <style:style style:name="T252_28" style:family="text">
      <style:text-properties style:font-name="Verdana" style:font-name-asian="Verdana" style:font-name-complex="Verdana"/>
    </style:style>
    <style:style style:name="T252_29" style:family="text">
      <style:text-properties style:font-name="Verdana" style:font-name-asian="Verdana" style:font-name-complex="Verdana"/>
    </style:style>
    <style:style style:name="T252_30" style:family="text">
      <style:text-properties style:font-name="Verdana" style:font-name-asian="Verdana" style:font-name-complex="Verdana"/>
    </style:style>
    <style:style style:name="T252_31" style:family="text">
      <style:text-properties style:font-name="Verdana" style:font-name-asian="Verdana" style:font-name-complex="Verdana"/>
    </style:style>
    <style:style style:name="T252_32" style:family="text">
      <style:text-properties style:font-name="Verdana" style:font-name-asian="Verdana" style:font-name-complex="Verdana"/>
    </style:style>
    <style:style style:name="P253" style:family="paragraph" style:parent-style-name="Standard">
      <style:paragraph-properties fo:break-before="auto" fo:text-indent="0cm" fo:line-height="115%" fo:margin-left="0cm" style:writing-mode="lr-tb"/>
    </style:style>
    <style:style style:name="T253_1" style:family="text">
      <style:text-properties style:font-name="Verdana" style:font-name-asian="Verdana" style:font-name-complex="Verdana"/>
    </style:style>
    <style:style style:name="T253_2" style:family="text">
      <style:text-properties style:font-name="Verdana" style:font-name-asian="Verdana" style:font-name-complex="Verdana"/>
    </style:style>
    <style:style style:name="T253_3" style:family="text">
      <style:text-properties style:font-name="Verdana" style:font-name-asian="Verdana" style:font-name-complex="Verdana"/>
    </style:style>
    <style:style style:name="T253_4" style:family="text">
      <style:text-properties style:font-name="Verdana" style:font-name-asian="Verdana" style:font-name-complex="Verdana"/>
    </style:style>
    <style:style style:name="T253_5" style:family="text">
      <style:text-properties style:font-name="Verdana" style:font-name-asian="Verdana" style:font-name-complex="Verdana"/>
    </style:style>
    <style:style style:name="T253_6" style:family="text">
      <style:text-properties style:font-name="Verdana" style:font-name-asian="Verdana" style:font-name-complex="Verdana"/>
    </style:style>
    <style:style style:name="T253_7" style:family="text">
      <style:text-properties style:font-name="Verdana" style:font-name-asian="Verdana" style:font-name-complex="Verdana"/>
    </style:style>
    <style:style style:name="T253_8" style:family="text">
      <style:text-properties style:font-name="Verdana" style:font-name-asian="Verdana" style:font-name-complex="Verdana"/>
    </style:style>
    <style:style style:name="T253_9" style:family="text">
      <style:text-properties style:font-name="Verdana" style:font-name-asian="Verdana" style:font-name-complex="Verdana"/>
    </style:style>
    <style:style style:name="T253_10" style:family="text">
      <style:text-properties style:font-name="Verdana" style:font-name-asian="Verdana" style:font-name-complex="Verdana"/>
    </style:style>
    <style:style style:name="T253_11" style:family="text">
      <style:text-properties style:font-name="Verdana" style:font-name-asian="Verdana" style:font-name-complex="Verdana"/>
    </style:style>
    <style:style style:name="T253_12" style:family="text">
      <style:text-properties style:font-name="Verdana" style:font-name-asian="Verdana" style:font-name-complex="Verdana"/>
    </style:style>
    <style:style style:name="T253_13" style:family="text">
      <style:text-properties style:font-name="Verdana" style:font-name-asian="Verdana" style:font-name-complex="Verdana"/>
    </style:style>
    <style:style style:name="T253_14" style:family="text">
      <style:text-properties style:font-name="Verdana" style:font-name-asian="Verdana" style:font-name-complex="Verdana"/>
    </style:style>
    <style:style style:name="T253_15" style:family="text">
      <style:text-properties style:font-name="Verdana" style:font-name-asian="Verdana" style:font-name-complex="Verdana"/>
    </style:style>
    <style:style style:name="T253_16" style:family="text">
      <style:text-properties style:font-name="Verdana" style:font-name-asian="Verdana" style:font-name-complex="Verdana"/>
    </style:style>
    <style:style style:name="T253_17" style:family="text">
      <style:text-properties style:font-name="Verdana" style:font-name-asian="Verdana" style:font-name-complex="Verdana"/>
    </style:style>
    <style:style style:name="T253_18" style:family="text">
      <style:text-properties style:font-name="Verdana" style:font-name-asian="Verdana" style:font-name-complex="Verdana"/>
    </style:style>
    <style:style style:name="T253_19" style:family="text">
      <style:text-properties style:font-name="Verdana" style:font-name-asian="Verdana" style:font-name-complex="Verdana"/>
    </style:style>
    <style:style style:name="T253_20" style:family="text">
      <style:text-properties style:font-name="Verdana" style:font-name-asian="Verdana" style:font-name-complex="Verdana"/>
    </style:style>
    <style:style style:name="T253_21" style:family="text">
      <style:text-properties style:font-name="Verdana" style:font-name-asian="Verdana" style:font-name-complex="Verdana"/>
    </style:style>
    <style:style style:name="T253_22" style:family="text">
      <style:text-properties style:font-name="Verdana" style:font-name-asian="Verdana" style:font-name-complex="Verdana"/>
    </style:style>
    <style:style style:name="T253_23" style:family="text">
      <style:text-properties style:font-name="Verdana" style:font-name-asian="Verdana" style:font-name-complex="Verdana"/>
    </style:style>
    <style:style style:name="T253_24" style:family="text">
      <style:text-properties style:font-name="Verdana" style:font-name-asian="Verdana" style:font-name-complex="Verdana"/>
    </style:style>
    <style:style style:name="T253_25" style:family="text">
      <style:text-properties style:font-name="Verdana" style:font-name-asian="Verdana" style:font-name-complex="Verdana"/>
    </style:style>
    <style:style style:name="T253_26" style:family="text">
      <style:text-properties style:font-name="Verdana" style:font-name-asian="Verdana" style:font-name-complex="Verdana"/>
    </style:style>
    <style:style style:name="P254" style:family="paragraph" style:parent-style-name="Standard">
      <style:paragraph-properties fo:break-before="auto" fo:text-indent="0cm" fo:line-height="115%" fo:margin-left="0cm" style:writing-mode="lr-tb"/>
    </style:style>
    <style:style style:name="T254_1" style:family="text">
      <style:text-properties style:font-name="Verdana" style:font-name-asian="Verdana" style:font-name-complex="Verdana"/>
    </style:style>
    <style:style style:name="T254_2" style:family="text">
      <style:text-properties style:font-name="Verdana" style:font-name-asian="Verdana" style:font-name-complex="Verdana"/>
    </style:style>
    <style:style style:name="T254_3" style:family="text">
      <style:text-properties style:font-name="Verdana" style:font-name-asian="Verdana" style:font-name-complex="Verdana"/>
    </style:style>
    <style:style style:name="T254_4" style:family="text">
      <style:text-properties style:font-name="Verdana" style:font-name-asian="Verdana" style:font-name-complex="Verdana"/>
    </style:style>
    <style:style style:name="T254_5" style:family="text">
      <style:text-properties style:font-name="Verdana" style:font-name-asian="Verdana" style:font-name-complex="Verdana"/>
    </style:style>
    <style:style style:name="T254_6" style:family="text">
      <style:text-properties style:font-name="Verdana" style:font-name-asian="Verdana" style:font-name-complex="Verdana"/>
    </style:style>
    <style:style style:name="P255" style:family="paragraph" style:parent-style-name="Standard">
      <style:paragraph-properties fo:break-before="auto" fo:text-indent="0cm" fo:line-height="115%" fo:margin-left="0cm" style:writing-mode="lr-tb"/>
    </style:style>
    <style:style style:name="T255_1" style:family="text">
      <style:text-properties style:font-name="Verdana" style:font-name-asian="Verdana" style:font-name-complex="Verdana"/>
    </style:style>
    <style:style style:name="T255_2" style:family="text">
      <style:text-properties style:font-name="Verdana" style:font-name-asian="Verdana" style:font-name-complex="Verdana"/>
    </style:style>
    <style:style style:name="T255_3" style:family="text">
      <style:text-properties style:font-name="Verdana" style:font-name-asian="Verdana" style:font-name-complex="Verdana"/>
    </style:style>
    <style:style style:name="T255_4" style:family="text">
      <style:text-properties style:font-name="Verdana" style:font-name-asian="Verdana" style:font-name-complex="Verdana"/>
    </style:style>
    <style:style style:name="T255_5" style:family="text">
      <style:text-properties style:font-name="Verdana" style:font-name-asian="Verdana" style:font-name-complex="Verdana"/>
    </style:style>
    <style:style style:name="T255_6" style:family="text">
      <style:text-properties style:font-name="Verdana" style:font-name-asian="Verdana" style:font-name-complex="Verdana"/>
    </style:style>
    <style:style style:name="T255_7" style:family="text">
      <style:text-properties style:font-name="Verdana" style:font-name-asian="Verdana" style:font-name-complex="Verdana"/>
    </style:style>
    <style:style style:name="T255_8" style:family="text">
      <style:text-properties style:font-name="Verdana" style:font-name-asian="Verdana" style:font-name-complex="Verdana"/>
    </style:style>
    <style:style style:name="P256" style:family="paragraph" style:parent-style-name="Standard">
      <style:paragraph-properties fo:break-before="auto" fo:text-indent="0cm" fo:line-height="115%" fo:margin-left="0cm" style:writing-mode="lr-tb"/>
    </style:style>
    <style:style style:name="T256_1" style:family="text">
      <style:text-properties style:font-name="Verdana" style:font-name-asian="Verdana" style:font-name-complex="Verdana"/>
    </style:style>
    <style:style style:name="T256_2" style:family="text">
      <style:text-properties style:font-name="Verdana" style:font-name-asian="Verdana" style:font-name-complex="Verdana"/>
    </style:style>
    <style:style style:name="T256_3" style:family="text">
      <style:text-properties style:font-name="Verdana" style:font-name-asian="Verdana" style:font-name-complex="Verdana"/>
    </style:style>
    <style:style style:name="T256_4" style:family="text">
      <style:text-properties style:font-name="Verdana" style:font-name-asian="Verdana" style:font-name-complex="Verdana"/>
    </style:style>
    <style:style style:name="T256_5" style:family="text">
      <style:text-properties style:font-name="Verdana" style:font-name-asian="Verdana" style:font-name-complex="Verdana"/>
    </style:style>
    <style:style style:name="T256_6" style:family="text">
      <style:text-properties style:font-name="Verdana" style:font-name-asian="Verdana" style:font-name-complex="Verdana"/>
    </style:style>
    <style:style style:name="P257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/>
    </style:style>
    <style:style style:name="P258" style:family="paragraph" style:parent-style-name="Standard">
      <style:paragraph-properties fo:break-before="auto" fo:text-indent="0cm" fo:line-height="115%" fo:margin-left="0cm" style:writing-mode="lr-tb"/>
    </style:style>
    <style:style style:name="T258_1" style:family="text">
      <style:text-properties fo:color="#800000" style:font-name="Verdana" style:font-name-asian="Verdana" style:font-name-complex="Verdana" fo:font-weight="bold" style:font-weight-asian="bold" style:font-weight-complex="bold"/>
    </style:style>
    <style:style style:name="T258_2" style:family="text">
      <style:text-properties style:font-name="Verdana" style:font-name-asian="Verdana" style:font-name-complex="Verdana"/>
    </style:style>
    <style:style style:name="P259" style:family="paragraph" style:parent-style-name="Standard">
      <style:paragraph-properties fo:break-before="auto" fo:text-indent="0cm" fo:line-height="115%" fo:margin-left="0cm" style:writing-mode="lr-tb"/>
    </style:style>
    <style:style style:name="T259_1" style:family="text">
      <style:text-properties style:font-name="Verdana" style:font-name-asian="Verdana" style:font-name-complex="Verdana"/>
    </style:style>
    <style:style style:name="T259_2" style:family="text">
      <style:text-properties style:font-name="Verdana" style:font-name-asian="Verdana" style:font-name-complex="Verdana"/>
    </style:style>
    <style:style style:name="T259_3" style:family="text">
      <style:text-properties style:font-name="Verdana" style:font-name-asian="Verdana" style:font-name-complex="Verdana"/>
    </style:style>
    <style:style style:name="T259_4" style:family="text">
      <style:text-properties style:font-name="Verdana" style:font-name-asian="Verdana" style:font-name-complex="Verdana"/>
    </style:style>
    <style:style style:name="T259_5" style:family="text">
      <style:text-properties style:font-name="Verdana" style:font-name-asian="Verdana" style:font-name-complex="Verdana"/>
    </style:style>
    <style:style style:name="T259_6" style:family="text">
      <style:text-properties style:font-name="Verdana" style:font-name-asian="Verdana" style:font-name-complex="Verdana"/>
    </style:style>
    <style:style style:name="T259_7" style:family="text">
      <style:text-properties style:font-name="Verdana" style:font-name-asian="Verdana" style:font-name-complex="Verdana"/>
    </style:style>
    <style:style style:name="T259_8" style:family="text">
      <style:text-properties style:font-name="Verdana" style:font-name-asian="Verdana" style:font-name-complex="Verdana"/>
    </style:style>
    <style:style style:name="T259_9" style:family="text">
      <style:text-properties style:font-name="Verdana" style:font-name-asian="Verdana" style:font-name-complex="Verdana"/>
    </style:style>
    <style:style style:name="T259_10" style:family="text">
      <style:text-properties style:font-name="Verdana" style:font-name-asian="Verdana" style:font-name-complex="Verdana"/>
    </style:style>
    <style:style style:name="T259_11" style:family="text">
      <style:text-properties style:font-name="Verdana" style:font-name-asian="Verdana" style:font-name-complex="Verdana"/>
    </style:style>
    <style:style style:name="T259_12" style:family="text">
      <style:text-properties style:font-name="Verdana" style:font-name-asian="Verdana" style:font-name-complex="Verdana"/>
    </style:style>
    <style:style style:name="P260" style:family="paragraph" style:parent-style-name="Standard">
      <style:paragraph-properties fo:break-before="auto" fo:text-indent="0cm" fo:line-height="115%" fo:margin-left="0cm" style:writing-mode="lr-tb"/>
    </style:style>
    <style:style style:name="T260_1" style:family="text">
      <style:text-properties style:font-name="Verdana" style:font-name-asian="Verdana" style:font-name-complex="Verdana"/>
    </style:style>
    <style:style style:name="T260_2" style:family="text">
      <style:text-properties style:font-name="Verdana" style:font-name-asian="Verdana" style:font-name-complex="Verdana"/>
    </style:style>
    <style:style style:name="T260_3" style:family="text">
      <style:text-properties style:font-name="Verdana" style:font-name-asian="Verdana" style:font-name-complex="Verdana"/>
    </style:style>
    <style:style style:name="T260_4" style:family="text">
      <style:text-properties style:font-name="Verdana" style:font-name-asian="Verdana" style:font-name-complex="Verdana"/>
    </style:style>
    <style:style style:name="T260_5" style:family="text">
      <style:text-properties style:font-name="Verdana" style:font-name-asian="Verdana" style:font-name-complex="Verdana"/>
    </style:style>
    <style:style style:name="T260_6" style:family="text">
      <style:text-properties style:font-name="Verdana" style:font-name-asian="Verdana" style:font-name-complex="Verdana"/>
    </style:style>
    <style:style style:name="P261" style:family="paragraph" style:parent-style-name="Standard">
      <style:paragraph-properties fo:break-before="auto" fo:text-indent="0cm" fo:line-height="115%" fo:margin-left="0cm" style:writing-mode="lr-tb"/>
    </style:style>
    <style:style style:name="T261_1" style:family="text">
      <style:text-properties style:font-name="Verdana" style:font-name-asian="Verdana" style:font-name-complex="Verdana"/>
    </style:style>
    <style:style style:name="T261_2" style:family="text">
      <style:text-properties style:font-name="Verdana" style:font-name-asian="Verdana" style:font-name-complex="Verdana"/>
    </style:style>
    <style:style style:name="T261_3" style:family="text">
      <style:text-properties style:font-name="Verdana" style:font-name-asian="Verdana" style:font-name-complex="Verdana"/>
    </style:style>
    <style:style style:name="T261_4" style:family="text">
      <style:text-properties style:font-name="Verdana" style:font-name-asian="Verdana" style:font-name-complex="Verdana"/>
    </style:style>
    <style:style style:name="T261_5" style:family="text">
      <style:text-properties style:font-name="Verdana" style:font-name-asian="Verdana" style:font-name-complex="Verdana"/>
    </style:style>
    <style:style style:name="T261_6" style:family="text">
      <style:text-properties style:font-name="Verdana" style:font-name-asian="Verdana" style:font-name-complex="Verdana"/>
    </style:style>
    <style:style style:name="T261_7" style:family="text">
      <style:text-properties style:font-name="Verdana" style:font-name-asian="Verdana" style:font-name-complex="Verdana"/>
    </style:style>
    <style:style style:name="T261_8" style:family="text">
      <style:text-properties style:font-name="Verdana" style:font-name-asian="Verdana" style:font-name-complex="Verdana"/>
    </style:style>
    <style:style style:name="T261_9" style:family="text">
      <style:text-properties style:font-name="Verdana" style:font-name-asian="Verdana" style:font-name-complex="Verdana"/>
    </style:style>
    <style:style style:name="T261_10" style:family="text">
      <style:text-properties style:font-name="Verdana" style:font-name-asian="Verdana" style:font-name-complex="Verdana"/>
    </style:style>
    <style:style style:name="T261_11" style:family="text">
      <style:text-properties style:font-name="Verdana" style:font-name-asian="Verdana" style:font-name-complex="Verdana"/>
    </style:style>
    <style:style style:name="T261_12" style:family="text">
      <style:text-properties style:font-name="Verdana" style:font-name-asian="Verdana" style:font-name-complex="Verdana"/>
    </style:style>
    <style:style style:name="T261_13" style:family="text">
      <style:text-properties style:font-name="Verdana" style:font-name-asian="Verdana" style:font-name-complex="Verdana"/>
    </style:style>
    <style:style style:name="T261_14" style:family="text">
      <style:text-properties style:font-name="Verdana" style:font-name-asian="Verdana" style:font-name-complex="Verdana"/>
    </style:style>
    <style:style style:name="T261_15" style:family="text">
      <style:text-properties style:font-name="Verdana" style:font-name-asian="Verdana" style:font-name-complex="Verdana"/>
    </style:style>
    <style:style style:name="T261_16" style:family="text">
      <style:text-properties style:font-name="Verdana" style:font-name-asian="Verdana" style:font-name-complex="Verdana"/>
    </style:style>
    <style:style style:name="T261_17" style:family="text">
      <style:text-properties style:font-name="Verdana" style:font-name-asian="Verdana" style:font-name-complex="Verdana"/>
    </style:style>
    <style:style style:name="T261_18" style:family="text">
      <style:text-properties style:font-name="Verdana" style:font-name-asian="Verdana" style:font-name-complex="Verdana"/>
    </style:style>
    <style:style style:name="T261_19" style:family="text">
      <style:text-properties style:font-name="Verdana" style:font-name-asian="Verdana" style:font-name-complex="Verdana"/>
    </style:style>
    <style:style style:name="T261_20" style:family="text">
      <style:text-properties style:font-name="Verdana" style:font-name-asian="Verdana" style:font-name-complex="Verdana"/>
    </style:style>
    <style:style style:name="T261_21" style:family="text">
      <style:text-properties style:font-name="Verdana" style:font-name-asian="Verdana" style:font-name-complex="Verdana"/>
    </style:style>
    <style:style style:name="T261_22" style:family="text">
      <style:text-properties style:font-name="Verdana" style:font-name-asian="Verdana" style:font-name-complex="Verdana"/>
    </style:style>
    <style:style style:name="T261_23" style:family="text">
      <style:text-properties style:font-name="Verdana" style:font-name-asian="Verdana" style:font-name-complex="Verdana"/>
    </style:style>
    <style:style style:name="T261_24" style:family="text">
      <style:text-properties style:font-name="Verdana" style:font-name-asian="Verdana" style:font-name-complex="Verdana"/>
    </style:style>
    <style:style style:name="T261_25" style:family="text">
      <style:text-properties style:font-name="Verdana" style:font-name-asian="Verdana" style:font-name-complex="Verdana"/>
    </style:style>
    <style:style style:name="T261_26" style:family="text">
      <style:text-properties style:font-name="Verdana" style:font-name-asian="Verdana" style:font-name-complex="Verdana"/>
    </style:style>
    <style:style style:name="T261_27" style:family="text">
      <style:text-properties style:font-name="Verdana" style:font-name-asian="Verdana" style:font-name-complex="Verdana"/>
    </style:style>
    <style:style style:name="T261_28" style:family="text">
      <style:text-properties style:font-name="Verdana" style:font-name-asian="Verdana" style:font-name-complex="Verdana"/>
    </style:style>
    <style:style style:name="P262" style:family="paragraph" style:parent-style-name="Standard">
      <style:paragraph-properties fo:break-before="auto" fo:text-indent="0cm" fo:line-height="115%" fo:margin-left="0cm" style:writing-mode="lr-tb"/>
    </style:style>
    <style:style style:name="T262_1" style:family="text">
      <style:text-properties style:font-name="Verdana" style:font-name-asian="Verdana" style:font-name-complex="Verdana"/>
    </style:style>
    <style:style style:name="T262_2" style:family="text">
      <style:text-properties style:font-name="Verdana" style:font-name-asian="Verdana" style:font-name-complex="Verdana"/>
    </style:style>
    <style:style style:name="T262_3" style:family="text">
      <style:text-properties style:font-name="Verdana" style:font-name-asian="Verdana" style:font-name-complex="Verdana"/>
    </style:style>
    <style:style style:name="T262_4" style:family="text">
      <style:text-properties style:font-name="Verdana" style:font-name-asian="Verdana" style:font-name-complex="Verdana"/>
    </style:style>
    <style:style style:name="T262_5" style:family="text">
      <style:text-properties style:font-name="Verdana" style:font-name-asian="Verdana" style:font-name-complex="Verdana"/>
    </style:style>
    <style:style style:name="T262_6" style:family="text">
      <style:text-properties style:font-name="Verdana" style:font-name-asian="Verdana" style:font-name-complex="Verdana"/>
    </style:style>
    <style:style style:name="T262_7" style:family="text">
      <style:text-properties style:font-name="Verdana" style:font-name-asian="Verdana" style:font-name-complex="Verdana"/>
    </style:style>
    <style:style style:name="T262_8" style:family="text">
      <style:text-properties style:font-name="Verdana" style:font-name-asian="Verdana" style:font-name-complex="Verdana"/>
    </style:style>
    <style:style style:name="T262_9" style:family="text">
      <style:text-properties style:font-name="Verdana" style:font-name-asian="Verdana" style:font-name-complex="Verdana"/>
    </style:style>
    <style:style style:name="T262_10" style:family="text">
      <style:text-properties style:font-name="Verdana" style:font-name-asian="Verdana" style:font-name-complex="Verdana"/>
    </style:style>
    <style:style style:name="T262_11" style:family="text">
      <style:text-properties style:font-name="Verdana" style:font-name-asian="Verdana" style:font-name-complex="Verdana"/>
    </style:style>
    <style:style style:name="T262_12" style:family="text">
      <style:text-properties style:font-name="Verdana" style:font-name-asian="Verdana" style:font-name-complex="Verdana"/>
    </style:style>
    <style:style style:name="T262_13" style:family="text">
      <style:text-properties style:font-name="Verdana" style:font-name-asian="Verdana" style:font-name-complex="Verdana"/>
    </style:style>
    <style:style style:name="T262_14" style:family="text">
      <style:text-properties style:font-name="Verdana" style:font-name-asian="Verdana" style:font-name-complex="Verdana"/>
    </style:style>
    <style:style style:name="T262_15" style:family="text">
      <style:text-properties style:font-name="Verdana" style:font-name-asian="Verdana" style:font-name-complex="Verdana"/>
    </style:style>
    <style:style style:name="T262_16" style:family="text">
      <style:text-properties style:font-name="Verdana" style:font-name-asian="Verdana" style:font-name-complex="Verdana"/>
    </style:style>
    <style:style style:name="T262_17" style:family="text">
      <style:text-properties style:font-name="Verdana" style:font-name-asian="Verdana" style:font-name-complex="Verdana"/>
    </style:style>
    <style:style style:name="T262_18" style:family="text">
      <style:text-properties style:font-name="Verdana" style:font-name-asian="Verdana" style:font-name-complex="Verdana"/>
    </style:style>
    <style:style style:name="P263" style:family="paragraph" style:parent-style-name="Standard">
      <style:paragraph-properties fo:break-before="auto" fo:text-indent="0cm" fo:line-height="115%" fo:margin-left="0cm" style:writing-mode="lr-tb"/>
    </style:style>
    <style:style style:name="T263_1" style:family="text">
      <style:text-properties style:font-name="Verdana" style:font-name-asian="Verdana" style:font-name-complex="Verdana"/>
    </style:style>
    <style:style style:name="T263_2" style:family="text">
      <style:text-properties style:font-name="Verdana" style:font-name-asian="Verdana" style:font-name-complex="Verdana"/>
    </style:style>
    <style:style style:name="T263_3" style:family="text">
      <style:text-properties style:font-name="Verdana" style:font-name-asian="Verdana" style:font-name-complex="Verdana"/>
    </style:style>
    <style:style style:name="T263_4" style:family="text">
      <style:text-properties style:font-name="Verdana" style:font-name-asian="Verdana" style:font-name-complex="Verdana"/>
    </style:style>
    <style:style style:name="T263_5" style:family="text">
      <style:text-properties style:font-name="Verdana" style:font-name-asian="Verdana" style:font-name-complex="Verdana"/>
    </style:style>
    <style:style style:name="T263_6" style:family="text">
      <style:text-properties style:font-name="Verdana" style:font-name-asian="Verdana" style:font-name-complex="Verdana"/>
    </style:style>
    <style:style style:name="T263_7" style:family="text">
      <style:text-properties style:font-name="Verdana" style:font-name-asian="Verdana" style:font-name-complex="Verdana"/>
    </style:style>
    <style:style style:name="T263_8" style:family="text">
      <style:text-properties style:font-name="Verdana" style:font-name-asian="Verdana" style:font-name-complex="Verdana"/>
    </style:style>
    <style:style style:name="P264" style:family="paragraph" style:parent-style-name="Standard">
      <style:paragraph-properties fo:break-before="auto" fo:text-indent="0cm" fo:line-height="115%" fo:margin-left="0cm" style:writing-mode="lr-tb"/>
    </style:style>
    <style:style style:name="T264_1" style:family="text">
      <style:text-properties style:font-name="Verdana" style:font-name-asian="Verdana" style:font-name-complex="Verdana"/>
    </style:style>
    <style:style style:name="T264_2" style:family="text">
      <style:text-properties style:font-name="Verdana" style:font-name-asian="Verdana" style:font-name-complex="Verdana"/>
    </style:style>
    <style:style style:name="T264_3" style:family="text">
      <style:text-properties style:font-name="Verdana" style:font-name-asian="Verdana" style:font-name-complex="Verdana"/>
    </style:style>
    <style:style style:name="T264_4" style:family="text">
      <style:text-properties style:font-name="Verdana" style:font-name-asian="Verdana" style:font-name-complex="Verdana"/>
    </style:style>
    <style:style style:name="T264_5" style:family="text">
      <style:text-properties style:font-name="Verdana" style:font-name-asian="Verdana" style:font-name-complex="Verdana"/>
    </style:style>
    <style:style style:name="T264_6" style:family="text">
      <style:text-properties style:font-name="Verdana" style:font-name-asian="Verdana" style:font-name-complex="Verdana"/>
    </style:style>
    <style:style style:name="T264_7" style:family="text">
      <style:text-properties style:font-name="Verdana" style:font-name-asian="Verdana" style:font-name-complex="Verdana"/>
    </style:style>
    <style:style style:name="T264_8" style:family="text">
      <style:text-properties style:font-name="Verdana" style:font-name-asian="Verdana" style:font-name-complex="Verdana"/>
    </style:style>
    <style:style style:name="T264_9" style:family="text">
      <style:text-properties style:font-name="Verdana" style:font-name-asian="Verdana" style:font-name-complex="Verdana"/>
    </style:style>
    <style:style style:name="T264_10" style:family="text">
      <style:text-properties style:font-name="Verdana" style:font-name-asian="Verdana" style:font-name-complex="Verdana"/>
    </style:style>
    <style:style style:name="T264_11" style:family="text">
      <style:text-properties style:font-name="Verdana" style:font-name-asian="Verdana" style:font-name-complex="Verdana"/>
    </style:style>
    <style:style style:name="T264_12" style:family="text">
      <style:text-properties style:font-name="Verdana" style:font-name-asian="Verdana" style:font-name-complex="Verdana"/>
    </style:style>
    <style:style style:name="T264_13" style:family="text">
      <style:text-properties style:font-name="Verdana" style:font-name-asian="Verdana" style:font-name-complex="Verdana"/>
    </style:style>
    <style:style style:name="T264_14" style:family="text">
      <style:text-properties style:font-name="Verdana" style:font-name-asian="Verdana" style:font-name-complex="Verdana"/>
    </style:style>
    <style:style style:name="T264_15" style:family="text">
      <style:text-properties style:font-name="Verdana" style:font-name-asian="Verdana" style:font-name-complex="Verdana"/>
    </style:style>
    <style:style style:name="T264_16" style:family="text">
      <style:text-properties style:font-name="Verdana" style:font-name-asian="Verdana" style:font-name-complex="Verdana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style:font-name="Verdana" style:font-name-asian="Verdana" style:font-name-complex="Verdana"/>
    </style:style>
    <style:style style:name="T265_2" style:family="text">
      <style:text-properties style:font-name="Verdana" style:font-name-asian="Verdana" style:font-name-complex="Verdana"/>
    </style:style>
    <style:style style:name="T265_3" style:family="text">
      <style:text-properties style:font-name="Verdana" style:font-name-asian="Verdana" style:font-name-complex="Verdana"/>
    </style:style>
    <style:style style:name="T265_4" style:family="text">
      <style:text-properties style:font-name="Verdana" style:font-name-asian="Verdana" style:font-name-complex="Verdana"/>
    </style:style>
    <style:style style:name="T265_5" style:family="text">
      <style:text-properties style:font-name="Verdana" style:font-name-asian="Verdana" style:font-name-complex="Verdana"/>
    </style:style>
    <style:style style:name="T265_6" style:family="text">
      <style:text-properties style:font-name="Verdana" style:font-name-asian="Verdana" style:font-name-complex="Verdana"/>
    </style:style>
    <style:style style:name="T265_7" style:family="text">
      <style:text-properties style:font-name="Verdana" style:font-name-asian="Verdana" style:font-name-complex="Verdana"/>
    </style:style>
    <style:style style:name="T265_8" style:family="text">
      <style:text-properties style:font-name="Verdana" style:font-name-asian="Verdana" style:font-name-complex="Verdana"/>
    </style:style>
    <style:style style:name="T265_9" style:family="text">
      <style:text-properties style:font-name="Verdana" style:font-name-asian="Verdana" style:font-name-complex="Verdana"/>
    </style:style>
    <style:style style:name="T265_10" style:family="text">
      <style:text-properties style:font-name="Verdana" style:font-name-asian="Verdana" style:font-name-complex="Verdana"/>
    </style:style>
    <style:style style:name="P266" style:family="paragraph" style:parent-style-name="Standard">
      <style:paragraph-properties fo:break-before="auto" fo:text-indent="0cm" fo:line-height="115%" fo:margin-left="0cm" style:writing-mode="lr-tb"/>
    </style:style>
    <style:style style:name="T266_1" style:family="text">
      <style:text-properties style:font-name="Verdana" style:font-name-asian="Verdana" style:font-name-complex="Verdana"/>
    </style:style>
    <style:style style:name="T266_2" style:family="text">
      <style:text-properties style:font-name="Verdana" style:font-name-asian="Verdana" style:font-name-complex="Verdana"/>
    </style:style>
    <style:style style:name="T266_3" style:family="text">
      <style:text-properties style:font-name="Verdana" style:font-name-asian="Verdana" style:font-name-complex="Verdana"/>
    </style:style>
    <style:style style:name="T266_4" style:family="text">
      <style:text-properties style:font-name="Verdana" style:font-name-asian="Verdana" style:font-name-complex="Verdana"/>
    </style:style>
    <style:style style:name="T266_5" style:family="text">
      <style:text-properties style:font-name="Verdana" style:font-name-asian="Verdana" style:font-name-complex="Verdana"/>
    </style:style>
    <style:style style:name="T266_6" style:family="text">
      <style:text-properties style:font-name="Verdana" style:font-name-asian="Verdana" style:font-name-complex="Verdana"/>
    </style:style>
    <style:style style:name="T266_7" style:family="text">
      <style:text-properties style:font-name="Verdana" style:font-name-asian="Verdana" style:font-name-complex="Verdana"/>
    </style:style>
    <style:style style:name="T266_8" style:family="text">
      <style:text-properties style:font-name="Verdana" style:font-name-asian="Verdana" style:font-name-complex="Verdana"/>
    </style:style>
    <style:style style:name="T266_9" style:family="text">
      <style:text-properties style:font-name="Verdana" style:font-name-asian="Verdana" style:font-name-complex="Verdana"/>
    </style:style>
    <style:style style:name="T266_10" style:family="text">
      <style:text-properties style:font-name="Verdana" style:font-name-asian="Verdana" style:font-name-complex="Verdana"/>
    </style:style>
    <style:style style:name="T266_11" style:family="text">
      <style:text-properties style:font-name="Verdana" style:font-name-asian="Verdana" style:font-name-complex="Verdana"/>
    </style:style>
    <style:style style:name="T266_12" style:family="text">
      <style:text-properties style:font-name="Verdana" style:font-name-asian="Verdana" style:font-name-complex="Verdana"/>
    </style:style>
    <style:style style:name="T266_13" style:family="text">
      <style:text-properties style:font-name="Verdana" style:font-name-asian="Verdana" style:font-name-complex="Verdana"/>
    </style:style>
    <style:style style:name="T266_14" style:family="text">
      <style:text-properties style:font-name="Verdana" style:font-name-asian="Verdana" style:font-name-complex="Verdana"/>
    </style:style>
    <style:style style:name="T266_15" style:family="text">
      <style:text-properties style:font-name="Verdana" style:font-name-asian="Verdana" style:font-name-complex="Verdana"/>
    </style:style>
    <style:style style:name="T266_16" style:family="text">
      <style:text-properties style:font-name="Verdana" style:font-name-asian="Verdana" style:font-name-complex="Verdana"/>
    </style:style>
    <style:style style:name="T266_17" style:family="text">
      <style:text-properties style:font-name="Verdana" style:font-name-asian="Verdana" style:font-name-complex="Verdana"/>
    </style:style>
    <style:style style:name="T266_18" style:family="text">
      <style:text-properties style:font-name="Verdana" style:font-name-asian="Verdana" style:font-name-complex="Verdana"/>
    </style:style>
    <style:style style:name="T266_19" style:family="text">
      <style:text-properties style:font-name="Verdana" style:font-name-asian="Verdana" style:font-name-complex="Verdana"/>
    </style:style>
    <style:style style:name="T266_20" style:family="text">
      <style:text-properties style:font-name="Verdana" style:font-name-asian="Verdana" style:font-name-complex="Verdana"/>
    </style:style>
    <style:style style:name="P267" style:family="paragraph" style:parent-style-name="Standard">
      <style:paragraph-properties fo:break-before="auto" fo:text-indent="0cm" fo:line-height="115%" fo:margin-left="0cm" style:writing-mode="lr-tb"/>
    </style:style>
    <style:style style:name="T267_1" style:family="text">
      <style:text-properties style:font-name="Verdana" style:font-name-asian="Verdana" style:font-name-complex="Verdana"/>
    </style:style>
    <style:style style:name="T267_2" style:family="text">
      <style:text-properties style:font-name="Verdana" style:font-name-asian="Verdana" style:font-name-complex="Verdana"/>
    </style:style>
    <style:style style:name="T267_3" style:family="text">
      <style:text-properties style:font-name="Verdana" style:font-name-asian="Verdana" style:font-name-complex="Verdana"/>
    </style:style>
    <style:style style:name="T267_4" style:family="text">
      <style:text-properties style:font-name="Verdana" style:font-name-asian="Verdana" style:font-name-complex="Verdana"/>
    </style:style>
    <style:style style:name="T267_5" style:family="text">
      <style:text-properties style:font-name="Verdana" style:font-name-asian="Verdana" style:font-name-complex="Verdana"/>
    </style:style>
    <style:style style:name="T267_6" style:family="text">
      <style:text-properties style:font-name="Verdana" style:font-name-asian="Verdana" style:font-name-complex="Verdana"/>
    </style:style>
    <style:style style:name="T267_7" style:family="text">
      <style:text-properties style:font-name="Verdana" style:font-name-asian="Verdana" style:font-name-complex="Verdana"/>
    </style:style>
    <style:style style:name="T267_8" style:family="text">
      <style:text-properties style:font-name="Verdana" style:font-name-asian="Verdana" style:font-name-complex="Verdana"/>
    </style:style>
    <style:style style:name="T267_9" style:family="text">
      <style:text-properties style:font-name="Verdana" style:font-name-asian="Verdana" style:font-name-complex="Verdana"/>
    </style:style>
    <style:style style:name="T267_10" style:family="text">
      <style:text-properties style:font-name="Verdana" style:font-name-asian="Verdana" style:font-name-complex="Verdana"/>
    </style:style>
    <style:style style:name="T267_11" style:family="text">
      <style:text-properties style:font-name="Verdana" style:font-name-asian="Verdana" style:font-name-complex="Verdana"/>
    </style:style>
    <style:style style:name="T267_12" style:family="text">
      <style:text-properties style:font-name="Verdana" style:font-name-asian="Verdana" style:font-name-complex="Verdana"/>
    </style:style>
    <style:style style:name="T267_13" style:family="text">
      <style:text-properties style:font-name="Verdana" style:font-name-asian="Verdana" style:font-name-complex="Verdana"/>
    </style:style>
    <style:style style:name="T267_14" style:family="text">
      <style:text-properties style:font-name="Verdana" style:font-name-asian="Verdana" style:font-name-complex="Verdana"/>
    </style:style>
    <style:style style:name="T267_15" style:family="text">
      <style:text-properties style:font-name="Verdana" style:font-name-asian="Verdana" style:font-name-complex="Verdana"/>
    </style:style>
    <style:style style:name="T267_16" style:family="text">
      <style:text-properties style:font-name="Verdana" style:font-name-asian="Verdana" style:font-name-complex="Verdana"/>
    </style:style>
    <style:style style:name="T267_17" style:family="text">
      <style:text-properties style:font-name="Verdana" style:font-name-asian="Verdana" style:font-name-complex="Verdana"/>
    </style:style>
    <style:style style:name="T267_18" style:family="text">
      <style:text-properties style:font-name="Verdana" style:font-name-asian="Verdana" style:font-name-complex="Verdana"/>
    </style:style>
    <style:style style:name="P268" style:family="paragraph" style:parent-style-name="Standard">
      <style:paragraph-properties fo:break-before="auto" fo:text-indent="0cm" fo:line-height="115%" fo:margin-left="0cm" style:writing-mode="lr-tb"/>
    </style:style>
    <style:style style:name="T268_1" style:family="text">
      <style:text-properties style:font-name="Verdana" style:font-name-asian="Verdana" style:font-name-complex="Verdana"/>
    </style:style>
    <style:style style:name="T268_2" style:family="text">
      <style:text-properties style:font-name="Verdana" style:font-name-asian="Verdana" style:font-name-complex="Verdana"/>
    </style:style>
    <style:style style:name="T268_3" style:family="text">
      <style:text-properties style:font-name="Verdana" style:font-name-asian="Verdana" style:font-name-complex="Verdana"/>
    </style:style>
    <style:style style:name="T268_4" style:family="text">
      <style:text-properties style:font-name="Verdana" style:font-name-asian="Verdana" style:font-name-complex="Verdana"/>
    </style:style>
    <style:style style:name="P269" style:family="paragraph" style:parent-style-name="Standard">
      <style:paragraph-properties fo:break-before="auto" fo:text-indent="0cm" fo:line-height="115%" fo:margin-left="0cm" style:writing-mode="lr-tb"/>
    </style:style>
    <style:style style:name="T269_1" style:family="text">
      <style:text-properties style:font-name="Verdana" style:font-name-asian="Verdana" style:font-name-complex="Verdana"/>
    </style:style>
    <style:style style:name="T269_2" style:family="text">
      <style:text-properties style:font-name="Verdana" style:font-name-asian="Verdana" style:font-name-complex="Verdana"/>
    </style:style>
    <style:style style:name="T269_3" style:family="text">
      <style:text-properties style:font-name="Verdana" style:font-name-asian="Verdana" style:font-name-complex="Verdana"/>
    </style:style>
    <style:style style:name="T269_4" style:family="text">
      <style:text-properties style:font-name="Verdana" style:font-name-asian="Verdana" style:font-name-complex="Verdana"/>
    </style:style>
    <style:style style:name="T269_5" style:family="text">
      <style:text-properties style:font-name="Verdana" style:font-name-asian="Verdana" style:font-name-complex="Verdana"/>
    </style:style>
    <style:style style:name="T269_6" style:family="text">
      <style:text-properties style:font-name="Verdana" style:font-name-asian="Verdana" style:font-name-complex="Verdana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1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style:font-name="Consolas" style:font-name-asian="Consolas" style:font-name-complex="Consolas"/>
    </style:style>
    <style:style style:name="T272_2" style:family="text">
      <style:text-properties style:font-name="Consolas" style:font-name-asian="Consolas" style:font-name-complex="Consolas"/>
    </style:style>
    <style:style style:name="T272_3" style:family="text">
      <style:text-properties style:font-name="Consolas" style:font-name-asian="Consolas" style:font-name-complex="Consolas"/>
    </style:style>
    <style:style style:name="T272_4" style:family="text">
      <style:text-properties style:font-name="Consolas" style:font-name-asian="Consolas" style:font-name-complex="Consolas"/>
    </style:style>
    <style:style style:name="T272_5" style:family="text">
      <style:text-properties style:font-name="Consolas" style:font-name-asian="Consolas" style:font-name-complex="Consolas"/>
    </style:style>
    <style:style style:name="T272_6" style:family="text">
      <style:text-properties style:font-name="Consolas" style:font-name-asian="Consolas" style:font-name-complex="Consolas"/>
    </style:style>
    <style:style style:name="T272_7" style:family="text">
      <style:text-properties style:font-name="Consolas" style:font-name-asian="Consolas" style:font-name-complex="Consolas"/>
    </style:style>
    <style:style style:name="T272_8" style:family="text">
      <style:text-properties style:font-name="Consolas" style:font-name-asian="Consolas" style:font-name-complex="Consolas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style:font-name="Consolas" style:font-name-asian="Consolas" style:font-name-complex="Consolas"/>
    </style:style>
    <style:style style:name="T273_2" style:family="text">
      <style:text-properties style:font-name="Consolas" style:font-name-asian="Consolas" style:font-name-complex="Consolas"/>
    </style:style>
    <style:style style:name="T273_3" style:family="text">
      <style:text-properties style:font-name="Consolas" style:font-name-asian="Consolas" style:font-name-complex="Consolas"/>
    </style:style>
    <style:style style:name="T273_4" style:family="text">
      <style:text-properties style:font-name="Consolas" style:font-name-asian="Consolas" style:font-name-complex="Consolas"/>
    </style:style>
    <style:style style:name="T273_5" style:family="text">
      <style:text-properties style:font-name="Consolas" style:font-name-asian="Consolas" style:font-name-complex="Consolas"/>
    </style:style>
    <style:style style:name="T273_6" style:family="text">
      <style:text-properties style:font-name="Consolas" style:font-name-asian="Consolas" style:font-name-complex="Consolas"/>
    </style:style>
    <style:style style:name="T273_7" style:family="text">
      <style:text-properties style:font-name="Consolas" style:font-name-asian="Consolas" style:font-name-complex="Consolas"/>
    </style:style>
    <style:style style:name="T273_8" style:family="text">
      <style:text-properties style:font-name="Consolas" style:font-name-asian="Consolas" style:font-name-complex="Consolas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style:font-name="Consolas" style:font-name-asian="Consolas" style:font-name-complex="Consolas"/>
    </style:style>
    <style:style style:name="T274_2" style:family="text">
      <style:text-properties style:font-name="Consolas" style:font-name-asian="Consolas" style:font-name-complex="Consolas"/>
    </style:style>
    <style:style style:name="T274_3" style:family="text">
      <style:text-properties style:font-name="Consolas" style:font-name-asian="Consolas" style:font-name-complex="Consolas"/>
    </style:style>
    <style:style style:name="T274_4" style:family="text">
      <style:text-properties style:font-name="Consolas" style:font-name-asian="Consolas" style:font-name-complex="Consolas"/>
    </style:style>
    <style:style style:name="T274_5" style:family="text">
      <style:text-properties style:font-name="Consolas" style:font-name-asian="Consolas" style:font-name-complex="Consolas"/>
    </style:style>
    <style:style style:name="T274_6" style:family="text">
      <style:text-properties style:font-name="Consolas" style:font-name-asian="Consolas" style:font-name-complex="Consolas"/>
    </style:style>
    <style:style style:name="T274_7" style:family="text">
      <style:text-properties style:font-name="Consolas" style:font-name-asian="Consolas" style:font-name-complex="Consolas"/>
    </style:style>
    <style:style style:name="T274_8" style:family="text">
      <style:text-properties style:font-name="Consolas" style:font-name-asian="Consolas" style:font-name-complex="Consolas"/>
    </style:style>
    <style:style style:name="P275" style:family="paragraph" style:parent-style-name="Standard">
      <style:paragraph-properties fo:break-before="auto" fo:text-indent="0cm" fo:line-height="115%" fo:margin-left="0cm" style:writing-mode="lr-tb"/>
      <style:text-properties style:font-name="Consolas" style:font-name-asian="Consolas" style:font-name-complex="Consolas"/>
    </style:style>
    <style:style style:name="P276" style:family="paragraph" style:parent-style-name="Standard">
      <style:paragraph-properties fo:break-before="auto" fo:text-indent="0cm" fo:line-height="115%" fo:margin-left="0cm" style:writing-mode="lr-tb"/>
    </style:style>
    <style:style style:name="T276_1" style:family="text">
      <style:text-properties style:font-name="Verdana" style:font-name-asian="Verdana" style:font-name-complex="Verdana"/>
    </style:style>
    <style:style style:name="T276_2" style:family="text">
      <style:text-properties style:font-name="Verdana" style:font-name-asian="Verdana" style:font-name-complex="Verdana"/>
    </style:style>
    <style:style style:name="T27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6_4" style:family="text">
      <style:text-properties style:font-name="Verdana" style:font-name-asian="Verdana" style:font-name-complex="Verdana"/>
    </style:style>
    <style:style style:name="T27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76_6" style:family="text">
      <style:text-properties style:font-name="Verdana" style:font-name-asian="Verdana" style:font-name-complex="Verdana"/>
    </style:style>
    <style:style style:name="T27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77" style:family="paragraph" style:parent-style-name="Standard">
      <style:paragraph-properties fo:break-before="auto" fo:text-indent="0cm" fo:line-height="115%" fo:margin-left="0cm" style:writing-mode="lr-tb"/>
    </style:style>
    <style:style style:name="T277_1" style:family="text">
      <style:text-properties style:font-name="Consolas" style:font-name-asian="Consolas" style:font-name-complex="Consolas"/>
    </style:style>
    <style:style style:name="T277_2" style:family="text">
      <style:text-properties style:font-name="Consolas" style:font-name-asian="Consolas" style:font-name-complex="Consolas"/>
    </style:style>
    <style:style style:name="T277_3" style:family="text">
      <style:text-properties style:font-name="Consolas" style:font-name-asian="Consolas" style:font-name-complex="Consolas"/>
    </style:style>
    <style:style style:name="T277_4" style:family="text">
      <style:text-properties style:font-name="Consolas" style:font-name-asian="Consolas" style:font-name-complex="Consolas"/>
    </style:style>
    <style:style style:name="T277_5" style:family="text">
      <style:text-properties style:font-name="Consolas" style:font-name-asian="Consolas" style:font-name-complex="Consolas"/>
    </style:style>
    <style:style style:name="T277_6" style:family="text">
      <style:text-properties style:font-name="Consolas" style:font-name-asian="Consolas" style:font-name-complex="Consolas"/>
    </style:style>
    <style:style style:name="T277_7" style:family="text">
      <style:text-properties style:font-name="Consolas" style:font-name-asian="Consolas" style:font-name-complex="Consolas"/>
    </style:style>
    <style:style style:name="T277_8" style:family="text">
      <style:text-properties style:font-name="Consolas" style:font-name-asian="Consolas" style:font-name-complex="Consolas"/>
    </style:style>
    <style:style style:name="T277_9" style:family="text">
      <style:text-properties style:font-name="Consolas" style:font-name-asian="Consolas" style:font-name-complex="Consolas"/>
    </style:style>
    <style:style style:name="T277_10" style:family="text">
      <style:text-properties style:font-name="Consolas" style:font-name-asian="Consolas" style:font-name-complex="Consolas"/>
    </style:style>
    <style:style style:name="P278" style:family="paragraph" style:parent-style-name="Standard">
      <style:paragraph-properties fo:break-before="auto" fo:text-indent="0cm" fo:line-height="115%" fo:margin-left="0cm" style:writing-mode="lr-tb"/>
    </style:style>
    <style:style style:name="T278_1" style:family="text">
      <style:text-properties style:font-name="Consolas" style:font-name-asian="Consolas" style:font-name-complex="Consolas"/>
    </style:style>
    <style:style style:name="T278_2" style:family="text">
      <style:text-properties style:font-name="Consolas" style:font-name-asian="Consolas" style:font-name-complex="Consolas"/>
    </style:style>
    <style:style style:name="T278_3" style:family="text">
      <style:text-properties style:font-name="Consolas" style:font-name-asian="Consolas" style:font-name-complex="Consolas"/>
    </style:style>
    <style:style style:name="T278_4" style:family="text">
      <style:text-properties style:font-name="Consolas" style:font-name-asian="Consolas" style:font-name-complex="Consolas"/>
    </style:style>
    <style:style style:name="T278_5" style:family="text">
      <style:text-properties style:font-name="Consolas" style:font-name-asian="Consolas" style:font-name-complex="Consolas"/>
    </style:style>
    <style:style style:name="T278_6" style:family="text">
      <style:text-properties style:font-name="Consolas" style:font-name-asian="Consolas" style:font-name-complex="Consolas"/>
    </style:style>
    <style:style style:name="T278_7" style:family="text">
      <style:text-properties style:font-name="Consolas" style:font-name-asian="Consolas" style:font-name-complex="Consolas"/>
    </style:style>
    <style:style style:name="T278_8" style:family="text">
      <style:text-properties style:font-name="Consolas" style:font-name-asian="Consolas" style:font-name-complex="Consolas"/>
    </style:style>
    <style:style style:name="T278_9" style:family="text">
      <style:text-properties style:font-name="Consolas" style:font-name-asian="Consolas" style:font-name-complex="Consolas"/>
    </style:style>
    <style:style style:name="T278_10" style:family="text">
      <style:text-properties style:font-name="Consolas" style:font-name-asian="Consolas" style:font-name-complex="Consolas"/>
    </style:style>
    <style:style style:name="P279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/>
    </style:style>
    <style:style style:name="P280" style:family="paragraph" style:parent-style-name="Standard">
      <style:paragraph-properties fo:break-before="auto" fo:text-indent="0cm" fo:line-height="115%" fo:margin-left="0cm" style:writing-mode="lr-tb"/>
    </style:style>
    <style:style style:name="T280_1" style:family="text">
      <style:text-properties style:font-name="Verdana" style:font-name-asian="Verdana" style:font-name-complex="Verdana"/>
    </style:style>
    <style:style style:name="T280_2" style:family="text">
      <style:text-properties style:font-name="Verdana" style:font-name-asian="Verdana" style:font-name-complex="Verdana"/>
    </style:style>
    <style:style style:name="T280_3" style:family="text">
      <style:text-properties style:font-name="Verdana" style:font-name-asian="Verdana" style:font-name-complex="Verdana"/>
    </style:style>
    <style:style style:name="T280_4" style:family="text">
      <style:text-properties style:font-name="Verdana" style:font-name-asian="Verdana" style:font-name-complex="Verdana"/>
    </style:style>
    <style:style style:name="T280_5" style:family="text">
      <style:text-properties style:font-name="Verdana" style:font-name-asian="Verdana" style:font-name-complex="Verdana"/>
    </style:style>
    <style:style style:name="T280_6" style:family="text">
      <style:text-properties style:font-name="Verdana" style:font-name-asian="Verdana" style:font-name-complex="Verdana"/>
    </style:style>
    <style:style style:name="T280_7" style:family="text">
      <style:text-properties style:font-name="Verdana" style:font-name-asian="Verdana" style:font-name-complex="Verdana"/>
    </style:style>
    <style:style style:name="T280_8" style:family="text">
      <style:text-properties style:font-name="Verdana" style:font-name-asian="Verdana" style:font-name-complex="Verdana"/>
    </style:style>
    <style:style style:name="T280_9" style:family="text">
      <style:text-properties style:font-name="Verdana" style:font-name-asian="Verdana" style:font-name-complex="Verdana"/>
    </style:style>
    <style:style style:name="T280_10" style:family="text">
      <style:text-properties style:font-name="Verdana" style:font-name-asian="Verdana" style:font-name-complex="Verdana"/>
    </style:style>
    <style:style style:name="P281" style:family="paragraph" style:parent-style-name="Standard">
      <style:paragraph-properties fo:break-before="auto" fo:text-indent="0cm" fo:line-height="115%" fo:margin-left="0cm" style:writing-mode="lr-tb"/>
    </style:style>
    <style:style style:name="T281_1" style:family="text">
      <style:text-properties style:font-name="Consolas" style:font-name-asian="Consolas" style:font-name-complex="Consolas"/>
    </style:style>
    <style:style style:name="T281_2" style:family="text">
      <style:text-properties style:font-name="Consolas" style:font-name-asian="Consolas" style:font-name-complex="Consolas"/>
    </style:style>
    <style:style style:name="T281_3" style:family="text">
      <style:text-properties style:font-name="Consolas" style:font-name-asian="Consolas" style:font-name-complex="Consolas"/>
    </style:style>
    <style:style style:name="T281_4" style:family="text">
      <style:text-properties style:font-name="Consolas" style:font-name-asian="Consolas" style:font-name-complex="Consolas"/>
    </style:style>
    <style:style style:name="T281_5" style:family="text">
      <style:text-properties style:font-name="Consolas" style:font-name-asian="Consolas" style:font-name-complex="Consolas"/>
    </style:style>
    <style:style style:name="T281_6" style:family="text">
      <style:text-properties style:font-name="Consolas" style:font-name-asian="Consolas" style:font-name-complex="Consolas"/>
    </style:style>
    <style:style style:name="T281_7" style:family="text">
      <style:text-properties style:font-name="Consolas" style:font-name-asian="Consolas" style:font-name-complex="Consolas"/>
    </style:style>
    <style:style style:name="T281_8" style:family="text">
      <style:text-properties style:font-name="Consolas" style:font-name-asian="Consolas" style:font-name-complex="Consolas"/>
    </style:style>
    <style:style style:name="T281_9" style:family="text">
      <style:text-properties style:font-name="Consolas" style:font-name-asian="Consolas" style:font-name-complex="Consolas"/>
    </style:style>
    <style:style style:name="T281_10" style:family="text">
      <style:text-properties style:font-name="Consolas" style:font-name-asian="Consolas" style:font-name-complex="Consolas"/>
    </style:style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2" style:family="text"/>
    <style:style style:name="T283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3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>
      <style:text-properties style:font-name="Verdana" style:font-name-asian="Verdana" style:font-name-complex="Verdana"/>
    </style:style>
    <style:style style:name="T284_2" style:family="text">
      <style:text-properties style:font-name="Verdana" style:font-name-asian="Verdana" style:font-name-complex="Verdana"/>
    </style:style>
    <style:style style:name="T284_3" style:family="text">
      <style:text-properties style:font-name="Verdana" style:font-name-asian="Verdana" style:font-name-complex="Verdana"/>
    </style:style>
    <style:style style:name="T284_4" style:family="text">
      <style:text-properties style:font-name="Verdana" style:font-name-asian="Verdana" style:font-name-complex="Verdana"/>
    </style:style>
    <style:style style:name="T284_5" style:family="text">
      <style:text-properties style:font-name="Verdana" style:font-name-asian="Verdana" style:font-name-complex="Verdana"/>
    </style:style>
    <style:style style:name="T284_6" style:family="text">
      <style:text-properties style:font-name="Verdana" style:font-name-asian="Verdana" style:font-name-complex="Verdana"/>
    </style:style>
    <style:style style:name="T284_7" style:family="text">
      <style:text-properties style:font-name="Verdana" style:font-name-asian="Verdana" style:font-name-complex="Verdana"/>
    </style:style>
    <style:style style:name="T284_8" style:family="text">
      <style:text-properties style:font-name="Verdana" style:font-name-asian="Verdana" style:font-name-complex="Verdana"/>
    </style:style>
    <style:style style:name="T284_9" style:family="text">
      <style:text-properties style:font-name="Verdana" style:font-name-asian="Verdana" style:font-name-complex="Verdana"/>
    </style:style>
    <style:style style:name="T284_10" style:family="text">
      <style:text-properties style:font-name="Verdana" style:font-name-asian="Verdana" style:font-name-complex="Verdana"/>
    </style:style>
    <style:style style:name="T284_11" style:family="text">
      <style:text-properties style:font-name="Verdana" style:font-name-asian="Verdana" style:font-name-complex="Verdana"/>
    </style:style>
    <style:style style:name="T284_12" style:family="text">
      <style:text-properties style:font-name="Verdana" style:font-name-asian="Verdana" style:font-name-complex="Verdana"/>
    </style:style>
    <style:style style:name="T284_13" style:family="text">
      <style:text-properties style:font-name="Verdana" style:font-name-asian="Verdana" style:font-name-complex="Verdana"/>
    </style:style>
    <style:style style:name="T284_14" style:family="text">
      <style:text-properties style:font-name="Verdana" style:font-name-asian="Verdana" style:font-name-complex="Verdana"/>
    </style:style>
    <style:style style:name="T284_15" style:family="text">
      <style:text-properties style:font-name="Verdana" style:font-name-asian="Verdana" style:font-name-complex="Verdana"/>
    </style:style>
    <style:style style:name="T284_16" style:family="text">
      <style:text-properties style:font-name="Verdana" style:font-name-asian="Verdana" style:font-name-complex="Verdana"/>
    </style:style>
    <style:style style:name="T284_17" style:family="text">
      <style:text-properties style:font-name="Verdana" style:font-name-asian="Verdana" style:font-name-complex="Verdana"/>
    </style:style>
    <style:style style:name="T284_18" style:family="text">
      <style:text-properties style:font-name="Verdana" style:font-name-asian="Verdana" style:font-name-complex="Verdana"/>
    </style:style>
    <style:style style:name="T284_19" style:family="text">
      <style:text-properties style:font-name="Verdana" style:font-name-asian="Verdana" style:font-name-complex="Verdana"/>
    </style:style>
    <style:style style:name="T284_20" style:family="text">
      <style:text-properties style:font-name="Verdana" style:font-name-asian="Verdana" style:font-name-complex="Verdana"/>
    </style:style>
    <style:style style:name="T284_21" style:family="text">
      <style:text-properties style:font-name="Verdana" style:font-name-asian="Verdana" style:font-name-complex="Verdana"/>
    </style:style>
    <style:style style:name="T284_22" style:family="text">
      <style:text-properties style:font-name="Verdana" style:font-name-asian="Verdana" style:font-name-complex="Verdana"/>
    </style:style>
    <style:style style:name="T284_23" style:family="text">
      <style:text-properties style:font-name="Verdana" style:font-name-asian="Verdana" style:font-name-complex="Verdana"/>
    </style:style>
    <style:style style:name="T284_24" style:family="text">
      <style:text-properties style:font-name="Verdana" style:font-name-asian="Verdana" style:font-name-complex="Verdana"/>
    </style:style>
    <style:style style:name="T284_25" style:family="text">
      <style:text-properties style:font-name="Verdana" style:font-name-asian="Verdana" style:font-name-complex="Verdana"/>
    </style:style>
    <style:style style:name="T284_26" style:family="text">
      <style:text-properties style:font-name="Verdana" style:font-name-asian="Verdana" style:font-name-complex="Verdana"/>
    </style:style>
    <style:style style:name="T284_27" style:family="text">
      <style:text-properties style:font-name="Verdana" style:font-name-asian="Verdana" style:font-name-complex="Verdana"/>
    </style:style>
    <style:style style:name="T284_28" style:family="text">
      <style:text-properties style:font-name="Verdana" style:font-name-asian="Verdana" style:font-name-complex="Verdana"/>
    </style:style>
    <style:style style:name="T284_29" style:family="text">
      <style:text-properties style:font-name="Verdana" style:font-name-asian="Verdana" style:font-name-complex="Verdana"/>
    </style:style>
    <style:style style:name="T284_30" style:family="text">
      <style:text-properties style:font-name="Verdana" style:font-name-asian="Verdana" style:font-name-complex="Verdana"/>
    </style:style>
    <style:style style:name="T284_31" style:family="text">
      <style:text-properties style:font-name="Verdana" style:font-name-asian="Verdana" style:font-name-complex="Verdana"/>
    </style:style>
    <style:style style:name="T284_32" style:family="text">
      <style:text-properties style:font-name="Verdana" style:font-name-asian="Verdana" style:font-name-complex="Verdana"/>
    </style:style>
    <style:style style:name="T284_33" style:family="text">
      <style:text-properties style:font-name="Verdana" style:font-name-asian="Verdana" style:font-name-complex="Verdana"/>
    </style:style>
    <style:style style:name="T284_34" style:family="text">
      <style:text-properties style:font-name="Verdana" style:font-name-asian="Verdana" style:font-name-complex="Verdana"/>
    </style:style>
    <style:style style:name="T284_35" style:family="text">
      <style:text-properties style:font-name="Verdana" style:font-name-asian="Verdana" style:font-name-complex="Verdana"/>
    </style:style>
    <style:style style:name="T284_36" style:family="text">
      <style:text-properties style:font-name="Verdana" style:font-name-asian="Verdana" style:font-name-complex="Verdana"/>
    </style:style>
    <style:style style:name="T284_37" style:family="text">
      <style:text-properties style:font-name="Verdana" style:font-name-asian="Verdana" style:font-name-complex="Verdana"/>
    </style:style>
    <style:style style:name="T284_38" style:family="text">
      <style:text-properties style:font-name="Verdana" style:font-name-asian="Verdana" style:font-name-complex="Verdana"/>
    </style:style>
    <style:style style:name="T284_39" style:family="text">
      <style:text-properties style:font-name="Verdana" style:font-name-asian="Verdana" style:font-name-complex="Verdana"/>
    </style:style>
    <style:style style:name="T284_40" style:family="text">
      <style:text-properties style:font-name="Verdana" style:font-name-asian="Verdana" style:font-name-complex="Verdana"/>
    </style:style>
    <style:style style:name="T284_41" style:family="text">
      <style:text-properties style:font-name="Verdana" style:font-name-asian="Verdana" style:font-name-complex="Verdana"/>
    </style:style>
    <style:style style:name="T284_42" style:family="text">
      <style:text-properties style:font-name="Verdana" style:font-name-asian="Verdana" style:font-name-complex="Verdana"/>
    </style:style>
    <style:style style:name="T284_43" style:family="text">
      <style:text-properties style:font-name="Verdana" style:font-name-asian="Verdana" style:font-name-complex="Verdana"/>
    </style:style>
    <style:style style:name="T284_44" style:family="text">
      <style:text-properties style:font-name="Verdana" style:font-name-asian="Verdana" style:font-name-complex="Verdana"/>
    </style:style>
    <style:style style:name="T284_45" style:family="text">
      <style:text-properties style:font-name="Verdana" style:font-name-asian="Verdana" style:font-name-complex="Verdana"/>
    </style:style>
    <style:style style:name="T284_46" style:family="text">
      <style:text-properties style:font-name="Verdana" style:font-name-asian="Verdana" style:font-name-complex="Verdana"/>
    </style:style>
    <style:style style:name="T284_47" style:family="text">
      <style:text-properties style:font-name="Verdana" style:font-name-asian="Verdana" style:font-name-complex="Verdana"/>
    </style:style>
    <style:style style:name="T284_48" style:family="text">
      <style:text-properties style:font-name="Verdana" style:font-name-asian="Verdana" style:font-name-complex="Verdana"/>
    </style:style>
    <style:style style:name="T284_49" style:family="text">
      <style:text-properties style:font-name="Verdana" style:font-name-asian="Verdana" style:font-name-complex="Verdana"/>
    </style:style>
    <style:style style:name="T284_50" style:family="text">
      <style:text-properties style:font-name="Verdana" style:font-name-asian="Verdana" style:font-name-complex="Verdana"/>
    </style:style>
    <style:style style:name="T284_51" style:family="text">
      <style:text-properties style:font-name="Verdana" style:font-name-asian="Verdana" style:font-name-complex="Verdana"/>
    </style:style>
    <style:style style:name="T284_52" style:family="text">
      <style:text-properties style:font-name="Verdana" style:font-name-asian="Verdana" style:font-name-complex="Verdana"/>
    </style:style>
    <style:style style:name="T284_53" style:family="text">
      <style:text-properties style:font-name="Verdana" style:font-name-asian="Verdana" style:font-name-complex="Verdana"/>
    </style:style>
    <style:style style:name="T284_54" style:family="text">
      <style:text-properties style:font-name="Verdana" style:font-name-asian="Verdana" style:font-name-complex="Verdana"/>
    </style:style>
    <style:style style:name="T284_55" style:family="text">
      <style:text-properties style:font-name="Verdana" style:font-name-asian="Verdana" style:font-name-complex="Verdana"/>
    </style:style>
    <style:style style:name="T284_56" style:family="text">
      <style:text-properties style:font-name="Verdana" style:font-name-asian="Verdana" style:font-name-complex="Verdana"/>
    </style:style>
    <style:style style:name="T284_57" style:family="text">
      <style:text-properties style:font-name="Verdana" style:font-name-asian="Verdana" style:font-name-complex="Verdana"/>
    </style:style>
    <style:style style:name="T284_58" style:family="text">
      <style:text-properties style:font-name="Verdana" style:font-name-asian="Verdana" style:font-name-complex="Verdana"/>
    </style:style>
    <style:style style:name="T284_59" style:family="text">
      <style:text-properties style:font-name="Verdana" style:font-name-asian="Verdana" style:font-name-complex="Verdana"/>
    </style:style>
    <style:style style:name="T284_60" style:family="text">
      <style:text-properties style:font-name="Verdana" style:font-name-asian="Verdana" style:font-name-complex="Verdana"/>
    </style:style>
    <style:style style:name="T284_61" style:family="text">
      <style:text-properties style:font-name="Verdana" style:font-name-asian="Verdana" style:font-name-complex="Verdana"/>
    </style:style>
    <style:style style:name="T284_62" style:family="text">
      <style:text-properties style:font-name="Verdana" style:font-name-asian="Verdana" style:font-name-complex="Verdana"/>
    </style:style>
    <style:style style:name="T284_63" style:family="text">
      <style:text-properties style:font-name="Verdana" style:font-name-asian="Verdana" style:font-name-complex="Verdana"/>
    </style:style>
    <style:style style:name="T284_64" style:family="text">
      <style:text-properties style:font-name="Verdana" style:font-name-asian="Verdana" style:font-name-complex="Verdana"/>
    </style:style>
    <style:style style:name="T284_65" style:family="text">
      <style:text-properties style:font-name="Verdana" style:font-name-asian="Verdana" style:font-name-complex="Verdana"/>
    </style:style>
    <style:style style:name="T284_66" style:family="text">
      <style:text-properties style:font-name="Verdana" style:font-name-asian="Verdana" style:font-name-complex="Verdana"/>
    </style:style>
    <style:style style:name="T284_67" style:family="text">
      <style:text-properties style:font-name="Verdana" style:font-name-asian="Verdana" style:font-name-complex="Verdana"/>
    </style:style>
    <style:style style:name="T284_68" style:family="text">
      <style:text-properties style:font-name="Verdana" style:font-name-asian="Verdana" style:font-name-complex="Verdana"/>
    </style:style>
    <style:style style:name="T284_69" style:family="text">
      <style:text-properties style:font-name="Verdana" style:font-name-asian="Verdana" style:font-name-complex="Verdana"/>
    </style:style>
    <style:style style:name="T284_70" style:family="text">
      <style:text-properties style:font-name="Verdana" style:font-name-asian="Verdana" style:font-name-complex="Verdana"/>
    </style:style>
    <style:style style:name="T284_71" style:family="text">
      <style:text-properties style:font-name="Verdana" style:font-name-asian="Verdana" style:font-name-complex="Verdana"/>
    </style:style>
    <style:style style:name="T284_72" style:family="text">
      <style:text-properties style:font-name="Verdana" style:font-name-asian="Verdana" style:font-name-complex="Verdana"/>
    </style:style>
    <style:style style:name="T284_73" style:family="text">
      <style:text-properties style:font-name="Verdana" style:font-name-asian="Verdana" style:font-name-complex="Verdana"/>
    </style:style>
    <style:style style:name="T284_74" style:family="text">
      <style:text-properties style:font-name="Verdana" style:font-name-asian="Verdana" style:font-name-complex="Verdana"/>
    </style:style>
    <style:style style:name="T284_75" style:family="text">
      <style:text-properties style:font-name="Verdana" style:font-name-asian="Verdana" style:font-name-complex="Verdana"/>
    </style:style>
    <style:style style:name="T284_76" style:family="text">
      <style:text-properties style:font-name="Verdana" style:font-name-asian="Verdana" style:font-name-complex="Verdana"/>
    </style:style>
    <style:style style:name="T284_77" style:family="text">
      <style:text-properties style:font-name="Verdana" style:font-name-asian="Verdana" style:font-name-complex="Verdana"/>
    </style:style>
    <style:style style:name="T284_78" style:family="text">
      <style:text-properties style:font-name="Verdana" style:font-name-asian="Verdana" style:font-name-complex="Verdana"/>
    </style:style>
    <style:style style:name="T284_79" style:family="text">
      <style:text-properties style:font-name="Verdana" style:font-name-asian="Verdana" style:font-name-complex="Verdana"/>
    </style:style>
    <style:style style:name="T284_80" style:family="text">
      <style:text-properties style:font-name="Verdana" style:font-name-asian="Verdana" style:font-name-complex="Verdana"/>
    </style:style>
    <style:style style:name="T284_81" style:family="text">
      <style:text-properties style:font-name="Verdana" style:font-name-asian="Verdana" style:font-name-complex="Verdana"/>
    </style:style>
    <style:style style:name="T284_82" style:family="text">
      <style:text-properties style:font-name="Verdana" style:font-name-asian="Verdana" style:font-name-complex="Verdana"/>
    </style:style>
    <style:style style:name="T284_83" style:family="text">
      <style:text-properties style:font-name="Verdana" style:font-name-asian="Verdana" style:font-name-complex="Verdana"/>
    </style:style>
    <style:style style:name="T284_84" style:family="text">
      <style:text-properties style:font-name="Verdana" style:font-name-asian="Verdana" style:font-name-complex="Verdana"/>
    </style:style>
    <style:style style:name="T284_85" style:family="text">
      <style:text-properties style:font-name="Verdana" style:font-name-asian="Verdana" style:font-name-complex="Verdana"/>
    </style:style>
    <style:style style:name="T284_86" style:family="text">
      <style:text-properties style:font-name="Verdana" style:font-name-asian="Verdana" style:font-name-complex="Verdana"/>
    </style:style>
    <style:style style:name="T284_87" style:family="text">
      <style:text-properties style:font-name="Verdana" style:font-name-asian="Verdana" style:font-name-complex="Verdana"/>
    </style:style>
    <style:style style:name="T284_88" style:family="text">
      <style:text-properties style:font-name="Verdana" style:font-name-asian="Verdana" style:font-name-complex="Verdana"/>
    </style:style>
    <style:style style:name="T284_89" style:family="text">
      <style:text-properties style:font-name="Verdana" style:font-name-asian="Verdana" style:font-name-complex="Verdana"/>
    </style:style>
    <style:style style:name="T284_90" style:family="text">
      <style:text-properties style:font-name="Verdana" style:font-name-asian="Verdana" style:font-name-complex="Verdana"/>
    </style:style>
    <style:style style:name="T284_91" style:family="text">
      <style:text-properties style:font-name="Verdana" style:font-name-asian="Verdana" style:font-name-complex="Verdana"/>
    </style:style>
    <style:style style:name="T284_92" style:family="text">
      <style:text-properties style:font-name="Verdana" style:font-name-asian="Verdana" style:font-name-complex="Verdana"/>
    </style:style>
    <style:style style:name="T284_93" style:family="text">
      <style:text-properties style:font-name="Verdana" style:font-name-asian="Verdana" style:font-name-complex="Verdana"/>
    </style:style>
    <style:style style:name="T284_94" style:family="text">
      <style:text-properties style:font-name="Verdana" style:font-name-asian="Verdana" style:font-name-complex="Verdana"/>
    </style:style>
    <style:style style:name="T284_95" style:family="text">
      <style:text-properties style:font-name="Verdana" style:font-name-asian="Verdana" style:font-name-complex="Verdana"/>
    </style:style>
    <style:style style:name="T284_96" style:family="text">
      <style:text-properties style:font-name="Verdana" style:font-name-asian="Verdana" style:font-name-complex="Verdana"/>
    </style:style>
    <style:style style:name="T284_97" style:family="text">
      <style:text-properties style:font-name="Verdana" style:font-name-asian="Verdana" style:font-name-complex="Verdana"/>
    </style:style>
    <style:style style:name="T284_98" style:family="text">
      <style:text-properties style:font-name="Verdana" style:font-name-asian="Verdana" style:font-name-complex="Verdana"/>
    </style:style>
    <style:style style:name="T284_99" style:family="text">
      <style:text-properties style:font-name="Verdana" style:font-name-asian="Verdana" style:font-name-complex="Verdana"/>
    </style:style>
    <style:style style:name="T284_100" style:family="text">
      <style:text-properties style:font-name="Verdana" style:font-name-asian="Verdana" style:font-name-complex="Verdana"/>
    </style:style>
    <style:style style:name="T284_101" style:family="text">
      <style:text-properties style:font-name="Verdana" style:font-name-asian="Verdana" style:font-name-complex="Verdana"/>
    </style:style>
    <style:style style:name="T284_102" style:family="text">
      <style:text-properties style:font-name="Verdana" style:font-name-asian="Verdana" style:font-name-complex="Verdana"/>
    </style:style>
    <style:style style:name="T284_103" style:family="text">
      <style:text-properties style:font-name="Verdana" style:font-name-asian="Verdana" style:font-name-complex="Verdana"/>
    </style:style>
    <style:style style:name="T284_104" style:family="text">
      <style:text-properties style:font-name="Verdana" style:font-name-asian="Verdana" style:font-name-complex="Verdana"/>
    </style:style>
    <style:style style:name="T284_105" style:family="text">
      <style:text-properties style:font-name="Verdana" style:font-name-asian="Verdana" style:font-name-complex="Verdana"/>
    </style:style>
    <style:style style:name="T284_106" style:family="text">
      <style:text-properties style:font-name="Verdana" style:font-name-asian="Verdana" style:font-name-complex="Verdana"/>
    </style:style>
    <style:style style:name="T284_107" style:family="text">
      <style:text-properties style:font-name="Verdana" style:font-name-asian="Verdana" style:font-name-complex="Verdana"/>
    </style:style>
    <style:style style:name="T284_108" style:family="text">
      <style:text-properties style:font-name="Verdana" style:font-name-asian="Verdana" style:font-name-complex="Verdana"/>
    </style:style>
    <style:style style:name="T284_109" style:family="text">
      <style:text-properties style:font-name="Verdana" style:font-name-asian="Verdana" style:font-name-complex="Verdana"/>
    </style:style>
    <style:style style:name="T284_110" style:family="text">
      <style:text-properties style:font-name="Verdana" style:font-name-asian="Verdana" style:font-name-complex="Verdana"/>
    </style:style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2" style:family="text"/>
    <style:style style:name="T28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86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style:font-name="Consolas" style:font-name-asian="Consolas" style:font-name-complex="Consolas"/>
    </style:style>
    <style:style style:name="T287_2" style:family="text">
      <style:text-properties style:font-name="Consolas" style:font-name-asian="Consolas" style:font-name-complex="Consolas"/>
    </style:style>
    <style:style style:name="T287_3" style:family="text">
      <style:text-properties style:font-name="Consolas" style:font-name-asian="Consolas" style:font-name-complex="Consolas"/>
    </style:style>
    <style:style style:name="T287_4" style:family="text">
      <style:text-properties style:font-name="Consolas" style:font-name-asian="Consolas" style:font-name-complex="Consolas"/>
    </style:style>
    <style:style style:name="T287_5" style:family="text">
      <style:text-properties style:font-name="Consolas" style:font-name-asian="Consolas" style:font-name-complex="Consolas"/>
    </style:style>
    <style:style style:name="T287_6" style:family="text">
      <style:text-properties style:font-name="Consolas" style:font-name-asian="Consolas" style:font-name-complex="Consolas"/>
    </style:style>
    <style:style style:name="T287_7" style:family="text">
      <style:text-properties style:font-name="Consolas" style:font-name-asian="Consolas" style:font-name-complex="Consolas"/>
    </style:style>
    <style:style style:name="T287_8" style:family="text">
      <style:text-properties style:font-name="Consolas" style:font-name-asian="Consolas" style:font-name-complex="Consolas"/>
    </style:style>
    <style:style style:name="T287_9" style:family="text">
      <style:text-properties style:font-name="Consolas" style:font-name-asian="Consolas" style:font-name-complex="Consolas"/>
    </style:style>
    <style:style style:name="T287_10" style:family="text">
      <style:text-properties style:font-name="Consolas" style:font-name-asian="Consolas" style:font-name-complex="Consolas"/>
    </style:style>
    <style:style style:name="T287_11" style:family="text">
      <style:text-properties style:font-name="Consolas" style:font-name-asian="Consolas" style:font-name-complex="Consolas"/>
    </style:style>
    <style:style style:name="T287_12" style:family="text">
      <style:text-properties style:font-name="Consolas" style:font-name-asian="Consolas" style:font-name-complex="Consolas"/>
    </style:style>
    <style:style style:name="T287_13" style:family="text">
      <style:text-properties style:font-name="Consolas" style:font-name-asian="Consolas" style:font-name-complex="Consolas"/>
    </style:style>
    <style:style style:name="T287_14" style:family="text">
      <style:text-properties style:font-name="Consolas" style:font-name-asian="Consolas" style:font-name-complex="Consolas"/>
    </style:style>
    <style:style style:name="T287_15" style:family="text">
      <style:text-properties style:font-name="Consolas" style:font-name-asian="Consolas" style:font-name-complex="Consolas"/>
    </style:style>
    <style:style style:name="T287_16" style:family="text">
      <style:text-properties style:font-name="Consolas" style:font-name-asian="Consolas" style:font-name-complex="Consolas"/>
    </style:style>
    <style:style style:name="T287_17" style:family="text">
      <style:text-properties style:font-name="Consolas" style:font-name-asian="Consolas" style:font-name-complex="Consolas"/>
    </style:style>
    <style:style style:name="T287_18" style:family="text">
      <style:text-properties style:font-name="Consolas" style:font-name-asian="Consolas" style:font-name-complex="Consolas"/>
    </style:style>
    <style:style style:name="T287_19" style:family="text">
      <style:text-properties style:font-name="Consolas" style:font-name-asian="Consolas" style:font-name-complex="Consolas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>
      <style:text-properties style:font-name="Verdana" style:font-name-asian="Verdana" style:font-name-complex="Verdana"/>
    </style:style>
    <style:style style:name="T288_3" style:family="text">
      <style:text-properties style:font-name="Verdana" style:font-name-asian="Verdana" style:font-name-complex="Verdana"/>
    </style:style>
    <style:style style:name="T288_4" style:family="text">
      <style:text-properties style:font-name="Verdana" style:font-name-asian="Verdana" style:font-name-complex="Verdana"/>
    </style:style>
    <style:style style:name="T288_5" style:family="text">
      <style:text-properties style:font-name="Verdana" style:font-name-asian="Verdana" style:font-name-complex="Verdana"/>
    </style:style>
    <style:style style:name="T288_6" style:family="text">
      <style:text-properties style:font-name="Verdana" style:font-name-asian="Verdana" style:font-name-complex="Verdana"/>
    </style:style>
    <style:style style:name="T288_7" style:family="text">
      <style:text-properties style:font-name="Verdana" style:font-name-asian="Verdana" style:font-name-complex="Verdana"/>
    </style:style>
    <style:style style:name="T288_8" style:family="text">
      <style:text-properties style:font-name="Verdana" style:font-name-asian="Verdana" style:font-name-complex="Verdana"/>
    </style:style>
    <style:style style:name="T288_9" style:family="text">
      <style:text-properties style:font-name="Verdana" style:font-name-asian="Verdana" style:font-name-complex="Verdana"/>
    </style:style>
    <style:style style:name="T288_10" style:family="text">
      <style:text-properties style:font-name="Verdana" style:font-name-asian="Verdana" style:font-name-complex="Verdana"/>
    </style:style>
    <style:style style:name="T288_11" style:family="text">
      <style:text-properties style:font-name="Verdana" style:font-name-asian="Verdana" style:font-name-complex="Verdana"/>
    </style:style>
    <style:style style:name="T288_12" style:family="text">
      <style:text-properties style:font-name="Verdana" style:font-name-asian="Verdana" style:font-name-complex="Verdana"/>
    </style:style>
    <style:style style:name="T288_13" style:family="text">
      <style:text-properties style:font-name="Verdana" style:font-name-asian="Verdana" style:font-name-complex="Verdana"/>
    </style:style>
    <style:style style:name="T288_14" style:family="text">
      <style:text-properties style:font-name="Verdana" style:font-name-asian="Verdana" style:font-name-complex="Verdana"/>
    </style:style>
    <style:style style:name="T288_15" style:family="text">
      <style:text-properties style:font-name="Verdana" style:font-name-asian="Verdana" style:font-name-complex="Verdana"/>
    </style:style>
    <style:style style:name="P28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2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3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3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3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0_3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style:font-name="Verdana" style:font-name-asian="Verdana" style:font-name-complex="Verdana"/>
    </style:style>
    <style:style style:name="T291_2" style:family="text">
      <style:text-properties style:font-name="Verdana" style:font-name-asian="Verdana" style:font-name-complex="Verdana"/>
    </style:style>
    <style:style style:name="T291_3" style:family="text">
      <style:text-properties style:font-name="Verdana" style:font-name-asian="Verdana" style:font-name-complex="Verdana"/>
    </style:style>
    <style:style style:name="T291_4" style:family="text">
      <style:text-properties style:font-name="Verdana" style:font-name-asian="Verdana" style:font-name-complex="Verdana"/>
    </style:style>
    <style:style style:name="T291_5" style:family="text">
      <style:text-properties style:font-name="Verdana" style:font-name-asian="Verdana" style:font-name-complex="Verdana"/>
    </style:style>
    <style:style style:name="T291_6" style:family="text">
      <style:text-properties style:font-name="Verdana" style:font-name-asian="Verdana" style:font-name-complex="Verdana"/>
    </style:style>
    <style:style style:name="T291_7" style:family="text">
      <style:text-properties style:font-name="Verdana" style:font-name-asian="Verdana" style:font-name-complex="Verdana"/>
    </style:style>
    <style:style style:name="T291_8" style:family="text">
      <style:text-properties style:font-name="Verdana" style:font-name-asian="Verdana" style:font-name-complex="Verdana"/>
    </style:style>
    <style:style style:name="T291_9" style:family="text">
      <style:text-properties style:font-name="Verdana" style:font-name-asian="Verdana" style:font-name-complex="Verdana"/>
    </style:style>
    <style:style style:name="T291_10" style:family="text">
      <style:text-properties style:font-name="Verdana" style:font-name-asian="Verdana" style:font-name-complex="Verdana"/>
    </style:style>
    <style:style style:name="T291_11" style:family="text">
      <style:text-properties style:font-name="Verdana" style:font-name-asian="Verdana" style:font-name-complex="Verdana"/>
    </style:style>
    <style:style style:name="T291_12" style:family="text">
      <style:text-properties style:font-name="Verdana" style:font-name-asian="Verdana" style:font-name-complex="Verdana"/>
    </style:style>
    <style:style style:name="T291_13" style:family="text">
      <style:text-properties style:font-name="Verdana" style:font-name-asian="Verdana" style:font-name-complex="Verdana"/>
    </style:style>
    <style:style style:name="T291_14" style:family="text">
      <style:text-properties style:font-name="Verdana" style:font-name-asian="Verdana" style:font-name-complex="Verdana"/>
    </style:style>
    <style:style style:name="T291_15" style:family="text">
      <style:text-properties style:font-name="Verdana" style:font-name-asian="Verdana" style:font-name-complex="Verdana"/>
    </style:style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>
      <style:text-properties style:font-name="Verdana" style:font-name-asian="Verdana" style:font-name-complex="Verdana"/>
    </style:style>
    <style:style style:name="T292_2" style:family="text">
      <style:text-properties style:font-name="Verdana" style:font-name-asian="Verdana" style:font-name-complex="Verdana"/>
    </style:style>
    <style:style style:name="T292_3" style:family="text">
      <style:text-properties style:font-name="Verdana" style:font-name-asian="Verdana" style:font-name-complex="Verdana"/>
    </style:style>
    <style:style style:name="T292_4" style:family="text">
      <style:text-properties style:font-name="Verdana" style:font-name-asian="Verdana" style:font-name-complex="Verdana"/>
    </style:style>
    <style:style style:name="T292_5" style:family="text">
      <style:text-properties style:font-name="Verdana" style:font-name-asian="Verdana" style:font-name-complex="Verdana"/>
    </style:style>
    <style:style style:name="T292_6" style:family="text">
      <style:text-properties style:font-name="Verdana" style:font-name-asian="Verdana" style:font-name-complex="Verdana"/>
    </style:style>
    <style:style style:name="T292_7" style:family="text">
      <style:text-properties style:font-name="Verdana" style:font-name-asian="Verdana" style:font-name-complex="Verdana"/>
    </style:style>
    <style:style style:name="T292_8" style:family="text">
      <style:text-properties style:font-name="Verdana" style:font-name-asian="Verdana" style:font-name-complex="Verdana"/>
    </style:style>
    <style:style style:name="T292_9" style:family="text">
      <style:text-properties style:font-name="Verdana" style:font-name-asian="Verdana" style:font-name-complex="Verdana"/>
    </style:style>
    <style:style style:name="T292_10" style:family="text">
      <style:text-properties style:font-name="Verdana" style:font-name-asian="Verdana" style:font-name-complex="Verdana"/>
    </style:style>
    <style:style style:name="T292_11" style:family="text">
      <style:text-properties style:font-name="Verdana" style:font-name-asian="Verdana" style:font-name-complex="Verdana"/>
    </style:style>
    <style:style style:name="T292_12" style:family="text">
      <style:text-properties style:font-name="Verdana" style:font-name-asian="Verdana" style:font-name-complex="Verdana"/>
    </style:style>
    <style:style style:name="T292_13" style:family="text">
      <style:text-properties style:font-name="Verdana" style:font-name-asian="Verdana" style:font-name-complex="Verdana"/>
    </style:style>
    <style:style style:name="T292_14" style:family="text">
      <style:text-properties style:font-name="Verdana" style:font-name-asian="Verdana" style:font-name-complex="Verdana"/>
    </style:style>
    <style:style style:name="T292_15" style:family="text">
      <style:text-properties style:font-name="Verdana" style:font-name-asian="Verdana" style:font-name-complex="Verdana"/>
    </style:style>
    <style:style style:name="T292_16" style:family="text">
      <style:text-properties style:font-name="Verdana" style:font-name-asian="Verdana" style:font-name-complex="Verdana"/>
    </style:style>
    <style:style style:name="T292_17" style:family="text">
      <style:text-properties style:font-name="Verdana" style:font-name-asian="Verdana" style:font-name-complex="Verdana"/>
    </style:style>
    <style:style style:name="T292_18" style:family="text">
      <style:text-properties style:font-name="Verdana" style:font-name-asian="Verdana" style:font-name-complex="Verdana"/>
    </style:style>
    <style:style style:name="T292_19" style:family="text">
      <style:text-properties style:font-name="Verdana" style:font-name-asian="Verdana" style:font-name-complex="Verdana"/>
    </style:style>
    <style:style style:name="T292_20" style:family="text">
      <style:text-properties style:font-name="Verdana" style:font-name-asian="Verdana" style:font-name-complex="Verdana"/>
    </style:style>
    <style:style style:name="T292_21" style:family="text">
      <style:text-properties style:font-name="Verdana" style:font-name-asian="Verdana" style:font-name-complex="Verdana"/>
    </style:style>
    <style:style style:name="T292_22" style:family="text">
      <style:text-properties style:font-name="Verdana" style:font-name-asian="Verdana" style:font-name-complex="Verdana"/>
    </style:style>
    <style:style style:name="T292_23" style:family="text">
      <style:text-properties style:font-name="Verdana" style:font-name-asian="Verdana" style:font-name-complex="Verdana"/>
    </style:style>
    <style:style style:name="T292_24" style:family="text">
      <style:text-properties style:font-name="Verdana" style:font-name-asian="Verdana" style:font-name-complex="Verdana"/>
    </style:style>
    <style:style style:name="T292_25" style:family="text">
      <style:text-properties style:font-name="Verdana" style:font-name-asian="Verdana" style:font-name-complex="Verdana"/>
    </style:style>
    <style:style style:name="T292_26" style:family="text">
      <style:text-properties style:font-name="Verdana" style:font-name-asian="Verdana" style:font-name-complex="Verdana"/>
    </style:style>
    <style:style style:name="T292_27" style:family="text">
      <style:text-properties style:font-name="Verdana" style:font-name-asian="Verdana" style:font-name-complex="Verdana"/>
    </style:style>
    <style:style style:name="T292_28" style:family="text">
      <style:text-properties style:font-name="Verdana" style:font-name-asian="Verdana" style:font-name-complex="Verdana"/>
    </style:style>
    <style:style style:name="T292_29" style:family="text">
      <style:text-properties style:font-name="Verdana" style:font-name-asian="Verdana" style:font-name-complex="Verdana"/>
    </style:style>
    <style:style style:name="T292_30" style:family="text">
      <style:text-properties style:font-name="Verdana" style:font-name-asian="Verdana" style:font-name-complex="Verdana"/>
    </style:style>
    <style:style style:name="T292_31" style:family="text">
      <style:text-properties style:font-name="Verdana" style:font-name-asian="Verdana" style:font-name-complex="Verdana"/>
    </style:style>
    <style:style style:name="T292_32" style:family="text">
      <style:text-properties style:font-name="Verdana" style:font-name-asian="Verdana" style:font-name-complex="Verdana"/>
    </style:style>
    <style:style style:name="T292_33" style:family="text">
      <style:text-properties style:font-name="Verdana" style:font-name-asian="Verdana" style:font-name-complex="Verdana"/>
    </style:style>
    <style:style style:name="T292_34" style:family="text">
      <style:text-properties style:font-name="Verdana" style:font-name-asian="Verdana" style:font-name-complex="Verdana"/>
    </style:style>
    <style:style style:name="T292_35" style:family="text">
      <style:text-properties style:font-name="Verdana" style:font-name-asian="Verdana" style:font-name-complex="Verdana"/>
    </style:style>
    <style:style style:name="T292_36" style:family="text">
      <style:text-properties style:font-name="Verdana" style:font-name-asian="Verdana" style:font-name-complex="Verdana"/>
    </style:style>
    <style:style style:name="T292_37" style:family="text">
      <style:text-properties style:font-name="Verdana" style:font-name-asian="Verdana" style:font-name-complex="Verdana"/>
    </style:style>
    <style:style style:name="T292_38" style:family="text">
      <style:text-properties style:font-name="Verdana" style:font-name-asian="Verdana" style:font-name-complex="Verdana"/>
    </style:style>
    <style:style style:name="T292_39" style:family="text">
      <style:text-properties style:font-name="Verdana" style:font-name-asian="Verdana" style:font-name-complex="Verdana"/>
    </style:style>
    <style:style style:name="T292_40" style:family="text">
      <style:text-properties style:font-name="Verdana" style:font-name-asian="Verdana" style:font-name-complex="Verdana"/>
    </style:style>
    <style:style style:name="T292_41" style:family="text">
      <style:text-properties style:font-name="Verdana" style:font-name-asian="Verdana" style:font-name-complex="Verdana"/>
    </style:style>
    <style:style style:name="T292_42" style:family="text">
      <style:text-properties style:font-name="Verdana" style:font-name-asian="Verdana" style:font-name-complex="Verdana"/>
    </style:style>
    <style:style style:name="T292_43" style:family="text">
      <style:text-properties style:font-name="Verdana" style:font-name-asian="Verdana" style:font-name-complex="Verdana"/>
    </style:style>
    <style:style style:name="T292_44" style:family="text">
      <style:text-properties style:font-name="Verdana" style:font-name-asian="Verdana" style:font-name-complex="Verdana"/>
    </style:style>
    <style:style style:name="T292_45" style:family="text">
      <style:text-properties style:font-name="Verdana" style:font-name-asian="Verdana" style:font-name-complex="Verdana"/>
    </style:style>
    <style:style style:name="T292_46" style:family="text">
      <style:text-properties style:font-name="Verdana" style:font-name-asian="Verdana" style:font-name-complex="Verdana"/>
    </style:style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>
      <style:text-properties style:font-name="Verdana" style:font-name-asian="Verdana" style:font-name-complex="Verdana"/>
    </style:style>
    <style:style style:name="T293_2" style:family="text">
      <style:text-properties style:font-name="Verdana" style:font-name-asian="Verdana" style:font-name-complex="Verdana"/>
    </style:style>
    <style:style style:name="T293_3" style:family="text">
      <style:text-properties style:font-name="Verdana" style:font-name-asian="Verdana" style:font-name-complex="Verdana"/>
    </style:style>
    <style:style style:name="T293_4" style:family="text">
      <style:text-properties style:font-name="Verdana" style:font-name-asian="Verdana" style:font-name-complex="Verdana"/>
    </style:style>
    <style:style style:name="T293_5" style:family="text">
      <style:text-properties style:font-name="Verdana" style:font-name-asian="Verdana" style:font-name-complex="Verdana"/>
    </style:style>
    <style:style style:name="T293_6" style:family="text">
      <style:text-properties style:font-name="Verdana" style:font-name-asian="Verdana" style:font-name-complex="Verdana"/>
    </style:style>
    <style:style style:name="T293_7" style:family="text">
      <style:text-properties style:font-name="Verdana" style:font-name-asian="Verdana" style:font-name-complex="Verdana"/>
    </style:style>
    <style:style style:name="T293_8" style:family="text">
      <style:text-properties style:font-name="Verdana" style:font-name-asian="Verdana" style:font-name-complex="Verdana"/>
    </style:style>
    <style:style style:name="T293_9" style:family="text">
      <style:text-properties style:font-name="Verdana" style:font-name-asian="Verdana" style:font-name-complex="Verdana"/>
    </style:style>
    <style:style style:name="T293_10" style:family="text">
      <style:text-properties style:font-name="Verdana" style:font-name-asian="Verdana" style:font-name-complex="Verdana"/>
    </style:style>
    <style:style style:name="T293_11" style:family="text">
      <style:text-properties style:font-name="Verdana" style:font-name-asian="Verdana" style:font-name-complex="Verdana"/>
    </style:style>
    <style:style style:name="T293_12" style:family="text">
      <style:text-properties style:font-name="Verdana" style:font-name-asian="Verdana" style:font-name-complex="Verdana"/>
    </style:style>
    <style:style style:name="T293_13" style:family="text">
      <style:text-properties style:font-name="Verdana" style:font-name-asian="Verdana" style:font-name-complex="Verdana"/>
    </style:style>
    <style:style style:name="T293_14" style:family="text">
      <style:text-properties style:font-name="Verdana" style:font-name-asian="Verdana" style:font-name-complex="Verdana"/>
    </style:style>
    <style:style style:name="T293_15" style:family="text">
      <style:text-properties style:font-name="Verdana" style:font-name-asian="Verdana" style:font-name-complex="Verdana"/>
    </style:style>
    <style:style style:name="T293_16" style:family="text">
      <style:text-properties style:font-name="Verdana" style:font-name-asian="Verdana" style:font-name-complex="Verdana"/>
    </style:style>
    <style:style style:name="T293_17" style:family="text">
      <style:text-properties style:font-name="Verdana" style:font-name-asian="Verdana" style:font-name-complex="Verdana"/>
    </style:style>
    <style:style style:name="T293_18" style:family="text">
      <style:text-properties style:font-name="Verdana" style:font-name-asian="Verdana" style:font-name-complex="Verdana"/>
    </style:style>
    <style:style style:name="T293_19" style:family="text">
      <style:text-properties style:font-name="Verdana" style:font-name-asian="Verdana" style:font-name-complex="Verdana"/>
    </style:style>
    <style:style style:name="T293_20" style:family="text">
      <style:text-properties style:font-name="Verdana" style:font-name-asian="Verdana" style:font-name-complex="Verdana"/>
    </style:style>
    <style:style style:name="T293_21" style:family="text">
      <style:text-properties style:font-name="Verdana" style:font-name-asian="Verdana" style:font-name-complex="Verdana"/>
    </style:style>
    <style:style style:name="T293_22" style:family="text">
      <style:text-properties style:font-name="Verdana" style:font-name-asian="Verdana" style:font-name-complex="Verdana"/>
    </style:style>
    <style:style style:name="T293_23" style:family="text">
      <style:text-properties style:font-name="Verdana" style:font-name-asian="Verdana" style:font-name-complex="Verdana"/>
    </style:style>
    <style:style style:name="T293_24" style:family="text">
      <style:text-properties style:font-name="Verdana" style:font-name-asian="Verdana" style:font-name-complex="Verdana"/>
    </style:style>
    <style:style style:name="T293_25" style:family="text">
      <style:text-properties style:font-name="Verdana" style:font-name-asian="Verdana" style:font-name-complex="Verdana"/>
    </style:style>
    <style:style style:name="T293_26" style:family="text">
      <style:text-properties style:font-name="Verdana" style:font-name-asian="Verdana" style:font-name-complex="Verdana"/>
    </style:style>
    <style:style style:name="T293_27" style:family="text">
      <style:text-properties style:font-name="Verdana" style:font-name-asian="Verdana" style:font-name-complex="Verdana"/>
    </style:style>
    <style:style style:name="T293_28" style:family="text">
      <style:text-properties style:font-name="Verdana" style:font-name-asian="Verdana" style:font-name-complex="Verdana"/>
    </style:style>
    <style:style style:name="T293_29" style:family="text">
      <style:text-properties style:font-name="Verdana" style:font-name-asian="Verdana" style:font-name-complex="Verdana"/>
    </style:style>
    <style:style style:name="T293_30" style:family="text">
      <style:text-properties style:font-name="Verdana" style:font-name-asian="Verdana" style:font-name-complex="Verdana"/>
    </style:style>
    <style:style style:name="T293_31" style:family="text">
      <style:text-properties style:font-name="Verdana" style:font-name-asian="Verdana" style:font-name-complex="Verdana"/>
    </style:style>
    <style:style style:name="T293_32" style:family="text">
      <style:text-properties style:font-name="Verdana" style:font-name-asian="Verdana" style:font-name-complex="Verdana"/>
    </style:style>
    <style:style style:name="T293_33" style:family="text">
      <style:text-properties style:font-name="Verdana" style:font-name-asian="Verdana" style:font-name-complex="Verdana"/>
    </style:style>
    <style:style style:name="T293_34" style:family="text">
      <style:text-properties style:font-name="Verdana" style:font-name-asian="Verdana" style:font-name-complex="Verdana"/>
    </style:style>
    <style:style style:name="T293_35" style:family="text">
      <style:text-properties style:font-name="Verdana" style:font-name-asian="Verdana" style:font-name-complex="Verdana"/>
    </style:style>
    <style:style style:name="T293_36" style:family="text">
      <style:text-properties style:font-name="Verdana" style:font-name-asian="Verdana" style:font-name-complex="Verdana"/>
    </style:style>
    <style:style style:name="T293_37" style:family="text">
      <style:text-properties style:font-name="Verdana" style:font-name-asian="Verdana" style:font-name-complex="Verdana"/>
    </style:style>
    <style:style style:name="T293_38" style:family="text">
      <style:text-properties style:font-name="Verdana" style:font-name-asian="Verdana" style:font-name-complex="Verdana"/>
    </style:style>
    <style:style style:name="T293_39" style:family="text">
      <style:text-properties style:font-name="Verdana" style:font-name-asian="Verdana" style:font-name-complex="Verdana"/>
    </style:style>
    <style:style style:name="T293_40" style:family="text">
      <style:text-properties style:font-name="Verdana" style:font-name-asian="Verdana" style:font-name-complex="Verdana"/>
    </style:style>
    <style:style style:name="T293_41" style:family="text">
      <style:text-properties style:font-name="Verdana" style:font-name-asian="Verdana" style:font-name-complex="Verdana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>
      <style:text-properties style:font-name="Verdana" style:font-name-asian="Verdana" style:font-name-complex="Verdana"/>
    </style:style>
    <style:style style:name="T294_2" style:family="text">
      <style:text-properties style:font-name="Verdana" style:font-name-asian="Verdana" style:font-name-complex="Verdana"/>
    </style:style>
    <style:style style:name="T294_3" style:family="text">
      <style:text-properties style:font-name="Verdana" style:font-name-asian="Verdana" style:font-name-complex="Verdana"/>
    </style:style>
    <style:style style:name="T294_4" style:family="text">
      <style:text-properties style:font-name="Verdana" style:font-name-asian="Verdana" style:font-name-complex="Verdana"/>
    </style:style>
    <style:style style:name="T294_5" style:family="text">
      <style:text-properties style:font-name="Verdana" style:font-name-asian="Verdana" style:font-name-complex="Verdana"/>
    </style:style>
    <style:style style:name="T294_6" style:family="text">
      <style:text-properties style:font-name="Verdana" style:font-name-asian="Verdana" style:font-name-complex="Verdana"/>
    </style:style>
    <style:style style:name="T294_7" style:family="text">
      <style:text-properties style:font-name="Verdana" style:font-name-asian="Verdana" style:font-name-complex="Verdana"/>
    </style:style>
    <style:style style:name="T294_8" style:family="text">
      <style:text-properties style:font-name="Verdana" style:font-name-asian="Verdana" style:font-name-complex="Verdana"/>
    </style:style>
    <style:style style:name="T294_9" style:family="text">
      <style:text-properties style:font-name="Verdana" style:font-name-asian="Verdana" style:font-name-complex="Verdana"/>
    </style:style>
    <style:style style:name="T294_10" style:family="text">
      <style:text-properties style:font-name="Verdana" style:font-name-asian="Verdana" style:font-name-complex="Verdana"/>
    </style:style>
    <style:style style:name="T294_11" style:family="text">
      <style:text-properties style:font-name="Verdana" style:font-name-asian="Verdana" style:font-name-complex="Verdana"/>
    </style:style>
    <style:style style:name="T294_12" style:family="text">
      <style:text-properties style:font-name="Verdana" style:font-name-asian="Verdana" style:font-name-complex="Verdana"/>
    </style:style>
    <style:style style:name="T294_13" style:family="text">
      <style:text-properties style:font-name="Verdana" style:font-name-asian="Verdana" style:font-name-complex="Verdana"/>
    </style:style>
    <style:style style:name="T294_14" style:family="text">
      <style:text-properties style:font-name="Verdana" style:font-name-asian="Verdana" style:font-name-complex="Verdana"/>
    </style:style>
    <style:style style:name="T294_15" style:family="text">
      <style:text-properties style:font-name="Verdana" style:font-name-asian="Verdana" style:font-name-complex="Verdana"/>
    </style:style>
    <style:style style:name="T294_16" style:family="text">
      <style:text-properties style:font-name="Verdana" style:font-name-asian="Verdana" style:font-name-complex="Verdana"/>
    </style:style>
    <style:style style:name="T294_17" style:family="text">
      <style:text-properties style:font-name="Verdana" style:font-name-asian="Verdana" style:font-name-complex="Verdana"/>
    </style:style>
    <style:style style:name="T294_18" style:family="text">
      <style:text-properties style:font-name="Verdana" style:font-name-asian="Verdana" style:font-name-complex="Verdana"/>
    </style:style>
    <style:style style:name="T294_19" style:family="text">
      <style:text-properties style:font-name="Verdana" style:font-name-asian="Verdana" style:font-name-complex="Verdana"/>
    </style:style>
    <style:style style:name="T294_20" style:family="text">
      <style:text-properties style:font-name="Verdana" style:font-name-asian="Verdana" style:font-name-complex="Verdana"/>
    </style:style>
    <style:style style:name="T294_21" style:family="text">
      <style:text-properties style:font-name="Verdana" style:font-name-asian="Verdana" style:font-name-complex="Verdana"/>
    </style:style>
    <style:style style:name="T294_22" style:family="text">
      <style:text-properties style:font-name="Verdana" style:font-name-asian="Verdana" style:font-name-complex="Verdana"/>
    </style:style>
    <style:style style:name="T294_23" style:family="text">
      <style:text-properties style:font-name="Verdana" style:font-name-asian="Verdana" style:font-name-complex="Verdana"/>
    </style:style>
    <style:style style:name="T294_24" style:family="text">
      <style:text-properties style:font-name="Verdana" style:font-name-asian="Verdana" style:font-name-complex="Verdana"/>
    </style:style>
    <style:style style:name="T294_25" style:family="text">
      <style:text-properties style:font-name="Verdana" style:font-name-asian="Verdana" style:font-name-complex="Verdana"/>
    </style:style>
    <style:style style:name="T294_26" style:family="text">
      <style:text-properties style:font-name="Verdana" style:font-name-asian="Verdana" style:font-name-complex="Verdana"/>
    </style:style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>
      <style:text-properties style:font-name="Verdana" style:font-name-asian="Verdana" style:font-name-complex="Verdana"/>
    </style:style>
    <style:style style:name="T295_2" style:family="text">
      <style:text-properties style:font-name="Verdana" style:font-name-asian="Verdana" style:font-name-complex="Verdana"/>
    </style:style>
    <style:style style:name="T295_3" style:family="text">
      <style:text-properties style:font-name="Verdana" style:font-name-asian="Verdana" style:font-name-complex="Verdana"/>
    </style:style>
    <style:style style:name="T295_4" style:family="text">
      <style:text-properties style:font-name="Verdana" style:font-name-asian="Verdana" style:font-name-complex="Verdana"/>
    </style:style>
    <style:style style:name="T295_5" style:family="text">
      <style:text-properties style:font-name="Verdana" style:font-name-asian="Verdana" style:font-name-complex="Verdana"/>
    </style:style>
    <style:style style:name="T295_6" style:family="text">
      <style:text-properties style:font-name="Verdana" style:font-name-asian="Verdana" style:font-name-complex="Verdana"/>
    </style:style>
    <style:style style:name="T295_7" style:family="text">
      <style:text-properties style:font-name="Verdana" style:font-name-asian="Verdana" style:font-name-complex="Verdana"/>
    </style:style>
    <style:style style:name="T295_8" style:family="text">
      <style:text-properties style:font-name="Verdana" style:font-name-asian="Verdana" style:font-name-complex="Verdana"/>
    </style:style>
    <style:style style:name="T295_9" style:family="text">
      <style:text-properties style:font-name="Verdana" style:font-name-asian="Verdana" style:font-name-complex="Verdana"/>
    </style:style>
    <style:style style:name="T295_10" style:family="text">
      <style:text-properties style:font-name="Verdana" style:font-name-asian="Verdana" style:font-name-complex="Verdana"/>
    </style:style>
    <style:style style:name="T295_11" style:family="text">
      <style:text-properties style:font-name="Verdana" style:font-name-asian="Verdana" style:font-name-complex="Verdana"/>
    </style:style>
    <style:style style:name="T295_12" style:family="text">
      <style:text-properties style:font-name="Verdana" style:font-name-asian="Verdana" style:font-name-complex="Verdana"/>
    </style:style>
    <style:style style:name="T295_13" style:family="text">
      <style:text-properties style:font-name="Verdana" style:font-name-asian="Verdana" style:font-name-complex="Verdana"/>
    </style:style>
    <style:style style:name="T295_14" style:family="text">
      <style:text-properties style:font-name="Verdana" style:font-name-asian="Verdana" style:font-name-complex="Verdana"/>
    </style:style>
    <style:style style:name="T295_15" style:family="text">
      <style:text-properties style:font-name="Verdana" style:font-name-asian="Verdana" style:font-name-complex="Verdana"/>
    </style:style>
    <style:style style:name="T295_16" style:family="text">
      <style:text-properties style:font-name="Verdana" style:font-name-asian="Verdana" style:font-name-complex="Verdana"/>
    </style:style>
    <style:style style:name="T295_17" style:family="text">
      <style:text-properties style:font-name="Verdana" style:font-name-asian="Verdana" style:font-name-complex="Verdana"/>
    </style:style>
    <style:style style:name="T295_18" style:family="text">
      <style:text-properties style:font-name="Verdana" style:font-name-asian="Verdana" style:font-name-complex="Verdana"/>
    </style:style>
    <style:style style:name="T295_19" style:family="text">
      <style:text-properties style:font-name="Verdana" style:font-name-asian="Verdana" style:font-name-complex="Verdana"/>
    </style:style>
    <style:style style:name="T295_20" style:family="text">
      <style:text-properties style:font-name="Verdana" style:font-name-asian="Verdana" style:font-name-complex="Verdana"/>
    </style:style>
    <style:style style:name="T295_21" style:family="text">
      <style:text-properties style:font-name="Verdana" style:font-name-asian="Verdana" style:font-name-complex="Verdana"/>
    </style:style>
    <style:style style:name="T295_22" style:family="text">
      <style:text-properties style:font-name="Verdana" style:font-name-asian="Verdana" style:font-name-complex="Verdana"/>
    </style:style>
    <style:style style:name="T295_23" style:family="text">
      <style:text-properties style:font-name="Verdana" style:font-name-asian="Verdana" style:font-name-complex="Verdana"/>
    </style:style>
    <style:style style:name="T295_24" style:family="text">
      <style:text-properties style:font-name="Verdana" style:font-name-asian="Verdana" style:font-name-complex="Verdana"/>
    </style:style>
    <style:style style:name="T295_25" style:family="text">
      <style:text-properties style:font-name="Verdana" style:font-name-asian="Verdana" style:font-name-complex="Verdana"/>
    </style:style>
    <style:style style:name="T295_26" style:family="text">
      <style:text-properties style:font-name="Verdana" style:font-name-asian="Verdana" style:font-name-complex="Verdana"/>
    </style:style>
    <style:style style:name="T295_27" style:family="text">
      <style:text-properties style:font-name="Verdana" style:font-name-asian="Verdana" style:font-name-complex="Verdana"/>
    </style:style>
    <style:style style:name="T295_28" style:family="text">
      <style:text-properties style:font-name="Verdana" style:font-name-asian="Verdana" style:font-name-complex="Verdana"/>
    </style:style>
    <style:style style:name="T295_29" style:family="text">
      <style:text-properties style:font-name="Verdana" style:font-name-asian="Verdana" style:font-name-complex="Verdana"/>
    </style:style>
    <style:style style:name="T295_30" style:family="text">
      <style:text-properties style:font-name="Verdana" style:font-name-asian="Verdana" style:font-name-complex="Verdana"/>
    </style:style>
    <style:style style:name="T295_31" style:family="text">
      <style:text-properties style:font-name="Verdana" style:font-name-asian="Verdana" style:font-name-complex="Verdana"/>
    </style:style>
    <style:style style:name="P296" style:family="paragraph" style:parent-style-name="Standard">
      <style:paragraph-properties fo:break-before="auto" fo:line-height="115%" fo:margin-top="0cm" fo:margin-bottom="0cm" style:writing-mode="lr-tb"/>
    </style:style>
    <style:style style:name="T296_1" style:family="text">
      <style:text-properties style:font-name="Verdana" style:font-name-asian="Verdana" style:font-name-complex="Verdana"/>
    </style:style>
    <style:style style:name="T296_2" style:family="text">
      <style:text-properties style:font-name="Verdana" style:font-name-asian="Verdana" style:font-name-complex="Verdana"/>
    </style:style>
    <style:style style:name="T296_3" style:family="text">
      <style:text-properties style:font-name="Verdana" style:font-name-asian="Verdana" style:font-name-complex="Verdana"/>
    </style:style>
    <style:style style:name="T296_4" style:family="text">
      <style:text-properties style:font-name="Verdana" style:font-name-asian="Verdana" style:font-name-complex="Verdana"/>
    </style:style>
    <style:style style:name="T296_5" style:family="text">
      <style:text-properties style:font-name="Verdana" style:font-name-asian="Verdana" style:font-name-complex="Verdana"/>
    </style:style>
    <style:style style:name="T296_6" style:family="text">
      <style:text-properties style:font-name="Verdana" style:font-name-asian="Verdana" style:font-name-complex="Verdana"/>
    </style:style>
    <style:style style:name="T296_7" style:family="text">
      <style:text-properties style:font-name="Verdana" style:font-name-asian="Verdana" style:font-name-complex="Verdana"/>
    </style:style>
    <style:style style:name="T296_8" style:family="text">
      <style:text-properties style:font-name="Verdana" style:font-name-asian="Verdana" style:font-name-complex="Verdana"/>
    </style:style>
    <style:style style:name="T296_9" style:family="text">
      <style:text-properties style:font-name="Verdana" style:font-name-asian="Verdana" style:font-name-complex="Verdana"/>
    </style:style>
    <style:style style:name="T296_10" style:family="text">
      <style:text-properties style:font-name="Verdana" style:font-name-asian="Verdana" style:font-name-complex="Verdana"/>
    </style:style>
    <style:style style:name="T296_11" style:family="text">
      <style:text-properties style:font-name="Verdana" style:font-name-asian="Verdana" style:font-name-complex="Verdana"/>
    </style:style>
    <style:style style:name="T296_12" style:family="text">
      <style:text-properties style:font-name="Verdana" style:font-name-asian="Verdana" style:font-name-complex="Verdana"/>
    </style:style>
    <style:style style:name="T296_13" style:family="text">
      <style:text-properties style:font-name="Verdana" style:font-name-asian="Verdana" style:font-name-complex="Verdana"/>
    </style:style>
    <style:style style:name="T296_14" style:family="text">
      <style:text-properties style:font-name="Verdana" style:font-name-asian="Verdana" style:font-name-complex="Verdana"/>
    </style:style>
    <style:style style:name="T296_15" style:family="text">
      <style:text-properties style:font-name="Verdana" style:font-name-asian="Verdana" style:font-name-complex="Verdana"/>
    </style:style>
    <style:style style:name="T296_16" style:family="text">
      <style:text-properties style:font-name="Verdana" style:font-name-asian="Verdana" style:font-name-complex="Verdana"/>
    </style:style>
    <style:style style:name="T296_17" style:family="text">
      <style:text-properties style:font-name="Verdana" style:font-name-asian="Verdana" style:font-name-complex="Verdana"/>
    </style:style>
    <style:style style:name="T296_18" style:family="text">
      <style:text-properties style:font-name="Verdana" style:font-name-asian="Verdana" style:font-name-complex="Verdana"/>
    </style:style>
    <style:style style:name="T296_19" style:family="text">
      <style:text-properties style:font-name="Verdana" style:font-name-asian="Verdana" style:font-name-complex="Verdana"/>
    </style:style>
    <style:style style:name="T296_20" style:family="text">
      <style:text-properties style:font-name="Verdana" style:font-name-asian="Verdana" style:font-name-complex="Verdana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2" style:family="text"/>
    <style:style style:name="T298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98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background-color="#ffffff" fo:color="#333333" style:font-name="Verdana" style:font-name-asian="Verdana" style:font-name-complex="Verdana"/>
    </style:style>
    <style:style style:name="T299_2" style:family="text">
      <style:text-properties fo:background-color="#ffffff" fo:color="#333333" style:font-name="Verdana" style:font-name-asian="Verdana" style:font-name-complex="Verdana"/>
    </style:style>
    <style:style style:name="T299_3" style:family="text">
      <style:text-properties fo:background-color="#ffffff" fo:color="#333333" style:font-name="Verdana" style:font-name-asian="Verdana" style:font-name-complex="Verdana"/>
    </style:style>
    <style:style style:name="T299_4" style:family="text">
      <style:text-properties fo:background-color="#ffffff" fo:color="#333333" style:font-name="Verdana" style:font-name-asian="Verdana" style:font-name-complex="Verdana"/>
    </style:style>
    <style:style style:name="T299_5" style:family="text">
      <style:text-properties fo:background-color="#ffffff" fo:color="#333333" style:font-name="Verdana" style:font-name-asian="Verdana" style:font-name-complex="Verdana"/>
    </style:style>
    <style:style style:name="T299_6" style:family="text">
      <style:text-properties fo:background-color="#ffffff" fo:color="#333333" style:font-name="Verdana" style:font-name-asian="Verdana" style:font-name-complex="Verdana"/>
    </style:style>
    <style:style style:name="T299_7" style:family="text">
      <style:text-properties fo:background-color="#ffffff" fo:color="#333333" style:font-name="Verdana" style:font-name-asian="Verdana" style:font-name-complex="Verdana"/>
    </style:style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1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style:font-name="Verdana" style:font-name-asian="Verdana" style:font-name-complex="Verdana"/>
    </style:style>
    <style:style style:name="T302_2" style:family="text">
      <style:text-properties style:font-name="Verdana" style:font-name-asian="Verdana" style:font-name-complex="Verdana"/>
    </style:style>
    <style:style style:name="T302_3" style:family="text">
      <style:text-properties style:font-name="Verdana" style:font-name-asian="Verdana" style:font-name-complex="Verdana"/>
    </style:style>
    <style:style style:name="T302_4" style:family="text">
      <style:text-properties style:font-name="Verdana" style:font-name-asian="Verdana" style:font-name-complex="Verdana"/>
    </style:style>
    <style:style style:name="T302_5" style:family="text">
      <style:text-properties style:font-name="Verdana" style:font-name-asian="Verdana" style:font-name-complex="Verdana"/>
    </style:style>
    <style:style style:name="T302_6" style:family="text">
      <style:text-properties style:font-name="Verdana" style:font-name-asian="Verdana" style:font-name-complex="Verdana"/>
    </style:style>
    <style:style style:name="T302_7" style:family="text">
      <style:text-properties style:font-name="Verdana" style:font-name-asian="Verdana" style:font-name-complex="Verdana"/>
    </style:style>
    <style:style style:name="T302_8" style:family="text">
      <style:text-properties style:font-name="Verdana" style:font-name-asian="Verdana" style:font-name-complex="Verdana"/>
    </style:style>
    <style:style style:name="T302_9" style:family="text">
      <style:text-properties style:font-name="Verdana" style:font-name-asian="Verdana" style:font-name-complex="Verdana"/>
    </style:style>
    <style:style style:name="T302_10" style:family="text">
      <style:text-properties style:font-name="Verdana" style:font-name-asian="Verdana" style:font-name-complex="Verdana"/>
    </style:style>
    <style:style style:name="T302_11" style:family="text">
      <style:text-properties style:font-name="Verdana" style:font-name-asian="Verdana" style:font-name-complex="Verdana"/>
    </style:style>
    <style:style style:name="T302_12" style:family="text">
      <style:text-properties style:font-name="Verdana" style:font-name-asian="Verdana" style:font-name-complex="Verdana"/>
    </style:style>
    <style:style style:name="T302_13" style:family="text">
      <style:text-properties style:font-name="Verdana" style:font-name-asian="Verdana" style:font-name-complex="Verdana"/>
    </style:style>
    <style:style style:name="T302_14" style:family="text">
      <style:text-properties style:font-name="Verdana" style:font-name-asian="Verdana" style:font-name-complex="Verdana"/>
    </style:style>
    <style:style style:name="T302_15" style:family="text">
      <style:text-properties style:font-name="Verdana" style:font-name-asian="Verdana" style:font-name-complex="Verdana"/>
    </style:style>
    <style:style style:name="T302_16" style:family="text">
      <style:text-properties style:font-name="Verdana" style:font-name-asian="Verdana" style:font-name-complex="Verdana"/>
    </style:style>
    <style:style style:name="T302_17" style:family="text">
      <style:text-properties style:font-name="Verdana" style:font-name-asian="Verdana" style:font-name-complex="Verdana"/>
    </style:style>
    <style:style style:name="T302_18" style:family="text">
      <style:text-properties style:font-name="Verdana" style:font-name-asian="Verdana" style:font-name-complex="Verdana"/>
    </style:style>
    <style:style style:name="T302_19" style:family="text">
      <style:text-properties style:font-name="Verdana" style:font-name-asian="Verdana" style:font-name-complex="Verdana"/>
    </style:style>
    <style:style style:name="T302_20" style:family="text">
      <style:text-properties style:font-name="Verdana" style:font-name-asian="Verdana" style:font-name-complex="Verdana"/>
    </style:style>
    <style:style style:name="T302_21" style:family="text">
      <style:text-properties style:font-name="Verdana" style:font-name-asian="Verdana" style:font-name-complex="Verdana"/>
    </style:style>
    <style:style style:name="T302_22" style:family="text">
      <style:text-properties style:font-name="Verdana" style:font-name-asian="Verdana" style:font-name-complex="Verdana"/>
    </style:style>
    <style:style style:name="T302_23" style:family="text">
      <style:text-properties style:font-name="Verdana" style:font-name-asian="Verdana" style:font-name-complex="Verdana"/>
    </style:style>
    <style:style style:name="T302_24" style:family="text">
      <style:text-properties style:font-name="Verdana" style:font-name-asian="Verdana" style:font-name-complex="Verdana"/>
    </style:style>
    <style:style style:name="T302_25" style:family="text">
      <style:text-properties style:font-name="Verdana" style:font-name-asian="Verdana" style:font-name-complex="Verdana"/>
    </style:style>
    <style:style style:name="T302_26" style:family="text">
      <style:text-properties style:font-name="Verdana" style:font-name-asian="Verdana" style:font-name-complex="Verdana"/>
    </style:style>
    <style:style style:name="T302_27" style:family="text">
      <style:text-properties style:font-name="Verdana" style:font-name-asian="Verdana" style:font-name-complex="Verdana"/>
    </style:style>
    <style:style style:name="T302_28" style:family="text">
      <style:text-properties style:font-name="Verdana" style:font-name-asian="Verdana" style:font-name-complex="Verdana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style:font-name="Verdana" style:font-name-asian="Verdana" style:font-name-complex="Verdana" style:text-underline-style="solid" style:text-underline-color="font-color"/>
    </style:style>
    <style:style style:name="T303_2" style:family="text">
      <style:text-properties style:font-name="Verdana" style:font-name-asian="Verdana" style:font-name-complex="Verdana" style:text-underline-style="solid" style:text-underline-color="font-color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style:font-name="Consolas" style:font-name-asian="Consolas" style:font-name-complex="Consolas"/>
    </style:style>
    <style:style style:name="T304_2" style:family="text">
      <style:text-properties style:font-name="Consolas" style:font-name-asian="Consolas" style:font-name-complex="Consolas"/>
    </style:style>
    <style:style style:name="T304_3" style:family="text">
      <style:text-properties style:font-name="Consolas" style:font-name-asian="Consolas" style:font-name-complex="Consolas"/>
    </style:style>
    <style:style style:name="T304_4" style:family="text">
      <style:text-properties style:font-name="Consolas" style:font-name-asian="Consolas" style:font-name-complex="Consolas"/>
    </style:style>
    <style:style style:name="T304_5" style:family="text">
      <style:text-properties style:font-name="Consolas" style:font-name-asian="Consolas" style:font-name-complex="Consolas"/>
    </style:style>
    <style:style style:name="T304_6" style:family="text">
      <style:text-properties style:font-name="Consolas" style:font-name-asian="Consolas" style:font-name-complex="Consolas"/>
    </style:style>
    <style:style style:name="T304_7" style:family="text">
      <style:text-properties style:font-name="Consolas" style:font-name-asian="Consolas" style:font-name-complex="Consolas"/>
    </style:style>
    <style:style style:name="T304_8" style:family="text">
      <style:text-properties style:font-name="Consolas" style:font-name-asian="Consolas" style:font-name-complex="Consolas"/>
    </style:style>
    <style:style style:name="T304_9" style:family="text">
      <style:text-properties style:font-name="Consolas" style:font-name-asian="Consolas" style:font-name-complex="Consolas"/>
    </style:style>
    <style:style style:name="T304_10" style:family="text">
      <style:text-properties style:font-name="Consolas" style:font-name-asian="Consolas" style:font-name-complex="Consolas"/>
    </style:style>
    <style:style style:name="T304_11" style:family="text">
      <style:text-properties style:font-name="Consolas" style:font-name-asian="Consolas" style:font-name-complex="Consolas"/>
    </style:style>
    <style:style style:name="T304_12" style:family="text">
      <style:text-properties style:font-name="Consolas" style:font-name-asian="Consolas" style:font-name-complex="Consolas"/>
    </style:style>
    <style:style style:name="T304_13" style:family="text">
      <style:text-properties style:font-name="Consolas" style:font-name-asian="Consolas" style:font-name-complex="Consolas"/>
    </style:style>
    <style:style style:name="T304_14" style:family="text">
      <style:text-properties style:font-name="Consolas" style:font-name-asian="Consolas" style:font-name-complex="Consolas"/>
    </style:style>
    <style:style style:name="T304_15" style:family="text">
      <style:text-properties style:font-name="Consolas" style:font-name-asian="Consolas" style:font-name-complex="Consolas"/>
    </style:style>
    <style:style style:name="T304_16" style:family="text">
      <style:text-properties style:font-name="Consolas" style:font-name-asian="Consolas" style:font-name-complex="Consolas"/>
    </style:style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2" style:family="text"/>
    <style:style style:name="T30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6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background-color="#ffffff" fo:color="#333333" style:font-name="Consolas" style:font-name-asian="Consolas" style:font-name-complex="Consolas"/>
    </style:style>
    <style:style style:name="T307_2" style:family="text">
      <style:text-properties fo:background-color="#ffffff" fo:color="#333333" style:font-name="Consolas" style:font-name-asian="Consolas" style:font-name-complex="Consolas"/>
    </style:style>
    <style:style style:name="T307_3" style:family="text">
      <style:text-properties fo:background-color="#ffffff" fo:color="#333333" style:font-name="Consolas" style:font-name-asian="Consolas" style:font-name-complex="Consolas"/>
    </style:style>
    <style:style style:name="T307_4" style:family="text">
      <style:text-properties fo:background-color="#ffffff" fo:color="#333333" style:font-name="Consolas" style:font-name-asian="Consolas" style:font-name-complex="Consolas"/>
    </style:style>
    <style:style style:name="T307_5" style:family="text">
      <style:text-properties fo:background-color="#ffffff" fo:color="#333333" style:font-name="Consolas" style:font-name-asian="Consolas" style:font-name-complex="Consolas"/>
    </style:style>
    <style:style style:name="T307_6" style:family="text">
      <style:text-properties fo:background-color="#ffffff" fo:color="#333333" style:font-name="Consolas" style:font-name-asian="Consolas" style:font-name-complex="Consolas"/>
    </style:style>
    <style:style style:name="T307_7" style:family="text">
      <style:text-properties fo:background-color="#ffffff" fo:color="#333333" style:font-name="Consolas" style:font-name-asian="Consolas" style:font-name-complex="Consolas"/>
    </style:style>
    <style:style style:name="T307_8" style:family="text">
      <style:text-properties fo:background-color="#ffffff" fo:color="#333333" style:font-name="Consolas" style:font-name-asian="Consolas" style:font-name-complex="Consolas"/>
    </style:style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2" style:family="text"/>
    <style:style style:name="T30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09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style:font-name="Verdana" style:font-name-asian="Verdana" style:font-name-complex="Verdana"/>
    </style:style>
    <style:style style:name="T310_2" style:family="text">
      <style:text-properties style:font-name="Verdana" style:font-name-asian="Verdana" style:font-name-complex="Verdana"/>
    </style:style>
    <style:style style:name="T310_3" style:family="text">
      <style:text-properties style:font-name="Verdana" style:font-name-asian="Verdana" style:font-name-complex="Verdana"/>
    </style:style>
    <style:style style:name="T310_4" style:family="text">
      <style:text-properties style:font-name="Verdana" style:font-name-asian="Verdana" style:font-name-complex="Verdana"/>
    </style:style>
    <style:style style:name="T310_5" style:family="text">
      <style:text-properties style:font-name="Verdana" style:font-name-asian="Verdana" style:font-name-complex="Verdana"/>
    </style:style>
    <style:style style:name="T310_6" style:family="text">
      <style:text-properties style:font-name="Verdana" style:font-name-asian="Verdana" style:font-name-complex="Verdana"/>
    </style:style>
    <style:style style:name="T310_7" style:family="text">
      <style:text-properties style:font-name="Verdana" style:font-name-asian="Verdana" style:font-name-complex="Verdana"/>
    </style:style>
    <style:style style:name="T310_8" style:family="text">
      <style:text-properties style:font-name="Verdana" style:font-name-asian="Verdana" style:font-name-complex="Verdana"/>
    </style:style>
    <style:style style:name="T310_9" style:family="text">
      <style:text-properties style:font-name="Verdana" style:font-name-asian="Verdana" style:font-name-complex="Verdana"/>
    </style:style>
    <style:style style:name="T310_10" style:family="text">
      <style:text-properties style:font-name="Verdana" style:font-name-asian="Verdana" style:font-name-complex="Verdana"/>
    </style:style>
    <style:style style:name="T310_11" style:family="text">
      <style:text-properties style:font-name="Verdana" style:font-name-asian="Verdana" style:font-name-complex="Verdana"/>
    </style:style>
    <style:style style:name="T310_12" style:family="text">
      <style:text-properties style:font-name="Verdana" style:font-name-asian="Verdana" style:font-name-complex="Verdana"/>
    </style:style>
    <style:style style:name="T310_13" style:family="text">
      <style:text-properties style:font-name="Verdana" style:font-name-asian="Verdana" style:font-name-complex="Verdana"/>
    </style:style>
    <style:style style:name="T310_14" style:family="text">
      <style:text-properties style:font-name="Verdana" style:font-name-asian="Verdana" style:font-name-complex="Verdana"/>
    </style:style>
    <style:style style:name="T310_15" style:family="text">
      <style:text-properties style:font-name="Verdana" style:font-name-asian="Verdana" style:font-name-complex="Verdana"/>
    </style:style>
    <style:style style:name="T310_16" style:family="text">
      <style:text-properties style:font-name="Verdana" style:font-name-asian="Verdana" style:font-name-complex="Verdana"/>
    </style:style>
    <style:style style:name="T310_17" style:family="text">
      <style:text-properties style:font-name="Verdana" style:font-name-asian="Verdana" style:font-name-complex="Verdana"/>
    </style:style>
    <style:style style:name="T310_18" style:family="text">
      <style:text-properties style:font-name="Verdana" style:font-name-asian="Verdana" style:font-name-complex="Verdana"/>
    </style:style>
    <style:style style:name="T310_19" style:family="text">
      <style:text-properties style:font-name="Verdana" style:font-name-asian="Verdana" style:font-name-complex="Verdana"/>
    </style:style>
    <style:style style:name="T310_20" style:family="text">
      <style:text-properties style:font-name="Verdana" style:font-name-asian="Verdana" style:font-name-complex="Verdana"/>
    </style:style>
    <style:style style:name="T310_21" style:family="text">
      <style:text-properties style:font-name="Verdana" style:font-name-asian="Verdana" style:font-name-complex="Verdana"/>
    </style:style>
    <style:style style:name="T310_22" style:family="text">
      <style:text-properties style:font-name="Verdana" style:font-name-asian="Verdana" style:font-name-complex="Verdana"/>
    </style:style>
    <style:style style:name="T310_23" style:family="text">
      <style:text-properties style:font-name="Verdana" style:font-name-asian="Verdana" style:font-name-complex="Verdana"/>
    </style:style>
    <style:style style:name="T310_24" style:family="text">
      <style:text-properties style:font-name="Verdana" style:font-name-asian="Verdana" style:font-name-complex="Verdana"/>
    </style:style>
    <style:style style:name="T310_25" style:family="text">
      <style:text-properties style:font-name="Verdana" style:font-name-asian="Verdana" style:font-name-complex="Verdana"/>
    </style:style>
    <style:style style:name="T310_26" style:family="text">
      <style:text-properties style:font-name="Verdana" style:font-name-asian="Verdana" style:font-name-complex="Verdana"/>
    </style:style>
    <style:style style:name="T310_27" style:family="text">
      <style:text-properties style:font-name="Verdana" style:font-name-asian="Verdana" style:font-name-complex="Verdana"/>
    </style:style>
    <style:style style:name="T310_28" style:family="text">
      <style:text-properties style:font-name="Verdana" style:font-name-asian="Verdana" style:font-name-complex="Verdana"/>
    </style:style>
    <style:style style:name="T310_29" style:family="text">
      <style:text-properties style:font-name="Verdana" style:font-name-asian="Verdana" style:font-name-complex="Verdana"/>
    </style:style>
    <style:style style:name="T310_30" style:family="text">
      <style:text-properties style:font-name="Verdana" style:font-name-asian="Verdana" style:font-name-complex="Verdana"/>
    </style:style>
    <style:style style:name="T310_31" style:family="text">
      <style:text-properties style:font-name="Verdana" style:font-name-asian="Verdana" style:font-name-complex="Verdana"/>
    </style:style>
    <style:style style:name="T310_32" style:family="text">
      <style:text-properties style:font-name="Verdana" style:font-name-asian="Verdana" style:font-name-complex="Verdana"/>
    </style:style>
    <style:style style:name="T310_33" style:family="text">
      <style:text-properties style:font-name="Verdana" style:font-name-asian="Verdana" style:font-name-complex="Verdana"/>
    </style:style>
    <style:style style:name="T310_34" style:family="text">
      <style:text-properties style:font-name="Verdana" style:font-name-asian="Verdana" style:font-name-complex="Verdana"/>
    </style:style>
    <style:style style:name="T310_35" style:family="text">
      <style:text-properties style:font-name="Verdana" style:font-name-asian="Verdana" style:font-name-complex="Verdana"/>
    </style:style>
    <style:style style:name="T310_36" style:family="text">
      <style:text-properties style:font-name="Verdana" style:font-name-asian="Verdana" style:font-name-complex="Verdana"/>
    </style:style>
    <style:style style:name="T310_37" style:family="text">
      <style:text-properties style:font-name="Verdana" style:font-name-asian="Verdana" style:font-name-complex="Verdana"/>
    </style:style>
    <style:style style:name="T310_38" style:family="text">
      <style:text-properties style:font-name="Verdana" style:font-name-asian="Verdana" style:font-name-complex="Verdana"/>
    </style:style>
    <style:style style:name="T310_39" style:family="text">
      <style:text-properties style:font-name="Verdana" style:font-name-asian="Verdana" style:font-name-complex="Verdana"/>
    </style:style>
    <style:style style:name="T310_40" style:family="text">
      <style:text-properties style:font-name="Verdana" style:font-name-asian="Verdana" style:font-name-complex="Verdana"/>
    </style:style>
    <style:style style:name="P31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12" style:family="paragraph" style:parent-style-name="Standard">
      <style:paragraph-properties fo:break-before="auto" fo:line-height="115%" style:writing-mode="lr-tb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3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style:font-name="Verdana" style:font-name-asian="Verdana" style:font-name-complex="Verdana"/>
    </style:style>
    <style:style style:name="T314_2" style:family="text">
      <style:text-properties style:font-name="Verdana" style:font-name-asian="Verdana" style:font-name-complex="Verdana"/>
    </style:style>
    <style:style style:name="T314_3" style:family="text">
      <style:text-properties style:font-name="Verdana" style:font-name-asian="Verdana" style:font-name-complex="Verdana"/>
    </style:style>
    <style:style style:name="T314_4" style:family="text">
      <style:text-properties style:font-name="Verdana" style:font-name-asian="Verdana" style:font-name-complex="Verdana"/>
    </style:style>
    <style:style style:name="T314_5" style:family="text">
      <style:text-properties style:font-name="Verdana" style:font-name-asian="Verdana" style:font-name-complex="Verdana"/>
    </style:style>
    <style:style style:name="T314_6" style:family="text">
      <style:text-properties style:font-name="Verdana" style:font-name-asian="Verdana" style:font-name-complex="Verdana"/>
    </style:style>
    <style:style style:name="T314_7" style:family="text">
      <style:text-properties style:font-name="Verdana" style:font-name-asian="Verdana" style:font-name-complex="Verdana"/>
    </style:style>
    <style:style style:name="T314_8" style:family="text">
      <style:text-properties style:font-name="Verdana" style:font-name-asian="Verdana" style:font-name-complex="Verdana"/>
    </style:style>
    <style:style style:name="T314_9" style:family="text">
      <style:text-properties style:font-name="Verdana" style:font-name-asian="Verdana" style:font-name-complex="Verdana"/>
    </style:style>
    <style:style style:name="T314_10" style:family="text">
      <style:text-properties style:font-name="Verdana" style:font-name-asian="Verdana" style:font-name-complex="Verdana"/>
    </style:style>
    <style:style style:name="T314_11" style:family="text">
      <style:text-properties style:font-name="Verdana" style:font-name-asian="Verdana" style:font-name-complex="Verdana"/>
    </style:style>
    <style:style style:name="T314_12" style:family="text">
      <style:text-properties style:font-name="Verdana" style:font-name-asian="Verdana" style:font-name-complex="Verdana"/>
    </style:style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16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fo:background-color="#ffffff" fo:color="#333333" style:font-name="Verdana" style:font-name-asian="Verdana" style:font-name-complex="Verdana"/>
    </style:style>
    <style:style style:name="T317_2" style:family="text">
      <style:text-properties fo:background-color="#ffffff" fo:color="#333333" style:font-name="Verdana" style:font-name-asian="Verdana" style:font-name-complex="Verdana"/>
    </style:style>
    <style:style style:name="T317_3" style:family="text">
      <style:text-properties fo:background-color="#ffffff" fo:color="#333333" style:font-name="Verdana" style:font-name-asian="Verdana" style:font-name-complex="Verdana"/>
    </style:style>
    <style:style style:name="T317_4" style:family="text">
      <style:text-properties fo:background-color="#ffffff" fo:color="#333333" style:font-name="Verdana" style:font-name-asian="Verdana" style:font-name-complex="Verdana"/>
    </style:style>
    <style:style style:name="T317_5" style:family="text">
      <style:text-properties fo:background-color="#ffffff" fo:color="#333333" style:font-name="Verdana" style:font-name-asian="Verdana" style:font-name-complex="Verdana"/>
    </style:style>
    <style:style style:name="T317_6" style:family="text">
      <style:text-properties fo:background-color="#ffffff" fo:color="#333333" style:font-name="Verdana" style:font-name-asian="Verdana" style:font-name-complex="Verdana"/>
    </style:style>
    <style:style style:name="T317_7" style:family="text">
      <style:text-properties fo:background-color="#ffffff" fo:color="#333333" style:font-name="Verdana" style:font-name-asian="Verdana" style:font-name-complex="Verdana"/>
    </style:style>
    <style:style style:name="T317_8" style:family="text">
      <style:text-properties fo:background-color="#ffffff" fo:color="#333333" style:font-name="Verdana" style:font-name-asian="Verdana" style:font-name-complex="Verdana"/>
    </style:style>
    <style:style style:name="T317_9" style:family="text">
      <style:text-properties fo:background-color="#ffffff" fo:color="#333333" style:font-name="Verdana" style:font-name-asian="Verdana" style:font-name-complex="Verdana"/>
    </style:style>
    <style:style style:name="T317_10" style:family="text">
      <style:text-properties fo:background-color="#ffffff" fo:color="#333333" style:font-name="Verdana" style:font-name-asian="Verdana" style:font-name-complex="Verdana"/>
    </style:style>
    <style:style style:name="T317_11" style:family="text">
      <style:text-properties fo:background-color="#ffffff" fo:color="#333333" style:font-name="Verdana" style:font-name-asian="Verdana" style:font-name-complex="Verdana"/>
    </style:style>
    <style:style style:name="T317_12" style:family="text">
      <style:text-properties fo:background-color="#ffffff" fo:color="#333333" style:font-name="Verdana" style:font-name-asian="Verdana" style:font-name-complex="Verdana"/>
    </style:style>
    <style:style style:name="T317_13" style:family="text">
      <style:text-properties fo:background-color="#ffffff" fo:color="#333333" style:font-name="Verdana" style:font-name-asian="Verdana" style:font-name-complex="Verdana"/>
    </style:style>
    <style:style style:name="T317_14" style:family="text">
      <style:text-properties fo:background-color="#ffffff" fo:color="#333333" style:font-name="Verdana" style:font-name-asian="Verdana" style:font-name-complex="Verdana"/>
    </style:style>
    <style:style style:name="T317_15" style:family="text">
      <style:text-properties fo:background-color="#ffffff" fo:color="#333333" style:font-name="Verdana" style:font-name-asian="Verdana" style:font-name-complex="Verdana"/>
    </style:style>
    <style:style style:name="T317_16" style:family="text">
      <style:text-properties fo:background-color="#ffffff" fo:color="#333333" style:font-name="Verdana" style:font-name-asian="Verdana" style:font-name-complex="Verdana"/>
    </style:style>
    <style:style style:name="T317_17" style:family="text">
      <style:text-properties fo:background-color="#ffffff" fo:color="#333333" style:font-name="Verdana" style:font-name-asian="Verdana" style:font-name-complex="Verdana"/>
    </style:style>
    <style:style style:name="T317_18" style:family="text">
      <style:text-properties fo:background-color="#ffffff" fo:color="#333333" style:font-name="Verdana" style:font-name-asian="Verdana" style:font-name-complex="Verdana"/>
    </style:style>
    <style:style style:name="T317_19" style:family="text">
      <style:text-properties fo:background-color="#ffffff" fo:color="#333333" style:font-name="Verdana" style:font-name-asian="Verdana" style:font-name-complex="Verdana"/>
    </style:style>
    <style:style style:name="T317_20" style:family="text">
      <style:text-properties fo:background-color="#ffffff" fo:color="#333333" style:font-name="Verdana" style:font-name-asian="Verdana" style:font-name-complex="Verdana"/>
    </style:style>
    <style:style style:name="T317_21" style:family="text">
      <style:text-properties fo:background-color="#ffffff" fo:color="#333333" style:font-name="Verdana" style:font-name-asian="Verdana" style:font-name-complex="Verdana"/>
    </style:style>
    <style:style style:name="T317_22" style:family="text">
      <style:text-properties fo:background-color="#ffffff" fo:color="#333333" style:font-name="Verdana" style:font-name-asian="Verdana" style:font-name-complex="Verdana"/>
    </style:style>
    <style:style style:name="T317_23" style:family="text">
      <style:text-properties fo:background-color="#ffffff" fo:color="#333333" style:font-name="Verdana" style:font-name-asian="Verdana" style:font-name-complex="Verdana"/>
    </style:style>
    <style:style style:name="T317_24" style:family="text">
      <style:text-properties fo:background-color="#ffffff" fo:color="#333333" style:font-name="Verdana" style:font-name-asian="Verdana" style:font-name-complex="Verdana"/>
    </style:style>
    <style:style style:name="T317_25" style:family="text">
      <style:text-properties fo:background-color="#ffffff" fo:color="#333333" style:font-name="Verdana" style:font-name-asian="Verdana" style:font-name-complex="Verdana"/>
    </style:style>
    <style:style style:name="T317_26" style:family="text">
      <style:text-properties fo:background-color="#ffffff" fo:color="#333333" style:font-name="Verdana" style:font-name-asian="Verdana" style:font-name-complex="Verdana"/>
    </style:style>
    <style:style style:name="T317_27" style:family="text">
      <style:text-properties fo:background-color="#ffffff" fo:color="#333333" style:font-name="Verdana" style:font-name-asian="Verdana" style:font-name-complex="Verdana"/>
    </style:style>
    <style:style style:name="T317_28" style:family="text">
      <style:text-properties fo:background-color="#ffffff" fo:color="#333333" style:font-name="Verdana" style:font-name-asian="Verdana" style:font-name-complex="Verdana"/>
    </style:style>
    <style:style style:name="P318" style:family="paragraph" style:parent-style-name="Standard">
      <style:paragraph-properties fo:break-before="auto" fo:line-height="115%" style:writing-mode="lr-tb"/>
      <style:text-properties fo:background-color="#ffffff" fo:color="#333333" style:font-name="Verdana" style:font-name-asian="Verdana" style:font-name-complex="Verdana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fo:background-color="#ffffff" fo:color="#333333" style:font-name="Consolas" style:font-name-asian="Consolas" style:font-name-complex="Consolas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fo:background-color="#ffffff" fo:color="#333333" style:font-name="Consolas" style:font-name-asian="Consolas" style:font-name-complex="Consolas"/>
    </style:style>
    <style:style style:name="T320_2" style:family="text">
      <style:text-properties fo:background-color="#ffffff" fo:color="#333333" style:font-name="Consolas" style:font-name-asian="Consolas" style:font-name-complex="Consolas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background-color="#ffffff" fo:color="#333333" style:font-name="Consolas" style:font-name-asian="Consolas" style:font-name-complex="Consolas"/>
    </style:style>
    <style:style style:name="P322" style:family="paragraph" style:parent-style-name="Standard">
      <style:paragraph-properties fo:break-before="auto" fo:line-height="115%" style:writing-mode="lr-tb"/>
      <style:text-properties fo:background-color="#ffffff" fo:color="#333333" style:font-name="Verdana" style:font-name-asian="Verdana" style:font-name-complex="Verdana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background-color="#ffffff" fo:color="#333333" style:font-name="Verdana" style:font-name-asian="Verdana" style:font-name-complex="Verdana"/>
    </style:style>
    <style:style style:name="T323_2" style:family="text">
      <style:text-properties fo:background-color="#ffffff" fo:color="#333333" style:font-name="Verdana" style:font-name-asian="Verdana" style:font-name-complex="Verdana"/>
    </style:style>
    <style:style style:name="T323_3" style:family="text">
      <style:text-properties fo:background-color="#ffffff" fo:color="#333333" style:font-name="Verdana" style:font-name-asian="Verdana" style:font-name-complex="Verdana"/>
    </style:style>
    <style:style style:name="T323_4" style:family="text">
      <style:text-properties fo:background-color="#ffffff" fo:color="#333333" style:font-name="Verdana" style:font-name-asian="Verdana" style:font-name-complex="Verdana"/>
    </style:style>
    <style:style style:name="T323_5" style:family="text">
      <style:text-properties fo:background-color="#ffffff" fo:color="#333333" style:font-name="Verdana" style:font-name-asian="Verdana" style:font-name-complex="Verdana"/>
    </style:style>
    <style:style style:name="T323_6" style:family="text">
      <style:text-properties fo:background-color="#ffffff" fo:color="#333333" style:font-name="Verdana" style:font-name-asian="Verdana" style:font-name-complex="Verdana"/>
    </style:style>
    <style:style style:name="T323_7" style:family="text">
      <style:text-properties fo:background-color="#ffffff" fo:color="#333333" style:font-name="Verdana" style:font-name-asian="Verdana" style:font-name-complex="Verdana"/>
    </style:style>
    <style:style style:name="T323_8" style:family="text">
      <style:text-properties fo:background-color="#ffffff" fo:color="#333333" style:font-name="Verdana" style:font-name-asian="Verdana" style:font-name-complex="Verdana"/>
    </style:style>
    <style:style style:name="T323_9" style:family="text">
      <style:text-properties fo:background-color="#ffffff" fo:color="#333333" style:font-name="Verdana" style:font-name-asian="Verdana" style:font-name-complex="Verdana"/>
    </style:style>
    <style:style style:name="T323_10" style:family="text">
      <style:text-properties fo:background-color="#ffffff" fo:color="#333333" style:font-name="Verdana" style:font-name-asian="Verdana" style:font-name-complex="Verdana"/>
    </style:style>
    <style:style style:name="T323_11" style:family="text">
      <style:text-properties fo:background-color="#ffffff" fo:color="#333333" style:font-name="Verdana" style:font-name-asian="Verdana" style:font-name-complex="Verdana"/>
    </style:style>
    <style:style style:name="T323_12" style:family="text">
      <style:text-properties fo:background-color="#ffffff" fo:color="#333333" style:font-name="Verdana" style:font-name-asian="Verdana" style:font-name-complex="Verdana"/>
    </style:style>
    <style:style style:name="T323_13" style:family="text">
      <style:text-properties fo:background-color="#ffffff" fo:color="#333333" style:font-name="Verdana" style:font-name-asian="Verdana" style:font-name-complex="Verdana"/>
    </style:style>
    <style:style style:name="T323_14" style:family="text">
      <style:text-properties fo:background-color="#ffffff" fo:color="#333333" style:font-name="Verdana" style:font-name-asian="Verdana" style:font-name-complex="Verdana"/>
    </style:style>
    <style:style style:name="T323_15" style:family="text">
      <style:text-properties fo:background-color="#ffffff" fo:color="#333333" style:font-name="Verdana" style:font-name-asian="Verdana" style:font-name-complex="Verdana"/>
    </style:style>
    <style:style style:name="T323_16" style:family="text">
      <style:text-properties fo:background-color="#ffffff" fo:color="#333333" style:font-name="Verdana" style:font-name-asian="Verdana" style:font-name-complex="Verdana"/>
    </style:style>
    <style:style style:name="T323_17" style:family="text">
      <style:text-properties fo:background-color="#ffffff" fo:color="#333333" style:font-name="Verdana" style:font-name-asian="Verdana" style:font-name-complex="Verdana"/>
    </style:style>
    <style:style style:name="T323_18" style:family="text">
      <style:text-properties fo:background-color="#ffffff" fo:color="#333333" style:font-name="Verdana" style:font-name-asian="Verdana" style:font-name-complex="Verdana"/>
    </style:style>
    <style:style style:name="T323_19" style:family="text">
      <style:text-properties fo:background-color="#ffffff" fo:color="#333333" style:font-name="Verdana" style:font-name-asian="Verdana" style:font-name-complex="Verdana"/>
    </style:style>
    <style:style style:name="T323_20" style:family="text">
      <style:text-properties fo:background-color="#ffffff" fo:color="#333333" style:font-name="Verdana" style:font-name-asian="Verdana" style:font-name-complex="Verdana"/>
    </style:style>
    <style:style style:name="T323_21" style:family="text">
      <style:text-properties fo:background-color="#ffffff" fo:color="#333333" style:font-name="Verdana" style:font-name-asian="Verdana" style:font-name-complex="Verdana"/>
    </style:style>
    <style:style style:name="T323_22" style:family="text">
      <style:text-properties fo:background-color="#ffffff" fo:color="#333333" style:font-name="Verdana" style:font-name-asian="Verdana" style:font-name-complex="Verdana"/>
    </style:style>
    <style:style style:name="T323_23" style:family="text">
      <style:text-properties fo:background-color="#ffffff" fo:color="#333333" style:font-name="Verdana" style:font-name-asian="Verdana" style:font-name-complex="Verdana"/>
    </style:style>
    <style:style style:name="T323_24" style:family="text">
      <style:text-properties fo:background-color="#ffffff" fo:color="#333333" style:font-name="Verdana" style:font-name-asian="Verdana" style:font-name-complex="Verdana"/>
    </style:style>
    <style:style style:name="T323_25" style:family="text">
      <style:text-properties fo:background-color="#ffffff" fo:color="#333333" style:font-name="Verdana" style:font-name-asian="Verdana" style:font-name-complex="Verdana"/>
    </style:style>
    <style:style style:name="T323_26" style:family="text">
      <style:text-properties fo:background-color="#ffffff" fo:color="#333333" style:font-name="Verdana" style:font-name-asian="Verdana" style:font-name-complex="Verdana"/>
    </style:style>
    <style:style style:name="T323_27" style:family="text">
      <style:text-properties fo:background-color="#ffffff" fo:color="#333333" style:font-name="Verdana" style:font-name-asian="Verdana" style:font-name-complex="Verdana"/>
    </style:style>
    <style:style style:name="T323_28" style:family="text">
      <style:text-properties fo:background-color="#ffffff" fo:color="#333333" style:font-name="Verdana" style:font-name-asian="Verdana" style:font-name-complex="Verdana"/>
    </style:style>
    <style:style style:name="T323_29" style:family="text">
      <style:text-properties fo:background-color="#ffffff" fo:color="#333333" style:font-name="Verdana" style:font-name-asian="Verdana" style:font-name-complex="Verdana"/>
    </style:style>
    <style:style style:name="T323_30" style:family="text">
      <style:text-properties fo:background-color="#ffffff" fo:color="#333333" style:font-name="Verdana" style:font-name-asian="Verdana" style:font-name-complex="Verdana"/>
    </style:style>
    <style:style style:name="T323_31" style:family="text">
      <style:text-properties fo:background-color="#ffffff" fo:color="#333333" style:font-name="Verdana" style:font-name-asian="Verdana" style:font-name-complex="Verdana"/>
    </style:style>
    <style:style style:name="T323_32" style:family="text">
      <style:text-properties fo:background-color="#ffffff" fo:color="#333333" style:font-name="Verdana" style:font-name-asian="Verdana" style:font-name-complex="Verdana"/>
    </style:style>
    <style:style style:name="T323_33" style:family="text">
      <style:text-properties fo:background-color="#ffffff" fo:color="#333333" style:font-name="Verdana" style:font-name-asian="Verdana" style:font-name-complex="Verdana"/>
    </style:style>
    <style:style style:name="T323_34" style:family="text">
      <style:text-properties fo:background-color="#ffffff" fo:color="#333333" style:font-name="Verdana" style:font-name-asian="Verdana" style:font-name-complex="Verdana"/>
    </style:style>
    <style:style style:name="T323_35" style:family="text">
      <style:text-properties fo:background-color="#ffffff" fo:color="#333333" style:font-name="Verdana" style:font-name-asian="Verdana" style:font-name-complex="Verdana"/>
    </style:style>
    <style:style style:name="T323_36" style:family="text">
      <style:text-properties fo:background-color="#ffffff" fo:color="#333333" style:font-name="Verdana" style:font-name-asian="Verdana" style:font-name-complex="Verdana"/>
    </style:style>
    <style:style style:name="T323_37" style:family="text">
      <style:text-properties fo:background-color="#ffffff" fo:color="#333333" style:font-name="Verdana" style:font-name-asian="Verdana" style:font-name-complex="Verdana"/>
    </style:style>
    <style:style style:name="T323_38" style:family="text">
      <style:text-properties fo:background-color="#ffffff" fo:color="#333333" style:font-name="Verdana" style:font-name-asian="Verdana" style:font-name-complex="Verdana"/>
    </style:style>
    <style:style style:name="T323_39" style:family="text">
      <style:text-properties fo:background-color="#ffffff" fo:color="#333333" style:font-name="Verdana" style:font-name-asian="Verdana" style:font-name-complex="Verdana"/>
    </style:style>
    <style:style style:name="T323_40" style:family="text">
      <style:text-properties fo:background-color="#ffffff" fo:color="#333333" style:font-name="Verdana" style:font-name-asian="Verdana" style:font-name-complex="Verdana"/>
    </style:style>
    <style:style style:name="T323_41" style:family="text">
      <style:text-properties fo:background-color="#ffffff" fo:color="#333333" style:font-name="Verdana" style:font-name-asian="Verdana" style:font-name-complex="Verdana"/>
    </style:style>
    <style:style style:name="T323_42" style:family="text">
      <style:text-properties fo:background-color="#ffffff" fo:color="#333333" style:font-name="Verdana" style:font-name-asian="Verdana" style:font-name-complex="Verdana"/>
    </style:style>
    <style:style style:name="T323_43" style:family="text">
      <style:text-properties fo:background-color="#ffffff" fo:color="#333333" style:font-name="Verdana" style:font-name-asian="Verdana" style:font-name-complex="Verdana"/>
    </style:style>
    <style:style style:name="T323_44" style:family="text">
      <style:text-properties fo:background-color="#ffffff" fo:color="#333333" style:font-name="Verdana" style:font-name-asian="Verdana" style:font-name-complex="Verdana"/>
    </style:style>
    <style:style style:name="T323_45" style:family="text">
      <style:text-properties fo:background-color="#ffffff" fo:color="#333333" style:font-name="Verdana" style:font-name-asian="Verdana" style:font-name-complex="Verdana"/>
    </style:style>
    <style:style style:name="T323_46" style:family="text">
      <style:text-properties fo:background-color="#ffffff" fo:color="#333333" style:font-name="Verdana" style:font-name-asian="Verdana" style:font-name-complex="Verdana"/>
    </style:style>
    <style:style style:name="P324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5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style:font-name="Verdana" style:font-name-asian="Verdana" style:font-name-complex="Verdana"/>
    </style:style>
    <style:style style:name="T326_2" style:family="text">
      <style:text-properties style:font-name="Verdana" style:font-name-asian="Verdana" style:font-name-complex="Verdana"/>
    </style:style>
    <style:style style:name="T326_3" style:family="text">
      <style:text-properties style:font-name="Verdana" style:font-name-asian="Verdana" style:font-name-complex="Verdana"/>
    </style:style>
    <style:style style:name="T326_4" style:family="text">
      <style:text-properties style:font-name="Verdana" style:font-name-asian="Verdana" style:font-name-complex="Verdana"/>
    </style:style>
    <style:style style:name="T326_5" style:family="text">
      <style:text-properties style:font-name="Verdana" style:font-name-asian="Verdana" style:font-name-complex="Verdana"/>
    </style:style>
    <style:style style:name="T326_6" style:family="text">
      <style:text-properties style:font-name="Verdana" style:font-name-asian="Verdana" style:font-name-complex="Verdana"/>
    </style:style>
    <style:style style:name="T326_7" style:family="text">
      <style:text-properties style:font-name="Verdana" style:font-name-asian="Verdana" style:font-name-complex="Verdana"/>
    </style:style>
    <style:style style:name="T326_8" style:family="text">
      <style:text-properties style:font-name="Verdana" style:font-name-asian="Verdana" style:font-name-complex="Verdana"/>
    </style:style>
    <style:style style:name="T326_9" style:family="text">
      <style:text-properties style:font-name="Verdana" style:font-name-asian="Verdana" style:font-name-complex="Verdana"/>
    </style:style>
    <style:style style:name="T326_10" style:family="text">
      <style:text-properties style:font-name="Verdana" style:font-name-asian="Verdana" style:font-name-complex="Verdana"/>
    </style:style>
    <style:style style:name="T326_11" style:family="text">
      <style:text-properties style:font-name="Verdana" style:font-name-asian="Verdana" style:font-name-complex="Verdana"/>
    </style:style>
    <style:style style:name="T326_12" style:family="text">
      <style:text-properties style:font-name="Verdana" style:font-name-asian="Verdana" style:font-name-complex="Verdana"/>
    </style:style>
    <style:style style:name="T326_13" style:family="text">
      <style:text-properties style:font-name="Verdana" style:font-name-asian="Verdana" style:font-name-complex="Verdana"/>
    </style:style>
    <style:style style:name="T326_14" style:family="text">
      <style:text-properties style:font-name="Verdana" style:font-name-asian="Verdana" style:font-name-complex="Verdana"/>
    </style:style>
    <style:style style:name="T326_15" style:family="text">
      <style:text-properties style:font-name="Verdana" style:font-name-asian="Verdana" style:font-name-complex="Verdana"/>
    </style:style>
    <style:style style:name="T326_16" style:family="text">
      <style:text-properties style:font-name="Verdana" style:font-name-asian="Verdana" style:font-name-complex="Verdana"/>
    </style:style>
    <style:style style:name="T326_17" style:family="text">
      <style:text-properties style:font-name="Verdana" style:font-name-asian="Verdana" style:font-name-complex="Verdana"/>
    </style:style>
    <style:style style:name="T326_18" style:family="text">
      <style:text-properties style:font-name="Verdana" style:font-name-asian="Verdana" style:font-name-complex="Verdana"/>
    </style:style>
    <style:style style:name="T326_19" style:family="text">
      <style:text-properties style:font-name="Verdana" style:font-name-asian="Verdana" style:font-name-complex="Verdana"/>
    </style:style>
    <style:style style:name="T326_20" style:family="text">
      <style:text-properties style:font-name="Verdana" style:font-name-asian="Verdana" style:font-name-complex="Verdana"/>
    </style:style>
    <style:style style:name="T326_21" style:family="text">
      <style:text-properties style:font-name="Verdana" style:font-name-asian="Verdana" style:font-name-complex="Verdana"/>
    </style:style>
    <style:style style:name="T326_22" style:family="text">
      <style:text-properties style:font-name="Verdana" style:font-name-asian="Verdana" style:font-name-complex="Verdana"/>
    </style:style>
    <style:style style:name="T326_23" style:family="text">
      <style:text-properties style:font-name="Verdana" style:font-name-asian="Verdana" style:font-name-complex="Verdana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style:font-name="Verdana" style:font-name-asian="Verdana" style:font-name-complex="Verdana"/>
    </style:style>
    <style:style style:name="T327_2" style:family="text">
      <style:text-properties style:font-name="Verdana" style:font-name-asian="Verdana" style:font-name-complex="Verdana"/>
    </style:style>
    <style:style style:name="T327_3" style:family="text">
      <style:text-properties style:font-name="Verdana" style:font-name-asian="Verdana" style:font-name-complex="Verdana"/>
    </style:style>
    <style:style style:name="T327_4" style:family="text">
      <style:text-properties style:font-name="Verdana" style:font-name-asian="Verdana" style:font-name-complex="Verdana"/>
    </style:style>
    <style:style style:name="T327_5" style:family="text">
      <style:text-properties style:font-name="Verdana" style:font-name-asian="Verdana" style:font-name-complex="Verdana"/>
    </style:style>
    <style:style style:name="T327_6" style:family="text">
      <style:text-properties style:font-name="Verdana" style:font-name-asian="Verdana" style:font-name-complex="Verdana"/>
    </style:style>
    <style:style style:name="T327_7" style:family="text">
      <style:text-properties style:font-name="Verdana" style:font-name-asian="Verdana" style:font-name-complex="Verdana"/>
    </style:style>
    <style:style style:name="T327_8" style:family="text">
      <style:text-properties style:font-name="Verdana" style:font-name-asian="Verdana" style:font-name-complex="Verdana"/>
    </style:style>
    <style:style style:name="T327_9" style:family="text">
      <style:text-properties style:font-name="Verdana" style:font-name-asian="Verdana" style:font-name-complex="Verdana"/>
    </style:style>
    <style:style style:name="T327_10" style:family="text">
      <style:text-properties style:font-name="Verdana" style:font-name-asian="Verdana" style:font-name-complex="Verdana"/>
    </style:style>
    <style:style style:name="T327_11" style:family="text">
      <style:text-properties style:font-name="Verdana" style:font-name-asian="Verdana" style:font-name-complex="Verdana"/>
    </style:style>
    <style:style style:name="T327_12" style:family="text">
      <style:text-properties style:font-name="Verdana" style:font-name-asian="Verdana" style:font-name-complex="Verdana"/>
    </style:style>
    <style:style style:name="T327_13" style:family="text">
      <style:text-properties style:font-name="Verdana" style:font-name-asian="Verdana" style:font-name-complex="Verdana"/>
    </style:style>
    <style:style style:name="T327_14" style:family="text">
      <style:text-properties style:font-name="Verdana" style:font-name-asian="Verdana" style:font-name-complex="Verdana"/>
    </style:style>
    <style:style style:name="T327_15" style:family="text">
      <style:text-properties style:font-name="Verdana" style:font-name-asian="Verdana" style:font-name-complex="Verdana"/>
    </style:style>
    <style:style style:name="T327_16" style:family="text">
      <style:text-properties style:font-name="Verdana" style:font-name-asian="Verdana" style:font-name-complex="Verdana"/>
    </style:style>
    <style:style style:name="T327_17" style:family="text">
      <style:text-properties style:font-name="Verdana" style:font-name-asian="Verdana" style:font-name-complex="Verdana"/>
    </style:style>
    <style:style style:name="T327_18" style:family="text">
      <style:text-properties style:font-name="Verdana" style:font-name-asian="Verdana" style:font-name-complex="Verdana"/>
    </style:style>
    <style:style style:name="T327_19" style:family="text">
      <style:text-properties style:font-name="Verdana" style:font-name-asian="Verdana" style:font-name-complex="Verdana"/>
    </style:style>
    <style:style style:name="T327_20" style:family="text">
      <style:text-properties style:font-name="Verdana" style:font-name-asian="Verdana" style:font-name-complex="Verdana"/>
    </style:style>
    <style:style style:name="T327_21" style:family="text">
      <style:text-properties style:font-name="Verdana" style:font-name-asian="Verdana" style:font-name-complex="Verdana"/>
    </style:style>
    <style:style style:name="T327_22" style:family="text">
      <style:text-properties style:font-name="Verdana" style:font-name-asian="Verdana" style:font-name-complex="Verdana"/>
    </style:style>
    <style:style style:name="T327_23" style:family="text">
      <style:text-properties style:font-name="Verdana" style:font-name-asian="Verdana" style:font-name-complex="Verdana"/>
    </style:style>
    <style:style style:name="T327_24" style:family="text">
      <style:text-properties style:font-name="Verdana" style:font-name-asian="Verdana" style:font-name-complex="Verdana"/>
    </style:style>
    <style:style style:name="P32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29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style:font-name="Verdana" style:font-name-asian="Verdana" style:font-name-complex="Verdana"/>
    </style:style>
    <style:style style:name="T330_2" style:family="text">
      <style:text-properties style:font-name="Verdana" style:font-name-asian="Verdana" style:font-name-complex="Verdana"/>
    </style:style>
    <style:style style:name="T330_3" style:family="text">
      <style:text-properties style:font-name="Verdana" style:font-name-asian="Verdana" style:font-name-complex="Verdana"/>
    </style:style>
    <style:style style:name="T330_4" style:family="text">
      <style:text-properties style:font-name="Verdana" style:font-name-asian="Verdana" style:font-name-complex="Verdana"/>
    </style:style>
    <style:style style:name="T330_5" style:family="text">
      <style:text-properties style:font-name="Verdana" style:font-name-asian="Verdana" style:font-name-complex="Verdana"/>
    </style:style>
    <style:style style:name="T330_6" style:family="text">
      <style:text-properties style:font-name="Verdana" style:font-name-asian="Verdana" style:font-name-complex="Verdana"/>
    </style:style>
    <style:style style:name="T330_7" style:family="text">
      <style:text-properties style:font-name="Verdana" style:font-name-asian="Verdana" style:font-name-complex="Verdana"/>
    </style:style>
    <style:style style:name="T330_8" style:family="text">
      <style:text-properties style:font-name="Verdana" style:font-name-asian="Verdana" style:font-name-complex="Verdana"/>
    </style:style>
    <style:style style:name="T330_9" style:family="text">
      <style:text-properties style:font-name="Verdana" style:font-name-asian="Verdana" style:font-name-complex="Verdana"/>
    </style:style>
    <style:style style:name="T330_10" style:family="text">
      <style:text-properties style:font-name="Verdana" style:font-name-asian="Verdana" style:font-name-complex="Verdana"/>
    </style:style>
    <style:style style:name="T330_11" style:family="text">
      <style:text-properties style:font-name="Verdana" style:font-name-asian="Verdana" style:font-name-complex="Verdana"/>
    </style:style>
    <style:style style:name="T330_12" style:family="text">
      <style:text-properties style:font-name="Verdana" style:font-name-asian="Verdana" style:font-name-complex="Verdana"/>
    </style:style>
    <style:style style:name="T330_13" style:family="text">
      <style:text-properties style:font-name="Verdana" style:font-name-asian="Verdana" style:font-name-complex="Verdana"/>
    </style:style>
    <style:style style:name="T330_14" style:family="text">
      <style:text-properties style:font-name="Verdana" style:font-name-asian="Verdana" style:font-name-complex="Verdana"/>
    </style:style>
    <style:style style:name="T330_15" style:family="text">
      <style:text-properties style:font-name="Verdana" style:font-name-asian="Verdana" style:font-name-complex="Verdana"/>
    </style:style>
    <style:style style:name="T330_16" style:family="text">
      <style:text-properties style:font-name="Verdana" style:font-name-asian="Verdana" style:font-name-complex="Verdana"/>
    </style:style>
    <style:style style:name="T330_17" style:family="text">
      <style:text-properties style:font-name="Verdana" style:font-name-asian="Verdana" style:font-name-complex="Verdana"/>
    </style:style>
    <style:style style:name="T330_18" style:family="text">
      <style:text-properties style:font-name="Verdana" style:font-name-asian="Verdana" style:font-name-complex="Verdana"/>
    </style:style>
    <style:style style:name="T330_19" style:family="text">
      <style:text-properties style:font-name="Verdana" style:font-name-asian="Verdana" style:font-name-complex="Verdana"/>
    </style:style>
    <style:style style:name="T330_20" style:family="text">
      <style:text-properties style:font-name="Verdana" style:font-name-asian="Verdana" style:font-name-complex="Verdana"/>
    </style:style>
    <style:style style:name="T330_21" style:family="text">
      <style:text-properties style:font-name="Verdana" style:font-name-asian="Verdana" style:font-name-complex="Verdana"/>
    </style:style>
    <style:style style:name="T330_22" style:family="text">
      <style:text-properties style:font-name="Verdana" style:font-name-asian="Verdana" style:font-name-complex="Verdana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3" style:family="text"/>
    <style:style style:name="T33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5" style:family="text"/>
    <style:style style:name="T33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7" style:family="text"/>
    <style:style style:name="T33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9" style:family="text"/>
    <style:style style:name="T33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11" style:family="text"/>
    <style:style style:name="T33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13" style:family="text"/>
    <style:style style:name="T33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15" style:family="text"/>
    <style:style style:name="T33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17" style:family="text"/>
    <style:style style:name="T33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19" style:family="text"/>
    <style:style style:name="T33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21" style:family="text"/>
    <style:style style:name="T33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23" style:family="text"/>
    <style:style style:name="T33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25" style:family="text"/>
    <style:style style:name="T33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27" style:family="text"/>
    <style:style style:name="T33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331_29" style:family="text"/>
    <style:style style:name="T33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33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</office:automatic-styles>
  <office:body>
    <office:text>
      <text:p text:style-name="P1"><text:span text:style-name="T1_1"><text:s text:c="2"/></text:span><text:span text:style-name="T1_2">Javascript</text:span><text:span text:style-name="T1_3"><text:s/></text:span><text:span text:style-name="T1_4">interview</text:span><text:span text:style-name="T1_5"><text:s/></text:span><text:span text:style-name="T1_6">questions</text:span><text:span text:style-name="T1_7"><text:s/>–<text:s/></text:span><text:span text:style-name="T1_8">Part</text:span><text:span text:style-name="T1_9"><text:s/>1</text:span></text:p>
      <text:p text:style-name="P2"/>
      <text:p text:style-name="P3"/>
      <text:p text:style-name="P4"><text:span text:style-name="T4_1">1.<text:s/></text:span><text:span text:style-name="T4_2">What</text:span><text:span text:style-name="T4_3"><text:s/></text:span><text:span text:style-name="T4_4">is</text:span><text:span text:style-name="T4_5"><text:s/></text:span><text:span text:style-name="T4_6">JavaScript</text:span><text:span text:style-name="T4_7">?</text:span></text:p>
      <text:p text:style-name="P5"><text:span text:style-name="T5_1">JS</text:span><text:span text:style-name="T5_2"><text:s/></text:span><text:span text:style-name="T5_3">is</text:span><text:span text:style-name="T5_4"><text:s/></text:span><text:span text:style-name="T5_5">a</text:span><text:span text:style-name="T5_6"><text:s/></text:span><text:span text:style-name="T5_7">scripting</text:span><text:span text:style-name="T5_8"><text:s/></text:span><text:span text:style-name="T5_9">language</text:span><text:span text:style-name="T5_10"><text:s/></text:span><text:span text:style-name="T5_11">mostly</text:span><text:span text:style-name="T5_12"><text:s/></text:span><text:span text:style-name="T5_13">used</text:span><text:span text:style-name="T5_14"><text:s/></text:span><text:span text:style-name="T5_15">to</text:span><text:span text:style-name="T5_16"><text:s/></text:span><text:span text:style-name="T5_17">create</text:span><text:span text:style-name="T5_18"><text:s/></text:span><text:span text:style-name="T5_19">dynamic</text:span><text:span text:style-name="T5_20"><text:s/></text:span><text:span text:style-name="T5_21">websites</text:span><text:span text:style-name="T5_22"><text:s/></text:span><text:span text:style-name="T5_23">and</text:span><text:span text:style-name="T5_24"><text:s/></text:span><text:span text:style-name="T5_25">enhanced</text:span><text:span text:style-name="T5_26"><text:s/></text:span><text:span text:style-name="T5_27">user</text:span><text:span text:style-name="T5_28"><text:s/></text:span><text:span text:style-name="T5_29">interfaces</text:span><text:span text:style-name="T5_30">.<text:s/></text:span><text:span text:style-name="T5_31">It</text:span><text:span text:style-name="T5_32"><text:s/></text:span><text:span text:style-name="T5_33">is</text:span><text:span text:style-name="T5_34"><text:s/></text:span><text:span text:style-name="T5_35">an</text:span><text:span text:style-name="T5_36"><text:s/></text:span><text:span text:style-name="T5_37">interpreted</text:span><text:span text:style-name="T5_38"><text:s/></text:span><text:span text:style-name="T5_39">object</text:span><text:span text:style-name="T5_40">-</text:span><text:span text:style-name="T5_41">oriented</text:span><text:span text:style-name="T5_42"><text:s/></text:span><text:span text:style-name="T5_43">programming</text:span><text:span text:style-name="T5_44"><text:s/></text:span><text:span text:style-name="T5_45">language</text:span><text:span text:style-name="T5_46">,<text:s/></text:span><text:span text:style-name="T5_47">modeled</text:span><text:span text:style-name="T5_48"><text:s/></text:span><text:span text:style-name="T5_49">after</text:span><text:span text:style-name="T5_50"><text:s/></text:span><text:span text:style-name="T5_51">C</text:span><text:span text:style-name="T5_52">++.<text:s/></text:span><text:span text:style-name="T5_53">It</text:span><text:span text:style-name="T5_54"><text:s/></text:span><text:span text:style-name="T5_55">is</text:span><text:span text:style-name="T5_56"><text:s/></text:span><text:span text:style-name="T5_57">developed</text:span><text:span text:style-name="T5_58"><text:s/></text:span><text:span text:style-name="T5_59">by</text:span><text:span text:style-name="T5_60"><text:s/></text:span><text:span text:style-name="T5_61">Netscape</text:span><text:span text:style-name="T5_62"><text:s/></text:span><text:span text:style-name="T5_63">and</text:span><text:span text:style-name="T5_64"><text:s/></text:span><text:span text:style-name="T5_65">Sun</text:span><text:span text:style-name="T5_66"><text:s/></text:span><text:span text:style-name="T5_67">Microsystems</text:span><text:span text:style-name="T5_68"><text:s/></text:span><text:span text:style-name="T5_69">in</text:span><text:span text:style-name="T5_70"><text:s/>95,<text:s/></text:span><text:span text:style-name="T5_71">originally</text:span><text:span text:style-name="T5_72"><text:s/></text:span><text:span text:style-name="T5_73">called</text:span><text:span text:style-name="T5_74"><text:s/></text:span><text:span text:style-name="T5_75">LiveScript</text:span><text:span text:style-name="T5_76">.<text:s/></text:span><text:span text:style-name="T5_77">Beside</text:span><text:span text:style-name="T5_78"><text:s/></text:span><text:span text:style-name="T5_79">used</text:span><text:span text:style-name="T5_80"><text:s/></text:span><text:span text:style-name="T5_81">on</text:span><text:span text:style-name="T5_82"><text:s/></text:span><text:span text:style-name="T5_83">objects</text:span><text:span text:style-name="T5_84"><text:s/></text:span><text:span text:style-name="T5_85">such</text:span><text:span text:style-name="T5_86"><text:s/></text:span><text:span text:style-name="T5_87">as</text:span><text:span text:style-name="T5_88"><text:s/></text:span><text:span text:style-name="T5_89">HTML</text:span><text:span text:style-name="T5_90"><text:s/></text:span><text:span text:style-name="T5_91">elements</text:span><text:span text:style-name="T5_92"><text:s/></text:span><text:span text:style-name="T5_93">and</text:span><text:span text:style-name="T5_94"><text:s/></text:span><text:span text:style-name="T5_95">the</text:span><text:span text:style-name="T5_96"><text:s/></text:span><text:span text:style-name="T5_97">document</text:span><text:span text:style-name="T5_98"><text:s/></text:span><text:span text:style-name="T5_99">itself</text:span><text:span text:style-name="T5_100">,<text:s/></text:span><text:span text:style-name="T5_101">it</text:span><text:span text:style-name="T5_102"><text:s/></text:span><text:span text:style-name="T5_103">can</text:span><text:span text:style-name="T5_104"><text:s/></text:span><text:span text:style-name="T5_105">be</text:span><text:span text:style-name="T5_106"><text:s/></text:span><text:span text:style-name="T5_107">used</text:span><text:span text:style-name="T5_108"><text:s/></text:span><text:span text:style-name="T5_109">with</text:span><text:span text:style-name="T5_110"><text:s/></text:span><text:span text:style-name="T5_111">other</text:span><text:span text:style-name="T5_112"><text:s/></text:span><text:span text:style-name="T5_113">kinds</text:span><text:span text:style-name="T5_114"><text:s/></text:span><text:span text:style-name="T5_115">of</text:span><text:span text:style-name="T5_116"><text:s/></text:span><text:span text:style-name="T5_117">objects</text:span><text:span text:style-name="T5_118"><text:s/></text:span><text:span text:style-name="T5_119">in</text:span><text:span text:style-name="T5_120"><text:s/></text:span><text:span text:style-name="T5_121">different</text:span><text:span text:style-name="T5_122"><text:s/></text:span><text:span text:style-name="T5_123">environments</text:span><text:span text:style-name="T5_124">,<text:s/></text:span><text:span text:style-name="T5_125">such</text:span><text:span text:style-name="T5_126"><text:s/></text:span><text:span text:style-name="T5_127">as</text:span><text:span text:style-name="T5_128"><text:s/></text:span><text:span text:style-name="T5_129">pdf</text:span><text:span text:style-name="T5_130"><text:s/></text:span><text:span text:style-name="T5_131">document</text:span><text:span text:style-name="T5_132"><text:s/>(</text:span><text:span text:style-name="T5_133">Adobe</text:span><text:span text:style-name="T5_134"><text:s/></text:span><text:span text:style-name="T5_135">Acrobate</text:span><text:span text:style-name="T5_136">).</text:span></text:p>
      <text:p text:style-name="P6"/>
      <text:p text:style-name="P7"><text:span text:style-name="T7_1">JS</text:span><text:span text:style-name="T7_2"><text:s/></text:span><text:span text:style-name="T7_3">comes</text:span><text:span text:style-name="T7_4"><text:s/></text:span><text:span text:style-name="T7_5">in</text:span><text:span text:style-name="T7_6"><text:s/>3<text:s/></text:span><text:span text:style-name="T7_7">different</text:span><text:span text:style-name="T7_8"><text:s/></text:span><text:span text:style-name="T7_9">flavors</text:span><text:span text:style-name="T7_10">:</text:span></text:p>
      <text:list text:style-name="LS1" xml:id="list0">
        <text:list-item>
          <text:p text:style-name="P8"><text:span text:style-name="T8_1">core</text:span><text:span text:style-name="T8_2"><text:s/></text:span><text:span text:style-name="T8_3">JS</text:span><text:span text:style-name="T8_4"><text:s/></text:span><text:span text:style-name="T8_5">is</text:span><text:span text:style-name="T8_6"><text:s/></text:span><text:span text:style-name="T8_7">the</text:span><text:span text:style-name="T8_8"><text:s/></text:span><text:span text:style-name="T8_9">basic</text:span><text:span text:style-name="T8_10"><text:s/></text:span><text:span text:style-name="T8_11">JS</text:span><text:span text:style-name="T8_12"><text:s/></text:span><text:span text:style-name="T8_13">language</text:span><text:span text:style-name="T8_14"><text:s/></text:span><text:span text:style-name="T8_15">include</text:span><text:span text:style-name="T8_16"><text:s/></text:span><text:span text:style-name="T8_17">the</text:span><text:span text:style-name="T8_18"><text:s/></text:span><text:span text:style-name="T8_19">operators</text:span><text:span text:style-name="T8_20">,<text:s/></text:span><text:span text:style-name="T8_21">control</text:span><text:span text:style-name="T8_22"><text:s/><text:tab/></text:span><text:span text:style-name="T8_23">structures</text:span><text:span text:style-name="T8_24">,<text:s/></text:span><text:span text:style-name="T8_25">built</text:span><text:span text:style-name="T8_26">-</text:span><text:span text:style-name="T8_27">in</text:span><text:span text:style-name="T8_28"><text:s/></text:span><text:span text:style-name="T8_29">functions</text:span><text:span text:style-name="T8_30"><text:s/></text:span><text:span text:style-name="T8_31">and</text:span><text:span text:style-name="T8_32"><text:s/></text:span><text:span text:style-name="T8_33">objects</text:span><text:span text:style-name="T8_34"><text:s/></text:span><text:span text:style-name="T8_35">that</text:span><text:span text:style-name="T8_36"><text:s/></text:span><text:span text:style-name="T8_37">make</text:span><text:span text:style-name="T8_38"><text:s/></text:span><text:span text:style-name="T8_39">JS</text:span><text:span text:style-name="T8_40"><text:s/></text:span><text:span text:style-name="T8_41">a</text:span><text:span text:style-name="T8_42"><text:s/><text:tab/></text:span><text:span text:style-name="T8_43">programming</text:span><text:span text:style-name="T8_44"><text:s/></text:span><text:span text:style-name="T8_45">language</text:span></text:p>
        </text:list-item>
        <text:list-item>
          <text:p text:style-name="P9"><text:span text:style-name="T9_1">client</text:span><text:span text:style-name="T9_2">-</text:span><text:span text:style-name="T9_3">side</text:span><text:span text:style-name="T9_4"><text:s/></text:span><text:span text:style-name="T9_5">JS</text:span><text:span text:style-name="T9_6"><text:s/>→<text:s/></text:span><text:span text:style-name="T9_7">extends</text:span><text:span text:style-name="T9_8"><text:s/></text:span><text:span text:style-name="T9_9">the</text:span><text:span text:style-name="T9_10"><text:s/></text:span><text:span text:style-name="T9_11">core</text:span><text:span text:style-name="T9_12"><text:s/></text:span><text:span text:style-name="T9_13">JS</text:span><text:span text:style-name="T9_14"><text:s/></text:span><text:span text:style-name="T9_15">to</text:span><text:span text:style-name="T9_16"><text:s/></text:span><text:span text:style-name="T9_17">provide</text:span><text:span text:style-name="T9_18"><text:s/></text:span><text:span text:style-name="T9_19">access</text:span><text:span text:style-name="T9_20"><text:s/></text:span><text:span text:style-name="T9_21">to</text:span><text:span text:style-name="T9_22"><text:s/></text:span><text:span text:style-name="T9_23">browser</text:span><text:span text:style-name="T9_24"><text:s/></text:span><text:span text:style-name="T9_25">and</text:span><text:span text:style-name="T9_26"><text:s/></text:span><text:span text:style-name="T9_27">web</text:span><text:span text:style-name="T9_28"><text:s/></text:span><text:span text:style-name="T9_29">document</text:span><text:span text:style-name="T9_30"><text:s/></text:span><text:span text:style-name="T9_31">objects</text:span><text:span text:style-name="T9_32"><text:s/></text:span><text:span text:style-name="T9_33">via</text:span><text:span text:style-name="T9_34"><text:s/></text:span><text:span text:style-name="T9_35">the</text:span><text:span text:style-name="T9_36"><text:s/></text:span><text:span text:style-name="T9_37">DOM</text:span><text:span text:style-name="T9_38"><text:s/>(</text:span><text:span text:style-name="T9_39">Document</text:span><text:span text:style-name="T9_40"><text:s/></text:span><text:span text:style-name="T9_41">Object</text:span><text:span text:style-name="T9_42"><text:s/></text:span><text:span text:style-name="T9_43">Model</text:span><text:span text:style-name="T9_44">)</text:span><text:span text:style-name="T9_45"><text:tab/></text:span></text:p>
        </text:list-item>
        <text:list-item>
          <text:p text:style-name="P10"><text:span text:style-name="T10_1">server</text:span><text:span text:style-name="T10_2">-</text:span><text:span text:style-name="T10_3">side</text:span><text:span text:style-name="T10_4"><text:s/></text:span><text:span text:style-name="T10_5">JS</text:span><text:span text:style-name="T10_6"><text:s/>→<text:s/></text:span><text:span text:style-name="T10_7">also</text:span><text:span text:style-name="T10_8"><text:s/></text:span><text:span text:style-name="T10_9">called</text:span><text:span text:style-name="T10_10"><text:s/></text:span><text:span text:style-name="T10_11">JS</text:span><text:span text:style-name="T10_12"><text:s/></text:span><text:span text:style-name="T10_13">platform</text:span><text:span text:style-name="T10_14">,<text:s/></text:span><text:span text:style-name="T10_15">currently</text:span><text:span text:style-name="T10_16"><text:s/></text:span><text:span text:style-name="T10_17">the</text:span><text:span text:style-name="T10_18"><text:s/></text:span><text:span text:style-name="T10_19">most</text:span><text:span text:style-name="T10_20"><text:s/></text:span><text:span text:style-name="T10_21">popular</text:span><text:span text:style-name="T10_22"><text:s/></text:span><text:span text:style-name="T10_23">is</text:span><text:span text:style-name="T10_24"><text:s/></text:span><text:span text:style-name="T10_25">Node</text:span><text:span text:style-name="T10_26">.</text:span><text:span text:style-name="T10_27">js</text:span><text:span text:style-name="T10_28"><text:s/></text:span><text:span text:style-name="T10_29">that</text:span><text:span text:style-name="T10_30"><text:s/></text:span><text:span text:style-name="T10_31">runs</text:span><text:span text:style-name="T10_32"><text:s/></text:span><text:span text:style-name="T10_33">on</text:span><text:span text:style-name="T10_34"><text:s/></text:span><text:span text:style-name="T10_35">top</text:span><text:span text:style-name="T10_36"><text:s/></text:span><text:span text:style-name="T10_37">of</text:span><text:span text:style-name="T10_38"><text:s/></text:span><text:span text:style-name="T10_39">the</text:span><text:span text:style-name="T10_40"><text:s/></text:span><text:span text:style-name="T10_41">V</text:span><text:span text:style-name="T10_42">8<text:s/></text:span><text:span text:style-name="T10_43">engine</text:span><text:span text:style-name="T10_44">.<text:s/></text:span><text:span text:style-name="T10_45">It</text:span><text:span text:style-name="T10_46"><text:s/></text:span><text:span text:style-name="T10_47">has</text:span><text:span text:style-name="T10_48"><text:s/></text:span><text:span text:style-name="T10_49">asynchronous</text:span><text:span text:style-name="T10_50">,<text:s/></text:span><text:span text:style-name="T10_51">event</text:span><text:span text:style-name="T10_52">-</text:span><text:span text:style-name="T10_53">driven</text:span><text:span text:style-name="T10_54"><text:s/></text:span><text:span text:style-name="T10_55">I</text:span><text:span text:style-name="T10_56">/</text:span><text:span text:style-name="T10_57">O</text:span><text:span text:style-name="T10_58"><text:s/></text:span><text:span text:style-name="T10_59">and</text:span><text:span text:style-name="T10_60"><text:s/></text:span><text:span text:style-name="T10_61">has</text:span><text:span text:style-name="T10_62"><text:s/></text:span><text:span text:style-name="T10_63">plenty</text:span><text:span text:style-name="T10_64"><text:s/></text:span><text:span text:style-name="T10_65">of</text:span><text:span text:style-name="T10_66"><text:s/></text:span><text:span text:style-name="T10_67">modules</text:span><text:span text:style-name="T10_68"><text:s/></text:span><text:span text:style-name="T10_69">available</text:span><text:span text:style-name="T10_70">.<text:s/></text:span><text:span text:style-name="T10_71">Before</text:span><text:span text:style-name="T10_72"><text:s/></text:span><text:span text:style-name="T10_73">that</text:span><text:span text:style-name="T10_74"><text:s/></text:span><text:span text:style-name="T10_75">there</text:span><text:span text:style-name="T10_76"><text:s/></text:span><text:span text:style-name="T10_77">was</text:span><text:span text:style-name="T10_78"><text:s/></text:span><text:span text:style-name="T10_79">a</text:span><text:span text:style-name="T10_80"><text:s/></text:span><text:span text:style-name="T10_81">Netscape</text:span><text:span text:style-name="T10_82"><text:s/></text:span><text:span text:style-name="T10_83">server</text:span><text:span text:style-name="T10_84">-</text:span><text:span text:style-name="T10_85">side</text:span><text:span text:style-name="T10_86"><text:s/></text:span><text:span text:style-name="T10_87">technology</text:span><text:span text:style-name="T10_88"><text:s/></text:span><text:span text:style-name="T10_89">that</text:span><text:span text:style-name="T10_90"><text:s/></text:span><text:span text:style-name="T10_91">embedded</text:span><text:span text:style-name="T10_92"><text:s/></text:span></text:p>
        </text:list-item>
      </text:list>
      <text:p text:style-name="P11"/>
      <text:p text:style-name="P12"><text:span text:style-name="T12_1"><text:a xlink:type="simple" xlink:href="http://en.wikipedia.org/wiki/JavaScript"><text:span text:style-name="T12_2">http</text:span></text:a></text:span><text:span text:style-name="T12_3"><text:a xlink:type="simple" xlink:href="http://en.wikipedia.org/wiki/JavaScript"><text:span text:style-name="T12_4">://</text:span></text:a></text:span><text:span text:style-name="T12_5"><text:a xlink:type="simple" xlink:href="http://en.wikipedia.org/wiki/JavaScript"><text:span text:style-name="T12_6">en</text:span></text:a></text:span><text:span text:style-name="T12_7"><text:a xlink:type="simple" xlink:href="http://en.wikipedia.org/wiki/JavaScript"><text:span text:style-name="T12_8">.</text:span></text:a></text:span><text:span text:style-name="T12_9"><text:a xlink:type="simple" xlink:href="http://en.wikipedia.org/wiki/JavaScript"><text:span text:style-name="T12_10">wikipedia</text:span></text:a></text:span><text:span text:style-name="T12_11"><text:a xlink:type="simple" xlink:href="http://en.wikipedia.org/wiki/JavaScript"><text:span text:style-name="T12_12">.</text:span></text:a></text:span><text:span text:style-name="T12_13"><text:a xlink:type="simple" xlink:href="http://en.wikipedia.org/wiki/JavaScript"><text:span text:style-name="T12_14">org</text:span></text:a></text:span><text:span text:style-name="T12_15"><text:a xlink:type="simple" xlink:href="http://en.wikipedia.org/wiki/JavaScript"><text:span text:style-name="T12_16">/</text:span></text:a></text:span><text:span text:style-name="T12_17"><text:a xlink:type="simple" xlink:href="http://en.wikipedia.org/wiki/JavaScript"><text:span text:style-name="T12_18">wiki</text:span></text:a></text:span><text:span text:style-name="T12_19"><text:a xlink:type="simple" xlink:href="http://en.wikipedia.org/wiki/JavaScript"><text:span text:style-name="T12_20">/</text:span></text:a></text:span><text:span text:style-name="T12_21"><text:a xlink:type="simple" xlink:href="http://en.wikipedia.org/wiki/JavaScript"><text:span text:style-name="T12_22">JavaScript</text:span></text:a></text:span></text:p>
      <text:p text:style-name="P13"><text:span text:style-name="T13_1"><text:a xlink:type="simple" xlink:href="https://developer.mozilla.org/en-US/docs/Web/JavaScript"><text:span text:style-name="T13_2">https</text:span></text:a></text:span><text:span text:style-name="T13_3"><text:a xlink:type="simple" xlink:href="https://developer.mozilla.org/en-US/docs/Web/JavaScript"><text:span text:style-name="T13_4">://</text:span></text:a></text:span><text:span text:style-name="T13_5"><text:a xlink:type="simple" xlink:href="https://developer.mozilla.org/en-US/docs/Web/JavaScript"><text:span text:style-name="T13_6">developer</text:span></text:a></text:span><text:span text:style-name="T13_7"><text:a xlink:type="simple" xlink:href="https://developer.mozilla.org/en-US/docs/Web/JavaScript"><text:span text:style-name="T13_8">.</text:span></text:a></text:span><text:span text:style-name="T13_9"><text:a xlink:type="simple" xlink:href="https://developer.mozilla.org/en-US/docs/Web/JavaScript"><text:span text:style-name="T13_10">mozilla</text:span></text:a></text:span><text:span text:style-name="T13_11"><text:a xlink:type="simple" xlink:href="https://developer.mozilla.org/en-US/docs/Web/JavaScript"><text:span text:style-name="T13_12">.</text:span></text:a></text:span><text:span text:style-name="T13_13"><text:a xlink:type="simple" xlink:href="https://developer.mozilla.org/en-US/docs/Web/JavaScript"><text:span text:style-name="T13_14">org</text:span></text:a></text:span><text:span text:style-name="T13_15"><text:a xlink:type="simple" xlink:href="https://developer.mozilla.org/en-US/docs/Web/JavaScript"><text:span text:style-name="T13_16">/</text:span></text:a></text:span><text:span text:style-name="T13_17"><text:a xlink:type="simple" xlink:href="https://developer.mozilla.org/en-US/docs/Web/JavaScript"><text:span text:style-name="T13_18">en</text:span></text:a></text:span><text:span text:style-name="T13_19"><text:a xlink:type="simple" xlink:href="https://developer.mozilla.org/en-US/docs/Web/JavaScript"><text:span text:style-name="T13_20">-</text:span></text:a></text:span><text:span text:style-name="T13_21"><text:a xlink:type="simple" xlink:href="https://developer.mozilla.org/en-US/docs/Web/JavaScript"><text:span text:style-name="T13_22">US</text:span></text:a></text:span><text:span text:style-name="T13_23"><text:a xlink:type="simple" xlink:href="https://developer.mozilla.org/en-US/docs/Web/JavaScript"><text:span text:style-name="T13_24">/</text:span></text:a></text:span><text:span text:style-name="T13_25"><text:a xlink:type="simple" xlink:href="https://developer.mozilla.org/en-US/docs/Web/JavaScript"><text:span text:style-name="T13_26">docs</text:span></text:a></text:span><text:span text:style-name="T13_27"><text:a xlink:type="simple" xlink:href="https://developer.mozilla.org/en-US/docs/Web/JavaScript"><text:span text:style-name="T13_28">/</text:span></text:a></text:span><text:span text:style-name="T13_29"><text:a xlink:type="simple" xlink:href="https://developer.mozilla.org/en-US/docs/Web/JavaScript"><text:span text:style-name="T13_30">Web</text:span></text:a></text:span><text:span text:style-name="T13_31"><text:a xlink:type="simple" xlink:href="https://developer.mozilla.org/en-US/docs/Web/JavaScript"><text:span text:style-name="T13_32">/</text:span></text:a></text:span><text:span text:style-name="T13_33"><text:a xlink:type="simple" xlink:href="https://developer.mozilla.org/en-US/docs/Web/JavaScript"><text:span text:style-name="T13_34">JavaScript</text:span></text:a></text:span></text:p>
      <text:p text:style-name="P14"><text:span text:style-name="T14_1"><text:tab/></text:span></text:p>
      <text:p text:style-name="P15"><text:span text:style-name="T15_1">2.</text:span><text:span text:style-name="T15_2"><text:s/></text:span><text:span text:style-name="T15_3">What</text:span><text:span text:style-name="T15_4">’</text:span><text:span text:style-name="T15_5">s</text:span><text:span text:style-name="T15_6"><text:s/></text:span><text:span text:style-name="T15_7">relationship</text:span><text:span text:style-name="T15_8"><text:s/></text:span><text:span text:style-name="T15_9">between</text:span><text:span text:style-name="T15_10"><text:s/></text:span><text:span text:style-name="T15_11">JavaScript</text:span><text:span text:style-name="T15_12"><text:s/></text:span><text:span text:style-name="T15_13">and</text:span><text:span text:style-name="T15_14"><text:s/></text:span><text:span text:style-name="T15_15">ECMAScript</text:span><text:span text:style-name="T15_16">?</text:span></text:p>
      <text:p text:style-name="P16"><text:span text:style-name="T16_1">ECMAscript</text:span><text:span text:style-name="T16_2"><text:s/><text:tab/></text:span><text:span text:style-name="T16_3">is</text:span><text:span text:style-name="T16_4"><text:s/></text:span><text:span text:style-name="T16_5">a</text:span><text:span text:style-name="T16_6"><text:s/></text:span><text:span text:style-name="T16_7">scripting</text:span><text:span text:style-name="T16_8"><text:s/></text:span><text:span text:style-name="T16_9">language</text:span><text:span text:style-name="T16_10"><text:s/></text:span><text:span text:style-name="T16_11">standardized</text:span><text:span text:style-name="T16_12"><text:s/></text:span><text:span text:style-name="T16_13">by</text:span><text:span text:style-name="T16_14"><text:s/></text:span><text:span text:style-name="T16_15">ECMA</text:span><text:span text:style-name="T16_16"><text:s/></text:span><text:span text:style-name="T16_17">international</text:span><text:span text:style-name="T16_18"><text:s/></text:span><text:span text:style-name="T16_19">European</text:span><text:span text:style-name="T16_20"><text:s/><text:tab/></text:span><text:span text:style-name="T16_21">Computer</text:span><text:span text:style-name="T16_22"><text:s/></text:span><text:span text:style-name="T16_23">Manufacturers</text:span><text:span text:style-name="T16_24"><text:s/></text:span><text:span text:style-name="T16_25">Association</text:span><text:span text:style-name="T16_26">).<text:s/></text:span><text:span text:style-name="T16_27">It</text:span><text:span text:style-name="T16_28"><text:s/></text:span><text:span text:style-name="T16_29">is</text:span><text:span text:style-name="T16_30"><text:s/></text:span><text:span text:style-name="T16_31">widely</text:span><text:span text:style-name="T16_32"><text:s/></text:span><text:span text:style-name="T16_33">used</text:span><text:span text:style-name="T16_34"><text:s/></text:span><text:span text:style-name="T16_35">in</text:span><text:span text:style-name="T16_36"><text:s/></text:span><text:span text:style-name="T16_37">client</text:span><text:span text:style-name="T16_38">-</text:span><text:span text:style-name="T16_39">side</text:span><text:span text:style-name="T16_40"><text:s/></text:span><text:span text:style-name="T16_41">scripting</text:span><text:span text:style-name="T16_42"><text:s/></text:span><text:span text:style-name="T16_43">on</text:span><text:span text:style-name="T16_44"><text:s/></text:span><text:span text:style-name="T16_45">the</text:span><text:span text:style-name="T16_46"><text:s/></text:span><text:span text:style-name="T16_47">web</text:span><text:span text:style-name="T16_48"><text:s/></text:span><text:span text:style-name="T16_49">and</text:span><text:span text:style-name="T16_50"><text:s/></text:span><text:span text:style-name="T16_51">one</text:span><text:span text:style-name="T16_52"><text:s/></text:span><text:span text:style-name="T16_53">of</text:span><text:span text:style-name="T16_54"><text:s/></text:span><text:span text:style-name="T16_55">its</text:span><text:span text:style-name="T16_56"><text:s/></text:span><text:span text:style-name="T16_57">dialects</text:span><text:span text:style-name="T16_58"><text:s/></text:span><text:span text:style-name="T16_59">is</text:span><text:span text:style-name="T16_60"><text:s/></text:span><text:span text:style-name="T16_61">Javascript</text:span><text:span text:style-name="T16_62"><text:s/>(</text:span><text:span text:style-name="T16_63">other</text:span><text:span text:style-name="T16_64"><text:s/></text:span><text:span text:style-name="T16_65">ones</text:span><text:span text:style-name="T16_66">:<text:s/></text:span><text:span text:style-name="T16_67">actionScript</text:span><text:span text:style-name="T16_68">...</text:span><text:span text:style-name="T16_69">etc</text:span><text:span text:style-name="T16_70">).<text:s/></text:span><text:span text:style-name="T16_71"><text:tab/></text:span></text:p>
      <text:p text:style-name="P17"/>
      <text:p text:style-name="P18"><text:span text:style-name="T18_1">ECMAScript</text:span><text:span text:style-name="T18_2"><text:s/><text:tab/></text:span><text:span text:style-name="T18_3">is</text:span><text:span text:style-name="T18_4"><text:s/></text:span><text:span text:style-name="T18_5">yet</text:span><text:span text:style-name="T18_6"><text:s/></text:span><text:span text:style-name="T18_7">another</text:span><text:span text:style-name="T18_8"><text:s/></text:span><text:span text:style-name="T18_9">name</text:span><text:span text:style-name="T18_10"><text:s/></text:span><text:span text:style-name="T18_11">for</text:span><text:span text:style-name="T18_12"><text:s/></text:span><text:span text:style-name="T18_13">JavaScript</text:span><text:span text:style-name="T18_14"><text:s/>(</text:span><text:span text:style-name="T18_15">other</text:span><text:span text:style-name="T18_16"><text:s/></text:span><text:span text:style-name="T18_17">names</text:span><text:span text:style-name="T18_18"><text:s/></text:span><text:span text:style-name="T18_19">include</text:span><text:span text:style-name="T18_20"><text:s/></text:span><text:span text:style-name="T18_21">LiveScript</text:span><text:span text:style-name="T18_22">).<text:s/></text:span><text:span text:style-name="T18_23">The</text:span><text:span text:style-name="T18_24"><text:s/></text:span><text:span text:style-name="T18_25">current</text:span><text:span text:style-name="T18_26"><text:s/></text:span><text:span text:style-name="T18_27">JavaScript</text:span><text:span text:style-name="T18_28"><text:s/></text:span><text:span text:style-name="T18_29">that</text:span><text:span text:style-name="T18_30"><text:s/></text:span><text:span text:style-name="T18_31">you</text:span><text:span text:style-name="T18_32"><text:s/></text:span><text:span text:style-name="T18_33">see</text:span><text:span text:style-name="T18_34"><text:s/></text:span><text:span text:style-name="T18_35">supported</text:span><text:span text:style-name="T18_36"><text:s/></text:span><text:span text:style-name="T18_37">in</text:span><text:span text:style-name="T18_38"><text:s/></text:span><text:span text:style-name="T18_39">browsers</text:span><text:span text:style-name="T18_40"><text:s/></text:span><text:span text:style-name="T18_41">is</text:span><text:span text:style-name="T18_42"><text:s/></text:span><text:span text:style-name="T18_43">ECMAScript</text:span><text:span text:style-name="T18_44"><text:s/></text:span><text:span text:style-name="T18_45">revision</text:span><text:span text:style-name="T18_46"><text:s/>5.</text:span></text:p>
      <text:p text:style-name="P19"><text:span text:style-name="T19_1"><text:a xlink:type="simple" xlink:href="http://en.wikipedia.org/wiki/ECMAScript"><text:span text:style-name="T19_2">http</text:span></text:a></text:span><text:span text:style-name="T19_3"><text:a xlink:type="simple" xlink:href="http://en.wikipedia.org/wiki/ECMAScript"><text:span text:style-name="T19_4">://</text:span></text:a></text:span><text:span text:style-name="T19_5"><text:a xlink:type="simple" xlink:href="http://en.wikipedia.org/wiki/ECMAScript"><text:span text:style-name="T19_6">en</text:span></text:a></text:span><text:span text:style-name="T19_7"><text:a xlink:type="simple" xlink:href="http://en.wikipedia.org/wiki/ECMAScript"><text:span text:style-name="T19_8">.</text:span></text:a></text:span><text:span text:style-name="T19_9"><text:a xlink:type="simple" xlink:href="http://en.wikipedia.org/wiki/ECMAScript"><text:span text:style-name="T19_10">wikipedia</text:span></text:a></text:span><text:span text:style-name="T19_11"><text:a xlink:type="simple" xlink:href="http://en.wikipedia.org/wiki/ECMAScript"><text:span text:style-name="T19_12">.</text:span></text:a></text:span><text:span text:style-name="T19_13"><text:a xlink:type="simple" xlink:href="http://en.wikipedia.org/wiki/ECMAScript"><text:span text:style-name="T19_14">org</text:span></text:a></text:span><text:span text:style-name="T19_15"><text:a xlink:type="simple" xlink:href="http://en.wikipedia.org/wiki/ECMAScript"><text:span text:style-name="T19_16">/</text:span></text:a></text:span><text:span text:style-name="T19_17"><text:a xlink:type="simple" xlink:href="http://en.wikipedia.org/wiki/ECMAScript"><text:span text:style-name="T19_18">wiki</text:span></text:a></text:span><text:span text:style-name="T19_19"><text:a xlink:type="simple" xlink:href="http://en.wikipedia.org/wiki/ECMAScript"><text:span text:style-name="T19_20">/</text:span></text:a></text:span><text:span text:style-name="T19_21"><text:a xlink:type="simple" xlink:href="http://en.wikipedia.org/wiki/ECMAScript"><text:span text:style-name="T19_22">ECMAScript</text:span></text:a></text:span></text:p>
      <text:p text:style-name="P20"/>
      <text:p text:style-name="P21"><text:span text:style-name="T21_1">4.</text:span><text:span text:style-name="T21_2"><text:s/></text:span><text:span text:style-name="T21_3">What</text:span><text:span text:style-name="T21_4"><text:s/></text:span><text:span text:style-name="T21_5">is</text:span><text:span text:style-name="T21_6"><text:s/></text:span><text:span text:style-name="T21_7">DOM</text:span><text:span text:style-name="T21_8">?</text:span></text:p>
      <text:p text:style-name="P22"><text:span text:style-name="T22_1">DOM</text:span><text:span text:style-name="T22_2"><text:s/><text:tab/>(</text:span><text:span text:style-name="T22_3">Document</text:span><text:span text:style-name="T22_4"><text:s/></text:span><text:span text:style-name="T22_5">Object</text:span><text:span text:style-name="T22_6"><text:s/></text:span><text:span text:style-name="T22_7">Model</text:span><text:span text:style-name="T22_8">)<text:s/></text:span><text:span text:style-name="T22_9">is</text:span><text:span text:style-name="T22_10"><text:s/></text:span><text:span text:style-name="T22_11">W</text:span><text:span text:style-name="T22_12">3</text:span><text:span text:style-name="T22_13">C</text:span><text:span text:style-name="T22_14"><text:s/>(</text:span><text:span text:style-name="T22_15">World</text:span><text:span text:style-name="T22_16"><text:s/></text:span><text:span text:style-name="T22_17">wide</text:span><text:span text:style-name="T22_18"><text:s/></text:span><text:span text:style-name="T22_19">web</text:span><text:span text:style-name="T22_20"><text:s/></text:span><text:span text:style-name="T22_21">consortium</text:span><text:span text:style-name="T22_22">)<text:s/><text:tab/></text:span><text:span text:style-name="T22_23">standard</text:span><text:span text:style-name="T22_24">.<text:s/></text:span><text:span text:style-name="T22_25">It</text:span><text:span text:style-name="T22_26"><text:s/></text:span><text:span text:style-name="T22_27">defines</text:span><text:span text:style-name="T22_28"><text:s/></text:span><text:span text:style-name="T22_29">a</text:span><text:span text:style-name="T22_30"><text:s/></text:span><text:span text:style-name="T22_31">standard</text:span><text:span text:style-name="T22_32"><text:s/></text:span><text:span text:style-name="T22_33">for</text:span><text:span text:style-name="T22_34"><text:s/></text:span><text:span text:style-name="T22_35">accessing</text:span><text:span text:style-name="T22_36"><text:s/></text:span><text:span text:style-name="T22_37">HTML</text:span><text:span text:style-name="T22_38"><text:s/></text:span><text:span text:style-name="T22_39">and</text:span><text:span text:style-name="T22_40"><text:s/></text:span><text:span text:style-name="T22_41">XML</text:span><text:span text:style-name="T22_42"><text:s/></text:span><text:span text:style-name="T22_43">documents</text:span><text:span text:style-name="T22_44">.<text:s/></text:span><text:span text:style-name="T22_45"><text:tab/><text:tab/></text:span><text:span text:style-name="T22_46">"</text:span><text:span text:style-name="T22_47">The</text:span><text:span text:style-name="T22_48"><text:s/><text:tab/></text:span><text:span text:style-name="T22_49">W</text:span><text:span text:style-name="T22_50">3</text:span><text:span text:style-name="T22_51">C</text:span><text:span text:style-name="T22_52"><text:s/></text:span><text:span text:style-name="T22_53">Document</text:span><text:span text:style-name="T22_54"><text:s/></text:span><text:span text:style-name="T22_55">Object</text:span><text:span text:style-name="T22_56"><text:s/></text:span><text:span text:style-name="T22_57">Model</text:span><text:span text:style-name="T22_58"><text:s/>(</text:span><text:span text:style-name="T22_59">DOM</text:span><text:span text:style-name="T22_60">)<text:s/></text:span><text:span text:style-name="T22_61">is</text:span><text:span text:style-name="T22_62"><text:s/></text:span><text:span text:style-name="T22_63">a</text:span><text:span text:style-name="T22_64"><text:s/></text:span><text:span text:style-name="T22_65">platform</text:span><text:span text:style-name="T22_66"><text:s/></text:span><text:span text:style-name="T22_67">and</text:span><text:span text:style-name="T22_68"><text:s/></text:span><text:span text:style-name="T22_69">language</text:span><text:span text:style-name="T22_70">-</text:span><text:span text:style-name="T22_71">neutral</text:span><text:span text:style-name="T22_72"><text:s/></text:span><text:span text:style-name="T22_73">interface</text:span><text:span text:style-name="T22_74"><text:s/></text:span><text:span text:style-name="T22_75">that</text:span><text:span text:style-name="T22_76"><text:s/></text:span><text:span text:style-name="T22_77">allows</text:span><text:span text:style-name="T22_78"><text:s/></text:span><text:span text:style-name="T22_79">programs</text:span><text:span text:style-name="T22_80"><text:s/></text:span><text:span text:style-name="T22_81">and</text:span><text:span text:style-name="T22_82"><text:s/></text:span><text:span text:style-name="T22_83">scripts</text:span><text:span text:style-name="T22_84"><text:s/></text:span><text:span text:style-name="T22_85">to</text:span><text:span text:style-name="T22_86"><text:s/></text:span><text:span text:style-name="T22_87">dynamically</text:span><text:span text:style-name="T22_88"><text:s/></text:span><text:span text:style-name="T22_89">access</text:span><text:span text:style-name="T22_90"><text:s/></text:span><text:span text:style-name="T22_91">and</text:span><text:span text:style-name="T22_92"><text:s/></text:span><text:span text:style-name="T22_93">update</text:span><text:span text:style-name="T22_94"><text:s/></text:span><text:span text:style-name="T22_95">the</text:span><text:span text:style-name="T22_96"><text:s/></text:span><text:span text:style-name="T22_97">content</text:span><text:span text:style-name="T22_98">,<text:s/></text:span><text:span text:style-name="T22_99">structure</text:span><text:span text:style-name="T22_100">,<text:s/></text:span><text:span text:style-name="T22_101">and</text:span><text:span text:style-name="T22_102"><text:s/></text:span><text:span text:style-name="T22_103">style</text:span><text:span text:style-name="T22_104"><text:s/></text:span><text:span text:style-name="T22_105">of</text:span><text:span text:style-name="T22_106"><text:s/></text:span><text:span text:style-name="T22_107">a</text:span><text:span text:style-name="T22_108"><text:s/></text:span><text:span text:style-name="T22_109">web</text:span><text:span text:style-name="T22_110"><text:s/></text:span><text:span text:style-name="T22_111">document</text:span><text:span text:style-name="T22_112">."</text:span><text:span text:style-name="T22_113"><text:s/></text:span><text:span text:style-name="T22_114"><text:tab/></text:span></text:p>
      <text:p text:style-name="P23"/>
      <text:p text:style-name="P24"><text:span text:style-name="T24_1">It</text:span><text:span text:style-name="T24_2"><text:s/></text:span><text:span text:style-name="T24_3">provides</text:span><text:span text:style-name="T24_4"><text:s/></text:span><text:span text:style-name="T24_5">a</text:span><text:span text:style-name="T24_6"><text:s/></text:span><text:span text:style-name="T24_7">structured</text:span><text:span text:style-name="T24_8"><text:s/></text:span><text:span text:style-name="T24_9">representation</text:span><text:span text:style-name="T24_10"><text:s/></text:span><text:span text:style-name="T24_11">of</text:span><text:span text:style-name="T24_12"><text:s/></text:span><text:span text:style-name="T24_13">the</text:span><text:span text:style-name="T24_14"><text:s/></text:span><text:span text:style-name="T24_15">document</text:span><text:span text:style-name="T24_16"><text:s/>(</text:span><text:span text:style-name="T24_17">a</text:span><text:span text:style-name="T24_18"><text:s/></text:span><text:span text:style-name="T24_19">tree</text:span><text:span text:style-name="T24_20">)<text:s/></text:span><text:span text:style-name="T24_21">and</text:span><text:span text:style-name="T24_22"><text:s/></text:span><text:span text:style-name="T24_23">it</text:span><text:span text:style-name="T24_24"><text:s/></text:span><text:span text:style-name="T24_25">defines</text:span><text:span text:style-name="T24_26"><text:s/></text:span><text:span text:style-name="T24_27">a</text:span><text:span text:style-name="T24_28"><text:s/></text:span><text:span text:style-name="T24_29">way</text:span><text:span text:style-name="T24_30"><text:s/></text:span><text:span text:style-name="T24_31">that</text:span><text:span text:style-name="T24_32"><text:s/></text:span><text:span text:style-name="T24_33">the</text:span><text:span text:style-name="T24_34"><text:s/></text:span><text:span text:style-name="T24_35">structure</text:span><text:span text:style-name="T24_36"><text:s/></text:span><text:span text:style-name="T24_37">can</text:span><text:span text:style-name="T24_38"><text:s/></text:span><text:span text:style-name="T24_39">be</text:span><text:span text:style-name="T24_40"><text:s/></text:span><text:span text:style-name="T24_41">accessed</text:span><text:span text:style-name="T24_42"><text:s/></text:span><text:span text:style-name="T24_43">from</text:span><text:span text:style-name="T24_44"><text:s/></text:span><text:span text:style-name="T24_45">programs</text:span><text:span text:style-name="T24_46">,<text:s/></text:span><text:span text:style-name="T24_47">so</text:span><text:span text:style-name="T24_48"><text:s/></text:span><text:span text:style-name="T24_49">they</text:span><text:span text:style-name="T24_50"><text:s/></text:span><text:span text:style-name="T24_51">can</text:span><text:span text:style-name="T24_52"><text:s/></text:span><text:span text:style-name="T24_53">change</text:span><text:span text:style-name="T24_54"><text:s/></text:span><text:span text:style-name="T24_55">the</text:span><text:span text:style-name="T24_56"><text:s/></text:span><text:span text:style-name="T24_57">document</text:span><text:span text:style-name="T24_58"><text:s/></text:span><text:span text:style-name="T24_59">structure</text:span><text:span text:style-name="T24_60">,<text:s/></text:span><text:span text:style-name="T24_61">style</text:span><text:span text:style-name="T24_62"><text:s/></text:span><text:span text:style-name="T24_63">and</text:span><text:span text:style-name="T24_64"><text:s/></text:span><text:span text:style-name="T24_65">content</text:span><text:span text:style-name="T24_66">.<text:s text:c="2"/></text:span></text:p>
      <text:p text:style-name="P25"><text:span text:style-name="T25_1">DOM</text:span><text:span text:style-name="T25_2"><text:s/></text:span><text:span text:style-name="T25_3">tree</text:span><text:span text:style-name="T25_4">:<text:s/></text:span><text:span text:style-name="T25_5">Nodes</text:span><text:span text:style-name="T25_6"><text:s/></text:span><text:span text:style-name="T25_7">of</text:span><text:span text:style-name="T25_8"><text:s/></text:span><text:span text:style-name="T25_9">every</text:span><text:span text:style-name="T25_10"><text:s/></text:span><text:span text:style-name="T25_11">document</text:span><text:span text:style-name="T25_12"><text:s/></text:span><text:span text:style-name="T25_13">are</text:span><text:span text:style-name="T25_14"><text:s/></text:span><text:span text:style-name="T25_15">organized</text:span><text:span text:style-name="T25_16"><text:s/></text:span><text:span text:style-name="T25_17">in</text:span><text:span text:style-name="T25_18"><text:s/></text:span><text:span text:style-name="T25_19">a</text:span><text:span text:style-name="T25_20"><text:s/></text:span><text:span text:style-name="T25_21">tee</text:span><text:span text:style-name="T25_22"><text:s/></text:span><text:span text:style-name="T25_23">structure</text:span><text:span text:style-name="T25_24">,<text:s/></text:span><text:span text:style-name="T25_25">whose</text:span><text:span text:style-name="T25_26"><text:s/></text:span><text:span text:style-name="T25_27">objects</text:span><text:span text:style-name="T25_28"><text:s/></text:span><text:span text:style-name="T25_29">can</text:span><text:span text:style-name="T25_30"><text:s/></text:span><text:span text:style-name="T25_31">be</text:span><text:span text:style-name="T25_32"><text:s/></text:span><text:span text:style-name="T25_33">manipulated</text:span><text:span text:style-name="T25_34"><text:s/></text:span><text:span text:style-name="T25_35">by</text:span><text:span text:style-name="T25_36"><text:s/></text:span><text:span text:style-name="T25_37">using</text:span><text:span text:style-name="T25_38"><text:s/></text:span><text:span text:style-name="T25_39">methods</text:span><text:span text:style-name="T25_40"><text:s/></text:span><text:span text:style-name="T25_41">on</text:span><text:span text:style-name="T25_42"><text:s/></text:span><text:span text:style-name="T25_43">them</text:span><text:span text:style-name="T25_44">.<text:s/></text:span></text:p>
      <text:p text:style-name="P26"/>
      <text:p text:style-name="P27"><text:span text:style-name="T27_1">The</text:span><text:span text:style-name="T27_2"><text:s/></text:span><text:span text:style-name="T27_3">W</text:span><text:span text:style-name="T27_4">3</text:span><text:span text:style-name="T27_5">C</text:span><text:span text:style-name="T27_6"><text:s/></text:span><text:span text:style-name="T27_7">DOM</text:span><text:span text:style-name="T27_8"><text:s/></text:span><text:span text:style-name="T27_9">standard</text:span><text:span text:style-name="T27_10"><text:s/></text:span><text:span text:style-name="T27_11">is</text:span><text:span text:style-name="T27_12"><text:s/></text:span><text:span text:style-name="T27_13">separated</text:span><text:span text:style-name="T27_14"><text:s/></text:span><text:span text:style-name="T27_15">into</text:span><text:span text:style-name="T27_16"><text:s/>3<text:s/></text:span><text:span text:style-name="T27_17">different</text:span><text:span text:style-name="T27_18"><text:s/></text:span><text:span text:style-name="T27_19">parts</text:span><text:span text:style-name="T27_20">:</text:span></text:p>
      <text:p text:style-name="P28"><text:span text:style-name="T28_1">-<text:s/></text:span><text:span text:style-name="T28_2">Core</text:span><text:span text:style-name="T28_3"><text:s/></text:span><text:span text:style-name="T28_4">DOM</text:span><text:span text:style-name="T28_5"><text:s/>→<text:s/></text:span><text:span text:style-name="T28_6">standard</text:span><text:span text:style-name="T28_7"><text:s/></text:span><text:span text:style-name="T28_8">model</text:span><text:span text:style-name="T28_9"><text:s/></text:span><text:span text:style-name="T28_10">for</text:span><text:span text:style-name="T28_11"><text:s/></text:span><text:span text:style-name="T28_12">any</text:span><text:span text:style-name="T28_13"><text:s/></text:span><text:span text:style-name="T28_14">structured</text:span><text:span text:style-name="T28_15"><text:s/></text:span><text:span text:style-name="T28_16">document</text:span></text:p>
      <text:p text:style-name="P29"><text:span text:style-name="T29_1">-<text:s/></text:span><text:span text:style-name="T29_2">XML</text:span><text:span text:style-name="T29_3"><text:s/></text:span><text:span text:style-name="T29_4">DOM</text:span><text:span text:style-name="T29_5"><text:s/>→<text:s/></text:span><text:span text:style-name="T29_6">standard</text:span><text:span text:style-name="T29_7"><text:s/></text:span><text:span text:style-name="T29_8">model</text:span><text:span text:style-name="T29_9"><text:s/></text:span><text:span text:style-name="T29_10">for</text:span><text:span text:style-name="T29_11"><text:s/></text:span><text:span text:style-name="T29_12">XML</text:span><text:span text:style-name="T29_13"><text:s/></text:span><text:span text:style-name="T29_14">documents</text:span><text:span text:style-name="T29_15">;<text:s/></text:span><text:span text:style-name="T29_16">defines</text:span><text:span text:style-name="T29_17"><text:s/></text:span><text:span text:style-name="T29_18">the</text:span><text:span text:style-name="T29_19"><text:s/></text:span><text:span text:style-name="T29_20">objects</text:span><text:span text:style-name="T29_21"><text:s/></text:span><text:span text:style-name="T29_22">and</text:span><text:span text:style-name="T29_23"><text:s/></text:span><text:span text:style-name="T29_24">properties</text:span><text:span text:style-name="T29_25"><text:s/></text:span><text:span text:style-name="T29_26">of</text:span><text:span text:style-name="T29_27"><text:s/></text:span><text:span text:style-name="T29_28">all</text:span><text:span text:style-name="T29_29"><text:s/></text:span><text:span text:style-name="T29_30">HTML</text:span><text:span text:style-name="T29_31"><text:s/></text:span><text:span text:style-name="T29_32">elements</text:span><text:span text:style-name="T29_33"><text:s/></text:span><text:span text:style-name="T29_34">and</text:span><text:span text:style-name="T29_35"><text:s/></text:span><text:span text:style-name="T29_36">the</text:span><text:span text:style-name="T29_37"><text:s/></text:span><text:span text:style-name="T29_38">methods</text:span><text:span text:style-name="T29_39"><text:s/></text:span><text:span text:style-name="T29_40">to</text:span><text:span text:style-name="T29_41"><text:s/></text:span><text:span text:style-name="T29_42">access</text:span><text:span text:style-name="T29_43"><text:s/></text:span><text:span text:style-name="T29_44">them</text:span><text:span text:style-name="T29_45">.</text:span></text:p>
      <text:p text:style-name="P30"><text:span text:style-name="T30_1">-<text:s/></text:span><text:span text:style-name="T30_2">HTML</text:span><text:span text:style-name="T30_3"><text:s/></text:span><text:span text:style-name="T30_4">DOM</text:span><text:span text:style-name="T30_5"><text:s/>→<text:s/></text:span><text:span text:style-name="T30_6">standard</text:span><text:span text:style-name="T30_7"><text:s/></text:span><text:span text:style-name="T30_8">model</text:span><text:span text:style-name="T30_9"><text:s/></text:span><text:span text:style-name="T30_10">for</text:span><text:span text:style-name="T30_11"><text:s/></text:span><text:span text:style-name="T30_12">HTML</text:span><text:span text:style-name="T30_13"><text:s/></text:span><text:span text:style-name="T30_14">documents</text:span><text:span text:style-name="T30_15">;<text:s/></text:span><text:span text:style-name="T30_16">defines</text:span><text:span text:style-name="T30_17"><text:s/></text:span><text:span text:style-name="T30_18">the</text:span><text:span text:style-name="T30_19"><text:s/></text:span><text:span text:style-name="T30_20">objects</text:span><text:span text:style-name="T30_21"><text:s/></text:span><text:span text:style-name="T30_22">and</text:span><text:span text:style-name="T30_23"><text:s/></text:span><text:span text:style-name="T30_24">properties</text:span><text:span text:style-name="T30_25"><text:s/></text:span><text:span text:style-name="T30_26">of</text:span><text:span text:style-name="T30_27"><text:s/></text:span><text:span text:style-name="T30_28">all</text:span><text:span text:style-name="T30_29"><text:s/></text:span><text:span text:style-name="T30_30">XML</text:span><text:span text:style-name="T30_31"><text:s/></text:span><text:span text:style-name="T30_32">elements</text:span><text:span text:style-name="T30_33"><text:s/></text:span><text:span text:style-name="T30_34">and</text:span><text:span text:style-name="T30_35"><text:s/></text:span><text:span text:style-name="T30_36">the</text:span><text:span text:style-name="T30_37"><text:s/></text:span><text:span text:style-name="T30_38">methods</text:span><text:span text:style-name="T30_39"><text:s/></text:span><text:span text:style-name="T30_40">to</text:span><text:span text:style-name="T30_41"><text:s/></text:span><text:span text:style-name="T30_42">access</text:span><text:span text:style-name="T30_43"><text:s/></text:span><text:span text:style-name="T30_44">them</text:span><text:span text:style-name="T30_45">;<text:s/></text:span><text:span text:style-name="T30_46">or</text:span><text:span text:style-name="T30_47"><text:s/></text:span><text:span text:style-name="T30_48">in</text:span><text:span text:style-name="T30_49"><text:s/></text:span><text:span text:style-name="T30_50">other</text:span><text:span text:style-name="T30_51"><text:s/></text:span><text:span text:style-name="T30_52">words</text:span><text:span text:style-name="T30_53">:<text:s/></text:span><text:span text:style-name="T30_54">it</text:span><text:span text:style-name="T30_55"><text:s/></text:span><text:span text:style-name="T30_56">is</text:span><text:span text:style-name="T30_57"><text:s/></text:span><text:span text:style-name="T30_58">a</text:span><text:span text:style-name="T30_59"><text:s/></text:span><text:span text:style-name="T30_60">standard</text:span><text:span text:style-name="T30_61"><text:s/></text:span><text:span text:style-name="T30_62">for</text:span><text:span text:style-name="T30_63"><text:s/></text:span><text:span text:style-name="T30_64">how</text:span><text:span text:style-name="T30_65"><text:s/></text:span><text:span text:style-name="T30_66">to</text:span><text:span text:style-name="T30_67"><text:s/></text:span><text:span text:style-name="T30_68">get</text:span><text:span text:style-name="T30_69">,<text:s/></text:span><text:span text:style-name="T30_70">change</text:span><text:span text:style-name="T30_71">,<text:s/></text:span><text:span text:style-name="T30_72">add</text:span><text:span text:style-name="T30_73"><text:s/></text:span><text:span text:style-name="T30_74">or</text:span><text:span text:style-name="T30_75"><text:s/></text:span><text:span text:style-name="T30_76">delete</text:span><text:span text:style-name="T30_77"><text:s/></text:span><text:span text:style-name="T30_78">HTML</text:span><text:span text:style-name="T30_79"><text:s/></text:span><text:span text:style-name="T30_80">elements</text:span><text:span text:style-name="T30_81">.</text:span></text:p>
      <text:p text:style-name="P31"/>
      <text:p text:style-name="P32"><text:span text:style-name="T32_1"><text:a xlink:type="simple" xlink:href="http://en.wikipedia.org/wiki/Document_Object_Model"><text:span text:style-name="T32_2">http</text:span></text:a></text:span><text:span text:style-name="T32_3"><text:a xlink:type="simple" xlink:href="http://en.wikipedia.org/wiki/Document_Object_Model"><text:span text:style-name="T32_4">://</text:span></text:a></text:span><text:span text:style-name="T32_5"><text:a xlink:type="simple" xlink:href="http://en.wikipedia.org/wiki/Document_Object_Model"><text:span text:style-name="T32_6">en</text:span></text:a></text:span><text:span text:style-name="T32_7"><text:a xlink:type="simple" xlink:href="http://en.wikipedia.org/wiki/Document_Object_Model"><text:span text:style-name="T32_8">.</text:span></text:a></text:span><text:span text:style-name="T32_9"><text:a xlink:type="simple" xlink:href="http://en.wikipedia.org/wiki/Document_Object_Model"><text:span text:style-name="T32_10">wikipedia</text:span></text:a></text:span><text:span text:style-name="T32_11"><text:a xlink:type="simple" xlink:href="http://en.wikipedia.org/wiki/Document_Object_Model"><text:span text:style-name="T32_12">.</text:span></text:a></text:span><text:span text:style-name="T32_13"><text:a xlink:type="simple" xlink:href="http://en.wikipedia.org/wiki/Document_Object_Model"><text:span text:style-name="T32_14">org</text:span></text:a></text:span><text:span text:style-name="T32_15"><text:a xlink:type="simple" xlink:href="http://en.wikipedia.org/wiki/Document_Object_Model"><text:span text:style-name="T32_16">/</text:span></text:a></text:span><text:span text:style-name="T32_17"><text:a xlink:type="simple" xlink:href="http://en.wikipedia.org/wiki/Document_Object_Model"><text:span text:style-name="T32_18">wiki</text:span></text:a></text:span><text:span text:style-name="T32_19"><text:a xlink:type="simple" xlink:href="http://en.wikipedia.org/wiki/Document_Object_Model"><text:span text:style-name="T32_20">/</text:span></text:a></text:span><text:span text:style-name="T32_21"><text:a xlink:type="simple" xlink:href="http://en.wikipedia.org/wiki/Document_Object_Model"><text:span text:style-name="T32_22">Document</text:span></text:a></text:span><text:span text:style-name="T32_23"><text:a xlink:type="simple" xlink:href="http://en.wikipedia.org/wiki/Document_Object_Model"><text:span text:style-name="T32_24">_</text:span></text:a></text:span><text:span text:style-name="T32_25"><text:a xlink:type="simple" xlink:href="http://en.wikipedia.org/wiki/Document_Object_Model"><text:span text:style-name="T32_26">Object</text:span></text:a></text:span><text:span text:style-name="T32_27"><text:a xlink:type="simple" xlink:href="http://en.wikipedia.org/wiki/Document_Object_Model"><text:span text:style-name="T32_28">_</text:span></text:a></text:span><text:span text:style-name="T32_29"><text:a xlink:type="simple" xlink:href="http://en.wikipedia.org/wiki/Document_Object_Model"><text:span text:style-name="T32_30">Model</text:span></text:a></text:span></text:p>
      <text:p text:style-name="P33"><text:span text:style-name="T33_1"><text:a xlink:type="simple" xlink:href="https://developer.mozilla.org/en-US/docs/Web/API/Document_Object_Model"><text:span text:style-name="T33_2">https</text:span></text:a></text:span><text:span text:style-name="T33_3"><text:a xlink:type="simple" xlink:href="https://developer.mozilla.org/en-US/docs/Web/API/Document_Object_Model"><text:span text:style-name="T33_4">://</text:span></text:a></text:span><text:span text:style-name="T33_5"><text:a xlink:type="simple" xlink:href="https://developer.mozilla.org/en-US/docs/Web/API/Document_Object_Model"><text:span text:style-name="T33_6">developer</text:span></text:a></text:span><text:span text:style-name="T33_7"><text:a xlink:type="simple" xlink:href="https://developer.mozilla.org/en-US/docs/Web/API/Document_Object_Model"><text:span text:style-name="T33_8">.</text:span></text:a></text:span><text:span text:style-name="T33_9"><text:a xlink:type="simple" xlink:href="https://developer.mozilla.org/en-US/docs/Web/API/Document_Object_Model"><text:span text:style-name="T33_10">mozilla</text:span></text:a></text:span><text:span text:style-name="T33_11"><text:a xlink:type="simple" xlink:href="https://developer.mozilla.org/en-US/docs/Web/API/Document_Object_Model"><text:span text:style-name="T33_12">.</text:span></text:a></text:span><text:span text:style-name="T33_13"><text:a xlink:type="simple" xlink:href="https://developer.mozilla.org/en-US/docs/Web/API/Document_Object_Model"><text:span text:style-name="T33_14">org</text:span></text:a></text:span><text:span text:style-name="T33_15"><text:a xlink:type="simple" xlink:href="https://developer.mozilla.org/en-US/docs/Web/API/Document_Object_Model"><text:span text:style-name="T33_16">/</text:span></text:a></text:span><text:span text:style-name="T33_17"><text:a xlink:type="simple" xlink:href="https://developer.mozilla.org/en-US/docs/Web/API/Document_Object_Model"><text:span text:style-name="T33_18">en</text:span></text:a></text:span><text:span text:style-name="T33_19"><text:a xlink:type="simple" xlink:href="https://developer.mozilla.org/en-US/docs/Web/API/Document_Object_Model"><text:span text:style-name="T33_20">-</text:span></text:a></text:span><text:span text:style-name="T33_21"><text:a xlink:type="simple" xlink:href="https://developer.mozilla.org/en-US/docs/Web/API/Document_Object_Model"><text:span text:style-name="T33_22">US</text:span></text:a></text:span><text:span text:style-name="T33_23"><text:a xlink:type="simple" xlink:href="https://developer.mozilla.org/en-US/docs/Web/API/Document_Object_Model"><text:span text:style-name="T33_24">/</text:span></text:a></text:span><text:span text:style-name="T33_25"><text:a xlink:type="simple" xlink:href="https://developer.mozilla.org/en-US/docs/Web/API/Document_Object_Model"><text:span text:style-name="T33_26">docs</text:span></text:a></text:span><text:span text:style-name="T33_27"><text:a xlink:type="simple" xlink:href="https://developer.mozilla.org/en-US/docs/Web/API/Document_Object_Model"><text:span text:style-name="T33_28">/</text:span></text:a></text:span><text:span text:style-name="T33_29"><text:a xlink:type="simple" xlink:href="https://developer.mozilla.org/en-US/docs/Web/API/Document_Object_Model"><text:span text:style-name="T33_30">Web</text:span></text:a></text:span><text:span text:style-name="T33_31"><text:a xlink:type="simple" xlink:href="https://developer.mozilla.org/en-US/docs/Web/API/Document_Object_Model"><text:span text:style-name="T33_32">/</text:span></text:a></text:span><text:span text:style-name="T33_33"><text:a xlink:type="simple" xlink:href="https://developer.mozilla.org/en-US/docs/Web/API/Document_Object_Model"><text:span text:style-name="T33_34">API</text:span></text:a></text:span><text:span text:style-name="T33_35"><text:a xlink:type="simple" xlink:href="https://developer.mozilla.org/en-US/docs/Web/API/Document_Object_Model"><text:span text:style-name="T33_36">/</text:span></text:a></text:span><text:span text:style-name="T33_37"><text:a xlink:type="simple" xlink:href="https://developer.mozilla.org/en-US/docs/Web/API/Document_Object_Model"><text:span text:style-name="T33_38">Document</text:span></text:a></text:span><text:span text:style-name="T33_39"><text:a xlink:type="simple" xlink:href="https://developer.mozilla.org/en-US/docs/Web/API/Document_Object_Model"><text:span text:style-name="T33_40">_</text:span></text:a></text:span><text:span text:style-name="T33_41"><text:a xlink:type="simple" xlink:href="https://developer.mozilla.org/en-US/docs/Web/API/Document_Object_Model"><text:span text:style-name="T33_42">Object</text:span></text:a></text:span><text:span text:style-name="T33_43"><text:a xlink:type="simple" xlink:href="https://developer.mozilla.org/en-US/docs/Web/API/Document_Object_Model"><text:span text:style-name="T33_44">_</text:span></text:a></text:span><text:span text:style-name="T33_45"><text:a xlink:type="simple" xlink:href="https://developer.mozilla.org/en-US/docs/Web/API/Document_Object_Model"><text:span text:style-name="T33_46">Model</text:span></text:a></text:span></text:p>
      <text:p text:style-name="P34"/>
      <text:p text:style-name="P35"><text:span text:style-name="T35_1">5.</text:span><text:span text:style-name="T35_2"><text:s/></text:span><text:span text:style-name="T35_3">What</text:span><text:span text:style-name="T35_4"><text:s/></text:span><text:span text:style-name="T35_5">are</text:span><text:span text:style-name="T35_6"><text:s/></text:span><text:span text:style-name="T35_7">JavaScript</text:span><text:span text:style-name="T35_8"><text:s/></text:span><text:span text:style-name="T35_9">data</text:span><text:span text:style-name="T35_10"><text:s/></text:span><text:span text:style-name="T35_11">types</text:span><text:span text:style-name="T35_12">?</text:span></text:p>
      <text:p text:style-name="P36"><text:span text:style-name="T36_1">There</text:span><text:span text:style-name="T36_2"><text:s/></text:span><text:span text:style-name="T36_3">are</text:span><text:span text:style-name="T36_4"><text:s/>3<text:s/></text:span><text:span text:style-name="T36_5">primitive</text:span><text:span text:style-name="T36_6"><text:s/></text:span><text:span text:style-name="T36_7">data</text:span><text:span text:style-name="T36_8"><text:s/></text:span><text:span text:style-name="T36_9">types</text:span><text:span text:style-name="T36_10">:<text:s/></text:span><text:span text:style-name="T36_11">Number</text:span><text:span text:style-name="T36_12">,<text:s/></text:span><text:span text:style-name="T36_13">String</text:span><text:span text:style-name="T36_14">,<text:s/></text:span><text:span text:style-name="T36_15">Boolean</text:span><text:span text:style-name="T36_16"><text:s/></text:span><text:span text:style-name="T36_17">and</text:span><text:span text:style-name="T36_18"><text:s/></text:span><text:span text:style-name="T36_19">other</text:span><text:span text:style-name="T36_20"><text:s/><text:tab/></text:span><text:span text:style-name="T36_21">composite</text:span><text:span text:style-name="T36_22"><text:s/></text:span><text:span text:style-name="T36_23">data</text:span><text:span text:style-name="T36_24"><text:s/></text:span><text:span text:style-name="T36_25">types</text:span><text:span text:style-name="T36_26">:<text:s/></text:span><text:span text:style-name="T36_27">Object</text:span><text:span text:style-name="T36_28"><text:s/>(</text:span><text:span text:style-name="T36_29">Array</text:span><text:span text:style-name="T36_30">)</text:span><text:span text:style-name="T36_31">,<text:s/></text:span><text:span text:style-name="T36_32">Function</text:span><text:span text:style-name="T36_33">.<text:s/></text:span><text:span text:style-name="T36_34"><text:tab/></text:span></text:p>
      <text:p text:style-name="P37"><text:span text:style-name="T37_1">There</text:span><text:span text:style-name="T37_2"><text:s/></text:span><text:span text:style-name="T37_3">are</text:span><text:span text:style-name="T37_4"><text:s/>2<text:s/></text:span><text:span text:style-name="T37_5">other</text:span><text:span text:style-name="T37_6"><text:s/></text:span><text:span text:style-name="T37_7">primitive</text:span><text:span text:style-name="T37_8"><text:s/></text:span><text:span text:style-name="T37_9">values</text:span><text:span text:style-name="T37_10">:<text:s/></text:span><text:span text:style-name="T37_11">null</text:span><text:span text:style-name="T37_12"><text:s/>→<text:s/></text:span><text:span text:style-name="T37_13">denoting</text:span><text:span text:style-name="T37_14"><text:s/></text:span><text:span text:style-name="T37_15">null</text:span><text:span text:style-name="T37_16"><text:s/></text:span><text:span text:style-name="T37_17">value</text:span><text:span text:style-name="T37_18"><text:s/>(</text:span><text:span text:style-name="T37_19">note</text:span><text:span text:style-name="T37_20">:<text:s/></text:span><text:span text:style-name="T37_21">typeof</text:span><text:span text:style-name="T37_22"><text:s/></text:span><text:span text:style-name="T37_23">null</text:span><text:span text:style-name="T37_24"><text:s/></text:span><text:span text:style-name="T37_25">is</text:span><text:span text:style-name="T37_26"><text:s/>“</text:span><text:span text:style-name="T37_27">object</text:span><text:span text:style-name="T37_28">”),<text:s/></text:span><text:span text:style-name="T37_29">undefined</text:span><text:span text:style-name="T37_30"><text:s/>→<text:s/></text:span><text:span text:style-name="T37_31">whose</text:span><text:span text:style-name="T37_32"><text:s/></text:span><text:span text:style-name="T37_33">value</text:span><text:span text:style-name="T37_34"><text:s/></text:span><text:span text:style-name="T37_35">is</text:span><text:span text:style-name="T37_36"><text:s/></text:span><text:span text:style-name="T37_37">undefined</text:span></text:p>
      <text:p text:style-name="P38"><text:span text:style-name="T38_1">*<text:s/></text:span><text:span text:style-name="T38_2">NaN</text:span><text:span text:style-name="T38_3"><text:s/>→<text:s/></text:span><text:span text:style-name="T38_4">it</text:span><text:span text:style-name="T38_5">’</text:span><text:span text:style-name="T38_6">s</text:span><text:span text:style-name="T38_7"><text:s/></text:span><text:span text:style-name="T38_8">also</text:span><text:span text:style-name="T38_9"><text:s/></text:span><text:span text:style-name="T38_10">a</text:span><text:span text:style-name="T38_11"><text:s/></text:span><text:span text:style-name="T38_12">number</text:span><text:span text:style-name="T38_13"><text:s/></text:span><text:span text:style-name="T38_14">whose</text:span><text:span text:style-name="T38_15"><text:s/></text:span><text:span text:style-name="T38_16">value</text:span><text:span text:style-name="T38_17"><text:s/></text:span><text:span text:style-name="T38_18">is</text:span><text:span text:style-name="T38_19"><text:s/></text:span><text:span text:style-name="T38_20">not</text:span><text:span text:style-name="T38_21"><text:s/></text:span><text:span text:style-name="T38_22">a</text:span><text:span text:style-name="T38_23"><text:s/></text:span><text:span text:style-name="T38_24">number</text:span><text:span text:style-name="T38_25"><text:s/>:)<text:s/></text:span></text:p>
      <text:p text:style-name="P39"/>
      <text:p text:style-name="P40"><text:span text:style-name="T40_1"><text:a xlink:type="simple" xlink:href="https://developer.mozilla.org/en-US/docs/Web/JavaScript/Guide/Grammar_and_types"><text:span text:style-name="T40_2">https</text:span></text:a></text:span><text:span text:style-name="T40_3"><text:a xlink:type="simple" xlink:href="https://developer.mozilla.org/en-US/docs/Web/JavaScript/Guide/Grammar_and_types"><text:span text:style-name="T40_4">://</text:span></text:a></text:span><text:span text:style-name="T40_5"><text:a xlink:type="simple" xlink:href="https://developer.mozilla.org/en-US/docs/Web/JavaScript/Guide/Grammar_and_types"><text:span text:style-name="T40_6">developer</text:span></text:a></text:span><text:span text:style-name="T40_7"><text:a xlink:type="simple" xlink:href="https://developer.mozilla.org/en-US/docs/Web/JavaScript/Guide/Grammar_and_types"><text:span text:style-name="T40_8">.</text:span></text:a></text:span><text:span text:style-name="T40_9"><text:a xlink:type="simple" xlink:href="https://developer.mozilla.org/en-US/docs/Web/JavaScript/Guide/Grammar_and_types"><text:span text:style-name="T40_10">mozilla</text:span></text:a></text:span><text:span text:style-name="T40_11"><text:a xlink:type="simple" xlink:href="https://developer.mozilla.org/en-US/docs/Web/JavaScript/Guide/Grammar_and_types"><text:span text:style-name="T40_12">.</text:span></text:a></text:span><text:span text:style-name="T40_13"><text:a xlink:type="simple" xlink:href="https://developer.mozilla.org/en-US/docs/Web/JavaScript/Guide/Grammar_and_types"><text:span text:style-name="T40_14">org</text:span></text:a></text:span><text:span text:style-name="T40_15"><text:a xlink:type="simple" xlink:href="https://developer.mozilla.org/en-US/docs/Web/JavaScript/Guide/Grammar_and_types"><text:span text:style-name="T40_16">/</text:span></text:a></text:span><text:span text:style-name="T40_17"><text:a xlink:type="simple" xlink:href="https://developer.mozilla.org/en-US/docs/Web/JavaScript/Guide/Grammar_and_types"><text:span text:style-name="T40_18">en</text:span></text:a></text:span><text:span text:style-name="T40_19"><text:a xlink:type="simple" xlink:href="https://developer.mozilla.org/en-US/docs/Web/JavaScript/Guide/Grammar_and_types"><text:span text:style-name="T40_20">-</text:span></text:a></text:span><text:span text:style-name="T40_21"><text:a xlink:type="simple" xlink:href="https://developer.mozilla.org/en-US/docs/Web/JavaScript/Guide/Grammar_and_types"><text:span text:style-name="T40_22">US</text:span></text:a></text:span><text:span text:style-name="T40_23"><text:a xlink:type="simple" xlink:href="https://developer.mozilla.org/en-US/docs/Web/JavaScript/Guide/Grammar_and_types"><text:span text:style-name="T40_24">/</text:span></text:a></text:span><text:span text:style-name="T40_25"><text:a xlink:type="simple" xlink:href="https://developer.mozilla.org/en-US/docs/Web/JavaScript/Guide/Grammar_and_types"><text:span text:style-name="T40_26">docs</text:span></text:a></text:span><text:span text:style-name="T40_27"><text:a xlink:type="simple" xlink:href="https://developer.mozilla.org/en-US/docs/Web/JavaScript/Guide/Grammar_and_types"><text:span text:style-name="T40_28">/</text:span></text:a></text:span><text:span text:style-name="T40_29"><text:a xlink:type="simple" xlink:href="https://developer.mozilla.org/en-US/docs/Web/JavaScript/Guide/Grammar_and_types"><text:span text:style-name="T40_30">Web</text:span></text:a></text:span><text:span text:style-name="T40_31"><text:a xlink:type="simple" xlink:href="https://developer.mozilla.org/en-US/docs/Web/JavaScript/Guide/Grammar_and_types"><text:span text:style-name="T40_32">/</text:span></text:a></text:span><text:span text:style-name="T40_33"><text:a xlink:type="simple" xlink:href="https://developer.mozilla.org/en-US/docs/Web/JavaScript/Guide/Grammar_and_types"><text:span text:style-name="T40_34">JavaScript</text:span></text:a></text:span><text:span text:style-name="T40_35"><text:a xlink:type="simple" xlink:href="https://developer.mozilla.org/en-US/docs/Web/JavaScript/Guide/Grammar_and_types"><text:span text:style-name="T40_36">/</text:span></text:a></text:span><text:span text:style-name="T40_37"><text:a xlink:type="simple" xlink:href="https://developer.mozilla.org/en-US/docs/Web/JavaScript/Guide/Grammar_and_types"><text:span text:style-name="T40_38">Guide</text:span></text:a></text:span><text:span text:style-name="T40_39"><text:a xlink:type="simple" xlink:href="https://developer.mozilla.org/en-US/docs/Web/JavaScript/Guide/Grammar_and_types"><text:span text:style-name="T40_40">/</text:span></text:a></text:span><text:span text:style-name="T40_41"><text:a xlink:type="simple" xlink:href="https://developer.mozilla.org/en-US/docs/Web/JavaScript/Guide/Grammar_and_types"><text:span text:style-name="T40_42">Grammar</text:span></text:a></text:span><text:span text:style-name="T40_43"><text:a xlink:type="simple" xlink:href="https://developer.mozilla.org/en-US/docs/Web/JavaScript/Guide/Grammar_and_types"><text:span text:style-name="T40_44">_</text:span></text:a></text:span><text:span text:style-name="T40_45"><text:a xlink:type="simple" xlink:href="https://developer.mozilla.org/en-US/docs/Web/JavaScript/Guide/Grammar_and_types"><text:span text:style-name="T40_46">and</text:span></text:a></text:span><text:span text:style-name="T40_47"><text:a xlink:type="simple" xlink:href="https://developer.mozilla.org/en-US/docs/Web/JavaScript/Guide/Grammar_and_types"><text:span text:style-name="T40_48">_</text:span></text:a></text:span><text:span text:style-name="T40_49"><text:a xlink:type="simple" xlink:href="https://developer.mozilla.org/en-US/docs/Web/JavaScript/Guide/Grammar_and_types"><text:span text:style-name="T40_50">types</text:span></text:a></text:span></text:p>
      <text:p text:style-name="P41"/>
      <text:p text:style-name="P42"><text:span text:style-name="T42_1">Examples</text:span><text:span text:style-name="T42_2">:</text:span></text:p>
      <text:p text:style-name="P43"><text:span text:style-name="T43_1">typeof</text:span><text:span text:style-name="T43_2"><text:s/>5<text:tab/><text:tab/>//<text:s/>“</text:span><text:span text:style-name="T43_3">number</text:span><text:span text:style-name="T43_4">”</text:span></text:p>
      <text:p text:style-name="P44"><text:span text:style-name="T44_1">typeof</text:span><text:span text:style-name="T44_2"><text:s/>“</text:span><text:span text:style-name="T44_3">b</text:span><text:span text:style-name="T44_4">”<text:tab/><text:tab/>//<text:s/>“</text:span><text:span text:style-name="T44_5">string</text:span><text:span text:style-name="T44_6">”</text:span></text:p>
      <text:p text:style-name="P45"><text:span text:style-name="T45_1">typeof</text:span><text:span text:style-name="T45_2"><text:s/>[1]<text:tab/><text:tab/>//<text:s/>“</text:span><text:span text:style-name="T45_3">object</text:span><text:span text:style-name="T45_4">”</text:span></text:p>
      <text:p text:style-name="P46"><text:span text:style-name="T46_1">typeof</text:span><text:span text:style-name="T46_2"><text:s/>{“</text:span><text:span text:style-name="T46_3">a</text:span><text:span text:style-name="T46_4">”:1}<text:s text:c="2"/><text:tab/><text:tab/>//<text:s/>“</text:span><text:span text:style-name="T46_5">object</text:span><text:span text:style-name="T46_6">”</text:span></text:p>
      <text:p text:style-name="P47"><text:span text:style-name="T47_1">function</text:span><text:span text:style-name="T47_2"><text:s/></text:span><text:span text:style-name="T47_3">blah</text:span><text:span text:style-name="T47_4">()<text:s/>{</text:span><text:span text:style-name="T47_5">console</text:span><text:span text:style-name="T47_6">.</text:span><text:span text:style-name="T47_7">log</text:span><text:span text:style-name="T47_8">(“</text:span><text:span text:style-name="T47_9">blah</text:span><text:span text:style-name="T47_10">”);}</text:span></text:p>
      <text:p text:style-name="P48"><text:span text:style-name="T48_1">typeof</text:span><text:span text:style-name="T48_2"><text:s/></text:span><text:span text:style-name="T48_3">blah</text:span><text:span text:style-name="T48_4"><text:tab/><text:tab/>//<text:s/>“</text:span><text:span text:style-name="T48_5">function</text:span><text:span text:style-name="T48_6">”</text:span></text:p>
      <text:p text:style-name="P49"><text:span text:style-name="T49_1">function</text:span><text:span text:style-name="T49_2"><text:s/></text:span><text:span text:style-name="T49_3">Tea</text:span><text:span text:style-name="T49_4">(</text:span><text:span text:style-name="T49_5">name</text:span><text:span text:style-name="T49_6">)<text:s/>{<text:s/></text:span><text:span text:style-name="T49_7">this</text:span><text:span text:style-name="T49_8">.</text:span><text:span text:style-name="T49_9">name</text:span><text:span text:style-name="T49_10"><text:s/>=<text:s/></text:span><text:span text:style-name="T49_11">name</text:span><text:span text:style-name="T49_12">;<text:s/>}</text:span></text:p>
      <text:p text:style-name="P50"><text:span text:style-name="T50_1">var</text:span><text:span text:style-name="T50_2"><text:s/></text:span><text:span text:style-name="T50_3">mytea</text:span><text:span text:style-name="T50_4"><text:s/>=<text:s/></text:span><text:span text:style-name="T50_5">new</text:span><text:span text:style-name="T50_6"><text:s/></text:span><text:span text:style-name="T50_7">Tea</text:span><text:span text:style-name="T50_8">(“</text:span><text:span text:style-name="T50_9">green</text:span><text:span text:style-name="T50_10">”);</text:span></text:p>
      <text:p text:style-name="P51"><text:span text:style-name="T51_1">mtypeof</text:span><text:span text:style-name="T51_2"><text:s/></text:span><text:span text:style-name="T51_3">Tea</text:span><text:span text:style-name="T51_4"><text:tab/><text:tab/>//<text:s/>“</text:span><text:span text:style-name="T51_5">function</text:span><text:span text:style-name="T51_6">”</text:span></text:p>
      <text:p text:style-name="P52"><text:span text:style-name="T52_1">typeof</text:span><text:span text:style-name="T52_2"><text:s/></text:span><text:span text:style-name="T52_3">mytea</text:span><text:span text:style-name="T52_4"><text:tab/><text:tab/>//<text:s/>“</text:span><text:span text:style-name="T52_5">object</text:span><text:span text:style-name="T52_6">”</text:span></text:p>
      <text:p text:style-name="P53"/>
      <text:p text:style-name="P54"><text:span text:style-name="T54_1">Note</text:span><text:span text:style-name="T54_2">:</text:span><text:span text:style-name="T54_3"><text:s/></text:span><text:span text:style-name="T54_4">JavaScript</text:span><text:span text:style-name="T54_5"><text:s/></text:span><text:span text:style-name="T54_6">uses</text:span><text:span text:style-name="T54_7"><text:s/></text:span><text:span text:style-name="T54_8">a</text:span><text:span text:style-name="T54_9"><text:s/></text:span><text:span text:style-name="T54_10">fixed</text:span><text:span text:style-name="T54_11"><text:s/></text:span><text:span text:style-name="T54_12">number</text:span><text:span text:style-name="T54_13"><text:s/></text:span><text:span text:style-name="T54_14">of</text:span><text:span text:style-name="T54_15"><text:s/></text:span><text:span text:style-name="T54_16">bits</text:span><text:span text:style-name="T54_17">,<text:s/></text:span><text:span text:style-name="T54_18">namely</text:span><text:span text:style-name="T54_19"><text:s/>64<text:s/></text:span><text:span text:style-name="T54_20">of</text:span><text:span text:style-name="T54_21"><text:s/></text:span><text:span text:style-name="T54_22">them</text:span><text:span text:style-name="T54_23">,<text:s/></text:span><text:span text:style-name="T54_24">to</text:span><text:span text:style-name="T54_25"><text:s/></text:span><text:span text:style-name="T54_26">store</text:span><text:span text:style-name="T54_27"><text:s/></text:span><text:span text:style-name="T54_28">a</text:span><text:span text:style-name="T54_29"><text:s/></text:span><text:span text:style-name="T54_30">single</text:span><text:span text:style-name="T54_31"><text:s/></text:span><text:span text:style-name="T54_32">number</text:span><text:span text:style-name="T54_33"><text:s/></text:span><text:span text:style-name="T54_34">value</text:span><text:span text:style-name="T54_35">.<text:s/></text:span><text:span text:style-name="T54_36">You</text:span><text:span text:style-name="T54_37"><text:s/></text:span><text:span text:style-name="T54_38">can</text:span><text:span text:style-name="T54_39"><text:s/></text:span><text:span text:style-name="T54_40">use</text:span><text:span text:style-name="T54_41"><text:s/>64-</text:span><text:span text:style-name="T54_42">bit</text:span><text:span text:style-name="T54_43"><text:s/></text:span><text:span text:style-name="T54_44">chunks</text:span><text:span text:style-name="T54_45"><text:s/></text:span><text:span text:style-name="T54_46">to</text:span><text:span text:style-name="T54_47"><text:s/></text:span><text:span text:style-name="T54_48">store</text:span><text:span text:style-name="T54_49"><text:s/></text:span><text:span text:style-name="T54_50">larger</text:span><text:span text:style-name="T54_51"><text:s/></text:span><text:span text:style-name="T54_52">values</text:span><text:span text:style-name="T54_53">.<text:s/></text:span></text:p>
      <text:p text:style-name="P55"/>
      <text:p text:style-name="P56"><text:span text:style-name="T56_1">6.</text:span><text:span text:style-name="T56_2"><text:s/></text:span><text:span text:style-name="T56_3">How</text:span><text:span text:style-name="T56_4"><text:s/></text:span><text:span text:style-name="T56_5">do</text:span><text:span text:style-name="T56_6"><text:s/></text:span><text:span text:style-name="T56_7">you</text:span><text:span text:style-name="T56_8"><text:s/></text:span><text:span text:style-name="T56_9">convert</text:span><text:span text:style-name="T56_10"><text:s/></text:span><text:span text:style-name="T56_11">numbers</text:span><text:span text:style-name="T56_12"><text:s/></text:span><text:span text:style-name="T56_13">between</text:span><text:span text:style-name="T56_14"><text:s/></text:span><text:span text:style-name="T56_15">different</text:span><text:span text:style-name="T56_16"><text:s/></text:span><text:span text:style-name="T56_17">bases</text:span><text:span text:style-name="T56_18"><text:s/></text:span><text:span text:style-name="T56_19">in</text:span><text:span text:style-name="T56_20"><text:s/></text:span><text:span text:style-name="T56_21">JavaScript</text:span><text:span text:style-name="T56_22">?</text:span><text:span text:style-name="T56_23"><text:s/>-<text:s/></text:span><text:span text:style-name="T56_24">Use</text:span><text:span text:style-name="T56_25"><text:s/></text:span><text:span text:style-name="T56_26">the</text:span><text:span text:style-name="T56_27"><text:s/></text:span><text:span text:style-name="T56_28">parseInt</text:span><text:span text:style-name="T56_29">()<text:s/></text:span><text:span text:style-name="T56_30">function</text:span><text:span text:style-name="T56_31">,<text:s/></text:span><text:span text:style-name="T56_32">that</text:span><text:span text:style-name="T56_33"><text:s/></text:span><text:span text:style-name="T56_34">takes</text:span><text:span text:style-name="T56_35"><text:s/></text:span><text:span text:style-name="T56_36">a</text:span><text:span text:style-name="T56_37"><text:s/></text:span><text:span text:style-name="T56_38">string</text:span><text:span text:style-name="T56_39"><text:s/></text:span><text:span text:style-name="T56_40">as</text:span><text:span text:style-name="T56_41"><text:s/></text:span><text:span text:style-name="T56_42">the</text:span><text:span text:style-name="T56_43"><text:s/></text:span><text:span text:style-name="T56_44">first</text:span><text:span text:style-name="T56_45"><text:s/></text:span><text:span text:style-name="T56_46">parameter</text:span><text:span text:style-name="T56_47">,<text:s/></text:span><text:span text:style-name="T56_48">and</text:span><text:span text:style-name="T56_49"><text:s/></text:span><text:span text:style-name="T56_50">the</text:span><text:span text:style-name="T56_51"><text:s/></text:span><text:span text:style-name="T56_52">base</text:span><text:span text:style-name="T56_53"><text:s/></text:span><text:span text:style-name="T56_54">as</text:span><text:span text:style-name="T56_55"><text:s/></text:span><text:span text:style-name="T56_56">a</text:span><text:span text:style-name="T56_57"><text:s/></text:span><text:span text:style-name="T56_58">second</text:span><text:span text:style-name="T56_59"><text:s/></text:span><text:span text:style-name="T56_60">parameter</text:span><text:span text:style-name="T56_61">.<text:s/></text:span></text:p>
      <text:p text:style-name="P57"><text:span text:style-name="T57_1">There</text:span><text:span text:style-name="T57_2"><text:s/></text:span><text:span text:style-name="T57_3">is</text:span><text:span text:style-name="T57_4"><text:s/></text:span><text:span text:style-name="T57_5">also</text:span><text:span text:style-name="T57_6"><text:s/></text:span><text:span text:style-name="T57_7">parseFloat</text:span><text:span text:style-name="T57_8">()<text:s/></text:span><text:span text:style-name="T57_9">function</text:span><text:span text:style-name="T57_10">.<text:s/></text:span></text:p>
      <text:p text:style-name="P58"/>
      <text:p text:style-name="P59"><text:span text:style-name="T59_1"><text:a xlink:type="simple" xlink:href="https://developer.mozilla.org/en-US/docs/Web/JavaScript/Reference/Global_Objects/parseInt"><text:span text:style-name="T59_2">https</text:span></text:a></text:span><text:span text:style-name="T59_3"><text:a xlink:type="simple" xlink:href="https://developer.mozilla.org/en-US/docs/Web/JavaScript/Reference/Global_Objects/parseInt"><text:span text:style-name="T59_4">://</text:span></text:a></text:span><text:span text:style-name="T59_5"><text:a xlink:type="simple" xlink:href="https://developer.mozilla.org/en-US/docs/Web/JavaScript/Reference/Global_Objects/parseInt"><text:span text:style-name="T59_6">developer</text:span></text:a></text:span><text:span text:style-name="T59_7"><text:a xlink:type="simple" xlink:href="https://developer.mozilla.org/en-US/docs/Web/JavaScript/Reference/Global_Objects/parseInt"><text:span text:style-name="T59_8">.</text:span></text:a></text:span><text:span text:style-name="T59_9"><text:a xlink:type="simple" xlink:href="https://developer.mozilla.org/en-US/docs/Web/JavaScript/Reference/Global_Objects/parseInt"><text:span text:style-name="T59_10">mozilla</text:span></text:a></text:span><text:span text:style-name="T59_11"><text:a xlink:type="simple" xlink:href="https://developer.mozilla.org/en-US/docs/Web/JavaScript/Reference/Global_Objects/parseInt"><text:span text:style-name="T59_12">.</text:span></text:a></text:span><text:span text:style-name="T59_13"><text:a xlink:type="simple" xlink:href="https://developer.mozilla.org/en-US/docs/Web/JavaScript/Reference/Global_Objects/parseInt"><text:span text:style-name="T59_14">org</text:span></text:a></text:span><text:span text:style-name="T59_15"><text:a xlink:type="simple" xlink:href="https://developer.mozilla.org/en-US/docs/Web/JavaScript/Reference/Global_Objects/parseInt"><text:span text:style-name="T59_16">/</text:span></text:a></text:span><text:span text:style-name="T59_17"><text:a xlink:type="simple" xlink:href="https://developer.mozilla.org/en-US/docs/Web/JavaScript/Reference/Global_Objects/parseInt"><text:span text:style-name="T59_18">en</text:span></text:a></text:span><text:span text:style-name="T59_19"><text:a xlink:type="simple" xlink:href="https://developer.mozilla.org/en-US/docs/Web/JavaScript/Reference/Global_Objects/parseInt"><text:span text:style-name="T59_20">-</text:span></text:a></text:span><text:span text:style-name="T59_21"><text:a xlink:type="simple" xlink:href="https://developer.mozilla.org/en-US/docs/Web/JavaScript/Reference/Global_Objects/parseInt"><text:span text:style-name="T59_22">US</text:span></text:a></text:span><text:span text:style-name="T59_23"><text:a xlink:type="simple" xlink:href="https://developer.mozilla.org/en-US/docs/Web/JavaScript/Reference/Global_Objects/parseInt"><text:span text:style-name="T59_24">/</text:span></text:a></text:span><text:span text:style-name="T59_25"><text:a xlink:type="simple" xlink:href="https://developer.mozilla.org/en-US/docs/Web/JavaScript/Reference/Global_Objects/parseInt"><text:span text:style-name="T59_26">docs</text:span></text:a></text:span><text:span text:style-name="T59_27"><text:a xlink:type="simple" xlink:href="https://developer.mozilla.org/en-US/docs/Web/JavaScript/Reference/Global_Objects/parseInt"><text:span text:style-name="T59_28">/</text:span></text:a></text:span><text:span text:style-name="T59_29"><text:a xlink:type="simple" xlink:href="https://developer.mozilla.org/en-US/docs/Web/JavaScript/Reference/Global_Objects/parseInt"><text:span text:style-name="T59_30">Web</text:span></text:a></text:span><text:span text:style-name="T59_31"><text:a xlink:type="simple" xlink:href="https://developer.mozilla.org/en-US/docs/Web/JavaScript/Reference/Global_Objects/parseInt"><text:span text:style-name="T59_32">/</text:span></text:a></text:span><text:span text:style-name="T59_33"><text:a xlink:type="simple" xlink:href="https://developer.mozilla.org/en-US/docs/Web/JavaScript/Reference/Global_Objects/parseInt"><text:span text:style-name="T59_34">JavaScript</text:span></text:a></text:span><text:span text:style-name="T59_35"><text:a xlink:type="simple" xlink:href="https://developer.mozilla.org/en-US/docs/Web/JavaScript/Reference/Global_Objects/parseInt"><text:span text:style-name="T59_36">/</text:span></text:a></text:span><text:span text:style-name="T59_37"><text:a xlink:type="simple" xlink:href="https://developer.mozilla.org/en-US/docs/Web/JavaScript/Reference/Global_Objects/parseInt"><text:span text:style-name="T59_38">Reference</text:span></text:a></text:span><text:span text:style-name="T59_39"><text:a xlink:type="simple" xlink:href="https://developer.mozilla.org/en-US/docs/Web/JavaScript/Reference/Global_Objects/parseInt"><text:span text:style-name="T59_40">/</text:span></text:a></text:span><text:span text:style-name="T59_41"><text:a xlink:type="simple" xlink:href="https://developer.mozilla.org/en-US/docs/Web/JavaScript/Reference/Global_Objects/parseInt"><text:span text:style-name="T59_42">Global</text:span></text:a></text:span><text:span text:style-name="T59_43"><text:a xlink:type="simple" xlink:href="https://developer.mozilla.org/en-US/docs/Web/JavaScript/Reference/Global_Objects/parseInt"><text:span text:style-name="T59_44">_</text:span></text:a></text:span><text:span text:style-name="T59_45"><text:a xlink:type="simple" xlink:href="https://developer.mozilla.org/en-US/docs/Web/JavaScript/Reference/Global_Objects/parseInt"><text:span text:style-name="T59_46">Objects</text:span></text:a></text:span><text:span text:style-name="T59_47"><text:a xlink:type="simple" xlink:href="https://developer.mozilla.org/en-US/docs/Web/JavaScript/Reference/Global_Objects/parseInt"><text:span text:style-name="T59_48">/</text:span></text:a></text:span><text:span text:style-name="T59_49"><text:a xlink:type="simple" xlink:href="https://developer.mozilla.org/en-US/docs/Web/JavaScript/Reference/Global_Objects/parseInt"><text:span text:style-name="T59_50">parseInt</text:span></text:a></text:span></text:p>
      <text:p text:style-name="P60"><text:span text:style-name="T60_1"><text:a xlink:type="simple" xlink:href="https://developer.mozilla.org/en-US/docs/Web/JavaScript/Reference/Global_Objects/parseFloat"><text:span text:style-name="T60_2">https</text:span></text:a></text:span><text:span text:style-name="T60_3"><text:a xlink:type="simple" xlink:href="https://developer.mozilla.org/en-US/docs/Web/JavaScript/Reference/Global_Objects/parseFloat"><text:span text:style-name="T60_4">://</text:span></text:a></text:span><text:span text:style-name="T60_5"><text:a xlink:type="simple" xlink:href="https://developer.mozilla.org/en-US/docs/Web/JavaScript/Reference/Global_Objects/parseFloat"><text:span text:style-name="T60_6">developer</text:span></text:a></text:span><text:span text:style-name="T60_7"><text:a xlink:type="simple" xlink:href="https://developer.mozilla.org/en-US/docs/Web/JavaScript/Reference/Global_Objects/parseFloat"><text:span text:style-name="T60_8">.</text:span></text:a></text:span><text:span text:style-name="T60_9"><text:a xlink:type="simple" xlink:href="https://developer.mozilla.org/en-US/docs/Web/JavaScript/Reference/Global_Objects/parseFloat"><text:span text:style-name="T60_10">mozilla</text:span></text:a></text:span><text:span text:style-name="T60_11"><text:a xlink:type="simple" xlink:href="https://developer.mozilla.org/en-US/docs/Web/JavaScript/Reference/Global_Objects/parseFloat"><text:span text:style-name="T60_12">.</text:span></text:a></text:span><text:span text:style-name="T60_13"><text:a xlink:type="simple" xlink:href="https://developer.mozilla.org/en-US/docs/Web/JavaScript/Reference/Global_Objects/parseFloat"><text:span text:style-name="T60_14">org</text:span></text:a></text:span><text:span text:style-name="T60_15"><text:a xlink:type="simple" xlink:href="https://developer.mozilla.org/en-US/docs/Web/JavaScript/Reference/Global_Objects/parseFloat"><text:span text:style-name="T60_16">/</text:span></text:a></text:span><text:span text:style-name="T60_17"><text:a xlink:type="simple" xlink:href="https://developer.mozilla.org/en-US/docs/Web/JavaScript/Reference/Global_Objects/parseFloat"><text:span text:style-name="T60_18">en</text:span></text:a></text:span><text:span text:style-name="T60_19"><text:a xlink:type="simple" xlink:href="https://developer.mozilla.org/en-US/docs/Web/JavaScript/Reference/Global_Objects/parseFloat"><text:span text:style-name="T60_20">-</text:span></text:a></text:span><text:span text:style-name="T60_21"><text:a xlink:type="simple" xlink:href="https://developer.mozilla.org/en-US/docs/Web/JavaScript/Reference/Global_Objects/parseFloat"><text:span text:style-name="T60_22">US</text:span></text:a></text:span><text:span text:style-name="T60_23"><text:a xlink:type="simple" xlink:href="https://developer.mozilla.org/en-US/docs/Web/JavaScript/Reference/Global_Objects/parseFloat"><text:span text:style-name="T60_24">/</text:span></text:a></text:span><text:span text:style-name="T60_25"><text:a xlink:type="simple" xlink:href="https://developer.mozilla.org/en-US/docs/Web/JavaScript/Reference/Global_Objects/parseFloat"><text:span text:style-name="T60_26">docs</text:span></text:a></text:span><text:span text:style-name="T60_27"><text:a xlink:type="simple" xlink:href="https://developer.mozilla.org/en-US/docs/Web/JavaScript/Reference/Global_Objects/parseFloat"><text:span text:style-name="T60_28">/</text:span></text:a></text:span><text:span text:style-name="T60_29"><text:a xlink:type="simple" xlink:href="https://developer.mozilla.org/en-US/docs/Web/JavaScript/Reference/Global_Objects/parseFloat"><text:span text:style-name="T60_30">Web</text:span></text:a></text:span><text:span text:style-name="T60_31"><text:a xlink:type="simple" xlink:href="https://developer.mozilla.org/en-US/docs/Web/JavaScript/Reference/Global_Objects/parseFloat"><text:span text:style-name="T60_32">/</text:span></text:a></text:span><text:span text:style-name="T60_33"><text:a xlink:type="simple" xlink:href="https://developer.mozilla.org/en-US/docs/Web/JavaScript/Reference/Global_Objects/parseFloat"><text:span text:style-name="T60_34">JavaScript</text:span></text:a></text:span><text:span text:style-name="T60_35"><text:a xlink:type="simple" xlink:href="https://developer.mozilla.org/en-US/docs/Web/JavaScript/Reference/Global_Objects/parseFloat"><text:span text:style-name="T60_36">/</text:span></text:a></text:span><text:span text:style-name="T60_37"><text:a xlink:type="simple" xlink:href="https://developer.mozilla.org/en-US/docs/Web/JavaScript/Reference/Global_Objects/parseFloat"><text:span text:style-name="T60_38">Reference</text:span></text:a></text:span><text:span text:style-name="T60_39"><text:a xlink:type="simple" xlink:href="https://developer.mozilla.org/en-US/docs/Web/JavaScript/Reference/Global_Objects/parseFloat"><text:span text:style-name="T60_40">/</text:span></text:a></text:span><text:span text:style-name="T60_41"><text:a xlink:type="simple" xlink:href="https://developer.mozilla.org/en-US/docs/Web/JavaScript/Reference/Global_Objects/parseFloat"><text:span text:style-name="T60_42">Global</text:span></text:a></text:span><text:span text:style-name="T60_43"><text:a xlink:type="simple" xlink:href="https://developer.mozilla.org/en-US/docs/Web/JavaScript/Reference/Global_Objects/parseFloat"><text:span text:style-name="T60_44">_</text:span></text:a></text:span><text:span text:style-name="T60_45"><text:a xlink:type="simple" xlink:href="https://developer.mozilla.org/en-US/docs/Web/JavaScript/Reference/Global_Objects/parseFloat"><text:span text:style-name="T60_46">Objects</text:span></text:a></text:span><text:span text:style-name="T60_47"><text:a xlink:type="simple" xlink:href="https://developer.mozilla.org/en-US/docs/Web/JavaScript/Reference/Global_Objects/parseFloat"><text:span text:style-name="T60_48">/</text:span></text:a></text:span><text:span text:style-name="T60_49"><text:a xlink:type="simple" xlink:href="https://developer.mozilla.org/en-US/docs/Web/JavaScript/Reference/Global_Objects/parseFloat"><text:span text:style-name="T60_50">parseFloat</text:span></text:a></text:span></text:p>
      <text:p text:style-name="P61"/>
      <text:p text:style-name="P62"><text:span text:style-name="T62_1">Examples</text:span><text:span text:style-name="T62_2">:</text:span></text:p>
      <text:p text:style-name="P63"><text:span text:style-name="T63_1">parseInt</text:span><text:span text:style-name="T63_2">("3</text:span><text:span text:style-name="T63_3">F</text:span><text:span text:style-name="T63_4">",<text:s/>16);<text:tab/>//<text:s/>63</text:span></text:p>
      <text:p text:style-name="P64"><text:span text:style-name="T64_1">parseInt</text:span><text:span text:style-name="T64_2">(18,<text:s/>16);<text:tab/><text:tab/>//<text:s/>24,<text:s/></text:span><text:span text:style-name="T64_3">number</text:span><text:span text:style-name="T64_4"><text:s/>18<text:s/></text:span><text:span text:style-name="T64_5">is</text:span><text:span text:style-name="T64_6"><text:s/></text:span><text:span text:style-name="T64_7">converted</text:span><text:span text:style-name="T64_8"><text:s/></text:span><text:span text:style-name="T64_9">to</text:span><text:span text:style-name="T64_10"><text:s/></text:span><text:span text:style-name="T64_11">a</text:span><text:span text:style-name="T64_12"><text:s/></text:span><text:span text:style-name="T64_13">string</text:span></text:p>
      <text:p text:style-name="P65"><text:span text:style-name="T65_1">parseInt</text:span><text:span text:style-name="T65_2">("18",<text:s/>10);<text:tab/>//<text:s/>18</text:span></text:p>
      <text:p text:style-name="P66"><text:span text:style-name="T66_1">parseFloat</text:span><text:span text:style-name="T66_2">(“3.14”);<text:tab/>//<text:s/>3.14</text:span></text:p>
      <text:p text:style-name="P67"/>
      <text:p text:style-name="P68"><text:span text:style-name="T68_1">To</text:span><text:span text:style-name="T68_2"><text:s/></text:span><text:span text:style-name="T68_3">convert</text:span><text:span text:style-name="T68_4"><text:s/></text:span><text:span text:style-name="T68_5">a</text:span><text:span text:style-name="T68_6"><text:s/></text:span><text:span text:style-name="T68_7">number</text:span><text:span text:style-name="T68_8"><text:s/></text:span><text:span text:style-name="T68_9">or</text:span><text:span text:style-name="T68_10"><text:s/></text:span><text:span text:style-name="T68_11">string</text:span><text:span text:style-name="T68_12"><text:s/></text:span><text:span text:style-name="T68_13">to</text:span><text:span text:style-name="T68_14"><text:s/></text:span><text:span text:style-name="T68_15">a</text:span><text:span text:style-name="T68_16"><text:s/></text:span><text:span text:style-name="T68_17">binary</text:span><text:span text:style-name="T68_18"><text:s/></text:span><text:span text:style-name="T68_19">number</text:span><text:span text:style-name="T68_20"><text:s/></text:span><text:span text:style-name="T68_21">use</text:span><text:span text:style-name="T68_22"><text:s/></text:span><text:span text:style-name="T68_23">this</text:span><text:span text:style-name="T68_24">:</text:span></text:p>
      <text:p text:style-name="P69"><text:span text:style-name="T69_1">num</text:span><text:span text:style-name="T69_2">.</text:span><text:span text:style-name="T69_3">toString</text:span><text:span text:style-name="T69_4">(2)</text:span></text:p>
      <text:p text:style-name="P70"/>
      <text:p text:style-name="P71"><text:span text:style-name="T71_1">7.</text:span><text:span text:style-name="T71_2"><text:s/></text:span><text:span text:style-name="T71_3">What</text:span><text:span text:style-name="T71_4"><text:s/></text:span><text:span text:style-name="T71_5">does</text:span><text:span text:style-name="T71_6"><text:s/></text:span><text:span text:style-name="T71_7">the</text:span><text:span text:style-name="T71_8"><text:s/></text:span><text:span text:style-name="T71_9">isNaN</text:span><text:span text:style-name="T71_10"><text:s/></text:span><text:span text:style-name="T71_11">function</text:span><text:span text:style-name="T71_12"><text:s/></text:span><text:span text:style-name="T71_13">do</text:span><text:span text:style-name="T71_14">?</text:span></text:p>
      <text:p text:style-name="P72"><text:span text:style-name="T72_1">Its</text:span><text:span text:style-name="T72_2"><text:s/></text:span><text:span text:style-name="T72_3">a</text:span><text:span text:style-name="T72_4"><text:s/></text:span><text:span text:style-name="T72_5">built</text:span><text:span text:style-name="T72_6">-</text:span><text:span text:style-name="T72_7">in</text:span><text:span text:style-name="T72_8"><text:s/></text:span><text:span text:style-name="T72_9">function</text:span><text:span text:style-name="T72_10"><text:s/></text:span><text:span text:style-name="T72_11">that</text:span><text:span text:style-name="T72_12"><text:s/></text:span><text:span text:style-name="T72_13">checks</text:span><text:span text:style-name="T72_14"><text:s/></text:span><text:span text:style-name="T72_15">if</text:span><text:span text:style-name="T72_16"><text:s/></text:span><text:span text:style-name="T72_17">an</text:span><text:span text:style-name="T72_18"><text:s/></text:span><text:span text:style-name="T72_19">expression</text:span><text:span text:style-name="T72_20"><text:s/></text:span><text:span text:style-name="T72_21">evaluates</text:span><text:span text:style-name="T72_22"><text:s/></text:span><text:span text:style-name="T72_23">to</text:span><text:span text:style-name="T72_24"><text:s/></text:span><text:span text:style-name="T72_25">NaN</text:span><text:span text:style-name="T72_26"><text:s/></text:span><text:span text:style-name="T72_27">or</text:span><text:span text:style-name="T72_28"><text:s/></text:span><text:span text:style-name="T72_29">not</text:span><text:span text:style-name="T72_30">.<text:s/></text:span><text:span text:style-name="T72_31">Returns</text:span><text:span text:style-name="T72_32"><text:s/></text:span><text:span text:style-name="T72_33">true</text:span><text:span text:style-name="T72_34"><text:s/></text:span><text:span text:style-name="T72_35">if</text:span><text:span text:style-name="T72_36"><text:s/></text:span><text:span text:style-name="T72_37">the</text:span><text:span text:style-name="T72_38"><text:s/></text:span><text:span text:style-name="T72_39">argument</text:span><text:span text:style-name="T72_40"><text:s/></text:span><text:span text:style-name="T72_41">is</text:span><text:span text:style-name="T72_42"><text:s/></text:span><text:span text:style-name="T72_43">NaN</text:span><text:span text:style-name="T72_44"><text:s/>-<text:s/></text:span><text:span text:style-name="T72_45">not</text:span><text:span text:style-name="T72_46"><text:s/></text:span><text:span text:style-name="T72_47">a</text:span><text:span text:style-name="T72_48"><text:s/></text:span><text:span text:style-name="T72_49">number</text:span><text:span text:style-name="T72_50">.</text:span></text:p>
      <text:p text:style-name="P73"/>
      <text:p text:style-name="P74"><text:span text:style-name="T74_1"><text:a xlink:type="simple" xlink:href="https://developer.mozilla.org/en-US/docs/Web/JavaScript/Reference/Global_Objects/isNaN"><text:span text:style-name="T74_2">https</text:span></text:a></text:span><text:span text:style-name="T74_3"><text:a xlink:type="simple" xlink:href="https://developer.mozilla.org/en-US/docs/Web/JavaScript/Reference/Global_Objects/isNaN"><text:span text:style-name="T74_4">://</text:span></text:a></text:span><text:span text:style-name="T74_5"><text:a xlink:type="simple" xlink:href="https://developer.mozilla.org/en-US/docs/Web/JavaScript/Reference/Global_Objects/isNaN"><text:span text:style-name="T74_6">developer</text:span></text:a></text:span><text:span text:style-name="T74_7"><text:a xlink:type="simple" xlink:href="https://developer.mozilla.org/en-US/docs/Web/JavaScript/Reference/Global_Objects/isNaN"><text:span text:style-name="T74_8">.</text:span></text:a></text:span><text:span text:style-name="T74_9"><text:a xlink:type="simple" xlink:href="https://developer.mozilla.org/en-US/docs/Web/JavaScript/Reference/Global_Objects/isNaN"><text:span text:style-name="T74_10">mozilla</text:span></text:a></text:span><text:span text:style-name="T74_11"><text:a xlink:type="simple" xlink:href="https://developer.mozilla.org/en-US/docs/Web/JavaScript/Reference/Global_Objects/isNaN"><text:span text:style-name="T74_12">.<text:s/></text:span></text:a></text:span><text:span text:style-name="T74_13"><text:a xlink:type="simple" xlink:href="https://developer.mozilla.org/en-US/docs/Web/JavaScript/Reference/Global_Objects/isNaN"><text:span text:style-name="T74_14">imorg</text:span></text:a></text:span><text:span text:style-name="T74_15"><text:a xlink:type="simple" xlink:href="https://developer.mozilla.org/en-US/docs/Web/JavaScript/Reference/Global_Objects/isNaN"><text:span text:style-name="T74_16">/</text:span></text:a></text:span><text:span text:style-name="T74_17"><text:a xlink:type="simple" xlink:href="https://developer.mozilla.org/en-US/docs/Web/JavaScript/Reference/Global_Objects/isNaN"><text:span text:style-name="T74_18">en</text:span></text:a></text:span><text:span text:style-name="T74_19"><text:a xlink:type="simple" xlink:href="https://developer.mozilla.org/en-US/docs/Web/JavaScript/Reference/Global_Objects/isNaN"><text:span text:style-name="T74_20">-</text:span></text:a></text:span><text:span text:style-name="T74_21"><text:a xlink:type="simple" xlink:href="https://developer.mozilla.org/en-US/docs/Web/JavaScript/Reference/Global_Objects/isNaN"><text:span text:style-name="T74_22">US</text:span></text:a></text:span><text:span text:style-name="T74_23"><text:a xlink:type="simple" xlink:href="https://developer.mozilla.org/en-US/docs/Web/JavaScript/Reference/Global_Objects/isNaN"><text:span text:style-name="T74_24">/</text:span></text:a></text:span><text:span text:style-name="T74_25"><text:a xlink:type="simple" xlink:href="https://developer.mozilla.org/en-US/docs/Web/JavaScript/Reference/Global_Objects/isNaN"><text:span text:style-name="T74_26">docs</text:span></text:a></text:span><text:span text:style-name="T74_27"><text:a xlink:type="simple" xlink:href="https://developer.mozilla.org/en-US/docs/Web/JavaScript/Reference/Global_Objects/isNaN"><text:span text:style-name="T74_28">/</text:span></text:a></text:span><text:span text:style-name="T74_29"><text:a xlink:type="simple" xlink:href="https://developer.mozilla.org/en-US/docs/Web/JavaScript/Reference/Global_Objects/isNaN"><text:span text:style-name="T74_30">Web</text:span></text:a></text:span><text:span text:style-name="T74_31"><text:a xlink:type="simple" xlink:href="https://developer.mozilla.org/en-US/docs/Web/JavaScript/Reference/Global_Objects/isNaN"><text:span text:style-name="T74_32">/</text:span></text:a></text:span><text:span text:style-name="T74_33"><text:a xlink:type="simple" xlink:href="https://developer.mozilla.org/en-US/docs/Web/JavaScript/Reference/Global_Objects/isNaN"><text:span text:style-name="T74_34">JavaScript</text:span></text:a></text:span><text:span text:style-name="T74_35"><text:a xlink:type="simple" xlink:href="https://developer.mozilla.org/en-US/docs/Web/JavaScript/Reference/Global_Objects/isNaN"><text:span text:style-name="T74_36">/</text:span></text:a></text:span><text:span text:style-name="T74_37"><text:a xlink:type="simple" xlink:href="https://developer.mozilla.org/en-US/docs/Web/JavaScript/Reference/Global_Objects/isNaN"><text:span text:style-name="T74_38">Reference</text:span></text:a></text:span><text:span text:style-name="T74_39"><text:a xlink:type="simple" xlink:href="https://developer.mozilla.org/en-US/docs/Web/JavaScript/Reference/Global_Objects/isNaN"><text:span text:style-name="T74_40">/</text:span></text:a></text:span><text:span text:style-name="T74_41"><text:a xlink:type="simple" xlink:href="https://developer.mozilla.org/en-US/docs/Web/JavaScript/Reference/Global_Objects/isNaN"><text:span text:style-name="T74_42">Global</text:span></text:a></text:span><text:span text:style-name="T74_43"><text:a xlink:type="simple" xlink:href="https://developer.mozilla.org/en-US/docs/Web/JavaScript/Reference/Global_Objects/isNaN"><text:span text:style-name="T74_44">_</text:span></text:a></text:span><text:span text:style-name="T74_45"><text:a xlink:type="simple" xlink:href="https://developer.mozilla.org/en-US/docs/Web/JavaScript/Reference/Global_Objects/isNaN"><text:span text:style-name="T74_46">Objects</text:span></text:a></text:span><text:span text:style-name="T74_47"><text:a xlink:type="simple" xlink:href="https://developer.mozilla.org/en-US/docs/Web/JavaScript/Reference/Global_Objects/isNaN"><text:span text:style-name="T74_48">/</text:span></text:a></text:span><text:span text:style-name="T74_49"><text:a xlink:type="simple" xlink:href="https://developer.mozilla.org/en-US/docs/Web/JavaScript/Reference/Global_Objects/isNaN"><text:span text:style-name="T74_50">isNaN</text:span></text:a></text:span></text:p>
      <text:p text:style-name="P75"/>
      <text:p text:style-name="P76"><text:span text:style-name="T76_1">Examples</text:span><text:span text:style-name="T76_2">:</text:span></text:p>
      <text:p text:style-name="P77"><text:span text:style-name="T77_1">isNaN</text:span><text:span text:style-name="T77_2">(</text:span><text:span text:style-name="T77_3">undefined</text:span><text:span text:style-name="T77_4">)<text:s text:c="3"/>//<text:s/></text:span><text:span text:style-name="T77_5">true</text:span></text:p>
      <text:p text:style-name="P78"><text:span text:style-name="T78_1">isNaN</text:span><text:span text:style-name="T78_2">(</text:span><text:span text:style-name="T78_3">NaN</text:span><text:span text:style-name="T78_4">)<text:tab/><text:tab/><text:s/>//<text:s/></text:span><text:span text:style-name="T78_5">true</text:span></text:p>
      <text:p text:style-name="P79"><text:span text:style-name="T79_1">isNaN</text:span><text:span text:style-name="T79_2">(5)<text:tab/><text:tab/><text:s/>//<text:s/></text:span><text:span text:style-name="T79_3">false</text:span></text:p>
      <text:p text:style-name="P80"/>
      <text:p text:style-name="P81"><text:span text:style-name="T81_1">8</text:span><text:span text:style-name="T81_2">.<text:s/></text:span><text:span text:style-name="T81_3">What</text:span><text:span text:style-name="T81_4"><text:s/></text:span><text:span text:style-name="T81_5">is</text:span><text:span text:style-name="T81_6"><text:s/></text:span><text:span text:style-name="T81_7">negative</text:span><text:span text:style-name="T81_8"><text:s/></text:span><text:span text:style-name="T81_9">infinity</text:span><text:span text:style-name="T81_10">?</text:span></text:p>
      <text:p text:style-name="P82"><text:span text:style-name="T82_1">It</text:span><text:span text:style-name="T82_2">’</text:span><text:span text:style-name="T82_3">s</text:span><text:span text:style-name="T82_4"><text:s/></text:span><text:span text:style-name="T82_5">a</text:span><text:span text:style-name="T82_6"><text:s/></text:span><text:span text:style-name="T82_7">numeric</text:span><text:span text:style-name="T82_8"><text:s/></text:span><text:span text:style-name="T82_9">value</text:span><text:span text:style-name="T82_10"><text:s/></text:span><text:span text:style-name="T82_11">in</text:span><text:span text:style-name="T82_12"><text:s/></text:span><text:span text:style-name="T82_13">JavaScript</text:span><text:span text:style-name="T82_14">,<text:s/></text:span><text:span text:style-name="T82_15">derived</text:span><text:span text:style-name="T82_16"><text:s/></text:span><text:span text:style-name="T82_17">by</text:span><text:span text:style-name="T82_18"><text:s/></text:span><text:span text:style-name="T82_19">dividing</text:span><text:span text:style-name="T82_20"><text:s/></text:span><text:span text:style-name="T82_21">negative</text:span><text:span text:style-name="T82_22"><text:s/></text:span><text:span text:style-name="T82_23">number</text:span><text:span text:style-name="T82_24"><text:s/></text:span><text:span text:style-name="T82_25">by</text:span><text:span text:style-name="T82_26"><text:s/></text:span><text:span text:style-name="T82_27">zero</text:span><text:span text:style-name="T82_28">.</text:span></text:p>
      <text:p text:style-name="P83"><text:span text:style-name="T83_1">Infinity</text:span><text:span text:style-name="T83_2"><text:s/></text:span><text:span text:style-name="T83_3">is</text:span><text:span text:style-name="T83_4"><text:s/></text:span><text:span text:style-name="T83_5">a</text:span><text:span text:style-name="T83_6"><text:s/></text:span><text:span text:style-name="T83_7">property</text:span><text:span text:style-name="T83_8"><text:s/></text:span><text:span text:style-name="T83_9">of</text:span><text:span text:style-name="T83_10"><text:s/></text:span><text:span text:style-name="T83_11">global</text:span><text:span text:style-name="T83_12"><text:s/></text:span><text:span text:style-name="T83_13">object</text:span><text:span text:style-name="T83_14">,<text:s/></text:span><text:span text:style-name="T83_15">i</text:span><text:span text:style-name="T83_16">.</text:span><text:span text:style-name="T83_17">e</text:span><text:span text:style-name="T83_18">.<text:s/></text:span><text:span text:style-name="T83_19">it</text:span><text:span text:style-name="T83_20"><text:s/></text:span><text:span text:style-name="T83_21">is</text:span><text:span text:style-name="T83_22"><text:s/></text:span><text:span text:style-name="T83_23">a</text:span><text:span text:style-name="T83_24"><text:s/></text:span><text:span text:style-name="T83_25">variable</text:span><text:span text:style-name="T83_26"><text:s/></text:span><text:span text:style-name="T83_27">in</text:span><text:span text:style-name="T83_28"><text:s/></text:span><text:span text:style-name="T83_29">global</text:span><text:span text:style-name="T83_30"><text:s/></text:span><text:span text:style-name="T83_31">scope</text:span><text:span text:style-name="T83_32">.<text:s/></text:span></text:p>
      <text:p text:style-name="P84"/>
      <text:p text:style-name="P85"><text:span text:style-name="T85_1">isNaN</text:span><text:span text:style-name="T85_2">(</text:span><text:span text:style-name="T85_3">undefined</text:span><text:span text:style-name="T85_4">)<text:s text:c="3"/>//<text:s/>“</text:span><text:span text:style-name="T85_5">number</text:span><text:span text:style-name="T85_6">”</text:span></text:p>
      <text:p text:style-name="P86"/>
      <text:p text:style-name="P87"><text:span text:style-name="T87_1">9.</text:span><text:span text:style-name="T87_2"><text:s/></text:span><text:span text:style-name="T87_3">What</text:span><text:span text:style-name="T87_4"><text:s/></text:span><text:span text:style-name="T87_5">boolean</text:span><text:span text:style-name="T87_6"><text:s/></text:span><text:span text:style-name="T87_7">and</text:span><text:span text:style-name="T87_8"><text:s/></text:span><text:span text:style-name="T87_9">comparison</text:span><text:span text:style-name="T87_10">,<text:s/></text:span><text:span text:style-name="T87_11">relational</text:span><text:span text:style-name="T87_12"><text:s/></text:span><text:span text:style-name="T87_13">operators</text:span><text:span text:style-name="T87_14"><text:s/></text:span><text:span text:style-name="T87_15">does</text:span><text:span text:style-name="T87_16"><text:s/></text:span><text:span text:style-name="T87_17">JavaScript</text:span><text:span text:style-name="T87_18"><text:s/></text:span><text:span text:style-name="T87_19">support</text:span><text:span text:style-name="T87_20">?</text:span></text:p>
      <text:p text:style-name="P88"><text:span text:style-name="T88_1">Logical</text:span><text:span text:style-name="T88_2"><text:s/>(</text:span><text:span text:style-name="T88_3">boolean</text:span><text:span text:style-name="T88_4">)<text:s/></text:span><text:span text:style-name="T88_5">operators</text:span><text:span text:style-name="T88_6"><text:s/></text:span><text:span text:style-name="T88_7">supported</text:span><text:span text:style-name="T88_8"><text:s/></text:span><text:span text:style-name="T88_9">by</text:span><text:span text:style-name="T88_10"><text:s/></text:span><text:span text:style-name="T88_11">JS</text:span><text:span text:style-name="T88_12"><text:s/></text:span><text:span text:style-name="T88_13">are</text:span><text:span text:style-name="T88_14">:<text:s/></text:span><text:span text:style-name="T88_15">&amp;&amp;</text:span><text:span text:style-name="T88_16"><text:s/>(</text:span><text:span text:style-name="T88_17">and</text:span><text:span text:style-name="T88_18">),<text:s/></text:span><text:span text:style-name="T88_19">||</text:span><text:span text:style-name="T88_20"><text:s/>(</text:span><text:span text:style-name="T88_21">or</text:span><text:span text:style-name="T88_22">)<text:s/></text:span><text:span text:style-name="T88_23">and</text:span><text:span text:style-name="T88_24"><text:s/></text:span><text:span text:style-name="T88_25">!</text:span><text:span text:style-name="T88_26"><text:s/>(</text:span><text:span text:style-name="T88_27">not</text:span><text:span text:style-name="T88_28">).<text:s/></text:span><text:span text:style-name="T88_29">They</text:span><text:span text:style-name="T88_30"><text:s/></text:span><text:span text:style-name="T88_31">are</text:span><text:span text:style-name="T88_32"><text:s/></text:span><text:span text:style-name="T88_33">used</text:span><text:span text:style-name="T88_34"><text:s/></text:span><text:span text:style-name="T88_35">to</text:span><text:span text:style-name="T88_36"><text:s/></text:span><text:span text:style-name="T88_37">determine</text:span><text:span text:style-name="T88_38"><text:s/></text:span><text:span text:style-name="T88_39">the</text:span><text:span text:style-name="T88_40"><text:s/></text:span><text:span text:style-name="T88_41">logic</text:span><text:span text:style-name="T88_42"><text:s/></text:span><text:span text:style-name="T88_43">between</text:span><text:span text:style-name="T88_44"><text:s/></text:span><text:span text:style-name="T88_45">variables</text:span><text:span text:style-name="T88_46"><text:s/></text:span><text:span text:style-name="T88_47">and</text:span><text:span text:style-name="T88_48"><text:s/></text:span><text:span text:style-name="T88_49">values</text:span><text:span text:style-name="T88_50">.<text:s/></text:span><text:span text:style-name="T88_51">They</text:span><text:span text:style-name="T88_52"><text:s/></text:span><text:span text:style-name="T88_53">perform</text:span><text:span text:style-name="T88_54"><text:s/></text:span><text:span text:style-name="T88_55">boolean</text:span><text:span text:style-name="T88_56"><text:s/></text:span><text:span text:style-name="T88_57">logical</text:span><text:span text:style-name="T88_58"><text:s/></text:span><text:span text:style-name="T88_59">comparisons</text:span><text:span text:style-name="T88_60"><text:s/></text:span><text:span text:style-name="T88_61">and</text:span><text:span text:style-name="T88_62"><text:s/></text:span><text:span text:style-name="T88_63">operate</text:span><text:span text:style-name="T88_64"><text:s/></text:span><text:span text:style-name="T88_65">only</text:span><text:span text:style-name="T88_66"><text:s/></text:span><text:span text:style-name="T88_67">on</text:span><text:span text:style-name="T88_68"><text:s/></text:span><text:span text:style-name="T88_69">boolean</text:span><text:span text:style-name="T88_70"><text:s/></text:span><text:span text:style-name="T88_71">values</text:span><text:span text:style-name="T88_72">.<text:s/></text:span><text:span text:style-name="T88_73"><text:tab/></text:span></text:p>
      <text:p text:style-name="P89"/>
      <text:p text:style-name="P90"><text:span text:style-name="T90_1">Comparison</text:span><text:span text:style-name="T90_2"><text:s/>(</text:span><text:span text:style-name="T90_3">relational</text:span><text:span text:style-name="T90_4">)<text:s/></text:span><text:span text:style-name="T90_5">operators</text:span><text:span text:style-name="T90_6"><text:s/></text:span><text:span text:style-name="T90_7">are</text:span><text:span text:style-name="T90_8">:<text:s/></text:span><text:span text:style-name="T90_9">==</text:span><text:span text:style-name="T90_10"><text:s/>(</text:span><text:span text:style-name="T90_11">is</text:span><text:span text:style-name="T90_12"><text:s/></text:span><text:span text:style-name="T90_13">equal</text:span><text:span text:style-name="T90_14"><text:s/></text:span><text:span text:style-name="T90_15">to</text:span><text:span text:style-name="T90_16">),<text:s/></text:span><text:span text:style-name="T90_17">===</text:span><text:span text:style-name="T90_18"><text:s/>(</text:span><text:span text:style-name="T90_19">is</text:span><text:span text:style-name="T90_20"><text:s/></text:span><text:span text:style-name="T90_21">exactly</text:span><text:span text:style-name="T90_22"><text:s/></text:span><text:span text:style-name="T90_23">equal</text:span><text:span text:style-name="T90_24"><text:s/><text:tab/></text:span><text:span text:style-name="T90_25">to</text:span><text:span text:style-name="T90_26"><text:s/>–<text:s/></text:span><text:span text:style-name="T90_27">value</text:span><text:span text:style-name="T90_28"><text:s/></text:span><text:span text:style-name="T90_29">and</text:span><text:span text:style-name="T90_30"><text:s/></text:span><text:span text:style-name="T90_31">type</text:span><text:span text:style-name="T90_32"><text:s/></text:span><text:span text:style-name="T90_33">equal</text:span><text:span text:style-name="T90_34">),<text:s/></text:span><text:span text:style-name="T90_35">!=</text:span><text:span text:style-name="T90_36"><text:s/>(</text:span><text:span text:style-name="T90_37">is</text:span><text:span text:style-name="T90_38"><text:s/></text:span><text:span text:style-name="T90_39">not</text:span><text:span text:style-name="T90_40"><text:s/></text:span><text:span text:style-name="T90_41">equal</text:span><text:span text:style-name="T90_42">),<text:s/></text:span><text:span text:style-name="T90_43">!==</text:span><text:span text:style-name="T90_44"><text:s/>(</text:span><text:span text:style-name="T90_45">is</text:span><text:span text:style-name="T90_46"><text:s/></text:span><text:span text:style-name="T90_47">not</text:span><text:span text:style-name="T90_48"><text:s/></text:span><text:span text:style-name="T90_49">exactly</text:span><text:span text:style-name="T90_50"><text:s/></text:span><text:span text:style-name="T90_51">equal</text:span><text:span text:style-name="T90_52"><text:s/>–<text:s/></text:span><text:span text:style-name="T90_53">neither</text:span><text:span text:style-name="T90_54"><text:s/></text:span><text:span text:style-name="T90_55">value</text:span><text:span text:style-name="T90_56"><text:s/></text:span><text:span text:style-name="T90_57">nor</text:span><text:span text:style-name="T90_58"><text:s/></text:span><text:span text:style-name="T90_59">type</text:span><text:span text:style-name="T90_60">),<text:s/></text:span><text:span text:style-name="T90_61">&gt;</text:span><text:span text:style-name="T90_62"><text:s/>(</text:span><text:span text:style-name="T90_63">is</text:span><text:span text:style-name="T90_64"><text:s/><text:tab/></text:span><text:span text:style-name="T90_65">greater</text:span><text:span text:style-name="T90_66"><text:s/></text:span><text:span text:style-name="T90_67">than</text:span><text:span text:style-name="T90_68">),<text:s/></text:span><text:span text:style-name="T90_69">&lt;</text:span><text:span text:style-name="T90_70"><text:s/>(</text:span><text:span text:style-name="T90_71">is</text:span><text:span text:style-name="T90_72"><text:s/></text:span><text:span text:style-name="T90_73">less</text:span><text:span text:style-name="T90_74"><text:s/></text:span><text:span text:style-name="T90_75">than</text:span><text:span text:style-name="T90_76">),<text:s/></text:span><text:span text:style-name="T90_77">&gt;=</text:span><text:span text:style-name="T90_78"><text:s/>(</text:span><text:span text:style-name="T90_79">is</text:span><text:span text:style-name="T90_80"><text:s/></text:span><text:span text:style-name="T90_81">greater</text:span><text:span text:style-name="T90_82"><text:s/><text:tab/></text:span><text:span text:style-name="T90_83">than</text:span><text:span text:style-name="T90_84"><text:s/></text:span><text:span text:style-name="T90_85">or</text:span><text:span text:style-name="T90_86"><text:s/></text:span><text:span text:style-name="T90_87">equal</text:span><text:span text:style-name="T90_88"><text:s/></text:span><text:span text:style-name="T90_89">to</text:span><text:span text:style-name="T90_90">),<text:s/></text:span><text:span text:style-name="T90_91">&lt;=</text:span><text:span text:style-name="T90_92"><text:s/>(</text:span><text:span text:style-name="T90_93">is</text:span><text:span text:style-name="T90_94"><text:s/></text:span><text:span text:style-name="T90_95">less</text:span><text:span text:style-name="T90_96"><text:s/></text:span><text:span text:style-name="T90_97">than</text:span><text:span text:style-name="T90_98"><text:s/></text:span><text:span text:style-name="T90_99">or</text:span><text:span text:style-name="T90_100"><text:s/></text:span><text:span text:style-name="T90_101">equal</text:span><text:span text:style-name="T90_102"><text:s/></text:span><text:span text:style-name="T90_103">to</text:span><text:span text:style-name="T90_104">).<text:s/></text:span><text:span text:style-name="T90_105">They</text:span><text:span text:style-name="T90_106"><text:s/></text:span><text:span text:style-name="T90_107">are</text:span><text:span text:style-name="T90_108"><text:s/></text:span><text:span text:style-name="T90_109">used</text:span><text:span text:style-name="T90_110"><text:s/></text:span><text:span text:style-name="T90_111">in</text:span><text:span text:style-name="T90_112"><text:s/></text:span><text:span text:style-name="T90_113">logical</text:span><text:span text:style-name="T90_114"><text:s/></text:span><text:span text:style-name="T90_115">statements</text:span><text:span text:style-name="T90_116"><text:s/></text:span><text:span text:style-name="T90_117">to</text:span><text:span text:style-name="T90_118"><text:s/></text:span><text:span text:style-name="T90_119">determine</text:span><text:span text:style-name="T90_120"><text:s/></text:span><text:span text:style-name="T90_121">equality</text:span><text:span text:style-name="T90_122"><text:s/></text:span><text:span text:style-name="T90_123">or</text:span><text:span text:style-name="T90_124"><text:s/></text:span><text:span text:style-name="T90_125">difference</text:span><text:span text:style-name="T90_126"><text:s/></text:span><text:span text:style-name="T90_127">between</text:span><text:span text:style-name="T90_128"><text:s/></text:span><text:span text:style-name="T90_129">variables</text:span><text:span text:style-name="T90_130"><text:s/></text:span><text:span text:style-name="T90_131">or</text:span><text:span text:style-name="T90_132"><text:s/></text:span><text:span text:style-name="T90_133">values</text:span><text:span text:style-name="T90_134">.<text:s/></text:span><text:span text:style-name="T90_135">They</text:span><text:span text:style-name="T90_136"><text:s/></text:span><text:span text:style-name="T90_137">operate</text:span><text:span text:style-name="T90_138"><text:s/></text:span><text:span text:style-name="T90_139">on</text:span><text:span text:style-name="T90_140"><text:s/></text:span><text:span text:style-name="T90_141">all</text:span><text:span text:style-name="T90_142"><text:s/></text:span><text:span text:style-name="T90_143">kinds</text:span><text:span text:style-name="T90_144"><text:s/></text:span><text:span text:style-name="T90_145">of</text:span><text:span text:style-name="T90_146"><text:s/></text:span><text:span text:style-name="T90_147">data</text:span><text:span text:style-name="T90_148"><text:s/><text:tab/></text:span><text:span text:style-name="T90_149">and</text:span><text:span text:style-name="T90_150"><text:s/></text:span><text:span text:style-name="T90_151">they</text:span><text:span text:style-name="T90_152"><text:s/></text:span><text:span text:style-name="T90_153">always</text:span><text:span text:style-name="T90_154"><text:s/></text:span><text:span text:style-name="T90_155">yield</text:span><text:span text:style-name="T90_156"><text:s/></text:span><text:span text:style-name="T90_157">boolean</text:span><text:span text:style-name="T90_158"><text:s/></text:span><text:span text:style-name="T90_159">result</text:span><text:span text:style-name="T90_160"><text:s/>→<text:s/></text:span><text:span text:style-name="T90_161"><text:tab/></text:span><text:span text:style-name="T90_162">both</text:span><text:span text:style-name="T90_163"><text:s/><text:tab/></text:span><text:span text:style-name="T90_164">logical</text:span><text:span text:style-name="T90_165"><text:s/></text:span><text:span text:style-name="T90_166">and</text:span><text:span text:style-name="T90_167"><text:s/></text:span><text:span text:style-name="T90_168">comparison</text:span><text:span text:style-name="T90_169"><text:s/></text:span><text:span text:style-name="T90_170">operators</text:span><text:span text:style-name="T90_171"><text:s/></text:span><text:span text:style-name="T90_172">evaluate</text:span><text:span text:style-name="T90_173"><text:s/></text:span><text:span text:style-name="T90_174">to</text:span><text:span text:style-name="T90_175"><text:s/></text:span><text:span text:style-name="T90_176">true</text:span><text:span text:style-name="T90_177"><text:s/></text:span><text:span text:style-name="T90_178">or</text:span><text:span text:style-name="T90_179"><text:s/></text:span><text:span text:style-name="T90_180">false</text:span><text:span text:style-name="T90_181">.<text:s/></text:span><text:span text:style-name="T90_182"><text:tab/></text:span></text:p>
      <text:p text:style-name="P91"/>
      <text:p text:style-name="P92"><text:span text:style-name="T92_1"><text:a xlink:type="simple" xlink:href="https://developer.mozilla.org/en-US/docs/Web/JavaScript/Reference/Operators/Logical_Operators"><text:span text:style-name="T92_2">https</text:span></text:a></text:span><text:span text:style-name="T92_3"><text:a xlink:type="simple" xlink:href="https://developer.mozilla.org/en-US/docs/Web/JavaScript/Reference/Operators/Logical_Operators"><text:span text:style-name="T92_4">://</text:span></text:a></text:span><text:span text:style-name="T92_5"><text:a xlink:type="simple" xlink:href="https://developer.mozilla.org/en-US/docs/Web/JavaScript/Reference/Operators/Logical_Operators"><text:span text:style-name="T92_6">developer</text:span></text:a></text:span><text:span text:style-name="T92_7"><text:a xlink:type="simple" xlink:href="https://developer.mozilla.org/en-US/docs/Web/JavaScript/Reference/Operators/Logical_Operators"><text:span text:style-name="T92_8">.</text:span></text:a></text:span><text:span text:style-name="T92_9"><text:a xlink:type="simple" xlink:href="https://developer.mozilla.org/en-US/docs/Web/JavaScript/Reference/Operators/Logical_Operators"><text:span text:style-name="T92_10">mozilla</text:span></text:a></text:span><text:span text:style-name="T92_11"><text:a xlink:type="simple" xlink:href="https://developer.mozilla.org/en-US/docs/Web/JavaScript/Reference/Operators/Logical_Operators"><text:span text:style-name="T92_12">.</text:span></text:a></text:span><text:span text:style-name="T92_13"><text:a xlink:type="simple" xlink:href="https://developer.mozilla.org/en-US/docs/Web/JavaScript/Reference/Operators/Logical_Operators"><text:span text:style-name="T92_14">org</text:span></text:a></text:span><text:span text:style-name="T92_15"><text:a xlink:type="simple" xlink:href="https://developer.mozilla.org/en-US/docs/Web/JavaScript/Reference/Operators/Logical_Operators"><text:span text:style-name="T92_16">/</text:span></text:a></text:span><text:span text:style-name="T92_17"><text:a xlink:type="simple" xlink:href="https://developer.mozilla.org/en-US/docs/Web/JavaScript/Reference/Operators/Logical_Operators"><text:span text:style-name="T92_18">en</text:span></text:a></text:span><text:span text:style-name="T92_19"><text:a xlink:type="simple" xlink:href="https://developer.mozilla.org/en-US/docs/Web/JavaScript/Reference/Operators/Logical_Operators"><text:span text:style-name="T92_20">-</text:span></text:a></text:span><text:span text:style-name="T92_21"><text:a xlink:type="simple" xlink:href="https://developer.mozilla.org/en-US/docs/Web/JavaScript/Reference/Operators/Logical_Operators"><text:span text:style-name="T92_22">US</text:span></text:a></text:span><text:span text:style-name="T92_23"><text:a xlink:type="simple" xlink:href="https://developer.mozilla.org/en-US/docs/Web/JavaScript/Reference/Operators/Logical_Operators"><text:span text:style-name="T92_24">/</text:span></text:a></text:span><text:span text:style-name="T92_25"><text:a xlink:type="simple" xlink:href="https://developer.mozilla.org/en-US/docs/Web/JavaScript/Reference/Operators/Logical_Operators"><text:span text:style-name="T92_26">docs</text:span></text:a></text:span><text:span text:style-name="T92_27"><text:a xlink:type="simple" xlink:href="https://developer.mozilla.org/en-US/docs/Web/JavaScript/Reference/Operators/Logical_Operators"><text:span text:style-name="T92_28">/</text:span></text:a></text:span><text:span text:style-name="T92_29"><text:a xlink:type="simple" xlink:href="https://developer.mozilla.org/en-US/docs/Web/JavaScript/Reference/Operators/Logical_Operators"><text:span text:style-name="T92_30">Web</text:span></text:a></text:span><text:span text:style-name="T92_31"><text:a xlink:type="simple" xlink:href="https://developer.mozilla.org/en-US/docs/Web/JavaScript/Reference/Operators/Logical_Operators"><text:span text:style-name="T92_32">/</text:span></text:a></text:span><text:span text:style-name="T92_33"><text:a xlink:type="simple" xlink:href="https://developer.mozilla.org/en-US/docs/Web/JavaScript/Reference/Operators/Logical_Operators"><text:span text:style-name="T92_34">JavaScript</text:span></text:a></text:span><text:span text:style-name="T92_35"><text:a xlink:type="simple" xlink:href="https://developer.mozilla.org/en-US/docs/Web/JavaScript/Reference/Operators/Logical_Operators"><text:span text:style-name="T92_36">/</text:span></text:a></text:span><text:span text:style-name="T92_37"><text:a xlink:type="simple" xlink:href="https://developer.mozilla.org/en-US/docs/Web/JavaScript/Reference/Operators/Logical_Operators"><text:span text:style-name="T92_38">Reference</text:span></text:a></text:span><text:span text:style-name="T92_39"><text:a xlink:type="simple" xlink:href="https://developer.mozilla.org/en-US/docs/Web/JavaScript/Reference/Operators/Logical_Operators"><text:span text:style-name="T92_40">/</text:span></text:a></text:span><text:span text:style-name="T92_41"><text:a xlink:type="simple" xlink:href="https://developer.mozilla.org/en-US/docs/Web/JavaScript/Reference/Operators/Logical_Operators"><text:span text:style-name="T92_42">Operators</text:span></text:a></text:span><text:span text:style-name="T92_43"><text:a xlink:type="simple" xlink:href="https://developer.mozilla.org/en-US/docs/Web/JavaScript/Reference/Operators/Logical_Operators"><text:span text:style-name="T92_44">/</text:span></text:a></text:span><text:span text:style-name="T92_45"><text:a xlink:type="simple" xlink:href="https://developer.mozilla.org/en-US/docs/Web/JavaScript/Reference/Operators/Logical_Operators"><text:span text:style-name="T92_46">Logical</text:span></text:a></text:span><text:span text:style-name="T92_47"><text:a xlink:type="simple" xlink:href="https://developer.mozilla.org/en-US/docs/Web/JavaScript/Reference/Operators/Logical_Operators"><text:span text:style-name="T92_48">_</text:span></text:a></text:span><text:span text:style-name="T92_49"><text:a xlink:type="simple" xlink:href="https://developer.mozilla.org/en-US/docs/Web/JavaScript/Reference/Operators/Logical_Operators"><text:span text:style-name="T92_50">Operators</text:span></text:a></text:span></text:p>
      <text:p text:style-name="P93"><text:span text:style-name="T93_1"><text:a xlink:type="simple" xlink:href="https://developer.mozilla.org/en-US/docs/Web/JavaScript/Reference/Operators/Comparison_Operators"><text:span text:style-name="T93_2">https</text:span></text:a></text:span><text:span text:style-name="T93_3"><text:a xlink:type="simple" xlink:href="https://developer.mozilla.org/en-US/docs/Web/JavaScript/Reference/Operators/Comparison_Operators"><text:span text:style-name="T93_4">://</text:span></text:a></text:span><text:span text:style-name="T93_5"><text:a xlink:type="simple" xlink:href="https://developer.mozilla.org/en-US/docs/Web/JavaScript/Reference/Operators/Comparison_Operators"><text:span text:style-name="T93_6">developer</text:span></text:a></text:span><text:span text:style-name="T93_7"><text:a xlink:type="simple" xlink:href="https://developer.mozilla.org/en-US/docs/Web/JavaScript/Reference/Operators/Comparison_Operators"><text:span text:style-name="T93_8">.</text:span></text:a></text:span><text:span text:style-name="T93_9"><text:a xlink:type="simple" xlink:href="https://developer.mozilla.org/en-US/docs/Web/JavaScript/Reference/Operators/Comparison_Operators"><text:span text:style-name="T93_10">mozilla</text:span></text:a></text:span><text:span text:style-name="T93_11"><text:a xlink:type="simple" xlink:href="https://developer.mozilla.org/en-US/docs/Web/JavaScript/Reference/Operators/Comparison_Operators"><text:span text:style-name="T93_12">.</text:span></text:a></text:span><text:span text:style-name="T93_13"><text:a xlink:type="simple" xlink:href="https://developer.mozilla.org/en-US/docs/Web/JavaScript/Reference/Operators/Comparison_Operators"><text:span text:style-name="T93_14">org</text:span></text:a></text:span><text:span text:style-name="T93_15"><text:a xlink:type="simple" xlink:href="https://developer.mozilla.org/en-US/docs/Web/JavaScript/Reference/Operators/Comparison_Operators"><text:span text:style-name="T93_16">/</text:span></text:a></text:span><text:span text:style-name="T93_17"><text:a xlink:type="simple" xlink:href="https://developer.mozilla.org/en-US/docs/Web/JavaScript/Reference/Operators/Comparison_Operators"><text:span text:style-name="T93_18">en</text:span></text:a></text:span><text:span text:style-name="T93_19"><text:a xlink:type="simple" xlink:href="https://developer.mozilla.org/en-US/docs/Web/JavaScript/Reference/Operators/Comparison_Operators"><text:span text:style-name="T93_20">-</text:span></text:a></text:span><text:span text:style-name="T93_21"><text:a xlink:type="simple" xlink:href="https://developer.mozilla.org/en-US/docs/Web/JavaScript/Reference/Operators/Comparison_Operators"><text:span text:style-name="T93_22">US</text:span></text:a></text:span><text:span text:style-name="T93_23"><text:a xlink:type="simple" xlink:href="https://developer.mozilla.org/en-US/docs/Web/JavaScript/Reference/Operators/Comparison_Operators"><text:span text:style-name="T93_24">/</text:span></text:a></text:span><text:span text:style-name="T93_25"><text:a xlink:type="simple" xlink:href="https://developer.mozilla.org/en-US/docs/Web/JavaScript/Reference/Operators/Comparison_Operators"><text:span text:style-name="T93_26">docs</text:span></text:a></text:span><text:span text:style-name="T93_27"><text:a xlink:type="simple" xlink:href="https://developer.mozilla.org/en-US/docs/Web/JavaScript/Reference/Operators/Comparison_Operators"><text:span text:style-name="T93_28">/</text:span></text:a></text:span><text:span text:style-name="T93_29"><text:a xlink:type="simple" xlink:href="https://developer.mozilla.org/en-US/docs/Web/JavaScript/Reference/Operators/Comparison_Operators"><text:span text:style-name="T93_30">Web</text:span></text:a></text:span><text:span text:style-name="T93_31"><text:a xlink:type="simple" xlink:href="https://developer.mozilla.org/en-US/docs/Web/JavaScript/Reference/Operators/Comparison_Operators"><text:span text:style-name="T93_32">/</text:span></text:a></text:span><text:span text:style-name="T93_33"><text:a xlink:type="simple" xlink:href="https://developer.mozilla.org/en-US/docs/Web/JavaScript/Reference/Operators/Comparison_Operators"><text:span text:style-name="T93_34">JavaScript</text:span></text:a></text:span><text:span text:style-name="T93_35"><text:a xlink:type="simple" xlink:href="https://developer.mozilla.org/en-US/docs/Web/JavaScript/Reference/Operators/Comparison_Operators"><text:span text:style-name="T93_36">/</text:span></text:a></text:span><text:span text:style-name="T93_37"><text:a xlink:type="simple" xlink:href="https://developer.mozilla.org/en-US/docs/Web/JavaScript/Reference/Operators/Comparison_Operators"><text:span text:style-name="T93_38">Reference</text:span></text:a></text:span><text:span text:style-name="T93_39"><text:a xlink:type="simple" xlink:href="https://developer.mozilla.org/en-US/docs/Web/JavaScript/Reference/Operators/Comparison_Operators"><text:span text:style-name="T93_40">/</text:span></text:a></text:span><text:span text:style-name="T93_41"><text:a xlink:type="simple" xlink:href="https://developer.mozilla.org/en-US/docs/Web/JavaScript/Reference/Operators/Comparison_Operators"><text:span text:style-name="T93_42">Operators</text:span></text:a></text:span><text:span text:style-name="T93_43"><text:a xlink:type="simple" xlink:href="https://developer.mozilla.org/en-US/docs/Web/JavaScript/Reference/Operators/Comparison_Operators"><text:span text:style-name="T93_44">/</text:span></text:a></text:span><text:span text:style-name="T93_45"><text:a xlink:type="simple" xlink:href="https://developer.mozilla.org/en-US/docs/Web/JavaScript/Reference/Operators/Comparison_Operators"><text:span text:style-name="T93_46">Comparison</text:span></text:a></text:span><text:span text:style-name="T93_47"><text:a xlink:type="simple" xlink:href="https://developer.mozilla.org/en-US/docs/Web/JavaScript/Reference/Operators/Comparison_Operators"><text:span text:style-name="T93_48">_</text:span></text:a></text:span><text:span text:style-name="T93_49"><text:a xlink:type="simple" xlink:href="https://developer.mozilla.org/en-US/docs/Web/JavaScript/Reference/Operators/Comparison_Operators"><text:span text:style-name="T93_50">Operators</text:span></text:a></text:span></text:p>
      <text:p text:style-name="P94"/>
      <text:p text:style-name="P95"><text:span text:style-name="T95_1">10.<text:s/></text:span><text:span text:style-name="T95_2">What</text:span><text:span text:style-name="T95_3"><text:s/></text:span><text:span text:style-name="T95_4">does</text:span><text:span text:style-name="T95_5"><text:s/>"1"+2+4<text:s/></text:span><text:span text:style-name="T95_6">evaluate</text:span><text:span text:style-name="T95_7"><text:s/></text:span><text:span text:style-name="T95_8">to</text:span><text:span text:style-name="T95_9">?</text:span></text:p>
      <text:p text:style-name="P96"><text:span text:style-name="T96_1">Since</text:span><text:span text:style-name="T96_2"><text:s/>“1”<text:s/></text:span><text:span text:style-name="T96_3">is</text:span><text:span text:style-name="T96_4"><text:s/></text:span><text:span text:style-name="T96_5">a</text:span><text:span text:style-name="T96_6"><text:s/></text:span><text:span text:style-name="T96_7">string</text:span><text:span text:style-name="T96_8"><text:s/></text:span><text:span text:style-name="T96_9">at</text:span><text:span text:style-name="T96_10"><text:s/></text:span><text:span text:style-name="T96_11">the</text:span><text:span text:style-name="T96_12"><text:s/></text:span><text:span text:style-name="T96_13">beginning</text:span><text:span text:style-name="T96_14">,<text:s/></text:span><text:span text:style-name="T96_15">everything</text:span><text:span text:style-name="T96_16"><text:s/></text:span><text:span text:style-name="T96_17">converts</text:span><text:span text:style-name="T96_18"><text:s/></text:span><text:span text:style-name="T96_19">to</text:span><text:span text:style-name="T96_20"><text:s/></text:span><text:span text:style-name="T96_21">a</text:span><text:span text:style-name="T96_22"><text:s/></text:span><text:span text:style-name="T96_23">string</text:span><text:span text:style-name="T96_24">,<text:s/></text:span><text:span text:style-name="T96_25">so</text:span><text:span text:style-name="T96_26"><text:s/></text:span><text:span text:style-name="T96_27">the</text:span><text:span text:style-name="T96_28"><text:s/></text:span><text:span text:style-name="T96_29">result</text:span><text:span text:style-name="T96_30"><text:s/></text:span><text:span text:style-name="T96_31">is</text:span><text:span text:style-name="T96_32"><text:s/>“124”.</text:span></text:p>
      <text:p text:style-name="P97"/>
      <text:p text:style-name="P98"><text:span text:style-name="T98_1">11.</text:span><text:span text:style-name="T98_2"><text:s/></text:span><text:span text:style-name="T98_3">How</text:span><text:span text:style-name="T98_4"><text:s/></text:span><text:span text:style-name="T98_5">about</text:span><text:span text:style-name="T98_6"><text:s/>2+5+"8"?</text:span></text:p>
      <text:p text:style-name="P99"><text:span text:style-name="T99_1">Since</text:span><text:span text:style-name="T99_2"><text:s/><text:tab/>2<text:s/></text:span><text:span text:style-name="T99_3">and</text:span><text:span text:style-name="T99_4"><text:s/>5<text:s/></text:span><text:span text:style-name="T99_5">are</text:span><text:span text:style-name="T99_6"><text:s/></text:span><text:span text:style-name="T99_7">integers</text:span><text:span text:style-name="T99_8">,<text:s/></text:span><text:span text:style-name="T99_9">this</text:span><text:span text:style-name="T99_10"><text:s/></text:span><text:span text:style-name="T99_11">is</text:span><text:span text:style-name="T99_12"><text:s/></text:span><text:span text:style-name="T99_13">number</text:span><text:span text:style-name="T99_14"><text:s/></text:span><text:span text:style-name="T99_15">arithmetic</text:span><text:span text:style-name="T99_16"><text:s/>–<text:s/></text:span><text:span text:style-name="T99_17">first</text:span><text:span text:style-name="T99_18"><text:s/></text:span><text:span text:style-name="T99_19">the</text:span><text:span text:style-name="T99_20"><text:s/></text:span><text:span text:style-name="T99_21">addition</text:span><text:span text:style-name="T99_22"><text:s/></text:span><text:span text:style-name="T99_23">is</text:span><text:span text:style-name="T99_24"><text:s/></text:span><text:span text:style-name="T99_25">performed</text:span><text:span text:style-name="T99_26">,<text:s/></text:span><text:span text:style-name="T99_27">and</text:span><text:span text:style-name="T99_28"><text:s/></text:span><text:span text:style-name="T99_29">then</text:span><text:span text:style-name="T99_30"><text:s/></text:span><text:span text:style-name="T99_31">since</text:span><text:span text:style-name="T99_32"><text:s/>“8”<text:s/></text:span><text:span text:style-name="T99_33">is</text:span><text:span text:style-name="T99_34"><text:s/></text:span><text:span text:style-name="T99_35">a</text:span><text:span text:style-name="T99_36"><text:s/></text:span><text:span text:style-name="T99_37">string</text:span><text:span text:style-name="T99_38">,<text:s/></text:span><text:span text:style-name="T99_39">concatenation</text:span><text:span text:style-name="T99_40"><text:s/></text:span><text:span text:style-name="T99_41">is</text:span><text:span text:style-name="T99_42"><text:s/></text:span><text:span text:style-name="T99_43">performed</text:span><text:span text:style-name="T99_44">,<text:s/></text:span><text:span text:style-name="T99_45">and</text:span><text:span text:style-name="T99_46"><text:s/></text:span><text:span text:style-name="T99_47">it</text:span><text:span text:style-name="T99_48"><text:s/></text:span><text:span text:style-name="T99_49">results</text:span><text:span text:style-name="T99_50"><text:s/></text:span><text:span text:style-name="T99_51">in</text:span><text:span text:style-name="T99_52"><text:s/></text:span><text:span text:style-name="T99_53">a</text:span><text:span text:style-name="T99_54"><text:s/></text:span><text:span text:style-name="T99_55">string</text:span><text:span text:style-name="T99_56"><text:s/>“78”.</text:span></text:p>
      <text:p text:style-name="P100"/>
      <text:p text:style-name="P101"><text:span text:style-name="T101_1">12.</text:span><text:span text:style-name="T101_2"><text:s/></text:span><text:span text:style-name="T101_3">What</text:span><text:span text:style-name="T101_4"><text:s/></text:span><text:span text:style-name="T101_5">looping</text:span><text:span text:style-name="T101_6"><text:s/></text:span><text:span text:style-name="T101_7">structures</text:span><text:span text:style-name="T101_8"><text:s/></text:span><text:span text:style-name="T101_9">are</text:span><text:span text:style-name="T101_10"><text:s/></text:span><text:span text:style-name="T101_11">there</text:span><text:span text:style-name="T101_12"><text:s/></text:span><text:span text:style-name="T101_13">in</text:span><text:span text:style-name="T101_14"><text:s/></text:span><text:span text:style-name="T101_15">JavaScript</text:span><text:span text:style-name="T101_16">?</text:span></text:p>
      <text:p text:style-name="P102"><text:span text:style-name="T102_1">-<text:s/></text:span><text:span text:style-name="T102_2">for</text:span><text:span text:style-name="T102_3"><text:s/></text:span><text:span text:style-name="T102_4">loop</text:span></text:p>
      <text:p text:style-name="P103"><text:span text:style-name="T103_1">for</text:span><text:span text:style-name="T103_2"><text:s/>(</text:span><text:span text:style-name="T103_3">initializer</text:span><text:span text:style-name="T103_4">;</text:span><text:span text:style-name="T103_5">conditional</text:span><text:span text:style-name="T103_6"><text:s/></text:span><text:span text:style-name="T103_7">expression</text:span><text:span text:style-name="T103_8">;</text:span><text:span text:style-name="T103_9">loop</text:span><text:span text:style-name="T103_10"><text:s/></text:span><text:span text:style-name="T103_11">expression</text:span><text:span text:style-name="T103_12">)<text:s/>{//</text:span><text:span text:style-name="T103_13">JS</text:span><text:span text:style-name="T103_14"><text:s/><text:tab/></text:span><text:span text:style-name="T103_15">statements</text:span><text:span text:style-name="T103_16">}</text:span></text:p>
      <text:p text:style-name="P104"><text:span text:style-name="T104_1">for</text:span><text:span text:style-name="T104_2"><text:s/>(</text:span><text:span text:style-name="T104_3">key</text:span><text:span text:style-name="T104_4"><text:s/></text:span><text:span text:style-name="T104_5">in</text:span><text:span text:style-name="T104_6"><text:s/></text:span><text:span text:style-name="T104_7">obj</text:span><text:span text:style-name="T104_8">)<text:s/>{<text:s/>//</text:span><text:span text:style-name="T104_9">JS</text:span><text:span text:style-name="T104_10"><text:s/></text:span><text:span text:style-name="T104_11">statements</text:span><text:span text:style-name="T104_12"><text:s/>}</text:span></text:p>
      <text:p text:style-name="P105"><text:span text:style-name="T105_1">-<text:s/></text:span><text:span text:style-name="T105_2">forEach</text:span></text:p>
      <text:p text:style-name="P106"><text:span text:style-name="T106_1">Array</text:span><text:span text:style-name="T106_2">.</text:span><text:span text:style-name="T106_3">prototype</text:span><text:span text:style-name="T106_4">.</text:span><text:span text:style-name="T106_5">forEach</text:span><text:span text:style-name="T106_6">(</text:span><text:span text:style-name="T106_7">callback</text:span><text:span text:style-name="T106_8">,<text:s/>[</text:span><text:span text:style-name="T106_9">args</text:span><text:span text:style-name="T106_10">])</text:span></text:p>
      <text:p text:style-name="P107"><text:span text:style-name="T107_1">-<text:s/></text:span><text:span text:style-name="T107_2">while</text:span><text:span text:style-name="T107_3"><text:s/></text:span><text:span text:style-name="T107_4">loop</text:span></text:p>
      <text:p text:style-name="P108"><text:span text:style-name="T108_1">while</text:span><text:span text:style-name="T108_2">(</text:span><text:span text:style-name="T108_3">condition</text:span><text:span text:style-name="T108_4">)<text:s/>{<text:s/>//</text:span><text:span text:style-name="T108_5">JS</text:span><text:span text:style-name="T108_6"><text:s/></text:span><text:span text:style-name="T108_7">statements</text:span><text:span text:style-name="T108_8"><text:s/>}</text:span></text:p>
      <text:p text:style-name="P109"><text:span text:style-name="T109_1">-<text:s/></text:span><text:span text:style-name="T109_2">do</text:span><text:span text:style-name="T109_3">/</text:span><text:span text:style-name="T109_4">while</text:span><text:span text:style-name="T109_5"><text:s/></text:span><text:span text:style-name="T109_6">loop</text:span></text:p>
      <text:p text:style-name="P110"><text:span text:style-name="T110_1">do</text:span><text:span text:style-name="T110_2"><text:s/>{//</text:span><text:span text:style-name="T110_3">JS</text:span><text:span text:style-name="T110_4"><text:s/></text:span><text:span text:style-name="T110_5">statements</text:span><text:span text:style-name="T110_6">}<text:s/></text:span><text:span text:style-name="T110_7">while</text:span><text:span text:style-name="T110_8">(</text:span><text:span text:style-name="T110_9">conditional</text:span><text:span text:style-name="T110_10"><text:s/></text:span><text:span text:style-name="T110_11">expression</text:span><text:span text:style-name="T110_12">)</text:span></text:p>
      <text:p text:style-name="P111"/>
      <text:p text:style-name="P112"><text:span text:style-name="T112_1"><text:a xlink:type="simple" xlink:href="http://www.codecademy.com/glossary/javascript/loops"><text:span text:style-name="T112_2">http</text:span></text:a></text:span><text:span text:style-name="T112_3"><text:a xlink:type="simple" xlink:href="http://www.codecademy.com/glossary/javascript/loops"><text:span text:style-name="T112_4">://</text:span></text:a></text:span><text:span text:style-name="T112_5"><text:a xlink:type="simple" xlink:href="http://www.codecademy.com/glossary/javascript/loops"><text:span text:style-name="T112_6">www</text:span></text:a></text:span><text:span text:style-name="T112_7"><text:a xlink:type="simple" xlink:href="http://www.codecademy.com/glossary/javascript/loops"><text:span text:style-name="T112_8">.</text:span></text:a></text:span><text:span text:style-name="T112_9"><text:a xlink:type="simple" xlink:href="http://www.codecademy.com/glossary/javascript/loops"><text:span text:style-name="T112_10">codecademy</text:span></text:a></text:span><text:span text:style-name="T112_11"><text:a xlink:type="simple" xlink:href="http://www.codecademy.com/glossary/javascript/loops"><text:span text:style-name="T112_12">.</text:span></text:a></text:span><text:span text:style-name="T112_13"><text:a xlink:type="simple" xlink:href="http://www.codecademy.com/glossary/javascript/loops"><text:span text:style-name="T112_14">com</text:span></text:a></text:span><text:span text:style-name="T112_15"><text:a xlink:type="simple" xlink:href="http://www.codecademy.com/glossary/javascript/loops"><text:span text:style-name="T112_16">/</text:span></text:a></text:span><text:span text:style-name="T112_17"><text:a xlink:type="simple" xlink:href="http://www.codecademy.com/glossary/javascript/loops"><text:span text:style-name="T112_18">glossary</text:span></text:a></text:span><text:span text:style-name="T112_19"><text:a xlink:type="simple" xlink:href="http://www.codecademy.com/glossary/javascript/loops"><text:span text:style-name="T112_20">/</text:span></text:a></text:span><text:span text:style-name="T112_21"><text:a xlink:type="simple" xlink:href="http://www.codecademy.com/glossary/javascript/loops"><text:span text:style-name="T112_22">javascript</text:span></text:a></text:span><text:span text:style-name="T112_23"><text:a xlink:type="simple" xlink:href="http://www.codecademy.com/glossary/javascript/loops"><text:span text:style-name="T112_24">/</text:span></text:a></text:span><text:span text:style-name="T112_25"><text:a xlink:type="simple" xlink:href="http://www.codecademy.com/glossary/javascript/loops"><text:span text:style-name="T112_26">loops</text:span></text:a></text:span></text:p>
      <text:p text:style-name="P113"><text:span text:style-name="T113_1"><text:a xlink:type="simple" xlink:href="https://developer.mozilla.org/en-US/docs/Web/JavaScript/Reference/Global_Objects/Array/forEach"><text:span text:style-name="T113_2">https</text:span></text:a></text:span><text:span text:style-name="T113_3"><text:a xlink:type="simple" xlink:href="https://developer.mozilla.org/en-US/docs/Web/JavaScript/Reference/Global_Objects/Array/forEach"><text:span text:style-name="T113_4">://</text:span></text:a></text:span><text:span text:style-name="T113_5"><text:a xlink:type="simple" xlink:href="https://developer.mozilla.org/en-US/docs/Web/JavaScript/Reference/Global_Objects/Array/forEach"><text:span text:style-name="T113_6">developer</text:span></text:a></text:span><text:span text:style-name="T113_7"><text:a xlink:type="simple" xlink:href="https://developer.mozilla.org/en-US/docs/Web/JavaScript/Reference/Global_Objects/Array/forEach"><text:span text:style-name="T113_8">.</text:span></text:a></text:span><text:span text:style-name="T113_9"><text:a xlink:type="simple" xlink:href="https://developer.mozilla.org/en-US/docs/Web/JavaScript/Reference/Global_Objects/Array/forEach"><text:span text:style-name="T113_10">mozilla</text:span></text:a></text:span><text:span text:style-name="T113_11"><text:a xlink:type="simple" xlink:href="https://developer.mozilla.org/en-US/docs/Web/JavaScript/Reference/Global_Objects/Array/forEach"><text:span text:style-name="T113_12">.</text:span></text:a></text:span><text:span text:style-name="T113_13"><text:a xlink:type="simple" xlink:href="https://developer.mozilla.org/en-US/docs/Web/JavaScript/Reference/Global_Objects/Array/forEach"><text:span text:style-name="T113_14">org</text:span></text:a></text:span><text:span text:style-name="T113_15"><text:a xlink:type="simple" xlink:href="https://developer.mozilla.org/en-US/docs/Web/JavaScript/Reference/Global_Objects/Array/forEach"><text:span text:style-name="T113_16">/</text:span></text:a></text:span><text:span text:style-name="T113_17"><text:a xlink:type="simple" xlink:href="https://developer.mozilla.org/en-US/docs/Web/JavaScript/Reference/Global_Objects/Array/forEach"><text:span text:style-name="T113_18">en</text:span></text:a></text:span><text:span text:style-name="T113_19"><text:a xlink:type="simple" xlink:href="https://developer.mozilla.org/en-US/docs/Web/JavaScript/Reference/Global_Objects/Array/forEach"><text:span text:style-name="T113_20">-</text:span></text:a></text:span><text:span text:style-name="T113_21"><text:a xlink:type="simple" xlink:href="https://developer.mozilla.org/en-US/docs/Web/JavaScript/Reference/Global_Objects/Array/forEach"><text:span text:style-name="T113_22">US</text:span></text:a></text:span><text:span text:style-name="T113_23"><text:a xlink:type="simple" xlink:href="https://developer.mozilla.org/en-US/docs/Web/JavaScript/Reference/Global_Objects/Array/forEach"><text:span text:style-name="T113_24">/</text:span></text:a></text:span><text:span text:style-name="T113_25"><text:a xlink:type="simple" xlink:href="https://developer.mozilla.org/en-US/docs/Web/JavaScript/Reference/Global_Objects/Array/forEach"><text:span text:style-name="T113_26">docs</text:span></text:a></text:span><text:span text:style-name="T113_27"><text:a xlink:type="simple" xlink:href="https://developer.mozilla.org/en-US/docs/Web/JavaScript/Reference/Global_Objects/Array/forEach"><text:span text:style-name="T113_28">/</text:span></text:a></text:span><text:span text:style-name="T113_29"><text:a xlink:type="simple" xlink:href="https://developer.mozilla.org/en-US/docs/Web/JavaScript/Reference/Global_Objects/Array/forEach"><text:span text:style-name="T113_30">Web</text:span></text:a></text:span><text:span text:style-name="T113_31"><text:a xlink:type="simple" xlink:href="https://developer.mozilla.org/en-US/docs/Web/JavaScript/Reference/Global_Objects/Array/forEach"><text:span text:style-name="T113_32">/</text:span></text:a></text:span><text:span text:style-name="T113_33"><text:a xlink:type="simple" xlink:href="https://developer.mozilla.org/en-US/docs/Web/JavaScript/Reference/Global_Objects/Array/forEach"><text:span text:style-name="T113_34">JavaScript</text:span></text:a></text:span><text:span text:style-name="T113_35"><text:a xlink:type="simple" xlink:href="https://developer.mozilla.org/en-US/docs/Web/JavaScript/Reference/Global_Objects/Array/forEach"><text:span text:style-name="T113_36">/</text:span></text:a></text:span><text:span text:style-name="T113_37"><text:a xlink:type="simple" xlink:href="https://developer.mozilla.org/en-US/docs/Web/JavaScript/Reference/Global_Objects/Array/forEach"><text:span text:style-name="T113_38">Reference</text:span></text:a></text:span><text:span text:style-name="T113_39"><text:a xlink:type="simple" xlink:href="https://developer.mozilla.org/en-US/docs/Web/JavaScript/Reference/Global_Objects/Array/forEach"><text:span text:style-name="T113_40">/</text:span></text:a></text:span><text:span text:style-name="T113_41"><text:a xlink:type="simple" xlink:href="https://developer.mozilla.org/en-US/docs/Web/JavaScript/Reference/Global_Objects/Array/forEach"><text:span text:style-name="T113_42">Global</text:span></text:a></text:span><text:span text:style-name="T113_43"><text:a xlink:type="simple" xlink:href="https://developer.mozilla.org/en-US/docs/Web/JavaScript/Reference/Global_Objects/Array/forEach"><text:span text:style-name="T113_44">_</text:span></text:a></text:span><text:span text:style-name="T113_45"><text:a xlink:type="simple" xlink:href="https://developer.mozilla.org/en-US/docs/Web/JavaScript/Reference/Global_Objects/Array/forEach"><text:span text:style-name="T113_46">Objects</text:span></text:a></text:span><text:span text:style-name="T113_47"><text:a xlink:type="simple" xlink:href="https://developer.mozilla.org/en-US/docs/Web/JavaScript/Reference/Global_Objects/Array/forEach"><text:span text:style-name="T113_48">/</text:span></text:a></text:span><text:span text:style-name="T113_49"><text:a xlink:type="simple" xlink:href="https://developer.mozilla.org/en-US/docs/Web/JavaScript/Reference/Global_Objects/Array/forEach"><text:span text:style-name="T113_50">Array</text:span></text:a></text:span><text:span text:style-name="T113_51"><text:a xlink:type="simple" xlink:href="https://developer.mozilla.org/en-US/docs/Web/JavaScript/Reference/Global_Objects/Array/forEach"><text:span text:style-name="T113_52">/</text:span></text:a></text:span><text:span text:style-name="T113_53"><text:a xlink:type="simple" xlink:href="https://developer.mozilla.org/en-US/docs/Web/JavaScript/Reference/Global_Objects/Array/forEach"><text:span text:style-name="T113_54">forEach</text:span></text:a></text:span></text:p>
      <text:p text:style-name="P114"/>
      <text:p text:style-name="P115"><text:span text:style-name="T115_1">13.<text:s/></text:span><text:span text:style-name="T115_2">How</text:span><text:span text:style-name="T115_3"><text:s/></text:span><text:span text:style-name="T115_4">do</text:span><text:span text:style-name="T115_5"><text:s/></text:span><text:span text:style-name="T115_6">you</text:span><text:span text:style-name="T115_7"><text:s/></text:span><text:span text:style-name="T115_8">create</text:span><text:span text:style-name="T115_9"><text:s/></text:span><text:span text:style-name="T115_10">a</text:span><text:span text:style-name="T115_11"><text:s/></text:span><text:span text:style-name="T115_12">new</text:span><text:span text:style-name="T115_13"><text:s/></text:span><text:span text:style-name="T115_14">object</text:span><text:span text:style-name="T115_15"><text:s/></text:span><text:span text:style-name="T115_16">in</text:span><text:span text:style-name="T115_17"><text:s/></text:span><text:span text:style-name="T115_18">JavaScript</text:span><text:span text:style-name="T115_19">?</text:span></text:p>
      <text:p text:style-name="P116"><text:span text:style-name="T116_1">There</text:span><text:span text:style-name="T116_2"><text:s/></text:span><text:span text:style-name="T116_3">are</text:span><text:span text:style-name="T116_4"><text:s/></text:span><text:span text:style-name="T116_5">two</text:span><text:span text:style-name="T116_6"><text:s/></text:span><text:span text:style-name="T116_7">ways</text:span><text:span text:style-name="T116_8"><text:s/></text:span><text:span text:style-name="T116_9">of</text:span><text:span text:style-name="T116_10"><text:s/></text:span><text:span text:style-name="T116_11">creating</text:span><text:span text:style-name="T116_12"><text:s/>(</text:span><text:span text:style-name="T116_13">an</text:span><text:span text:style-name="T116_14"><text:s/></text:span><text:span text:style-name="T116_15">empty</text:span><text:span text:style-name="T116_16">)<text:s/></text:span><text:span text:style-name="T116_17">object</text:span><text:span text:style-name="T116_18">:</text:span></text:p>
      <text:p text:style-name="P117"/>
      <text:p text:style-name="P118"><text:span text:style-name="T118_1">var</text:span><text:span text:style-name="T118_2"><text:s/></text:span><text:span text:style-name="T118_3">obj</text:span><text:span text:style-name="T118_4"><text:s/>=<text:s/></text:span><text:span text:style-name="T118_5">new</text:span><text:span text:style-name="T118_6"><text:s/></text:span><text:span text:style-name="T118_7">Object</text:span><text:span text:style-name="T118_8">();<text:s/>//<text:s/></text:span><text:span text:style-name="T118_9">using</text:span><text:span text:style-name="T118_10"><text:s/></text:span><text:span text:style-name="T118_11">constructor</text:span></text:p>
      <text:p text:style-name="P119"><text:span text:style-name="T119_1">var</text:span><text:span text:style-name="T119_2"><text:s/></text:span><text:span text:style-name="T119_3">obj</text:span><text:span text:style-name="T119_4"><text:s/>=<text:s/>{};<text:tab/>//<text:s/></text:span><text:span text:style-name="T119_5">object</text:span><text:span text:style-name="T119_6"><text:s/></text:span><text:span text:style-name="T119_7">literal</text:span><text:span text:style-name="T119_8"><text:s/></text:span></text:p>
      <text:p text:style-name="P120"/>
      <text:p text:style-name="P121"><text:span text:style-name="T121_1"><text:a xlink:type="simple" xlink:href="https://developer.mozilla.org/en-US/docs/Web/JavaScript/Guide/Working_with_Objects"><text:span text:style-name="T121_2">https</text:span></text:a></text:span><text:span text:style-name="T121_3"><text:a xlink:type="simple" xlink:href="https://developer.mozilla.org/en-US/docs/Web/JavaScript/Guide/Working_with_Objects"><text:span text:style-name="T121_4">://</text:span></text:a></text:span><text:span text:style-name="T121_5"><text:a xlink:type="simple" xlink:href="https://developer.mozilla.org/en-US/docs/Web/JavaScript/Guide/Working_with_Objects"><text:span text:style-name="T121_6">developer</text:span></text:a></text:span><text:span text:style-name="T121_7"><text:a xlink:type="simple" xlink:href="https://developer.mozilla.org/en-US/docs/Web/JavaScript/Guide/Working_with_Objects"><text:span text:style-name="T121_8">.</text:span></text:a></text:span><text:span text:style-name="T121_9"><text:a xlink:type="simple" xlink:href="https://developer.mozilla.org/en-US/docs/Web/JavaScript/Guide/Working_with_Objects"><text:span text:style-name="T121_10">mozilla</text:span></text:a></text:span><text:span text:style-name="T121_11"><text:a xlink:type="simple" xlink:href="https://developer.mozilla.org/en-US/docs/Web/JavaScript/Guide/Working_with_Objects"><text:span text:style-name="T121_12">.</text:span></text:a></text:span><text:span text:style-name="T121_13"><text:a xlink:type="simple" xlink:href="https://developer.mozilla.org/en-US/docs/Web/JavaScript/Guide/Working_with_Objects"><text:span text:style-name="T121_14">org</text:span></text:a></text:span><text:span text:style-name="T121_15"><text:a xlink:type="simple" xlink:href="https://developer.mozilla.org/en-US/docs/Web/JavaScript/Guide/Working_with_Objects"><text:span text:style-name="T121_16">/</text:span></text:a></text:span><text:span text:style-name="T121_17"><text:a xlink:type="simple" xlink:href="https://developer.mozilla.org/en-US/docs/Web/JavaScript/Guide/Working_with_Objects"><text:span text:style-name="T121_18">en</text:span></text:a></text:span><text:span text:style-name="T121_19"><text:a xlink:type="simple" xlink:href="https://developer.mozilla.org/en-US/docs/Web/JavaScript/Guide/Working_with_Objects"><text:span text:style-name="T121_20">-</text:span></text:a></text:span><text:span text:style-name="T121_21"><text:a xlink:type="simple" xlink:href="https://developer.mozilla.org/en-US/docs/Web/JavaScript/Guide/Working_with_Objects"><text:span text:style-name="T121_22">US</text:span></text:a></text:span><text:span text:style-name="T121_23"><text:a xlink:type="simple" xlink:href="https://developer.mozilla.org/en-US/docs/Web/JavaScript/Guide/Working_with_Objects"><text:span text:style-name="T121_24">/</text:span></text:a></text:span><text:span text:style-name="T121_25"><text:a xlink:type="simple" xlink:href="https://developer.mozilla.org/en-US/docs/Web/JavaScript/Guide/Working_with_Objects"><text:span text:style-name="T121_26">docs</text:span></text:a></text:span><text:span text:style-name="T121_27"><text:a xlink:type="simple" xlink:href="https://developer.mozilla.org/en-US/docs/Web/JavaScript/Guide/Working_with_Objects"><text:span text:style-name="T121_28">/</text:span></text:a></text:span><text:span text:style-name="T121_29"><text:a xlink:type="simple" xlink:href="https://developer.mozilla.org/en-US/docs/Web/JavaScript/Guide/Working_with_Objects"><text:span text:style-name="T121_30">Web</text:span></text:a></text:span><text:span text:style-name="T121_31"><text:a xlink:type="simple" xlink:href="https://developer.mozilla.org/en-US/docs/Web/JavaScript/Guide/Working_with_Objects"><text:span text:style-name="T121_32">/</text:span></text:a></text:span><text:span text:style-name="T121_33"><text:a xlink:type="simple" xlink:href="https://developer.mozilla.org/en-US/docs/Web/JavaScript/Guide/Working_with_Objects"><text:span text:style-name="T121_34">JavaScript</text:span></text:a></text:span><text:span text:style-name="T121_35"><text:a xlink:type="simple" xlink:href="https://developer.mozilla.org/en-US/docs/Web/JavaScript/Guide/Working_with_Objects"><text:span text:style-name="T121_36">/</text:span></text:a></text:span><text:span text:style-name="T121_37"><text:a xlink:type="simple" xlink:href="https://developer.mozilla.org/en-US/docs/Web/JavaScript/Guide/Working_with_Objects"><text:span text:style-name="T121_38">Guide</text:span></text:a></text:span><text:span text:style-name="T121_39"><text:a xlink:type="simple" xlink:href="https://developer.mozilla.org/en-US/docs/Web/JavaScript/Guide/Working_with_Objects"><text:span text:style-name="T121_40">/</text:span></text:a></text:span><text:span text:style-name="T121_41"><text:a xlink:type="simple" xlink:href="https://developer.mozilla.org/en-US/docs/Web/JavaScript/Guide/Working_with_Objects"><text:span text:style-name="T121_42">Working</text:span></text:a></text:span><text:span text:style-name="T121_43"><text:a xlink:type="simple" xlink:href="https://developer.mozilla.org/en-US/docs/Web/JavaScript/Guide/Working_with_Objects"><text:span text:style-name="T121_44">_</text:span></text:a></text:span><text:span text:style-name="T121_45"><text:a xlink:type="simple" xlink:href="https://developer.mozilla.org/en-US/docs/Web/JavaScript/Guide/Working_with_Objects"><text:span text:style-name="T121_46">with</text:span></text:a></text:span><text:span text:style-name="T121_47"><text:a xlink:type="simple" xlink:href="https://developer.mozilla.org/en-US/docs/Web/JavaScript/Guide/Working_with_Objects"><text:span text:style-name="T121_48">_</text:span></text:a></text:span><text:span text:style-name="T121_49"><text:a xlink:type="simple" xlink:href="https://developer.mozilla.org/en-US/docs/Web/JavaScript/Guide/Working_with_Objects"><text:span text:style-name="T121_50">Objects</text:span></text:a></text:span></text:p>
      <text:p text:style-name="P122"/>
      <text:p text:style-name="P123"/>
      <text:p text:style-name="P124"><text:span text:style-name="T124_1">14.</text:span><text:span text:style-name="T124_2"><text:s/></text:span><text:span text:style-name="T124_3">How</text:span><text:span text:style-name="T124_4"><text:s/></text:span><text:span text:style-name="T124_5">do</text:span><text:span text:style-name="T124_6"><text:s/></text:span><text:span text:style-name="T124_7">you</text:span><text:span text:style-name="T124_8"><text:s/></text:span><text:span text:style-name="T124_9">assign</text:span><text:span text:style-name="T124_10"><text:s/></text:span><text:span text:style-name="T124_11">object</text:span><text:span text:style-name="T124_12"><text:s/></text:span><text:span text:style-name="T124_13">properties</text:span><text:span text:style-name="T124_14">?</text:span></text:p>
      <text:p text:style-name="P125"><text:span text:style-name="T125_1">There</text:span><text:span text:style-name="T125_2"><text:s/></text:span><text:span text:style-name="T125_3">are</text:span><text:span text:style-name="T125_4"><text:s/></text:span><text:span text:style-name="T125_5">two</text:span><text:span text:style-name="T125_6"><text:s/></text:span><text:span text:style-name="T125_7">ways</text:span><text:span text:style-name="T125_8">.<text:s/></text:span></text:p>
      <text:p text:style-name="P126"><text:span text:style-name="T126_1">obj</text:span><text:span text:style-name="T126_2">["</text:span><text:span text:style-name="T126_3">age</text:span><text:span text:style-name="T126_4">"]<text:s/><text:tab/>=<text:s/>17<text:s/><text:tab/></text:span></text:p>
      <text:p text:style-name="P127"><text:span text:style-name="T127_1">obj</text:span><text:span text:style-name="T127_2">.</text:span><text:span text:style-name="T127_3">age</text:span><text:span text:style-name="T127_4"><text:s/><text:tab/>=<text:s/>17<text:s text:c="3"/>//<text:s/></text:span><text:span text:style-name="T127_5">this</text:span><text:span text:style-name="T127_6"><text:s/></text:span><text:span text:style-name="T127_7">is</text:span><text:span text:style-name="T127_8"><text:s/></text:span><text:span text:style-name="T127_9">only</text:span><text:span text:style-name="T127_10"><text:s/></text:span><text:span text:style-name="T127_11">possible</text:span><text:span text:style-name="T127_12"><text:s/></text:span><text:span text:style-name="T127_13">if</text:span><text:span text:style-name="T127_14"><text:s/></text:span><text:span text:style-name="T127_15">keys</text:span><text:span text:style-name="T127_16"><text:s/></text:span><text:span text:style-name="T127_17">are</text:span><text:span text:style-name="T127_18"><text:s/></text:span><text:span text:style-name="T127_19">strings</text:span></text:p>
      <text:p text:style-name="P128"/>
      <text:p text:style-name="P129"><text:span text:style-name="T129_1">-<text:s/></text:span><text:span text:style-name="T129_2">Why</text:span><text:span text:style-name="T129_3"><text:s/></text:span><text:span text:style-name="T129_4">is</text:span><text:span text:style-name="T129_5"><text:s/></text:span><text:span text:style-name="T129_6">one</text:span><text:span text:style-name="T129_7"><text:s/></text:span><text:span text:style-name="T129_8">better</text:span><text:span text:style-name="T129_9"><text:s/></text:span><text:span text:style-name="T129_10">than</text:span><text:span text:style-name="T129_11"><text:s/></text:span><text:span text:style-name="T129_12">the</text:span><text:span text:style-name="T129_13"><text:s/></text:span><text:span text:style-name="T129_14">other</text:span><text:span text:style-name="T129_15">?</text:span></text:p>
      <text:p text:style-name="P130"><text:span text:style-name="T130_1">Dot</text:span><text:span text:style-name="T130_2"><text:s/></text:span><text:span text:style-name="T130_3">notation</text:span><text:span text:style-name="T130_4"><text:s/>(</text:span><text:span text:style-name="T130_5">the</text:span><text:span text:style-name="T130_6"><text:s/></text:span><text:span text:style-name="T130_7">second</text:span><text:span text:style-name="T130_8"><text:s/></text:span><text:span text:style-name="T130_9">one</text:span><text:span text:style-name="T130_10">)<text:s/></text:span><text:span text:style-name="T130_11">is</text:span><text:span text:style-name="T130_12"><text:s/></text:span><text:span text:style-name="T130_13">more</text:span><text:span text:style-name="T130_14"><text:s/></text:span><text:span text:style-name="T130_15">readable</text:span><text:span text:style-name="T130_16"><text:s/></text:span><text:span text:style-name="T130_17">and</text:span><text:span text:style-name="T130_18"><text:s/></text:span><text:span text:style-name="T130_19">is</text:span><text:span text:style-name="T130_20"><text:s/></text:span><text:span text:style-name="T130_21">usually</text:span><text:span text:style-name="T130_22"><text:s/></text:span><text:span text:style-name="T130_23">preferred</text:span><text:span text:style-name="T130_24"><text:s/></text:span><text:span text:style-name="T130_25">in</text:span><text:span text:style-name="T130_26"><text:s/></text:span><text:span text:style-name="T130_27">simple</text:span><text:span text:style-name="T130_28"><text:s/></text:span><text:span text:style-name="T130_29">situations</text:span><text:span text:style-name="T130_30">.<text:s/></text:span><text:span text:style-name="T130_31">But</text:span><text:span text:style-name="T130_32"><text:s/></text:span><text:span text:style-name="T130_33">bracket</text:span><text:span text:style-name="T130_34"><text:s/></text:span><text:span text:style-name="T130_35">notation</text:span><text:span text:style-name="T130_36"><text:s/></text:span><text:span text:style-name="T130_37">is</text:span><text:span text:style-name="T130_38"><text:s/></text:span><text:span text:style-name="T130_39">more</text:span><text:span text:style-name="T130_40"><text:s/></text:span><text:span text:style-name="T130_41">powerful</text:span><text:span text:style-name="T130_42">.<text:s/></text:span><text:span text:style-name="T130_43">For</text:span><text:span text:style-name="T130_44"><text:s/></text:span><text:span text:style-name="T130_45">example</text:span><text:span text:style-name="T130_46">,<text:s/></text:span><text:span text:style-name="T130_47">you</text:span><text:span text:style-name="T130_48"><text:s/></text:span><text:span text:style-name="T130_49">might</text:span><text:span text:style-name="T130_50"><text:s/></text:span><text:span text:style-name="T130_51">not</text:span><text:span text:style-name="T130_52"><text:s/></text:span><text:span text:style-name="T130_53">know</text:span><text:span text:style-name="T130_54"><text:s/></text:span><text:span text:style-name="T130_55">the</text:span><text:span text:style-name="T130_56"><text:s/></text:span><text:span text:style-name="T130_57">name</text:span><text:span text:style-name="T130_58"><text:s/></text:span><text:span text:style-name="T130_59">of</text:span><text:span text:style-name="T130_60"><text:s/></text:span><text:span text:style-name="T130_61">the</text:span><text:span text:style-name="T130_62"><text:s/></text:span><text:span text:style-name="T130_63">property</text:span><text:span text:style-name="T130_64"><text:s/></text:span><text:span text:style-name="T130_65">up</text:span><text:span text:style-name="T130_66"><text:s/></text:span><text:span text:style-name="T130_67">front</text:span><text:span text:style-name="T130_68">.<text:s/></text:span><text:span text:style-name="T130_69">With</text:span><text:span text:style-name="T130_70"><text:s/></text:span><text:span text:style-name="T130_71">dot</text:span><text:span text:style-name="T130_72"><text:s/></text:span><text:span text:style-name="T130_73">notation</text:span><text:span text:style-name="T130_74"><text:s/></text:span><text:span text:style-name="T130_75">you</text:span><text:span text:style-name="T130_76">'</text:span><text:span text:style-name="T130_77">d</text:span><text:span text:style-name="T130_78"><text:s/></text:span><text:span text:style-name="T130_79">have</text:span><text:span text:style-name="T130_80"><text:s/></text:span><text:span text:style-name="T130_81">to</text:span><text:span text:style-name="T130_82"><text:s/></text:span><text:span text:style-name="T130_83">know</text:span><text:span text:style-name="T130_84"><text:s/></text:span><text:span text:style-name="T130_85">what</text:span><text:span text:style-name="T130_86"><text:s/></text:span><text:span text:style-name="T130_87">property</text:span><text:span text:style-name="T130_88"><text:s/></text:span><text:span text:style-name="T130_89">you</text:span><text:span text:style-name="T130_90"><text:s/></text:span><text:span text:style-name="T130_91">want</text:span><text:span text:style-name="T130_92"><text:s/></text:span><text:span text:style-name="T130_93">to</text:span><text:span text:style-name="T130_94"><text:s/></text:span><text:span text:style-name="T130_95">access</text:span><text:span text:style-name="T130_96"><text:s/></text:span><text:span text:style-name="T130_97">when</text:span><text:span text:style-name="T130_98"><text:s/></text:span><text:span text:style-name="T130_99">you</text:span><text:span text:style-name="T130_100">'</text:span><text:span text:style-name="T130_101">re</text:span><text:span text:style-name="T130_102"><text:s/></text:span><text:span text:style-name="T130_103">writing</text:span><text:span text:style-name="T130_104"><text:s/></text:span><text:span text:style-name="T130_105">the</text:span><text:span text:style-name="T130_106"><text:s/></text:span><text:span text:style-name="T130_107">code</text:span><text:span text:style-name="T130_108">.<text:s/></text:span><text:span text:style-name="T130_109">Bracket</text:span><text:span text:style-name="T130_110"><text:s/></text:span><text:span text:style-name="T130_111">notation</text:span><text:span text:style-name="T130_112"><text:s/></text:span><text:span text:style-name="T130_113">is</text:span><text:span text:style-name="T130_114"><text:s/></text:span><text:span text:style-name="T130_115">more</text:span><text:span text:style-name="T130_116"><text:s/></text:span><text:span text:style-name="T130_117">flexible</text:span><text:span text:style-name="T130_118"><text:s/></text:span><text:span text:style-name="T130_119">since</text:span><text:span text:style-name="T130_120"><text:s/></text:span><text:span text:style-name="T130_121">you</text:span><text:span text:style-name="T130_122"><text:s/></text:span><text:span text:style-name="T130_123">can</text:span><text:span text:style-name="T130_124"><text:s/></text:span><text:span text:style-name="T130_125">use</text:span><text:span text:style-name="T130_126"><text:s/></text:span><text:span text:style-name="T130_127">a</text:span><text:span text:style-name="T130_128"><text:s/></text:span><text:span text:style-name="T130_129">variable</text:span><text:span text:style-name="T130_130"><text:s/></text:span><text:span text:style-name="T130_131">to</text:span><text:span text:style-name="T130_132"><text:s/></text:span><text:span text:style-name="T130_133">reference</text:span><text:span text:style-name="T130_134"><text:s/></text:span><text:span text:style-name="T130_135">the</text:span><text:span text:style-name="T130_136"><text:s/></text:span><text:span text:style-name="T130_137">attribute</text:span><text:span text:style-name="T130_138">.</text:span><text:span text:style-name="T130_139"><text:s/></text:span></text:p>
      <text:p text:style-name="P131"/>
      <text:p text:style-name="P132"><text:span text:style-name="T132_1"><text:a xlink:type="simple" xlink:href="https://developer.mozilla.org/en-US/docs/Web/JavaScript/Guide/Working_with_Objects"><text:span text:style-name="T132_2">https</text:span></text:a></text:span><text:span text:style-name="T132_3"><text:a xlink:type="simple" xlink:href="https://developer.mozilla.org/en-US/docs/Web/JavaScript/Guide/Working_with_Objects"><text:span text:style-name="T132_4">://</text:span></text:a></text:span><text:span text:style-name="T132_5"><text:a xlink:type="simple" xlink:href="https://developer.mozilla.org/en-US/docs/Web/JavaScript/Guide/Working_with_Objects"><text:span text:style-name="T132_6">developer</text:span></text:a></text:span><text:span text:style-name="T132_7"><text:a xlink:type="simple" xlink:href="https://developer.mozilla.org/en-US/docs/Web/JavaScript/Guide/Working_with_Objects"><text:span text:style-name="T132_8">.</text:span></text:a></text:span><text:span text:style-name="T132_9"><text:a xlink:type="simple" xlink:href="https://developer.mozilla.org/en-US/docs/Web/JavaScript/Guide/Working_with_Objects"><text:span text:style-name="T132_10">mozilla</text:span></text:a></text:span><text:span text:style-name="T132_11"><text:a xlink:type="simple" xlink:href="https://developer.mozilla.org/en-US/docs/Web/JavaScript/Guide/Working_with_Objects"><text:span text:style-name="T132_12">.</text:span></text:a></text:span><text:span text:style-name="T132_13"><text:a xlink:type="simple" xlink:href="https://developer.mozilla.org/en-US/docs/Web/JavaScript/Guide/Working_with_Objects"><text:span text:style-name="T132_14">org</text:span></text:a></text:span><text:span text:style-name="T132_15"><text:a xlink:type="simple" xlink:href="https://developer.mozilla.org/en-US/docs/Web/JavaScript/Guide/Working_with_Objects"><text:span text:style-name="T132_16">/</text:span></text:a></text:span><text:span text:style-name="T132_17"><text:a xlink:type="simple" xlink:href="https://developer.mozilla.org/en-US/docs/Web/JavaScript/Guide/Working_with_Objects"><text:span text:style-name="T132_18">en</text:span></text:a></text:span><text:span text:style-name="T132_19"><text:a xlink:type="simple" xlink:href="https://developer.mozilla.org/en-US/docs/Web/JavaScript/Guide/Working_with_Objects"><text:span text:style-name="T132_20">-</text:span></text:a></text:span><text:span text:style-name="T132_21"><text:a xlink:type="simple" xlink:href="https://developer.mozilla.org/en-US/docs/Web/JavaScript/Guide/Working_with_Objects"><text:span text:style-name="T132_22">US</text:span></text:a></text:span><text:span text:style-name="T132_23"><text:a xlink:type="simple" xlink:href="https://developer.mozilla.org/en-US/docs/Web/JavaScript/Guide/Working_with_Objects"><text:span text:style-name="T132_24">/</text:span></text:a></text:span><text:span text:style-name="T132_25"><text:a xlink:type="simple" xlink:href="https://developer.mozilla.org/en-US/docs/Web/JavaScript/Guide/Working_with_Objects"><text:span text:style-name="T132_26">docs</text:span></text:a></text:span><text:span text:style-name="T132_27"><text:a xlink:type="simple" xlink:href="https://developer.mozilla.org/en-US/docs/Web/JavaScript/Guide/Working_with_Objects"><text:span text:style-name="T132_28">/</text:span></text:a></text:span><text:span text:style-name="T132_29"><text:a xlink:type="simple" xlink:href="https://developer.mozilla.org/en-US/docs/Web/JavaScript/Guide/Working_with_Objects"><text:span text:style-name="T132_30">Web</text:span></text:a></text:span><text:span text:style-name="T132_31"><text:a xlink:type="simple" xlink:href="https://developer.mozilla.org/en-US/docs/Web/JavaScript/Guide/Working_with_Objects"><text:span text:style-name="T132_32">/</text:span></text:a></text:span><text:span text:style-name="T132_33"><text:a xlink:type="simple" xlink:href="https://developer.mozilla.org/en-US/docs/Web/JavaScript/Guide/Working_with_Objects"><text:span text:style-name="T132_34">JavaScript</text:span></text:a></text:span><text:span text:style-name="T132_35"><text:a xlink:type="simple" xlink:href="https://developer.mozilla.org/en-US/docs/Web/JavaScript/Guide/Working_with_Objects"><text:span text:style-name="T132_36">/</text:span></text:a></text:span><text:span text:style-name="T132_37"><text:a xlink:type="simple" xlink:href="https://developer.mozilla.org/en-US/docs/Web/JavaScript/Guide/Working_with_Objects"><text:span text:style-name="T132_38">Guide</text:span></text:a></text:span><text:span text:style-name="T132_39"><text:a xlink:type="simple" xlink:href="https://developer.mozilla.org/en-US/docs/Web/JavaScript/Guide/Working_with_Objects"><text:span text:style-name="T132_40">/</text:span></text:a></text:span><text:span text:style-name="T132_41"><text:a xlink:type="simple" xlink:href="https://developer.mozilla.org/en-US/docs/Web/JavaScript/Guide/Working_with_Objects"><text:span text:style-name="T132_42">Working</text:span></text:a></text:span><text:span text:style-name="T132_43"><text:a xlink:type="simple" xlink:href="https://developer.mozilla.org/en-US/docs/Web/JavaScript/Guide/Working_with_Objects"><text:span text:style-name="T132_44">_</text:span></text:a></text:span><text:span text:style-name="T132_45"><text:a xlink:type="simple" xlink:href="https://developer.mozilla.org/en-US/docs/Web/JavaScript/Guide/Working_with_Objects"><text:span text:style-name="T132_46">with</text:span></text:a></text:span><text:span text:style-name="T132_47"><text:a xlink:type="simple" xlink:href="https://developer.mozilla.org/en-US/docs/Web/JavaScript/Guide/Working_with_Objects"><text:span text:style-name="T132_48">_</text:span></text:a></text:span><text:span text:style-name="T132_49"><text:a xlink:type="simple" xlink:href="https://developer.mozilla.org/en-US/docs/Web/JavaScript/Guide/Working_with_Objects"><text:span text:style-name="T132_50">Objects</text:span></text:a></text:span></text:p>
      <text:p text:style-name="P133"/>
      <text:p text:style-name="P134"><text:span text:style-name="T134_1">Examples</text:span><text:span text:style-name="T134_2">:</text:span></text:p>
      <text:p text:style-name="P135"><text:span text:style-name="T135_1">var</text:span><text:span text:style-name="T135_2"><text:s/></text:span><text:span text:style-name="T135_3">myobj</text:span><text:span text:style-name="T135_4"><text:s/>=<text:s/>{“</text:span><text:span text:style-name="T135_5">key</text:span><text:span text:style-name="T135_6">”:”</text:span><text:span text:style-name="T135_7">value</text:span><text:span text:style-name="T135_8">”}</text:span></text:p>
      <text:p text:style-name="P136"><text:span text:style-name="T136_1">var</text:span><text:span text:style-name="T136_2"><text:s/></text:span><text:span text:style-name="T136_3">mykey</text:span><text:span text:style-name="T136_4"><text:s/>=<text:s/>“</text:span><text:span text:style-name="T136_5">key</text:span><text:span text:style-name="T136_6">”</text:span></text:p>
      <text:p text:style-name="P137"><text:span text:style-name="T137_1">myobj</text:span><text:span text:style-name="T137_2">[</text:span><text:span text:style-name="T137_3">mykey</text:span><text:span text:style-name="T137_4">];<text:tab/><text:tab/>//<text:s/>“</text:span><text:span text:style-name="T137_5">value</text:span><text:span text:style-name="T137_6">”</text:span></text:p>
      <text:p text:style-name="P138"/>
      <text:p text:style-name="P139"><text:span text:style-name="T139_1">15.</text:span><text:span text:style-name="T139_2"><text:s/></text:span><text:span text:style-name="T139_3">What</text:span><text:span text:style-name="T139_4">’</text:span><text:span text:style-name="T139_5">s</text:span><text:span text:style-name="T139_6"><text:s/></text:span><text:span text:style-name="T139_7">a</text:span><text:span text:style-name="T139_8"><text:s/></text:span><text:span text:style-name="T139_9">way</text:span><text:span text:style-name="T139_10"><text:s/></text:span><text:span text:style-name="T139_11">to</text:span><text:span text:style-name="T139_12"><text:s/></text:span><text:span text:style-name="T139_13">append</text:span><text:span text:style-name="T139_14"><text:s/></text:span><text:span text:style-name="T139_15">a</text:span><text:span text:style-name="T139_16"><text:s/></text:span><text:span text:style-name="T139_17">value</text:span><text:span text:style-name="T139_18"><text:s/></text:span><text:span text:style-name="T139_19">to</text:span><text:span text:style-name="T139_20"><text:s/></text:span><text:span text:style-name="T139_21">an</text:span><text:span text:style-name="T139_22"><text:s/></text:span><text:span text:style-name="T139_23">array</text:span><text:span text:style-name="T139_24">?</text:span></text:p>
      <text:p text:style-name="P140"><text:span text:style-name="T140_1">v</text:span><text:span text:style-name="T140_2">ar</text:span><text:span text:style-name="T140_3"><text:s/><text:tab/></text:span><text:span text:style-name="T140_4">arr</text:span><text:span text:style-name="T140_5"><text:s/>=<text:s/>[1,2,3];</text:span></text:p>
      <text:p text:style-name="P141"><text:span text:style-name="T141_1">arr</text:span><text:span text:style-name="T141_2">.</text:span><text:span text:style-name="T141_3">push</text:span><text:span text:style-name="T141_4">(4);<text:s/><text:tab/><text:s text:c="9"/>//[1,2,3,4]<text:s/><text:tab/></text:span></text:p>
      <text:p text:style-name="P142"><text:span text:style-name="T142_1">arr</text:span><text:span text:style-name="T142_2">[</text:span><text:span text:style-name="T142_3">arr</text:span><text:span text:style-name="T142_4">.</text:span><text:span text:style-name="T142_5">length</text:span><text:span text:style-name="T142_6">]<text:s/>=<text:s/></text:span><text:span text:style-name="T142_7">value</text:span><text:span text:style-name="T142_8">;<text:s text:c="2"/>//[1,2,3,4,</text:span><text:span text:style-name="T142_9">value</text:span><text:span text:style-name="T142_10">]</text:span></text:p>
      <text:p text:style-name="P143"><text:span text:style-name="T143_1">arr</text:span><text:span text:style-name="T143_2">.</text:span><text:span text:style-name="T143_3">push</text:span><text:span text:style-name="T143_4">(7,8);<text:tab/><text:tab/>//[1,2,3,4,</text:span><text:span text:style-name="T143_5">value</text:span><text:span text:style-name="T143_6">,7,8]</text:span></text:p>
      <text:p text:style-name="P144"/>
      <text:p text:style-name="P145"><text:span text:style-name="T145_1">16</text:span><text:span text:style-name="T145_2">.<text:s/></text:span><text:span text:style-name="T145_3">How</text:span><text:span text:style-name="T145_4"><text:s/></text:span><text:span text:style-name="T145_5">do</text:span><text:span text:style-name="T145_6"><text:s/></text:span><text:span text:style-name="T145_7">you</text:span><text:span text:style-name="T145_8"><text:s/></text:span><text:span text:style-name="T145_9">submit</text:span><text:span text:style-name="T145_10"><text:s/></text:span><text:span text:style-name="T145_11">a</text:span><text:span text:style-name="T145_12"><text:s/></text:span><text:span text:style-name="T145_13">form</text:span><text:span text:style-name="T145_14"><text:s/></text:span><text:span text:style-name="T145_15">using</text:span><text:span text:style-name="T145_16"><text:s/></text:span><text:span text:style-name="T145_17">JS</text:span><text:span text:style-name="T145_18">?</text:span></text:p>
      <text:p text:style-name="P146"><text:span text:style-name="T146_1">Check</text:span><text:span text:style-name="T146_2"><text:s/></text:span><text:span text:style-name="T146_3">the</text:span><text:span text:style-name="T146_4"><text:s/></text:span><text:span text:style-name="T146_5">answer</text:span><text:span text:style-name="T146_6"><text:s/></text:span><text:span text:style-name="T146_7">here</text:span><text:span text:style-name="T146_8">:</text:span></text:p>
      <text:p text:style-name="P147"><text:span text:style-name="T147_1"><text:a xlink:type="simple" xlink:href="http://www.javascript-coder.com/javascript-form/javascript-form-submit.phtml"><text:span text:style-name="T147_2">http</text:span></text:a></text:span><text:span text:style-name="T147_3"><text:a xlink:type="simple" xlink:href="http://www.javascript-coder.com/javascript-form/javascript-form-submit.phtml"><text:span text:style-name="T147_4">://</text:span></text:a></text:span><text:span text:style-name="T147_5"><text:a xlink:type="simple" xlink:href="http://www.javascript-coder.com/javascript-form/javascript-form-submit.phtml"><text:span text:style-name="T147_6">www</text:span></text:a></text:span><text:span text:style-name="T147_7"><text:a xlink:type="simple" xlink:href="http://www.javascript-coder.com/javascript-form/javascript-form-submit.phtml"><text:span text:style-name="T147_8">.</text:span></text:a></text:span><text:span text:style-name="T147_9"><text:a xlink:type="simple" xlink:href="http://www.javascript-coder.com/javascript-form/javascript-form-submit.phtml"><text:span text:style-name="T147_10">javascript</text:span></text:a></text:span><text:span text:style-name="T147_11"><text:a xlink:type="simple" xlink:href="http://www.javascript-coder.com/javascript-form/javascript-form-submit.phtml"><text:span text:style-name="T147_12">-</text:span></text:a></text:span><text:span text:style-name="T147_13"><text:a xlink:type="simple" xlink:href="http://www.javascript-coder.com/javascript-form/javascript-form-submit.phtml"><text:span text:style-name="T147_14">coder</text:span></text:a></text:span><text:span text:style-name="T147_15"><text:a xlink:type="simple" xlink:href="http://www.javascript-coder.com/javascript-form/javascript-form-submit.phtml"><text:span text:style-name="T147_16">.</text:span></text:a></text:span><text:span text:style-name="T147_17"><text:a xlink:type="simple" xlink:href="http://www.javascript-coder.com/javascript-form/javascript-form-submit.phtml"><text:span text:style-name="T147_18">com</text:span></text:a></text:span><text:span text:style-name="T147_19"><text:a xlink:type="simple" xlink:href="http://www.javascript-coder.com/javascript-form/javascript-form-submit.phtml"><text:span text:style-name="T147_20">/</text:span></text:a></text:span><text:span text:style-name="T147_21"><text:a xlink:type="simple" xlink:href="http://www.javascript-coder.com/javascript-form/javascript-form-submit.phtml"><text:span text:style-name="T147_22">javascript</text:span></text:a></text:span><text:span text:style-name="T147_23"><text:a xlink:type="simple" xlink:href="http://www.javascript-coder.com/javascript-form/javascript-form-submit.phtml"><text:span text:style-name="T147_24">-</text:span></text:a></text:span><text:span text:style-name="T147_25"><text:a xlink:type="simple" xlink:href="http://www.javascript-coder.com/javascript-form/javascript-form-submit.phtml"><text:span text:style-name="T147_26">form</text:span></text:a></text:span><text:span text:style-name="T147_27"><text:a xlink:type="simple" xlink:href="http://www.javascript-coder.com/javascript-form/javascript-form-submit.phtml"><text:span text:style-name="T147_28">/</text:span></text:a></text:span><text:span text:style-name="T147_29"><text:a xlink:type="simple" xlink:href="http://www.javascript-coder.com/javascript-form/javascript-form-submit.phtml"><text:span text:style-name="T147_30">javascript</text:span></text:a></text:span><text:span text:style-name="T147_31"><text:a xlink:type="simple" xlink:href="http://www.javascript-coder.com/javascript-form/javascript-form-submit.phtml"><text:span text:style-name="T147_32">-</text:span></text:a></text:span><text:span text:style-name="T147_33"><text:a xlink:type="simple" xlink:href="http://www.javascript-coder.com/javascript-form/javascript-form-submit.phtml"><text:span text:style-name="T147_34">form</text:span></text:a></text:span><text:span text:style-name="T147_35"><text:a xlink:type="simple" xlink:href="http://www.javascript-coder.com/javascript-form/javascript-form-submit.phtml"><text:span text:style-name="T147_36">-</text:span></text:a></text:span><text:span text:style-name="T147_37"><text:a xlink:type="simple" xlink:href="http://www.javascript-coder.com/javascript-form/javascript-form-submit.phtml"><text:span text:style-name="T147_38">submit</text:span></text:a></text:span><text:span text:style-name="T147_39"><text:a xlink:type="simple" xlink:href="http://www.javascript-coder.com/javascript-form/javascript-form-submit.phtml"><text:span text:style-name="T147_40">.</text:span></text:a></text:span><text:span text:style-name="T147_41"><text:a xlink:type="simple" xlink:href="http://www.javascript-coder.com/javascript-form/javascript-form-submit.phtml"><text:span text:style-name="T147_42">phtml</text:span></text:a></text:span><text:span text:style-name="T147_43"><text:s/></text:span></text:p>
      <text:p text:style-name="P148"/>
      <text:p text:style-name="P149"><text:span text:style-name="T149_1">17.<text:s/></text:span><text:span text:style-name="T149_2"><text:s/></text:span><text:span text:style-name="T149_3">How</text:span><text:span text:style-name="T149_4"><text:s/></text:span><text:span text:style-name="T149_5">to</text:span><text:span text:style-name="T149_6"><text:s/></text:span><text:span text:style-name="T149_7">create</text:span><text:span text:style-name="T149_8"><text:s/></text:span><text:span text:style-name="T149_9">arrays</text:span><text:span text:style-name="T149_10"><text:s/></text:span><text:span text:style-name="T149_11">in</text:span><text:span text:style-name="T149_12"><text:s/></text:span><text:span text:style-name="T149_13">JS</text:span><text:span text:style-name="T149_14">?</text:span></text:p>
      <text:p text:style-name="P150"><text:span text:style-name="T150_1">There</text:span><text:span text:style-name="T150_2"><text:s/></text:span><text:span text:style-name="T150_3">are</text:span><text:span text:style-name="T150_4"><text:s/></text:span><text:span text:style-name="T150_5">a</text:span><text:span text:style-name="T150_6"><text:s/></text:span><text:span text:style-name="T150_7">couple</text:span><text:span text:style-name="T150_8"><text:s/></text:span><text:span text:style-name="T150_9">of</text:span><text:span text:style-name="T150_10"><text:s/></text:span><text:span text:style-name="T150_11">ways</text:span><text:span text:style-name="T150_12">:</text:span></text:p>
      <text:p text:style-name="P151"><text:span text:style-name="T151_1">-<text:s/></text:span><text:span text:style-name="T151_2">create</text:span><text:span text:style-name="T151_3"><text:s/></text:span><text:span text:style-name="T151_4">an</text:span><text:span text:style-name="T151_5"><text:s/></text:span><text:span text:style-name="T151_6">array</text:span><text:span text:style-name="T151_7"><text:s/></text:span><text:span text:style-name="T151_8">literal</text:span><text:span text:style-name="T151_9"><text:s/></text:span><text:span text:style-name="T151_10">by</text:span><text:span text:style-name="T151_11"><text:s/></text:span><text:span text:style-name="T151_12">putting</text:span><text:span text:style-name="T151_13"><text:s/></text:span><text:span text:style-name="T151_14">its</text:span><text:span text:style-name="T151_15"><text:s/></text:span><text:span text:style-name="T151_16">values</text:span><text:span text:style-name="T151_17"><text:s/></text:span><text:span text:style-name="T151_18">directly</text:span><text:span text:style-name="T151_19"><text:s/></text:span><text:span text:style-name="T151_20">into</text:span><text:span text:style-name="T151_21"><text:s/></text:span><text:span text:style-name="T151_22">square</text:span><text:span text:style-name="T151_23"><text:s/></text:span><text:span text:style-name="T151_24">brackets</text:span><text:span text:style-name="T151_25">.</text:span></text:p>
      <text:p text:style-name="P152"><text:span text:style-name="T152_1">var</text:span><text:span text:style-name="T152_2"><text:s/></text:span><text:span text:style-name="T152_3">anArray</text:span><text:span text:style-name="T152_4"><text:s/>=<text:s/>[1,2,”</text:span><text:span text:style-name="T152_5">red</text:span><text:span text:style-name="T152_6">”];<text:s/></text:span></text:p>
      <text:p text:style-name="P153"/>
      <text:p text:style-name="P154"><text:span text:style-name="T154_1">-<text:s/></text:span><text:span text:style-name="T154_2">w</text:span><text:span text:style-name="T154_3">ith</text:span><text:span text:style-name="T154_4"><text:s/></text:span><text:span text:style-name="T154_5">Array</text:span><text:span text:style-name="T154_6">()<text:s/></text:span><text:span text:style-name="T154_7">constructor</text:span><text:span text:style-name="T154_8"><text:s/></text:span><text:span text:style-name="T154_9">function</text:span><text:span text:style-name="T154_10">:</text:span></text:p>
      <text:p text:style-name="P155"><text:span text:style-name="T155_1">var</text:span><text:span text:style-name="T155_2"><text:s/></text:span><text:span text:style-name="T155_3">a</text:span><text:span text:style-name="T155_4"><text:s/>=<text:s/></text:span><text:span text:style-name="T155_5">new</text:span><text:span text:style-name="T155_6"><text:s/></text:span><text:span text:style-name="T155_7">Array</text:span><text:span text:style-name="T155_8">();</text:span></text:p>
      <text:p text:style-name="P156"/>
      <text:p text:style-name="P157"><text:span text:style-name="T157_1">-<text:s/></text:span><text:span text:style-name="T157_2">add</text:span><text:span text:style-name="T157_3"><text:s/></text:span><text:span text:style-name="T157_4">elements</text:span><text:span text:style-name="T157_5"><text:s/></text:span><text:span text:style-name="T157_6">to</text:span><text:span text:style-name="T157_7"><text:s/></text:span><text:span text:style-name="T157_8">an</text:span><text:span text:style-name="T157_9"><text:s/></text:span><text:span text:style-name="T157_10">array</text:span><text:span text:style-name="T157_11">:<text:s/></text:span><text:span text:style-name="T157_12">a</text:span><text:span text:style-name="T157_13">[0]=5;</text:span><text:span text:style-name="T157_14">a</text:span><text:span text:style-name="T157_15">[1]=</text:span><text:span text:style-name="T157_16">true</text:span><text:span text:style-name="T157_17">;</text:span></text:p>
      <text:p text:style-name="P158"><text:span text:style-name="T158_1">*</text:span><text:span text:style-name="T158_2">note</text:span><text:span text:style-name="T158_3">:<text:s/></text:span><text:span text:style-name="T158_4">if</text:span><text:span text:style-name="T158_5"><text:s/></text:span><text:span text:style-name="T158_6">you</text:span><text:span text:style-name="T158_7"><text:s/></text:span><text:span text:style-name="T158_8">pass</text:span><text:span text:style-name="T158_9"><text:s/></text:span><text:span text:style-name="T158_10">only</text:span><text:span text:style-name="T158_11"><text:s/></text:span><text:span text:style-name="T158_12">a</text:span><text:span text:style-name="T158_13"><text:s/></text:span><text:span text:style-name="T158_14">single</text:span><text:span text:style-name="T158_15"><text:s/></text:span><text:span text:style-name="T158_16">number</text:span><text:span text:style-name="T158_17"><text:s/></text:span><text:span text:style-name="T158_18">to</text:span><text:span text:style-name="T158_19"><text:s/></text:span><text:span text:style-name="T158_20">the</text:span><text:span text:style-name="T158_21"><text:s/></text:span><text:span text:style-name="T158_22">constructor</text:span><text:span text:style-name="T158_23"><text:s/>→<text:s/></text:span><text:span text:style-name="T158_24">it</text:span><text:span text:style-name="T158_25"><text:s/></text:span><text:span text:style-name="T158_26">specifies</text:span><text:span text:style-name="T158_27"><text:s/></text:span><text:span text:style-name="T158_28">the</text:span><text:span text:style-name="T158_29"><text:s/></text:span><text:span text:style-name="T158_30">length</text:span><text:span text:style-name="T158_31"><text:s/></text:span><text:span text:style-name="T158_32">of</text:span><text:span text:style-name="T158_33"><text:s/></text:span><text:span text:style-name="T158_34">an</text:span><text:span text:style-name="T158_35"><text:s/></text:span><text:span text:style-name="T158_36">array</text:span></text:p>
      <text:p text:style-name="P159"><text:span text:style-name="T159_1">-<text:s/></text:span><text:span text:style-name="T159_2">you</text:span><text:span text:style-name="T159_3"><text:s/></text:span><text:span text:style-name="T159_4">can</text:span><text:span text:style-name="T159_5"><text:s/></text:span><text:span text:style-name="T159_6">also</text:span><text:span text:style-name="T159_7"><text:s/></text:span><text:span text:style-name="T159_8">pass</text:span><text:span text:style-name="T159_9"><text:s/></text:span><text:span text:style-name="T159_10">array</text:span><text:span text:style-name="T159_11"><text:s/></text:span><text:span text:style-name="T159_12">elements</text:span><text:span text:style-name="T159_13"><text:s/></text:span><text:span text:style-name="T159_14">to</text:span><text:span text:style-name="T159_15"><text:s/></text:span><text:span text:style-name="T159_16">the</text:span><text:span text:style-name="T159_17"><text:s/></text:span><text:span text:style-name="T159_18">Array</text:span><text:span text:style-name="T159_19">()<text:s/></text:span><text:span text:style-name="T159_20">constructor</text:span></text:p>
      <text:p text:style-name="P160"><text:span text:style-name="T160_1">var</text:span><text:span text:style-name="T160_2"><text:s/></text:span><text:span text:style-name="T160_3">myArray</text:span><text:span text:style-name="T160_4"><text:s/>=<text:s/></text:span><text:span text:style-name="T160_5">new</text:span><text:span text:style-name="T160_6"><text:s/></text:span><text:span text:style-name="T160_7">Array</text:span><text:span text:style-name="T160_8">(1,2,3);</text:span></text:p>
      <text:p text:style-name="P161"/>
      <text:p text:style-name="P162"><text:span text:style-name="T162_1"><text:a xlink:type="simple" xlink:href="https://developer.mozilla.org/en-US/docs/Web/JavaScript/Reference/Global_Objects/Array"><text:span text:style-name="T162_2">https</text:span></text:a></text:span><text:span text:style-name="T162_3"><text:a xlink:type="simple" xlink:href="https://developer.mozilla.org/en-US/docs/Web/JavaScript/Reference/Global_Objects/Array"><text:span text:style-name="T162_4">://</text:span></text:a></text:span><text:span text:style-name="T162_5"><text:a xlink:type="simple" xlink:href="https://developer.mozilla.org/en-US/docs/Web/JavaScript/Reference/Global_Objects/Array"><text:span text:style-name="T162_6">developer</text:span></text:a></text:span><text:span text:style-name="T162_7"><text:a xlink:type="simple" xlink:href="https://developer.mozilla.org/en-US/docs/Web/JavaScript/Reference/Global_Objects/Array"><text:span text:style-name="T162_8">.</text:span></text:a></text:span><text:span text:style-name="T162_9"><text:a xlink:type="simple" xlink:href="https://developer.mozilla.org/en-US/docs/Web/JavaScript/Reference/Global_Objects/Array"><text:span text:style-name="T162_10">mozilla</text:span></text:a></text:span><text:span text:style-name="T162_11"><text:a xlink:type="simple" xlink:href="https://developer.mozilla.org/en-US/docs/Web/JavaScript/Reference/Global_Objects/Array"><text:span text:style-name="T162_12">.</text:span></text:a></text:span><text:span text:style-name="T162_13"><text:a xlink:type="simple" xlink:href="https://developer.mozilla.org/en-US/docs/Web/JavaScript/Reference/Global_Objects/Array"><text:span text:style-name="T162_14">org</text:span></text:a></text:span><text:span text:style-name="T162_15"><text:a xlink:type="simple" xlink:href="https://developer.mozilla.org/en-US/docs/Web/JavaScript/Reference/Global_Objects/Array"><text:span text:style-name="T162_16">/</text:span></text:a></text:span><text:span text:style-name="T162_17"><text:a xlink:type="simple" xlink:href="https://developer.mozilla.org/en-US/docs/Web/JavaScript/Reference/Global_Objects/Array"><text:span text:style-name="T162_18">en</text:span></text:a></text:span><text:span text:style-name="T162_19"><text:a xlink:type="simple" xlink:href="https://developer.mozilla.org/en-US/docs/Web/JavaScript/Reference/Global_Objects/Array"><text:span text:style-name="T162_20">-</text:span></text:a></text:span><text:span text:style-name="T162_21"><text:a xlink:type="simple" xlink:href="https://developer.mozilla.org/en-US/docs/Web/JavaScript/Reference/Global_Objects/Array"><text:span text:style-name="T162_22">US</text:span></text:a></text:span><text:span text:style-name="T162_23"><text:a xlink:type="simple" xlink:href="https://developer.mozilla.org/en-US/docs/Web/JavaScript/Reference/Global_Objects/Array"><text:span text:style-name="T162_24">/</text:span></text:a></text:span><text:span text:style-name="T162_25"><text:a xlink:type="simple" xlink:href="https://developer.mozilla.org/en-US/docs/Web/JavaScript/Reference/Global_Objects/Array"><text:span text:style-name="T162_26">docs</text:span></text:a></text:span><text:span text:style-name="T162_27"><text:a xlink:type="simple" xlink:href="https://developer.mozilla.org/en-US/docs/Web/JavaScript/Reference/Global_Objects/Array"><text:span text:style-name="T162_28">/</text:span></text:a></text:span><text:span text:style-name="T162_29"><text:a xlink:type="simple" xlink:href="https://developer.mozilla.org/en-US/docs/Web/JavaScript/Reference/Global_Objects/Array"><text:span text:style-name="T162_30">Web</text:span></text:a></text:span><text:span text:style-name="T162_31"><text:a xlink:type="simple" xlink:href="https://developer.mozilla.org/en-US/docs/Web/JavaScript/Reference/Global_Objects/Array"><text:span text:style-name="T162_32">/</text:span></text:a></text:span><text:span text:style-name="T162_33"><text:a xlink:type="simple" xlink:href="https://developer.mozilla.org/en-US/docs/Web/JavaScript/Reference/Global_Objects/Array"><text:span text:style-name="T162_34">JavaScript</text:span></text:a></text:span><text:span text:style-name="T162_35"><text:a xlink:type="simple" xlink:href="https://developer.mozilla.org/en-US/docs/Web/JavaScript/Reference/Global_Objects/Array"><text:span text:style-name="T162_36">/</text:span></text:a></text:span><text:span text:style-name="T162_37"><text:a xlink:type="simple" xlink:href="https://developer.mozilla.org/en-US/docs/Web/JavaScript/Reference/Global_Objects/Array"><text:span text:style-name="T162_38">Reference</text:span></text:a></text:span><text:span text:style-name="T162_39"><text:a xlink:type="simple" xlink:href="https://developer.mozilla.org/en-US/docs/Web/JavaScript/Reference/Global_Objects/Array"><text:span text:style-name="T162_40">/</text:span></text:a></text:span><text:span text:style-name="T162_41"><text:a xlink:type="simple" xlink:href="https://developer.mozilla.org/en-US/docs/Web/JavaScript/Reference/Global_Objects/Array"><text:span text:style-name="T162_42">Global</text:span></text:a></text:span><text:span text:style-name="T162_43"><text:a xlink:type="simple" xlink:href="https://developer.mozilla.org/en-US/docs/Web/JavaScript/Reference/Global_Objects/Array"><text:span text:style-name="T162_44">_</text:span></text:a></text:span><text:span text:style-name="T162_45"><text:a xlink:type="simple" xlink:href="https://developer.mozilla.org/en-US/docs/Web/JavaScript/Reference/Global_Objects/Array"><text:span text:style-name="T162_46">Objects</text:span></text:a></text:span><text:span text:style-name="T162_47"><text:a xlink:type="simple" xlink:href="https://developer.mozilla.org/en-US/docs/Web/JavaScript/Reference/Global_Objects/Array"><text:span text:style-name="T162_48">/</text:span></text:a></text:span><text:span text:style-name="T162_49"><text:a xlink:type="simple" xlink:href="https://developer.mozilla.org/en-US/docs/Web/JavaScript/Reference/Global_Objects/Array"><text:span text:style-name="T162_50">Array</text:span></text:a></text:span></text:p>
      <text:p text:style-name="P163"/>
      <text:p text:style-name="P164"><text:span text:style-name="T164_1">Array</text:span><text:span text:style-name="T164_2"><text:s/><text:tab/></text:span><text:span text:style-name="T164_3">uses</text:span><text:span text:style-name="T164_4"><text:s/></text:span><text:span text:style-name="T164_5">keys</text:span><text:span text:style-name="T164_6"><text:s/>(</text:span><text:span text:style-name="T164_7">indices</text:span><text:span text:style-name="T164_8">)<text:s/></text:span><text:span text:style-name="T164_9">to</text:span><text:span text:style-name="T164_10"><text:s/></text:span><text:span text:style-name="T164_11">access</text:span><text:span text:style-name="T164_12"><text:s/></text:span><text:span text:style-name="T164_13">its</text:span><text:span text:style-name="T164_14"><text:s/></text:span><text:span text:style-name="T164_15">elements</text:span><text:span text:style-name="T164_16">.<text:s/></text:span><text:span text:style-name="T164_17">A</text:span><text:span text:style-name="T164_18"><text:s/></text:span><text:span text:style-name="T164_19">key</text:span><text:span text:style-name="T164_20"><text:s/></text:span><text:span text:style-name="T164_21">is</text:span><text:span text:style-name="T164_22"><text:s/></text:span><text:span text:style-name="T164_23">a</text:span><text:span text:style-name="T164_24"><text:s/></text:span><text:span text:style-name="T164_25">general</text:span><text:span text:style-name="T164_26"><text:s/></text:span><text:span text:style-name="T164_27">term</text:span><text:span text:style-name="T164_28"><text:s/></text:span><text:span text:style-name="T164_29">used</text:span><text:span text:style-name="T164_30"><text:s/></text:span><text:span text:style-name="T164_31">to</text:span><text:span text:style-name="T164_32"><text:s/></text:span><text:span text:style-name="T164_33">describe</text:span><text:span text:style-name="T164_34"><text:s/></text:span><text:span text:style-name="T164_35">a</text:span><text:span text:style-name="T164_36"><text:s/></text:span><text:span text:style-name="T164_37">piece</text:span><text:span text:style-name="T164_38"><text:s/></text:span><text:span text:style-name="T164_39">of</text:span><text:span text:style-name="T164_40"><text:s/></text:span><text:span text:style-name="T164_41">information</text:span><text:span text:style-name="T164_42"><text:s/></text:span><text:span text:style-name="T164_43">used</text:span><text:span text:style-name="T164_44"><text:s/></text:span><text:span text:style-name="T164_45">to</text:span><text:span text:style-name="T164_46"><text:s/></text:span><text:span text:style-name="T164_47">look</text:span><text:span text:style-name="T164_48"><text:s/></text:span><text:span text:style-name="T164_49">up</text:span><text:span text:style-name="T164_50"><text:s/></text:span><text:span text:style-name="T164_51">a</text:span><text:span text:style-name="T164_52"><text:s/></text:span><text:span text:style-name="T164_53">piece</text:span><text:span text:style-name="T164_54"><text:s/></text:span><text:span text:style-name="T164_55">of</text:span><text:span text:style-name="T164_56"><text:s/></text:span><text:span text:style-name="T164_57">data</text:span><text:span text:style-name="T164_58">.<text:s/></text:span><text:span text:style-name="T164_59">An</text:span><text:span text:style-name="T164_60"><text:s/></text:span><text:span text:style-name="T164_61">index</text:span><text:span text:style-name="T164_62"><text:s/></text:span><text:span text:style-name="T164_63">is</text:span><text:span text:style-name="T164_64"><text:s/></text:span><text:span text:style-name="T164_65">just</text:span><text:span text:style-name="T164_66"><text:s/></text:span><text:span text:style-name="T164_67">a</text:span><text:span text:style-name="T164_68"><text:s/></text:span><text:span text:style-name="T164_69">certain</text:span><text:span text:style-name="T164_70"><text:s/></text:span><text:span text:style-name="T164_71">kind</text:span><text:span text:style-name="T164_72"><text:s/></text:span><text:span text:style-name="T164_73">of</text:span><text:span text:style-name="T164_74"><text:s/></text:span><text:span text:style-name="T164_75">key</text:span><text:span text:style-name="T164_76">,<text:s/></text:span><text:span text:style-name="T164_77">a</text:span><text:span text:style-name="T164_78"><text:s/></text:span><text:span text:style-name="T164_79">numeric</text:span><text:span text:style-name="T164_80"><text:s/></text:span><text:span text:style-name="T164_81">key</text:span><text:span text:style-name="T164_82">.</text:span></text:p>
      <text:p text:style-name="P165"/>
      <text:p text:style-name="P166"><text:span text:style-name="T166_1">18.<text:s/></text:span><text:span text:style-name="T166_2">How</text:span><text:span text:style-name="T166_3"><text:s/></text:span><text:span text:style-name="T166_4">to</text:span><text:span text:style-name="T166_5"><text:s/></text:span><text:span text:style-name="T166_6">read</text:span><text:span text:style-name="T166_7"><text:s/></text:span><text:span text:style-name="T166_8">and</text:span><text:span text:style-name="T166_9"><text:s/></text:span><text:span text:style-name="T166_10">write</text:span><text:span text:style-name="T166_11"><text:s/></text:span><text:span text:style-name="T166_12">a</text:span><text:span text:style-name="T166_13"><text:s/></text:span><text:span text:style-name="T166_14">file</text:span><text:span text:style-name="T166_15"><text:s/></text:span><text:span text:style-name="T166_16">using</text:span><text:span text:style-name="T166_17"><text:s/></text:span><text:span text:style-name="T166_18">JS</text:span><text:span text:style-name="T166_19">?</text:span></text:p>
      <text:p text:style-name="P167"><text:span text:style-name="T167_1">T</text:span><text:span text:style-name="T167_2">his</text:span><text:span text:style-name="T167_3"><text:s/></text:span><text:span text:style-name="T167_4">can</text:span><text:span text:style-name="T167_5"><text:s/></text:span><text:span text:style-name="T167_6">be</text:span><text:span text:style-name="T167_7"><text:s/></text:span><text:span text:style-name="T167_8">done</text:span><text:span text:style-name="T167_9"><text:s/></text:span><text:span text:style-name="T167_10">with</text:span><text:span text:style-name="T167_11"><text:s/></text:span><text:span text:style-name="T167_12">server</text:span><text:span text:style-name="T167_13">-</text:span><text:span text:style-name="T167_14">side</text:span><text:span text:style-name="T167_15"><text:s/></text:span><text:span text:style-name="T167_16">JS</text:span><text:span text:style-name="T167_17">,<text:s/></text:span><text:span text:style-name="T167_18">using</text:span><text:span text:style-name="T167_19"><text:s/></text:span><text:span text:style-name="T167_20">Node</text:span><text:span text:style-name="T167_21">.</text:span><text:span text:style-name="T167_22">js</text:span></text:p>
      <text:p text:style-name="P168"><text:span text:style-name="T168_1">-<text:s/></text:span><text:span text:style-name="T168_2">further</text:span><text:span text:style-name="T168_3"><text:s/></text:span><text:span text:style-name="T168_4">reference</text:span><text:span text:style-name="T168_5">:<text:s/></text:span><text:span text:style-name="T168_6"><text:a xlink:type="simple" xlink:href="http://nodejs.org/api/fs.html"><text:span text:style-name="T168_7">http</text:span></text:a></text:span><text:span text:style-name="T168_8"><text:a xlink:type="simple" xlink:href="http://nodejs.org/api/fs.html"><text:span text:style-name="T168_9">://</text:span></text:a></text:span><text:span text:style-name="T168_10"><text:a xlink:type="simple" xlink:href="http://nodejs.org/api/fs.html"><text:span text:style-name="T168_11">nodejs</text:span></text:a></text:span><text:span text:style-name="T168_12"><text:a xlink:type="simple" xlink:href="http://nodejs.org/api/fs.html"><text:span text:style-name="T168_13">.</text:span></text:a></text:span><text:span text:style-name="T168_14"><text:a xlink:type="simple" xlink:href="http://nodejs.org/api/fs.html"><text:span text:style-name="T168_15">org</text:span></text:a></text:span><text:span text:style-name="T168_16"><text:a xlink:type="simple" xlink:href="http://nodejs.org/api/fs.html"><text:span text:style-name="T168_17">/</text:span></text:a></text:span><text:span text:style-name="T168_18"><text:a xlink:type="simple" xlink:href="http://nodejs.org/api/fs.html"><text:span text:style-name="T168_19">api</text:span></text:a></text:span><text:span text:style-name="T168_20"><text:a xlink:type="simple" xlink:href="http://nodejs.org/api/fs.html"><text:span text:style-name="T168_21">/</text:span></text:a></text:span><text:span text:style-name="T168_22"><text:a xlink:type="simple" xlink:href="http://nodejs.org/api/fs.html"><text:span text:style-name="T168_23">fs</text:span></text:a></text:span><text:span text:style-name="T168_24"><text:a xlink:type="simple" xlink:href="http://nodejs.org/api/fs.html"><text:span text:style-name="T168_25">.</text:span></text:a></text:span><text:span text:style-name="T168_26"><text:a xlink:type="simple" xlink:href="http://nodejs.org/api/fs.html"><text:span text:style-name="T168_27">html</text:span></text:a></text:span></text:p>
      <text:p text:style-name="P169"><text:span text:style-name="T169_1">-<text:s/></text:span><text:span text:style-name="T169_2">using</text:span><text:span text:style-name="T169_3"><text:s/></text:span><text:span text:style-name="T169_4">HTML</text:span><text:span text:style-name="T169_5">5<text:s/></text:span><text:span text:style-name="T169_6">File</text:span><text:span text:style-name="T169_7"><text:s/></text:span><text:span text:style-name="T169_8">API</text:span><text:span text:style-name="T169_9"><text:s/></text:span><text:span text:style-name="T169_10"><text:a xlink:type="simple" xlink:href="http://www.html5rocks.com/en/tutorials/file/dndfiles/"><text:span text:style-name="T169_11">http</text:span></text:a></text:span><text:span text:style-name="T169_12"><text:a xlink:type="simple" xlink:href="http://www.html5rocks.com/en/tutorials/file/dndfiles/"><text:span text:style-name="T169_13">://</text:span></text:a></text:span><text:span text:style-name="T169_14"><text:a xlink:type="simple" xlink:href="http://www.html5rocks.com/en/tutorials/file/dndfiles/"><text:span text:style-name="T169_15">www</text:span></text:a></text:span><text:span text:style-name="T169_16"><text:a xlink:type="simple" xlink:href="http://www.html5rocks.com/en/tutorials/file/dndfiles/"><text:span text:style-name="T169_17">.</text:span></text:a></text:span><text:span text:style-name="T169_18"><text:a xlink:type="simple" xlink:href="http://www.html5rocks.com/en/tutorials/file/dndfiles/"><text:span text:style-name="T169_19">html</text:span></text:a></text:span><text:span text:style-name="T169_20"><text:a xlink:type="simple" xlink:href="http://www.html5rocks.com/en/tutorials/file/dndfiles/"><text:span text:style-name="T169_21">5</text:span></text:a></text:span><text:span text:style-name="T169_22"><text:a xlink:type="simple" xlink:href="http://www.html5rocks.com/en/tutorials/file/dndfiles/"><text:span text:style-name="T169_23">rocks</text:span></text:a></text:span><text:span text:style-name="T169_24"><text:a xlink:type="simple" xlink:href="http://www.html5rocks.com/en/tutorials/file/dndfiles/"><text:span text:style-name="T169_25">.</text:span></text:a></text:span><text:span text:style-name="T169_26"><text:a xlink:type="simple" xlink:href="http://www.html5rocks.com/en/tutorials/file/dndfiles/"><text:span text:style-name="T169_27">com</text:span></text:a></text:span><text:span text:style-name="T169_28"><text:a xlink:type="simple" xlink:href="http://www.html5rocks.com/en/tutorials/file/dndfiles/"><text:span text:style-name="T169_29">/</text:span></text:a></text:span><text:span text:style-name="T169_30"><text:a xlink:type="simple" xlink:href="http://www.html5rocks.com/en/tutorials/file/dndfiles/"><text:span text:style-name="T169_31">en</text:span></text:a></text:span><text:span text:style-name="T169_32"><text:a xlink:type="simple" xlink:href="http://www.html5rocks.com/en/tutorials/file/dndfiles/"><text:span text:style-name="T169_33">/</text:span></text:a></text:span><text:span text:style-name="T169_34"><text:a xlink:type="simple" xlink:href="http://www.html5rocks.com/en/tutorials/file/dndfiles/"><text:span text:style-name="T169_35">tutorials</text:span></text:a></text:span><text:span text:style-name="T169_36"><text:a xlink:type="simple" xlink:href="http://www.html5rocks.com/en/tutorials/file/dndfiles/"><text:span text:style-name="T169_37">/</text:span></text:a></text:span><text:span text:style-name="T169_38"><text:a xlink:type="simple" xlink:href="http://www.html5rocks.com/en/tutorials/file/dndfiles/"><text:span text:style-name="T169_39">file</text:span></text:a></text:span><text:span text:style-name="T169_40"><text:a xlink:type="simple" xlink:href="http://www.html5rocks.com/en/tutorials/file/dndfiles/"><text:span text:style-name="T169_41">/</text:span></text:a></text:span><text:span text:style-name="T169_42"><text:a xlink:type="simple" xlink:href="http://www.html5rocks.com/en/tutorials/file/dndfiles/"><text:span text:style-name="T169_43">dndfiles</text:span></text:a></text:span><text:span text:style-name="T169_44"><text:a xlink:type="simple" xlink:href="http://www.html5rocks.com/en/tutorials/file/dndfiles/"><text:span text:style-name="T169_45">/</text:span></text:a></text:span></text:p>
      <text:p text:style-name="P170"/>
      <text:p text:style-name="P171"><text:span text:style-name="T171_1">19</text:span><text:span text:style-name="T171_2">.</text:span><text:span text:style-name="T171_3"><text:s/></text:span><text:span text:style-name="T171_4">How</text:span><text:span text:style-name="T171_5"><text:s/></text:span><text:span text:style-name="T171_6">to</text:span><text:span text:style-name="T171_7"><text:s/></text:span><text:span text:style-name="T171_8">detect</text:span><text:span text:style-name="T171_9"><text:s/></text:span><text:span text:style-name="T171_10">the</text:span><text:span text:style-name="T171_11"><text:s/></text:span><text:span text:style-name="T171_12">operating</text:span><text:span text:style-name="T171_13"><text:s/></text:span><text:span text:style-name="T171_14">system</text:span><text:span text:style-name="T171_15"><text:s/></text:span><text:span text:style-name="T171_16">on</text:span><text:span text:style-name="T171_17"><text:s/></text:span><text:span text:style-name="T171_18">the</text:span><text:span text:style-name="T171_19"><text:s/></text:span><text:span text:style-name="T171_20">client</text:span><text:span text:style-name="T171_21"><text:s/></text:span><text:span text:style-name="T171_22">machine</text:span><text:span text:style-name="T171_23">?</text:span></text:p>
      <text:p text:style-name="P172"><text:span text:style-name="T172_1">By</text:span><text:span text:style-name="T172_2"><text:s/></text:span><text:span text:style-name="T172_3">displaying</text:span><text:span text:style-name="T172_4"><text:s/></text:span><text:span text:style-name="T172_5">one</text:span><text:span text:style-name="T172_6"><text:s/></text:span><text:span text:style-name="T172_7">of</text:span><text:span text:style-name="T172_8"><text:s/></text:span><text:span text:style-name="T172_9">the</text:span><text:span text:style-name="T172_10"><text:s/></text:span><text:span text:style-name="T172_11">properties</text:span><text:span text:style-name="T172_12"><text:s/></text:span><text:span text:style-name="T172_13">of</text:span><text:span text:style-name="T172_14"><text:s/></text:span><text:span text:style-name="T172_15">the</text:span><text:span text:style-name="T172_16"><text:s/></text:span><text:span text:style-name="T172_17">navigator</text:span><text:span text:style-name="T172_18"><text:s/></text:span><text:span text:style-name="T172_19">object</text:span><text:span text:style-name="T172_20">,<text:s/></text:span><text:span text:style-name="T172_21">which</text:span><text:span text:style-name="T172_22"><text:s/></text:span><text:span text:style-name="T172_23">is</text:span><text:span text:style-name="T172_24"><text:s/></text:span><text:span text:style-name="T172_25">a</text:span><text:span text:style-name="T172_26"><text:s/></text:span><text:span text:style-name="T172_27">property</text:span><text:span text:style-name="T172_28"><text:s/></text:span><text:span text:style-name="T172_29">of</text:span><text:span text:style-name="T172_30"><text:s/></text:span><text:span text:style-name="T172_31">the</text:span><text:span text:style-name="T172_32"><text:s/></text:span><text:span text:style-name="T172_33">global</text:span><text:span text:style-name="T172_34"><text:s/></text:span><text:span text:style-name="T172_35">window</text:span><text:span text:style-name="T172_36"><text:s/></text:span><text:span text:style-name="T172_37">object</text:span><text:span text:style-name="T172_38">:<text:s/></text:span><text:span text:style-name="T172_39">navigator</text:span><text:span text:style-name="T172_40">.</text:span><text:span text:style-name="T172_41">appVersion</text:span></text:p>
      <text:p text:style-name="P173"><text:span text:style-name="T173_1"><text:a xlink:type="simple" xlink:href="https://developer.mozilla.org/en-US/docs/Web/API/Window.navigator"><text:span text:style-name="T173_2">https</text:span></text:a></text:span><text:span text:style-name="T173_3"><text:a xlink:type="simple" xlink:href="https://developer.mozilla.org/en-US/docs/Web/API/Window.navigator"><text:span text:style-name="T173_4">://</text:span></text:a></text:span><text:span text:style-name="T173_5"><text:a xlink:type="simple" xlink:href="https://developer.mozilla.org/en-US/docs/Web/API/Window.navigator"><text:span text:style-name="T173_6">developer</text:span></text:a></text:span><text:span text:style-name="T173_7"><text:a xlink:type="simple" xlink:href="https://developer.mozilla.org/en-US/docs/Web/API/Window.navigator"><text:span text:style-name="T173_8">.</text:span></text:a></text:span><text:span text:style-name="T173_9"><text:a xlink:type="simple" xlink:href="https://developer.mozilla.org/en-US/docs/Web/API/Window.navigator"><text:span text:style-name="T173_10">mozilla</text:span></text:a></text:span><text:span text:style-name="T173_11"><text:a xlink:type="simple" xlink:href="https://developer.mozilla.org/en-US/docs/Web/API/Window.navigator"><text:span text:style-name="T173_12">.</text:span></text:a></text:span><text:span text:style-name="T173_13"><text:a xlink:type="simple" xlink:href="https://developer.mozilla.org/en-US/docs/Web/API/Window.navigator"><text:span text:style-name="T173_14">org</text:span></text:a></text:span><text:span text:style-name="T173_15"><text:a xlink:type="simple" xlink:href="https://developer.mozilla.org/en-US/docs/Web/API/Window.navigator"><text:span text:style-name="T173_16">/</text:span></text:a></text:span><text:span text:style-name="T173_17"><text:a xlink:type="simple" xlink:href="https://developer.mozilla.org/en-US/docs/Web/API/Window.navigator"><text:span text:style-name="T173_18">en</text:span></text:a></text:span><text:span text:style-name="T173_19"><text:a xlink:type="simple" xlink:href="https://developer.mozilla.org/en-US/docs/Web/API/Window.navigator"><text:span text:style-name="T173_20">-</text:span></text:a></text:span><text:span text:style-name="T173_21"><text:a xlink:type="simple" xlink:href="https://developer.mozilla.org/en-US/docs/Web/API/Window.navigator"><text:span text:style-name="T173_22">US</text:span></text:a></text:span><text:span text:style-name="T173_23"><text:a xlink:type="simple" xlink:href="https://developer.mozilla.org/en-US/docs/Web/API/Window.navigator"><text:span text:style-name="T173_24">/</text:span></text:a></text:span><text:span text:style-name="T173_25"><text:a xlink:type="simple" xlink:href="https://developer.mozilla.org/en-US/docs/Web/API/Window.navigator"><text:span text:style-name="T173_26">docs</text:span></text:a></text:span><text:span text:style-name="T173_27"><text:a xlink:type="simple" xlink:href="https://developer.mozilla.org/en-US/docs/Web/API/Window.navigator"><text:span text:style-name="T173_28">/</text:span></text:a></text:span><text:span text:style-name="T173_29"><text:a xlink:type="simple" xlink:href="https://developer.mozilla.org/en-US/docs/Web/API/Window.navigator"><text:span text:style-name="T173_30">Web</text:span></text:a></text:span><text:span text:style-name="T173_31"><text:a xlink:type="simple" xlink:href="https://developer.mozilla.org/en-US/docs/Web/API/Window.navigator"><text:span text:style-name="T173_32">/</text:span></text:a></text:span><text:span text:style-name="T173_33"><text:a xlink:type="simple" xlink:href="https://developer.mozilla.org/en-US/docs/Web/API/Window.navigator"><text:span text:style-name="T173_34">API</text:span></text:a></text:span><text:span text:style-name="T173_35"><text:a xlink:type="simple" xlink:href="https://developer.mozilla.org/en-US/docs/Web/API/Window.navigator"><text:span text:style-name="T173_36">/</text:span></text:a></text:span><text:span text:style-name="T173_37"><text:a xlink:type="simple" xlink:href="https://developer.mozilla.org/en-US/docs/Web/API/Window.navigator"><text:span text:style-name="T173_38">Window</text:span></text:a></text:span><text:span text:style-name="T173_39"><text:a xlink:type="simple" xlink:href="https://developer.mozilla.org/en-US/docs/Web/API/Window.navigator"><text:span text:style-name="T173_40">.</text:span></text:a></text:span><text:span text:style-name="T173_41"><text:a xlink:type="simple" xlink:href="https://developer.mozilla.org/en-US/docs/Web/API/Window.navigator"><text:span text:style-name="T173_42">navigator</text:span></text:a></text:span></text:p>
      <text:p text:style-name="P174"/>
      <text:p text:style-name="P175"><text:span text:style-name="T175_1">20.<text:s/></text:span><text:span text:style-name="T175_2">How</text:span><text:span text:style-name="T175_3"><text:s/></text:span><text:span text:style-name="T175_4">do</text:span><text:span text:style-name="T175_5"><text:s/></text:span><text:span text:style-name="T175_6">you</text:span><text:span text:style-name="T175_7"><text:s/></text:span><text:span text:style-name="T175_8">target</text:span><text:span text:style-name="T175_9"><text:s/></text:span><text:span text:style-name="T175_10">a</text:span><text:span text:style-name="T175_11"><text:s/></text:span><text:span text:style-name="T175_12">specific</text:span><text:span text:style-name="T175_13"><text:s/></text:span><text:span text:style-name="T175_14">frame</text:span><text:span text:style-name="T175_15"><text:s/></text:span><text:span text:style-name="T175_16">from</text:span><text:span text:style-name="T175_17"><text:s/></text:span><text:span text:style-name="T175_18">a</text:span><text:span text:style-name="T175_19"><text:s/></text:span><text:span text:style-name="T175_20">hyperlink</text:span><text:span text:style-name="T175_21"><text:s/></text:span><text:span text:style-name="T175_22">in</text:span><text:span text:style-name="T175_23"><text:s/></text:span><text:span text:style-name="T175_24">JS</text:span><text:span text:style-name="T175_25">?</text:span></text:p>
      <text:p text:style-name="P176"><text:span text:style-name="T176_1"><text:a xlink:type="simple" xlink:href="http://javascript.about.com/library/bltarget.htm"><text:span text:style-name="T176_2">http</text:span></text:a></text:span><text:span text:style-name="T176_3"><text:a xlink:type="simple" xlink:href="http://javascript.about.com/library/bltarget.htm"><text:span text:style-name="T176_4">://</text:span></text:a></text:span><text:span text:style-name="T176_5"><text:a xlink:type="simple" xlink:href="http://javascript.about.com/library/bltarget.htm"><text:span text:style-name="T176_6">javascript</text:span></text:a></text:span><text:span text:style-name="T176_7"><text:a xlink:type="simple" xlink:href="http://javascript.about.com/library/bltarget.htm"><text:span text:style-name="T176_8">.</text:span></text:a></text:span><text:span text:style-name="T176_9"><text:a xlink:type="simple" xlink:href="http://javascript.about.com/library/bltarget.htm"><text:span text:style-name="T176_10">about</text:span></text:a></text:span><text:span text:style-name="T176_11"><text:a xlink:type="simple" xlink:href="http://javascript.about.com/library/bltarget.htm"><text:span text:style-name="T176_12">.</text:span></text:a></text:span><text:span text:style-name="T176_13"><text:a xlink:type="simple" xlink:href="http://javascript.about.com/library/bltarget.htm"><text:span text:style-name="T176_14">com</text:span></text:a></text:span><text:span text:style-name="T176_15"><text:a xlink:type="simple" xlink:href="http://javascript.about.com/library/bltarget.htm"><text:span text:style-name="T176_16">/</text:span></text:a></text:span><text:span text:style-name="T176_17"><text:a xlink:type="simple" xlink:href="http://javascript.about.com/library/bltarget.htm"><text:span text:style-name="T176_18">library</text:span></text:a></text:span><text:span text:style-name="T176_19"><text:a xlink:type="simple" xlink:href="http://javascript.about.com/library/bltarget.htm"><text:span text:style-name="T176_20">/</text:span></text:a></text:span><text:span text:style-name="T176_21"><text:a xlink:type="simple" xlink:href="http://javascript.about.com/library/bltarget.htm"><text:span text:style-name="T176_22">bltarget</text:span></text:a></text:span><text:span text:style-name="T176_23"><text:a xlink:type="simple" xlink:href="http://javascript.about.com/library/bltarget.htm"><text:span text:style-name="T176_24">.</text:span></text:a></text:span><text:span text:style-name="T176_25"><text:a xlink:type="simple" xlink:href="http://javascript.about.com/library/bltarget.htm"><text:span text:style-name="T176_26">htm</text:span></text:a></text:span></text:p>
      <text:p text:style-name="P177"/>
      <text:p text:style-name="P178"><text:span text:style-name="T178_1">21.<text:s/></text:span><text:span text:style-name="T178_2">What</text:span><text:span text:style-name="T178_3"><text:s/></text:span><text:span text:style-name="T178_4">are</text:span><text:span text:style-name="T178_5"><text:s/></text:span><text:span text:style-name="T178_6">fixed</text:span><text:span text:style-name="T178_7">-</text:span><text:span text:style-name="T178_8">width</text:span><text:span text:style-name="T178_9"><text:s/></text:span><text:span text:style-name="T178_10">table</text:span><text:span text:style-name="T178_11"><text:s/></text:span><text:span text:style-name="T178_12">and</text:span><text:span text:style-name="T178_13"><text:s/></text:span><text:span text:style-name="T178_14">its</text:span><text:span text:style-name="T178_15"><text:s/></text:span><text:span text:style-name="T178_16">advantages</text:span><text:span text:style-name="T178_17"><text:s/></text:span><text:span text:style-name="T178_18">in</text:span><text:span text:style-name="T178_19"><text:s/></text:span><text:span text:style-name="T178_20">JS</text:span><text:span text:style-name="T178_21">?<text:s/></text:span><text:span text:style-name="T178_22"><text:tab/></text:span></text:p>
      <text:p text:style-name="P179"><text:span text:style-name="T179_1">When</text:span><text:span text:style-name="T179_2"><text:s/></text:span><text:span text:style-name="T179_3">you</text:span><text:span text:style-name="T179_4"><text:s/></text:span><text:span text:style-name="T179_5">use</text:span><text:span text:style-name="T179_6"><text:s/></text:span><text:span text:style-name="T179_7">the</text:span><text:span text:style-name="T179_8"><text:s/></text:span><text:span text:style-name="T179_9">CSS</text:span><text:span text:style-name="T179_10"><text:s/></text:span><text:span text:style-name="T179_11">style</text:span><text:span text:style-name="T179_12"><text:s/>‘</text:span><text:span text:style-name="T179_13">table</text:span><text:span text:style-name="T179_14">-</text:span><text:span text:style-name="T179_15">layout</text:span><text:span text:style-name="T179_16">:<text:s/></text:span><text:span text:style-name="T179_17">fixed</text:span><text:span text:style-name="T179_18">’<text:s/></text:span><text:span text:style-name="T179_19">to</text:span><text:span text:style-name="T179_20"><text:s/></text:span><text:span text:style-name="T179_21">specify</text:span><text:span text:style-name="T179_22"><text:s/></text:span><text:span text:style-name="T179_23">a</text:span><text:span text:style-name="T179_24"><text:s/></text:span><text:span text:style-name="T179_25">fixed</text:span><text:span text:style-name="T179_26"><text:s/></text:span><text:span text:style-name="T179_27">width</text:span><text:span text:style-name="T179_28"><text:s/></text:span><text:span text:style-name="T179_29">table</text:span><text:span text:style-name="T179_30">,<text:s/></text:span><text:span text:style-name="T179_31">browser</text:span><text:span text:style-name="T179_32"><text:s/></text:span><text:span text:style-name="T179_33">renders</text:span><text:span text:style-name="T179_34"><text:s/></text:span><text:span text:style-name="T179_35">the</text:span><text:span text:style-name="T179_36"><text:s/></text:span><text:span text:style-name="T179_37">table</text:span><text:span text:style-name="T179_38"><text:s/></text:span><text:span text:style-name="T179_39">based</text:span><text:span text:style-name="T179_40"><text:s/></text:span><text:span text:style-name="T179_41">on</text:span><text:span text:style-name="T179_42"><text:s/></text:span><text:span text:style-name="T179_43">the</text:span><text:span text:style-name="T179_44"><text:s/></text:span><text:span text:style-name="T179_45">widths</text:span><text:span text:style-name="T179_46"><text:s/></text:span><text:span text:style-name="T179_47">of</text:span><text:span text:style-name="T179_48"><text:s/></text:span><text:span text:style-name="T179_49">the</text:span><text:span text:style-name="T179_50"><text:s/></text:span><text:span text:style-name="T179_51">columns</text:span><text:span text:style-name="T179_52"><text:s/></text:span><text:span text:style-name="T179_53">in</text:span><text:span text:style-name="T179_54"><text:s/></text:span><text:span text:style-name="T179_55">the</text:span><text:span text:style-name="T179_56"><text:s/></text:span><text:span text:style-name="T179_57">first</text:span><text:span text:style-name="T179_58"><text:s/></text:span><text:span text:style-name="T179_59">row</text:span><text:span text:style-name="T179_60">.<text:s/></text:span><text:span text:style-name="T179_61">It</text:span><text:span text:style-name="T179_62"><text:s/></text:span><text:span text:style-name="T179_63">results</text:span><text:span text:style-name="T179_64"><text:s/></text:span><text:span text:style-name="T179_65">in</text:span><text:span text:style-name="T179_66"><text:s/></text:span><text:span text:style-name="T179_67">a</text:span><text:span text:style-name="T179_68"><text:s/></text:span><text:span text:style-name="T179_69">faster</text:span><text:span text:style-name="T179_70"><text:s/></text:span><text:span text:style-name="T179_71">display</text:span><text:span text:style-name="T179_72"><text:s/></text:span><text:span text:style-name="T179_73">of</text:span><text:span text:style-name="T179_74"><text:s/></text:span><text:span text:style-name="T179_75">the</text:span><text:span text:style-name="T179_76"><text:s/></text:span><text:span text:style-name="T179_77">table</text:span><text:span text:style-name="T179_78">,<text:s/></text:span><text:span text:style-name="T179_79">which</text:span><text:span text:style-name="T179_80"><text:s/></text:span><text:span text:style-name="T179_81">is</text:span><text:span text:style-name="T179_82"><text:s/></text:span><text:span text:style-name="T179_83">especially</text:span><text:span text:style-name="T179_84"><text:s/></text:span><text:span text:style-name="T179_85">beneficial</text:span><text:span text:style-name="T179_86"><text:s/></text:span><text:span text:style-name="T179_87">for</text:span><text:span text:style-name="T179_88"><text:s/></text:span><text:span text:style-name="T179_89">large</text:span><text:span text:style-name="T179_90"><text:s/></text:span><text:span text:style-name="T179_91">tables</text:span><text:span text:style-name="T179_92">.</text:span></text:p>
      <text:p text:style-name="P180"><text:span text:style-name="T180_1">Otherwise</text:span><text:span text:style-name="T180_2">,<text:s/></text:span><text:span text:style-name="T180_3">the</text:span><text:span text:style-name="T180_4"><text:s/></text:span><text:span text:style-name="T180_5">browser</text:span><text:span text:style-name="T180_6"><text:s/></text:span><text:span text:style-name="T180_7">has</text:span><text:span text:style-name="T180_8"><text:s/></text:span><text:span text:style-name="T180_9">to</text:span><text:span text:style-name="T180_10"><text:s/></text:span><text:span text:style-name="T180_11">wait</text:span><text:span text:style-name="T180_12"><text:s/></text:span><text:span text:style-name="T180_13">until</text:span><text:span text:style-name="T180_14"><text:s/></text:span><text:span text:style-name="T180_15">all</text:span><text:span text:style-name="T180_16"><text:s/></text:span><text:span text:style-name="T180_17">data</text:span><text:span text:style-name="T180_18"><text:s/></text:span><text:span text:style-name="T180_19">is</text:span><text:span text:style-name="T180_20"><text:s/></text:span><text:span text:style-name="T180_21">downloaded</text:span><text:span text:style-name="T180_22"><text:s/></text:span><text:span text:style-name="T180_23">and</text:span><text:span text:style-name="T180_24"><text:s/></text:span><text:span text:style-name="T180_25">then</text:span><text:span text:style-name="T180_26"><text:s/></text:span><text:span text:style-name="T180_27">figure</text:span><text:span text:style-name="T180_28"><text:s/></text:span><text:span text:style-name="T180_29">out</text:span><text:span text:style-name="T180_30"><text:s/></text:span><text:span text:style-name="T180_31">the</text:span><text:span text:style-name="T180_32"><text:s/></text:span><text:span text:style-name="T180_33">best</text:span><text:span text:style-name="T180_34"><text:s/></text:span><text:span text:style-name="T180_35">width</text:span><text:span text:style-name="T180_36"><text:s/></text:span><text:span text:style-name="T180_37">for</text:span><text:span text:style-name="T180_38"><text:s/></text:span><text:span text:style-name="T180_39">each</text:span><text:span text:style-name="T180_40"><text:s/></text:span><text:span text:style-name="T180_41">of</text:span><text:span text:style-name="T180_42"><text:s/></text:span><text:span text:style-name="T180_43">its</text:span><text:span text:style-name="T180_44"><text:s/></text:span><text:span text:style-name="T180_45">columns</text:span><text:span text:style-name="T180_46">.<text:s/></text:span><text:span text:style-name="T180_47">It</text:span><text:span text:style-name="T180_48"><text:s/></text:span><text:span text:style-name="T180_49">can</text:span><text:span text:style-name="T180_50"><text:s/></text:span><text:span text:style-name="T180_51">be</text:span><text:span text:style-name="T180_52"><text:s/></text:span><text:span text:style-name="T180_53">pretty</text:span><text:span text:style-name="T180_54"><text:s/></text:span><text:span text:style-name="T180_55">slow</text:span><text:span text:style-name="T180_56"><text:s/></text:span><text:span text:style-name="T180_57">for</text:span><text:span text:style-name="T180_58"><text:s/></text:span><text:span text:style-name="T180_59">large</text:span><text:span text:style-name="T180_60"><text:s/></text:span><text:span text:style-name="T180_61">tables</text:span><text:span text:style-name="T180_62">.</text:span><text:span text:style-name="T180_63"><text:s/></text:span></text:p>
      <text:p text:style-name="P181"><text:span text:style-name="T181_1"><text:tab/></text:span></text:p>
      <text:p text:style-name="P182"><text:span text:style-name="T182_1">22.</text:span><text:span text:style-name="T182_2"><text:s/></text:span><text:span text:style-name="T182_3">Example</text:span><text:span text:style-name="T182_4"><text:s/></text:span><text:span text:style-name="T182_5">of</text:span><text:span text:style-name="T182_6"><text:s/></text:span><text:span text:style-name="T182_7">using</text:span><text:span text:style-name="T182_8"><text:s/></text:span><text:span text:style-name="T182_9">Regular</text:span><text:span text:style-name="T182_10"><text:s/></text:span><text:span text:style-name="T182_11">Expressions</text:span><text:span text:style-name="T182_12"><text:s/></text:span><text:span text:style-name="T182_13">for</text:span><text:span text:style-name="T182_14"><text:s/></text:span><text:span text:style-name="T182_15">syntax</text:span><text:span text:style-name="T182_16"><text:s/></text:span><text:span text:style-name="T182_17">checking</text:span><text:span text:style-name="T182_18"><text:s/></text:span><text:span text:style-name="T182_19">in</text:span><text:span text:style-name="T182_20"><text:s/></text:span><text:span text:style-name="T182_21">JS</text:span><text:span text:style-name="T182_22">?</text:span></text:p>
      <text:p text:style-name="P183"><text:span text:style-name="T183_1">Regex</text:span><text:span text:style-name="T183_2"><text:s/></text:span><text:span text:style-name="T183_3">can</text:span><text:span text:style-name="T183_4"><text:s/></text:span><text:span text:style-name="T183_5">be</text:span><text:span text:style-name="T183_6"><text:s/></text:span><text:span text:style-name="T183_7">used</text:span><text:span text:style-name="T183_8"><text:s/></text:span><text:span text:style-name="T183_9">when</text:span><text:span text:style-name="T183_10"><text:s/></text:span><text:span text:style-name="T183_11">validating</text:span><text:span text:style-name="T183_12"><text:s/></text:span><text:span text:style-name="T183_13">data</text:span><text:span text:style-name="T183_14"><text:s/></text:span><text:span text:style-name="T183_15">from</text:span><text:span text:style-name="T183_16"><text:s/></text:span><text:span text:style-name="T183_17">the</text:span><text:span text:style-name="T183_18"><text:s/></text:span><text:span text:style-name="T183_19">input</text:span><text:span text:style-name="T183_20"><text:s/></text:span><text:span text:style-name="T183_21">form</text:span><text:span text:style-name="T183_22">.</text:span></text:p>
      <text:p text:style-name="P184"><text:span text:style-name="T184_1">Simple</text:span><text:span text:style-name="T184_2"><text:s/></text:span><text:span text:style-name="T184_3">example</text:span><text:span text:style-name="T184_4"><text:s/>-<text:s/></text:span><text:span text:style-name="T184_5">match</text:span><text:span text:style-name="T184_6"><text:s/></text:span><text:span text:style-name="T184_7">a</text:span><text:span text:style-name="T184_8"><text:s/></text:span><text:span text:style-name="T184_9">phone</text:span><text:span text:style-name="T184_10"><text:s/></text:span><text:span text:style-name="T184_11">number</text:span><text:span text:style-name="T184_12">:</text:span></text:p>
      <text:p text:style-name="P185"><text:span text:style-name="T185_1">[“123-456”].</text:span><text:span text:style-name="T185_2">match</text:span><text:span text:style-name="T185_3">(/^[1-9()-]+$/)</text:span></text:p>
      <text:p text:style-name="P186"/>
      <text:p text:style-name="P187"><text:span text:style-name="T187_1">23.<text:s/></text:span><text:span text:style-name="T187_2">Where</text:span><text:span text:style-name="T187_3"><text:s/></text:span><text:span text:style-name="T187_4">are</text:span><text:span text:style-name="T187_5"><text:s/></text:span><text:span text:style-name="T187_6">cookies</text:span><text:span text:style-name="T187_7"><text:s/></text:span><text:span text:style-name="T187_8">actually</text:span><text:span text:style-name="T187_9"><text:s/></text:span><text:span text:style-name="T187_10">stored</text:span><text:span text:style-name="T187_11"><text:s/></text:span><text:span text:style-name="T187_12">on</text:span><text:span text:style-name="T187_13"><text:s/></text:span><text:span text:style-name="T187_14">the</text:span><text:span text:style-name="T187_15"><text:s/></text:span><text:span text:style-name="T187_16">hard</text:span><text:span text:style-name="T187_17"><text:s/></text:span><text:span text:style-name="T187_18">disk</text:span><text:span text:style-name="T187_19">?</text:span></text:p>
      <text:p text:style-name="P188"><text:span text:style-name="T188_1">Depends</text:span><text:span text:style-name="T188_2"><text:s/></text:span><text:span text:style-name="T188_3">on</text:span><text:span text:style-name="T188_4"><text:s/></text:span><text:span text:style-name="T188_5">the</text:span><text:span text:style-name="T188_6"><text:s/></text:span><text:span text:style-name="T188_7">user</text:span><text:span text:style-name="T188_8">'</text:span><text:span text:style-name="T188_9">s</text:span><text:span text:style-name="T188_10"><text:s/></text:span><text:span text:style-name="T188_11">browser</text:span><text:span text:style-name="T188_12"><text:s/></text:span><text:span text:style-name="T188_13">and</text:span><text:span text:style-name="T188_14"><text:s/></text:span><text:span text:style-name="T188_15">OS</text:span><text:span text:style-name="T188_16">.<text:s/></text:span><text:span text:style-name="T188_17">There</text:span><text:span text:style-name="T188_18"><text:s/></text:span><text:span text:style-name="T188_19">are</text:span><text:span text:style-name="T188_20"><text:s/>2<text:s/></text:span><text:span text:style-name="T188_21">different</text:span><text:span text:style-name="T188_22"><text:s/></text:span><text:span text:style-name="T188_23">kind</text:span><text:span text:style-name="T188_24"><text:s/></text:span><text:span text:style-name="T188_25">of</text:span><text:span text:style-name="T188_26"><text:s/></text:span><text:span text:style-name="T188_27">cookies</text:span><text:span text:style-name="T188_28">:</text:span></text:p>
      <text:list text:style-name="LS2" xml:id="list3">
        <text:list-item>
          <text:p text:style-name="P189"><text:span text:style-name="T189_1">Session</text:span><text:span text:style-name="T189_2"><text:s/></text:span><text:span text:style-name="T189_3">cookies</text:span><text:span text:style-name="T189_4"><text:s/>-<text:s/></text:span><text:span text:style-name="T189_5">temporary</text:span><text:span text:style-name="T189_6">,<text:s/></text:span><text:span text:style-name="T189_7">stored</text:span><text:span text:style-name="T189_8"><text:s/></text:span><text:span text:style-name="T189_9">within</text:span><text:span text:style-name="T189_10"><text:s/></text:span><text:span text:style-name="T189_11">a</text:span><text:span text:style-name="T189_12"><text:s/></text:span><text:span text:style-name="T189_13">particular</text:span><text:span text:style-name="T189_14"><text:s/></text:span><text:span text:style-name="T189_15">browser</text:span><text:span text:style-name="T189_16"><text:s/></text:span><text:span text:style-name="T189_17">session</text:span><text:span text:style-name="T189_18">.<text:s/></text:span><text:span text:style-name="T189_19">They</text:span><text:span text:style-name="T189_20"><text:s/></text:span><text:span text:style-name="T189_21">are</text:span><text:span text:style-name="T189_22"><text:s/></text:span><text:span text:style-name="T189_23">erased</text:span><text:span text:style-name="T189_24"><text:s/></text:span><text:span text:style-name="T189_25">when</text:span><text:span text:style-name="T189_26"><text:s/></text:span><text:span text:style-name="T189_27">you</text:span><text:span text:style-name="T189_28"><text:s/></text:span><text:span text:style-name="T189_29">close</text:span><text:span text:style-name="T189_30"><text:s/></text:span><text:span text:style-name="T189_31">a</text:span><text:span text:style-name="T189_32"><text:s/></text:span><text:span text:style-name="T189_33">browser</text:span><text:span text:style-name="T189_34"><text:s/></text:span><text:span text:style-name="T189_35">session</text:span><text:span text:style-name="T189_36">.<text:s/></text:span></text:p>
        </text:list-item>
        <text:list-item>
          <text:p text:style-name="P190"><text:span text:style-name="T190_1">Persistent</text:span><text:span text:style-name="T190_2"><text:s/></text:span><text:span text:style-name="T190_3">cookies</text:span><text:span text:style-name="T190_4"><text:s/>-<text:s/></text:span><text:span text:style-name="T190_5">stayed</text:span><text:span text:style-name="T190_6"><text:s/></text:span><text:span text:style-name="T190_7">in</text:span><text:span text:style-name="T190_8"><text:s/></text:span><text:span text:style-name="T190_9">one</text:span><text:span text:style-name="T190_10"><text:s/></text:span><text:span text:style-name="T190_11">of</text:span><text:span text:style-name="T190_12"><text:s/></text:span><text:span text:style-name="T190_13">the</text:span><text:span text:style-name="T190_14"><text:s/></text:span><text:span text:style-name="T190_15">browser</text:span><text:span text:style-name="T190_16">’</text:span><text:span text:style-name="T190_17">s</text:span><text:span text:style-name="T190_18"><text:s/></text:span><text:span text:style-name="T190_19">subfolders</text:span><text:span text:style-name="T190_20"><text:s/></text:span><text:span text:style-name="T190_21">until</text:span><text:span text:style-name="T190_22"><text:s/></text:span><text:span text:style-name="T190_23">you</text:span><text:span text:style-name="T190_24"><text:s/></text:span><text:span text:style-name="T190_25">delete</text:span><text:span text:style-name="T190_26"><text:s/></text:span><text:span text:style-name="T190_27">them</text:span><text:span text:style-name="T190_28"><text:s/></text:span><text:span text:style-name="T190_29">manually</text:span><text:span text:style-name="T190_30">,<text:s/></text:span><text:span text:style-name="T190_31">or</text:span><text:span text:style-name="T190_32"><text:s/></text:span><text:span text:style-name="T190_33">until</text:span><text:span text:style-name="T190_34"><text:s/></text:span><text:span text:style-name="T190_35">they</text:span><text:span text:style-name="T190_36"><text:s/>‘</text:span><text:span text:style-name="T190_37">expire</text:span><text:span text:style-name="T190_38">’.<text:s/></text:span><text:span text:style-name="T190_39">Duration</text:span><text:span text:style-name="T190_40"><text:s/></text:span><text:span text:style-name="T190_41">period</text:span><text:span text:style-name="T190_42"><text:s/></text:span><text:span text:style-name="T190_43">is</text:span><text:span text:style-name="T190_44"><text:s/></text:span><text:span text:style-name="T190_45">contained</text:span><text:span text:style-name="T190_46"><text:s/></text:span><text:span text:style-name="T190_47">within</text:span><text:span text:style-name="T190_48"><text:s/></text:span><text:span text:style-name="T190_49">persistent</text:span><text:span text:style-name="T190_50"><text:s/></text:span><text:span text:style-name="T190_51">cookies</text:span><text:span text:style-name="T190_52"><text:s/></text:span><text:span text:style-name="T190_53">file</text:span><text:span text:style-name="T190_54">.<text:s/></text:span></text:p>
        </text:list-item>
      </text:list>
      <text:p text:style-name="P191"/>
      <text:p text:style-name="P192"><text:span text:style-name="T192_1"><text:a xlink:type="simple" xlink:href="http://www.allaboutcookies.org/cookies/cookies-the-same.html"><text:span text:style-name="T192_2">http</text:span></text:a></text:span><text:span text:style-name="T192_3"><text:a xlink:type="simple" xlink:href="http://www.allaboutcookies.org/cookies/cookies-the-same.html"><text:span text:style-name="T192_4">://</text:span></text:a></text:span><text:span text:style-name="T192_5"><text:a xlink:type="simple" xlink:href="http://www.allaboutcookies.org/cookies/cookies-the-same.html"><text:span text:style-name="T192_6">www</text:span></text:a></text:span><text:span text:style-name="T192_7"><text:a xlink:type="simple" xlink:href="http://www.allaboutcookies.org/cookies/cookies-the-same.html"><text:span text:style-name="T192_8">.</text:span></text:a></text:span><text:span text:style-name="T192_9"><text:a xlink:type="simple" xlink:href="http://www.allaboutcookies.org/cookies/cookies-the-same.html"><text:span text:style-name="T192_10">allaboutcookies</text:span></text:a></text:span><text:span text:style-name="T192_11"><text:a xlink:type="simple" xlink:href="http://www.allaboutcookies.org/cookies/cookies-the-same.html"><text:span text:style-name="T192_12">.</text:span></text:a></text:span><text:span text:style-name="T192_13"><text:a xlink:type="simple" xlink:href="http://www.allaboutcookies.org/cookies/cookies-the-same.html"><text:span text:style-name="T192_14">org</text:span></text:a></text:span><text:span text:style-name="T192_15"><text:a xlink:type="simple" xlink:href="http://www.allaboutcookies.org/cookies/cookies-the-same.html"><text:span text:style-name="T192_16">/</text:span></text:a></text:span><text:span text:style-name="T192_17"><text:a xlink:type="simple" xlink:href="http://www.allaboutcookies.org/cookies/cookies-the-same.html"><text:span text:style-name="T192_18">cookies</text:span></text:a></text:span><text:span text:style-name="T192_19"><text:a xlink:type="simple" xlink:href="http://www.allaboutcookies.org/cookies/cookies-the-same.html"><text:span text:style-name="T192_20">/</text:span></text:a></text:span><text:span text:style-name="T192_21"><text:a xlink:type="simple" xlink:href="http://www.allaboutcookies.org/cookies/cookies-the-same.html"><text:span text:style-name="T192_22">cookies</text:span></text:a></text:span><text:span text:style-name="T192_23"><text:a xlink:type="simple" xlink:href="http://www.allaboutcookies.org/cookies/cookies-the-same.html"><text:span text:style-name="T192_24">-</text:span></text:a></text:span><text:span text:style-name="T192_25"><text:a xlink:type="simple" xlink:href="http://www.allaboutcookies.org/cookies/cookies-the-same.html"><text:span text:style-name="T192_26">the</text:span></text:a></text:span><text:span text:style-name="T192_27"><text:a xlink:type="simple" xlink:href="http://www.allaboutcookies.org/cookies/cookies-the-same.html"><text:span text:style-name="T192_28">-</text:span></text:a></text:span><text:span text:style-name="T192_29"><text:a xlink:type="simple" xlink:href="http://www.allaboutcookies.org/cookies/cookies-the-same.html"><text:span text:style-name="T192_30">same</text:span></text:a></text:span><text:span text:style-name="T192_31"><text:a xlink:type="simple" xlink:href="http://www.allaboutcookies.org/cookies/cookies-the-same.html"><text:span text:style-name="T192_32">.</text:span></text:a></text:span><text:span text:style-name="T192_33"><text:a xlink:type="simple" xlink:href="http://www.allaboutcookies.org/cookies/cookies-the-same.html"><text:span text:style-name="T192_34">html</text:span></text:a></text:span></text:p>
      <text:p text:style-name="P193"><text:span text:style-name="T193_1"><text:tab/></text:span></text:p>
      <text:p text:style-name="P194"><text:span text:style-name="T194_1">24.<text:s/></text:span><text:span text:style-name="T194_2">What</text:span><text:span text:style-name="T194_3"><text:s/></text:span><text:span text:style-name="T194_4">can</text:span><text:span text:style-name="T194_5"><text:s/></text:span><text:span text:style-name="T194_6">JS</text:span><text:span text:style-name="T194_7"><text:s/></text:span><text:span text:style-name="T194_8">programs</text:span><text:span text:style-name="T194_9"><text:s/></text:span><text:span text:style-name="T194_10">do</text:span><text:span text:style-name="T194_11">?</text:span></text:p>
      <text:p text:style-name="P195"><text:span text:style-name="T195_1">They</text:span><text:span text:style-name="T195_2"><text:s/></text:span><text:span text:style-name="T195_3">make</text:span><text:span text:style-name="T195_4"><text:s/></text:span><text:span text:style-name="T195_5">web</text:span><text:span text:style-name="T195_6">-</text:span><text:span text:style-name="T195_7">pages</text:span><text:span text:style-name="T195_8"><text:s/></text:span><text:span text:style-name="T195_9">interactive</text:span><text:span text:style-name="T195_10"><text:s/></text:span><text:span text:style-name="T195_11">by</text:span><text:span text:style-name="T195_12"><text:s/></text:span><text:span text:style-name="T195_13">generating</text:span><text:span text:style-name="T195_14"><text:s/></text:span><text:span text:style-name="T195_15">HTML</text:span><text:span text:style-name="T195_16"><text:s/></text:span><text:span text:style-name="T195_17">documents</text:span><text:span text:style-name="T195_18"><text:s/></text:span><text:span text:style-name="T195_19">on</text:span><text:span text:style-name="T195_20"><text:s/></text:span><text:span text:style-name="T195_21">the</text:span><text:span text:style-name="T195_22"><text:s/></text:span><text:span text:style-name="T195_23">fly</text:span><text:span text:style-name="T195_24"><text:s/><text:tab/></text:span><text:span text:style-name="T195_25">without</text:span><text:span text:style-name="T195_26"><text:s/></text:span><text:span text:style-name="T195_27">accessing</text:span><text:span text:style-name="T195_28"><text:s/></text:span><text:span text:style-name="T195_29">the</text:span><text:span text:style-name="T195_30"><text:s/></text:span><text:span text:style-name="T195_31">Web</text:span><text:span text:style-name="T195_32"><text:s/></text:span><text:span text:style-name="T195_33">server</text:span><text:span text:style-name="T195_34">.<text:s/></text:span><text:span text:style-name="T195_35">The</text:span><text:span text:style-name="T195_36"><text:s/></text:span><text:span text:style-name="T195_37">user</text:span><text:span text:style-name="T195_38"><text:s/></text:span><text:span text:style-name="T195_39">can</text:span><text:span text:style-name="T195_40"><text:s/></text:span><text:span text:style-name="T195_41">be</text:span><text:span text:style-name="T195_42"><text:s/></text:span><text:span text:style-name="T195_43">given</text:span><text:span text:style-name="T195_44"><text:s/></text:span><text:span text:style-name="T195_45">control</text:span><text:span text:style-name="T195_46"><text:s/></text:span><text:span text:style-name="T195_47">over</text:span><text:span text:style-name="T195_48"><text:s/></text:span><text:span text:style-name="T195_49">the</text:span><text:span text:style-name="T195_50"><text:s/></text:span><text:span text:style-name="T195_51">browser</text:span><text:span text:style-name="T195_52">,<text:s/></text:span><text:span text:style-name="T195_53">like</text:span><text:span text:style-name="T195_54"><text:s/></text:span><text:span text:style-name="T195_55">User</text:span><text:span text:style-name="T195_56"><text:s/></text:span><text:span text:style-name="T195_57">input</text:span><text:span text:style-name="T195_58"><text:s/></text:span><text:span text:style-name="T195_59">validation</text:span><text:span text:style-name="T195_60">,<text:s/></text:span><text:span text:style-name="T195_61">then</text:span><text:span text:style-name="T195_62"><text:s/></text:span><text:span text:style-name="T195_63">simple</text:span><text:span text:style-name="T195_64"><text:s/></text:span><text:span text:style-name="T195_65">computations</text:span><text:span text:style-name="T195_66"><text:s/></text:span><text:span text:style-name="T195_67">can</text:span><text:span text:style-name="T195_68"><text:s/></text:span><text:span text:style-name="T195_69">be</text:span><text:span text:style-name="T195_70"><text:s/></text:span><text:span text:style-name="T195_71">performed</text:span><text:span text:style-name="T195_72"><text:s/></text:span><text:span text:style-name="T195_73">on</text:span><text:span text:style-name="T195_74"><text:s/></text:span><text:span text:style-name="T195_75">user</text:span><text:span text:style-name="T195_76">'</text:span><text:span text:style-name="T195_77">s</text:span><text:span text:style-name="T195_78"><text:s/></text:span><text:span text:style-name="T195_79">machine</text:span><text:span text:style-name="T195_80">.<text:s/></text:span><text:span text:style-name="T195_81">The</text:span><text:span text:style-name="T195_82"><text:s/></text:span><text:span text:style-name="T195_83">user</text:span><text:span text:style-name="T195_84">'</text:span><text:span text:style-name="T195_85">s</text:span><text:span text:style-name="T195_86"><text:s/></text:span><text:span text:style-name="T195_87">browser</text:span><text:span text:style-name="T195_88">,<text:s/></text:span><text:span text:style-name="T195_89">OS</text:span><text:span text:style-name="T195_90"><text:s/></text:span><text:span text:style-name="T195_91">can</text:span><text:span text:style-name="T195_92"><text:s/></text:span><text:span text:style-name="T195_93">be</text:span><text:span text:style-name="T195_94"><text:s/></text:span><text:span text:style-name="T195_95">detected</text:span><text:span text:style-name="T195_96">,<text:s/></text:span><text:span text:style-name="T195_97">also</text:span><text:span text:style-name="T195_98"><text:s/></text:span><text:span text:style-name="T195_99">Date</text:span><text:span text:style-name="T195_100"><text:s/></text:span><text:span text:style-name="T195_101">and</text:span><text:span text:style-name="T195_102"><text:s/></text:span><text:span text:style-name="T195_103">Time</text:span><text:span text:style-name="T195_104"><text:s/></text:span><text:span text:style-name="T195_105">can</text:span><text:span text:style-name="T195_106"><text:s/></text:span><text:span text:style-name="T195_107">be</text:span><text:span text:style-name="T195_108"><text:s/></text:span><text:span text:style-name="T195_109">handled</text:span><text:span text:style-name="T195_110">.<text:s/></text:span><text:span text:style-name="T195_111"><text:tab/></text:span></text:p>
      <text:p text:style-name="P196"><text:span text:style-name="T196_1"><text:tab/></text:span></text:p>
      <text:p text:style-name="P197"><text:span text:style-name="T197_1">25.</text:span><text:span text:style-name="T197_2"><text:s/></text:span><text:span text:style-name="T197_3">How</text:span><text:span text:style-name="T197_4"><text:s/></text:span><text:span text:style-name="T197_5">to</text:span><text:span text:style-name="T197_6"><text:s/></text:span><text:span text:style-name="T197_7">set</text:span><text:span text:style-name="T197_8"><text:s/></text:span><text:span text:style-name="T197_9">a</text:span><text:span text:style-name="T197_10"><text:s/></text:span><text:span text:style-name="T197_11">HTML</text:span><text:span text:style-name="T197_12"><text:s/></text:span><text:span text:style-name="T197_13">document</text:span><text:span text:style-name="T197_14"><text:s/></text:span><text:span text:style-name="T197_15">background</text:span><text:span text:style-name="T197_16"><text:s/></text:span><text:span text:style-name="T197_17">color</text:span><text:span text:style-name="T197_18">?</text:span></text:p>
      <text:p text:style-name="P198"><text:span text:style-name="T198_1">document</text:span><text:span text:style-name="T198_2">.</text:span><text:span text:style-name="T198_3">body</text:span><text:span text:style-name="T198_4">.</text:span><text:span text:style-name="T198_5">style</text:span><text:span text:style-name="T198_6">.</text:span><text:span text:style-name="T198_7">backgroundColor</text:span><text:span text:style-name="T198_8"><text:s/>=<text:s/>“</text:span><text:span text:style-name="T198_9">red</text:span><text:span text:style-name="T198_10">”;</text:span></text:p>
      <text:p text:style-name="P199"/>
      <text:p text:style-name="P200"><text:span text:style-name="T200_1">26.<text:s/></text:span><text:span text:style-name="T200_2">How</text:span><text:span text:style-name="T200_3"><text:s/></text:span><text:span text:style-name="T200_4">is</text:span><text:span text:style-name="T200_5"><text:s/></text:span><text:span text:style-name="T200_6">Javascript</text:span><text:span text:style-name="T200_7"><text:s/></text:span><text:span text:style-name="T200_8">different</text:span><text:span text:style-name="T200_9"><text:s/></text:span><text:span text:style-name="T200_10">from</text:span><text:span text:style-name="T200_11"><text:s/></text:span><text:span text:style-name="T200_12">Java</text:span><text:span text:style-name="T200_13">?</text:span></text:p>
      <text:p text:style-name="P201"><text:span text:style-name="T201_1">-<text:s/></text:span><text:span text:style-name="T201_2">Javascript</text:span><text:span text:style-name="T201_3"><text:s/></text:span><text:span text:style-name="T201_4">is</text:span><text:span text:style-name="T201_5"><text:s/></text:span><text:span text:style-name="T201_6">developed</text:span><text:span text:style-name="T201_7"><text:s/></text:span><text:span text:style-name="T201_8">by</text:span><text:span text:style-name="T201_9"><text:s/></text:span><text:span text:style-name="T201_10">Brendan</text:span><text:span text:style-name="T201_11"><text:s/></text:span><text:span text:style-name="T201_12">Eich</text:span><text:span text:style-name="T201_13"><text:s/></text:span><text:span text:style-name="T201_14">at</text:span><text:span text:style-name="T201_15"><text:s/></text:span><text:span text:style-name="T201_16">Netscape</text:span><text:span text:style-name="T201_17">,<text:s/></text:span><text:span text:style-name="T201_18">while</text:span><text:span text:style-name="T201_19"><text:s/></text:span><text:span text:style-name="T201_20">Java</text:span><text:span text:style-name="T201_21"><text:s/></text:span><text:span text:style-name="T201_22">was</text:span><text:span text:style-name="T201_23"><text:s/></text:span><text:span text:style-name="T201_24">developed</text:span><text:span text:style-name="T201_25"><text:s/></text:span><text:span text:style-name="T201_26">at</text:span><text:span text:style-name="T201_27"><text:s/></text:span><text:span text:style-name="T201_28">Sun</text:span><text:span text:style-name="T201_29"><text:s/></text:span><text:span text:style-name="T201_30">Microsystems</text:span></text:p>
      <text:p text:style-name="P202"><text:span text:style-name="T202_1">-<text:s/></text:span><text:span text:style-name="T202_2">JS</text:span><text:span text:style-name="T202_3"><text:s/></text:span><text:span text:style-name="T202_4">is</text:span><text:span text:style-name="T202_5"><text:s/></text:span><text:span text:style-name="T202_6">a</text:span><text:span text:style-name="T202_7"><text:s/></text:span><text:span text:style-name="T202_8">OOP</text:span><text:span text:style-name="T202_9"><text:s/></text:span><text:span text:style-name="T202_10">scripting</text:span><text:span text:style-name="T202_11"><text:s/></text:span><text:span text:style-name="T202_12">languages</text:span><text:span text:style-name="T202_13">,<text:s/></text:span><text:span text:style-name="T202_14">Java</text:span><text:span text:style-name="T202_15"><text:s/></text:span><text:span text:style-name="T202_16">is</text:span><text:span text:style-name="T202_17"><text:s/></text:span><text:span text:style-name="T202_18">a</text:span><text:span text:style-name="T202_19"><text:s/></text:span><text:span text:style-name="T202_20">OOP</text:span><text:span text:style-name="T202_21"><text:s/></text:span><text:span text:style-name="T202_22">programming</text:span><text:span text:style-name="T202_23"><text:s/></text:span><text:span text:style-name="T202_24">language</text:span></text:p>
      <text:p text:style-name="P203"><text:span text:style-name="T203_1">-<text:s/></text:span><text:span text:style-name="T203_2">JS</text:span><text:span text:style-name="T203_3"><text:s/></text:span><text:span text:style-name="T203_4">provides</text:span><text:span text:style-name="T203_5"><text:s/></text:span><text:span text:style-name="T203_6">interactivity</text:span><text:span text:style-name="T203_7"><text:s/></text:span><text:span text:style-name="T203_8">to</text:span><text:span text:style-name="T203_9"><text:s/></text:span><text:span text:style-name="T203_10">webpages</text:span></text:p>
      <text:p text:style-name="P204"><text:span text:style-name="T204_1">-<text:s/></text:span><text:span text:style-name="T204_2">Java</text:span><text:span text:style-name="T204_3"><text:s/></text:span><text:span text:style-name="T204_4">creates</text:span><text:span text:style-name="T204_5"><text:s/></text:span><text:span text:style-name="T204_6">applications</text:span><text:span text:style-name="T204_7"><text:s/></text:span><text:span text:style-name="T204_8">that</text:span><text:span text:style-name="T204_9"><text:s/></text:span><text:span text:style-name="T204_10">run</text:span><text:span text:style-name="T204_11"><text:s/></text:span><text:span text:style-name="T204_12">in</text:span><text:span text:style-name="T204_13"><text:s/></text:span><text:span text:style-name="T204_14">a</text:span><text:span text:style-name="T204_15"><text:s/></text:span><text:span text:style-name="T204_16">virtual</text:span><text:span text:style-name="T204_17"><text:s/></text:span><text:span text:style-name="T204_18">machine</text:span><text:span text:style-name="T204_19"><text:s/>(</text:span><text:span text:style-name="T204_20">This</text:span><text:span text:style-name="T204_21"><text:s/></text:span><text:span text:style-name="T204_22">is</text:span><text:span text:style-name="T204_23"><text:s/></text:span><text:span text:style-name="T204_24">important</text:span><text:span text:style-name="T204_25"><text:s/></text:span><text:span text:style-name="T204_26">to</text:span><text:span text:style-name="T204_27"><text:s/></text:span><text:span text:style-name="T204_28">understand</text:span><text:span text:style-name="T204_29"><text:s/></text:span><text:span text:style-name="T204_30">about</text:span><text:span text:style-name="T204_31"><text:s/></text:span><text:span text:style-name="T204_32">Java</text:span><text:span text:style-name="T204_33">.<text:s/></text:span><text:span text:style-name="T204_34">To</text:span><text:span text:style-name="T204_35"><text:s/></text:span><text:span text:style-name="T204_36">provide</text:span><text:span text:style-name="T204_37"><text:s/></text:span><text:span text:style-name="T204_38">some</text:span><text:span text:style-name="T204_39"><text:s/></text:span><text:span text:style-name="T204_40">context</text:span><text:span text:style-name="T204_41">,<text:s/></text:span><text:span text:style-name="T204_42">C</text:span><text:span text:style-name="T204_43">/</text:span><text:span text:style-name="T204_44">C</text:span><text:span text:style-name="T204_45">++<text:s/></text:span><text:span text:style-name="T204_46">gets</text:span><text:span text:style-name="T204_47"><text:s/></text:span><text:span text:style-name="T204_48">compiled</text:span><text:span text:style-name="T204_49"><text:s/></text:span><text:span text:style-name="T204_50">directly</text:span><text:span text:style-name="T204_51"><text:s/></text:span><text:span text:style-name="T204_52">into</text:span><text:span text:style-name="T204_53"><text:s/></text:span><text:span text:style-name="T204_54">machine</text:span><text:span text:style-name="T204_55"><text:s/></text:span><text:span text:style-name="T204_56">code</text:span><text:span text:style-name="T204_57"><text:s/></text:span><text:span text:style-name="T204_58">which</text:span><text:span text:style-name="T204_59"><text:s/></text:span><text:span text:style-name="T204_60">runs</text:span><text:span text:style-name="T204_61"><text:s/></text:span><text:span text:style-name="T204_62">directly</text:span><text:span text:style-name="T204_63"><text:s/></text:span><text:span text:style-name="T204_64">on</text:span><text:span text:style-name="T204_65"><text:s/></text:span><text:span text:style-name="T204_66">the</text:span><text:span text:style-name="T204_67"><text:s/></text:span><text:span text:style-name="T204_68">processor</text:span><text:span text:style-name="T204_69"><text:s/>(</text:span><text:span text:style-name="T204_70">making</text:span><text:span text:style-name="T204_71"><text:s/></text:span><text:span text:style-name="T204_72">the</text:span><text:span text:style-name="T204_73"><text:s/></text:span><text:span text:style-name="T204_74">binaries</text:span><text:span text:style-name="T204_75"><text:s/></text:span><text:span text:style-name="T204_76">machine</text:span><text:span text:style-name="T204_77"><text:s/></text:span><text:span text:style-name="T204_78">dependent</text:span><text:span text:style-name="T204_79">).<text:s/></text:span><text:span text:style-name="T204_80">Java</text:span><text:span text:style-name="T204_81"><text:s/></text:span><text:span text:style-name="T204_82">on</text:span><text:span text:style-name="T204_83"><text:s/></text:span><text:span text:style-name="T204_84">the</text:span><text:span text:style-name="T204_85"><text:s/></text:span><text:span text:style-name="T204_86">other</text:span><text:span text:style-name="T204_87"><text:s/></text:span><text:span text:style-name="T204_88">hand</text:span><text:span text:style-name="T204_89"><text:s/></text:span><text:span text:style-name="T204_90">also</text:span><text:span text:style-name="T204_91"><text:s/></text:span><text:span text:style-name="T204_92">gets</text:span><text:span text:style-name="T204_93"><text:s/></text:span><text:span text:style-name="T204_94">compiled</text:span><text:span text:style-name="T204_95"><text:s/></text:span><text:span text:style-name="T204_96">but</text:span><text:span text:style-name="T204_97"><text:s/></text:span><text:span text:style-name="T204_98">to</text:span><text:span text:style-name="T204_99"><text:s/></text:span><text:span text:style-name="T204_100">something</text:span><text:span text:style-name="T204_101"><text:s/></text:span><text:span text:style-name="T204_102">called</text:span><text:span text:style-name="T204_103"><text:s/></text:span><text:span text:style-name="T204_104">byte</text:span><text:span text:style-name="T204_105"><text:s/></text:span><text:span text:style-name="T204_106">code</text:span><text:span text:style-name="T204_107"><text:s/>(</text:span><text:span text:style-name="T204_108">different</text:span><text:span text:style-name="T204_109"><text:s/></text:span><text:span text:style-name="T204_110">from</text:span><text:span text:style-name="T204_111"><text:s/></text:span><text:span text:style-name="T204_112">machine</text:span><text:span text:style-name="T204_113"><text:s/></text:span><text:span text:style-name="T204_114">code</text:span><text:span text:style-name="T204_115">).<text:s/></text:span><text:span text:style-name="T204_116">That</text:span><text:span text:style-name="T204_117"><text:s/></text:span><text:span text:style-name="T204_118">byte</text:span><text:span text:style-name="T204_119"><text:s/></text:span><text:span text:style-name="T204_120">code</text:span><text:span text:style-name="T204_121"><text:s/></text:span><text:span text:style-name="T204_122">is</text:span><text:span text:style-name="T204_123"><text:s/></text:span><text:span text:style-name="T204_124">machine</text:span><text:span text:style-name="T204_125"><text:s/></text:span><text:span text:style-name="T204_126">independent</text:span><text:span text:style-name="T204_127"><text:s/></text:span><text:span text:style-name="T204_128">so</text:span><text:span text:style-name="T204_129"><text:s/></text:span><text:span text:style-name="T204_130">you</text:span><text:span text:style-name="T204_131"><text:s/></text:span><text:span text:style-name="T204_132">can</text:span><text:span text:style-name="T204_133"><text:s/></text:span><text:span text:style-name="T204_134">run</text:span><text:span text:style-name="T204_135"><text:s/></text:span><text:span text:style-name="T204_136">a</text:span><text:span text:style-name="T204_137"><text:s/></text:span><text:span text:style-name="T204_138">Java</text:span><text:span text:style-name="T204_139"><text:s/></text:span><text:span text:style-name="T204_140">program</text:span><text:span text:style-name="T204_141"><text:s/></text:span><text:span text:style-name="T204_142">on</text:span><text:span text:style-name="T204_143"><text:s/></text:span><text:span text:style-name="T204_144">any</text:span><text:span text:style-name="T204_145"><text:s/></text:span><text:span text:style-name="T204_146">machine</text:span><text:span text:style-name="T204_147"><text:s/></text:span><text:span text:style-name="T204_148">that</text:span><text:span text:style-name="T204_149"><text:s/></text:span><text:span text:style-name="T204_150">has</text:span><text:span text:style-name="T204_151"><text:s/></text:span><text:span text:style-name="T204_152">a</text:span><text:span text:style-name="T204_153"><text:s/></text:span><text:span text:style-name="T204_154">Java</text:span><text:span text:style-name="T204_155"><text:s/></text:span><text:span text:style-name="T204_156">runtime</text:span><text:span text:style-name="T204_157">.<text:s/></text:span><text:span text:style-name="T204_158">Java</text:span><text:span text:style-name="T204_159"><text:s/></text:span><text:span text:style-name="T204_160">applications</text:span><text:span text:style-name="T204_161"><text:s/></text:span><text:span text:style-name="T204_162">are</text:span><text:span text:style-name="T204_163"><text:s/></text:span><text:span text:style-name="T204_164">run</text:span><text:span text:style-name="T204_165"><text:s/></text:span><text:span text:style-name="T204_166">in</text:span><text:span text:style-name="T204_167"><text:s/></text:span><text:span text:style-name="T204_168">a</text:span><text:span text:style-name="T204_169"><text:s/></text:span><text:span text:style-name="T204_170">virtual</text:span><text:span text:style-name="T204_171"><text:s/></text:span><text:span text:style-name="T204_172">machine</text:span><text:span text:style-name="T204_173"><text:s/></text:span><text:span text:style-name="T204_174">which</text:span><text:span text:style-name="T204_175"><text:s/></text:span><text:span text:style-name="T204_176">does</text:span><text:span text:style-name="T204_177"><text:s/></text:span><text:span text:style-name="T204_178">some</text:span><text:span text:style-name="T204_179"><text:s/></text:span><text:span text:style-name="T204_180">fast</text:span><text:span text:style-name="T204_181"><text:s/>(</text:span><text:span text:style-name="T204_182">and</text:span><text:span text:style-name="T204_183"><text:s/></text:span><text:span text:style-name="T204_184">very</text:span><text:span text:style-name="T204_185"><text:s/></text:span><text:span text:style-name="T204_186">well</text:span><text:span text:style-name="T204_187"><text:s/></text:span><text:span text:style-name="T204_188">optimized</text:span><text:span text:style-name="T204_189">)<text:s/></text:span><text:span text:style-name="T204_190">translation</text:span><text:span text:style-name="T204_191"><text:s/></text:span><text:span text:style-name="T204_192">during</text:span><text:span text:style-name="T204_193"><text:s/></text:span><text:span text:style-name="T204_194">runtime</text:span><text:span text:style-name="T204_195">.)<text:s/></text:span><text:span text:style-name="T204_196"><text:s/></text:span><text:span text:style-name="T204_197">or</text:span><text:span text:style-name="T204_198"><text:s/></text:span><text:span text:style-name="T204_199">browser</text:span><text:span text:style-name="T204_200"><text:s/></text:span><text:span text:style-name="T204_201">while</text:span><text:span text:style-name="T204_202"><text:s/></text:span><text:span text:style-name="T204_203">JS</text:span><text:span text:style-name="T204_204"><text:s/></text:span><text:span text:style-name="T204_205">code</text:span><text:span text:style-name="T204_206"><text:s/></text:span><text:span text:style-name="T204_207">is</text:span><text:span text:style-name="T204_208"><text:s/></text:span><text:span text:style-name="T204_209">run</text:span><text:span text:style-name="T204_210"><text:s/></text:span><text:span text:style-name="T204_211">in</text:span><text:span text:style-name="T204_212"><text:s/></text:span><text:span text:style-name="T204_213">a</text:span><text:span text:style-name="T204_214"><text:s/></text:span><text:span text:style-name="T204_215">browser</text:span><text:span text:style-name="T204_216"><text:s/></text:span><text:span text:style-name="T204_217">only</text:span><text:span text:style-name="T204_218"><text:s/>(</text:span><text:span text:style-name="T204_219">now</text:span><text:span text:style-name="T204_220"><text:s/></text:span><text:span text:style-name="T204_221">days</text:span><text:span text:style-name="T204_222"><text:s/></text:span><text:span text:style-name="T204_223">there</text:span><text:span text:style-name="T204_224"><text:s/></text:span><text:span text:style-name="T204_225">is</text:span><text:span text:style-name="T204_226"><text:s/></text:span><text:span text:style-name="T204_227">server</text:span><text:span text:style-name="T204_228">-</text:span><text:span text:style-name="T204_229">side</text:span><text:span text:style-name="T204_230"><text:s/></text:span><text:span text:style-name="T204_231">JS</text:span><text:span text:style-name="T204_232"><text:s/></text:span><text:span text:style-name="T204_233">too</text:span><text:span text:style-name="T204_234">...)</text:span></text:p>
      <text:p text:style-name="P205"><text:span text:style-name="T205_1">-<text:s/></text:span><text:span text:style-name="T205_2">Java</text:span><text:span text:style-name="T205_3"><text:s/></text:span><text:span text:style-name="T205_4">code</text:span><text:span text:style-name="T205_5"><text:s/></text:span><text:span text:style-name="T205_6">needs</text:span><text:span text:style-name="T205_7"><text:s/></text:span><text:span text:style-name="T205_8">to</text:span><text:span text:style-name="T205_9"><text:s/></text:span><text:span text:style-name="T205_10">be</text:span><text:span text:style-name="T205_11"><text:s/></text:span><text:span text:style-name="T205_12">compiled</text:span><text:span text:style-name="T205_13">,<text:s/></text:span><text:span text:style-name="T205_14">while</text:span><text:span text:style-name="T205_15"><text:s/></text:span><text:span text:style-name="T205_16">JS</text:span><text:span text:style-name="T205_17"><text:s/></text:span><text:span text:style-name="T205_18">code</text:span><text:span text:style-name="T205_19"><text:s/></text:span><text:span text:style-name="T205_20">is</text:span><text:span text:style-name="T205_21"><text:s/></text:span><text:span text:style-name="T205_22">all</text:span><text:span text:style-name="T205_23"><text:s/></text:span><text:span text:style-name="T205_24">in</text:span><text:span text:style-name="T205_25"><text:s/></text:span><text:span text:style-name="T205_26">text</text:span><text:span text:style-name="T205_27"><text:s/>(</text:span><text:span text:style-name="T205_28">interpreted</text:span><text:span text:style-name="T205_29"><text:s/></text:span><text:span text:style-name="T205_30">vs</text:span><text:span text:style-name="T205_31"><text:s/></text:span><text:span text:style-name="T205_32">compiled</text:span><text:span text:style-name="T205_33">)</text:span></text:p>
      <text:p text:style-name="P206"><text:span text:style-name="T206_1">-<text:s/></text:span><text:span text:style-name="T206_2">they</text:span><text:span text:style-name="T206_3"><text:s/></text:span><text:span text:style-name="T206_4">require</text:span><text:span text:style-name="T206_5"><text:s/></text:span><text:span text:style-name="T206_6">different</text:span><text:span text:style-name="T206_7"><text:s/></text:span><text:span text:style-name="T206_8">plug</text:span><text:span text:style-name="T206_9">-</text:span><text:span text:style-name="T206_10">ins</text:span></text:p>
      <text:p text:style-name="P207"><text:span text:style-name="T207_1">-<text:s/></text:span><text:span text:style-name="T207_2">the</text:span><text:span text:style-name="T207_3"><text:s/>2<text:s/></text:span><text:span text:style-name="T207_4">languages</text:span><text:span text:style-name="T207_5"><text:s/></text:span><text:span text:style-name="T207_6">don</text:span><text:span text:style-name="T207_7">’</text:span><text:span text:style-name="T207_8">t</text:span><text:span text:style-name="T207_9"><text:s/></text:span><text:span text:style-name="T207_10">rely</text:span><text:span text:style-name="T207_11"><text:s/></text:span><text:span text:style-name="T207_12">on</text:span><text:span text:style-name="T207_13"><text:s/></text:span><text:span text:style-name="T207_14">each</text:span><text:span text:style-name="T207_15"><text:s/></text:span><text:span text:style-name="T207_16">other</text:span><text:span text:style-name="T207_17">,<text:s/></text:span><text:span text:style-name="T207_18">and</text:span><text:span text:style-name="T207_19"><text:s/></text:span><text:span text:style-name="T207_20">are</text:span><text:span text:style-name="T207_21"><text:s/></text:span><text:span text:style-name="T207_22">intended</text:span><text:span text:style-name="T207_23"><text:s/></text:span><text:span text:style-name="T207_24">for</text:span><text:span text:style-name="T207_25"><text:s/></text:span><text:span text:style-name="T207_26">different</text:span><text:span text:style-name="T207_27"><text:s/></text:span><text:span text:style-name="T207_28">purposes</text:span></text:p>
      <text:p text:style-name="P208"/>
      <text:p text:style-name="P209"><text:span text:style-name="T209_1">1)<text:s/></text:span><text:span text:style-name="T209_2">Java</text:span><text:span text:style-name="T209_3"><text:s/></text:span><text:span text:style-name="T209_4">is</text:span><text:span text:style-name="T209_5"><text:s/></text:span><text:span text:style-name="T209_6">statically</text:span><text:span text:style-name="T209_7"><text:s/></text:span><text:span text:style-name="T209_8">typed</text:span><text:span text:style-name="T209_9"><text:s/></text:span><text:span text:style-name="T209_10">and</text:span><text:span text:style-name="T209_11"><text:s/></text:span><text:span text:style-name="T209_12">Javascript</text:span><text:span text:style-name="T209_13"><text:s/></text:span><text:span text:style-name="T209_14">is</text:span><text:span text:style-name="T209_15"><text:s/></text:span><text:span text:style-name="T209_16">dynamically</text:span><text:span text:style-name="T209_17"><text:s/></text:span><text:span text:style-name="T209_18">typed</text:span><text:span text:style-name="T209_19">.</text:span></text:p>
      <text:p text:style-name="P210"><text:span text:style-name="T210_1">2)<text:s/></text:span><text:span text:style-name="T210_2">Java</text:span><text:span text:style-name="T210_3"><text:s/></text:span><text:span text:style-name="T210_4">is</text:span><text:span text:style-name="T210_5"><text:s/></text:span><text:span text:style-name="T210_6">a</text:span><text:span text:style-name="T210_7"><text:s/></text:span><text:span text:style-name="T210_8">compile</text:span><text:span text:style-name="T210_9"><text:s/></text:span><text:span text:style-name="T210_10">to</text:span><text:span text:style-name="T210_11"><text:s/></text:span><text:span text:style-name="T210_12">VM</text:span><text:span text:style-name="T210_13"><text:s/></text:span><text:span text:style-name="T210_14">language</text:span><text:span text:style-name="T210_15"><text:s/></text:span><text:span text:style-name="T210_16">while</text:span><text:span text:style-name="T210_17"><text:s/></text:span><text:span text:style-name="T210_18">Javascript</text:span><text:span text:style-name="T210_19"><text:s/></text:span><text:span text:style-name="T210_20">is</text:span><text:span text:style-name="T210_21"><text:s/></text:span><text:span text:style-name="T210_22">a</text:span><text:span text:style-name="T210_23"><text:s/></text:span><text:span text:style-name="T210_24">scripting</text:span><text:span text:style-name="T210_25"><text:s/></text:span><text:span text:style-name="T210_26">language</text:span><text:span text:style-name="T210_27"><text:s/></text:span><text:span text:style-name="T210_28">that</text:span><text:span text:style-name="T210_29"><text:s/></text:span><text:span text:style-name="T210_30">gets</text:span><text:span text:style-name="T210_31"><text:s/></text:span><text:span text:style-name="T210_32">run</text:span><text:span text:style-name="T210_33"><text:s/></text:span><text:span text:style-name="T210_34">in</text:span><text:span text:style-name="T210_35"><text:s/></text:span><text:span text:style-name="T210_36">an</text:span><text:span text:style-name="T210_37"><text:s/></text:span><text:span text:style-name="T210_38">interpreter</text:span><text:span text:style-name="T210_39">.</text:span></text:p>
      <text:p text:style-name="P211"><text:span text:style-name="T211_1">3)<text:s/></text:span><text:span text:style-name="T211_2">Both</text:span><text:span text:style-name="T211_3"><text:s/></text:span><text:span text:style-name="T211_4">could</text:span><text:span text:style-name="T211_5"><text:s/></text:span><text:span text:style-name="T211_6">be</text:span><text:span text:style-name="T211_7"><text:s/></text:span><text:span text:style-name="T211_8">technically</text:span><text:span text:style-name="T211_9"><text:s/></text:span><text:span text:style-name="T211_10">considered</text:span><text:span text:style-name="T211_11"><text:s/></text:span><text:span text:style-name="T211_12">OOP</text:span><text:span text:style-name="T211_13"><text:s/></text:span><text:span text:style-name="T211_14">languages</text:span><text:span text:style-name="T211_15"><text:s/></text:span><text:span text:style-name="T211_16">but</text:span><text:span text:style-name="T211_17"><text:s/></text:span><text:span text:style-name="T211_18">Java</text:span><text:span text:style-name="T211_19"><text:s/></text:span><text:span text:style-name="T211_20">uses</text:span><text:span text:style-name="T211_21"><text:s/></text:span><text:span text:style-name="T211_22">class</text:span><text:span text:style-name="T211_23"><text:s/></text:span><text:span text:style-name="T211_24">inheritance</text:span><text:span text:style-name="T211_25"><text:s/></text:span><text:span text:style-name="T211_26">while</text:span><text:span text:style-name="T211_27"><text:s/></text:span><text:span text:style-name="T211_28">Javascript</text:span><text:span text:style-name="T211_29"><text:s/></text:span><text:span text:style-name="T211_30">uses</text:span><text:span text:style-name="T211_31"><text:s/></text:span><text:span text:style-name="T211_32">prototypal</text:span><text:span text:style-name="T211_33"><text:s/></text:span><text:span text:style-name="T211_34">inheritance</text:span><text:span text:style-name="T211_35">.</text:span></text:p>
      <text:p text:style-name="P212"><text:span text:style-name="T212_1">4)<text:s/></text:span><text:span text:style-name="T212_2">Java</text:span><text:span text:style-name="T212_3"><text:s/></text:span><text:span text:style-name="T212_4">is</text:span><text:span text:style-name="T212_5"><text:s/></text:span><text:span text:style-name="T212_6">primarily</text:span><text:span text:style-name="T212_7"><text:s/></text:span><text:span text:style-name="T212_8">used</text:span><text:span text:style-name="T212_9"><text:s/></text:span><text:span text:style-name="T212_10">on</text:span><text:span text:style-name="T212_11"><text:s/></text:span><text:span text:style-name="T212_12">the</text:span><text:span text:style-name="T212_13"><text:s/></text:span><text:span text:style-name="T212_14">back</text:span><text:span text:style-name="T212_15"><text:s/></text:span><text:span text:style-name="T212_16">end</text:span><text:span text:style-name="T212_17"><text:s/></text:span><text:span text:style-name="T212_18">while</text:span><text:span text:style-name="T212_19"><text:s/></text:span><text:span text:style-name="T212_20">Javascript</text:span><text:span text:style-name="T212_21"><text:s/></text:span><text:span text:style-name="T212_22">is</text:span><text:span text:style-name="T212_23"><text:s/></text:span><text:span text:style-name="T212_24">commonly</text:span><text:span text:style-name="T212_25"><text:s/></text:span><text:span text:style-name="T212_26">used</text:span><text:span text:style-name="T212_27"><text:s/></text:span><text:span text:style-name="T212_28">in</text:span><text:span text:style-name="T212_29"><text:s/></text:span><text:span text:style-name="T212_30">both</text:span><text:span text:style-name="T212_31">.</text:span></text:p>
      <text:p text:style-name="P213"><text:span text:style-name="T213_1">5)<text:s/></text:span><text:span text:style-name="T213_2">All</text:span><text:span text:style-name="T213_3"><text:s/></text:span><text:span text:style-name="T213_4">modern</text:span><text:span text:style-name="T213_5"><text:s/></text:span><text:span text:style-name="T213_6">browsers</text:span><text:span text:style-name="T213_7"><text:s/></text:span><text:span text:style-name="T213_8">support</text:span><text:span text:style-name="T213_9"><text:s/></text:span><text:span text:style-name="T213_10">Javascript</text:span><text:span text:style-name="T213_11"><text:s/></text:span><text:span text:style-name="T213_12">whereas</text:span><text:span text:style-name="T213_13"><text:s/></text:span><text:span text:style-name="T213_14">Java</text:span><text:span text:style-name="T213_15"><text:s/></text:span><text:span text:style-name="T213_16">is</text:span><text:span text:style-name="T213_17"><text:s/></text:span><text:span text:style-name="T213_18">an</text:span><text:span text:style-name="T213_19"><text:s/></text:span><text:span text:style-name="T213_20">optional</text:span><text:span text:style-name="T213_21"><text:s/></text:span><text:span text:style-name="T213_22">plugin</text:span><text:span text:style-name="T213_23">.</text:span></text:p>
      <text:p text:style-name="P214"/>
      <text:p text:style-name="P215"><text:span text:style-name="T215_1">“</text:span><text:span text:style-name="T215_2">Java</text:span><text:span text:style-name="T215_3"><text:s/></text:span><text:span text:style-name="T215_4">is</text:span><text:span text:style-name="T215_5"><text:s/></text:span><text:span text:style-name="T215_6">a</text:span><text:span text:style-name="T215_7"><text:s/></text:span><text:span text:style-name="T215_8">full</text:span><text:span text:style-name="T215_9">-</text:span><text:span text:style-name="T215_10">fledged</text:span><text:span text:style-name="T215_11"><text:s/></text:span><text:span text:style-name="T215_12">programming</text:span><text:span text:style-name="T215_13"><text:s/></text:span><text:span text:style-name="T215_14">language</text:span><text:span text:style-name="T215_15"><text:s/></text:span><text:span text:style-name="T215_16">tailored</text:span><text:span text:style-name="T215_17"><text:s/></text:span><text:span text:style-name="T215_18">for</text:span><text:span text:style-name="T215_19"><text:s/></text:span><text:span text:style-name="T215_20">network</text:span><text:span text:style-name="T215_21"><text:s/></text:span><text:span text:style-name="T215_22">computing</text:span><text:span text:style-name="T215_23"><text:s/></text:span><text:span text:style-name="T215_24">it</text:span><text:span text:style-name="T215_25"><text:s/></text:span><text:span text:style-name="T215_26">includes</text:span><text:span text:style-name="T215_27"><text:s/></text:span><text:span text:style-name="T215_28">hundreds</text:span><text:span text:style-name="T215_29"><text:s/></text:span><text:span text:style-name="T215_30">of</text:span><text:span text:style-name="T215_31"><text:s/></text:span><text:span text:style-name="T215_32">its</text:span><text:span text:style-name="T215_33"><text:s/></text:span><text:span text:style-name="T215_34">own</text:span><text:span text:style-name="T215_35"><text:s/></text:span><text:span text:style-name="T215_36">objects</text:span><text:span text:style-name="T215_37">,<text:s/></text:span><text:span text:style-name="T215_38">including</text:span><text:span text:style-name="T215_39"><text:s/></text:span><text:span text:style-name="T215_40">objects</text:span><text:span text:style-name="T215_41"><text:s/></text:span><text:span text:style-name="T215_42">for</text:span><text:span text:style-name="T215_43"><text:s/></text:span><text:span text:style-name="T215_44">creating</text:span><text:span text:style-name="T215_45"><text:s/></text:span><text:span text:style-name="T215_46">user</text:span><text:span text:style-name="T215_47"><text:s/></text:span><text:span text:style-name="T215_48">interfaces</text:span><text:span text:style-name="T215_49"><text:s/></text:span><text:span text:style-name="T215_50">that</text:span><text:span text:style-name="T215_51"><text:s/></text:span><text:span text:style-name="T215_52">appear</text:span><text:span text:style-name="T215_53"><text:s/></text:span><text:span text:style-name="T215_54">in</text:span><text:span text:style-name="T215_55"><text:s/></text:span><text:span text:style-name="T215_56">Java</text:span><text:span text:style-name="T215_57"><text:s/></text:span><text:span text:style-name="T215_58">applets</text:span><text:span text:style-name="T215_59"><text:s/>(</text:span><text:span text:style-name="T215_60">in</text:span><text:span text:style-name="T215_61"><text:s/></text:span><text:span text:style-name="T215_62">Web</text:span><text:span text:style-name="T215_63"><text:s/></text:span><text:span text:style-name="T215_64">browsers</text:span><text:span text:style-name="T215_65">)<text:s/></text:span><text:span text:style-name="T215_66">or</text:span><text:span text:style-name="T215_67"><text:s/></text:span><text:span text:style-name="T215_68">standalone</text:span><text:span text:style-name="T215_69"><text:s/></text:span><text:span text:style-name="T215_70">Java</text:span><text:span text:style-name="T215_71"><text:s/></text:span><text:span text:style-name="T215_72">applications</text:span><text:span text:style-name="T215_73">.<text:s/></text:span><text:span text:style-name="T215_74">In</text:span><text:span text:style-name="T215_75"><text:s/></text:span><text:span text:style-name="T215_76">contrast</text:span><text:span text:style-name="T215_77">,<text:s/></text:span><text:span text:style-name="T215_78">JavaScript</text:span><text:span text:style-name="T215_79"><text:s/></text:span><text:span text:style-name="T215_80">relies</text:span><text:span text:style-name="T215_81"><text:s/></text:span><text:span text:style-name="T215_82">on</text:span><text:span text:style-name="T215_83"><text:s/></text:span><text:span text:style-name="T215_84">whatever</text:span><text:span text:style-name="T215_85"><text:s/></text:span><text:span text:style-name="T215_86">environment</text:span><text:span text:style-name="T215_87"><text:s/></text:span><text:span text:style-name="T215_88">it</text:span><text:span text:style-name="T215_89">'</text:span><text:span text:style-name="T215_90">s</text:span><text:span text:style-name="T215_91"><text:s/></text:span><text:span text:style-name="T215_92">operating</text:span><text:span text:style-name="T215_93"><text:s/></text:span><text:span text:style-name="T215_94">in</text:span><text:span text:style-name="T215_95"><text:s/></text:span><text:span text:style-name="T215_96">for</text:span><text:span text:style-name="T215_97"><text:s/></text:span><text:span text:style-name="T215_98">the</text:span><text:span text:style-name="T215_99"><text:s/></text:span><text:span text:style-name="T215_100">user</text:span><text:span text:style-name="T215_101"><text:s/></text:span><text:span text:style-name="T215_102">interface</text:span><text:span text:style-name="T215_103">,<text:s/></text:span><text:span text:style-name="T215_104">such</text:span><text:span text:style-name="T215_105"><text:s/></text:span><text:span text:style-name="T215_106">as</text:span><text:span text:style-name="T215_107"><text:s/></text:span><text:span text:style-name="T215_108">a</text:span><text:span text:style-name="T215_109"><text:s/></text:span><text:span text:style-name="T215_110">Web</text:span><text:span text:style-name="T215_111"><text:s/></text:span><text:span text:style-name="T215_112">document</text:span><text:span text:style-name="T215_113">'</text:span><text:span text:style-name="T215_114">s</text:span><text:span text:style-name="T215_115"><text:s/></text:span><text:span text:style-name="T215_116">form</text:span><text:span text:style-name="T215_117"><text:s/></text:span><text:span text:style-name="T215_118">elements</text:span><text:span text:style-name="T215_119">.”</text:span></text:p>
      <text:p text:style-name="P216"/>
      <text:p text:style-name="P217"><text:span text:style-name="T217_1">27.<text:s/></text:span><text:span text:style-name="T217_2">How</text:span><text:span text:style-name="T217_3"><text:s/></text:span><text:span text:style-name="T217_4">can</text:span><text:span text:style-name="T217_5"><text:s/></text:span><text:span text:style-name="T217_6">JS</text:span><text:span text:style-name="T217_7"><text:s/></text:span><text:span text:style-name="T217_8">make</text:span><text:span text:style-name="T217_9"><text:s/></text:span><text:span text:style-name="T217_10">a</text:span><text:span text:style-name="T217_11"><text:s/></text:span><text:span text:style-name="T217_12">website</text:span><text:span text:style-name="T217_13"><text:s/></text:span><text:span text:style-name="T217_14">easier</text:span><text:span text:style-name="T217_15"><text:s/></text:span><text:span text:style-name="T217_16">to</text:span><text:span text:style-name="T217_17"><text:s/></text:span><text:span text:style-name="T217_18">use</text:span><text:span text:style-name="T217_19">?<text:s/></text:span><text:span text:style-name="T217_20">That</text:span><text:span text:style-name="T217_21"><text:s/></text:span><text:span text:style-name="T217_22">is</text:span><text:span text:style-name="T217_23">,<text:s/></text:span><text:span text:style-name="T217_24">are</text:span><text:span text:style-name="T217_25"><text:s/></text:span><text:span text:style-name="T217_26">there</text:span><text:span text:style-name="T217_27"><text:s/></text:span><text:span text:style-name="T217_28">certain</text:span><text:span text:style-name="T217_29"><text:s/></text:span><text:span text:style-name="T217_30">JS</text:span><text:span text:style-name="T217_31"><text:s/></text:span><text:span text:style-name="T217_32">techniques</text:span><text:span text:style-name="T217_33"><text:s/></text:span><text:span text:style-name="T217_34">that</text:span><text:span text:style-name="T217_35"><text:s/></text:span><text:span text:style-name="T217_36">make</text:span><text:span text:style-name="T217_37"><text:s/></text:span><text:span text:style-name="T217_38">it</text:span><text:span text:style-name="T217_39"><text:s/></text:span><text:span text:style-name="T217_40">easier</text:span><text:span text:style-name="T217_41"><text:s/></text:span><text:span text:style-name="T217_42">for</text:span><text:span text:style-name="T217_43"><text:s/></text:span><text:span text:style-name="T217_44">people</text:span><text:span text:style-name="T217_45"><text:s/></text:span><text:span text:style-name="T217_46">to</text:span><text:span text:style-name="T217_47"><text:s/></text:span><text:span text:style-name="T217_48">use</text:span><text:span text:style-name="T217_49"><text:s/></text:span><text:span text:style-name="T217_50">a</text:span><text:span text:style-name="T217_51"><text:s/></text:span><text:span text:style-name="T217_52">Web</text:span><text:span text:style-name="T217_53"><text:s/></text:span><text:span text:style-name="T217_54">site</text:span><text:span text:style-name="T217_55">?</text:span></text:p>
      <text:p text:style-name="P218"><text:span text:style-name="T218_1">Some</text:span><text:span text:style-name="T218_2"><text:s/></text:span><text:span text:style-name="T218_3">good</text:span><text:span text:style-name="T218_4"><text:s/></text:span><text:span text:style-name="T218_5">examples</text:span><text:span text:style-name="T218_6">:</text:span></text:p>
      <text:p text:style-name="P219"><text:span text:style-name="T219_1">1)<text:s/></text:span><text:span text:style-name="T219_2">Using</text:span><text:span text:style-name="T219_3"><text:s/></text:span><text:span text:style-name="T219_4">javascript</text:span><text:span text:style-name="T219_5"><text:s/></text:span><text:span text:style-name="T219_6">widgets</text:span><text:span text:style-name="T219_7"><text:s/></text:span><text:span text:style-name="T219_8">so</text:span><text:span text:style-name="T219_9"><text:s/></text:span><text:span text:style-name="T219_10">that</text:span><text:span text:style-name="T219_11"><text:s/></text:span><text:span text:style-name="T219_12">small</text:span><text:span text:style-name="T219_13"><text:s/></text:span><text:span text:style-name="T219_14">parts</text:span><text:span text:style-name="T219_15"><text:s/></text:span><text:span text:style-name="T219_16">of</text:span><text:span text:style-name="T219_17"><text:s/></text:span><text:span text:style-name="T219_18">the</text:span><text:span text:style-name="T219_19"><text:s/></text:span><text:span text:style-name="T219_20">page</text:span><text:span text:style-name="T219_21"><text:s/></text:span><text:span text:style-name="T219_22">can</text:span><text:span text:style-name="T219_23"><text:s/></text:span><text:span text:style-name="T219_24">be</text:span><text:span text:style-name="T219_25"><text:s/></text:span><text:span text:style-name="T219_26">interactive</text:span><text:span text:style-name="T219_27"><text:s/></text:span><text:span text:style-name="T219_28">instead</text:span><text:span text:style-name="T219_29"><text:s/></text:span><text:span text:style-name="T219_30">of</text:span><text:span text:style-name="T219_31"><text:s/></text:span><text:span text:style-name="T219_32">fetching</text:span><text:span text:style-name="T219_33"><text:s/></text:span><text:span text:style-name="T219_34">and</text:span><text:span text:style-name="T219_35"><text:s/></text:span><text:span text:style-name="T219_36">reloading</text:span><text:span text:style-name="T219_37"><text:s/></text:span><text:span text:style-name="T219_38">a</text:span><text:span text:style-name="T219_39"><text:s/></text:span><text:span text:style-name="T219_40">whole</text:span><text:span text:style-name="T219_41"><text:s/></text:span><text:span text:style-name="T219_42">new</text:span><text:span text:style-name="T219_43"><text:s/></text:span><text:span text:style-name="T219_44">page</text:span><text:span text:style-name="T219_45"><text:s/></text:span><text:span text:style-name="T219_46">after</text:span><text:span text:style-name="T219_47"><text:s/></text:span><text:span text:style-name="T219_48">each</text:span><text:span text:style-name="T219_49"><text:s/></text:span><text:span text:style-name="T219_50">interaction</text:span><text:span text:style-name="T219_51">.</text:span></text:p>
      <text:p text:style-name="P220"><text:span text:style-name="T220_1">2)<text:s/></text:span><text:span text:style-name="T220_2">Using</text:span><text:span text:style-name="T220_3"><text:s/></text:span><text:span text:style-name="T220_4">AJAX</text:span><text:span text:style-name="T220_5"><text:s/></text:span><text:span text:style-name="T220_6">to</text:span><text:span text:style-name="T220_7"><text:s/></text:span><text:span text:style-name="T220_8">accomplish</text:span><text:span text:style-name="T220_9"><text:s/></text:span><text:span text:style-name="T220_10">the</text:span><text:span text:style-name="T220_11"><text:s/></text:span><text:span text:style-name="T220_12">same</text:span><text:span text:style-name="T220_13"><text:s/></text:span><text:span text:style-name="T220_14">ends</text:span><text:span text:style-name="T220_15"><text:s/></text:span><text:span text:style-name="T220_16">as</text:span><text:span text:style-name="T220_17"><text:s/>#1</text:span></text:p>
      <text:p text:style-name="P221"><text:span text:style-name="T221_1">3)<text:s/></text:span><text:span text:style-name="T221_2">Validation</text:span><text:span text:style-name="T221_3"><text:s/>-<text:s/></text:span><text:span text:style-name="T221_4">so</text:span><text:span text:style-name="T221_5"><text:s/></text:span><text:span text:style-name="T221_6">the</text:span><text:span text:style-name="T221_7"><text:s/></text:span><text:span text:style-name="T221_8">user</text:span><text:span text:style-name="T221_9"><text:s/></text:span><text:span text:style-name="T221_10">doesn</text:span><text:span text:style-name="T221_11">'</text:span><text:span text:style-name="T221_12">t</text:span><text:span text:style-name="T221_13"><text:s/></text:span><text:span text:style-name="T221_14">have</text:span><text:span text:style-name="T221_15"><text:s/></text:span><text:span text:style-name="T221_16">to</text:span><text:span text:style-name="T221_17"><text:s/></text:span><text:span text:style-name="T221_18">wait</text:span><text:span text:style-name="T221_19"><text:s/></text:span><text:span text:style-name="T221_20">until</text:span><text:span text:style-name="T221_21"><text:s/></text:span><text:span text:style-name="T221_22">they</text:span><text:span text:style-name="T221_23">'</text:span><text:span text:style-name="T221_24">ve</text:span><text:span text:style-name="T221_25"><text:s/></text:span><text:span text:style-name="T221_26">submitted</text:span><text:span text:style-name="T221_27"><text:s/></text:span><text:span text:style-name="T221_28">a</text:span><text:span text:style-name="T221_29"><text:s/></text:span><text:span text:style-name="T221_30">form</text:span><text:span text:style-name="T221_31"><text:s/></text:span><text:span text:style-name="T221_32">to</text:span><text:span text:style-name="T221_33"><text:s/></text:span><text:span text:style-name="T221_34">know</text:span><text:span text:style-name="T221_35"><text:s/></text:span><text:span text:style-name="T221_36">whether</text:span><text:span text:style-name="T221_37"><text:s/></text:span><text:span text:style-name="T221_38">or</text:span><text:span text:style-name="T221_39"><text:s/></text:span><text:span text:style-name="T221_40">not</text:span><text:span text:style-name="T221_41"><text:s/></text:span><text:span text:style-name="T221_42">their</text:span><text:span text:style-name="T221_43"><text:s/></text:span><text:span text:style-name="T221_44">input</text:span><text:span text:style-name="T221_45"><text:s/></text:span><text:span text:style-name="T221_46">is</text:span><text:span text:style-name="T221_47"><text:s/></text:span><text:span text:style-name="T221_48">valid</text:span></text:p>
      <text:p text:style-name="P222"><text:span text:style-name="T222_1">4)<text:s/></text:span><text:span text:style-name="T222_2">Auto</text:span><text:span text:style-name="T222_3"><text:s/></text:span><text:span text:style-name="T222_4">focus</text:span><text:span text:style-name="T222_5"><text:s/></text:span><text:span text:style-name="T222_6">on</text:span><text:span text:style-name="T222_7"><text:s/></text:span><text:span text:style-name="T222_8">input</text:span><text:span text:style-name="T222_9"><text:s/></text:span><text:span text:style-name="T222_10">elements</text:span><text:span text:style-name="T222_11"><text:s/>-<text:s/></text:span><text:span text:style-name="T222_12">nice</text:span><text:span text:style-name="T222_13"><text:s/></text:span><text:span text:style-name="T222_14">usability</text:span><text:span text:style-name="T222_15"><text:s/></text:span><text:span text:style-name="T222_16">enhancement</text:span><text:span text:style-name="T222_17"><text:s/></text:span><text:span text:style-name="T222_18">that</text:span><text:span text:style-name="T222_19"><text:s/></text:span><text:span text:style-name="T222_20">can</text:span><text:span text:style-name="T222_21"><text:s/></text:span><text:span text:style-name="T222_22">often</text:span><text:span text:style-name="T222_23"><text:s/></text:span><text:span text:style-name="T222_24">save</text:span><text:span text:style-name="T222_25"><text:s/></text:span><text:span text:style-name="T222_26">clicks</text:span></text:p>
      <text:p text:style-name="P223"><text:span text:style-name="T223_1">5)<text:s/></text:span><text:span text:style-name="T223_2">Tooltips</text:span><text:span text:style-name="T223_3"><text:s/>(</text:span><text:span text:style-name="T223_4">always</text:span><text:span text:style-name="T223_5"><text:s/></text:span><text:span text:style-name="T223_6">helpful</text:span><text:span text:style-name="T223_7">)</text:span></text:p>
      <text:p text:style-name="P224"/>
      <text:p text:style-name="P225"><text:span text:style-name="T225_1">28.<text:s/></text:span><text:span text:style-name="T225_2">How</text:span><text:span text:style-name="T225_3"><text:s/></text:span><text:span text:style-name="T225_4">can</text:span><text:span text:style-name="T225_5"><text:s/></text:span><text:span text:style-name="T225_6">JS</text:span><text:span text:style-name="T225_7"><text:s/></text:span><text:span text:style-name="T225_8">be</text:span><text:span text:style-name="T225_9"><text:s/></text:span><text:span text:style-name="T225_10">used</text:span><text:span text:style-name="T225_11"><text:s/></text:span><text:span text:style-name="T225_12">to</text:span><text:span text:style-name="T225_13"><text:s/></text:span><text:span text:style-name="T225_14">improve</text:span><text:span text:style-name="T225_15"><text:s/></text:span><text:span text:style-name="T225_16">the</text:span><text:span text:style-name="T225_17"><text:s/>‘</text:span><text:span text:style-name="T225_18">look</text:span><text:span text:style-name="T225_19"><text:s/></text:span><text:span text:style-name="T225_20">and</text:span><text:span text:style-name="T225_21"><text:s/></text:span><text:span text:style-name="T225_22">feel</text:span><text:span text:style-name="T225_23">’<text:s/></text:span><text:span text:style-name="T225_24">of</text:span><text:span text:style-name="T225_25"><text:s/></text:span><text:span text:style-name="T225_26">a</text:span><text:span text:style-name="T225_27"><text:s/></text:span><text:span text:style-name="T225_28">Website</text:span><text:span text:style-name="T225_29">?<text:s/></text:span><text:span text:style-name="T225_30">By</text:span><text:span text:style-name="T225_31"><text:s/></text:span><text:span text:style-name="T225_32">the</text:span><text:span text:style-name="T225_33"><text:s/></text:span><text:span text:style-name="T225_34">same</text:span><text:span text:style-name="T225_35"><text:s/></text:span><text:span text:style-name="T225_36">token</text:span><text:span text:style-name="T225_37">,<text:s/></text:span><text:span text:style-name="T225_38">how</text:span><text:span text:style-name="T225_39"><text:s/></text:span><text:span text:style-name="T225_40">can</text:span><text:span text:style-name="T225_41"><text:s/></text:span><text:span text:style-name="T225_42">JS</text:span><text:span text:style-name="T225_43"><text:s/></text:span><text:span text:style-name="T225_44">be</text:span><text:span text:style-name="T225_45"><text:s/></text:span><text:span text:style-name="T225_46">used</text:span><text:span text:style-name="T225_47"><text:s/></text:span><text:span text:style-name="T225_48">to</text:span><text:span text:style-name="T225_49"><text:s/></text:span><text:span text:style-name="T225_50">improve</text:span><text:span text:style-name="T225_51"><text:s/></text:span><text:span text:style-name="T225_52">the</text:span><text:span text:style-name="T225_53"><text:s/></text:span><text:span text:style-name="T225_54">user</text:span><text:span text:style-name="T225_55"><text:s/></text:span><text:span text:style-name="T225_56">interface</text:span><text:span text:style-name="T225_57">?</text:span></text:p>
      <text:p text:style-name="P226"><text:span text:style-name="T226_1">-<text:s/></text:span><text:span text:style-name="T226_2">Javascript</text:span><text:span text:style-name="T226_3"><text:s/></text:span><text:span text:style-name="T226_4">used</text:span><text:span text:style-name="T226_5"><text:s/></text:span><text:span text:style-name="T226_6">to</text:span><text:span text:style-name="T226_7"><text:s/></text:span><text:span text:style-name="T226_8">be</text:span><text:span text:style-name="T226_9"><text:s/></text:span><text:span text:style-name="T226_10">used</text:span><text:span text:style-name="T226_11"><text:s/></text:span><text:span text:style-name="T226_12">a</text:span><text:span text:style-name="T226_13"><text:s/></text:span><text:span text:style-name="T226_14">lot</text:span><text:span text:style-name="T226_15"><text:s/></text:span><text:span text:style-name="T226_16">for</text:span><text:span text:style-name="T226_17"><text:s/></text:span><text:span text:style-name="T226_18">animations</text:span><text:span text:style-name="T226_19"><text:s/></text:span><text:span text:style-name="T226_20">but</text:span><text:span text:style-name="T226_21"><text:s/></text:span><text:span text:style-name="T226_22">CSS</text:span><text:span text:style-name="T226_23">3<text:s/></text:span><text:span text:style-name="T226_24">animations</text:span><text:span text:style-name="T226_25"><text:s/></text:span><text:span text:style-name="T226_26">are</text:span><text:span text:style-name="T226_27"><text:s/></text:span><text:span text:style-name="T226_28">really</text:span><text:span text:style-name="T226_29"><text:s/></text:span><text:span text:style-name="T226_30">powerful</text:span><text:span text:style-name="T226_31"><text:s/></text:span><text:span text:style-name="T226_32">and</text:span><text:span text:style-name="T226_33"><text:s/></text:span><text:span text:style-name="T226_34">more</text:span><text:span text:style-name="T226_35"><text:s/></text:span><text:span text:style-name="T226_36">performant</text:span><text:span text:style-name="T226_37"><text:s/>(</text:span><text:span text:style-name="T226_38">since</text:span><text:span text:style-name="T226_39"><text:s/></text:span><text:span text:style-name="T226_40">they</text:span><text:span text:style-name="T226_41">'</text:span><text:span text:style-name="T226_42">re</text:span><text:span text:style-name="T226_43"><text:s/></text:span><text:span text:style-name="T226_44">run</text:span><text:span text:style-name="T226_45"><text:s/></text:span><text:span text:style-name="T226_46">on</text:span><text:span text:style-name="T226_47"><text:s/></text:span><text:span text:style-name="T226_48">the</text:span><text:span text:style-name="T226_49"><text:s/></text:span><text:span text:style-name="T226_50">GPU</text:span><text:span text:style-name="T226_51"><text:s/></text:span><text:span text:style-name="T226_52">instead</text:span><text:span text:style-name="T226_53"><text:s/></text:span><text:span text:style-name="T226_54">of</text:span><text:span text:style-name="T226_55"><text:s/></text:span><text:span text:style-name="T226_56">the</text:span><text:span text:style-name="T226_57"><text:s/></text:span><text:span text:style-name="T226_58">CPU</text:span><text:span text:style-name="T226_59">).<text:s/></text:span><text:span text:style-name="T226_60">Still</text:span><text:span text:style-name="T226_61"><text:s/></text:span><text:span text:style-name="T226_62">there</text:span><text:span text:style-name="T226_63"><text:s/></text:span><text:span text:style-name="T226_64">are</text:span><text:span text:style-name="T226_65"><text:s/></text:span><text:span text:style-name="T226_66">certain</text:span><text:span text:style-name="T226_67"><text:s/></text:span><text:span text:style-name="T226_68">things</text:span><text:span text:style-name="T226_69"><text:s/></text:span><text:span text:style-name="T226_70">you</text:span><text:span text:style-name="T226_71"><text:s/></text:span><text:span text:style-name="T226_72">can</text:span><text:span text:style-name="T226_73">'</text:span><text:span text:style-name="T226_74">t</text:span><text:span text:style-name="T226_75"><text:s/></text:span><text:span text:style-name="T226_76">easily</text:span><text:span text:style-name="T226_77"><text:s/></text:span><text:span text:style-name="T226_78">do</text:span><text:span text:style-name="T226_79"><text:s/></text:span><text:span text:style-name="T226_80">with</text:span><text:span text:style-name="T226_81"><text:s/></text:span><text:span text:style-name="T226_82">CSS</text:span><text:span text:style-name="T226_83">3<text:s/></text:span><text:span text:style-name="T226_84">so</text:span><text:span text:style-name="T226_85"><text:s/></text:span><text:span text:style-name="T226_86">javascript</text:span><text:span text:style-name="T226_87"><text:s/></text:span><text:span text:style-name="T226_88">is</text:span><text:span text:style-name="T226_89"><text:s/></text:span><text:span text:style-name="T226_90">still</text:span><text:span text:style-name="T226_91"><text:s/></text:span><text:span text:style-name="T226_92">often</text:span><text:span text:style-name="T226_93"><text:s/></text:span><text:span text:style-name="T226_94">used</text:span><text:span text:style-name="T226_95">.</text:span></text:p>
      <text:p text:style-name="P227"><text:span text:style-name="T227_1">-<text:s/></text:span><text:span text:style-name="T227_2">The</text:span><text:span text:style-name="T227_3"><text:s/></text:span><text:span text:style-name="T227_4">bootstrap</text:span><text:span text:style-name="T227_5"><text:s/></text:span><text:span text:style-name="T227_6">JS</text:span><text:span text:style-name="T227_7"><text:s/></text:span><text:span text:style-name="T227_8">page</text:span><text:span text:style-name="T227_9"><text:s/></text:span><text:span text:style-name="T227_10">is</text:span><text:span text:style-name="T227_11"><text:s/></text:span><text:span text:style-name="T227_12">probably</text:span><text:span text:style-name="T227_13"><text:s/></text:span><text:span text:style-name="T227_14">a</text:span><text:span text:style-name="T227_15"><text:s/></text:span><text:span text:style-name="T227_16">good</text:span><text:span text:style-name="T227_17"><text:s/></text:span><text:span text:style-name="T227_18">place</text:span><text:span text:style-name="T227_19"><text:s/></text:span><text:span text:style-name="T227_20">to</text:span><text:span text:style-name="T227_21"><text:s/></text:span><text:span text:style-name="T227_22">pull</text:span><text:span text:style-name="T227_23"><text:s/></text:span><text:span text:style-name="T227_24">inspiration</text:span><text:span text:style-name="T227_25"><text:s/></text:span><text:span text:style-name="T227_26">from</text:span><text:span text:style-name="T227_27">.<text:s/></text:span><text:span text:style-name="T227_28">These</text:span><text:span text:style-name="T227_29"><text:s/></text:span><text:span text:style-name="T227_30">are</text:span><text:span text:style-name="T227_31"><text:s/></text:span><text:span text:style-name="T227_32">common</text:span><text:span text:style-name="T227_33"><text:s/></text:span><text:span text:style-name="T227_34">components</text:span><text:span text:style-name="T227_35"><text:s/></text:span><text:span text:style-name="T227_36">that</text:span><text:span text:style-name="T227_37"><text:s/></text:span><text:span text:style-name="T227_38">can</text:span><text:span text:style-name="T227_39">'</text:span><text:span text:style-name="T227_40">t</text:span><text:span text:style-name="T227_41"><text:s/></text:span><text:span text:style-name="T227_42">be</text:span><text:span text:style-name="T227_43"><text:s/></text:span><text:span text:style-name="T227_44">implemented</text:span><text:span text:style-name="T227_45"><text:s/></text:span><text:span text:style-name="T227_46">in</text:span><text:span text:style-name="T227_47"><text:s/></text:span><text:span text:style-name="T227_48">CSS</text:span><text:span text:style-name="T227_49"><text:s/></text:span><text:span text:style-name="T227_50">alone</text:span></text:p>
      <text:p text:style-name="P228"/>
      <text:p text:style-name="P229"><text:span text:style-name="T229_1"><text:a xlink:type="simple" xlink:href="http://getbootstrap.com/javascript"><text:span text:style-name="T229_2">http</text:span></text:a></text:span><text:span text:style-name="T229_3"><text:a xlink:type="simple" xlink:href="http://getbootstrap.com/javascript"><text:span text:style-name="T229_4">://</text:span></text:a></text:span><text:span text:style-name="T229_5"><text:a xlink:type="simple" xlink:href="http://getbootstrap.com/javascript"><text:span text:style-name="T229_6">getbootstrap</text:span></text:a></text:span><text:span text:style-name="T229_7"><text:a xlink:type="simple" xlink:href="http://getbootstrap.com/javascript"><text:span text:style-name="T229_8">.</text:span></text:a></text:span><text:span text:style-name="T229_9"><text:a xlink:type="simple" xlink:href="http://getbootstrap.com/javascript"><text:span text:style-name="T229_10">com</text:span></text:a></text:span><text:span text:style-name="T229_11"><text:a xlink:type="simple" xlink:href="http://getbootstrap.com/javascript"><text:span text:style-name="T229_12">/</text:span></text:a></text:span><text:span text:style-name="T229_13"><text:a xlink:type="simple" xlink:href="http://getbootstrap.com/javascript"><text:span text:style-name="T229_14">javascript</text:span></text:a></text:span><text:span text:style-name="T229_15">.</text:span></text:p>
      <text:p text:style-name="P230"><text:span text:style-name="T230_1">-<text:s/></text:span><text:span text:style-name="T230_2">Parallax</text:span><text:span text:style-name="T230_3"><text:s/></text:span><text:span text:style-name="T230_4">effects</text:span><text:span text:style-name="T230_5"><text:s/></text:span><text:span text:style-name="T230_6">can</text:span><text:span text:style-name="T230_7"><text:s/></text:span><text:span text:style-name="T230_8">only</text:span><text:span text:style-name="T230_9"><text:s/></text:span><text:span text:style-name="T230_10">be</text:span><text:span text:style-name="T230_11"><text:s/></text:span><text:span text:style-name="T230_12">accomplished</text:span><text:span text:style-name="T230_13"><text:s/></text:span><text:span text:style-name="T230_14">with</text:span><text:span text:style-name="T230_15"><text:s/></text:span><text:span text:style-name="T230_16">Javascript</text:span></text:p>
      <text:p text:style-name="P231"/>
      <text:p text:style-name="P232"><text:span text:style-name="T232_1">29</text:span><text:span text:style-name="T232_2">.<text:s/></text:span><text:span text:style-name="T232_3">Are</text:span><text:span text:style-name="T232_4"><text:s/></text:span><text:span text:style-name="T232_5">you</text:span><text:span text:style-name="T232_6"><text:s/></text:span><text:span text:style-name="T232_7">concerned</text:span><text:span text:style-name="T232_8"><text:s/></text:span><text:span text:style-name="T232_9">that</text:span><text:span text:style-name="T232_10"><text:s/></text:span><text:span text:style-name="T232_11">older</text:span><text:span text:style-name="T232_12"><text:s/></text:span><text:span text:style-name="T232_13">browsers</text:span><text:span text:style-name="T232_14"><text:s/></text:span><text:span text:style-name="T232_15">don</text:span><text:span text:style-name="T232_16">'</text:span><text:span text:style-name="T232_17">t</text:span><text:span text:style-name="T232_18"><text:s/></text:span><text:span text:style-name="T232_19">support</text:span><text:span text:style-name="T232_20"><text:s/></text:span><text:span text:style-name="T232_21">JS</text:span><text:span text:style-name="T232_22"><text:s/></text:span><text:span text:style-name="T232_23">and</text:span><text:span text:style-name="T232_24"><text:s/></text:span><text:span text:style-name="T232_25">thus</text:span><text:span text:style-name="T232_26"><text:s/></text:span><text:span text:style-name="T232_27">exclude</text:span><text:span text:style-name="T232_28"><text:s/></text:span><text:span text:style-name="T232_29">a</text:span><text:span text:style-name="T232_30"><text:s/></text:span><text:span text:style-name="T232_31">set</text:span><text:span text:style-name="T232_32"><text:s/></text:span><text:span text:style-name="T232_33">of</text:span><text:span text:style-name="T232_34"><text:s/></text:span><text:span text:style-name="T232_35">Web</text:span><text:span text:style-name="T232_36"><text:s/></text:span><text:span text:style-name="T232_37">users</text:span><text:span text:style-name="T232_38">?</text:span></text:p>
      <text:p text:style-name="P233"><text:span text:style-name="T233_1">I</text:span><text:span text:style-name="T233_2">'</text:span><text:span text:style-name="T233_3">d</text:span><text:span text:style-name="T233_4"><text:s/></text:span><text:span text:style-name="T233_5">leave</text:span><text:span text:style-name="T233_6"><text:s/></text:span><text:span text:style-name="T233_7">coming</text:span><text:span text:style-name="T233_8"><text:s/></text:span><text:span text:style-name="T233_9">up</text:span><text:span text:style-name="T233_10"><text:s/></text:span><text:span text:style-name="T233_11">with</text:span><text:span text:style-name="T233_12"><text:s/></text:span><text:span text:style-name="T233_13">a</text:span><text:span text:style-name="T233_14"><text:s/></text:span><text:span text:style-name="T233_15">browser</text:span><text:span text:style-name="T233_16"><text:s/></text:span><text:span text:style-name="T233_17">support</text:span><text:span text:style-name="T233_18"><text:s/></text:span><text:span text:style-name="T233_19">matrix</text:span><text:span text:style-name="T233_20"><text:s/></text:span><text:span text:style-name="T233_21">up</text:span><text:span text:style-name="T233_22"><text:s/></text:span><text:span text:style-name="T233_23">to</text:span><text:span text:style-name="T233_24"><text:s/></text:span><text:span text:style-name="T233_25">the</text:span><text:span text:style-name="T233_26"><text:s/></text:span><text:span text:style-name="T233_27">PM</text:span><text:span text:style-name="T233_28">.<text:s/></text:span><text:span text:style-name="T233_29">It</text:span><text:span text:style-name="T233_30"><text:s/></text:span><text:span text:style-name="T233_31">depends</text:span><text:span text:style-name="T233_32"><text:s/></text:span><text:span text:style-name="T233_33">on</text:span><text:span text:style-name="T233_34"><text:s/></text:span><text:span text:style-name="T233_35">the</text:span><text:span text:style-name="T233_36"><text:s/></text:span><text:span text:style-name="T233_37">target</text:span><text:span text:style-name="T233_38"><text:s/></text:span><text:span text:style-name="T233_39">audience</text:span><text:span text:style-name="T233_40">.<text:s/></text:span><text:span text:style-name="T233_41">Adding</text:span><text:span text:style-name="T233_42"><text:s/></text:span><text:span text:style-name="T233_43">legacy</text:span><text:span text:style-name="T233_44"><text:s/></text:span><text:span text:style-name="T233_45">browser</text:span><text:span text:style-name="T233_46"><text:s/></text:span><text:span text:style-name="T233_47">support</text:span><text:span text:style-name="T233_48"><text:s/></text:span><text:span text:style-name="T233_49">can</text:span><text:span text:style-name="T233_50"><text:s/></text:span><text:span text:style-name="T233_51">significantly</text:span><text:span text:style-name="T233_52"><text:s/></text:span><text:span text:style-name="T233_53">slow</text:span><text:span text:style-name="T233_54"><text:s/></text:span><text:span text:style-name="T233_55">down</text:span><text:span text:style-name="T233_56"><text:s/></text:span><text:span text:style-name="T233_57">development</text:span><text:span text:style-name="T233_58"><text:s/></text:span><text:span text:style-name="T233_59">time</text:span><text:span text:style-name="T233_60"><text:s/></text:span><text:span text:style-name="T233_61">and</text:span><text:span text:style-name="T233_62">/</text:span><text:span text:style-name="T233_63">or</text:span><text:span text:style-name="T233_64"><text:s/></text:span><text:span text:style-name="T233_65">worsen</text:span><text:span text:style-name="T233_66"><text:s/></text:span><text:span text:style-name="T233_67">the</text:span><text:span text:style-name="T233_68"><text:s/></text:span><text:span text:style-name="T233_69">product</text:span><text:span text:style-name="T233_70"><text:s/></text:span><text:span text:style-name="T233_71">for</text:span><text:span text:style-name="T233_72"><text:s/></text:span><text:span text:style-name="T233_73">regular</text:span><text:span text:style-name="T233_74"><text:s/></text:span><text:span text:style-name="T233_75">users</text:span><text:span text:style-name="T233_76"><text:s/></text:span><text:span text:style-name="T233_77">so</text:span><text:span text:style-name="T233_78"><text:s/></text:span><text:span text:style-name="T233_79">it</text:span><text:span text:style-name="T233_80">'</text:span><text:span text:style-name="T233_81">s</text:span><text:span text:style-name="T233_82"><text:s/></text:span><text:span text:style-name="T233_83">usually</text:span><text:span text:style-name="T233_84"><text:s/></text:span><text:span text:style-name="T233_85">a</text:span><text:span text:style-name="T233_86"><text:s/></text:span><text:span text:style-name="T233_87">better</text:span><text:span text:style-name="T233_88"><text:s/></text:span><text:span text:style-name="T233_89">tradeoff</text:span><text:span text:style-name="T233_90"><text:s/></text:span><text:span text:style-name="T233_91">to</text:span><text:span text:style-name="T233_92"><text:s/></text:span><text:span text:style-name="T233_93">exclude</text:span><text:span text:style-name="T233_94"><text:s/></text:span><text:span text:style-name="T233_95">ancient</text:span><text:span text:style-name="T233_96"><text:s/></text:span><text:span text:style-name="T233_97">browsers</text:span><text:span text:style-name="T233_98">.<text:s/></text:span><text:span text:style-name="T233_99">Some</text:span><text:span text:style-name="T233_100"><text:s/></text:span><text:span text:style-name="T233_101">stats</text:span><text:span text:style-name="T233_102"><text:s/></text:span><text:span text:style-name="T233_103">to</text:span><text:span text:style-name="T233_104"><text:s/></text:span><text:span text:style-name="T233_105">keep</text:span><text:span text:style-name="T233_106"><text:s/></text:span><text:span text:style-name="T233_107">in</text:span><text:span text:style-name="T233_108"><text:s/></text:span><text:span text:style-name="T233_109">mind</text:span><text:span text:style-name="T233_110">:</text:span></text:p>
      <text:p text:style-name="P234"><text:span text:style-name="T234_1">-<text:s/></text:span><text:span text:style-name="T234_2">Less</text:span><text:span text:style-name="T234_3"><text:s/></text:span><text:span text:style-name="T234_4">than</text:span><text:span text:style-name="T234_5"><text:s/>1%<text:s/></text:span><text:span text:style-name="T234_6">of</text:span><text:span text:style-name="T234_7"><text:s/></text:span><text:span text:style-name="T234_8">browsers</text:span><text:span text:style-name="T234_9"><text:s/></text:span><text:span text:style-name="T234_10">by</text:span><text:span text:style-name="T234_11"><text:s/></text:span><text:span text:style-name="T234_12">marketshare</text:span><text:span text:style-name="T234_13"><text:s/></text:span><text:span text:style-name="T234_14">don</text:span><text:span text:style-name="T234_15">'</text:span><text:span text:style-name="T234_16">t</text:span><text:span text:style-name="T234_17"><text:s/></text:span><text:span text:style-name="T234_18">support</text:span><text:span text:style-name="T234_19"><text:s/></text:span><text:span text:style-name="T234_20">JS</text:span></text:p>
      <text:p text:style-name="P235"><text:span text:style-name="T235_1">-<text:s/></text:span><text:span text:style-name="T235_2">Limiting</text:span><text:span text:style-name="T235_3"><text:s/></text:span><text:span text:style-name="T235_4">support</text:span><text:span text:style-name="T235_5"><text:s/></text:span><text:span text:style-name="T235_6">to</text:span><text:span text:style-name="T235_7"><text:s/></text:span><text:span text:style-name="T235_8">ie</text:span><text:span text:style-name="T235_9">8+<text:s/></text:span><text:span text:style-name="T235_10">excludes</text:span><text:span text:style-name="T235_11"><text:s/>7%<text:s/></text:span><text:span text:style-name="T235_12">of</text:span><text:span text:style-name="T235_13"><text:s/></text:span><text:span text:style-name="T235_14">the</text:span><text:span text:style-name="T235_15"><text:s/></text:span><text:span text:style-name="T235_16">market</text:span><text:span text:style-name="T235_17"><text:s/>(</text:span><text:span text:style-name="T235_18">mostly</text:span><text:span text:style-name="T235_19"><text:s/></text:span><text:span text:style-name="T235_20">large</text:span><text:span text:style-name="T235_21"><text:s/></text:span><text:span text:style-name="T235_22">enterprises</text:span><text:span text:style-name="T235_23">)</text:span></text:p>
      <text:p text:style-name="P236"/>
      <text:p text:style-name="P237"><text:span text:style-name="T237_1"><text:a xlink:type="simple" xlink:href="http://thenextweb.com/insider/2014/02/01/ie11-passes-ie10-market-share-firefox-slips-bit-chrome-gains-back-share/"><text:span text:style-name="T237_2">http</text:span></text:a></text:span><text:span text:style-name="T237_3"><text:a xlink:type="simple" xlink:href="http://thenextweb.com/insider/2014/02/01/ie11-passes-ie10-market-share-firefox-slips-bit-chrome-gains-back-share/"><text:span text:style-name="T237_4">://</text:span></text:a></text:span><text:span text:style-name="T237_5"><text:a xlink:type="simple" xlink:href="http://thenextweb.com/insider/2014/02/01/ie11-passes-ie10-market-share-firefox-slips-bit-chrome-gains-back-share/"><text:span text:style-name="T237_6">thenextweb</text:span></text:a></text:span><text:span text:style-name="T237_7"><text:a xlink:type="simple" xlink:href="http://thenextweb.com/insider/2014/02/01/ie11-passes-ie10-market-share-firefox-slips-bit-chrome-gains-back-share/"><text:span text:style-name="T237_8">.</text:span></text:a></text:span><text:span text:style-name="T237_9"><text:a xlink:type="simple" xlink:href="http://thenextweb.com/insider/2014/02/01/ie11-passes-ie10-market-share-firefox-slips-bit-chrome-gains-back-share/"><text:span text:style-name="T237_10">com</text:span></text:a></text:span><text:span text:style-name="T237_11"><text:a xlink:type="simple" xlink:href="http://thenextweb.com/insider/2014/02/01/ie11-passes-ie10-market-share-firefox-slips-bit-chrome-gains-back-share/"><text:span text:style-name="T237_12">/</text:span></text:a></text:span><text:span text:style-name="T237_13"><text:a xlink:type="simple" xlink:href="http://thenextweb.com/insider/2014/02/01/ie11-passes-ie10-market-share-firefox-slips-bit-chrome-gains-back-share/"><text:span text:style-name="T237_14">insider</text:span></text:a></text:span><text:span text:style-name="T237_15"><text:a xlink:type="simple" xlink:href="http://thenextweb.com/insider/2014/02/01/ie11-passes-ie10-market-share-firefox-slips-bit-chrome-gains-back-share/"><text:span text:style-name="T237_16">/2014/02/01/</text:span></text:a></text:span><text:span text:style-name="T237_17"><text:a xlink:type="simple" xlink:href="http://thenextweb.com/insider/2014/02/01/ie11-passes-ie10-market-share-firefox-slips-bit-chrome-gains-back-share/"><text:span text:style-name="T237_18">ie</text:span></text:a></text:span><text:span text:style-name="T237_19"><text:a xlink:type="simple" xlink:href="http://thenextweb.com/insider/2014/02/01/ie11-passes-ie10-market-share-firefox-slips-bit-chrome-gains-back-share/"><text:span text:style-name="T237_20">11-</text:span></text:a></text:span><text:span text:style-name="T237_21"><text:a xlink:type="simple" xlink:href="http://thenextweb.com/insider/2014/02/01/ie11-passes-ie10-market-share-firefox-slips-bit-chrome-gains-back-share/"><text:span text:style-name="T237_22">passes</text:span></text:a></text:span><text:span text:style-name="T237_23"><text:a xlink:type="simple" xlink:href="http://thenextweb.com/insider/2014/02/01/ie11-passes-ie10-market-share-firefox-slips-bit-chrome-gains-back-share/"><text:span text:style-name="T237_24">-</text:span></text:a></text:span><text:span text:style-name="T237_25"><text:a xlink:type="simple" xlink:href="http://thenextweb.com/insider/2014/02/01/ie11-passes-ie10-market-share-firefox-slips-bit-chrome-gains-back-share/"><text:span text:style-name="T237_26">ie</text:span></text:a></text:span><text:span text:style-name="T237_27"><text:a xlink:type="simple" xlink:href="http://thenextweb.com/insider/2014/02/01/ie11-passes-ie10-market-share-firefox-slips-bit-chrome-gains-back-share/"><text:span text:style-name="T237_28">10-</text:span></text:a></text:span><text:span text:style-name="T237_29"><text:a xlink:type="simple" xlink:href="http://thenextweb.com/insider/2014/02/01/ie11-passes-ie10-market-share-firefox-slips-bit-chrome-gains-back-share/"><text:span text:style-name="T237_30">market</text:span></text:a></text:span><text:span text:style-name="T237_31"><text:a xlink:type="simple" xlink:href="http://thenextweb.com/insider/2014/02/01/ie11-passes-ie10-market-share-firefox-slips-bit-chrome-gains-back-share/"><text:span text:style-name="T237_32">-</text:span></text:a></text:span><text:span text:style-name="T237_33"><text:a xlink:type="simple" xlink:href="http://thenextweb.com/insider/2014/02/01/ie11-passes-ie10-market-share-firefox-slips-bit-chrome-gains-back-share/"><text:span text:style-name="T237_34">share</text:span></text:a></text:span><text:span text:style-name="T237_35"><text:a xlink:type="simple" xlink:href="http://thenextweb.com/insider/2014/02/01/ie11-passes-ie10-market-share-firefox-slips-bit-chrome-gains-back-share/"><text:span text:style-name="T237_36">-</text:span></text:a></text:span><text:span text:style-name="T237_37"><text:a xlink:type="simple" xlink:href="http://thenextweb.com/insider/2014/02/01/ie11-passes-ie10-market-share-firefox-slips-bit-chrome-gains-back-share/"><text:span text:style-name="T237_38">firefox</text:span></text:a></text:span><text:span text:style-name="T237_39"><text:a xlink:type="simple" xlink:href="http://thenextweb.com/insider/2014/02/01/ie11-passes-ie10-market-share-firefox-slips-bit-chrome-gains-back-share/"><text:span text:style-name="T237_40">-</text:span></text:a></text:span><text:span text:style-name="T237_41"><text:a xlink:type="simple" xlink:href="http://thenextweb.com/insider/2014/02/01/ie11-passes-ie10-market-share-firefox-slips-bit-chrome-gains-back-share/"><text:span text:style-name="T237_42">slips</text:span></text:a></text:span><text:span text:style-name="T237_43"><text:a xlink:type="simple" xlink:href="http://thenextweb.com/insider/2014/02/01/ie11-passes-ie10-market-share-firefox-slips-bit-chrome-gains-back-share/"><text:span text:style-name="T237_44">-</text:span></text:a></text:span><text:span text:style-name="T237_45"><text:a xlink:type="simple" xlink:href="http://thenextweb.com/insider/2014/02/01/ie11-passes-ie10-market-share-firefox-slips-bit-chrome-gains-back-share/"><text:span text:style-name="T237_46">bit</text:span></text:a></text:span><text:span text:style-name="T237_47"><text:a xlink:type="simple" xlink:href="http://thenextweb.com/insider/2014/02/01/ie11-passes-ie10-market-share-firefox-slips-bit-chrome-gains-back-share/"><text:span text:style-name="T237_48">-</text:span></text:a></text:span><text:span text:style-name="T237_49"><text:a xlink:type="simple" xlink:href="http://thenextweb.com/insider/2014/02/01/ie11-passes-ie10-market-share-firefox-slips-bit-chrome-gains-back-share/"><text:span text:style-name="T237_50">chrome</text:span></text:a></text:span><text:span text:style-name="T237_51"><text:a xlink:type="simple" xlink:href="http://thenextweb.com/insider/2014/02/01/ie11-passes-ie10-market-share-firefox-slips-bit-chrome-gains-back-share/"><text:span text:style-name="T237_52">-</text:span></text:a></text:span><text:span text:style-name="T237_53"><text:a xlink:type="simple" xlink:href="http://thenextweb.com/insider/2014/02/01/ie11-passes-ie10-market-share-firefox-slips-bit-chrome-gains-back-share/"><text:span text:style-name="T237_54">gains</text:span></text:a></text:span><text:span text:style-name="T237_55"><text:a xlink:type="simple" xlink:href="http://thenextweb.com/insider/2014/02/01/ie11-passes-ie10-market-share-firefox-slips-bit-chrome-gains-back-share/"><text:span text:style-name="T237_56">-</text:span></text:a></text:span><text:span text:style-name="T237_57"><text:a xlink:type="simple" xlink:href="http://thenextweb.com/insider/2014/02/01/ie11-passes-ie10-market-share-firefox-slips-bit-chrome-gains-back-share/"><text:span text:style-name="T237_58">back</text:span></text:a></text:span><text:span text:style-name="T237_59"><text:a xlink:type="simple" xlink:href="http://thenextweb.com/insider/2014/02/01/ie11-passes-ie10-market-share-firefox-slips-bit-chrome-gains-back-share/"><text:span text:style-name="T237_60">-</text:span></text:a></text:span><text:span text:style-name="T237_61"><text:a xlink:type="simple" xlink:href="http://thenextweb.com/insider/2014/02/01/ie11-passes-ie10-market-share-firefox-slips-bit-chrome-gains-back-share/"><text:span text:style-name="T237_62">share</text:span></text:a></text:span><text:span text:style-name="T237_63"><text:a xlink:type="simple" xlink:href="http://thenextweb.com/insider/2014/02/01/ie11-passes-ie10-market-share-firefox-slips-bit-chrome-gains-back-share/"><text:span text:style-name="T237_64">/</text:span></text:a></text:span></text:p>
      <text:p text:style-name="P238"/>
      <text:p text:style-name="P239"><text:span text:style-name="T239_1">30.</text:span><text:span text:style-name="T239_2"><text:s/></text:span><text:span text:style-name="T239_3">In</text:span><text:span text:style-name="T239_4"><text:s/></text:span><text:span text:style-name="T239_5">a</text:span><text:span text:style-name="T239_6"><text:s/></text:span><text:span text:style-name="T239_7">pop</text:span><text:span text:style-name="T239_8">-</text:span><text:span text:style-name="T239_9">up</text:span><text:span text:style-name="T239_10"><text:s/></text:span><text:span text:style-name="T239_11">browser</text:span><text:span text:style-name="T239_12"><text:s/></text:span><text:span text:style-name="T239_13">window</text:span><text:span text:style-name="T239_14"><text:s/></text:span><text:span text:style-name="T239_15">how</text:span><text:span text:style-name="T239_16"><text:s/></text:span><text:span text:style-name="T239_17">do</text:span><text:span text:style-name="T239_18"><text:s/></text:span><text:span text:style-name="T239_19">you</text:span><text:span text:style-name="T239_20"><text:s/></text:span><text:span text:style-name="T239_21">refer</text:span><text:span text:style-name="T239_22"><text:s/></text:span><text:span text:style-name="T239_23">to</text:span><text:span text:style-name="T239_24"><text:s/></text:span><text:span text:style-name="T239_25">the</text:span><text:span text:style-name="T239_26"><text:s/></text:span><text:span text:style-name="T239_27">main</text:span><text:span text:style-name="T239_28"><text:s/></text:span><text:span text:style-name="T239_29">browser</text:span><text:span text:style-name="T239_30"><text:s/></text:span><text:span text:style-name="T239_31">that</text:span><text:span text:style-name="T239_32"><text:s/><text:tab/></text:span><text:span text:style-name="T239_33">opened</text:span><text:span text:style-name="T239_34"><text:s/></text:span><text:span text:style-name="T239_35">it</text:span><text:span text:style-name="T239_36">?</text:span></text:p>
      <text:p text:style-name="P240"><text:span text:style-name="T240_1">-<text:s/></text:span><text:span text:style-name="T240_2">you</text:span><text:span text:style-name="T240_3"><text:s/></text:span><text:span text:style-name="T240_4">use</text:span><text:span text:style-name="T240_5"><text:s/></text:span><text:span text:style-name="T240_6">window</text:span><text:span text:style-name="T240_7">.</text:span><text:span text:style-name="T240_8">opened</text:span><text:span text:style-name="T240_9"><text:s/></text:span><text:span text:style-name="T240_10">to</text:span><text:span text:style-name="T240_11"><text:s/></text:span><text:span text:style-name="T240_12">refer</text:span><text:span text:style-name="T240_13"><text:s/></text:span><text:span text:style-name="T240_14">to</text:span><text:span text:style-name="T240_15"><text:s/></text:span><text:span text:style-name="T240_16">the</text:span><text:span text:style-name="T240_17"><text:s/></text:span><text:span text:style-name="T240_18">main</text:span><text:span text:style-name="T240_19"><text:s/></text:span><text:span text:style-name="T240_20">window</text:span><text:span text:style-name="T240_21"><text:s/></text:span><text:span text:style-name="T240_22">from</text:span><text:span text:style-name="T240_23"><text:s/></text:span><text:span text:style-name="T240_24">pop</text:span><text:span text:style-name="T240_25">-</text:span><text:span text:style-name="T240_26">up</text:span><text:span text:style-name="T240_27"><text:s/></text:span><text:span text:style-name="T240_28">windows</text:span><text:span text:style-name="T240_29"><text:tab/></text:span></text:p>
      <text:p text:style-name="P241"/>
      <text:p text:style-name="P242"/>
      <text:p text:style-name="P243"><text:span text:style-name="T243_1">31.<text:s/></text:span><text:span text:style-name="T243_2"><text:s/></text:span><text:span text:style-name="T243_3">Methods</text:span><text:span text:style-name="T243_4"><text:s/></text:span><text:span text:style-name="T243_5">GET</text:span><text:span text:style-name="T243_6"><text:s/></text:span><text:span text:style-name="T243_7">and</text:span><text:span text:style-name="T243_8"><text:s/></text:span><text:span text:style-name="T243_9">POST</text:span><text:span text:style-name="T243_10"><text:s/></text:span><text:span text:style-name="T243_11">in</text:span><text:span text:style-name="T243_12"><text:s/></text:span><text:span text:style-name="T243_13">HTML</text:span><text:span text:style-name="T243_14"><text:s/></text:span><text:span text:style-name="T243_15">forms</text:span><text:span text:style-name="T243_16"><text:s/>–<text:s/></text:span><text:span text:style-name="T243_17">what</text:span><text:span text:style-name="T243_18">'</text:span><text:span text:style-name="T243_19">s</text:span><text:span text:style-name="T243_20"><text:s/></text:span><text:span text:style-name="T243_21">the</text:span><text:span text:style-name="T243_22"><text:s/></text:span><text:span text:style-name="T243_23">difference</text:span><text:span text:style-name="T243_24">?</text:span></text:p>
      <text:p text:style-name="P244"><text:span text:style-name="T244_1">GET</text:span><text:span text:style-name="T244_2"><text:s/><text:tab/></text:span><text:span text:style-name="T244_3">method</text:span><text:span text:style-name="T244_4"><text:s/></text:span><text:span text:style-name="T244_5">is</text:span><text:span text:style-name="T244_6"><text:s/></text:span><text:span text:style-name="T244_7">visible</text:span><text:span text:style-name="T244_8"><text:s/></text:span><text:span text:style-name="T244_9">in</text:span><text:span text:style-name="T244_10"><text:s/></text:span><text:span text:style-name="T244_11">the</text:span><text:span text:style-name="T244_12"><text:s/></text:span><text:span text:style-name="T244_13">browser</text:span><text:span text:style-name="T244_14"><text:s/></text:span><text:span text:style-name="T244_15">address</text:span><text:span text:style-name="T244_16"><text:s/></text:span><text:span text:style-name="T244_17">bar</text:span><text:span text:style-name="T244_18"><text:s/>–<text:s/></text:span><text:span text:style-name="T244_19">parameters</text:span><text:span text:style-name="T244_20"><text:s/></text:span><text:span text:style-name="T244_21">passed</text:span><text:span text:style-name="T244_22"><text:s/></text:span><text:span text:style-name="T244_23">in</text:span><text:span text:style-name="T244_24"><text:s/></text:span><text:span text:style-name="T244_25">the</text:span><text:span text:style-name="T244_26"><text:s/></text:span><text:span text:style-name="T244_27">query</text:span><text:span text:style-name="T244_28"><text:s/></text:span><text:span text:style-name="T244_29">string</text:span><text:span text:style-name="T244_30"><text:s/>-<text:s/></text:span><text:span text:style-name="T244_31">and</text:span><text:span text:style-name="T244_32"><text:s/></text:span><text:span text:style-name="T244_33">has</text:span><text:span text:style-name="T244_34"><text:s/></text:span><text:span text:style-name="T244_35">limits</text:span><text:span text:style-name="T244_36"><text:s/></text:span><text:span text:style-name="T244_37">on</text:span><text:span text:style-name="T244_38"><text:s/></text:span><text:span text:style-name="T244_39">the</text:span><text:span text:style-name="T244_40"><text:s/></text:span><text:span text:style-name="T244_41">amount</text:span><text:span text:style-name="T244_42"><text:s/></text:span><text:span text:style-name="T244_43">of</text:span><text:span text:style-name="T244_44"><text:s/></text:span><text:span text:style-name="T244_45">data</text:span><text:span text:style-name="T244_46"><text:s/></text:span><text:span text:style-name="T244_47">it</text:span><text:span text:style-name="T244_48"><text:s/></text:span><text:span text:style-name="T244_49">can</text:span><text:span text:style-name="T244_50"><text:s/></text:span><text:span text:style-name="T244_51">send</text:span><text:span text:style-name="T244_52"><text:s/>(</text:span><text:span text:style-name="T244_53">around</text:span><text:span text:style-name="T244_54"><text:s/>2</text:span><text:span text:style-name="T244_55">kb</text:span><text:span text:style-name="T244_56">).</text:span></text:p>
      <text:p text:style-name="P245"><text:span text:style-name="T245_1">POST</text:span><text:span text:style-name="T245_2"><text:s/></text:span><text:span text:style-name="T245_3">method</text:span><text:span text:style-name="T245_4"><text:s/></text:span><text:span text:style-name="T245_5">variables</text:span><text:span text:style-name="T245_6"><text:s/></text:span><text:span text:style-name="T245_7">are</text:span><text:span text:style-name="T245_8"><text:s/></text:span><text:span text:style-name="T245_9">not</text:span><text:span text:style-name="T245_10"><text:s/></text:span><text:span text:style-name="T245_11">displayed</text:span><text:span text:style-name="T245_12"><text:s/></text:span><text:span text:style-name="T245_13">in</text:span><text:span text:style-name="T245_14"><text:s/></text:span><text:span text:style-name="T245_15">the</text:span><text:span text:style-name="T245_16"><text:s/></text:span><text:span text:style-name="T245_17">URL</text:span><text:span text:style-name="T245_18"><text:s/>–<text:s/></text:span><text:span text:style-name="T245_19">parameters</text:span><text:span text:style-name="T245_20"><text:s/></text:span><text:span text:style-name="T245_21">passed</text:span><text:span text:style-name="T245_22"><text:s/></text:span><text:span text:style-name="T245_23">in</text:span><text:span text:style-name="T245_24"><text:s/></text:span><text:span text:style-name="T245_25">the</text:span><text:span text:style-name="T245_26"><text:s/></text:span><text:span text:style-name="T245_27">request</text:span><text:span text:style-name="T245_28"><text:s/></text:span><text:span text:style-name="T245_29">body</text:span><text:span text:style-name="T245_30"><text:s/></text:span><text:span text:style-name="T245_31">and</text:span><text:span text:style-name="T245_32"><text:s/></text:span><text:span text:style-name="T245_33">there</text:span><text:span text:style-name="T245_34"><text:s/></text:span><text:span text:style-name="T245_35">is</text:span><text:span text:style-name="T245_36"><text:s/></text:span><text:span text:style-name="T245_37">no</text:span><text:span text:style-name="T245_38"><text:s/></text:span><text:span text:style-name="T245_39">limit</text:span><text:span text:style-name="T245_40"><text:s/></text:span><text:span text:style-name="T245_41">on</text:span><text:span text:style-name="T245_42"><text:s/></text:span><text:span text:style-name="T245_43">amount</text:span><text:span text:style-name="T245_44"><text:s/></text:span><text:span text:style-name="T245_45">of</text:span><text:span text:style-name="T245_46"><text:s/></text:span><text:span text:style-name="T245_47">data</text:span><text:span text:style-name="T245_48"><text:s/>(</text:span><text:span text:style-name="T245_49">only</text:span><text:span text:style-name="T245_50"><text:s/></text:span><text:span text:style-name="T245_51">amount</text:span><text:span text:style-name="T245_52"><text:s/></text:span><text:span text:style-name="T245_53">of</text:span><text:span text:style-name="T245_54"><text:s/></text:span><text:span text:style-name="T245_55">data</text:span><text:span text:style-name="T245_56"><text:s/></text:span><text:span text:style-name="T245_57">in</text:span><text:span text:style-name="T245_58"><text:s/></text:span><text:span text:style-name="T245_59">one</text:span><text:span text:style-name="T245_60"><text:s/></text:span><text:span text:style-name="T245_61">key</text:span><text:span text:style-name="T245_62">/</text:span><text:span text:style-name="T245_63">value</text:span><text:span text:style-name="T245_64"><text:s/></text:span><text:span text:style-name="T245_65">pair</text:span><text:span text:style-name="T245_66">).</text:span></text:p>
      <text:p text:style-name="P246"><text:span text:style-name="T246_1">GET</text:span><text:span text:style-name="T246_2">:</text:span></text:p>
      <text:p text:style-name="P247"><text:span text:style-name="T247_1">-<text:s/></text:span><text:span text:style-name="T247_2">Parameters</text:span><text:span text:style-name="T247_3"><text:s/></text:span><text:span text:style-name="T247_4">remain</text:span><text:span text:style-name="T247_5"><text:s/></text:span><text:span text:style-name="T247_6">in</text:span><text:span text:style-name="T247_7"><text:s/></text:span><text:span text:style-name="T247_8">the</text:span><text:span text:style-name="T247_9"><text:s/></text:span><text:span text:style-name="T247_10">browser</text:span><text:span text:style-name="T247_11"><text:s/></text:span><text:span text:style-name="T247_12">history</text:span><text:span text:style-name="T247_13">,<text:s/></text:span><text:span text:style-name="T247_14">because</text:span><text:span text:style-name="T247_15"><text:s/></text:span><text:span text:style-name="T247_16">they</text:span><text:span text:style-name="T247_17"><text:s/></text:span><text:span text:style-name="T247_18">are</text:span><text:span text:style-name="T247_19"><text:s/></text:span><text:span text:style-name="T247_20">part</text:span><text:span text:style-name="T247_21"><text:s/></text:span><text:span text:style-name="T247_22">of</text:span><text:span text:style-name="T247_23"><text:s/></text:span><text:span text:style-name="T247_24">the</text:span><text:span text:style-name="T247_25"><text:s/></text:span><text:span text:style-name="T247_26">URL</text:span></text:p>
      <text:p text:style-name="P248"><text:span text:style-name="T248_1">-<text:s/></text:span><text:span text:style-name="T248_2">Can</text:span><text:span text:style-name="T248_3"><text:s/></text:span><text:span text:style-name="T248_4">be</text:span><text:span text:style-name="T248_5"><text:s/></text:span><text:span text:style-name="T248_6">bookmarked</text:span></text:p>
      <text:p text:style-name="P249"><text:span text:style-name="T249_1">-<text:s/></text:span><text:span text:style-name="T249_2">On</text:span><text:span text:style-name="T249_3"><text:s/></text:span><text:span text:style-name="T249_4">BACK</text:span><text:span text:style-name="T249_5"><text:s/></text:span><text:span text:style-name="T249_6">button</text:span><text:span text:style-name="T249_7"><text:s/></text:span><text:span text:style-name="T249_8">click</text:span><text:span text:style-name="T249_9"><text:s/></text:span><text:span text:style-name="T249_10">GET</text:span><text:span text:style-name="T249_11"><text:s/></text:span><text:span text:style-name="T249_12">requests</text:span><text:span text:style-name="T249_13"><text:s/></text:span><text:span text:style-name="T249_14">are</text:span><text:span text:style-name="T249_15"><text:s/></text:span><text:span text:style-name="T249_16">re</text:span><text:span text:style-name="T249_17">-</text:span><text:span text:style-name="T249_18">executed</text:span></text:p>
      <text:p text:style-name="P250"><text:span text:style-name="T250_1">-<text:s/></text:span><text:span text:style-name="T250_2">Parameter</text:span><text:span text:style-name="T250_3"><text:s/></text:span><text:span text:style-name="T250_4">data</text:span><text:span text:style-name="T250_5"><text:s/></text:span><text:span text:style-name="T250_6">is</text:span><text:span text:style-name="T250_7"><text:s/></text:span><text:span text:style-name="T250_8">limited</text:span><text:span text:style-name="T250_9"><text:s/></text:span><text:span text:style-name="T250_10">to</text:span><text:span text:style-name="T250_11"><text:s/></text:span><text:span text:style-name="T250_12">what</text:span><text:span text:style-name="T250_13"><text:s/></text:span><text:span text:style-name="T250_14">we</text:span><text:span text:style-name="T250_15"><text:s/></text:span><text:span text:style-name="T250_16">can</text:span><text:span text:style-name="T250_17"><text:s/></text:span><text:span text:style-name="T250_18">stuff</text:span><text:span text:style-name="T250_19"><text:s/></text:span><text:span text:style-name="T250_20">into</text:span><text:span text:style-name="T250_21"><text:s/></text:span><text:span text:style-name="T250_22">the</text:span><text:span text:style-name="T250_23"><text:s/></text:span><text:span text:style-name="T250_24">request</text:span><text:span text:style-name="T250_25"><text:s/></text:span><text:span text:style-name="T250_26">line</text:span><text:span text:style-name="T250_27"><text:s/>(</text:span><text:span text:style-name="T250_28">URL</text:span><text:span text:style-name="T250_29">).<text:s/></text:span><text:span text:style-name="T250_30">Safest</text:span><text:span text:style-name="T250_31"><text:s/></text:span><text:span text:style-name="T250_32">up</text:span><text:span text:style-name="T250_33"><text:s/></text:span><text:span text:style-name="T250_34">to</text:span><text:span text:style-name="T250_35"><text:s/>2</text:span><text:span text:style-name="T250_36">kb</text:span></text:p>
      <text:p text:style-name="P251"><text:span text:style-name="T251_1">-<text:s/></text:span><text:span text:style-name="T251_2">Easier</text:span><text:span text:style-name="T251_3"><text:s/></text:span><text:span text:style-name="T251_4">to</text:span><text:span text:style-name="T251_5"><text:s/></text:span><text:span text:style-name="T251_6">hack</text:span></text:p>
      <text:p text:style-name="P252"><text:span text:style-name="T252_1">-<text:s/></text:span><text:span text:style-name="T252_2">Less</text:span><text:span text:style-name="T252_3"><text:s/></text:span><text:span text:style-name="T252_4">secure</text:span><text:span text:style-name="T252_5"><text:s/></text:span><text:span text:style-name="T252_6">compared</text:span><text:span text:style-name="T252_7"><text:s/></text:span><text:span text:style-name="T252_8">to</text:span><text:span text:style-name="T252_9"><text:s/></text:span><text:span text:style-name="T252_10">POST</text:span><text:span text:style-name="T252_11"><text:s/>→<text:s/></text:span><text:span text:style-name="T252_12">its</text:span><text:span text:style-name="T252_13"><text:s/></text:span><text:span text:style-name="T252_14">saved</text:span><text:span text:style-name="T252_15"><text:s/></text:span><text:span text:style-name="T252_16">in</text:span><text:span text:style-name="T252_17"><text:s/></text:span><text:span text:style-name="T252_18">the</text:span><text:span text:style-name="T252_19"><text:s/></text:span><text:span text:style-name="T252_20">browser</text:span><text:span text:style-name="T252_21"><text:s/></text:span><text:span text:style-name="T252_22">history</text:span><text:span text:style-name="T252_23"><text:s/></text:span><text:span text:style-name="T252_24">and</text:span><text:span text:style-name="T252_25"><text:s/></text:span><text:span text:style-name="T252_26">server</text:span><text:span text:style-name="T252_27"><text:s/></text:span><text:span text:style-name="T252_28">logs</text:span><text:span text:style-name="T252_29"><text:s/></text:span><text:span text:style-name="T252_30">in</text:span><text:span text:style-name="T252_31"><text:s/></text:span><text:span text:style-name="T252_32">plaintext</text:span></text:p>
      <text:p text:style-name="P253"><text:span text:style-name="T253_1">-<text:s/></text:span><text:span text:style-name="T253_2">GET</text:span><text:span text:style-name="T253_3"><text:s/></text:span><text:span text:style-name="T253_4">method</text:span><text:span text:style-name="T253_5"><text:s/></text:span><text:span text:style-name="T253_6">should</text:span><text:span text:style-name="T253_7"><text:s/></text:span><text:span text:style-name="T253_8">not</text:span><text:span text:style-name="T253_9"><text:s/></text:span><text:span text:style-name="T253_10">be</text:span><text:span text:style-name="T253_11"><text:s/></text:span><text:span text:style-name="T253_12">used</text:span><text:span text:style-name="T253_13"><text:s/></text:span><text:span text:style-name="T253_14">when</text:span><text:span text:style-name="T253_15"><text:s/></text:span><text:span text:style-name="T253_16">sending</text:span><text:span text:style-name="T253_17"><text:s/></text:span><text:span text:style-name="T253_18">passwords</text:span><text:span text:style-name="T253_19">,<text:s/></text:span><text:span text:style-name="T253_20">and</text:span><text:span text:style-name="T253_21"><text:s/></text:span><text:span text:style-name="T253_22">other</text:span><text:span text:style-name="T253_23"><text:s/></text:span><text:span text:style-name="T253_24">sensitive</text:span><text:span text:style-name="T253_25"><text:s/></text:span><text:span text:style-name="T253_26">information</text:span></text:p>
      <text:p text:style-name="P254"><text:span text:style-name="T254_1">-<text:s/></text:span><text:span text:style-name="T254_2">can</text:span><text:span text:style-name="T254_3"><text:s/></text:span><text:span text:style-name="T254_4">be</text:span><text:span text:style-name="T254_5"><text:s/></text:span><text:span text:style-name="T254_6">cached</text:span></text:p>
      <text:p text:style-name="P255"><text:span text:style-name="T255_1">-<text:s/></text:span><text:span text:style-name="T255_2">only</text:span><text:span text:style-name="T255_3"><text:s/></text:span><text:span text:style-name="T255_4">ASCII</text:span><text:span text:style-name="T255_5"><text:s/></text:span><text:span text:style-name="T255_6">characters</text:span><text:span text:style-name="T255_7"><text:s/></text:span><text:span text:style-name="T255_8">allowed</text:span></text:p>
      <text:p text:style-name="P256"><text:span text:style-name="T256_1">-<text:s/>7607<text:s/></text:span><text:span text:style-name="T256_2">character</text:span><text:span text:style-name="T256_3"><text:s/></text:span><text:span text:style-name="T256_4">max</text:span><text:span text:style-name="T256_5"><text:s/></text:span><text:span text:style-name="T256_6">size</text:span></text:p>
      <text:p text:style-name="P257"/>
      <text:p text:style-name="P258"><text:span text:style-name="T258_1">POST</text:span><text:span text:style-name="T258_2">:</text:span></text:p>
      <text:p text:style-name="P259"><text:span text:style-name="T259_1">-<text:s/></text:span><text:span text:style-name="T259_2">parameters</text:span><text:span text:style-name="T259_3"><text:s/></text:span><text:span text:style-name="T259_4">not</text:span><text:span text:style-name="T259_5"><text:s/></text:span><text:span text:style-name="T259_6">saved</text:span><text:span text:style-name="T259_7"><text:s/></text:span><text:span text:style-name="T259_8">in</text:span><text:span text:style-name="T259_9"><text:s/></text:span><text:span text:style-name="T259_10">browser</text:span><text:span text:style-name="T259_11"><text:s/></text:span><text:span text:style-name="T259_12">history</text:span></text:p>
      <text:p text:style-name="P260"><text:span text:style-name="T260_1">-<text:s/></text:span><text:span text:style-name="T260_2">cannot</text:span><text:span text:style-name="T260_3"><text:s/></text:span><text:span text:style-name="T260_4">be</text:span><text:span text:style-name="T260_5"><text:s/></text:span><text:span text:style-name="T260_6">bookmarked</text:span></text:p>
      <text:p text:style-name="P261"><text:span text:style-name="T261_1">-<text:s/></text:span><text:span text:style-name="T261_2">on</text:span><text:span text:style-name="T261_3"><text:s/></text:span><text:span text:style-name="T261_4">BACK</text:span><text:span text:style-name="T261_5"><text:s/></text:span><text:span text:style-name="T261_6">button</text:span><text:span text:style-name="T261_7"><text:s/></text:span><text:span text:style-name="T261_8">click</text:span><text:span text:style-name="T261_9"><text:s/></text:span><text:span text:style-name="T261_10">the</text:span><text:span text:style-name="T261_11"><text:s/></text:span><text:span text:style-name="T261_12">browser</text:span><text:span text:style-name="T261_13"><text:s/></text:span><text:span text:style-name="T261_14">alerts</text:span><text:span text:style-name="T261_15"><text:s/></text:span><text:span text:style-name="T261_16">the</text:span><text:span text:style-name="T261_17"><text:s/></text:span><text:span text:style-name="T261_18">user</text:span><text:span text:style-name="T261_19"><text:s/></text:span><text:span text:style-name="T261_20">that</text:span><text:span text:style-name="T261_21"><text:s/></text:span><text:span text:style-name="T261_22">data</text:span><text:span text:style-name="T261_23"><text:s/></text:span><text:span text:style-name="T261_24">will</text:span><text:span text:style-name="T261_25"><text:s/></text:span><text:span text:style-name="T261_26">be</text:span><text:span text:style-name="T261_27"><text:s/></text:span><text:span text:style-name="T261_28">resubmitted</text:span></text:p>
      <text:p text:style-name="P262"><text:span text:style-name="T262_1">-<text:s/></text:span><text:span text:style-name="T262_2">can</text:span><text:span text:style-name="T262_3"><text:s/></text:span><text:span text:style-name="T262_4">send</text:span><text:span text:style-name="T262_5"><text:s/></text:span><text:span text:style-name="T262_6">parameters</text:span><text:span text:style-name="T262_7">,<text:s/></text:span><text:span text:style-name="T262_8">including</text:span><text:span text:style-name="T262_9"><text:s/></text:span><text:span text:style-name="T262_10">uploading</text:span><text:span text:style-name="T262_11"><text:s/></text:span><text:span text:style-name="T262_12">files</text:span><text:span text:style-name="T262_13"><text:s/></text:span><text:span text:style-name="T262_14">to</text:span><text:span text:style-name="T262_15"><text:s/></text:span><text:span text:style-name="T262_16">the</text:span><text:span text:style-name="T262_17"><text:s/></text:span><text:span text:style-name="T262_18">server</text:span></text:p>
      <text:p text:style-name="P263"><text:span text:style-name="T263_1">-<text:s/></text:span><text:span text:style-name="T263_2">more</text:span><text:span text:style-name="T263_3"><text:s/></text:span><text:span text:style-name="T263_4">difficult</text:span><text:span text:style-name="T263_5"><text:s/></text:span><text:span text:style-name="T263_6">to</text:span><text:span text:style-name="T263_7"><text:s/></text:span><text:span text:style-name="T263_8">hack</text:span></text:p>
      <text:p text:style-name="P264"><text:span text:style-name="T264_1">-<text:s/></text:span><text:span text:style-name="T264_2">no</text:span><text:span text:style-name="T264_3"><text:s/></text:span><text:span text:style-name="T264_4">restriction</text:span><text:span text:style-name="T264_5"><text:s/></text:span><text:span text:style-name="T264_6">on</text:span><text:span text:style-name="T264_7"><text:s/></text:span><text:span text:style-name="T264_8">data</text:span><text:span text:style-name="T264_9"><text:s/></text:span><text:span text:style-name="T264_10">type</text:span><text:span text:style-name="T264_11">,<text:s/></text:span><text:span text:style-name="T264_12">binary</text:span><text:span text:style-name="T264_13"><text:s/></text:span><text:span text:style-name="T264_14">data</text:span><text:span text:style-name="T264_15"><text:s/></text:span><text:span text:style-name="T264_16">allowed</text:span></text:p>
      <text:p text:style-name="P265"><text:span text:style-name="T265_1">-<text:s/></text:span><text:span text:style-name="T265_2">no</text:span><text:span text:style-name="T265_3"><text:s/></text:span><text:span text:style-name="T265_4">restriction</text:span><text:span text:style-name="T265_5"><text:s/></text:span><text:span text:style-name="T265_6">on</text:span><text:span text:style-name="T265_7"><text:s/></text:span><text:span text:style-name="T265_8">data</text:span><text:span text:style-name="T265_9"><text:s/></text:span><text:span text:style-name="T265_10">length</text:span></text:p>
      <text:p text:style-name="P266"><text:span text:style-name="T266_1">-<text:s/></text:span><text:span text:style-name="T266_2">POST</text:span><text:span text:style-name="T266_3"><text:s/></text:span><text:span text:style-name="T266_4">method</text:span><text:span text:style-name="T266_5"><text:s/></text:span><text:span text:style-name="T266_6">used</text:span><text:span text:style-name="T266_7"><text:s/></text:span><text:span text:style-name="T266_8">when</text:span><text:span text:style-name="T266_9"><text:s/></text:span><text:span text:style-name="T266_10">sending</text:span><text:span text:style-name="T266_11"><text:s/></text:span><text:span text:style-name="T266_12">passwords</text:span><text:span text:style-name="T266_13"><text:s/></text:span><text:span text:style-name="T266_14">and</text:span><text:span text:style-name="T266_15"><text:s/></text:span><text:span text:style-name="T266_16">other</text:span><text:span text:style-name="T266_17"><text:s/></text:span><text:span text:style-name="T266_18">sensitive</text:span><text:span text:style-name="T266_19"><text:s/></text:span><text:span text:style-name="T266_20">data</text:span></text:p>
      <text:p text:style-name="P267"><text:span text:style-name="T267_1">-<text:s/></text:span><text:span text:style-name="T267_2">POST</text:span><text:span text:style-name="T267_3"><text:s/></text:span><text:span text:style-name="T267_4">method</text:span><text:span text:style-name="T267_5"><text:s/></text:span><text:span text:style-name="T267_6">variables</text:span><text:span text:style-name="T267_7"><text:s/></text:span><text:span text:style-name="T267_8">are</text:span><text:span text:style-name="T267_9"><text:s/></text:span><text:span text:style-name="T267_10">not</text:span><text:span text:style-name="T267_11"><text:s/></text:span><text:span text:style-name="T267_12">displayed</text:span><text:span text:style-name="T267_13"><text:s/></text:span><text:span text:style-name="T267_14">in</text:span><text:span text:style-name="T267_15"><text:s/></text:span><text:span text:style-name="T267_16">the</text:span><text:span text:style-name="T267_17"><text:s/></text:span><text:span text:style-name="T267_18">URL</text:span></text:p>
      <text:p text:style-name="P268"><text:span text:style-name="T268_1">-<text:s/></text:span><text:span text:style-name="T268_2">NOT</text:span><text:span text:style-name="T268_3"><text:s/></text:span><text:span text:style-name="T268_4">cached</text:span></text:p>
      <text:p text:style-name="P269"><text:span text:style-name="T269_1">-<text:s/>8</text:span><text:span text:style-name="T269_2">MB</text:span><text:span text:style-name="T269_3"><text:s/></text:span><text:span text:style-name="T269_4">maximum</text:span><text:span text:style-name="T269_5"><text:s/></text:span><text:span text:style-name="T269_6">size</text:span></text:p>
      <text:p text:style-name="P270"/>
      <text:p text:style-name="P271"><text:span text:style-name="T271_1">32.<text:s/></text:span><text:span text:style-name="T271_2">How</text:span><text:span text:style-name="T271_3"><text:s/></text:span><text:span text:style-name="T271_4">to</text:span><text:span text:style-name="T271_5"><text:s/></text:span><text:span text:style-name="T271_6">write</text:span><text:span text:style-name="T271_7"><text:s/></text:span><text:span text:style-name="T271_8">a</text:span><text:span text:style-name="T271_9"><text:s/></text:span><text:span text:style-name="T271_10">script</text:span><text:span text:style-name="T271_11"><text:s/></text:span><text:span text:style-name="T271_12">for</text:span><text:span text:style-name="T271_13"><text:s/></text:span><text:span text:style-name="T271_14">a</text:span><text:span text:style-name="T271_15"><text:s/>“</text:span><text:span text:style-name="T271_16">select</text:span><text:span text:style-name="T271_17">”<text:s/></text:span><text:span text:style-name="T271_18">list</text:span><text:span text:style-name="T271_19"><text:s/></text:span><text:span text:style-name="T271_20">using</text:span><text:span text:style-name="T271_21"><text:s/></text:span><text:span text:style-name="T271_22">Javascript</text:span><text:span text:style-name="T271_23">?</text:span></text:p>
      <text:p text:style-name="P272"><text:span text:style-name="T272_1">document</text:span><text:span text:style-name="T272_2">.</text:span><text:span text:style-name="T272_3">formName</text:span><text:span text:style-name="T272_4">.</text:span><text:span text:style-name="T272_5">selectName</text:span><text:span text:style-name="T272_6">.</text:span><text:span text:style-name="T272_7">options</text:span><text:span text:style-name="T272_8">[0]</text:span></text:p>
      <text:p text:style-name="P273"><text:span text:style-name="T273_1">document</text:span><text:span text:style-name="T273_2">.</text:span><text:span text:style-name="T273_3">formName</text:span><text:span text:style-name="T273_4">.</text:span><text:span text:style-name="T273_5">selectName</text:span><text:span text:style-name="T273_6">.</text:span><text:span text:style-name="T273_7">options</text:span><text:span text:style-name="T273_8">[1]</text:span></text:p>
      <text:p text:style-name="P274"><text:span text:style-name="T274_1">document</text:span><text:span text:style-name="T274_2">.</text:span><text:span text:style-name="T274_3">formName</text:span><text:span text:style-name="T274_4">.</text:span><text:span text:style-name="T274_5">selectName</text:span><text:span text:style-name="T274_6">.</text:span><text:span text:style-name="T274_7">options</text:span><text:span text:style-name="T274_8">[2]</text:span></text:p>
      <text:p text:style-name="P275"/>
      <text:p text:style-name="P276"><text:span text:style-name="T276_1">Properties</text:span><text:span text:style-name="T276_2">:<text:s/></text:span><text:span text:style-name="T276_3">text</text:span><text:span text:style-name="T276_4">,<text:s/></text:span><text:span text:style-name="T276_5">value</text:span><text:span text:style-name="T276_6">,<text:s/></text:span><text:span text:style-name="T276_7">length</text:span></text:p>
      <text:p text:style-name="P277"><text:span text:style-name="T277_1">document</text:span><text:span text:style-name="T277_2">.</text:span><text:span text:style-name="T277_3">formName</text:span><text:span text:style-name="T277_4">.</text:span><text:span text:style-name="T277_5">selectName</text:span><text:span text:style-name="T277_6">.</text:span><text:span text:style-name="T277_7">options</text:span><text:span text:style-name="T277_8">[0].</text:span><text:span text:style-name="T277_9">text</text:span><text:span text:style-name="T277_10">;</text:span></text:p>
      <text:p text:style-name="P278"><text:span text:style-name="T278_1">document</text:span><text:span text:style-name="T278_2">.</text:span><text:span text:style-name="T278_3">formName</text:span><text:span text:style-name="T278_4">.</text:span><text:span text:style-name="T278_5">selectName</text:span><text:span text:style-name="T278_6">.</text:span><text:span text:style-name="T278_7">options</text:span><text:span text:style-name="T278_8">[0].</text:span><text:span text:style-name="T278_9">value</text:span><text:span text:style-name="T278_10">;</text:span></text:p>
      <text:p text:style-name="P279"/>
      <text:p text:style-name="P280"><text:span text:style-name="T280_1">Set</text:span><text:span text:style-name="T280_2"><text:s/></text:span><text:span text:style-name="T280_3">options</text:span><text:span text:style-name="T280_4"><text:s/></text:span><text:span text:style-name="T280_5">item</text:span><text:span text:style-name="T280_6"><text:s/></text:span><text:span text:style-name="T280_7">to</text:span><text:span text:style-name="T280_8"><text:s/></text:span><text:span text:style-name="T280_9">null</text:span><text:span text:style-name="T280_10">:</text:span></text:p>
      <text:p text:style-name="P281"><text:span text:style-name="T281_1">document</text:span><text:span text:style-name="T281_2">.</text:span><text:span text:style-name="T281_3">formName</text:span><text:span text:style-name="T281_4">.</text:span><text:span text:style-name="T281_5">selectName</text:span><text:span text:style-name="T281_6">.</text:span><text:span text:style-name="T281_7">options</text:span><text:span text:style-name="T281_8">[0]<text:s/>=<text:s/></text:span><text:span text:style-name="T281_9">null</text:span><text:span text:style-name="T281_10">;</text:span></text:p>
      <text:p text:style-name="P282"/>
      <text:p text:style-name="P283"><text:span text:style-name="T283_1">33.</text:span><text:span text:style-name="T283_2"><text:s/></text:span><text:span text:style-name="T283_3">What</text:span><text:span text:style-name="T283_4"><text:s/></text:span><text:span text:style-name="T283_5">does</text:span><text:span text:style-name="T283_6"><text:s/>“</text:span><text:span text:style-name="T283_7">Access</text:span><text:span text:style-name="T283_8"><text:s/></text:span><text:span text:style-name="T283_9">denied</text:span><text:span text:style-name="T283_10">”<text:s/></text:span><text:span text:style-name="T283_11">IE</text:span><text:span text:style-name="T283_12"><text:s/></text:span><text:span text:style-name="T283_13">error</text:span><text:span text:style-name="T283_14"><text:s/></text:span><text:span text:style-name="T283_15">mean</text:span><text:span text:style-name="T283_16">?</text:span></text:p>
      <text:p text:style-name="P284"><text:span text:style-name="T284_1">IE</text:span><text:span text:style-name="T284_2"><text:s/></text:span><text:span text:style-name="T284_3">raises</text:span><text:span text:style-name="T284_4"><text:s/></text:span><text:span text:style-name="T284_5">this</text:span><text:span text:style-name="T284_6"><text:s/></text:span><text:span text:style-name="T284_7">error</text:span><text:span text:style-name="T284_8"><text:s/></text:span><text:span text:style-name="T284_9">as</text:span><text:span text:style-name="T284_10"><text:s/></text:span><text:span text:style-name="T284_11">a</text:span><text:span text:style-name="T284_12"><text:s/></text:span><text:span text:style-name="T284_13">part</text:span><text:span text:style-name="T284_14"><text:s/></text:span><text:span text:style-name="T284_15">of</text:span><text:span text:style-name="T284_16"><text:s/></text:span><text:span text:style-name="T284_17">its</text:span><text:span text:style-name="T284_18"><text:s/></text:span><text:span text:style-name="T284_19">security</text:span><text:span text:style-name="T284_20"><text:s/></text:span><text:span text:style-name="T284_21">zone</text:span><text:span text:style-name="T284_22"><text:s/></text:span><text:span text:style-name="T284_23">features</text:span><text:span text:style-name="T284_24">.<text:s/></text:span><text:span text:style-name="T284_25">It</text:span><text:span text:style-name="T284_26"><text:s/></text:span><text:span text:style-name="T284_27">is</text:span><text:span text:style-name="T284_28"><text:s/></text:span><text:span text:style-name="T284_29">raised</text:span><text:span text:style-name="T284_30"><text:s/></text:span><text:span text:style-name="T284_31">when</text:span><text:span text:style-name="T284_32"><text:s/></text:span><text:span text:style-name="T284_33">attempting</text:span><text:span text:style-name="T284_34"><text:s/></text:span><text:span text:style-name="T284_35">to</text:span><text:span text:style-name="T284_36"><text:s/></text:span><text:span text:style-name="T284_37">access</text:span><text:span text:style-name="T284_38"><text:s/></text:span><text:span text:style-name="T284_39">a</text:span><text:span text:style-name="T284_40"><text:s/></text:span><text:span text:style-name="T284_41">resource</text:span><text:span text:style-name="T284_42"><text:s/></text:span><text:span text:style-name="T284_43">in</text:span><text:span text:style-name="T284_44"><text:s/></text:span><text:span text:style-name="T284_45">the</text:span><text:span text:style-name="T284_46"><text:s/>“</text:span><text:span text:style-name="T284_47">Local</text:span><text:span text:style-name="T284_48"><text:s/></text:span><text:span text:style-name="T284_49">Intranet</text:span><text:span text:style-name="T284_50">”<text:s/></text:span><text:span text:style-name="T284_51">zone</text:span><text:span text:style-name="T284_52"><text:s/></text:span><text:span text:style-name="T284_53">from</text:span><text:span text:style-name="T284_54"><text:s/></text:span><text:span text:style-name="T284_55">an</text:span><text:span text:style-name="T284_56"><text:s/></text:span><text:span text:style-name="T284_57">origin</text:span><text:span text:style-name="T284_58"><text:s/></text:span><text:span text:style-name="T284_59">in</text:span><text:span text:style-name="T284_60"><text:s/></text:span><text:span text:style-name="T284_61">the</text:span><text:span text:style-name="T284_62"><text:s/></text:span><text:span text:style-name="T284_63">global</text:span><text:span text:style-name="T284_64"><text:s/></text:span><text:span text:style-name="T284_65">Internet</text:span><text:span text:style-name="T284_66"><text:s/></text:span><text:span text:style-name="T284_67">zone</text:span><text:span text:style-name="T284_68">,<text:s/></text:span><text:span text:style-name="T284_69">when</text:span><text:span text:style-name="T284_70"><text:s/></text:span><text:span text:style-name="T284_71">using</text:span><text:span text:style-name="T284_72"><text:s/></text:span><text:span text:style-name="T284_73">default</text:span><text:span text:style-name="T284_74"><text:s/></text:span><text:span text:style-name="T284_75">settings</text:span><text:span text:style-name="T284_76">.<text:s/></text:span><text:span text:style-name="T284_77">To</text:span><text:span text:style-name="T284_78"><text:s/></text:span><text:span text:style-name="T284_79">get</text:span><text:span text:style-name="T284_80"><text:s/></text:span><text:span text:style-name="T284_81">around</text:span><text:span text:style-name="T284_82"><text:s/></text:span><text:span text:style-name="T284_83">this</text:span><text:span text:style-name="T284_84"><text:s/></text:span><text:span text:style-name="T284_85">error</text:span><text:span text:style-name="T284_86">,<text:s/></text:span><text:span text:style-name="T284_87">you</text:span><text:span text:style-name="T284_88"><text:s/></text:span><text:span text:style-name="T284_89">can</text:span><text:span text:style-name="T284_90"><text:s/></text:span><text:span text:style-name="T284_91">add</text:span><text:span text:style-name="T284_92"><text:s/></text:span><text:span text:style-name="T284_93">the</text:span><text:span text:style-name="T284_94"><text:s/></text:span><text:span text:style-name="T284_95">origin</text:span><text:span text:style-name="T284_96"><text:s/></text:span><text:span text:style-name="T284_97">site</text:span><text:span text:style-name="T284_98"><text:s/></text:span><text:span text:style-name="T284_99">to</text:span><text:span text:style-name="T284_100"><text:s/></text:span><text:span text:style-name="T284_101">the</text:span><text:span text:style-name="T284_102"><text:s/>“</text:span><text:span text:style-name="T284_103">Trusted</text:span><text:span text:style-name="T284_104"><text:s/></text:span><text:span text:style-name="T284_105">site</text:span><text:span text:style-name="T284_106">”<text:s/></text:span><text:span text:style-name="T284_107">security</text:span><text:span text:style-name="T284_108"><text:s/></text:span><text:span text:style-name="T284_109">zone</text:span><text:span text:style-name="T284_110">.<text:s/></text:span></text:p>
      <text:p text:style-name="P285"/>
      <text:p text:style-name="P286"><text:span text:style-name="T286_1">34.</text:span><text:span text:style-name="T286_2"><text:s/></text:span><text:span text:style-name="T286_3">How</text:span><text:span text:style-name="T286_4"><text:s/></text:span><text:span text:style-name="T286_5">to</text:span><text:span text:style-name="T286_6"><text:s/></text:span><text:span text:style-name="T286_7">embed</text:span><text:span text:style-name="T286_8"><text:s/></text:span><text:span text:style-name="T286_9">JS</text:span><text:span text:style-name="T286_10"><text:s/></text:span><text:span text:style-name="T286_11">in</text:span><text:span text:style-name="T286_12"><text:s/></text:span><text:span text:style-name="T286_13">a</text:span><text:span text:style-name="T286_14"><text:s/></text:span><text:span text:style-name="T286_15">webpage</text:span><text:span text:style-name="T286_16">?</text:span></text:p>
      <text:p text:style-name="P287"><text:span text:style-name="T287_1">&lt;</text:span><text:span text:style-name="T287_2">script</text:span><text:span text:style-name="T287_3"><text:s/></text:span><text:span text:style-name="T287_4">type</text:span><text:span text:style-name="T287_5">=”</text:span><text:span text:style-name="T287_6">text</text:span><text:span text:style-name="T287_7">/</text:span><text:span text:style-name="T287_8">javascript</text:span><text:span text:style-name="T287_9"><text:s/></text:span><text:span text:style-name="T287_10">language</text:span><text:span text:style-name="T287_11">=”</text:span><text:span text:style-name="T287_12">javascript</text:span><text:span text:style-name="T287_13">”&gt;<text:s/>//</text:span><text:span text:style-name="T287_14">JS</text:span><text:span text:style-name="T287_15"><text:s/><text:tab/></text:span><text:span text:style-name="T287_16">statements</text:span><text:span text:style-name="T287_17"><text:s/>&lt;/</text:span><text:span text:style-name="T287_18">script</text:span><text:span text:style-name="T287_19">&gt;</text:span></text:p>
      <text:p text:style-name="P288"><text:span text:style-name="T288_1">→<text:s/></text:span><text:span text:style-name="T288_2">those</text:span><text:span text:style-name="T288_3"><text:s/></text:span><text:span text:style-name="T288_4">two</text:span><text:span text:style-name="T288_5"><text:s/></text:span><text:span text:style-name="T288_6">attributes</text:span><text:span text:style-name="T288_7"><text:s/></text:span><text:span text:style-name="T288_8">are</text:span><text:span text:style-name="T288_9"><text:s/></text:span><text:span text:style-name="T288_10">optional</text:span><text:span text:style-name="T288_11"><text:s/></text:span><text:span text:style-name="T288_12">in</text:span><text:span text:style-name="T288_13"><text:s/></text:span><text:span text:style-name="T288_14">HTML</text:span><text:span text:style-name="T288_15">5</text:span></text:p>
      <text:p text:style-name="P289"/>
      <text:p text:style-name="P290"><text:span text:style-name="T290_1">35.<text:s/></text:span><text:span text:style-name="T290_2">What</text:span><text:span text:style-name="T290_3"><text:s/></text:span><text:span text:style-name="T290_4">are</text:span><text:span text:style-name="T290_5"><text:s/></text:span><text:span text:style-name="T290_6">the</text:span><text:span text:style-name="T290_7"><text:s/></text:span><text:span text:style-name="T290_8">problems</text:span><text:span text:style-name="T290_9"><text:s/></text:span><text:span text:style-name="T290_10">associated</text:span><text:span text:style-name="T290_11"><text:s/></text:span><text:span text:style-name="T290_12">with</text:span><text:span text:style-name="T290_13"><text:s/></text:span><text:span text:style-name="T290_14">using</text:span><text:span text:style-name="T290_15"><text:s/></text:span><text:span text:style-name="T290_16">JS</text:span><text:span text:style-name="T290_17"><text:s/></text:span><text:span text:style-name="T290_18">and</text:span><text:span text:style-name="T290_19"><text:s/></text:span><text:span text:style-name="T290_20">are</text:span><text:span text:style-name="T290_21"><text:s/></text:span><text:span text:style-name="T290_22">there</text:span><text:span text:style-name="T290_23"><text:s/></text:span><text:span text:style-name="T290_24">JS</text:span><text:span text:style-name="T290_25"><text:s/><text:tab/></text:span><text:span text:style-name="T290_26">techniques</text:span><text:span text:style-name="T290_27"><text:s/></text:span><text:span text:style-name="T290_28">that</text:span><text:span text:style-name="T290_29"><text:s/></text:span><text:span text:style-name="T290_30">you</text:span><text:span text:style-name="T290_31"><text:s/></text:span><text:span text:style-name="T290_32">discourage</text:span><text:span text:style-name="T290_33">?</text:span></text:p>
      <text:p text:style-name="P291"><text:span text:style-name="T291_1">There</text:span><text:span text:style-name="T291_2"><text:s/></text:span><text:span text:style-name="T291_3">are</text:span><text:span text:style-name="T291_4"><text:s/></text:span><text:span text:style-name="T291_5">a</text:span><text:span text:style-name="T291_6"><text:s/></text:span><text:span text:style-name="T291_7">couple</text:span><text:span text:style-name="T291_8"><text:s/></text:span><text:span text:style-name="T291_9">of</text:span><text:span text:style-name="T291_10"><text:s/></text:span><text:span text:style-name="T291_11">problems</text:span><text:span text:style-name="T291_12">,<text:s/></text:span><text:span text:style-name="T291_13">such</text:span><text:span text:style-name="T291_14"><text:s/></text:span><text:span text:style-name="T291_15">as</text:span></text:p>
      <text:list text:style-name="LS3" xml:id="list5">
        <text:list-item>
          <text:p text:style-name="P292"><text:span text:style-name="T292_1">Different</text:span><text:span text:style-name="T292_2"><text:s/></text:span><text:span text:style-name="T292_3">browsers</text:span><text:span text:style-name="T292_4"><text:s/></text:span><text:span text:style-name="T292_5">have</text:span><text:span text:style-name="T292_6"><text:s/></text:span><text:span text:style-name="T292_7">their</text:span><text:span text:style-name="T292_8"><text:s/></text:span><text:span text:style-name="T292_9">own</text:span><text:span text:style-name="T292_10"><text:s/></text:span><text:span text:style-name="T292_11">quirks</text:span><text:span text:style-name="T292_12"><text:s/></text:span><text:span text:style-name="T292_13">and</text:span><text:span text:style-name="T292_14"><text:s/></text:span><text:span text:style-name="T292_15">when</text:span><text:span text:style-name="T292_16"><text:s/></text:span><text:span text:style-name="T292_17">developing</text:span><text:span text:style-name="T292_18"><text:s/></text:span><text:span text:style-name="T292_19">you</text:span><text:span text:style-name="T292_20"><text:s/></text:span><text:span text:style-name="T292_21">need</text:span><text:span text:style-name="T292_22"><text:s/></text:span><text:span text:style-name="T292_23">to</text:span><text:span text:style-name="T292_24"><text:s/></text:span><text:span text:style-name="T292_25">account</text:span><text:span text:style-name="T292_26"><text:s/></text:span><text:span text:style-name="T292_27">for</text:span><text:span text:style-name="T292_28"><text:s/></text:span><text:span text:style-name="T292_29">cross</text:span><text:span text:style-name="T292_30"><text:s/></text:span><text:span text:style-name="T292_31">browser</text:span><text:span text:style-name="T292_32"><text:s/></text:span><text:span text:style-name="T292_33">compatibility</text:span><text:span text:style-name="T292_34">.<text:s/></text:span><text:span text:style-name="T292_35">Using</text:span><text:span text:style-name="T292_36"><text:s/></text:span><text:span text:style-name="T292_37">jQuery</text:span><text:span text:style-name="T292_38"><text:s/></text:span><text:span text:style-name="T292_39">can</text:span><text:span text:style-name="T292_40"><text:s/></text:span><text:span text:style-name="T292_41">help</text:span><text:span text:style-name="T292_42"><text:s/></text:span><text:span text:style-name="T292_43">with</text:span><text:span text:style-name="T292_44"><text:s/></text:span><text:span text:style-name="T292_45">this</text:span><text:span text:style-name="T292_46">.</text:span></text:p>
        </text:list-item>
        <text:list-item>
          <text:p text:style-name="P293"><text:span text:style-name="T293_1">Global</text:span><text:span text:style-name="T293_2"><text:s/></text:span><text:span text:style-name="T293_3">namespace</text:span><text:span text:style-name="T293_4"><text:s/>-<text:s/></text:span><text:span text:style-name="T293_5">be</text:span><text:span text:style-name="T293_6"><text:s/></text:span><text:span text:style-name="T293_7">careful</text:span><text:span text:style-name="T293_8"><text:s/></text:span><text:span text:style-name="T293_9">when</text:span><text:span text:style-name="T293_10"><text:s/></text:span><text:span text:style-name="T293_11">declaring</text:span><text:span text:style-name="T293_12"><text:s/></text:span><text:span text:style-name="T293_13">variables</text:span><text:span text:style-name="T293_14">/</text:span><text:span text:style-name="T293_15">objects</text:span><text:span text:style-name="T293_16"><text:s/></text:span><text:span text:style-name="T293_17">globally</text:span><text:span text:style-name="T293_18"><text:s/>(</text:span><text:span text:style-name="T293_19">they</text:span><text:span text:style-name="T293_20"><text:s/></text:span><text:span text:style-name="T293_21">get</text:span><text:span text:style-name="T293_22"><text:s/></text:span><text:span text:style-name="T293_23">attached</text:span><text:span text:style-name="T293_24"><text:s/></text:span><text:span text:style-name="T293_25">to</text:span><text:span text:style-name="T293_26"><text:s/></text:span><text:span text:style-name="T293_27">the</text:span><text:span text:style-name="T293_28"><text:s/></text:span><text:span text:style-name="T293_29">window</text:span><text:span text:style-name="T293_30"><text:s/></text:span><text:span text:style-name="T293_31">object</text:span><text:span text:style-name="T293_32">),<text:s/></text:span><text:span text:style-name="T293_33">that</text:span><text:span text:style-name="T293_34"><text:s/></text:span><text:span text:style-name="T293_35">can</text:span><text:span text:style-name="T293_36"><text:s/></text:span><text:span text:style-name="T293_37">lead</text:span><text:span text:style-name="T293_38"><text:s/></text:span><text:span text:style-name="T293_39">to</text:span><text:span text:style-name="T293_40"><text:s/></text:span><text:span text:style-name="T293_41">conflicts</text:span></text:p>
        </text:list-item>
        <text:list-item>
          <text:p text:style-name="P294"><text:span text:style-name="T294_1">Type</text:span><text:span text:style-name="T294_2"><text:s/></text:span><text:span text:style-name="T294_3">conversion</text:span><text:span text:style-name="T294_4"><text:s/></text:span><text:span text:style-name="T294_5">is</text:span><text:span text:style-name="T294_6"><text:s/></text:span><text:span text:style-name="T294_7">often</text:span><text:span text:style-name="T294_8"><text:s/></text:span><text:span text:style-name="T294_9">a</text:span><text:span text:style-name="T294_10"><text:s/></text:span><text:span text:style-name="T294_11">source</text:span><text:span text:style-name="T294_12"><text:s/></text:span><text:span text:style-name="T294_13">of</text:span><text:span text:style-name="T294_14"><text:s/></text:span><text:span text:style-name="T294_15">failures</text:span><text:span text:style-name="T294_16"><text:s/>(</text:span><text:span text:style-name="T294_17">loose</text:span><text:span text:style-name="T294_18"><text:s/></text:span><text:span text:style-name="T294_19">typing</text:span><text:span text:style-name="T294_20">,<text:s/></text:span><text:span text:style-name="T294_21">e</text:span><text:span text:style-name="T294_22">.</text:span><text:span text:style-name="T294_23">g</text:span><text:span text:style-name="T294_24">.<text:s/>“==”<text:s/></text:span><text:span text:style-name="T294_25">vs</text:span><text:span text:style-name="T294_26"><text:s/>“===”)</text:span></text:p>
        </text:list-item>
        <text:list-item>
          <text:p text:style-name="P295"><text:span text:style-name="T295_1">Memory</text:span><text:span text:style-name="T295_2"><text:s/></text:span><text:span text:style-name="T295_3">leaks</text:span><text:span text:style-name="T295_4"><text:s/>(</text:span><text:span text:style-name="T295_5">MVCs</text:span><text:span text:style-name="T295_6">)<text:s/></text:span><text:span text:style-name="T295_7">when</text:span><text:span text:style-name="T295_8"><text:s/></text:span><text:span text:style-name="T295_9">keeping</text:span><text:span text:style-name="T295_10"><text:s/></text:span><text:span text:style-name="T295_11">a</text:span><text:span text:style-name="T295_12"><text:s/></text:span><text:span text:style-name="T295_13">reference</text:span><text:span text:style-name="T295_14"><text:s/></text:span><text:span text:style-name="T295_15">to</text:span><text:span text:style-name="T295_16"><text:s/></text:span><text:span text:style-name="T295_17">views</text:span><text:span text:style-name="T295_18"><text:s/></text:span><text:span text:style-name="T295_19">that</text:span><text:span text:style-name="T295_20"><text:s/></text:span><text:span text:style-name="T295_21">no</text:span><text:span text:style-name="T295_22"><text:s/></text:span><text:span text:style-name="T295_23">longer</text:span><text:span text:style-name="T295_24"><text:s/></text:span><text:span text:style-name="T295_25">exist</text:span><text:span text:style-name="T295_26"><text:s/></text:span><text:span text:style-name="T295_27">via</text:span><text:span text:style-name="T295_28"><text:s/></text:span><text:span text:style-name="T295_29">event</text:span><text:span text:style-name="T295_30"><text:s/></text:span><text:span text:style-name="T295_31">listeners</text:span></text:p>
        </text:list-item>
        <text:list-item>
          <text:p text:style-name="P296"><text:span text:style-name="T296_1">Using</text:span><text:span text:style-name="T296_2"><text:s/></text:span><text:span text:style-name="T296_3">closures</text:span><text:span text:style-name="T296_4"><text:s/></text:span><text:span text:style-name="T296_5">that</text:span><text:span text:style-name="T296_6"><text:s/></text:span><text:span text:style-name="T296_7">preserve</text:span><text:span text:style-name="T296_8"><text:s/></text:span><text:span text:style-name="T296_9">the</text:span><text:span text:style-name="T296_10"><text:s/></text:span><text:span text:style-name="T296_11">state</text:span><text:span text:style-name="T296_12"><text:s/></text:span><text:span text:style-name="T296_13">of</text:span><text:span text:style-name="T296_14"><text:s/></text:span><text:span text:style-name="T296_15">the</text:span><text:span text:style-name="T296_16"><text:s/></text:span><text:span text:style-name="T296_17">outer</text:span><text:span text:style-name="T296_18"><text:s/></text:span><text:span text:style-name="T296_19">environment</text:span><text:span text:style-name="T296_20"><text:s/></text:span></text:p>
        </text:list-item>
      </text:list>
      <text:p text:style-name="P297"><text:span text:style-name="T297_1"><text:tab/></text:span></text:p>
      <text:p text:style-name="P298"><text:span text:style-name="T298_1">36.</text:span><text:span text:style-name="T298_2"><text:s/></text:span><text:span text:style-name="T298_3">How</text:span><text:span text:style-name="T298_4"><text:s/></text:span><text:span text:style-name="T298_5">to</text:span><text:span text:style-name="T298_6"><text:s/></text:span><text:span text:style-name="T298_7">get</text:span><text:span text:style-name="T298_8"><text:s/></text:span><text:span text:style-name="T298_9">the</text:span><text:span text:style-name="T298_10"><text:s/></text:span><text:span text:style-name="T298_11">contents</text:span><text:span text:style-name="T298_12"><text:s/></text:span><text:span text:style-name="T298_13">of</text:span><text:span text:style-name="T298_14"><text:s/></text:span><text:span text:style-name="T298_15">an</text:span><text:span text:style-name="T298_16"><text:s/></text:span><text:span text:style-name="T298_17">input</text:span><text:span text:style-name="T298_18"><text:s/></text:span><text:span text:style-name="T298_19">box</text:span><text:span text:style-name="T298_20"><text:s/></text:span><text:span text:style-name="T298_21">using</text:span><text:span text:style-name="T298_22"><text:s/></text:span><text:span text:style-name="T298_23">JS</text:span><text:span text:style-name="T298_24">?</text:span></text:p>
      <text:p text:style-name="P299"><text:span text:style-name="T299_1">document</text:span><text:span text:style-name="T299_2">.</text:span><text:span text:style-name="T299_3">getElementById</text:span><text:span text:style-name="T299_4">("</text:span><text:span text:style-name="T299_5">inputElementId</text:span><text:span text:style-name="T299_6">").</text:span><text:span text:style-name="T299_7">value</text:span></text:p>
      <text:p text:style-name="P300"/>
      <text:p text:style-name="P301"><text:span text:style-name="T301_1">37.<text:s/></text:span><text:span text:style-name="T301_2">How</text:span><text:span text:style-name="T301_3"><text:s/></text:span><text:span text:style-name="T301_4">to</text:span><text:span text:style-name="T301_5"><text:s/></text:span><text:span text:style-name="T301_6">determine</text:span><text:span text:style-name="T301_7"><text:s/></text:span><text:span text:style-name="T301_8">the</text:span><text:span text:style-name="T301_9"><text:s/></text:span><text:span text:style-name="T301_10">state</text:span><text:span text:style-name="T301_11"><text:s/></text:span><text:span text:style-name="T301_12">of</text:span><text:span text:style-name="T301_13"><text:s/></text:span><text:span text:style-name="T301_14">a</text:span><text:span text:style-name="T301_15"><text:s/></text:span><text:span text:style-name="T301_16">checkbox</text:span><text:span text:style-name="T301_17"><text:s/></text:span><text:span text:style-name="T301_18">using</text:span><text:span text:style-name="T301_19"><text:s/></text:span><text:span text:style-name="T301_20">JS</text:span><text:span text:style-name="T301_21">?</text:span></text:p>
      <text:p text:style-name="P302"><text:span text:style-name="T302_1">The</text:span><text:span text:style-name="T302_2"><text:s/></text:span><text:span text:style-name="T302_3">checkbox</text:span><text:span text:style-name="T302_4"><text:s/></text:span><text:span text:style-name="T302_5">input</text:span><text:span text:style-name="T302_6"><text:s/></text:span><text:span text:style-name="T302_7">element</text:span><text:span text:style-name="T302_8"><text:s/></text:span><text:span text:style-name="T302_9">has</text:span><text:span text:style-name="T302_10"><text:s/></text:span><text:span text:style-name="T302_11">a</text:span><text:span text:style-name="T302_12"><text:s/></text:span><text:span text:style-name="T302_13">value</text:span><text:span text:style-name="T302_14"><text:s/>‘</text:span><text:span text:style-name="T302_15">checked</text:span><text:span text:style-name="T302_16">’<text:s/></text:span><text:span text:style-name="T302_17">that</text:span><text:span text:style-name="T302_18"><text:s/></text:span><text:span text:style-name="T302_19">evaluates</text:span><text:span text:style-name="T302_20"><text:s/></text:span><text:span text:style-name="T302_21">to</text:span><text:span text:style-name="T302_22"><text:s/></text:span><text:span text:style-name="T302_23">true</text:span><text:span text:style-name="T302_24"><text:s/></text:span><text:span text:style-name="T302_25">or</text:span><text:span text:style-name="T302_26"><text:s/></text:span><text:span text:style-name="T302_27">false</text:span><text:span text:style-name="T302_28">.</text:span></text:p>
      <text:p text:style-name="P303"><text:span text:style-name="T303_1">Example</text:span><text:span text:style-name="T303_2">:</text:span></text:p>
      <text:p text:style-name="P304"><text:span text:style-name="T304_1">document</text:span><text:span text:style-name="T304_2">.</text:span><text:span text:style-name="T304_3">getElementById</text:span><text:span text:style-name="T304_4">(“</text:span><text:span text:style-name="T304_5">check</text:span><text:span text:style-name="T304_6">-</text:span><text:span text:style-name="T304_7">box</text:span><text:span text:style-name="T304_8">”).</text:span><text:span text:style-name="T304_9">checked</text:span><text:span text:style-name="T304_10"><text:tab/>//<text:s/>‘</text:span><text:span text:style-name="T304_11">true</text:span><text:span text:style-name="T304_12">’<text:s/></text:span><text:span text:style-name="T304_13">or</text:span><text:span text:style-name="T304_14"><text:s/>‘</text:span><text:span text:style-name="T304_15">false</text:span><text:span text:style-name="T304_16"><text:tab/></text:span></text:p>
      <text:p text:style-name="P305"/>
      <text:p text:style-name="P306"><text:span text:style-name="T306_1">38.</text:span><text:span text:style-name="T306_2"><text:s/></text:span><text:span text:style-name="T306_3">How</text:span><text:span text:style-name="T306_4"><text:s/></text:span><text:span text:style-name="T306_5">to</text:span><text:span text:style-name="T306_6"><text:s/></text:span><text:span text:style-name="T306_7">set</text:span><text:span text:style-name="T306_8"><text:s/></text:span><text:span text:style-name="T306_9">the</text:span><text:span text:style-name="T306_10"><text:s/></text:span><text:span text:style-name="T306_11">focus</text:span><text:span text:style-name="T306_12"><text:s/></text:span><text:span text:style-name="T306_13">element</text:span><text:span text:style-name="T306_14"><text:s/></text:span><text:span text:style-name="T306_15">using</text:span><text:span text:style-name="T306_16"><text:s/></text:span><text:span text:style-name="T306_17">JS</text:span><text:span text:style-name="T306_18">?</text:span></text:p>
      <text:p text:style-name="P307"><text:span text:style-name="T307_1">document</text:span><text:span text:style-name="T307_2">.</text:span><text:span text:style-name="T307_3">getElementById</text:span><text:span text:style-name="T307_4">("</text:span><text:span text:style-name="T307_5">inputElementId</text:span><text:span text:style-name="T307_6">").</text:span><text:span text:style-name="T307_7">focus</text:span><text:span text:style-name="T307_8">()</text:span></text:p>
      <text:p text:style-name="P308"/>
      <text:p text:style-name="P309"><text:span text:style-name="T309_1">39.<text:s/></text:span><text:span text:style-name="T309_2"><text:s/></text:span><text:span text:style-name="T309_3">What</text:span><text:span text:style-name="T309_4"><text:s/></text:span><text:span text:style-name="T309_5">is</text:span><text:span text:style-name="T309_6"><text:s/></text:span><text:span text:style-name="T309_7">the</text:span><text:span text:style-name="T309_8"><text:s/></text:span><text:span text:style-name="T309_9">difference</text:span><text:span text:style-name="T309_10"><text:s/></text:span><text:span text:style-name="T309_11">between</text:span><text:span text:style-name="T309_12"><text:s/></text:span><text:span text:style-name="T309_13">an</text:span><text:span text:style-name="T309_14"><text:s/></text:span><text:span text:style-name="T309_15">alert</text:span><text:span text:style-name="T309_16"><text:s/></text:span><text:span text:style-name="T309_17">box</text:span><text:span text:style-name="T309_18"><text:s/></text:span><text:span text:style-name="T309_19">and</text:span><text:span text:style-name="T309_20"><text:s/></text:span><text:span text:style-name="T309_21">confirmation</text:span><text:span text:style-name="T309_22"><text:s/></text:span><text:span text:style-name="T309_23">box</text:span><text:span text:style-name="T309_24">?</text:span></text:p>
      <text:p text:style-name="P310"><text:span text:style-name="T310_1">An</text:span><text:span text:style-name="T310_2"><text:s/></text:span><text:span text:style-name="T310_3">alert</text:span><text:span text:style-name="T310_4"><text:s/></text:span><text:span text:style-name="T310_5">box</text:span><text:span text:style-name="T310_6"><text:s/></text:span><text:span text:style-name="T310_7">displays</text:span><text:span text:style-name="T310_8"><text:s/></text:span><text:span text:style-name="T310_9">only</text:span><text:span text:style-name="T310_10"><text:s/></text:span><text:span text:style-name="T310_11">one</text:span><text:span text:style-name="T310_12"><text:s/></text:span><text:span text:style-name="T310_13">button</text:span><text:span text:style-name="T310_14"><text:s/></text:span><text:span text:style-name="T310_15">which</text:span><text:span text:style-name="T310_16"><text:s/></text:span><text:span text:style-name="T310_17">is</text:span><text:span text:style-name="T310_18"><text:s/></text:span><text:span text:style-name="T310_19">OK</text:span><text:span text:style-name="T310_20"><text:s/></text:span><text:span text:style-name="T310_21">button</text:span><text:span text:style-name="T310_22">,<text:s/></text:span><text:span text:style-name="T310_23">whereas</text:span><text:span text:style-name="T310_24"><text:s/><text:tab/></text:span><text:span text:style-name="T310_25">Confirmation</text:span><text:span text:style-name="T310_26"><text:s/></text:span><text:span text:style-name="T310_27">box</text:span><text:span text:style-name="T310_28"><text:s/></text:span><text:span text:style-name="T310_29">displays</text:span><text:span text:style-name="T310_30"><text:s/></text:span><text:span text:style-name="T310_31">two</text:span><text:span text:style-name="T310_32"><text:s/></text:span><text:span text:style-name="T310_33">buttons</text:span><text:span text:style-name="T310_34"><text:s/></text:span><text:span text:style-name="T310_35">OK</text:span><text:span text:style-name="T310_36"><text:s/></text:span><text:span text:style-name="T310_37">and</text:span><text:span text:style-name="T310_38"><text:s/></text:span><text:span text:style-name="T310_39">Cancel</text:span><text:span text:style-name="T310_40">.</text:span></text:p>
      <text:p text:style-name="P311"/>
      <text:p text:style-name="P312"/>
      <text:p text:style-name="P313"><text:span text:style-name="T313_1">40.<text:s/></text:span><text:span text:style-name="T313_2">What</text:span><text:span text:style-name="T313_3"><text:s/></text:span><text:span text:style-name="T313_4">is</text:span><text:span text:style-name="T313_5"><text:s/></text:span><text:span text:style-name="T313_6">a</text:span><text:span text:style-name="T313_7"><text:s/></text:span><text:span text:style-name="T313_8">prompt</text:span><text:span text:style-name="T313_9"><text:s/></text:span><text:span text:style-name="T313_10">box</text:span><text:span text:style-name="T313_11">?</text:span></text:p>
      <text:p text:style-name="P314"><text:span text:style-name="T314_1">It</text:span><text:span text:style-name="T314_2"><text:s/></text:span><text:span text:style-name="T314_3">prompts</text:span><text:span text:style-name="T314_4"><text:s/></text:span><text:span text:style-name="T314_5">user</text:span><text:span text:style-name="T314_6"><text:s/></text:span><text:span text:style-name="T314_7">for</text:span><text:span text:style-name="T314_8"><text:s/></text:span><text:span text:style-name="T314_9">an</text:span><text:span text:style-name="T314_10"><text:s/></text:span><text:span text:style-name="T314_11">input</text:span><text:span text:style-name="T314_12">.<text:s/></text:span></text:p>
      <text:p text:style-name="P315"/>
      <text:p text:style-name="P316"><text:span text:style-name="T316_1">41.<text:s/></text:span><text:span text:style-name="T316_2">Can</text:span><text:span text:style-name="T316_3"><text:s/></text:span><text:span text:style-name="T316_4">JS</text:span><text:span text:style-name="T316_5"><text:s/></text:span><text:span text:style-name="T316_6">code</text:span><text:span text:style-name="T316_7"><text:s/></text:span><text:span text:style-name="T316_8">be</text:span><text:span text:style-name="T316_9"><text:s/></text:span><text:span text:style-name="T316_10">broken</text:span><text:span text:style-name="T316_11"><text:s/></text:span><text:span text:style-name="T316_12">in</text:span><text:span text:style-name="T316_13"><text:s/></text:span><text:span text:style-name="T316_14">different</text:span><text:span text:style-name="T316_15"><text:s/></text:span><text:span text:style-name="T316_16">lines</text:span><text:span text:style-name="T316_17">?</text:span></text:p>
      <text:p text:style-name="P317"><text:span text:style-name="T317_1">Yes</text:span><text:span text:style-name="T317_2">.<text:s/></text:span><text:span text:style-name="T317_3">You</text:span><text:span text:style-name="T317_4"><text:s/></text:span><text:span text:style-name="T317_5">can</text:span><text:span text:style-name="T317_6"><text:s/></text:span><text:span text:style-name="T317_7">split</text:span><text:span text:style-name="T317_8"><text:s/></text:span><text:span text:style-name="T317_9">statements</text:span><text:span text:style-name="T317_10"><text:s/></text:span><text:span text:style-name="T317_11">into</text:span><text:span text:style-name="T317_12"><text:s/></text:span><text:span text:style-name="T317_13">as</text:span><text:span text:style-name="T317_14"><text:s/></text:span><text:span text:style-name="T317_15">many</text:span><text:span text:style-name="T317_16"><text:s/></text:span><text:span text:style-name="T317_17">lines</text:span><text:span text:style-name="T317_18"><text:s/></text:span><text:span text:style-name="T317_19">as</text:span><text:span text:style-name="T317_20"><text:s/></text:span><text:span text:style-name="T317_21">you</text:span><text:span text:style-name="T317_22"><text:s/></text:span><text:span text:style-name="T317_23">want</text:span><text:span text:style-name="T317_24">.<text:s/></text:span><text:span text:style-name="T317_25">For</text:span><text:span text:style-name="T317_26"><text:s/></text:span><text:span text:style-name="T317_27">example</text:span><text:span text:style-name="T317_28">:</text:span></text:p>
      <text:p text:style-name="P318"/>
      <text:p text:style-name="P319"><text:span text:style-name="T319_1">var</text:span></text:p>
      <text:p text:style-name="P320"><text:span text:style-name="T320_1">myvar</text:span><text:span text:style-name="T320_2"><text:s/>=<text:s/>2<text:s/>+<text:s/></text:span></text:p>
      <text:p text:style-name="P321"><text:span text:style-name="T321_1">3;</text:span></text:p>
      <text:p text:style-name="P322"/>
      <text:p text:style-name="P323"><text:span text:style-name="T323_1">is</text:span><text:span text:style-name="T323_2"><text:s/></text:span><text:span text:style-name="T323_3">totally</text:span><text:span text:style-name="T323_4"><text:s/></text:span><text:span text:style-name="T323_5">valid</text:span><text:span text:style-name="T323_6">.<text:s/></text:span><text:span text:style-name="T323_7">The</text:span><text:span text:style-name="T323_8"><text:s/></text:span><text:span text:style-name="T323_9">interpreter</text:span><text:span text:style-name="T323_10"><text:s/></text:span><text:span text:style-name="T323_11">will</text:span><text:span text:style-name="T323_12"><text:s/></text:span><text:span text:style-name="T323_13">keep</text:span><text:span text:style-name="T323_14"><text:s/></text:span><text:span text:style-name="T323_15">reading</text:span><text:span text:style-name="T323_16"><text:s/></text:span><text:span text:style-name="T323_17">until</text:span><text:span text:style-name="T323_18"><text:s/></text:span><text:span text:style-name="T323_19">the</text:span><text:span text:style-name="T323_20"><text:s/></text:span><text:span text:style-name="T323_21">semicolon</text:span><text:span text:style-name="T323_22">.<text:s/></text:span><text:span text:style-name="T323_23">That</text:span><text:span text:style-name="T323_24"><text:s/></text:span><text:span text:style-name="T323_25">said</text:span><text:span text:style-name="T323_26">,<text:s/></text:span><text:span text:style-name="T323_27">using</text:span><text:span text:style-name="T323_28"><text:s/></text:span><text:span text:style-name="T323_29">a</text:span><text:span text:style-name="T323_30"><text:s/></text:span><text:span text:style-name="T323_31">consistent</text:span><text:span text:style-name="T323_32"><text:s/></text:span><text:span text:style-name="T323_33">coding</text:span><text:span text:style-name="T323_34"><text:s/></text:span><text:span text:style-name="T323_35">convention</text:span><text:span text:style-name="T323_36"><text:s/></text:span><text:span text:style-name="T323_37">is</text:span><text:span text:style-name="T323_38"><text:s/></text:span><text:span text:style-name="T323_39">very</text:span><text:span text:style-name="T323_40"><text:s/></text:span><text:span text:style-name="T323_41">important</text:span><text:span text:style-name="T323_42"><text:s/></text:span><text:span text:style-name="T323_43">for</text:span><text:span text:style-name="T323_44"><text:s/></text:span><text:span text:style-name="T323_45">readability</text:span><text:span text:style-name="T323_46">.</text:span></text:p>
      <text:p text:style-name="P324"/>
      <text:p text:style-name="P325"><text:span text:style-name="T325_1">42.<text:s/></text:span><text:span text:style-name="T325_2">Difference</text:span><text:span text:style-name="T325_3"><text:s/></text:span><text:span text:style-name="T325_4">between</text:span><text:span text:style-name="T325_5"><text:s/></text:span><text:span text:style-name="T325_6">normal</text:span><text:span text:style-name="T325_7"><text:s/></text:span><text:span text:style-name="T325_8">and</text:span><text:span text:style-name="T325_9"><text:s/></text:span><text:span text:style-name="T325_10">associative</text:span><text:span text:style-name="T325_11"><text:s/></text:span><text:span text:style-name="T325_12">array</text:span></text:p>
      <text:p text:style-name="P326"><text:span text:style-name="T326_1">'</text:span><text:span text:style-name="T326_2">Normal</text:span><text:span text:style-name="T326_3">'<text:s/></text:span><text:span text:style-name="T326_4">array</text:span><text:span text:style-name="T326_5"><text:s/>→<text:s/></text:span><text:span text:style-name="T326_6">uses</text:span><text:span text:style-name="T326_7"><text:s/></text:span><text:span text:style-name="T326_8">integer</text:span><text:span text:style-name="T326_9"><text:s/></text:span><text:span text:style-name="T326_10">numbers</text:span><text:span text:style-name="T326_11"><text:s/></text:span><text:span text:style-name="T326_12">as</text:span><text:span text:style-name="T326_13"><text:s/></text:span><text:span text:style-name="T326_14">indexes</text:span><text:span text:style-name="T326_15">.<text:s/></text:span><text:span text:style-name="T326_16">And</text:span><text:span text:style-name="T326_17"><text:s/></text:span><text:span text:style-name="T326_18">it</text:span><text:span text:style-name="T326_19"><text:s/></text:span><text:span text:style-name="T326_20">is</text:span><text:span text:style-name="T326_21"><text:s/></text:span><text:span text:style-name="T326_22">ordered</text:span><text:span text:style-name="T326_23">.</text:span></text:p>
      <text:p text:style-name="P327"><text:span text:style-name="T327_1">Associative</text:span><text:span text:style-name="T327_2"><text:s/></text:span><text:span text:style-name="T327_3">array</text:span><text:span text:style-name="T327_4"><text:s/>=<text:s/></text:span><text:span text:style-name="T327_5">Object</text:span><text:span text:style-name="T327_6"><text:s/>→<text:s/></text:span><text:span text:style-name="T327_7">maps</text:span><text:span text:style-name="T327_8"><text:s/></text:span><text:span text:style-name="T327_9">key</text:span><text:span text:style-name="T327_10"><text:s/></text:span><text:span text:style-name="T327_11">to</text:span><text:span text:style-name="T327_12"><text:s/></text:span><text:span text:style-name="T327_13">value</text:span><text:span text:style-name="T327_14"><text:s/>(</text:span><text:span text:style-name="T327_15">pairs</text:span><text:span text:style-name="T327_16">).<text:s/></text:span><text:span text:style-name="T327_17">Keys</text:span><text:span text:style-name="T327_18"><text:s/></text:span><text:span text:style-name="T327_19">are</text:span><text:span text:style-name="T327_20"><text:s/></text:span><text:span text:style-name="T327_21">strings</text:span><text:span text:style-name="T327_22">.<text:s/></text:span><text:span text:style-name="T327_23">Unordered</text:span><text:span text:style-name="T327_24">.<text:s/></text:span></text:p>
      <text:p text:style-name="P328"/>
      <text:p text:style-name="P329"><text:span text:style-name="T329_1">43.<text:s/></text:span><text:span text:style-name="T329_2">How</text:span><text:span text:style-name="T329_3"><text:s/></text:span><text:span text:style-name="T329_4">would</text:span><text:span text:style-name="T329_5"><text:s/></text:span><text:span text:style-name="T329_6">you</text:span><text:span text:style-name="T329_7"><text:s/></text:span><text:span text:style-name="T329_8">compare</text:span><text:span text:style-name="T329_9"><text:s/></text:span><text:span text:style-name="T329_10">if</text:span><text:span text:style-name="T329_11"><text:s/>2<text:s/></text:span><text:span text:style-name="T329_12">objects</text:span><text:span text:style-name="T329_13"><text:s/></text:span><text:span text:style-name="T329_14">are</text:span><text:span text:style-name="T329_15"><text:s/></text:span><text:span text:style-name="T329_16">the</text:span><text:span text:style-name="T329_17"><text:s/></text:span><text:span text:style-name="T329_18">same</text:span><text:span text:style-name="T329_19">?</text:span></text:p>
      <text:p text:style-name="P330"><text:span text:style-name="T330_1">You</text:span><text:span text:style-name="T330_2"><text:s/></text:span><text:span text:style-name="T330_3">can</text:span><text:span text:style-name="T330_4"><text:s/></text:span><text:span text:style-name="T330_5">loop</text:span><text:span text:style-name="T330_6"><text:s/></text:span><text:span text:style-name="T330_7">through</text:span><text:span text:style-name="T330_8"><text:s/></text:span><text:span text:style-name="T330_9">their</text:span><text:span text:style-name="T330_10"><text:s/></text:span><text:span text:style-name="T330_11">properties</text:span><text:span text:style-name="T330_12"><text:s/></text:span><text:span text:style-name="T330_13">or</text:span><text:span text:style-name="T330_14"><text:s/></text:span><text:span text:style-name="T330_15">use</text:span><text:span text:style-name="T330_16"><text:s/></text:span><text:span text:style-name="T330_17">Object</text:span><text:span text:style-name="T330_18">.</text:span><text:span text:style-name="T330_19">toJSON</text:span><text:span text:style-name="T330_20">(</text:span><text:span text:style-name="T330_21">obj</text:span><text:span text:style-name="T330_22">)</text:span></text:p>
      <text:p text:style-name="P331"><text:span text:style-name="T331_1"><text:a xlink:type="simple" xlink:href="http://stackoverflow.com/questions/1068834/object-comparison-in-javascript"><text:span text:style-name="T331_2">http</text:span></text:a></text:span><text:span text:style-name="T331_3"><text:a xlink:type="simple" xlink:href="http://stackoverflow.com/questions/1068834/object-comparison-in-javascript"><text:span text:style-name="T331_4">://</text:span></text:a></text:span><text:span text:style-name="T331_5"><text:a xlink:type="simple" xlink:href="http://stackoverflow.com/questions/1068834/object-comparison-in-javascript"><text:span text:style-name="T331_6">stackoverflow</text:span></text:a></text:span><text:span text:style-name="T331_7"><text:a xlink:type="simple" xlink:href="http://stackoverflow.com/questions/1068834/object-comparison-in-javascript"><text:span text:style-name="T331_8">.</text:span></text:a></text:span><text:span text:style-name="T331_9"><text:a xlink:type="simple" xlink:href="http://stackoverflow.com/questions/1068834/object-comparison-in-javascript"><text:span text:style-name="T331_10">com</text:span></text:a></text:span><text:span text:style-name="T331_11"><text:a xlink:type="simple" xlink:href="http://stackoverflow.com/questions/1068834/object-comparison-in-javascript"><text:span text:style-name="T331_12">/</text:span></text:a></text:span><text:span text:style-name="T331_13"><text:a xlink:type="simple" xlink:href="http://stackoverflow.com/questions/1068834/object-comparison-in-javascript"><text:span text:style-name="T331_14">questions</text:span></text:a></text:span><text:span text:style-name="T331_15"><text:a xlink:type="simple" xlink:href="http://stackoverflow.com/questions/1068834/object-comparison-in-javascript"><text:span text:style-name="T331_16">/1068834/</text:span></text:a></text:span><text:span text:style-name="T331_17"><text:a xlink:type="simple" xlink:href="http://stackoverflow.com/questions/1068834/object-comparison-in-javascript"><text:span text:style-name="T331_18">object</text:span></text:a></text:span><text:span text:style-name="T331_19"><text:a xlink:type="simple" xlink:href="http://stackoverflow.com/questions/1068834/object-comparison-in-javascript"><text:span text:style-name="T331_20">-</text:span></text:a></text:span><text:span text:style-name="T331_21"><text:a xlink:type="simple" xlink:href="http://stackoverflow.com/questions/1068834/object-comparison-in-javascript"><text:span text:style-name="T331_22">comparison</text:span></text:a></text:span><text:span text:style-name="T331_23"><text:a xlink:type="simple" xlink:href="http://stackoverflow.com/questions/1068834/object-comparison-in-javascript"><text:span text:style-name="T331_24">-</text:span></text:a></text:span><text:span text:style-name="T331_25"><text:a xlink:type="simple" xlink:href="http://stackoverflow.com/questions/1068834/object-comparison-in-javascript"><text:span text:style-name="T331_26">in</text:span></text:a></text:span><text:span text:style-name="T331_27"><text:a xlink:type="simple" xlink:href="http://stackoverflow.com/questions/1068834/object-comparison-in-javascript"><text:span text:style-name="T331_28">-</text:span></text:a></text:span><text:span text:style-name="T331_29"><text:a xlink:type="simple" xlink:href="http://stackoverflow.com/questions/1068834/object-comparison-in-javascript"><text:span text:style-name="T331_30">javascript</text:span></text:a></text:span></text:p>
      <text:p text:style-name="P3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